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yansk Directive Russian Army Sheled Krasno Pershe, Novomolinsk, Dvorichny, West, MAS ...</text:span>
</text:h>
      <text:p text:style-name="P4">
Authors: liveuamap (Language: en)</text:p>
      <text:p text:style-name="P4">
Time: 2023-04-14T-52:12:00</text:p>
      <text:p text:style-name="P4">
Location: Kharkiv, Kharkiv Oblast (Latitude:49.59269 Longtitude:37.87622)</text:p>
      <text:p text:style-name="P4">
Videos: []</text:p>
      <text:p text:style-name="P4">
Images: []</text:p>
      <text:p text:style-name="P4">
Tags: ["Russia"]</text:p>
      <text:p text:style-name="P4">
Id: 22556072</text:p>
      <!--METADATA-->
      <text:p text:style-name="P4">
At Kupiansk direction Russian army shelled Krasne Pershe, Novomlynsk,Dvorichna, Zapadne, Masutivka and Tabayivka of Kharkiv region, - General Staffof Armed Forces of Ukraine says in the morning report</text:p>
      <text:p text:style-name="P4">
News Collection Link: <text:a xlink:type="simple" xlink:href="https://liveuamap.com/en/2023/14-april-at-kupiansk-direction-russian-army-shelled-krasne" text:style-name="Internet_20_link" text:visited-style-name="Visited_20_Internet_20_Link">
https://liveuamap.com/en/2023/14-april-at-kupiansk-direction-russian-army-shelled-krasne</text:a>
</text:p>
      <text:p text:style-name="P4">
News Source: <text:a xlink:type="simple" xlink:href="https://t.me/lumsrc/4487" text:style-name="Internet_20_link" text:visited-style-name="Visited_20_Internet_20_Link">
https://t.me/lumsrc/4487</text:a>
</text:p>
      <!--NEWS-->
      <text:h text:style-name="P10" text:outline-level="1">
<text:span text:style-name="T4">
Bakhmut Directio Rusian Army Shelled Vasukivka, Orikhovo-Vasylivka, Novomarka, Grigory ...</text:span>
</text:h>
      <text:p text:style-name="P4">
Authors: liveuamap (Language: en)</text:p>
      <text:p text:style-name="P4">
Time: 2023-04-14T-54:12:00</text:p>
      <text:p text:style-name="P4">
Location: Donetsk Oblast (Latitude:48.37587 Longtitude:37.88755)</text:p>
      <text:p text:style-name="P4">
Videos: []</text:p>
      <text:p text:style-name="P4">
Images: []</text:p>
      <text:p text:style-name="P4">
Tags: ["Russia"]</text:p>
      <text:p text:style-name="P4">
Id: 22556057</text:p>
      <!--METADATA-->
      <text:p text:style-name="P4">
News Collection Link:(https://liveuamap.com/en/2023/14-april-at-bakhmut-direction-russian-army-shelled-vasukivka)</text:p>
      <text:p text:style-name="P4">
News Source: <text:a xlink:type="simple" xlink:href="https://t.me/lumsrc/4489" text:style-name="Internet_20_link" text:visited-style-name="Visited_20_Internet_20_Link">
https://t.me/lumsrc/4489</text:a>
</text:p>
      <!--NEWS-->
      <text:h text:style-name="P10" text:outline-level="1">
<text:span text:style-name="T4">
JS</text:span>
</text:h>
      <text:p text:style-name="P4">
Authors: liveuamap (Language: en)</text:p>
      <text:p text:style-name="P4">
Time: 2023-04-14T-56:12:00</text:p>
      <text:p text:style-name="P4">
Location: Donetsk Oblast (Latitude:48.19333 Longtitude:37.68139)</text:p>
      <text:p text:style-name="P4">
Videos: []</text:p>
      <text:p text:style-name="P4">
Images: []</text:p>
      <text:p text:style-name="P4">
Tags: ["Russia"]</text:p>
      <text:p text:style-name="P4">
Id: 22556056</text:p>
      <!--METADATA-->
      <text:p text:style-name="P4">
At Avdiyivka direction Russian army shelled Novokalynove, Stepove, Avdiyivka,Syeverne, Pervomayske, Netaylove, Karlivka of Donetsk region, - General Staffof Armed Forces of Ukraine says in the morning report</text:p>
      <text:p text:style-name="P4">
News Collection Link: <text:a xlink:type="simple" xlink:href="https://liveuamap.com/en/2023/14-april-at-avdiyivka-direction-russian-army-shelled-novokalynove" text:style-name="Internet_20_link" text:visited-style-name="Visited_20_Internet_20_Link">
https://liveuamap.com/en/2023/14-april-at-avdiyivka-direction-russian-army-shelled-novokalynove</text:a>
</text:p>
      <text:p text:style-name="P4">
News Source: <text:a xlink:type="simple" xlink:href="https://t.me/lumsrc/4490" text:style-name="Internet_20_link" text:visited-style-name="Visited_20_Internet_20_Link">
https://t.me/lumsrc/4490</text:a>
</text:p>
      <!--NEWS-->
      <text:h text:style-name="P10" text:outline-level="1">
<text:span text:style-name="T4">
At Maryinka direction Russian army shelled Nevelske, Krasnohorivka, Maryinka, Pobyeda, Novomy...</text:span>
</text:h>
      <text:p text:style-name="P4">
Authors: liveuamap (Language: en)</text:p>
      <text:p text:style-name="P4">
Time: 2023-04-14T-58:12:00</text:p>
      <text:p text:style-name="P4">
Location: Marinka, Donetsk Oblast (Latitude:47.94337 Longtitude:37.50235)</text:p>
      <text:p text:style-name="P4">
Videos: []</text:p>
      <text:p text:style-name="P4">
Images: []</text:p>
      <text:p text:style-name="P4">
Tags: ["Russia"]</text:p>
      <text:p text:style-name="P4">
Id: 22556055</text:p>
      <!--METADATA-->
      <text:p text:style-name="P4">
At Maryinka direction Russian army shelled Nevelske, Krasnohorivka, Maryinka,Pobyeda, Novomykhaylivka of Donetsk region, - General Staff of Armed Forces ofUkraine says in the morning report</text:p>
      <text:p text:style-name="P4">
News Collection Link: <text:a xlink:type="simple" xlink:href="https://liveuamap.com/en/2023/14-april-at-maryinka-direction-russian-army-shelled-nevelske" text:style-name="Internet_20_link" text:visited-style-name="Visited_20_Internet_20_Link">
https://liveuamap.com/en/2023/14-april-at-maryinka-direction-russian-army-shelled-nevelske</text:a>
</text:p>
      <text:p text:style-name="P4">
News Source: <text:a xlink:type="simple" xlink:href="https://t.me/lumsrc/4491" text:style-name="Internet_20_link" text:visited-style-name="Visited_20_Internet_20_Link">
https://t.me/lumsrc/4491</text:a>
</text:p>
      <!--NEWS-->
      <text:h text:style-name="P10" text:outline-level="1">
<text:span text:style-name="T4">
AT Shakhtarsk Directive Russian Army Walled Shakhotarsk, great Novoselka, Vukhledar, Novoukr ...</text:span>
</text:h>
      <text:p text:style-name="P4">
Authors: liveuamap (Language: en)</text:p>
      <text:p text:style-name="P4">
Time: 2023-04-14T-60:12:00</text:p>
      <text:p text:style-name="P4">
Location: Donetsk (Latitude:47.79355 Longtitude:36.98719)</text:p>
      <text:p text:style-name="P4">
Videos: []</text:p>
      <text:p text:style-name="P4">
Images: []</text:p>
      <text:p text:style-name="P4">
Tags: ["Russia"]</text:p>
      <text:p text:style-name="P4">
Id: 22556054</text:p>
      <!--METADATA-->
      <text:p text:style-name="P4">
At Shaktarske direction Russian army shelled Shakhtarske, Velyka Novosilka,Vuhledar, Novoukrayinka, Prechystivka and Zolota Nyva of Donetsk region, -General Staff of Armed Forces of Ukraine says in the morning report</text:p>
      <text:p text:style-name="P4">
News Collection Link: <text:a xlink:type="simple" xlink:href="https://liveuamap.com/en/2023/14-april-at-shaktarske-direction-russian-army-shelled-shakhtarske" text:style-name="Internet_20_link" text:visited-style-name="Visited_20_Internet_20_Link">
https://liveuamap.com/en/2023/14-april-at-shaktarske-direction-russian-army-shelled-shakhtarske</text:a>
</text:p>
      <text:p text:style-name="P4">
News Source: <text:a xlink:type="simple" xlink:href="https://t.me/lumsrc/4492" text:style-name="Internet_20_link" text:visited-style-name="Visited_20_Internet_20_Link">
https://t.me/lumsrc/4492</text:a>
</text:p>
      <!--NEWS-->
      <text:h text:style-name="P10" text:outline-level="1">
<text:span text:style-name="T4">
At Zaporizhzhia and Kherson directions Russian army shelled  Olhivske, Chervone, Huliaipole, ...</text:span>
</text:h>
      <text:p text:style-name="P4">
Authors: liveuamap (Language: en)</text:p>
      <text:p text:style-name="P4">
Time: 2023-04-14T-62:12:00</text:p>
      <text:p text:style-name="P4">
Location: Kherson (Latitude:46.63765 Longtitude:32.62287)</text:p>
      <text:p text:style-name="P4">
Videos: []</text:p>
      <text:p text:style-name="P4">
Images: []</text:p>
      <text:p text:style-name="P4">
Tags: ["Russia"]</text:p>
      <text:p text:style-name="P4">
Id: 22556053</text:p>
      <!--METADATA-->
      <text:p text:style-name="P4">
At Zaporizhzhia and Kherson directions Russian army shelled Olhivske,Chervone, Huliaipole, Huliaipilske, Charivne, Mala Tokmachka, Novodanylivka,Orikhiv, Novoandriyivka, Stepnohirsk of Zaporizhzhia region; Stepanivka,Antonivka of Kherson region and Kherson city, - General Staff of Armed Forcesof Ukraine says in the morning report</text:p>
      <text:p text:style-name="P4">
News Collection Link: <text:a xlink:type="simple" xlink:href="https://liveuamap.com/en/2023/14-april-at-zaporizhzhia-and-kherson-directions-russian-army" text:style-name="Internet_20_link" text:visited-style-name="Visited_20_Internet_20_Link">
https://liveuamap.com/en/2023/14-april-at-zaporizhzhia-and-kherson-directions-russian-army</text:a>
</text:p>
      <text:p text:style-name="P4">
News Source: <text:a xlink:type="simple" xlink:href="https://t.me/lumsrc/4493" text:style-name="Internet_20_link" text:visited-style-name="Visited_20_Internet_20_Link">
https://t.me/lumsrc/4493</text:a>
</text:p>
      <!--NEWS-->
      <text:h text:style-name="P10" text:outline-level="1">
<text:span text:style-name="T4">
Zaporizka Oblast(01:54). Red Alert: aerial threat. Sirens sounding. Take cover now!</text:span>
</text:h>
      <text:p text:style-name="P4">
Authors: liveuamap (Language: en)</text:p>
      <text:p text:style-name="P4">
Time: 2023-04-14T19:55:00</text:p>
      <text:p text:style-name="P4">
Location: Zaporizka Oblast (Latitude:47.612021 Longtitude:35.765261)</text:p>
      <text:p text:style-name="P4">
Videos: []</text:p>
      <text:p text:style-name="P4">
Images: []</text:p>
      <text:p text:style-name="P4">
Tags: ["Europe", "Central and Eastern Europe"]</text:p>
      <text:p text:style-name="P4">
Id: 22556210</text:p>
      <!--METADATA-->
      <text:p text:style-name="P4">
Zaporizhzhia region(01:54). Red Alert: aerial threat. Sirens sounding. Take covernow!</text:p>
      <text:p text:style-name="P4">
News Collection Link: <text:a xlink:type="simple" xlink:href="https://liveuamap.com/en/2023/14-april-zaporizka-oblast0154-red-alert-aeriag" text:style-name="Internet_20_link" text:visited-style-name="Visited_20_Internet_20_Link">
https://liveuamap.com/en/2023/14-april-zaporizka-oblast0154-red-alert-aeriag</text:a>
</text:p>
      <text:p text:style-name="P4">
News Source: <text:a xlink:type="simple" xlink:href="https://t.me/suspilnezaporizhzhya/12100" text:style-name="Internet_20_link" text:visited-style-name="Visited_20_Internet_20_Link">
https://t.me/suspilnezaporizhzhya/12100</text:a>
</text:p>
      <!--NEWS-->
      <text:h text:style-name="P10" text:outline-level="1">
<text:span text:style-name="T4">
In the capital, the children's rail opened a new season</text:span>
</text:h>
      <text:p text:style-name="P4">
Authors: Ukrinform (Person)</text:p>
      <text:p text:style-name="P4">
Publisher: Укринформ (Organization)</text:p>
      <text:p text:style-name="P4">
Published Time: 2023-04-15T-111:40:00+03:00</text:p>
      <text:p text:style-name="P4">
Modified Time: 2023-04-15T16:40:00+03:00</text:p>
      <text:p text:style-name="P4">
Description: In Kiev on Saturday, April 15, the children's railway opened the 70th season of train movement. - Ukrinform.</text:p>
      <text:p text:style-name="P4">
Images: ["<text:a xlink:type="simple" xlink:href="https://static.ukrinform.com/photos/2023_04/thumb_files/630_360_1681566081-654.jpeg" text:style-name="Internet_20_link" text:visited-style-name="Visited_20_Internet_20_Link">
630_360_16815...</text:a>
", "<text:a xlink:type="simple" xlink:href="https://static.ukrinform.com/photos/2023_04/thumb_files/630_360_1681565919-8102.jpeg" text:style-name="Internet_20_link" text:visited-style-name="Visited_20_Internet_20_Link">
630_360_16815...</text:a>
", "<text:a xlink:type="simple" xlink:href="https://static.ukrinform.com/photos/2023_04/thumb_files/630_360_1681565928-5955.jpeg" text:style-name="Internet_20_link" text:visited-style-name="Visited_20_Internet_20_Link">
630_360_16815...</text:a>
", "<text:a xlink:type="simple" xlink:href="https://static.ukrinform.com/photos/2023_04/thumb_files/630_360_1681565983-5068.jpeg" text:style-name="Internet_20_link" text:visited-style-name="Visited_20_Internet_20_Link">
630_360_16815...</text:a>
", "<text:a xlink:type="simple" xlink:href="https://static.ukrinform.com/photos/2023_04/thumb_files/630_360_1681565925-5362.jpeg" text:style-name="Internet_20_link" text:visited-style-name="Visited_20_Internet_20_Link">
630_360_16815...</text:a>
", "<text:a xlink:type="simple" xlink:href="https://static.ukrinform.com/photos/2023_04/thumb_files/630_360_1681565921-5601.jpeg" text:style-name="Internet_20_link" text:visited-style-name="Visited_20_Internet_20_Link">
630_360_16815...</text:a>
", "<text:a xlink:type="simple" xlink:href="https://static.ukrinform.com/photos/2023_04/thumb_files/630_360_1681565932-6280.jpeg" text:style-name="Internet_20_link" text:visited-style-name="Visited_20_Internet_20_Link">
630_360_16815...</text:a>
"]</text:p>
      <text:p text:style-name="P4">
Tags: ['Діти', 'Залізниця', 'Київ']</text:p>
      <text:p text:style-name="P4">
Type: Article</text:p>
      <!--METADATA-->
      <text:p text:style-name="P4">
<draw:frame draw:style-name="fr1" draw:name="Image2" text:anchor-type="as-char" svg:width="6.9236in" svg:height="3.956343in" draw:z-index="0">
<draw:image xlink:href="../Images/yкринформ/2023-04-15T-111-40-00-03-00/630_360_1681566081-654.jpeg" xlink:type="simple" xlink:show="embed" xlink:actuate="onLoad" draw:mime-type="image/jpeg"/>
</draw:frame>
In Kiev Saturday, April 15, the children's railway opened the 70th season of train movement.</text:p>
      <text:p text:style-name="P4">
According to Ukrinform, Ukrzaliznytsya joint -stock company reports in <text:a xlink:type="simple" xlink:href="https://t.me/UkrzalInfo/4303" text:style-name="Internet_20_link" text:visited-style-name="Visited_20_Internet_20_Link">
</text:a>
Visitors on the occasion of the opening of the season were able to visit the concert, take the participation at the educational and vocational fair, to get acquainted with the presentation of educational institutions of the railway profile. In addition, photographic zones worked, master classes were held, and a solemn awarding of the young ascepants, who completed theoretical training with the highest points, took place.</text:p>
      <text:p text:style-name="P4">
<draw:frame draw:style-name="fr1" draw:name="Image3" text:anchor-type="as-char" svg:width="6.9236in" svg:height="3.956343in" draw:z-index="0">
<draw:image xlink:href="../Images/yкринформ/2023-04-15T-111-40-00-03-00/630_360_1681565919-8102.jpeg" xlink:type="simple" xlink:show="embed" xlink:actuate="onLoad" draw:mime-type="image/jpeg"/>
</draw:frame>
UKYEV Kids Railway opened a new season / photo: Ukrzaliznytsia <text:a xlink:type="simple" xlink:href="https://static.ukrinform.com/photos/2023_04/1681565919-8102.jpeg" text:style-name="Internet_20_link" text:visited-style-name="Visited_20_Internet_20_Link">
<draw:frame draw:style-name="fr1" draw:name="Image4" text:anchor-type="as-char" svg:width="6.9236in" svg:height="3.956343in" draw:z-index="0">
<draw:image xlink:href="../Images/yкринформ/2023-04-15T-111-40-00-03-00/630_360_1681565919-8102.jpeg" xlink:type="simple" xlink:show="embed" xlink:actuate="onLoad" draw:mime-type="image/jpeg"/>
</draw:frame>
</text:a>
 <text:a xlink:type="simple" xlink:href="https://static.ukrinform.com/photos/2023_04/1681565928-5955.jpeg" text:style-name="Internet_20_link" text:visited-style-name="Visited_20_Internet_20_Link">
<draw:frame draw:style-name="fr1" draw:name="Image5" text:anchor-type="as-char" svg:width="6.9236in" svg:height="3.956343in" draw:z-index="0">
<draw:image xlink:href="../Images/yкринформ/2023-04-15T-111-40-00-03-00/630_360_1681565928-5955.jpeg" xlink:type="simple" xlink:show="embed" xlink:actuate="onLoad" draw:mime-type="image/jpeg"/>
</draw:frame>
</text:a>
 <text:a xlink:type="simple" xlink:href="https://static.ukrinform.com/photos/2023_04/1681565983-5068.jpeg" text:style-name="Internet_20_link" text:visited-style-name="Visited_20_Internet_20_Link">
<draw:frame draw:style-name="fr1" draw:name="Image6" text:anchor-type="as-char" svg:width="6.9236in" svg:height="3.956343in" draw:z-index="0">
<draw:image xlink:href="../Images/yкринформ/2023-04-15T-111-40-00-03-00/630_360_1681565983-5068.jpeg" xlink:type="simple" xlink:show="embed" xlink:actuate="onLoad" draw:mime-type="image/jpeg"/>
</draw:frame>
</text:a>
 <text:a xlink:type="simple" xlink:href="https://static.ukrinform.com/photos/2023_04/1681565925-5362.jpeg" text:style-name="Internet_20_link" text:visited-style-name="Visited_20_Internet_20_Link">
<draw:frame draw:style-name="fr1" draw:name="Image7" text:anchor-type="as-char" svg:width="6.9236in" svg:height="3.956343in" draw:z-index="0">
<draw:image xlink:href="../Images/yкринформ/2023-04-15T-111-40-00-03-00/630_360_1681565925-5362.jpeg" xlink:type="simple" xlink:show="embed" xlink:actuate="onLoad" draw:mime-type="image/jpeg"/>
</draw:frame>
</text:a>
 <text:a xlink:type="simple" xlink:href="https://static.ukrinform.com/photos/2023_04/1681565921-5601.jpeg" text:style-name="Internet_20_link" text:visited-style-name="Visited_20_Internet_20_Link">
<draw:frame draw:style-name="fr1" draw:name="Image8" text:anchor-type="as-char" svg:width="6.9236in" svg:height="3.956343in" draw:z-index="0">
<draw:image xlink:href="../Images/yкринформ/2023-04-15T-111-40-00-03-00/630_360_1681565921-5601.jpeg" xlink:type="simple" xlink:show="embed" xlink:actuate="onLoad" draw:mime-type="image/jpeg"/>
</draw:frame>
</text:a>
 <text:a xlink:type="simple" xlink:href="https://static.ukrinform.com/photos/2023_04/1681565932-6280.jpeg" text:style-name="Internet_20_link" text:visited-style-name="Visited_20_Internet_20_Link">
<draw:frame draw:style-name="fr1" draw:name="Image9" text:anchor-type="as-char" svg:width="6.9236in" svg:height="3.956343in" draw:z-index="0">
<draw:image xlink:href="../Images/yкринформ/2023-04-15T-111-40-00-03-00/630_360_1681565932-6280.jpeg" xlink:type="simple" xlink:show="embed" xlink:actuate="onLoad" draw:mime-type="image/jpeg"/>
</draw:frame>
</text:a>
“In these difficult times, the Great Ukrzaliznytsia proved to everyone that we were not overcome. The working small railway once again confirms it. Leadership and personal example are important components for our common victory. My personal assignment and the task of our team is to ensure the smooth work of Ukrainian and sustainable growth. For the sake of fulfilling your plans and dreams. To the railway profuse, he remained an example for pride and respect, ” - said the board of Ukrzaliznytsia Yevgeny Lyashchenko.</text:p>
      <text:p text:style-name="P4">
The trains of the children's railway will be carried out in April, May, September, October on weekends, and in June, July, August from Thursday to Sunday.</text:p>
      <text:p text:style-name="P4">
<text:span text:style-name="T4">
 Read also: </text:span>
 <text:a xlink:type="simple" xlink:href="https://www.ukrinform.ua/rubric-kyiv/3688079-u-kievi-zavitsa-interaktivnij-muzej-vidkrivaj-portal-u-nauku.html" text:style-name="Internet_20_link" text:visited-style-name="Visited_20_Internet_20_Link">
</text:a>
</text:p>
      <text:p text:style-name="P4">
The cost of the ticket in the total car for the adult - 100 UAH, for the child - 50UAH. In the retroversion, the fare for an adult is 120 UAH, for the child - 60 UAH. In the luxury luxury car - 150 UAH, and for the child - 100 UAH.</text:p>
      <text:p text:style-name="P4">
Visiting the Museum of History of the Southwestern Railway will cost 40 UAH of covers, and an overview of the exhibition of narrow-gauge railway retrotech-50 UAH.</text:p>
      <text:p text:style-name="P4">
The Kiev Children's Railway is located in Syretsky Park at: Parkovo-Syretskaya St., 4. It is convenient to get a circular train there(To go out the raw).</text:p>
      <text:p text:style-name="P4">
Як повідомляв Укрінформ, <text:a xlink:type="simple" xlink:href="https://www.ukrinform.ua/rubric-kyiv/3694493-u-stolici-cvitut-magnolii-ta-sakuri.html" text:style-name="Internet_20_link" text:visited-style-name="Visited_20_Internet_20_Link">
 </text:a>
, they can be seen in every area of the capital.  Photo: Ukrzaliznytsia</text:p>
      <text:p text:style-name="P4">
News Source: <text:a xlink:type="simple" xlink:href="https://www.ukrinform.ua/rubric-kyiv/3696362-u-kievi-ditaca-zaliznica-vidkrila-novij-sezon.html" text:style-name="Internet_20_link" text:visited-style-name="Visited_20_Internet_20_Link">
https://www.ukrinform.ua/rubric-kyiv/3696362-u-kievi-ditaca-zaliznica-vidkrila-novij-sezon.html</text:a>
</text:p>
      <!--NEWS-->
      <text:h text:style-name="P10" text:outline-level="1">
<text:span text:style-name="T4">
Mbappe became the best scorer "PSG" in the history of the French Championship</text:span>
</text:h>
      <text:p text:style-name="P4">
Authors: Ukrinform (Person)</text:p>
      <text:p text:style-name="P4">
Publisher: Укринформ (Organization)</text:p>
      <text:p text:style-name="P4">
Published Time: 2023-04-15T-11:34:00+03:00</text:p>
      <text:p text:style-name="P4">
Modified Time: 2023-04-15T23:34:00+03:00</text:p>
      <text:p text:style-name="P4">
Description: In his account 139 goals in the League 1. - Ukrinform.</text:p>
      <text:p text:style-name="P4">
Images: ["<text:a xlink:type="simple" xlink:href="https://static.ukrinform.com/photos/2023_04/thumb_files/630_360_1681590757-118.jpg" text:style-name="Internet_20_link" text:visited-style-name="Visited_20_Internet_20_Link">
630_360_16815...</text:a>
"]</text:p>
      <text:p text:style-name="P4">
Tags: ['Футбол']</text:p>
      <text:p text:style-name="P4">
Type: Article</text:p>
      <!--METADATA-->
      <text:p text:style-name="P4">
<draw:frame draw:style-name="fr1" draw:name="Image10" text:anchor-type="as-char" svg:width="6.9236in" svg:height="3.956343in" draw:z-index="0">
<draw:image xlink:href="../Images/yкринформ/2023-04-15T-11-34-00-03-00/630_360_1681590757-118.jpg" xlink:type="simple" xlink:show="embed" xlink:actuate="onLoad" draw:mime-type="image/jpeg"/>
</draw:frame>
139 goals in League 1.</text:p>
      <text:p text:style-name="P4">
PSG striker Kilian Mbappe was distinguished by the goal in the match of the 31st round of the Championship against Lana, <text:a xlink:type="simple" xlink:href="https://twitter.com/PSG_inside/status/1647322306388152320" text:style-name="Internet_20_link" text:visited-style-name="Visited_20_Internet_20_Link">
</text:a>
The club's press service, Ukrinform reports.</text:p>
      <text:p text:style-name="P4">
Thanks to this, the 24-year-old Frenchman became the best club scorer in the history of 1 with 139 goals.</text:p>
      <text:p text:style-name="P4">
Before that record belonged to the former Uruguaysky forward(138). На третьому місці Златан Ібрагімович – 113 голів.</text:p>
      <text:p text:style-name="P4">
Зараз триває 76 хвилина зустрічі «ПСЖ» - «Ланс», команда Мбаппе перемагає 3:1.</text:p>
      <text:p text:style-name="P4">
<text:span text:style-name="T4">
Читайте також:</text:span>
 <text:a xlink:type="simple" xlink:href="https://www.ukrinform.ua/rubric-sports/3695125-liga-cempioniv-uefa-milan-minimalno-peregrav-napoli.html" text:style-name="Internet_20_link" text:visited-style-name="Visited_20_Internet_20_Link">
 <text:span text:style-name="T4">
Ліга</text:span>
 </text:a>
As reported by Ukrinform, PSG left the Champions League - in 1/8 Finally French club gave way to Bavaria.</text:p>
      <text:p text:style-name="P4">
Photo: Getty Image</text:p>
      <text:p text:style-name="P4">
News Source: <text:a xlink:type="simple" xlink:href="https://www.ukrinform.ua/rubric-sports/3696468-mbappe-stav-najkrasim-bombardirom-psz-v-istorii-cempionatu-francii.html" text:style-name="Internet_20_link" text:visited-style-name="Visited_20_Internet_20_Link">
https://www.ukrinform.ua/rubric-sports/3696468-mbappe-stav-najkrasim-bombardirom-psz-v-istorii-cempionatu-francii.html</text:a>
</text:p>
      <!--NEWS-->
      <text:h text:style-name="P10" text:outline-level="1">
<text:span text:style-name="T4">
A free cryptogram and blockchain course has started in Ukraine</text:span>
</text:h>
      <text:p text:style-name="P4">
Authors: Ukrinform (Person)</text:p>
      <text:p text:style-name="P4">
Publisher: Укринформ (Organization)</text:p>
      <text:p text:style-name="P4">
Published Time: 2023-04-15T-13:18:00+03:00</text:p>
      <text:p text:style-name="P4">
Modified Time: 2023-04-15T23:18:00+03:00</text:p>
      <text:p text:style-name="P4">
Description: A free cryptogram and blockchain course has started in Ukraine. - Ukrinform.</text:p>
      <text:p text:style-name="P4">
Images: ["<text:a xlink:type="simple" xlink:href="https://static.ukrinform.com/photos/2019_09/thumb_files/630_360_1569501098-882.jpeg" text:style-name="Internet_20_link" text:visited-style-name="Visited_20_Internet_20_Link">
630_360_15695...</text:a>
"]</text:p>
      <text:p text:style-name="P4">
Tags: ['Біткойн', 'Освіта', 'Криптовалюта', 'Мінреінтеграції']</text:p>
      <text:p text:style-name="P4">
Type: Article</text:p>
      <!--METADATA-->
      <text:p text:style-name="P4">
<draw:frame draw:style-name="fr1" draw:name="Image11" text:anchor-type="as-char" svg:width="6.9236in" svg:height="3.956343in" draw:z-index="0">
<draw:image xlink:href="../Images/yкринформ/2023-04-15T-13-18-00-03-00/630_360_1569501098-882.jpeg" xlink:type="simple" xlink:show="embed" xlink:actuate="onLoad" draw:mime-type="image/jpeg"/>
</draw:frame>
In Ukraine, a free cryptogram and blockchain course started.</text:p>
      <text:p text:style-name="P4">
About it in <text:a xlink:type="simple" xlink:href="https://t.me/minre_ua/3091" text:style-name="Internet_20_link" text:visited-style-name="Visited_20_Internet_20_Link">
</text:a>
She informed the press service, Ukrinform reports.</text:p>
      <text:p text:style-name="P4">
“A large -scale educational program on cryptogrammark was launched by the Ministry of Farm Transformation. The project is intended to teach Ukrainians to use virtual assets. In particular, Ukrainians will be able to learn everything about blockchain, <text:a xlink:type="simple" xlink:href="https://www.ukrinform.ua/tag-bitkoin" text:style-name="Internet_20_link" text:visited-style-name="Visited_20_Internet_20_Link">
</text:a>
, Eterium, cryptomamen, trading, ” - said in the Ministry of Reintegration.</text:p>
      <text:p text:style-name="P4">
Anyone can join this training - on a free basis.</text:p>
      <text:p text:style-name="P4">
“The educational course provides 100 hours of theoretical and practical classes with the participation of conductive experts of the industry. Lessons consist of video, text of lectures, questions and practical tasks. At the end of each of the four modules, participants will be able to pass the test tasks, ”the Ministry said.</text:p>
      <text:p text:style-name="P4">
<text:span text:style-name="T4">
 Read also: </text:span>
 [<text:span text:style-name="T4">
 Ukraine </text:span>
 <text:span text:style-name="T4">
 </text:span>
 Third <text:span text:style-name="T4">
 </text:span>
 <text:span text:style-name="T4">
 World </text:span>
 <text:span text:style-name="T4">
 Among the </text:span>
 <text:span text:style-name="T4">
 </text:span>
 leaders <text:span text:style-name="T4">
** cryptobusiness </text:span>
(https://www.ukrinform.ua/rubric-economy/3572149-ukraina-treta-u-sviti-sered-lideriv-kriptobiznesu.html)The institution noted that the test results of the students will receive certificates or certificates with honors, which will certify the passage of cryptographic course.</text:p>
      <text:p text:style-name="P4">
You can join the educational project of cryptogram and blockchain <text:a xlink:type="simple" xlink:href="https://osvita.diia.gov.ua/courses/crypto-and-blockchain-module1" text:style-name="Internet_20_link" text:visited-style-name="Visited_20_Internet_20_Link">
</text:a>
 <text:a xlink:type="simple" xlink:href="https://osvita.diia.gov.ua/courses/crypto-and-blockchain-module1" text:style-name="Internet_20_link" text:visited-style-name="Visited_20_Internet_20_Link">
</text:a>
.</text:p>
      <text:p text:style-name="P4">
On March 28, the ANTS National interest network has reported that they, together with the Prometheus platform, launch a free environmental assessment course from Russian aggression. It is aimed at deepening the knowledge in the direction of calculations of losses of the environment from the war with the Russian Federation.</text:p>
      <text:p text:style-name="P4">
News Source: <text:a xlink:type="simple" xlink:href="https://www.ukrinform.ua/rubric-technology/3696429-v-ukraini-startuvav-bezkostovnij-kurs-iz-kriptogramotnosti-ta-blokcejnu.html" text:style-name="Internet_20_link" text:visited-style-name="Visited_20_Internet_20_Link">
https://www.ukrinform.ua/rubric-technology/3696429-v-ukraini-startuvav-bezkostovnij-kurs-iz-kriptogramotnosti-ta-blokcejnu.html</text:a>
</text:p>
      <!--NEWS-->
      <text:h text:style-name="P10" text:outline-level="1">
<text:span text:style-name="T4">
In Ukraine, they made a movie about the heroic struggle of energy with Russian attacks</text:span>
</text:h>
      <text:p text:style-name="P4">
Authors: Ukrinform (Person)</text:p>
      <text:p text:style-name="P4">
Publisher: Укринформ (Organization)</text:p>
      <text:p text:style-name="P4">
Published Time: 2023-04-15T-15:05:00+03:00</text:p>
      <text:p text:style-name="P4">
Modified Time: 2023-04-15T23:05:00+03:00</text:p>
      <text:p text:style-name="P4">
Description: In Ukraine, the documentary "Blackout. Christmas, which explores how a huge energy system suffered from "injuries", supported her life and recovered. - Ukrinform.</text:p>
      <text:p text:style-name="P4">
Images: ["<text:a xlink:type="simple" xlink:href="https://static.ukrinform.com/photos/2023_04/thumb_files/630_360_1681588877-853.jpg" text:style-name="Internet_20_link" text:visited-style-name="Visited_20_Internet_20_Link">
630_360_16815...</text:a>
", "<text:a xlink:type="simple" xlink:href="https://static.ukrinform.com/photos/2023_04/1681588877-368.jpg" text:style-name="Internet_20_link" text:visited-style-name="Visited_20_Internet_20_Link">
1681588877-36...</text:a>
", "<text:a xlink:type="simple" xlink:href="https://static.ukrinform.com/photos/2023_04/1681588877-791.jpg" text:style-name="Internet_20_link" text:visited-style-name="Visited_20_Internet_20_Link">
1681588877-79...</text:a>
", "<text:a xlink:type="simple" xlink:href="https://static.ukrinform.com/photos/2023_04/1681588878-421.jpg" text:style-name="Internet_20_link" text:visited-style-name="Visited_20_Internet_20_Link">
1681588878-42...</text:a>
", "<text:a xlink:type="simple" xlink:href="https://static.ukrinform.com/photos/2023_04/1681588878-150.jpg" text:style-name="Internet_20_link" text:visited-style-name="Visited_20_Internet_20_Link">
1681588878-15...</text:a>
", "<text:a xlink:type="simple" xlink:href="https://static.ukrinform.com/photos/2023_04/1681588878-835.jpg" text:style-name="Internet_20_link" text:visited-style-name="Visited_20_Internet_20_Link">
1681588878-83...</text:a>
", "<text:a xlink:type="simple" xlink:href="https://static.ukrinform.com/photos/2023_04/1681588879-164.jpg" text:style-name="Internet_20_link" text:visited-style-name="Visited_20_Internet_20_Link">
1681588879-16...</text:a>
", "<text:a xlink:type="simple" xlink:href="https://static.ukrinform.com/photos/2023_04/1681588879-973.jpg" text:style-name="Internet_20_link" text:visited-style-name="Visited_20_Internet_20_Link">
1681588879-97...</text:a>
"]</text:p>
      <text:p text:style-name="P4">
Tags: ['Кіно', 'Відключення світла', 'Блекаут']</text:p>
      <text:p text:style-name="P4">
Type: Article</text:p>
      <!--METADATA-->
      <text:p text:style-name="P4">
<draw:frame draw:style-name="fr1" draw:name="Image12" text:anchor-type="as-char" svg:width="6.9236in" svg:height="3.956343in" draw:z-index="0">
<draw:image xlink:href="../Images/yкринформ/2023-04-15T-15-05-00-03-00/630_360_1681588877-853.jpg" xlink:type="simple" xlink:show="embed" xlink:actuate="onLoad" draw:mime-type="image/jpeg"/>
</draw:frame>
The documentary "Blackut. Christmas, which explores how a huge energy system suffered from "wounds", supported her life tauvida.</text:p>
      <text:p text:style-name="P4">
Ukrinform was reported by the creators of the film association of Ukrainian producers(OPP)та SPACE Production.</text:p>
      <text:p text:style-name="P4">
<draw:frame draw:style-name="fr1" draw:name="Image13" text:anchor-type="as-char" svg:width="6.9236in" svg:height="5.199111in" draw:z-index="0">
<draw:image xlink:href="../Images/yкринформ/2023-04-15T-15-05-00-03-00/1681588877-368.jpg" xlink:type="simple" xlink:show="embed" xlink:actuate="onLoad" draw:mime-type="image/jpeg"/>
</draw:frame>
"Heroes <text:a xlink:type="simple" xlink:href="https://www.ukrinform.ua/tag-kino" text:style-name="Internet_20_link" text:visited-style-name="Visited_20_Internet_20_Link">
</text:a>
There are Ukrainian energy. Therefore, the country opened the whole "energy front": engineers, electricians, repair crews, call centers, rescuers. They learned to act in the conditions of regular damage to the system and found the courage to bear the light, ”his authors have evolved.</text:p>
      <text:p text:style-name="P4">
<draw:frame draw:style-name="fr1" draw:name="Image14" text:anchor-type="as-char" svg:width="6.9236in" svg:height="5.199111in" draw:z-index="0">
<draw:image xlink:href="../Images/yкринформ/2023-04-15T-15-05-00-03-00/1681588877-791.jpg" xlink:type="simple" xlink:show="embed" xlink:actuate="onLoad" draw:mime-type="image/jpeg"/>
</draw:frame>
The film will tell about five cities: Odessa, Lviv, Pavlograd, Kharkiv, Kiev: photographer Sergei, who is looking for light in the dark capital; military and mom of five -month Elena; Surgeon Andrew, who should perform his work independently of electricity visit; Swiss light artist Gary Hofteter, which enters Ukraine's artmas Light for Hope.</text:p>
      <text:p text:style-name="P4">
<text:span text:style-name="T4">
 Read also: </text:span>
 <text:a xlink:type="simple" xlink:href="https://www.ukrinform.ua/rubric-culture/3694983-mavka-lisova-pisna-20-kvitna-vijde-u-prokat-v-italii.html" text:style-name="Internet_20_link" text:visited-style-name="Visited_20_Internet_20_Link">
</text:a>
In total, 12 stories were told in the movie. They are united by the storyline of the NEC "Ukrenergo" Vitaliy Zaichenko. He was at the Center for Energy Management during every attack, every time the Russian rocket hit a Ukrainian power plant or substation. And he did his best to make the light -knowing.</text:p>
      <text:p text:style-name="P4">
<draw:frame draw:style-name="fr1" draw:name="Image15" text:anchor-type="as-char" svg:width="6.9236in" svg:height="5.199111in" draw:z-index="0">
<draw:image xlink:href="../Images/yкринформ/2023-04-15T-15-05-00-03-00/1681588878-421.jpg" xlink:type="simple" xlink:show="embed" xlink:actuate="onLoad" draw:mime-type="image/jpeg"/>
</draw:frame>
“When the electricity is switched off, people have vifay and almost no mobility, and someone also has heating and water. But people continue to perform their responsibilities. This was another providence of Ukraine's indomitability and the fight against the darkness of military aggression. Flames will shine despite rocket strokes, because there is such light as the Nenikov does not go out. Putin did not become a abductor of Ukrainian Christmas, as he wanted it. Until we started shooting, I really had no idea how much energy is indifferent. Each history is an example, courage and humanity. It captures, " - said the producer of the movie" Blackout. Christmas »Ilona Schneider.</text:p>
      <text:p text:style-name="P4">
<draw:frame draw:style-name="fr1" draw:name="Image16" text:anchor-type="as-char" svg:width="6.9236in" svg:height="5.199111in" draw:z-index="0">
<draw:image xlink:href="../Images/yкринформ/2023-04-15T-15-05-00-03-00/1681588878-150.jpg" xlink:type="simple" xlink:show="embed" xlink:actuate="onLoad" draw:mime-type="image/jpeg"/>
</draw:frame>
</text:p>
      <text:p text:style-name="P4">
<draw:frame draw:style-name="fr1" draw:name="Image17" text:anchor-type="as-char" svg:width="6.9236in" svg:height="5.199111in" draw:z-index="0">
<draw:image xlink:href="../Images/yкринформ/2023-04-15T-15-05-00-03-00/1681588878-835.jpg" xlink:type="simple" xlink:show="embed" xlink:actuate="onLoad" draw:mime-type="image/jpeg"/>
</draw:frame>
“Last year, everything is changing so quickly that we barely remember events, for example, October.(I recall that I was preparing for a nuclear war.)Blackout.Skdvo captures the period when we all who stayed in Ukraine were preparing for life without electric current. This is a movie about those who have not happened to whom this total -apocalypse happened, although rocket strokes made everything. The Russian attacks caused great harm, so great that I did not imagine what the destruction was behind the everyday "damaged network". Only in the process of shooting is it clear, what titanic work was conducted by our energy to maintain the network in working order. We will show you the people who have happened to have the Divive -Christmas lights in the Ukrainian homes, ”said the author of the script, a so -scenario producer Tala Prystaytska.</text:p>
      <text:p text:style-name="P4">
<draw:frame draw:style-name="fr1" draw:name="Image18" text:anchor-type="as-char" svg:width="6.9236in" svg:height="9.231467in" draw:z-index="0">
<draw:image xlink:href="../Images/yкринформ/2023-04-15T-15-05-00-03-00/1681588879-164.jpg" xlink:type="simple" xlink:show="embed" xlink:actuate="onLoad" draw:mime-type="image/jpeg"/>
</draw:frame>
"The shooting group of the movie" Black. Christmas ”, without thinking, went to shoot energy and mine in Pavlograd just when Russia actively released rockets through the Ukrainian power system. They risked being in the places where the enemy aimed to record Russia's crimes. Showing the heroic work of Ukrainian energy for the crew was more important than our own safety. And now we have learned what we had to pass energy and communications in Ukraine, ”added the founder and the general production of the co -founder .</text:p>
      <text:p text:style-name="P4">
<draw:frame draw:style-name="fr1" draw:name="Image19" text:anchor-type="as-char" svg:width="6.9236in" svg:height="9.231467in" draw:z-index="0">
<draw:image xlink:href="../Images/yкринформ/2023-04-15T-15-05-00-03-00/1681588879-973.jpg" xlink:type="simple" xlink:show="embed" xlink:actuate="onLoad" draw:mime-type="image/jpeg"/>
</draw:frame>
The documentary "Blackout. Christmas »was generated by Vladimir Borodyansky(OPP), Darius Legoni-Philko(Oup, Space Production)and Catherine Laskari(SPACEProduction). Знімальна група фільму «Блекаут. Різдво» складається з авторкисценарію та креативної продюсерки Тали Пристаєцької, режисера-постановникаОлексія Єсакова, оператора-постановника Артема Васильєва, виконавчихпродюсерок Наталії Никифоровоі та Ілони Шнейдер, редакторок Ольги Кречко, АллиМажари, Ніни Сільченко та Наталки Кружиліної.</text:p>
      <text:p text:style-name="P4">
Прем’єра фільму відбудеться на СТБ у неділю, 16 квітня, о 23:10.</text:p>
      <text:p text:style-name="P4">
News Source: <text:a xlink:type="simple" xlink:href="https://www.ukrinform.ua/rubric-culture/3696465-v-ukraini-znali-film-pro-geroicnu-borotbu-energetikiv-z-rosijskimi-atakami.html" text:style-name="Internet_20_link" text:visited-style-name="Visited_20_Internet_20_Link">
https://www.ukrinform.ua/rubric-culture/3696465-v-ukraini-znali-film-pro-geroicnu-borotbu-energetikiv-z-rosijskimi-atakami.html</text:a>
</text:p>
      <!--NEWS-->
      <text:h text:style-name="P10" text:outline-level="1">
<text:span text:style-name="T4">
The Easter Divine Service of the PCU is conducted at the Michael's Cathedral</text:span>
</text:h>
      <text:p text:style-name="P4">
Authors: Ukrinform (Person)</text:p>
      <text:p text:style-name="P4">
Publisher: Укринформ (Organization)</text:p>
      <text:p text:style-name="P4">
Published Time: 2023-04-15T-17:01:00+03:00</text:p>
      <text:p text:style-name="P4">
Modified Time: 2023-04-15T23:01:00+03:00</text:p>
      <text:p text:style-name="P4">
Description: The Easter service of the Orthodox Church of Ukraine began at St. Michael's Golden-Domed Cathedral. - Ukrinform.</text:p>
      <text:p text:style-name="P4">
Images: ["<text:a xlink:type="simple" xlink:href="https://static.ukrinform.com/photos/2021_02/thumb_files/630_360_1613818400-509.jpg" text:style-name="Internet_20_link" text:visited-style-name="Visited_20_Internet_20_Link">
630_360_16138...</text:a>
"]</text:p>
      <text:p text:style-name="P4">
Tags: ['Великдень', 'Епіфаній', 'Православна церква України', 'Михайлівський собор']</text:p>
      <text:p text:style-name="P4">
Type: Article</text:p>
      <!--METADATA-->
      <text:p text:style-name="P4">
<draw:frame draw:style-name="fr1" draw:name="Image20" text:anchor-type="as-char" svg:width="6.9236in" svg:height="3.956343in" draw:z-index="0">
<draw:image xlink:href="../Images/yкринформ/2023-04-15T-17-01-00-03-00/630_360_1613818400-509.jpg" xlink:type="simple" xlink:show="embed" xlink:actuate="onLoad" draw:mime-type="image/jpeg"/>
</draw:frame>
The Easter service of the Orthodox Church of Ukraine began at St. Michael's Golden Cathedral.</text:p>
      <text:p text:style-name="P4">
The head of the Orthodox Church of Ukraine is headed by Metropolitan of Epiphanius, reports <text:a xlink:type="simple" xlink:href="https://www.youtube.com/watch" text:style-name="Internet_20_link" text:visited-style-name="Visited_20_Internet_20_Link">
</text:a>
.</text:p>
      <text:p text:style-name="P4">
It is known that the believers of the Eastern rite this year celebrate <text:a xlink:type="simple" xlink:href="https://www.ukrinform.ua/tag-velikden" text:style-name="Internet_20_link" text:visited-style-name="Visited_20_Internet_20_Link">
</text:a>
April 16.</text:p>
      <text:p text:style-name="P4">
News Source: <text:a xlink:type="simple" xlink:href="https://www.ukrinform.ua/rubric-society/3696467-u-mihajlivskomu-sobori-velikodne-bogosluzinna-pcu.html" text:style-name="Internet_20_link" text:visited-style-name="Visited_20_Internet_20_Link">
https://www.ukrinform.ua/rubric-society/3696467-u-mihajlivskomu-sobori-velikodne-bogosluzinna-pcu.html</text:a>
</text:p>
      <!--NEWS-->
      <text:h text:style-name="P10" text:outline-level="1">
<text:span text:style-name="T4">
AT Kupyansk Directive Russian Army Sheled Stroyivka, Dvorichansk, Krasnaya Pershe, Novomolinsk ...</text:span>
</text:h>
      <text:p text:style-name="P4">
Authors: liveuamap (Language: en)</text:p>
      <text:p text:style-name="P4">
Time: 2023-04-15T-20:04:00</text:p>
      <text:p text:style-name="P4">
Location: Svatove (Latitude:49.54125 Longtitude:37.90146)</text:p>
      <text:p text:style-name="P4">
Videos: []</text:p>
      <text:p text:style-name="P4">
Images: []</text:p>
      <text:p text:style-name="P4">
Tags: ["Russia"]</text:p>
      <text:p text:style-name="P4">
Id: 22556322</text:p>
      <!--METADATA-->
      <text:p text:style-name="P4">
At Kupiansk direction Russian army shelled Stroyivka, Dvorichanske, KrasnePershe, Novomlynsk, Dvorichna, Zapadne, Lyman Pershyy, Kindrashivka,Masutivka, Tabayivka and Berestove of Kharkiv region, - General Staff of ArmedForces of Ukraine says in the morning report</text:p>
      <text:p text:style-name="P4">
News Collection Link: <text:a xlink:type="simple" xlink:href="https://liveuamap.com/en/2023/15-april-at-kupiansk-direction-russian-army-shelled-stroyivka" text:style-name="Internet_20_link" text:visited-style-name="Visited_20_Internet_20_Link">
https://liveuamap.com/en/2023/15-april-at-kupiansk-direction-russian-army-shelled-stroyivka</text:a>
</text:p>
      <text:p text:style-name="P4">
News Source: <text:a xlink:type="simple" xlink:href="https://t.me/lumsrc/4496" text:style-name="Internet_20_link" text:visited-style-name="Visited_20_Internet_20_Link">
https://t.me/lumsrc/4496</text:a>
</text:p>
      <!--NEWS-->
      <text:h text:style-name="P10" text:outline-level="1">
<text:span text:style-name="T4">
The invaders fired Sumy region with uncontrollable aviation missiles</text:span>
</text:h>
      <text:p text:style-name="P4">
Authors: Ukrinform (Person)</text:p>
      <text:p text:style-name="P4">
Publisher: Укринформ (Organization)</text:p>
      <text:p text:style-name="P4">
Published Time: 2023-04-15T-20:52:39+03:00</text:p>
      <text:p text:style-name="P4">
Modified Time: 2023-04-15T22:52:39+03:00</text:p>
      <text:p text:style-name="P4">
Description: Russian servicemen fired on Saturday, April 15, fired at the Sumy Oblast Young Community from the helicopter with uncontrollable aviation missiles. - Ukrinform.</text:p>
      <text:p text:style-name="P4">
Images: ["<text:a xlink:type="simple" xlink:href="https://static.ukrinform.com/photos/2022_04/thumb_files/630_360_1650977494-848.jpg" text:style-name="Internet_20_link" text:visited-style-name="Visited_20_Internet_20_Link">
630_360_16509...</text:a>
"]</text:p>
      <text:p text:style-name="P4">
Tags: ['Обстріл', 'Ракета', 'Сумщина', 'Міномет', 'Війна з росією', 'Артилерія']</text:p>
      <text:p text:style-name="P4">
Type: Article</text:p>
      <!--METADATA-->
      <text:p text:style-name="P4">
<draw:frame draw:style-name="fr1" draw:name="Image21" text:anchor-type="as-char" svg:width="6.9236in" svg:height="3.956343in" draw:z-index="0">
<draw:image xlink:href="../Images/yкринформ/2023-04-15T-20-52-39-03-00/630_360_1650977494-848.jpg" xlink:type="simple" xlink:show="embed" xlink:actuate="onLoad" draw:mime-type="image/jpeg"/>
</draw:frame>
Russian servicemen on Saturday, April 15, fired at the Yunak community of Sumy region from the helicopter with uncontrollable aviation missiles.</text:p>
      <text:p text:style-name="P4">
According to Ukrinform, the Sumy Regional Military Administration reports in <text:a xlink:type="simple" xlink:href="https://t.me/Sumy_news_ODA/15455" text:style-name="Internet_20_link" text:visited-style-name="Visited_20_Internet_20_Link">
</text:a>
.</text:p>
      <text:p text:style-name="P4">
“Today, the Russians fired the territory of Belopilsk, Velikopysariv and Yunak communities. 158 arrivals were recorded - changes, AGS, artillery. There were also three <text:a xlink:type="simple" xlink:href="https://www.ukrinform.ua/tag-raketa" text:style-name="Internet_20_link" text:visited-style-name="Visited_20_Internet_20_Link">
</text:a>
arrivals, ”the message reads.</text:p>
      <text:p text:style-name="P4">
The enemy from the territory of the Russian Federation has launched three unmanaged insurance missiles from the helicopter in the Yunnak community. Also in the community, they fired at mimet, releasing three mines. Due to the minmethometric shelling in the village of Basivka, the transmission line was damaged. Currently, the community has been restored in the community.</text:p>
      <text:p text:style-name="P4">
<text:span text:style-name="T4">
 Read also: </text:span>
 <text:a xlink:type="simple" xlink:href="https://www.ukrinform.ua/rubric-ato/3696404-zsu-za-den-vidbili-40-vorozih-atak.html" text:style-name="Internet_20_link" text:visited-style-name="Visited_20_Internet_20_Link">
<text:span text:style-name="T4">
 Armed Forces </text:span>
 <text:span text:style-name="T4">
 DAY </text:span>
 <text:span text:style-name="T4">
 reflected </text:span>
 <text:span text:style-name="T4">
 </text:span>
 enemy <text:span text:style-name="T4">
 </text:span>
 <text:span text:style-name="T4">
 Attack </text:span>
</text:a>
According to the Great Pisar community, the enemy fired 15 shots from an automatic granate and released seven mines.</text:p>
      <text:p text:style-name="P4">
The Russians also dropped 26 mines in the territory of the Belopil community and inflicted 10 artillery.</text:p>
      <text:p text:style-name="P4">
As reported by Ukrinform, Russian troops on Friday, April 14, fired at the territorial community <text:a xlink:type="simple" xlink:href="https://www.ukrinform.ua/rubric-ato/3696089-rosiani-obstrilali-prikordonnu-gromadu-sumsini.html" text:style-name="Internet_20_link" text:visited-style-name="Visited_20_Internet_20_Link">
</text:a>
 .</text:p>
      <text:p text:style-name="P4">
News Source: <text:a xlink:type="simple" xlink:href="https://www.ukrinform.ua/rubric-ato/3696464-zagarbniki-obstrilali-sumsinu-nekerovanimi-aviacijnimi-raketami.html" text:style-name="Internet_20_link" text:visited-style-name="Visited_20_Internet_20_Link">
https://www.ukrinform.ua/rubric-ato/3696464-zagarbniki-obstrilali-sumsinu-nekerovanimi-aviacijnimi-raketami.html</text:a>
</text:p>
      <!--NEWS-->
      <text:h text:style-name="P10" text:outline-level="1">
<text:span text:style-name="T4">
At Lyman direction Russian army shelled Novoselivske, Stelmakhivka, Nevske, Bilohorivka of Lu...</text:span>
</text:h>
      <text:p text:style-name="P4">
Authors: liveuamap (Language: en)</text:p>
      <text:p text:style-name="P4">
Time: 2023-04-15T-22:04:00</text:p>
      <text:p text:style-name="P4">
Location: Bakhmut (Latitude:48.8072 Longtitude:38.25216)</text:p>
      <text:p text:style-name="P4">
Videos: []</text:p>
      <text:p text:style-name="P4">
Images: []</text:p>
      <text:p text:style-name="P4">
Tags: ["Russia"]</text:p>
      <text:p text:style-name="P4">
Id: 22556321</text:p>
      <!--METADATA-->
      <text:p text:style-name="P4">
At Lyman direction Russian army shelled Novoselivske, Stelmakhivka, Nevske,Bilohorivka of Luhansk region and Torske, Dibrova and Spirne of Donetskregion, - General Staff of Armed Forces of Ukraine says in the morning report</text:p>
      <text:p text:style-name="P4">
News Collection Link: <text:a xlink:type="simple" xlink:href="https://liveuamap.com/en/2023/15-april-at-lyman-direction-russian-army-shelled-novoselivske" text:style-name="Internet_20_link" text:visited-style-name="Visited_20_Internet_20_Link">
https://liveuamap.com/en/2023/15-april-at-lyman-direction-russian-army-shelled-novoselivske</text:a>
</text:p>
      <text:p text:style-name="P4">
News Source: <text:a xlink:type="simple" xlink:href="https://t.me/lumsrc/4497" text:style-name="Internet_20_link" text:visited-style-name="Visited_20_Internet_20_Link">
https://t.me/lumsrc/4497</text:a>
</text:p>
      <!--NEWS-->
      <text:h text:style-name="P10" text:outline-level="1">
<text:span text:style-name="T4">
In German Dresden neutralized bomb times of World War II</text:span>
</text:h>
      <text:p text:style-name="P4">
Authors: Ukrinform (Person)</text:p>
      <text:p text:style-name="P4">
Publisher: Укринформ (Organization)</text:p>
      <text:p text:style-name="P4">
Published Time: 2023-04-15T-22:43:00+03:00</text:p>
      <text:p text:style-name="P4">
Modified Time: 2023-04-15T22:43:00+03:00</text:p>
      <text:p text:style-name="P4">
Description: In the German city of Dresden, a 250-pound bomb of World War II has been successfully disposed of. - Ukrinform.</text:p>
      <text:p text:style-name="P4">
Images: ["<text:a xlink:type="simple" xlink:href="https://static.ukrinform.com/photos/2023_04/thumb_files/630_360_1681574199-212.png" text:style-name="Internet_20_link" text:visited-style-name="Visited_20_Internet_20_Link">
630_360_16815...</text:a>
"]</text:p>
      <text:p text:style-name="P4">
Tags: ['Друга світова', 'Німеччина', 'Бомба']</text:p>
      <text:p text:style-name="P4">
Type: Article</text:p>
      <!--METADATA-->
      <text:p text:style-name="P4">
<draw:frame draw:style-name="fr1" draw:name="Image22" text:anchor-type="as-char" svg:width="6.9236in" svg:height="3.956343in" draw:z-index="0">
<draw:image xlink:href="../Images/yкринформ/2023-04-15T-22-43-00-03-00/630_360_1681574199-212.png" xlink:type="simple" xlink:show="embed" xlink:actuate="onLoad" draw:mime-type="image/png"/>
</draw:frame>
Dresden, the Union city of Dresden, has successfully disposed of the 250-pound bomb of the Second World War.</text:p>
      <text:p text:style-name="P4">
This is informed <text:a xlink:type="simple" xlink:href="https://www.t-online.de/region/dresden/id_100160412/weltkriegsbombe-in-dresden-entschaerft-entwarnung-sperrungen-aufgehoben.html" text:style-name="Internet_20_link" text:visited-style-name="Visited_20_Internet_20_Link">
</text:a>
 <text:a xlink:type="simple" xlink:href="https://www.t-online.de/region/dresden/id_100160412/weltkriegsbombe-in-dresden-entschaerft-entwarnung-sperrungen-aufgehoben.html" text:style-name="Internet_20_link" text:visited-style-name="Visited_20_Internet_20_Link">
</text:a>
, reports Ukrinform.</text:p>
      <text:p text:style-name="P4">
After the mass evacuation - 15 thousand people - residents can return to their days.</text:p>
      <text:p text:style-name="P4">
The operation began on Saturday morning. It was decided to evacuate local Vradius 1000 meters. Emergency services from the professional tado -breaking fire brigade, the German Red Cross, and the Johanniteri Volunteers MalTeser were involved in this.</text:p>
      <text:p text:style-name="P4">
<text:span text:style-name="T4">
 Read also: </text:span>
 <text:a xlink:type="simple" xlink:href="https://www.ukrinform.ua/rubric-world/3636265-u-nimeccini-znajsli-castinu-uvelirnih-prikras-vikradenih-iz-muzeu-drezdena.html" text:style-name="Internet_20_link" text:visited-style-name="Visited_20_Internet_20_Link">
<text:span text:style-name="T4">
 Drezd </text:span>
</text:a>
Today, the 250-pound bomb of the Second World War, production of the United States, was found during construction work on Friday. It is now built at the central Zaithene Collection Point for disposal.</text:p>
      <text:p text:style-name="P4">
In Dresden, which has undergone devastating bombing on February 13-15, 1945, such names are not something unusual.</text:p>
      <text:p text:style-name="P4">
<text:span text:style-name="T5">
Foto: Xcitepress/Benedict Bartsch</text:span>
</text:p>
      <text:p text:style-name="P4">
News Source: <text:a xlink:type="simple" xlink:href="https://www.ukrinform.ua/rubric-world/3696406-u-nimeckomu-drezdeni-zneskodili-bombu-casiv-drugoi-svitovoi.html" text:style-name="Internet_20_link" text:visited-style-name="Visited_20_Internet_20_Link">
https://www.ukrinform.ua/rubric-world/3696406-u-nimeckomu-drezdeni-zneskodili-bombu-casiv-drugoi-svitovoi.html</text:a>
</text:p>
      <!--NEWS-->
      <text:h text:style-name="P10" text:outline-level="1">
<text:span text:style-name="T4">
Bakhmut Directio Rusian Army Shelled Vasukivka, Orikhovo-Vasylivka, Novomarka, Grigory ...</text:span>
</text:h>
      <text:p text:style-name="P4">
Authors: liveuamap (Language: en)</text:p>
      <text:p text:style-name="P4">
Time: 2023-04-15T-24:04:00</text:p>
      <text:p text:style-name="P4">
Location: Novhorods'ke, Donetsk Oblast (Latitude:48.3351 Longtitude:37.84531)</text:p>
      <text:p text:style-name="P4">
Videos: []</text:p>
      <text:p text:style-name="P4">
Images: []</text:p>
      <text:p text:style-name="P4">
Tags: ["Russia"]</text:p>
      <text:p text:style-name="P4">
Id: 22556320</text:p>
      <!--METADATA-->
      <text:p text:style-name="P4">
News Collection Link:(https://liveuamap.com/en/2023/15-april-at-bakhmut-direction-russian-army-shelled-vasukivka)</text:p>
      <text:p text:style-name="P4">
News Source: <text:a xlink:type="simple" xlink:href="https://t.me/lumsrc/4498" text:style-name="Internet_20_link" text:visited-style-name="Visited_20_Internet_20_Link">
https://t.me/lumsrc/4498</text:a>
</text:p>
      <!--NEWS-->
      <text:h text:style-name="P10" text:outline-level="1">
<text:span text:style-name="T4">
Ukrainian tennis player Vyacheslav Belinsky became the ITF M15 champion in Turkey</text:span>
</text:h>
      <text:p text:style-name="P4">
Authors: Ukrinform (Person)</text:p>
      <text:p text:style-name="P4">
Publisher: Укринформ (Organization)</text:p>
      <text:p text:style-name="P4">
Published Time: 2023-04-15T-24:40:03+03:00</text:p>
      <text:p text:style-name="P4">
Modified Time: 2023-04-15T22:40:03+03:00</text:p>
      <text:p text:style-name="P4">
Description: This is the second in a row of the ITF paired title for the Ukrainian. - Ukrinform.</text:p>
      <text:p text:style-name="P4">
Images: ["<text:a xlink:type="simple" xlink:href="https://static.ukrinform.com/photos/2023_04/thumb_files/630_360_1681587519-745.jpg" text:style-name="Internet_20_link" text:visited-style-name="Visited_20_Internet_20_Link">
630_360_16815...</text:a>
"]</text:p>
      <text:p text:style-name="P4">
Tags: ['Теніс']</text:p>
      <text:p text:style-name="P4">
Type: Article</text:p>
      <!--METADATA-->
      <text:p text:style-name="P4">
<draw:frame draw:style-name="fr1" draw:name="Image23" text:anchor-type="as-char" svg:width="6.9236in" svg:height="3.956343in" draw:z-index="0">
<draw:image xlink:href="../Images/yкринформ/2023-04-15T-24-40-03-03-00/630_360_1681587519-745.jpg" xlink:type="simple" xlink:show="embed" xlink:actuate="onLoad" draw:mime-type="image/jpeg"/>
</draw:frame>
This is the second paired ITF title for the Ukrainian.</text:p>
      <text:p text:style-name="P4">
19 -year -old Belinsky paired with a Swiss tennis tennis, Argentine's pair of Luciano Ambrodi and Lorenzo Rodriguez - 2: 6, 6: 3,10: 1, Ukrinform reports.</text:p>
      <text:p text:style-name="P4">
For Belinsky, it is the third paired ITF title and the second one this season.</text:p>
      <text:p text:style-name="P4">
At the end of March, the Ukrainian, along with the compatriot Alexander Ovcharenko, became the ITF M15 champion in Croatia.</text:p>
      <text:p text:style-name="P4">
<text:span text:style-name="T4">
 Read also: </text:span>
 <text:a xlink:type="simple" xlink:href="https://www.ukrinform.ua/rubric-sports/3696456-astremska-prograla-na-starti-kvalifikacii-turniru-wta-u-nimeccini.html" text:style-name="Internet_20_link" text:visited-style-name="Visited_20_Internet_20_Link">
<text:span text:style-name="T4">
 yastros </text:span>
</text:a>
As reported by Ukrinform, Diana Yastremskaya(WTA 147)It was unsuccessful to the WTA 500 soil tournament in Stuttgart.</text:p>
      <text:p text:style-name="P4">
Photo: btu.org.ua</text:p>
      <text:p text:style-name="P4">
News Source: <text:a xlink:type="simple" xlink:href="https://www.ukrinform.ua/rubric-sports/3696461-ukrainskij-tenisist-vaceslav-belinskij-stav-cempionom-zmagan-itf-m15-u-tureccini.html" text:style-name="Internet_20_link" text:visited-style-name="Visited_20_Internet_20_Link">
https://www.ukrinform.ua/rubric-sports/3696461-ukrainskij-tenisist-vaceslav-belinskij-stav-cempionom-zmagan-itf-m15-u-tureccini.html</text:a>
</text:p>
      <!--NEWS-->
      <text:h text:style-name="P10" text:outline-level="1">
<text:span text:style-name="T4">
JSC Avdiivka Directio Rusian Army Shelled Novokalinova, Avdiivka, Pervomaisko And Karlovka ...</text:span>
</text:h>
      <text:p text:style-name="P4">
Authors: liveuamap (Language: en)</text:p>
      <text:p text:style-name="P4">
Time: 2023-04-15T-26:04:00</text:p>
      <text:p text:style-name="P4">
Location: Donetsk Oblast (Latitude:48.10984 Longtitude:37.49445)</text:p>
      <text:p text:style-name="P4">
Videos: []</text:p>
      <text:p text:style-name="P4">
Images: []</text:p>
      <text:p text:style-name="P4">
Tags: ["Russia"]</text:p>
      <text:p text:style-name="P4">
Id: 22556319</text:p>
      <!--METADATA-->
      <text:p text:style-name="P4">
At Avdiyivka direction Russian army shelled Novokalynove, Avdiyivka,Pervomayske and Karlivka, - General Staff of Armed Forces of Ukraine says inthe morning report</text:p>
      <text:p text:style-name="P4">
News Collection Link: <text:a xlink:type="simple" xlink:href="https://liveuamap.com/en/2023/15-april-at-avdiyivka-direction-russian-army-shelled-novokalynove" text:style-name="Internet_20_link" text:visited-style-name="Visited_20_Internet_20_Link">
https://liveuamap.com/en/2023/15-april-at-avdiyivka-direction-russian-army-shelled-novokalynove</text:a>
</text:p>
      <text:p text:style-name="P4">
News Source: <text:a xlink:type="simple" xlink:href="https://t.me/lumsrc/4499" text:style-name="Internet_20_link" text:visited-style-name="Visited_20_Internet_20_Link">
https://t.me/lumsrc/4499</text:a>
</text:p>
      <!--NEWS-->
      <text:h text:style-name="P10" text:outline-level="1">
<text:span text:style-name="T4">
UN Secretary General Condemns Fighting in Sudan</text:span>
</text:h>
      <text:p text:style-name="P4">
Authors: Ukrinform (Person)</text:p>
      <text:p text:style-name="P4">
Publisher: Укринформ (Organization)</text:p>
      <text:p text:style-name="P4">
Published Time: 2023-04-15T-26:35:00+03:00</text:p>
      <text:p text:style-name="P4">
Modified Time: 2023-04-15T22:35:00+03:00</text:p>
      <text:p text:style-name="P4">
Description: UN Secretary General Anthony Guterres condemned the fighting in Sudan between the regular army and the rapid response forces. - Ukrinform.</text:p>
      <text:p text:style-name="P4">
Images: ["<text:a xlink:type="simple" xlink:href="https://static.ukrinform.com/photos/2023_03/thumb_files/630_360_1678288129-113.jpg" text:style-name="Internet_20_link" text:visited-style-name="Visited_20_Internet_20_Link">
630_360_16782...</text:a>
"]</text:p>
      <text:p text:style-name="P4">
Tags: ['Гутерреш', 'ООН', 'Судан', 'Сутички']</text:p>
      <text:p text:style-name="P4">
Type: Article</text:p>
      <!--METADATA-->
      <text:p text:style-name="P4">
<draw:frame draw:style-name="fr1" draw:name="Image24" text:anchor-type="as-char" svg:width="6.9236in" svg:height="3.956343in" draw:z-index="0">
<draw:image xlink:href="../Images/yкринформ/2023-04-15T-26-35-00-03-00/630_360_1678288129-113.jpg" xlink:type="simple" xlink:show="embed" xlink:actuate="onLoad" draw:mime-type="image/jpeg"/>
</draw:frame>
UN Secretary General Anthony Guterres condemned the fighting in Sudanima with a regular army and rapid response forces.</text:p>
      <text:p text:style-name="P4">
According to Ukrinform, he wrote about it in <text:a xlink:type="simple" xlink:href="https://twitter.com/antonioguterres/status/1647281370178244614" text:style-name="Internet_20_link" text:visited-style-name="Visited_20_Internet_20_Link">
</text:a>
.</text:p>
      <text:p text:style-name="P4">
"I condemn the beginning of hostilities between rapid response forces and armed forces in Sudan. I cooperate with the African Union and leaders in the region and confirming devotion <text:a xlink:type="simple" xlink:href="https://www.ukrinform.ua/tag-oon" text:style-name="Internet_20_link" text:visited-style-name="Visited_20_Internet_20_Link">
</text:a>
support the people, "Guterres wrote.</text:p>
      <text:p text:style-name="P4">
<text:span text:style-name="T4">
 Read also: </text:span>
 <text:a xlink:type="simple" xlink:href="https://www.ukrinform.ua/rubric-world/3696399-skyup-evakujovue-spivrobitnikiv-iz-sudanu-na-odnomu-z-litakiv-spracuvav-avarijnij-radiobuj.html" text:style-name="Internet_20_link" text:visited-style-name="Visited_20_Internet_20_Link">
<text:span text:style-name="T4">
 Sudan </text:span>
</text:a>
As reported by Ukrinform, on April 15, after several days of tension between the Army of the Suddan and the rapid response forces(RSF)In the Chartum <text:a xlink:type="simple" xlink:href="https://www.ukrinform.ua/rubric-world/3696295-u-sudani-vidbuvautsa-zitknenna-miz-armieu-ta-silami-svidkogo-reaguvanna.html" text:style-name="Internet_20_link" text:visited-style-name="Visited_20_Internet_20_Link">
</text:a>
. Contradicted to the country's proposed transition to civil rule.</text:p>
      <text:p text:style-name="P4">
It is known about the death of two people in Sudan as a result of a projectile of the Paszhir plane. About <text:a xlink:type="simple" xlink:href="https://www.ukrinform.ua/rubric-world/3696371-aviakompanii-timcasovo-ne-vikonuvatimut-rejsi-do-stolici-sudanu.html" text:style-name="Internet_20_link" text:visited-style-name="Visited_20_Internet_20_Link">
</text:a>
Hartum is already declared by the Saudi Arabianairlines and the Egyptair National Airlines of Egyptair.</text:p>
      <text:p text:style-name="P4">
<text:span text:style-name="T5">
Foto: op</text:span>
</text:p>
      <text:p text:style-name="P4">
News Source: <text:a xlink:type="simple" xlink:href="https://www.ukrinform.ua/rubric-world/3696462-gensek-oon-zasudzue-bojovi-dii-v-sudani.html" text:style-name="Internet_20_link" text:visited-style-name="Visited_20_Internet_20_Link">
https://www.ukrinform.ua/rubric-world/3696462-gensek-oon-zasudzue-bojovi-dii-v-sudani.html</text:a>
</text:p>
      <!--NEWS-->
      <text:h text:style-name="P10" text:outline-level="1">
<text:span text:style-name="T4">
Zelensky about investigating war crimes: we will ensure the responsibility of the Russian Federation at all levels</text:span>
</text:h>
      <text:p text:style-name="P4">
Authors: Ukrinform (Person)</text:p>
      <text:p text:style-name="P4">
Publisher: Укринформ (Organization)</text:p>
      <text:p text:style-name="P4">
Published Time: 2023-04-15T-28:16:00+03:00</text:p>
      <text:p text:style-name="P4">
Modified Time: 2023-04-15T22:16:00+03:00</text:p>
      <text:p text:style-name="P4">
Description: Russia's full responsibility for Ukraine and Ukrainians committed at all levels, including legal ones. - Ukrinform.</text:p>
      <text:p text:style-name="P4">
Images: ["<text:a xlink:type="simple" xlink:href="https://static.ukrinform.com/photos/2023_03/thumb_files/630_360_1678086625-925.png" text:style-name="Internet_20_link" text:visited-style-name="Visited_20_Internet_20_Link">
630_360_16780...</text:a>
"]</text:p>
      <text:p text:style-name="P4">
Tags: ['Трибунал', 'росія', 'Воєнні злочини', 'Зеленський']</text:p>
      <text:p text:style-name="P4">
Type: Article</text:p>
      <!--METADATA-->
      <text:p text:style-name="P4">
<draw:frame draw:style-name="fr1" draw:name="Image25" text:anchor-type="as-char" svg:width="6.9236in" svg:height="3.956343in" draw:z-index="0">
<draw:image xlink:href="../Images/yкринформ/2023-04-15T-28-16-00-03-00/630_360_1678086625-925.png" xlink:type="simple" xlink:show="embed" xlink:actuate="onLoad" draw:mime-type="image/png"/>
</draw:frame>
Russia's full -time responsibility for Ukraine and Ukrainians committed to Ukraine, in particular, at legal levels.</text:p>
      <text:p text:style-name="P4">
This was stated in his evening <text:a xlink:type="simple" xlink:href="https://www.youtube.com/watch" text:style-name="Internet_20_link" text:visited-style-name="Visited_20_Internet_20_Link">
</text:a>
President Volodymyr Zelenskyy, reports Ukrinform.</text:p>
      <text:p text:style-name="P4">
*!(https://t.me/OP_UA/9240)“In Vilnius, a meeting of the member states of a joint investigative group of investigation of the occupiers in Ukraine took place. One of the results of the meeting is Jugoda - it was signed yesterday, ”the President said.</text:p>
      <text:p text:style-name="P4">
He specified that it was an agreement on a joint investigation not only of Russian military war, but also of a crime of genocide.</text:p>
      <text:p text:style-name="P4">
<text:span text:style-name="T4">
 Read also: </text:span>
 <text:a xlink:type="simple" xlink:href="https://www.ukrinform.ua/rubric-polytics/3696104-kostarika-dolucilasa-do-koalicii-za-stvorenna-spectribunalu-dla-rf.html" text:style-name="Internet_20_link" text:visited-style-name="Visited_20_Internet_20_Link">
<text:span text:style-name="T4">
 Costa </text:span>
 <text:span text:style-name="T4">
 </text:span>
 Rick **</text:a>
“We will ensure at all levels, including the legal, the full -time responsibility of Russia for committed against Ukraine and Ukrainians. And I thank all partners who helps to bring sentences for the invaders - for Russian killes and terrorists, ” - emphasized <text:a xlink:type="simple" xlink:href="https://www.ukrinform.ua/tag-zelenskij" text:style-name="Internet_20_link" text:visited-style-name="Visited_20_Internet_20_Link">
</text:a>
.</text:p>
      <text:p text:style-name="P4">
Як повідомлялося, у Вільнюсі члени спільної слідчої групи з розслідуваннятяжких міжнародних злочинів в Україні (JIT – Joint Investigation Team)They signed an agreement on the investigation not only of war crimes but also by the crime.</text:p>
      <text:p text:style-name="P4">
<text:span text:style-name="T4">
 Read also: </text:span>
 <text:a xlink:type="simple" xlink:href="https://www.ukrinform.ua/rubric-polytics/3696250-kostin-zustrivsa-iz-nausedou-govorili-pro-stvorenna-spectribunalu-dla-rf.html" text:style-name="Internet_20_link" text:visited-style-name="Visited_20_Internet_20_Link">
</text:a>
JIT includes Ukraine, Poland, Lithuania, Estonia, Latvia, Slovakia and Romania. It is the participants of Euras and for the first time in its history - the Office of the International Criminal Court.</text:p>
      <text:p text:style-name="P4">
The agreement will facilitate the investigation of a crime of genocide in Ukraine, the exchange of evidence and information. JIT will be strengthened by international experts.</text:p>
      <text:p text:style-name="P4">
<text:span text:style-name="T5">
Foto: Presidential Office</text:span>
</text:p>
      <text:p text:style-name="P4">
News Source: <text:a xlink:type="simple" xlink:href="https://www.ukrinform.ua/rubric-ato/3696459-zelenskij-pro-rozsliduvanna-voennih-zlociniv-mi-zabezpecimo-vidpovidalnist-rf-na-vsih-rivnah.html" text:style-name="Internet_20_link" text:visited-style-name="Visited_20_Internet_20_Link">
https://www.ukrinform.ua/rubric-ato/3696459-zelenskij-pro-rozsliduvanna-voennih-zlociniv-mi-zabezpecimo-vidpovidalnist-rf-na-vsih-rivnah.html</text:a>
</text:p>
      <!--NEWS-->
      <text:h text:style-name="P10" text:outline-level="1">
<text:span text:style-name="T4">
In the capital Tuga will show a performance-choir behind the works of Frank</text:span>
</text:h>
      <text:p text:style-name="P4">
Authors: Ukrinform (Person)</text:p>
      <text:p text:style-name="P4">
Publisher: Укринформ (Organization)</text:p>
      <text:p text:style-name="P4">
Published Time: 2023-04-15T-30:13:56+03:00</text:p>
      <text:p text:style-name="P4">
Modified Time: 2023-04-15T22:13:56+03:00</text:p>
      <text:p text:style-name="P4">
Description: The Kyiv Academic Theater of the Young Viewer has prepared the premiere of the performance-choir based on the works of Ivan Franko. - Ukrinform.</text:p>
      <text:p text:style-name="P4">
Images: ["<text:a xlink:type="simple" xlink:href="https://static.ukrinform.com/photos/2023_04/thumb_files/630_360_1681585662-299.jpg" text:style-name="Internet_20_link" text:visited-style-name="Visited_20_Internet_20_Link">
630_360_16815...</text:a>
", "<text:a xlink:type="simple" xlink:href="https://static.ukrinform.com/photos/2023_04/1681585826-399.jpg" text:style-name="Internet_20_link" text:visited-style-name="Visited_20_Internet_20_Link">
1681585826-39...</text:a>
"]</text:p>
      <text:p text:style-name="P4">
Tags: ['Франко', 'Театр', 'Вистава', 'Київ']</text:p>
      <text:p text:style-name="P4">
Type: Article</text:p>
      <!--METADATA-->
      <text:p text:style-name="P4">
<draw:frame draw:style-name="fr1" draw:name="Image26" text:anchor-type="as-char" svg:width="6.9236in" svg:height="3.956343in" draw:z-index="0">
<draw:image xlink:href="../Images/yкринформ/2023-04-15T-30-13-56-03-00/630_360_1681585662-299.jpg" xlink:type="simple" xlink:show="embed" xlink:actuate="onLoad" draw:mime-type="image/jpeg"/>
</draw:frame>
The Kyiv Academic Theater of the Young Viewer has prepared the premiere of the performance-choro according to the works of Frank.</text:p>
      <text:p text:style-name="P4">
Ukrinform was reported in the theater.</text:p>
      <text:p text:style-name="P4">
“The works of Ivan Franko will be presented for the first time in the choir genre. In the play by the works of Ivan Franko's works "Lis Nikita" and "Painted Fox", the animals who live a peaceful socio-political life, occupy positions, are in family relations, have their own state structure, sue, quarrel, rejoice and cry. In their everyday life, animals are very similar to humans. The life is an eternal struggle for survival, and in this struggle everyone does, ” - said in the theater a new performance.</text:p>
      <text:p text:style-name="P4">
<draw:frame draw:style-name="fr1" draw:name="Image27" text:anchor-type="as-char" svg:width="6.9236in" svg:height="9.789201in" draw:z-index="0">
<draw:image xlink:href="../Images/yкринформ/2023-04-15T-30-13-56-03-00/1681585826-399.jpg" xlink:type="simple" xlink:show="embed" xlink:actuate="onLoad" draw:mime-type="image/jpeg"/>
</draw:frame>
"Most of their lives are hiding behind the masks of those whom they would like to seem. Finally, it distorts their consciousness and deforms the morality that the huts are torn down," there is only a quiet horror. So, the choir genre is approaching this idea. There are also elements of grotesque, tragicomedy and drama, ”said the director of Katerypura in a comment to Ukrinform.</text:p>
      <text:p text:style-name="P4">
<text:span text:style-name="T4">
 Read also: </text:span>
 <text:a xlink:type="simple" xlink:href="https://www.ukrinform.ua/rubric-culture/3696408-u-vidni-vidkrilasa-ukrainska-vistavka-mistectvo-na-poli-bou.html" text:style-name="Internet_20_link" text:visited-style-name="Visited_20_Internet_20_Link">
<text:span text:style-name="T4">
 shows </text:span>
</text:a>
She added that she was not the first to turn to Frank, and the teenage performance has long been in her director's plans.</text:p>
      <text:p text:style-name="P4">
“Lis Nikita is the best image that I could convey my beliefs to such a complex audience. He is bold, ambitious, he is lying, fools, laughs ... And this is a world in which modern teenagers live. For me, it is important to expose human vices and benefits to make the answer be obvious. Ivan <text:a xlink:type="simple" xlink:href="https://www.ukrinform.ua/tag-franko" text:style-name="Internet_20_link" text:visited-style-name="Visited_20_Internet_20_Link">
 </text:a>
So skillfully wrote out every character of this story, so boldly entangles the fox from every trap that the viewer involuntarily admires the fox, although the positiveness of this character is quite doubtful. However, this is the great conception of which I became fascinated: the world is not black and white, it is mostly black with white -white and to survive a little to the mud, ” - said the surveyor.</text:p>
      <text:p text:style-name="P4">
The horizon "Lis Nikita" is designed exclusively for young viewers 14+ and their father.</text:p>
      <text:p text:style-name="P4">
The poster was created by the artificial intelligence of the art director Lesya Kovpak.</text:p>
      <text:p text:style-name="P4">
News Source: <text:a xlink:type="simple" xlink:href="https://www.ukrinform.ua/rubric-culture/3696458-u-stolicnomu-tugu-pokazut-vistavuhoror-za-tvorami-franka.html" text:style-name="Internet_20_link" text:visited-style-name="Visited_20_Internet_20_Link">
https://www.ukrinform.ua/rubric-culture/3696458-u-stolicnomu-tugu-pokazut-vistavuhoror-za-tvorami-franka.html</text:a>
</text:p>
      <!--NEWS-->
      <text:h text:style-name="P10" text:outline-level="1">
<text:span text:style-name="T4">
Easter worship in Ukraine will take place in over 13,000 temples</text:span>
</text:h>
      <text:p text:style-name="P4">
Authors: Ukrinform (Person)</text:p>
      <text:p text:style-name="P4">
Publisher: Укринформ (Organization)</text:p>
      <text:p text:style-name="P4">
Published Time: 2023-04-15T-32:09:00+03:00</text:p>
      <text:p text:style-name="P4">
Modified Time: 2023-04-15T22:09:00+03:00</text:p>
      <text:p text:style-name="P4">
Description: More than 13 thousand temples will take place in the territory of Ukraine. - Ukrinform.</text:p>
      <text:p text:style-name="P4">
Images: ["<text:a xlink:type="simple" xlink:href="https://static.ukrinform.com/photos/2017_04/thumb_files/630_360_1493019833-5791.jpg" text:style-name="Internet_20_link" text:visited-style-name="Visited_20_Internet_20_Link">
630_360_14930...</text:a>
"]</text:p>
      <text:p text:style-name="P4">
Tags: ['Церква', 'Поліція', 'Великдень', 'Безпека', 'Комендантська година', 'Єдині новини']</text:p>
      <text:p text:style-name="P4">
Type: Article</text:p>
      <!--METADATA-->
      <text:p text:style-name="P4">
<draw:frame draw:style-name="fr1" draw:name="Image28" text:anchor-type="as-char" svg:width="6.9236in" svg:height="3.956343in" draw:z-index="0">
<draw:image xlink:href="../Images/yкринформ/2023-04-15T-32-09-00-03-00/630_360_1493019833-5791.jpg" xlink:type="simple" xlink:show="embed" xlink:actuate="onLoad" draw:mime-type="image/jpeg"/>
</draw:frame>
More than 13 thousand temples will take place in the territory of Ukraine.</text:p>
      <text:p text:style-name="P4">
This was stated by the head of the communication department of the National Police of Ukraineoxan Blyshchyk on the air of the Telernahon "Unified News", correspondentation.</text:p>
      <text:p text:style-name="P4">
“In the whole territory of the state, in fact in 13 thousand <text:a xlink:type="simple" xlink:href="https://www.ukrinform.ua/tag-cerkva" text:style-name="Internet_20_link" text:visited-style-name="Visited_20_Internet_20_Link">
</text:a>
Holiday services will take place. It is clear that it is very large, it is like small cult buildings, such large temples. Therefore, the police traditionally, like every year, made all the paid, and in order to take care of the safety of people as much as possible, we attracted over 20,000 law enforcement officers, ”Blyshchyk said.</text:p>
      <text:p text:style-name="P4">
According to her, it is mainly about police, but representatives of volunteer formations of territorial communities, the National Guard and the National Guard are involved in the protection of law enforcement.</text:p>
      <text:p text:style-name="P4">
"And here I want to say that despite the load, we are ready to work in such a mode that the holiday of the Great Resurrection will be made without emergency situations," Blyshchyk emphasized.</text:p>
      <text:p text:style-name="P4">
<text:span text:style-name="T4">
 Read also: </text:span>
 <text:a xlink:type="simple" xlink:href="https://www.ukrinform.ua/rubric-society/3695654-v-ukraini-na-velikden-cerguvatimut-20-tisac-pravoohoronciv-i-7-tisac-ratuvalnikiv.html" text:style-name="Internet_20_link" text:visited-style-name="Visited_20_Internet_20_Link">
</text:a>
She reminded that on holidays, "no one canceled the curfew, and as a rule, it is valid from midnight until five in the morning."</text:p>
      <text:p text:style-name="P4">
"Therefore, all the believers who want to visit worship, get to the night, have to calculate their time in order to get to the temple before the commencement of the coming hour, and it is clear that they will be able to leave the cult building only after fifth in the morning," the National Police spokeswoman explained.</text:p>
      <text:p text:style-name="P4">
At the same time, she said that law enforcement officers were actively preparing for the rule of law during <text:a xlink:type="simple" xlink:href="https://www.ukrinform.ua/tag-velikden" text:style-name="Internet_20_link" text:visited-style-name="Visited_20_Internet_20_Link">
</text:a>
, therefore, they were associated with representatives of different denominations, with the rector of the temples, and the bulanormal interaction and understanding, "most of them generally translate online."</text:p>
      <text:p text:style-name="P4">
Blushk also drew attention to the difficult situation in the frontal regions.</text:p>
      <text:p text:style-name="P4">
<text:span text:style-name="T4">
 Read also: </text:span>
 <text:a xlink:type="simple" xlink:href="https://www.ukrinform.ua/rubric-society/3696387-de-divitisa-translacii-velikodnih-bogosluzin-pcu-ta-ugkc-spisok-kanaliv.html" text:style-name="Internet_20_link" text:visited-style-name="Visited_20_Internet_20_Link">
</text:a>
</text:p>
      <text:p text:style-name="P4">
It was reported that Easter in Kiev will be celebrated in 163 religious buildings, festive prayers planned on the evening of the 15th and morning on April 16.</text:p>
      <text:p text:style-name="P4">
News Source: <text:a xlink:type="simple" xlink:href="https://www.ukrinform.ua/rubric-society/3696460-velikodni-bogosluzinna-v-ukraini-vidbuvatimutsa-u-ponad-13-000-hramiv.html" text:style-name="Internet_20_link" text:visited-style-name="Visited_20_Internet_20_Link">
https://www.ukrinform.ua/rubric-society/3696460-velikodni-bogosluzinna-v-ukraini-vidbuvatimutsa-u-ponad-13-000-hramiv.html</text:a>
</text:p>
      <!--NEWS-->
      <text:h text:style-name="P10" text:outline-level="1">
<text:span text:style-name="T4">
Yastremskaya lost at the start of the WTA tournament in Germany</text:span>
</text:h>
      <text:p text:style-name="P4">
Authors: Ukrinform (Person)</text:p>
      <text:p text:style-name="P4">
Publisher: Укринформ (Organization)</text:p>
      <text:p text:style-name="P4">
Published Time: 2023-04-15T-34:05:40+03:00</text:p>
      <text:p text:style-name="P4">
Modified Time: 2023-04-15T22:05:40+03:00</text:p>
      <text:p text:style-name="P4">
Description: The Ukrainian gave way to Americans Katie Volynets. - Ukrinform.</text:p>
      <text:p text:style-name="P4">
Images: ["<text:a xlink:type="simple" xlink:href="https://static.ukrinform.com/photos/2023_04/thumb_files/630_360_1681585488-627.jpg" text:style-name="Internet_20_link" text:visited-style-name="Visited_20_Internet_20_Link">
630_360_16815...</text:a>
"]</text:p>
      <text:p text:style-name="P4">
Tags: ['Теніс', 'Даяна Ястремська']</text:p>
      <text:p text:style-name="P4">
Type: Article</text:p>
      <!--METADATA-->
      <text:p text:style-name="P4">
<draw:frame draw:style-name="fr1" draw:name="Image29" text:anchor-type="as-char" svg:width="6.9236in" svg:height="3.956343in" draw:z-index="0">
<draw:image xlink:href="../Images/yкринформ/2023-04-15T-34-05-40-03-00/630_360_1681585488-627.jpg" xlink:type="simple" xlink:show="embed" xlink:actuate="onLoad" draw:mime-type="image/jpeg"/>
</draw:frame>
The Ukrainian woman Katie Volynets.</text:p>
      <text:p text:style-name="P4">
Ukrainian tennis player Diana Yastremskaya(WTA 147)Unsuccessfully started in the WTA 500 soil tournament in Stuttgart(Germany), reports Ukrinform.</text:p>
      <text:p text:style-name="P4">
In the first round of qualification, the Ukrainian lost Katie Volynets(USA, WTA 75)three sets - 2: 6, 7: 6(7:3), 6: 3. The match lasted 2 hours and 40 minutes.</text:p>
      <text:p text:style-name="P4">
In the second party, Diana had a match in the 10th game, but could not realize it, the game switched to a Tai-brown, which the Ukrainian lost. And nearer in the third set.</text:p>
      <text:p text:style-name="P4">
<text:span text:style-name="T4">
 Read also: </text:span>
 <text:a xlink:type="simple" xlink:href="https://www.ukrinform.ua/rubric-sports/3696432-krutih-zigrae-u-finali-kvalifikacii-turniru-v-barseloni.html" text:style-name="Internet_20_link" text:visited-style-name="Visited_20_Internet_20_Link">
<text:span text:style-name="T4">
 cool </text:span>
</text:a>
As reported by Ukrinform, the first racket of Ukraine Alexei Krutykh(ATR 177)The released finale of the soil tournament of the ATR series 500 in Barcelona(Spain).</text:p>
      <text:p text:style-name="P4">
Фото: btu.org.ua</text:p>
      <text:p text:style-name="P4">
News Source: <text:a xlink:type="simple" xlink:href="https://www.ukrinform.ua/rubric-sports/3696456-astremska-prograla-na-starti-kvalifikacii-turniru-wta-u-nimeccini.html" text:style-name="Internet_20_link" text:visited-style-name="Visited_20_Internet_20_Link">
https://www.ukrinform.ua/rubric-sports/3696456-astremska-prograla-na-starti-kvalifikacii-turniru-wta-u-nimeccini.html</text:a>
</text:p>
      <!--NEWS-->
      <text:h text:style-name="P10" text:outline-level="1">
<text:span text:style-name="T4">
President: Pressure pressure guilty of Russian aggression against Ukraine is the self -defense of the world</text:span>
</text:h>
      <text:p text:style-name="P4">
Authors: Ukrinform (Person)</text:p>
      <text:p text:style-name="P4">
Publisher: Укринформ (Organization)</text:p>
      <text:p text:style-name="P4">
Published Time: 2023-04-15T-37:59:00+03:00</text:p>
      <text:p text:style-name="P4">
Modified Time: 2023-04-15T21:59:00+03:00</text:p>
      <text:p text:style-name="P4">
Description: President Volodymyr Zelenskyy stressed that the sanction pressure on anyone who is guilty of Russian aggression against Ukraine, blocking their assets and opportunities at the world level is the self -defense of the world. - Ukrinform.</text:p>
      <text:p text:style-name="P4">
Images: ["<text:a xlink:type="simple" xlink:href="https://static.ukrinform.com/photos/2023_02/thumb_files/630_360_1677220159-612.png" text:style-name="Internet_20_link" text:visited-style-name="Visited_20_Internet_20_Link">
630_360_16772...</text:a>
"]</text:p>
      <text:p text:style-name="P4">
Tags: ['Президент', 'Санкції', 'Зеленський', 'Війна з росією']</text:p>
      <text:p text:style-name="P4">
Type: Article</text:p>
      <!--METADATA-->
      <text:p text:style-name="P4">
<draw:frame draw:style-name="fr1" draw:name="Image30" text:anchor-type="as-char" svg:width="6.9236in" svg:height="3.956343in" draw:z-index="0">
<draw:image xlink:href="../Images/yкринформ/2023-04-15T-37-59-00-03-00/630_360_1677220159-612.png" xlink:type="simple" xlink:show="embed" xlink:actuate="onLoad" draw:mime-type="image/png"/>
</draw:frame>
The Presidential Divine Zelensky emphasized that the sanction pressure on anyone who is guilty of Urosian aggression against Ukraine, blocking their assets and opportunities on the par around the world is the self -defense of the world.</text:p>
      <text:p text:style-name="P4">
He said this in his <text:a xlink:type="simple" xlink:href="https://t.me/V_Zelenskiy_official/5868" text:style-name="Internet_20_link" text:visited-style-name="Visited_20_Internet_20_Link">
</text:a>
transmits Ukrinform.</text:p>
      <text:p text:style-name="P4">
Zelensky reported that two more sanction decrees of anti -societies and companies that share the blame for Russian terror or help it have been published today.</text:p>
      <text:p text:style-name="P4">
In particular, he noted, these are sanctions against persons who promote the terrorist state, are covered by sports. And also - against those who are associated with its officials. The President noted that a separate list in the decree consists of IT companies that sponsor terror or give digital opportunities to continue aggression.</text:p>
      <text:p text:style-name="P4">
<text:span text:style-name="T4">
 Read also: </text:span>
 <text:a xlink:type="simple" xlink:href="https://www.ukrinform.ua/rubric-economy/3695576-ukraina-vnesla-kompaniu-xiaomi-do-pereliku-miznarodnih-sponsoriv-vijni.html" text:style-name="Internet_20_link" text:visited-style-name="Visited_20_Internet_20_Link">
<text:span text:style-name="T4">
 sponsor </text:span>
</text:a>
“We synchronize all Ukrainian sanctions with global sanctions - this is an inevitable process. I thank all in international institutions and partner states, who work with us, with government officials, with <text:a xlink:type="simple" xlink:href="https://www.ukrinform.ua/tag-rnbo" text:style-name="Internet_20_link" text:visited-style-name="Visited_20_Internet_20_Link">
</text:a>
, intelligence officers, with our office. Sanction pressure on anyone who is guilty of thisaggression, blocking their assets and opportunities at the level of the world - cesamic protection of the world and now from any other opportunities of aggressions. The return of peace and its stability have no alternatives, ” - emphasized thezelensky.</text:p>
      <text:p text:style-name="P4">
Video: <text:a xlink:type="simple" xlink:href="https://t.me/OP_UA/9240" text:style-name="Internet_20_link" text:visited-style-name="Visited_20_Internet_20_Link">
</text:a>
He thanked everyone who helps Ukraine.</text:p>
      <text:p text:style-name="P4">
“Glory to all our soldiers who are fighting against terrorists!Returning as a worthy memory of all whose life was taken by Russia and its terror ... ”, - the Head of State emphasized.</text:p>
      <text:p text:style-name="P4">
As it was reported, President Volodymyr Zelensky introduced his decrees to operate the National Security and Defense Council of Ukraine of April 15, 2023 on the use of personal special economic and other restrictive measures up to 438 individuals and 254 legal entities.</text:p>
      <text:p text:style-name="P4">
Photo: op</text:p>
      <text:p text:style-name="P4">
News Source: <text:a xlink:type="simple" xlink:href="https://www.ukrinform.ua/rubric-ato/3696454-prezident-sankcijnij-tisk-na-vinnih-u-rosijskij-agresii-proti-ukraini-ce-samozahist-svitu.html" text:style-name="Internet_20_link" text:visited-style-name="Visited_20_Internet_20_Link">
https://www.ukrinform.ua/rubric-ato/3696454-prezident-sankcijnij-tisk-na-vinnih-u-rosijskij-agresii-proti-ukraini-ce-samozahist-svitu.html</text:a>
</text:p>
      <!--NEWS-->
      <text:h text:style-name="P10" text:outline-level="1">
<text:span text:style-name="T4">
Berlin requires 806 euros for the "parking" of the tank in front of the Russian Embassy</text:span>
</text:h>
      <text:p text:style-name="P4">
Authors: Ukrinform (Person)</text:p>
      <text:p text:style-name="P4">
Publisher: Укринформ (Organization)</text:p>
      <text:p text:style-name="P4">
Published Time: 2023-04-15T-39:55:00+03:00</text:p>
      <text:p text:style-name="P4">
Modified Time: 2023-04-15T21:55:00+03:00</text:p>
      <text:p text:style-name="P4">
Description: The "parking" of the Russian tank lined in front of the Russian Embassy in Berlin cost the organizers of the action quite cheap - 806 euros 20 cents in 4 days. - Ukrinform.</text:p>
      <text:p text:style-name="P4">
Images: ["<text:a xlink:type="simple" xlink:href="https://static.ukrinform.com/photos/2023_02/thumb_files/630_360_1677238842-922.jpg" text:style-name="Internet_20_link" text:visited-style-name="Visited_20_Internet_20_Link">
630_360_16772...</text:a>
"]</text:p>
      <text:p text:style-name="P4">
Tags: ['Берлін', 'Німеччина', 'Посольство', 'Танк']</text:p>
      <text:p text:style-name="P4">
Type: Article</text:p>
      <!--METADATA-->
      <text:p text:style-name="P4">
<draw:frame draw:style-name="fr1" draw:name="Image31" text:anchor-type="as-char" svg:width="6.9236in" svg:height="3.956343in" draw:z-index="0">
<draw:image xlink:href="../Images/yкринформ/2023-04-15T-39-55-00-03-00/630_360_1677238842-922.jpg" xlink:type="simple" xlink:show="embed" xlink:actuate="onLoad" draw:mime-type="image/jpeg"/>
</draw:frame>
The "parking" of the Russian tank lined in front of the Russian Embassy in Berlinic was not cheap to organizers - 806 euros 20 cents in 4 days.</text:p>
      <text:p text:style-name="P4">
About this the capital edition <text:a xlink:type="simple" xlink:href="https://www.bz-berlin.de/berlin/mitte/mahnung-ueber-806-euro-nach-panzer-protest-wegen-asphalt-nutzung" text:style-name="Internet_20_link" text:visited-style-name="Visited_20_Internet_20_Link">
</text:a>
The organizers of the campaign Enno Lenz and Viland Gibel told, Ukrinform reports.</text:p>
      <text:p text:style-name="P4">
"I did not pay attention to the meeting on the fourth page of the permit," Lenta admitted, explaining that he was upset by previous disputes with the management of the city on 1000 pages.</text:p>
      <text:p text:style-name="P4">
A broken tank stood on the Unter-Dan-Linden Boulevard for four days, the account is associated with the "special use of 43.08 square meters of asphalt".</text:p>
      <text:p text:style-name="P4">
<text:span text:style-name="T4">
 Read also: </text:span>
 <text:a xlink:type="simple" xlink:href="https://www.ukrinform.ua/rubric-ato/3696344-zsu-znisili-novitnij-rosijskij-tank-t90-proriv.html" text:style-name="Internet_20_link" text:visited-style-name="Visited_20_Internet_20_Link">
<text:span text:style-name="T4">
 tank </text:span>
</text:a>
As  <text:a xlink:type="simple" xlink:href="https://www.ukrinform.ua/rubric-uarazom/3674618-pidbitij-rosijskij-tank-vistavili-pered-posolstvom-rf-u-berlini.html" text:style-name="Internet_20_link" text:visited-style-name="Visited_20_Internet_20_Link">
 </text:a>
, the initiators of the action have taken place for months for approval of their campaign. In the end, they were allowed to hold an action. It lasted from the anniversary of the beginning of the war, February 24. Enno Lenz and Vilaland Gibeliz of the Berlin Story Bunker Museum wanted to express their protest of anti -Russian aggressive policy and war against Ukraine.</text:p>
      <text:p text:style-name="P4">
The said Russian T-72B tank was badly damaged by a mines of the 31 birch mines near Bucha. The Military-Historical Museum of the Ministry of Defense of Ukraine gave the tank for use and also supported its transportation.</text:p>
      <text:p text:style-name="P4">
Now the wreckage of a 44-ton tank "ride" on the Netherlands, where they are demonstrated by inserted cities.</text:p>
      <text:p text:style-name="P4">
News Source: <text:a xlink:type="simple" xlink:href="https://www.ukrinform.ua/rubric-world/3696356-berlin-vimagae-806-evro-za-parkuvanna-tanka-pered-posolstvom-rf.html" text:style-name="Internet_20_link" text:visited-style-name="Visited_20_Internet_20_Link">
https://www.ukrinform.ua/rubric-world/3696356-berlin-vimagae-806-evro-za-parkuvanna-tanka-pered-posolstvom-rf.html</text:a>
</text:p>
      <!--NEWS-->
      <text:h text:style-name="P10" text:outline-level="1">
<text:span text:style-name="T4">
Zelensky: Under the rubble of the Russian rocket in Slavyansk there are bodies of dead</text:span>
</text:h>
      <text:p text:style-name="P4">
Authors: Ukrinform (Person)</text:p>
      <text:p text:style-name="P4">
Publisher: Укринформ (Organization)</text:p>
      <text:p text:style-name="P4">
Published Time: 2023-04-15T-41:52:00+03:00</text:p>
      <text:p text:style-name="P4">
Modified Time: 2023-04-15T21:52:00+03:00</text:p>
      <text:p text:style-name="P4">
Description: President Volodymyr Zelenskyy has informed that the search operation in Slavyansk is still ongoing. According to him, there is information about the presence of the bodies of the dead under the rubble of houses.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Донеччина', "Слов'янськ", 'Зеленський', 'Війна з росією', 'Ракетний удар']</text:p>
      <text:p text:style-name="P4">
Type: Article</text:p>
      <!--METADATA-->
      <text:p text:style-name="P4">
<draw:frame draw:style-name="fr1" draw:name="Image32" text:anchor-type="as-char" svg:width="6.9236in" svg:height="3.956343in" draw:z-index="0">
<draw:image xlink:href="../Images/yкринформ/2023-04-15T-41-52-00-03-00/630_360_1678962741-175.jpeg" xlink:type="simple" xlink:show="embed" xlink:actuate="onLoad" draw:mime-type="image/jpeg"/>
</draw:frame>
President Volodymyr Zelenskyy has informed that the search operation in the Slavs of the Russian rocket strike is still ongoing. According to him, there is a information of the permanence of the bodies of the dead under the rubble of houses.</text:p>
      <text:p text:style-name="P4">
The head of state said in his <text:a xlink:type="simple" xlink:href="https://t.me/V_Zelenskiy_official/5868" text:style-name="Internet_20_link" text:visited-style-name="Visited_20_Internet_20_Link">
</text:a>
evening <text:a xlink:type="simple" xlink:href="https://www.youtube.com/watch" text:style-name="Internet_20_link" text:visited-style-name="Visited_20_Internet_20_Link">
</text:a>
 <text:a xlink:type="simple" xlink:href="https://t.me/V_Zelenskiy_official/5868" text:style-name="Internet_20_link" text:visited-style-name="Visited_20_Internet_20_Link">
</text:a>
transmits Ukrinform.</text:p>
      <text:p text:style-name="P4">
_ <text:span text:style-name="T4">
 Video </text:span>
: <text:a xlink:type="simple" xlink:href="https://t.me/OP_UA/9240" text:style-name="Internet_20_link" text:visited-style-name="Visited_20_Internet_20_Link">
</text:a>
_</text:p>
      <text:p text:style-name="P4">
“In Slavyansk, the Donbass is still undergoing a search operation after the Russian Watch, which happened yesterday. There is information that under the rubble of the houses is still the dead. Unfortunately, ”said <text:a xlink:type="simple" xlink:href="https://www.ukrinform.ua/tag-zelenskij" text:style-name="Internet_20_link" text:visited-style-name="Visited_20_Internet_20_Link">
</text:a>
 .</text:p>
      <text:p text:style-name="P4">
За його словами, лише один цей удар пошкодив, зруйнував більше 50 житловихбудинків, із них більше 30 - багатоквартирні.</text:p>
      <text:p text:style-name="P4">
<text:span text:style-name="T4">
Читайте також:</text:span>
 <text:a xlink:type="simple" xlink:href="https://www.ukrinform.ua/rubric-regions/3696376-obstril-hersona-rosijski-snaradi-vpali-poblizu-osvitnogo-zakladu-zagibli-mati-i-donka.html" text:style-name="Internet_20_link" text:visited-style-name="Visited_20_Internet_20_Link">
 <text:span text:style-name="T4">
Обстріл</text:span>
 </text:a>
“More than 20 people are injured, as of which time, the dead are already 11. The average is a very young child - a boy of 2021. My condolences. To all who lost loved ones. None of those who are guilty of this aggression can forgive and forget anything, ”the President emphasized.</text:p>
      <text:p text:style-name="P4">
As it was reported, April 14 <text:a xlink:type="simple" xlink:href="https://www.ukrinform.ua/rubric-ato/3695978-vorog-vluciv-u-tri-patipoverhivki-slovanska-vidomo-zagiblogo-i-sistoh-poranenih.html" text:style-name="Internet_20_link" text:visited-style-name="Visited_20_Internet_20_Link">
</text:a>
in Donetsk region.</text:p>
      <text:p text:style-name="P4">
News Source: <text:a xlink:type="simple" xlink:href="https://www.ukrinform.ua/rubric-regions/3696453-zelenskij-pid-zavalami-zrujnovanih-rosijskou-raketou-budinkiv-u-slovansku-e-tila-zagiblih.html" text:style-name="Internet_20_link" text:visited-style-name="Visited_20_Internet_20_Link">
https://www.ukrinform.ua/rubric-regions/3696453-zelenskij-pid-zavalami-zrujnovanih-rosijskou-raketou-budinkiv-u-slovansku-e-tila-zagiblih.html</text:a>
</text:p>
      <!--NEWS-->
      <text:h text:style-name="P10" text:outline-level="1">
<text:span text:style-name="T4">
Since the beginning of the war, Ukraine has approved 9 European Integration Banks in the field of the environment - Minister</text:span>
</text:h>
      <text:p text:style-name="P4">
Authors: Ukrinform (Person)</text:p>
      <text:p text:style-name="P4">
Publisher: Укринформ (Organization)</text:p>
      <text:p text:style-name="P4">
Published Time: 2023-04-15T-43:40:00+03:00</text:p>
      <text:p text:style-name="P4">
Modified Time: 2023-04-15T21:40:00+03:00</text:p>
      <text:p text:style-name="P4">
Description: Ukraine has approved nine European integration laws in the field of environmental since the beginning of a large -scale war. - Ukrinform.</text:p>
      <text:p text:style-name="P4">
Images: ["<text:a xlink:type="simple" xlink:href="https://static.ukrinform.com/photos/2023_04/thumb_files/630_360_1681582359-469.jpg" text:style-name="Internet_20_link" text:visited-style-name="Visited_20_Internet_20_Link">
630_360_16815...</text:a>
"]</text:p>
      <text:p text:style-name="P4">
Tags: ['Екологія', 'Євроінтеграція', 'Небезпечні відходи', 'Україна', 'Забруднення повітря', 'Міндовкілля']</text:p>
      <text:p text:style-name="P4">
Type: Article</text:p>
      <!--METADATA-->
      <text:p text:style-name="P4">
<draw:frame draw:style-name="fr1" draw:name="Image33" text:anchor-type="as-char" svg:width="6.9236in" svg:height="3.956343in" draw:z-index="0">
<draw:image xlink:href="../Images/yкринформ/2023-04-15T-43-40-00-03-00/630_360_1681582359-469.jpg" xlink:type="simple" xlink:show="embed" xlink:actuate="onLoad" draw:mime-type="image/jpeg"/>
</draw:frame>
The Ukrainian laborer has adopted nine European integration lawsuits in the field of environmental.</text:p>
      <text:p text:style-name="P4">
The Minister of Environmental Protection and Natural Resources of Ukraine Ruslan in [] said this(https://armyinform.com.ua/2023/04/15/shkoda-dovkillyu-vid-vijny-vzhe-perevyshhuye-19-tryljona-gryven-ruslan-strilecz/?fbclid=IwAR3T1WdE7QI7LUo1TZlIvz_3FTGCAVQu0vd0sAEtLL6KwUquqwZ3eH-glEI) <text:a xlink:type="simple" xlink:href="https://armyinform.com.ua/2023/04/15/shkoda-dovkillyu-vid-vijny-vzhe-perevyshhuye-19-tryljona-gryven-ruslan-strilecz/" text:style-name="Internet_20_link" text:visited-style-name="Visited_20_Internet_20_Link">
 </text:a>
, reports Ukrinform.</text:p>
      <text:p text:style-name="P4">
“In general, since the beginning of the Large War, Ukraine has already approved nine -euro -integration laws in the field <text:a xlink:type="simple" xlink:href="https://www.ukrinform.ua/tag-ekologia" text:style-name="Internet_20_link" text:visited-style-name="Visited_20_Internet_20_Link">
</text:a>
. This is greater progress than in the previous five years. In particular, the reform of the waste management system, the reform of national system of systemic safety, etc., ”the shooter said.</text:p>
      <text:p text:style-name="P4">
He added that "today we are talking about changing approaches to energy generation."</text:p>
      <text:p text:style-name="P4">
<text:span text:style-name="T4">
 Read also: </text:span>
 <text:a xlink:type="simple" xlink:href="https://www.ukrinform.ua/rubric-society/3696436-vijna-vze-zavdala-skodi-dovkillu-ukraini-na-majze-2-triljoni-strilec.html" text:style-name="Internet_20_link" text:visited-style-name="Visited_20_Internet_20_Link">
<text:span text:style-name="T4">
 Sagittarius </text:span>
</text:a>
“We have to go the European way. This is, in particular, the use of hydrogen. To hold hydrogen, you need a huge amount of electricity. Therefore, in Ukraine, there is an extensive network of renewable energy sources - winds, solar stations. At the expense of renewable energy, we will be able to produce a green hydrogen, ”the minister said.</text:p>
      <text:p text:style-name="P4">
According to him, green recovery is "it is accurately greening transport, eco-freely architectural and engineering solutions."</text:p>
      <text:p text:style-name="P4">
“For example, even before the Pandemia in Beijing, people went to masks because of smoke, because there were no skyscrapers there from the exhaust gases of ravage. And in European countries, external installations are set up to clean up the city air. The world is moving further, and we must be very fast -contained. This is the perfect picture of the world and Ukraine I would like to see. My children lived in such a country, ”the shooter emphasized.</text:p>
      <text:p text:style-name="P4">
<text:span text:style-name="T4">
 Read also: </text:span>
 <text:a xlink:type="simple" xlink:href="https://www.ukrinform.ua/rubric-economy/3693397-ukraina-do-2030-roku-moze-zrobiti-ponad-polovinu-svoei-energetiki-zelenou-ekspert.html" text:style-name="Internet_20_link" text:visited-style-name="Visited_20_Internet_20_Link">
</text:a>
He also noted that "Even in spite of the war, it did not stop the reform of the reform of reduction and control of industrial pollution, Afactically eco -modernization of industry."As reported by Ukrinform, earlier the President of the European Parliament Robertamezole expressed the hope that negotiations on Ukraine's membership in the European Union would be deemed this year.</text:p>
      <text:p text:style-name="P4">
<text:span text:style-name="T5">
Foto: Armyinform</text:span>
</text:p>
      <text:p text:style-name="P4">
News Source: <text:a xlink:type="simple" xlink:href="https://www.ukrinform.ua/rubric-society/3696446-vid-pocatku-vijni-ukraina-uhvalila-9-evrointegracijnih-zakonoproektiv-u-sferi-dovkilla-ministr.html" text:style-name="Internet_20_link" text:visited-style-name="Visited_20_Internet_20_Link">
https://www.ukrinform.ua/rubric-society/3696446-vid-pocatku-vijni-ukraina-uhvalila-9-evrointegracijnih-zakonoproektiv-u-sferi-dovkilla-ministr.html</text:a>
</text:p>
      <!--NEWS-->
      <text:h text:style-name="P10" text:outline-level="1">
<text:span text:style-name="T4">
Zelensky: All Ukrainian sanctions synchronize with global sanctions</text:span>
</text:h>
      <text:p text:style-name="P4">
Authors: Ukrinform (Person)</text:p>
      <text:p text:style-name="P4">
Publisher: Укринформ (Organization)</text:p>
      <text:p text:style-name="P4">
Published Time: 2023-04-15T-45:23:00+03:00</text:p>
      <text:p text:style-name="P4">
Modified Time: 2023-04-15T21:23:00+03:00</text:p>
      <text:p text:style-name="P4">
Description: All Ukrainian sanctions synchronize with global sanctions, it is an inevitable process. The sanction pressure on anyone who is guilty of this aggression, blocking their assets and opportunities at the world level is the self-defense of the world and now from any other opportunities for aggression.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Антиросійські санкції', 'Зеленський', 'Війна з росією', '#stoprussia']</text:p>
      <text:p text:style-name="P4">
Type: Article</text:p>
      <!--METADATA-->
      <text:p text:style-name="P4">
<draw:frame draw:style-name="fr1" draw:name="Image34" text:anchor-type="as-char" svg:width="6.9236in" svg:height="3.956343in" draw:z-index="0">
<draw:image xlink:href="../Images/yкринформ/2023-04-15T-45-23-00-03-00/630_360_1679682020-565.jpeg" xlink:type="simple" xlink:show="embed" xlink:actuate="onLoad" draw:mime-type="image/jpeg"/>
</draw:frame>
All Ukrainian sanctions synchronize with global sanctions, it is an inevitable process. The sanction pressure on anyone who is guilty of this aggression, blocking their assets and opportunities at the world level is the self-defense of the world and now all other opportunities for aggression.</text:p>
      <text:p text:style-name="P4">
This emphasized in his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240" text:style-name="Internet_20_link" text:visited-style-name="Visited_20_Internet_20_Link">
</text:a>
</text:span>
</text:p>
      <text:p text:style-name="P4">
<text:span text:style-name="T4">
 _ I wish health, dear Ukrainians!_ </text:span>
</text:p>
      <text:p text:style-name="P4">
He spoke with French President Macron today. There was a long conversation, almost half hours. They managed to walk on all key security issues, which is the day of the day - ours, in Ukraine, is very important, and in general in Europe.</text:p>
      <text:p text:style-name="P4">
It is a front, our ability to move, to act, to return freedom and justice in those territories that, unfortunately, are occupied by Russia.</text:p>
      <text:p text:style-name="P4">
International contacts were discussed - both ours and France. Emmanuel informed about the details and results of the visit to China. And I thank you for the clear support of those print things that combine our whole anti -war coalition.</text:p>
      <text:p text:style-name="P4">
Russia should be taken from the territory of Ukraine. All Ukraine and all occupiers. The iconic point of the UN Charter must work again - none of the Russian orders of international law can be ignored. It is on these principles that safety and tranquility will come to international relations. For this purpose, the E -Ukrainian formula of peace, absolutely realistic and quite specific, was also discussed in detail with the macron, as well as the international events that we blink this year, including the NATO Vilnius Summit.</text:p>
      <text:p text:style-name="P4">
Our common position at the Lithuanian Summit-all the participating states-can be the ambitious samette, which European security needs. I am sure of this. Safety of security for Ukraine, that is, in fact, for an international order based on the rules, it is necessary before our entry into the Alliance.</text:p>
      <text:p text:style-name="P4">
By the way, in Vilnius a meeting of the Member States of the Joint Investigative Group of Investigation of the Crimes of the invaders in Ukraine took place. One of the results of the meeting of Jugoda - it was signed yesterday. The Agreement on Joint Investigation of not only Russian military crimes, but also a crime of genocide.</text:p>
      <text:p text:style-name="P4">
We will provide at all levels, including legal, full responsibility for the Russian and Ukrainians. And I thank all the partners who assault the sentences for the occupiers - for Russian murderers and terrorists.Only one of this strike of terrorists has damaged and destroyed more than 50 residential buildings, of which more than 30 are multi -apartment ones. The wounded -more than 20 people, as of this time -the dead already 11. Among them is a very young child -the 21st year of the 21st year of birth. My condolences to my relatives, to all who have lost their close ...</text:p>
      <text:p text:style-name="P4">
None of those who are guilty of this aggression can forgive and forget anything.</text:p>
      <text:p text:style-name="P4">
Today, two other sanctions against persons and companies have been published or helping the blame for this terror. In particular, these are the sanctions of persons who promote the terrorist state are covered by sports. Again, who is associated with its officials. A separate list is IT companies, quality terror, or give digital opportunities to continue aggression.</text:p>
      <text:p text:style-name="P4">
All Ukrainian sanctions synchronize with global sanctions, this is an inevitable process. I thank all in international institutions and partner states, who work with us, with government officials, with NSDCs, specialists, with our office.</text:p>
      <text:p text:style-name="P4">
The sanction pressure on anyone who is guilty of this aggression, blocking their assets at the level of the world is the self-defense of the world and now from any other opportunities for aggression.</text:p>
      <text:p text:style-name="P4">
The return of peace and its stability have no alternatives.</text:p>
      <text:p text:style-name="P4">
Thank you all who help us, Ukraine!Glory to all our soldiers who are in the battle of terrorists!</text:p>
      <text:p text:style-name="P4">
Let us return justice as a decent memory of all whose life was taken by Russia Terror ...</text:p>
      <text:p text:style-name="P4">
<text:span text:style-name="T4">
<text:span text:style-name="T5">
Glory to Ukraine!</text:span>
 </text:span>
</text:p>
      <text:p text:style-name="P4">
News Source: <text:a xlink:type="simple" xlink:href="https://www.ukrinform.ua/rubric-polytics/3696452-zelenskij-usi-ukrainski-sankcii-sinhronizuemo-iz-sankciami-globalnimi.html" text:style-name="Internet_20_link" text:visited-style-name="Visited_20_Internet_20_Link">
https://www.ukrinform.ua/rubric-polytics/3696452-zelenskij-usi-ukrainski-sankcii-sinhronizuemo-iz-sankciami-globalnimi.html</text:a>
</text:p>
      <!--NEWS-->
      <text:h text:style-name="P10" text:outline-level="1">
<text:span text:style-name="T4">
In the Rivne region for the children of displaced persons held a master class on painting of Easter eggs</text:span>
</text:h>
      <text:p text:style-name="P4">
Authors: Ukrinform (Person)</text:p>
      <text:p text:style-name="P4">
Publisher: Укринформ (Organization)</text:p>
      <text:p text:style-name="P4">
Published Time: 2023-04-15T-47:19:46+03:00</text:p>
      <text:p text:style-name="P4">
Modified Time: 2023-04-15T21:19:46+03:00</text:p>
      <text:p text:style-name="P4">
Description: In the Rivne region for children of migrants from the Donetsk region held a master class on painting of Easter eggs, painted them together with mothers and grandmothers. - Ukrinform.</text:p>
      <text:p text:style-name="P4">
Images: ["<text:a xlink:type="simple" xlink:href="https://static.ukrinform.com/photos/2023_04/thumb_files/630_360_1681582467-748.jpeg" text:style-name="Internet_20_link" text:visited-style-name="Visited_20_Internet_20_Link">
630_360_16815...</text:a>
", "<text:a xlink:type="simple" xlink:href="https://static.ukrinform.com/photos/2023_04/1681582466-410.jpeg" text:style-name="Internet_20_link" text:visited-style-name="Visited_20_Internet_20_Link">
1681582466-41...</text:a>
", "<text:a xlink:type="simple" xlink:href="https://static.ukrinform.com/photos/2023_04/1681582466-122.jpeg" text:style-name="Internet_20_link" text:visited-style-name="Visited_20_Internet_20_Link">
1681582466-12...</text:a>
", "<text:a xlink:type="simple" xlink:href="https://static.ukrinform.com/photos/2023_04/1681582467-432.jpeg" text:style-name="Internet_20_link" text:visited-style-name="Visited_20_Internet_20_Link">
1681582467-43...</text:a>
", "<text:a xlink:type="simple" xlink:href="https://static.ukrinform.com/photos/2023_04/1681582465-645.jpeg" text:style-name="Internet_20_link" text:visited-style-name="Visited_20_Internet_20_Link">
1681582465-64...</text:a>
", "<text:a xlink:type="simple" xlink:href="https://static.ukrinform.com/photos/2023_04/1681582466-317.jpeg" text:style-name="Internet_20_link" text:visited-style-name="Visited_20_Internet_20_Link">
1681582466-31...</text:a>
"]</text:p>
      <text:p text:style-name="P4">
Tags: ['Діти', 'Рівненщина', 'Великдень', 'Писанка']</text:p>
      <text:p text:style-name="P4">
Type: Article</text:p>
      <!--METADATA-->
      <text:p text:style-name="P4">
<draw:frame draw:style-name="fr1" draw:name="Image35" text:anchor-type="as-char" svg:width="6.9236in" svg:height="3.956343in" draw:z-index="0">
<draw:image xlink:href="../Images/yкринформ/2023-04-15T-47-19-46-03-00/630_360_1681582467-748.jpeg" xlink:type="simple" xlink:show="embed" xlink:actuate="onLoad" draw:mime-type="image/jpeg"/>
</draw:frame>
About for children of displaced persons from Donetsk region held a master class of painting of Easter eggs, painted them together with mothers and grandmothers.</text:p>
      <text:p text:style-name="P4">
About it in <text:a xlink:type="simple" xlink:href="https://t.me/vitalykoval8/11051" text:style-name="Internet_20_link" text:visited-style-name="Visited_20_Internet_20_Link">
</text:a>
The head of Rivneov Vitaliy Koval reported, Ukrinform reports.</text:p>
      <text:p text:style-name="P4">
"He organized a master class on painting Easter eggs for the children. They were drawn with moms and grandmothers," the message reads.</text:p>
      <text:p text:style-name="P4">
<draw:frame draw:style-name="fr1" draw:name="Image36" text:anchor-type="as-char" svg:width="6.9236in" svg:height="3.89773in" draw:z-index="0">
<draw:image xlink:href="../Images/yкринформ/2023-04-15T-47-19-46-03-00/1681582466-410.jpeg" xlink:type="simple" xlink:show="embed" xlink:actuate="onLoad" draw:mime-type="image/jpeg"/>
</draw:frame>
<draw:frame draw:style-name="fr1" draw:name="Image37" text:anchor-type="as-char" svg:width="6.9236in" svg:height="4.615733in" draw:z-index="0">
<draw:image xlink:href="../Images/yкринформ/2023-04-15T-47-19-46-03-00/1681582466-122.jpeg" xlink:type="simple" xlink:show="embed" xlink:actuate="onLoad" draw:mime-type="image/jpeg"/>
</draw:frame>
As it is noted, the color of the eggs - red - was chosen not by chance. In the Ukrainian tradition <text:a xlink:type="simple" xlink:href="https://www.ukrinform.ua/tag-diti" text:style-name="Internet_20_link" text:visited-style-name="Visited_20_Internet_20_Link">
</text:a>
gave the bright writers. They depicted flowers and a tree of life.</text:p>
      <text:p text:style-name="P4">
<draw:frame draw:style-name="fr1" draw:name="Image38" text:anchor-type="as-char" svg:width="6.9236in" svg:height="4.615733in" draw:z-index="0">
<draw:image xlink:href="../Images/yкринформ/2023-04-15T-47-19-46-03-00/1681582467-432.jpeg" xlink:type="simple" xlink:show="embed" xlink:actuate="onLoad" draw:mime-type="image/jpeg"/>
</draw:frame>
<text:span text:style-name="T4">
 Read also: </text:span>
 <text:a xlink:type="simple" xlink:href="https://www.ukrinform.ua/rubric-regions/3695930-u-kolomii-pisanku-aku-stvoriv-vijskovij-prodali-za-18-tisac-dla-dopomogi-zsu.html" text:style-name="Internet_20_link" text:visited-style-name="Visited_20_Internet_20_Link">
<text:span text:style-name="T4">
 Pisan </text:span>
</text:a>
The master class was conducted by the Honored Master of Folk Art of Ukraine Victoriastanyuk. According to Koval, the children who participated in the event moved from the Donetsk region. Therefore, they were interested in stories about the tradition of coloring eggs.</text:p>
      <text:p text:style-name="P4">
<draw:frame draw:style-name="fr1" draw:name="Image39" text:anchor-type="as-char" svg:width="6.9236in" svg:height="4.615733in" draw:z-index="0">
<draw:image xlink:href="../Images/yкринформ/2023-04-15T-47-19-46-03-00/1681582465-645.jpeg" xlink:type="simple" xlink:show="embed" xlink:actuate="onLoad" draw:mime-type="image/jpeg"/>
</draw:frame>
<draw:frame draw:style-name="fr1" draw:name="Image40" text:anchor-type="as-char" svg:width="6.9236in" svg:height="4.615733in" draw:z-index="0">
<draw:image xlink:href="../Images/yкринформ/2023-04-15T-47-19-46-03-00/1681582466-317.jpeg" xlink:type="simple" xlink:show="embed" xlink:actuate="onLoad" draw:mime-type="image/jpeg"/>
</draw:frame>
According to Ukrinform, in the Rivne region, the believers who have come to the service of the curfew, may remain in the temple overnight, and protects warns that the abolition or reduction of the curfew hour will not be.</text:p>
      <text:p text:style-name="P4">
News Source: <text:a xlink:type="simple" xlink:href="https://www.ukrinform.ua/rubric-society/3696448-na-rivnensini-dla-ditej-pereselenciv-proveli-majsterklas-z-rozpisu-pashalnih-aec.html" text:style-name="Internet_20_link" text:visited-style-name="Visited_20_Internet_20_Link">
https://www.ukrinform.ua/rubric-society/3696448-na-rivnensini-dla-ditej-pereselenciv-proveli-majsterklas-z-rozpisu-pashalnih-aec.html</text:a>
</text:p>
      <!--NEWS-->
      <text:h text:style-name="P10" text:outline-level="1">
<text:span text:style-name="T4">
Dmitry Mitrofanov won the duel against Juan Carlos</text:span>
</text:h>
      <text:p text:style-name="P4">
Authors: Ukrinform (Person)</text:p>
      <text:p text:style-name="P4">
Publisher: Укринформ (Organization)</text:p>
      <text:p text:style-name="P4">
Published Time: 2023-04-15T-49:17:02+03:00</text:p>
      <text:p text:style-name="P4">
Modified Time: 2023-04-15T21:17:02+03:00</text:p>
      <text:p text:style-name="P4">
Description: The battle lasted all six rounds. - Ukrinform.</text:p>
      <text:p text:style-name="P4">
Images: ["<text:a xlink:type="simple" xlink:href="https://static.ukrinform.com/photos/2023_04/thumb_files/630_360_1681582537-917.jpeg" text:style-name="Internet_20_link" text:visited-style-name="Visited_20_Internet_20_Link">
630_360_16815...</text:a>
"]</text:p>
      <text:p text:style-name="P4">
Tags: ['Бокс']</text:p>
      <text:p text:style-name="P4">
Type: Article</text:p>
      <!--METADATA-->
      <text:p text:style-name="P4">
<draw:frame draw:style-name="fr1" draw:name="Image41" text:anchor-type="as-char" svg:width="6.9236in" svg:height="3.956343in" draw:z-index="0">
<draw:image xlink:href="../Images/yкринформ/2023-04-15T-49-17-02-03-00/630_360_1681582537-917.jpeg" xlink:type="simple" xlink:show="embed" xlink:actuate="onLoad" draw:mime-type="image/jpeg"/>
</draw:frame>
He battled all six rounds.</text:p>
      <text:p text:style-name="P4">
WBO Oriental Champion in the first middleweight Dmitry Mitrofanov(13-0-1, 6 who)The 32-year-old Venezuelan Juan Carlos Rodrigez won(18-5, 17 xo), reports Ukrinform.</text:p>
      <text:p text:style-name="P4">
Boxers spent all 6 rounds in the ring, but the advantage of Mitrofanovasumov did not cause: Dmitry won the unanimous decision of judges –60: 54, 59:55, 60:54.</text:p>
      <text:p text:style-name="P4">
This is the 13th victory of the Ukrainian on the prof-ring.</text:p>
      <text:p text:style-name="P4">
The battle took place at the PGE Turow Arena in Guard, Poland.</text:p>
      <text:p text:style-name="P4">
<text:span text:style-name="T4">
 Read also: </text:span>
 <text:a xlink:type="simple" xlink:href="https://www.ukrinform.ua/rubric-sports/3696420-ukrainci-harciz-ta-lapin-zdobuli-dostrokovi-peremogi-na-vecori-boksu-v-polsi.html" text:style-name="Internet_20_link" text:visited-style-name="Visited_20_Internet_20_Link">
<text:span text:style-name="T4">
 Lapin </text:span>
</text:a>
As reported by Ukrinform, the battles of Andercard was victory by Ukrainians Yaroslavharziz and Daniel Lapin.</text:p>
      <text:p text:style-name="P4">
Photo: Getty Image</text:p>
      <text:p text:style-name="P4">
News Source: <text:a xlink:type="simple" xlink:href="https://www.ukrinform.ua/rubric-sports/3696447-dmitro-mitrofanov-zdobuv-peremogu-u-poedinku-proti-huana-karlosa.html" text:style-name="Internet_20_link" text:visited-style-name="Visited_20_Internet_20_Link">
https://www.ukrinform.ua/rubric-sports/3696447-dmitro-mitrofanov-zdobuv-peremogu-u-poedinku-proti-huana-karlosa.html</text:a>
</text:p>
      <!--NEWS-->
      <text:h text:style-name="P10" text:outline-level="1">
<text:span text:style-name="T4">
Taiwan is very vulnerable to China's attack from the air - wp</text:span>
</text:h>
      <text:p text:style-name="P4">
Authors: Ukrinform (Person)</text:p>
      <text:p text:style-name="P4">
Publisher: Укринформ (Organization)</text:p>
      <text:p text:style-name="P4">
Published Time: 2023-04-15T-51:17:00+03:00</text:p>
      <text:p text:style-name="P4">
Modified Time: 2023-04-15T21:17:00+03:00</text:p>
      <text:p text:style-name="P4">
Description: China has a significant military advantage over Taiwan in the air. Taiwan is unlikely to be able to offset the Chinese military advantage in the air during a potential conflict, according to the released secret documents of the Pentagon. - Ukrinform.</text:p>
      <text:p text:style-name="P4">
Images: ["<text:a xlink:type="simple" xlink:href="https://static.ukrinform.com/photos/2021_04/thumb_files/630_360_1618295985-341.jpg" text:style-name="Internet_20_link" text:visited-style-name="Visited_20_Internet_20_Link">
630_360_16182...</text:a>
"]</text:p>
      <text:p text:style-name="P4">
Tags: ['Авіація', 'Китай', 'Тайвань']</text:p>
      <text:p text:style-name="P4">
Type: Article</text:p>
      <!--METADATA-->
      <text:p text:style-name="P4">
<draw:frame draw:style-name="fr1" draw:name="Image42" text:anchor-type="as-char" svg:width="6.9236in" svg:height="3.956343in" draw:z-index="0">
<draw:image xlink:href="../Images/yкринформ/2023-04-15T-51-17-00-03-00/630_360_1618295985-341.jpg" xlink:type="simple" xlink:show="embed" xlink:actuate="onLoad" draw:mime-type="image/jpeg"/>
</draw:frame>
China has a significant military advantage over Taiwan in the air. Taiwan is unlikely to be able to live the Chinese military advantage in the air during a potential conflict, according to the released secret documents of the Pentagon.</text:p>
      <text:p text:style-name="P4">
As Ukrinform reports, it reports <text:a xlink:type="simple" xlink:href="https://www.washingtonpost.com/national-security/2023/04/15/taiwan-china-invasion-leaked-documents/" text:style-name="Internet_20_link" text:visited-style-name="Visited_20_Internet_20_Link">
</text:a>
.</text:p>
      <text:p text:style-name="P4">
The documents state that Taiwan officials doubt that their prototypal defense can "accurately detect missile launches", in addition, only the collapse <text:a xlink:type="simple" xlink:href="https://www.ukrinform.ua/tag-litak" text:style-name="Internet_20_link" text:visited-style-name="Visited_20_Internet_20_Link">
</text:a>
Taiwan is fully prepared for the assistants, and moving aircraft to the predicted shelters will take the lowest.</text:p>
      <text:p text:style-name="P4">
Secret documents concerning potential conflict indicate that China would have a much better opportunity for the early establishment of controlling in the sky than the Russian Air Force in Ukraine - a strategy that Taipei himself is a basis of a probable attack.</text:p>
      <text:p text:style-name="P4">
<text:span text:style-name="T4">
 Read also: </text:span>
 <text:a xlink:type="simple" xlink:href="https://www.ukrinform.ua/rubric-world/3695433-kitaj-timcasovo-zaboronit-povitranim-ta-morskim-sudnam-dostup-do-rajonu-poblizu-tajvanu.html" text:style-name="Internet_20_link" text:visited-style-name="Visited_20_Internet_20_Link">
<text:span text:style-name="T4">
 Taiwan </text:span>
</text:a>
China's naval forces were reported to continue maneuvers of the nearby, despite the announcement on the eve of the completion of large-scale three-day Joint Sword in the Taiwan Strait.</text:p>
      <text:p text:style-name="P4">
China April 8-10 conducted <text:a xlink:type="simple" xlink:href="https://www.ukrinform.ua/rubric-world/3694004-kitaj-zaversiv-tridenni-vijskovi-navcanna-poblizu-tajvanu.html" text:style-name="Internet_20_link" text:visited-style-name="Visited_20_Internet_20_Link">
</text:a>
, during which the forces of the Eastern Military District of the People's Liberation Army of China have operated the tasks of rocket strikes for purposes on the island and blocking the sea and airspace.</text:p>
      <text:p text:style-name="P4">
<text:span text:style-name="T5">
Foto: Getty Images</text:span>
</text:p>
      <text:p text:style-name="P4">
News Source: <text:a xlink:type="simple" xlink:href="https://www.ukrinform.ua/rubric-world/3696451-tajvan-duze-vrazlivij-do-napadu-kitau-z-povitra-wp.html" text:style-name="Internet_20_link" text:visited-style-name="Visited_20_Internet_20_Link">
https://www.ukrinform.ua/rubric-world/3696451-tajvan-duze-vrazlivij-do-napadu-kitau-z-povitra-wp.html</text:a>
</text:p>
      <!--NEWS-->
      <text:h text:style-name="P10" text:outline-level="1">
<text:span text:style-name="T4">
In the Ministry of Foreign Affairs of Britain reacted to collisions in Sudan</text:span>
</text:h>
      <text:p text:style-name="P4">
Authors: Ukrinform (Person)</text:p>
      <text:p text:style-name="P4">
Publisher: Укринформ (Organization)</text:p>
      <text:p text:style-name="P4">
Published Time: 2023-04-15T-54:57:09+03:00</text:p>
      <text:p text:style-name="P4">
Modified Time: 2023-04-15T20:57:09+03:00</text:p>
      <text:p text:style-name="P4">
Description: The UK Foreign Ministry stated that hostilities in Sudan would not resolve the current situation, and the violence that continues in Sudan should be stopped immediately. - Ukrinform.</text:p>
      <text:p text:style-name="P4">
Images: ["<text:a xlink:type="simple" xlink:href="https://static.ukrinform.com/photos/2019_04/thumb_files/630_360_1555141667-248.jpg" text:style-name="Internet_20_link" text:visited-style-name="Visited_20_Internet_20_Link">
630_360_15551...</text:a>
"]</text:p>
      <text:p text:style-name="P4">
Tags: ['Британія', 'Судан', 'Сутички']</text:p>
      <text:p text:style-name="P4">
Type: Article</text:p>
      <!--METADATA-->
      <text:p text:style-name="P4">
<draw:frame draw:style-name="fr1" draw:name="Image43" text:anchor-type="as-char" svg:width="6.9236in" svg:height="3.956343in" draw:z-index="0">
<draw:image xlink:href="../Images/yкринформ/2023-04-15T-54-57-09-03-00/630_360_1555141667-248.jpg" xlink:type="simple" xlink:show="embed" xlink:actuate="onLoad" draw:mime-type="image/jpeg"/>
</draw:frame>
The MSWIK Britain has stated that military action in Sudan would not resolve the situation, and the violence that continues in Sudan should be stopped immediately.</text:p>
      <text:p text:style-name="P4">
According to Ukrinform, this is stated in the statement of the Minister of Foreign British James Kleverli in <text:a xlink:type="simple" xlink:href="https://twitter.com/JamesCleverly/status/1647261026612568065" text:style-name="Internet_20_link" text:visited-style-name="Visited_20_Internet_20_Link">
</text:a>
.</text:p>
      <text:p text:style-name="P4">
"Violence continuing in Sudan must stop immediately. The United Kingdom calls the leadership <text:a xlink:type="simple" xlink:href="https://www.ukrinform.ua/tag-sudan" text:style-name="Internet_20_link" text:visited-style-name="Visited_20_Internet_20_Link">
</text:a>
Make it all up to restrain your troops and reduce escalation to prevent more bloodshed. Military action will not resolve this situation, " - says the news.</text:p>
      <text:p text:style-name="P4">
<text:span text:style-name="T4">
 Read also: </text:span>
 <text:a xlink:type="simple" xlink:href="https://www.ukrinform.ua/rubric-society/3696434-u-mzs-sprostuvali-informaciu-pro-zahoplenna-ukrainskih-zarucnikiv-u-sudani.html" text:style-name="Internet_20_link" text:visited-style-name="Visited_20_Internet_20_Link">
<text:span text:style-name="T4">
 Foreign Ministry </text:span>
 <text:span text:style-name="T4">
 </text:span>
 denied <text:span text:style-name="T4">
 </text:span>
 information <text:span text:style-name="T4">
 </text:span>
 <text:span text:style-name="T4">
 About </text:span>
<text:span text:style-name="T4">
 capture </text:span>
 <text:span text:style-name="T4">
 Ukrainian </text:span>
 <text:span text:style-name="T4">
 </text:span>
 hostages <text:span text:style-name="T4">
 </text:span>
 <text:span text:style-name="T4">
 Sudani </text:span>
</text:a>
As reported by Ukrinform, on April 15, after several days of tension between the Army of the Suddan and the rapid response forces(RSF)In the Chartum <text:a xlink:type="simple" xlink:href="https://www.ukrinform.ua/rubric-world/3696295-u-sudani-vidbuvautsa-zitknenna-miz-armieu-ta-silami-svidkogo-reaguvanna.html" text:style-name="Internet_20_link" text:visited-style-name="Visited_20_Internet_20_Link">
</text:a>
. Contradicted to the country's proposed transition to civil rule.</text:p>
      <text:p text:style-name="P4">
It is known about the death of two people in Sudan as a result of a shell of a plane. About <text:a xlink:type="simple" xlink:href="https://www.ukrinform.ua/rubric-world/3696371-aviakompanii-timcasovo-ne-vikonuvatimut-rejsi-do-stolici-sudanu.html" text:style-name="Internet_20_link" text:visited-style-name="Visited_20_Internet_20_Link">
</text:a>
The State Airlines Arabianairlines and the Egyptair National Airlines have already declared Hartum to Hartum.</text:p>
      <text:p text:style-name="P4">
<text:span text:style-name="T5">
Foto: aa</text:span>
</text:p>
      <text:p text:style-name="P4">
News Source: <text:a xlink:type="simple" xlink:href="https://www.ukrinform.ua/rubric-world/3696444-u-mzs-britanii-vidreaguvali-na-zitknenna-v-sudani.html" text:style-name="Internet_20_link" text:visited-style-name="Visited_20_Internet_20_Link">
https://www.ukrinform.ua/rubric-world/3696444-u-mzs-britanii-vidreaguvali-na-zitknenna-v-sudani.html</text:a>
</text:p>
      <!--NEWS-->
      <text:h text:style-name="P10" text:outline-level="1">
<text:span text:style-name="T4">
In the Netherlands, Ukrainian refugees demanded better living conditions</text:span>
</text:h>
      <text:p text:style-name="P4">
Authors: Ukrinform (Person)</text:p>
      <text:p text:style-name="P4">
Publisher: Укринформ (Organization)</text:p>
      <text:p text:style-name="P4">
Published Time: 2023-04-15T-56:52:00+03:00</text:p>
      <text:p text:style-name="P4">
Modified Time: 2023-04-15T20:52:00+03:00</text:p>
      <text:p text:style-name="P4">
Description: In the Netherlands, several dozen Ukrainian refugees conducted a protest due to living conditions. - Ukrinform.</text:p>
      <text:p text:style-name="P4">
Images: ["<text:a xlink:type="simple" xlink:href="https://static.ukrinform.com/photos/2023_04/thumb_files/630_360_1681581036-378.jpg" text:style-name="Internet_20_link" text:visited-style-name="Visited_20_Internet_20_Link">
630_360_16815...</text:a>
"]</text:p>
      <text:p text:style-name="P4">
Tags: ['Нідерланди', 'Права людини', 'Протест', 'Біженці']</text:p>
      <text:p text:style-name="P4">
Type: Article</text:p>
      <!--METADATA-->
      <text:p text:style-name="P4">
<draw:frame draw:style-name="fr1" draw:name="Image44" text:anchor-type="as-char" svg:width="6.9236in" svg:height="3.956343in" draw:z-index="0">
<draw:image xlink:href="../Images/yкринформ/2023-04-15T-56-52-00-03-00/630_360_1681581036-378.jpg" xlink:type="simple" xlink:show="embed" xlink:actuate="onLoad" draw:mime-type="image/jpeg"/>
</draw:frame>
UNIEANDANDS Several dozen Ukrainian refugees conducted a protest due to residence.</text:p>
      <text:p text:style-name="P4">
About it reports Ukrinform with reference to <text:a xlink:type="simple" xlink:href="https://nos.nl/artikel/2471522-protest-oekraiense-vluchtelingen-harskamp-het-eten-is-verschrikkelijk" text:style-name="Internet_20_link" text:visited-style-name="Visited_20_Internet_20_Link">
</text:a>
"Several dozen Ukrainian refugees in the center of admission in the village of Harscamp, Umunicipality of Ede in the province of Gelderdland, protested against the living conditions," the message reads.</text:p>
      <text:p text:style-name="P4">
It is noted that Ukrainian <text:a xlink:type="simple" xlink:href="https://www.ukrinform.ua/tag-bizenci" text:style-name="Internet_20_link" text:visited-style-name="Visited_20_Internet_20_Link">
</text:a>
They expressed dissatisfaction with the lack of confidentiality, food quality, education, and complained that medical care - generally zero.</text:p>
      <text:p text:style-name="P4">
Today, several dozen people came out on the street. They carried Ukrainian flags posters with slogans "help" and "Where are human rights?"</text:p>
      <text:p text:style-name="P4">
<text:span text:style-name="T4">
 Read also: </text:span>
 <text:a xlink:type="simple" xlink:href="https://www.ukrinform.ua/rubric-diaspora/3696306-bizenci-z-ukraini-zapovnili-progalini-na-polskomu-rinku-praci.html" text:style-name="Internet_20_link" text:visited-style-name="Visited_20_Internet_20_Link">
<text:span text:style-name="T4">
 refugee </text:span>
</text:a>
"We want a normal life," Tatiana's Bezhenko explains, "it can be a biceding place for a short time. But we have been here for more than a year, and it is very difficult. ”</text:p>
      <text:p text:style-name="P4">
As reported by Ukrinform, in the Netherlands more than 200 Ukrainians who were forced to leave Ukraine for a full -scale invasion of Russia, <text:a xlink:type="simple" xlink:href="https://www.ukrinform.ua/rubric-diaspora/3685939-u-niderlandah-ponad-200-ukrainskih-bizenciv-stali-zertvami-trudovoi-ekspluatacii.html" text:style-name="Internet_20_link" text:visited-style-name="Visited_20_Internet_20_Link">
</text:a>
Фото: Omroep Gelderland</text:p>
      <text:p text:style-name="P4">
News Source: <text:a xlink:type="simple" xlink:href="https://www.ukrinform.ua/rubric-society/3696443-u-niderlandah-ukrainski-bizenci-vimagali-krasih-umov-prozivanna.html" text:style-name="Internet_20_link" text:visited-style-name="Visited_20_Internet_20_Link">
https://www.ukrinform.ua/rubric-society/3696443-u-niderlandah-ukrainski-bizenci-vimagali-krasih-umov-prozivanna.html</text:a>
</text:p>
      <!--NEWS-->
      <text:h text:style-name="P10" text:outline-level="1">
<text:span text:style-name="T4">
APL: Chelsea gave way to Brighton on Stamford Bridge</text:span>
</text:h>
      <text:p text:style-name="P4">
Authors: Ukrinform (Person)</text:p>
      <text:p text:style-name="P4">
Publisher: Укринформ (Organization)</text:p>
      <text:p text:style-name="P4">
Published Time: 2023-04-15T-58:44:52+03:00</text:p>
      <text:p text:style-name="P4">
Modified Time: 2023-04-15T20:44:52+03:00</text:p>
      <text:p text:style-name="P4">
Description: Mudryk participated in the first goal of this match. - Ukrinform.</text:p>
      <text:p text:style-name="P4">
Images: ["<text:a xlink:type="simple" xlink:href="https://static.ukrinform.com/photos/2023_04/thumb_files/630_360_1681580610-566.jpg" text:style-name="Internet_20_link" text:visited-style-name="Visited_20_Internet_20_Link">
630_360_16815...</text:a>
"]</text:p>
      <text:p text:style-name="P4">
Tags: ['Челсі', 'Футбол', 'АПЛ']</text:p>
      <text:p text:style-name="P4">
Type: Article</text:p>
      <!--METADATA-->
      <text:p text:style-name="P4">
<draw:frame draw:style-name="fr1" draw:name="Image45" text:anchor-type="as-char" svg:width="6.9236in" svg:height="3.956343in" draw:z-index="0">
<draw:image xlink:href="../Images/yкринформ/2023-04-15T-58-44-52-03-00/630_360_1681580610-566.jpg" xlink:type="simple" xlink:show="embed" xlink:actuate="onLoad" draw:mime-type="image/jpeg"/>
</draw:frame>
Wise to participate in the first goal of this match.</text:p>
      <text:p text:style-name="P4">
Brighton beat Chelsea 2: 1 in the match of the 31st round of the English Premier League, Ukrinform reports.</text:p>
      <text:p text:style-name="P4">
The score in the match was opened in the 13th minute. The Gallahler Konor was distinguished, and the Ukrainian wnger Mikhail Mudryk recorded in his own expense.</text:p>
      <text:p text:style-name="P4">
For the wise, it is the second goal transmission in Chelsea. The first Ukrainian made on March 11 in the match against Lester. By the way, Mudryk spent all 90 minutes in the field.</text:p>
      <text:p text:style-name="P4">
Chelsea failed to keep. In the 42nd minute, Roberto Dedzerby's wards leveled the score thanks to Danny Welbeck's goal. In the 70th minute, Gostov went forward-he scored 19-year-old Julio Ensiso.</text:p>
      <text:p text:style-name="P4">
For Blue, this defeat became the third in a row. In all three games, the command of Frank Lemarty. Pensioners now have 39 points, they are located on the11st line after 31 rounds. Brighton goes the seventh with 49 points.</text:p>
      <text:p text:style-name="P4">
<text:span text:style-name="T4">
 Read also: </text:span>
 <text:a xlink:type="simple" xlink:href="https://www.ukrinform.ua/rubric-sports/3693703-armolenko-vidznacivsa-za-al-ajn-u-matci-proti-haurfakkana.html" text:style-name="Internet_20_link" text:visited-style-name="Visited_20_Internet_20_Link">
</text:a>
As reported by Ukrinform, in the other match of the 31st round of the Evertor APL, for which Vitaly Mykolenko played Ukrainian Ukrainian, gave way to Fulgem 1: 3.</text:p>
      <text:p text:style-name="P4">
Photo: Getty Image</text:p>
      <text:p text:style-name="P4">
News Source: <text:a xlink:type="simple" xlink:href="https://www.ukrinform.ua/rubric-sports/3696441-apl-celsi-postupilos-brajtonu-na-stemford-bridz.html" text:style-name="Internet_20_link" text:visited-style-name="Visited_20_Internet_20_Link">
https://www.ukrinform.ua/rubric-sports/3696441-apl-celsi-postupilos-brajtonu-na-stemford-bridz.html</text:a>
</text:p>
      <!--NEWS-->
      <text:h text:style-name="P10" text:outline-level="1">
<text:span text:style-name="T4">
Blinken discussed the war in Ukraine with Vietnam leadership in Vietnam</text:span>
</text:h>
      <text:p text:style-name="P4">
Authors: Ukrinform (Person)</text:p>
      <text:p text:style-name="P4">
Publisher: Укринформ (Organization)</text:p>
      <text:p text:style-name="P4">
Published Time: 2023-04-15T-60:40:03+03:00</text:p>
      <text:p text:style-name="P4">
Modified Time: 2023-04-15T20:40:03+03:00</text:p>
      <text:p text:style-name="P4">
Description: US Secretary of State Anthony Blinken met with the Prime Minister of the country during his visit to Vietnam, with whom, among other things, he discussed the war in Ukraine. - Ukrinform.</text:p>
      <text:p text:style-name="P4">
Images: ["<text:a xlink:type="simple" xlink:href="https://static.ukrinform.com/photos/2022_03/thumb_files/630_360_1647552427-852.jpg" text:style-name="Internet_20_link" text:visited-style-name="Visited_20_Internet_20_Link">
630_360_16475...</text:a>
"]</text:p>
      <text:p text:style-name="P4">
Tags: ['США', 'Україна', "В'єтнам", 'Блінкен', 'Війна з росією']</text:p>
      <text:p text:style-name="P4">
Type: Article</text:p>
      <!--METADATA-->
      <text:p text:style-name="P4">
<draw:frame draw:style-name="fr1" draw:name="Image46" text:anchor-type="as-char" svg:width="6.9236in" svg:height="3.956343in" draw:z-index="0">
<draw:image xlink:href="../Images/yкринформ/2023-04-15T-60-40-03-03-00/630_360_1647552427-852.jpg" xlink:type="simple" xlink:show="embed" xlink:actuate="onLoad" draw:mime-type="image/jpeg"/>
</draw:frame>
US Secretary of State Anthony Blinken met with the Prime Minister of the country during his visit to Vietnam, with whom he discussed the war in Ukraine.</text:p>
      <text:p text:style-name="P4">
As Ukrinform reports, he <text:a xlink:type="simple" xlink:href="https://www.youtube.com/watch" text:style-name="Internet_20_link" text:visited-style-name="Visited_20_Internet_20_Link">
</text:a>
At a press conference, the US Embassy in Vietnam.</text:p>
      <text:p text:style-name="P4">
"We talked about Ukraine and about Russian aggression in Ukraine. Vietnam has an ancient historium and relations with Russia. We understand and recognize it. At the same time, I clearly have clear from our Vietnamese interlocutors and how they publicly declared their commitment to basic principles(UN - Ed.)which also threatens Russia's aggression, "Blinken said.</text:p>
      <text:p text:style-name="P4">
According to him, the Vietnamese government supports Ukraine's sovereignty of our country.</text:p>
      <text:p text:style-name="P4">
<text:span text:style-name="T4">
 Read also: </text:span>
 <text:a xlink:type="simple" xlink:href="https://www.ukrinform.ua/rubric-ato/3694662-ukraina-viznacae-sama-ak-najbils-efektivno-povernuti-zahopleni-teritorii-blinken.html" text:style-name="Internet_20_link" text:visited-style-name="Visited_20_Internet_20_Link">
<text:span text:style-name="T4">
 Blinken </text:span>
</text:a>
"The principles underlying the charter <text:a xlink:type="simple" xlink:href="https://www.ukrinform.ua/tag-oon" text:style-name="Internet_20_link" text:visited-style-name="Visited_20_Internet_20_Link">
</text:a>
—The territorial integrity, sovereignty, independence. Vietnam is strongly supported. They made it clear. They talked about it publicly and repeated Tsesn today in talking to us, "Blinken said.</text:p>
      <text:p text:style-name="P4">
As reported by Ukrinform, Poland now carries out a "diplomatic offensive" in order to clarify in different parts of the world on events in Eastern Europe and the nature of Russia's aggression against Ukraine.</text:p>
      <text:p text:style-name="P4">
News Source: <text:a xlink:type="simple" xlink:href="https://www.ukrinform.ua/rubric-polytics/3696440-blinken-obgovoriv-z-kerivnictvom-vetnamu-vijnu-v-ukraini.html" text:style-name="Internet_20_link" text:visited-style-name="Visited_20_Internet_20_Link">
https://www.ukrinform.ua/rubric-polytics/3696440-blinken-obgovoriv-z-kerivnictvom-vetnamu-vijnu-v-ukraini.html</text:a>
</text:p>
      <!--NEWS-->
      <text:h text:style-name="P10" text:outline-level="1">
<text:span text:style-name="T4">
CPD: Rosprop spreads the fake cover of the British newspaper The New Europe, which depicts Zelensky</text:span>
</text:h>
      <text:p text:style-name="P4">
Authors: Ukrinform (Person)</text:p>
      <text:p text:style-name="P4">
Publisher: Укринформ (Organization)</text:p>
      <text:p text:style-name="P4">
Published Time: 2023-04-15T-62:33:00+03:00</text:p>
      <text:p text:style-name="P4">
Modified Time: 2023-04-15T20:33:00+03:00</text:p>
      <text:p text:style-name="P4">
Description: Russian telegram channels are spreading the fake cover of the allegedly British weekly newspaper The New Europe, where President of Ukraine Volodymyr Zelenskyy appears in the form of a selfish person, ready for everything for money. - Ukrinform.</text:p>
      <text:p text:style-name="P4">
Images: ["<text:a xlink:type="simple" xlink:href="https://static.ukrinform.com/photos/2019_12/thumb_files/630_360_1576158524-179.jpg" text:style-name="Internet_20_link" text:visited-style-name="Visited_20_Internet_20_Link">
630_360_15761...</text:a>
", "<text:a xlink:type="simple" xlink:href="https://static.ukrinform.com/photos/2023_04/1681579556-819.jpeg" text:style-name="Internet_20_link" text:visited-style-name="Visited_20_Internet_20_Link">
1681579556-81...</text:a>
"]</text:p>
      <text:p text:style-name="P4">
Tags: ['Фейк', 'Пропаганда', 'росія', 'Зеленський', 'Газета']</text:p>
      <text:p text:style-name="P4">
Type: Article</text:p>
      <!--METADATA-->
      <text:p text:style-name="P4">
<draw:frame draw:style-name="fr1" draw:name="Image47" text:anchor-type="as-char" svg:width="6.9236in" svg:height="3.956343in" draw:z-index="0">
<draw:image xlink:href="../Images/yкринформ/2023-04-15T-62-33-00-03-00/630_360_1576158524-179.jpg" xlink:type="simple" xlink:show="embed" xlink:actuate="onLoad" draw:mime-type="image/jpeg"/>
</draw:frame>
Russian telegrams channels are spreading the fake cover of the allegedly British weekly sample of The New Europe, where President of Ukraine Volodymyr Zelenskyy appears to be a self-serving person, ready for everything for money.</text:p>
      <text:p text:style-name="P4">
The Center for Combating Misinformation at the Council of National Security and Defense of Ukraine reported in <text:a xlink:type="simple" xlink:href="https://t.me/CenterCounteringDisinformation/4939" text:style-name="Internet_20_link" text:visited-style-name="Visited_20_Internet_20_Link">
</text:a>
, reports Ukrinform.</text:p>
      <text:p text:style-name="P4">
On the mentioned "cover" the President of Ukraine is depicted on the lap in Dalai-Lami, next to them, holding his hands in the sides, stands dissatisfied with the Prime Minister of Britain, Risha Snak.</text:p>
      <text:p text:style-name="P4">
<draw:frame draw:style-name="fr1" draw:name="Image48" text:anchor-type="as-char" svg:width="6.9236in" svg:height="6.9236in" draw:z-index="0">
<draw:image xlink:href="../Images/yкринформ/2023-04-15T-62-33-00-03-00/1681579556-819.jpeg" xlink:type="simple" xlink:show="embed" xlink:actuate="onLoad" draw:mime-type="image/jpeg"/>
</draw:frame>
As noted in the CPD, according to the official <text:a xlink:type="simple" xlink:href="https://www.theneweuropean.co.uk/" text:style-name="Internet_20_link" text:visited-style-name="Visited_20_Internet_20_Link">
</text:a>
There is no newspaper, The New Europe with such a cover. The inaccuracy of Shpalt also confirms that the latest issue of the newspaper was # 336(April 13-19, 2023), а вказаний на зображенні №337 лише готують.</text:p>
      <text:p text:style-name="P4">
<text:span text:style-name="T4">
Читайте також:</text:span>
 <text:a xlink:type="simple" xlink:href="https://www.ukrinform.ua/rubric-world/3694067-stati-rozvincali-v-oon-rosijski-fejki-sodo-problemi-posirenna-zbroi-v-ukraini.html" text:style-name="Internet_20_link" text:visited-style-name="Visited_20_Internet_20_Link">
 <text:span text:style-name="T4">
фейк</text:span>
 </text:a>
“Similar <text:a xlink:type="simple" xlink:href="https://www.ukrinform.ua/tag-fejk" text:style-name="Internet_20_link" text:visited-style-name="Visited_20_Internet_20_Link">
</text:a>
Covers of well -known Western publications aim to discredit Ukraine and its President V. Zelensky Nastya arena. The enemy continues to promote the narratives of "unprofessionality" and "corruption" of the Ukrainian authorities for the purpose of igniting internal conflict among Ukrainians and reducing military assistance from the Allies, " - said Ventra.</text:p>
      <text:p text:style-name="P4">
As reported by Ukrinform, in temporarily occupied Crimea <text:a xlink:type="simple" xlink:href="https://www.ukrinform.ua/rubric-crimea/3693944-fejki-pro-nato-ta-ukrainu-ak-zminila-akcenti-rosijska-propaganda-u-krimu.html" text:style-name="Internet_20_link" text:visited-style-name="Visited_20_Internet_20_Link">
</text:a>
Photo: Getty images</text:p>
      <text:p text:style-name="P4">
News Source: <text:a xlink:type="simple" xlink:href="https://www.ukrinform.ua/rubric-world/3696438-rosprop-posirue-fejkovu-obkladinku-britanskoi-gazeti-the-new-european-de-zobrazenij-zelenskij-cpd.html" text:style-name="Internet_20_link" text:visited-style-name="Visited_20_Internet_20_Link">
https://www.ukrinform.ua/rubric-world/3696438-rosprop-posirue-fejkovu-obkladinku-britanskoi-gazeti-the-new-european-de-zobrazenij-zelenskij-cpd.html</text:a>
</text:p>
      <!--NEWS-->
      <text:h text:style-name="P10" text:outline-level="1">
<text:span text:style-name="T4">
Makeup artist Berbok costs Germany's budget € 137 thousand</text:span>
</text:h>
      <text:p text:style-name="P4">
Authors: Ukrinform (Person)</text:p>
      <text:p text:style-name="P4">
Publisher: Укринформ (Organization)</text:p>
      <text:p text:style-name="P4">
Published Time: 2023-04-15T-7:57:00+03:00</text:p>
      <text:p text:style-name="P4">
Modified Time: 2023-04-15T23:57:00+03:00</text:p>
      <text:p text:style-name="P4">
Description: The German Ministry of Foreign Affairs spent on the makeup artist of its boss, Annalena Berb, 137 thousand euros last year. - Ukrinform.</text:p>
      <text:p text:style-name="P4">
Images: ["<text:a xlink:type="simple" xlink:href="https://static.ukrinform.com/photos/2022_05/thumb_files/630_360_1652440695-253.jpg" text:style-name="Internet_20_link" text:visited-style-name="Visited_20_Internet_20_Link">
630_360_16524...</text:a>
"]</text:p>
      <text:p text:style-name="P4">
Tags: ['Німеччина', 'Бербок']</text:p>
      <text:p text:style-name="P4">
Type: Article</text:p>
      <!--METADATA-->
      <text:p text:style-name="P4">
<draw:frame draw:style-name="fr1" draw:name="Image49" text:anchor-type="as-char" svg:width="6.9236in" svg:height="3.956343in" draw:z-index="0">
<draw:image xlink:href="../Images/yкринформ/2023-04-15T-7-57-00-03-00/630_360_1652440695-253.jpg" xlink:type="simple" xlink:show="embed" xlink:actuate="onLoad" draw:mime-type="image/jpeg"/>
</draw:frame>
Міністерство закордонних справ Німеччини витратило на візажиста свого шефа,Анналени Бербок, торік 137 тисяч євро.</text:p>
      <text:p text:style-name="P4">
Про це інформує <text:a xlink:type="simple" xlink:href="https://www.focus.de/finanzen/kostet-137-000-euro-steuergeld-so-begruendet-das-ministerium-baerbocks-die-teure-visagistin_id_190992692.html" text:style-name="Internet_20_link" text:visited-style-name="Visited_20_Internet_20_Link">
 </text:a>
, reports Ukrinform.</text:p>
      <text:p text:style-name="P4">
The Association of Taxpayers, who published this amount, sharply criticized the cost of makeup artist services for the top diploma, the ministry decided to react.</text:p>
      <text:p text:style-name="P4">
“Foreign Minister Berbok, as long ago became the norm for other high -ranking officials <text:a xlink:type="simple" xlink:href="https://www.ukrinform.ua/tag-nimeccina" text:style-name="Internet_20_link" text:visited-style-name="Visited_20_Internet_20_Link">
</text:a>
, it is known that at a meeting with photography and television accompanies makeup artist ”,” the MFA was published.</text:p>
      <text:p text:style-name="P4">
With regard to the remuneration, the specialist said that the complexity of work and the flexibility required for numerous meetings on weekends and extraordinary working time is taken into account.</text:p>
      <text:p text:style-name="P4">
Last year, the makeup artist was part of the official delegation during the 47 visit of the Foreign Minister.</text:p>
      <text:p text:style-name="P4">
In addition, in 2022 the Foreign Ministry paid photographers for work 178 thousand euros.</text:p>
      <text:p text:style-name="P4">
<text:span text:style-name="T4">
 Read also: </text:span>
 <text:a xlink:type="simple" xlink:href="https://www.ukrinform.ua/rubric-world/3694913-berbok-pid-cas-azijskogo-turne-obgovoruvatime-j-vijnu-rf-proti-ukraini.html" text:style-name="Internet_20_link" text:visited-style-name="Visited_20_Internet_20_Link">
<text:span text:style-name="T4">
 BERBB </text:span>
</text:a>
The total budget of the federal government for “image” targets(Photographers, hairdressers, makeup artists, etc.)In 2022 it reached 1.5 million euros, which is 80% more than the previous year and three times more than ten years ago.</text:p>
      <text:p text:style-name="P4">
The Association of Taxpayers called on the government coalition to save.</text:p>
      <text:p text:style-name="P4">
News Source: <text:a xlink:type="simple" xlink:href="https://www.ukrinform.ua/rubric-world/3696346-vizazist-berbok-kostue-budzetu-nimeccini-137-tisac.html" text:style-name="Internet_20_link" text:visited-style-name="Visited_20_Internet_20_Link">
https://www.ukrinform.ua/rubric-world/3696346-vizazist-berbok-kostue-budzetu-nimeccini-137-tisac.html</text:a>
</text:p>
      <!--NEWS-->
      <text:h text:style-name="P10" text:outline-level="1">
<text:span text:style-name="T4">
Shmigal called Ukraine's expectations from the G7 summit in Japan</text:span>
</text:h>
      <text:p text:style-name="P4">
Authors: Ukrinform (Person)</text:p>
      <text:p text:style-name="P4">
Publisher: Укринформ (Organization)</text:p>
      <text:p text:style-name="P4">
Published Time: 2023-04-15T-9:36:00+03:00</text:p>
      <text:p text:style-name="P4">
Modified Time: 2023-04-15T23:36:00+03:00</text:p>
      <text:p text:style-name="P4">
Description: Ukraine expects that during the meeting of G7 countries, leaders will discuss the Ukrainian formula of peace. - Ukrinform.</text:p>
      <text:p text:style-name="P4">
Images: ["<text:a xlink:type="simple" xlink:href="https://static.ukrinform.com/photos/2023_03/thumb_files/630_360_1677850992-604.jpg" text:style-name="Internet_20_link" text:visited-style-name="Visited_20_Internet_20_Link">
630_360_16778...</text:a>
"]</text:p>
      <text:p text:style-name="P4">
Tags: ['Японія', 'Україна', 'Шмигаль', 'Війна з росією', 'Саміт G7']</text:p>
      <text:p text:style-name="P4">
Type: Article</text:p>
      <!--METADATA-->
      <text:p text:style-name="P4">
<draw:frame draw:style-name="fr1" draw:name="Image50" text:anchor-type="as-char" svg:width="6.9236in" svg:height="3.956343in" draw:z-index="0">
<draw:image xlink:href="../Images/yкринформ/2023-04-15T-9-36-00-03-00/630_360_1677850992-604.jpg" xlink:type="simple" xlink:show="embed" xlink:actuate="onLoad" draw:mime-type="image/jpeg"/>
</draw:frame>
Ukraine considers that during a meeting of G7 countries, leaders will discuss the Ukrainian formular.</text:p>
      <text:p text:style-name="P4">
About this <text:a xlink:type="simple" xlink:href="https://t.me/Denys_Smyhal/5025" text:style-name="Internet_20_link" text:visited-style-name="Visited_20_Internet_20_Link">
 </text:a>
Prime Minister of Ukraine Denyshigal, reports Ukrinform.</text:p>
      <text:p text:style-name="P4">
"We expect that during a meeting of G7 countries in Japan, leaders will discuss the formular of President of Ukraine Vladimir <text:a xlink:type="simple" xlink:href="https://www.ukrinform.ua/tag-zelenskij" text:style-name="Internet_20_link" text:visited-style-name="Visited_20_Internet_20_Link">
</text:a>
", - said the head of the government.</text:p>
      <text:p text:style-name="P4">
He stressed that this is the only way that the country should move before the end ofwar.</text:p>
      <text:p text:style-name="P4">
<text:span text:style-name="T4">
 Read also: </text:span>
 <text:a xlink:type="simple" xlink:href="https://www.ukrinform.ua/rubric-world/3691240-premer-aponii-provede-seriu-zustricej-pered-samitom-g7-odna-z-tem-vijna-rf-proti-ukraini.html" text:style-name="Internet_20_link" text:visited-style-name="Visited_20_Internet_20_Link">
<text:span text:style-name="T4">
 prem </text:span>
 <text:span text:style-name="T4">
 </text:span>
 Japan <text:span text:style-name="T4">
 </text:span>
 <text:span text:style-name="T4">
 DRIVING </text:span>
 <text:span text:style-name="T4">
 Series </text:span>
 <text:span text:style-name="T4">
 Meeting </text:span>
<text:span text:style-name="T5">
 before </text:span>
<text:span text:style-name="T5">
 </text:span>
<text:span text:style-name="T5">
 </text:span>
<text:span text:style-name="T5">
 Summit </text:span>
<text:span text:style-name="T5">
 one </text:span>
<text:span text:style-name="T5">
 one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opics </text:span>
<text:span text:style-name="T5">
 </text:span>
<text:span text:style-name="T5">
 war </text:span>
<text:span text:style-name="T5">
 </text:span>
<text:span text:style-name="T5">
 against </text:span>
<text:span text:style-name="T5">
 </text:span>
<text:span text:style-name="T5">
 </text:span>
<text:span text:style-name="T5">
 Ukraine </text:span>
*</text:a>
"We expect that during the meeting the issues of sanctions and confiscation of frozen Russian assets will be raised," Smigal stated.</text:p>
      <text:p text:style-name="P4">
As reported by Ukrinform, during a telephone conversation President of Zelensky Tabiden <text:a xlink:type="simple" xlink:href="https://www.ukrinform.ua/rubric-polytics/3632232-zelenskij-pro-rozmovu-z-bajdenom-skoordinuvali-nasi-pozicii-pered-samitom-g7.html" text:style-name="Internet_20_link" text:visited-style-name="Visited_20_Internet_20_Link">
</text:a>
 .</text:p>
      <text:p text:style-name="P4">
News Source: <text:a xlink:type="simple" xlink:href="https://www.ukrinform.ua/rubric-polytics/3696469-smigal-nazvav-ocikuvanna-ukraini-vid-samitu-krain-g7-u-aponii.html" text:style-name="Internet_20_link" text:visited-style-name="Visited_20_Internet_20_Link">
https://www.ukrinform.ua/rubric-polytics/3696469-smigal-nazvav-ocikuvanna-ukraini-vid-samitu-krain-g7-u-aponii.html</text:a>
</text:p>
      <!--NEWS-->
      <text:h text:style-name="P10" text:outline-level="1">
<text:span text:style-name="T4">
Explosions reported at ammunition depot in Oleshky</text:span>
</text:h>
      <text:p text:style-name="P4">
Authors: liveuamap (Language: en)</text:p>
      <text:p text:style-name="P4">
Time: 2023-04-15T02:00:35</text:p>
      <text:p text:style-name="P4">
Location: Kherson (Latitude:46.63011 Longtitude:32.7166)</text:p>
      <text:p text:style-name="P4">
Videos: []</text:p>
      <text:p text:style-name="P4">
Images: []</text:p>
      <text:p text:style-name="P4">
Tags: ["Europe", "Central and Eastern Europe"]</text:p>
      <text:p text:style-name="P4">
Id: 22556214</text:p>
      <!--METADATA-->
      <text:p text:style-name="P4">
Explosions reported at ammunition depot in Oleshky</text:p>
      <text:p text:style-name="P4">
News Collection Link: <text:a xlink:type="simple" xlink:href="https://liveuamap.com/en/2023/15-april-explosions-reported-at-ammunition-depot-in-oleshky" text:style-name="Internet_20_link" text:visited-style-name="Visited_20_Internet_20_Link">
https://liveuamap.com/en/2023/15-april-explosions-reported-at-ammunition-depot-in-oleshky</text:a>
</text:p>
      <text:p text:style-name="P4">
News Source: <text:a xlink:type="simple" xlink:href="https://t.me/hueviyherson/37996" text:style-name="Internet_20_link" text:visited-style-name="Visited_20_Internet_20_Link">
https://t.me/hueviyherson/37996</text:a>
</text:p>
      <!--NEWS-->
      <text:h text:style-name="P10" text:outline-level="1">
<text:span text:style-name="T4">
Kherson, Khersonska Oblast(08:41). Red Alert: aerial threat. Sirens sounding. Take cover now!</text:span>
</text:h>
      <text:p text:style-name="P4">
Authors: liveuamap (Language: en)</text:p>
      <text:p text:style-name="P4">
Time: 2023-04-15T02:43:00</text:p>
      <text:p text:style-name="P4">
Location: Kherson (Latitude:46.65613 Longtitude:32.61881)</text:p>
      <text:p text:style-name="P4">
Videos: []</text:p>
      <text:p text:style-name="P4">
Images: []</text:p>
      <text:p text:style-name="P4">
Tags: ["Europe", "Central and Eastern Europe"]</text:p>
      <text:p text:style-name="P4">
Id: 22556215</text:p>
      <!--METADATA-->
      <text:p text:style-name="P4">
Kherson, Kherson region(08:41). Red Alert: aerial threat. Sirens sounding.Take cover now!</text:p>
      <text:p text:style-name="P4">
News Collection Link: <text:a xlink:type="simple" xlink:href="https://liveuamap.com/en/2023/15-april-kherson-khersonska-oblast0841-red-alg" text:style-name="Internet_20_link" text:visited-style-name="Visited_20_Internet_20_Link">
https://liveuamap.com/en/2023/15-april-kherson-khersonska-oblast0841-red-alg</text:a>
</text:p>
      <text:p text:style-name="P4">
News Source: <text:a xlink:type="simple" xlink:href="https://t.me/air_alert_ua/43065" text:style-name="Internet_20_link" text:visited-style-name="Visited_20_Internet_20_Link">
https://t.me/air_alert_ua/43065</text:a>
</text:p>
      <!--NEWS-->
      <text:h text:style-name="P10" text:outline-level="1">
<text:span text:style-name="T4">
Kharkiv, Kharkivska Oblast(09:20). Red Alert: aerial threat. Sirens sounding. Take cover now!</text:span>
</text:h>
      <text:p text:style-name="P4">
Authors: liveuamap (Language: en)</text:p>
      <text:p text:style-name="P4">
Time: 2023-04-15T03:21:00</text:p>
      <text:p text:style-name="P4">
Location: Kharkiv (Latitude:49.97982 Longtitude:36.25344)</text:p>
      <text:p text:style-name="P4">
Videos: []</text:p>
      <text:p text:style-name="P4">
Images: []</text:p>
      <text:p text:style-name="P4">
Tags: ["Europe", "Central and Eastern Europe"]</text:p>
      <text:p text:style-name="P4">
Id: 22556216</text:p>
      <!--METADATA-->
      <text:p text:style-name="P4">
Kharkiv, Kharkiv region(09:20). Red Alert: aerial threat. Sirens sounding.Take cover now!</text:p>
      <text:p text:style-name="P4">
News Collection Link: <text:a xlink:type="simple" xlink:href="https://liveuamap.com/en/2023/15-april-kharkiv-kharkivska-oblast0920-red-alg" text:style-name="Internet_20_link" text:visited-style-name="Visited_20_Internet_20_Link">
https://liveuamap.com/en/2023/15-april-kharkiv-kharkivska-oblast0920-red-alg</text:a>
</text:p>
      <text:p text:style-name="P4">
News Source: <text:a xlink:type="simple" xlink:href="https://t.me/suspilnekharkiv/23891" text:style-name="Internet_20_link" text:visited-style-name="Visited_20_Internet_20_Link">
https://t.me/suspilnekharkiv/23891</text:a>
</text:p>
      <!--NEWS-->
      <text:h text:style-name="P10" text:outline-level="1">
<text:span text:style-name="T4">
Donetsk Oblast(09:38). Red Alert: aerial threat. Sirens sounding. Take cover now!</text:span>
</text:h>
      <text:p text:style-name="P4">
Authors: liveuamap (Language: en)</text:p>
      <text:p text:style-name="P4">
Time: 2023-04-15T03:40:00</text:p>
      <text:p text:style-name="P4">
Location: Donetsk Oblast (Latitude:48.72799 Longtitude:37.57758)</text:p>
      <text:p text:style-name="P4">
Videos: []</text:p>
      <text:p text:style-name="P4">
Images: []</text:p>
      <text:p text:style-name="P4">
Tags: ["Europe", "Central and Eastern Europe"]</text:p>
      <text:p text:style-name="P4">
Id: 22556217</text:p>
      <!--METADATA-->
      <text:p text:style-name="P4">
Donetsk Oblast(09:38). Red Alert: aerial threat. Sirens sounding. Take covernow!</text:p>
      <text:p text:style-name="P4">
News Collection Link: <text:a xlink:type="simple" xlink:href="https://liveuamap.com/en/2023/15-april-donetsk-oblast0938-red-alert-aerial-g" text:style-name="Internet_20_link" text:visited-style-name="Visited_20_Internet_20_Link">
https://liveuamap.com/en/2023/15-april-donetsk-oblast0938-red-alert-aerial-g</text:a>
</text:p>
      <text:p text:style-name="P4">
News Source: <text:a xlink:type="simple" xlink:href="https://t.me/air_alert_ua/43068" text:style-name="Internet_20_link" text:visited-style-name="Visited_20_Internet_20_Link">
https://t.me/air_alert_ua/43068</text:a>
</text:p>
      <!--NEWS-->
      <text:h text:style-name="P10" text:outline-level="1">
<text:span text:style-name="T4">
At Sivershchyna and Slobozhanschyna directions Russian army shelled Halahanivka of Chernihiv ...</text:span>
</text:h>
      <text:p text:style-name="P4">
Authors: liveuamap (Language: en)</text:p>
      <text:p text:style-name="P4">
Time: 2023-04-15T04:04:00</text:p>
      <text:p text:style-name="P4">
Location: Vovchansk (Latitude:50.39692 Longtitude:37.44329)</text:p>
      <text:p text:style-name="P4">
Videos: []</text:p>
      <text:p text:style-name="P4">
Images: []</text:p>
      <text:p text:style-name="P4">
Tags: ["Russia"]</text:p>
      <text:p text:style-name="P4">
Id: 22556323</text:p>
      <!--METADATA-->
      <text:p text:style-name="P4">
At sivershchyna and slBozhanschyna directions Russian Army Shelledhalalahanivka of Chernihiv Region;</text:p>
      <text:p text:style-name="P4">
News Collection Link:(https://liveuamap.com/en/2023/15-april-at-sivershchyna-and-slobozhanschyna-directions-russian)</text:p>
      <text:p text:style-name="P4">
News Source: <text:a xlink:type="simple" xlink:href="https://t.me/lumsrc/4495" text:style-name="Internet_20_link" text:visited-style-name="Visited_20_Internet_20_Link">
https://t.me/lumsrc/4495</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5T04:05:00</text:p>
      <text:p text:style-name="P4">
Location: Kherson (Latitude:46.6347 Longtitude:32.58579)</text:p>
      <text:p text:style-name="P4">
Videos: []</text:p>
      <text:p text:style-name="P4">
Images: []</text:p>
      <text:p text:style-name="P4">
Tags: ["Russia"]</text:p>
      <text:p text:style-name="P4">
Id: 22556316</text:p>
      <!--METADATA-->
      <text:p text:style-name="P4">
At Zaporizhzhia and Kherson Directions Russian Army Shelled Vremivka, Novopilof Donetsk Region; Olhivske, malynivka, Chervone, Huliaipole, Charivne, Malatokmachka, Orikhiv of Zaporizhzhia Region; Zolota Balka, Novobryslav, Kozatske, Burhunka, Ivanivka, Mykilske, Antonivka, Bilozerka, Dniprovske Region and Kherson City</text:p>
      <text:p text:style-name="P4">
News Collection Link: [https://liveuamap.com/en/2023/15-Pril-t-zaporizhia-kherson-directions-russian-russian(https://liveuamap.com/en/2023/15-april-at-zaporizhzhia-and-kherson-directions-russian-army)</text:p>
      <text:p text:style-name="P4">
News Source: <text:a xlink:type="simple" xlink:href="https://t.me/lumsrc/4502" text:style-name="Internet_20_link" text:visited-style-name="Visited_20_Internet_20_Link">
https://t.me/lumsrc/4502</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5T04:06:38</text:p>
      <text:p text:style-name="P4">
Location: Marinka, Donetsk Oblast (Latitude:47.939 Longtitude:37.50046)</text:p>
      <text:p text:style-name="P4">
Videos: []</text:p>
      <text:p text:style-name="P4">
Images: []</text:p>
      <text:p text:style-name="P4">
Tags: ["Russia"]</text:p>
      <text:p text:style-name="P4">
Id: 22556261</text:p>
      <!--METADATA-->
      <text:p text:style-name="P4">
Russian forces conducting offensive actions at Lyman, Bakhmut, Avdiivka andMaryinka directions. Ukrainian military repelled over 56 Russian attacks.Russian forces attempting to advance near Dibrova and Bilohorivka, Bakhmut,Novokalynove and Pervomayske of Donetsk region, Maryinka, - General Staff ofArmed Forces of Ukraine says in the morning report</text:p>
      <text:p text:style-name="P4">
News Collection Link: <text:a xlink:type="simple" xlink:href="https://liveuamap.com/en/2023/15-april-russian-forces-conducting-offensive-actions-at-lyman" text:style-name="Internet_20_link" text:visited-style-name="Visited_20_Internet_20_Link">
https://liveuamap.com/en/2023/15-april-russian-forces-conducting-offensive-actions-at-lyman</text:a>
</text:p>
      <text:p text:style-name="P4">
News Source: <text:a xlink:type="simple" xlink:href="https://t.me/lumsrc/4503" text:style-name="Internet_20_link" text:visited-style-name="Visited_20_Internet_20_Link">
https://t.me/lumsrc/4503</text:a>
</text:p>
      <!--NEWS-->
      <text:h text:style-name="P10" text:outline-level="1">
<text:span text:style-name="T4">
Prigozhin, head of PMC Wagner, is now suggesting that Russia should end the war now and decla...</text:span>
</text:h>
      <text:p text:style-name="P4">
Authors: liveuamap (Language: en)</text:p>
      <text:p text:style-name="P4">
Time: 2023-04-15T04:10:00</text:p>
      <text:p text:style-name="P4">
Location: Krasnodar Krai (Latitude:44.654 Longtitude:39.19252)</text:p>
      <text:p text:style-name="P4">
Videos: []</text:p>
      <text:p text:style-name="P4">
Images: ["<text:a xlink:type="simple" xlink:href="https://liveuamap.com/pics/2023/04/15/22556349_0.jpg" text:style-name="Internet_20_link" text:visited-style-name="Visited_20_Internet_20_Link">
22556349_0.jpg</text:a>
"]</text:p>
      <text:p text:style-name="P4">
Tags: ["Russia"]</text:p>
      <text:p text:style-name="P4">
Id: 22556349</text:p>
      <!--METADATA-->
      <text:p text:style-name="P4">
Prigozhin, head of PMC Wagner, is now suggesting that Russia should end thewar now and declare that the "intended results have been achieved"</text:p>
      <text:p text:style-name="P4">
<draw:frame draw:style-name="fr1" draw:name="Image51" text:anchor-type="as-char" svg:width="6.9236in" svg:height="3.744514in" draw:z-index="0">
<draw:image xlink:href="../Images/liveuamap/2023-04-15T04-10-00/22556349_0.jpg" xlink:type="simple" xlink:show="embed" xlink:actuate="onLoad" draw:mime-type="image/jpeg"/>
</draw:frame>
News Collection Link: <text:a xlink:type="simple" xlink:href="https://liveuamap.com/en/2023/15-april-prigozhin-head-of-pmc-wagner-is-now-suggesting-that" text:style-name="Internet_20_link" text:visited-style-name="Visited_20_Internet_20_Link">
https://liveuamap.com/en/2023/15-april-prigozhin-head-of-pmc-wagner-is-now-suggesting-that</text:a>
</text:p>
      <text:p text:style-name="P4">
News Source: <text:a xlink:type="simple" xlink:href="https://twitter.com/Tendar/status/1647135381513461760" text:style-name="Internet_20_link" text:visited-style-name="Visited_20_Internet_20_Link">
https://twitter.com/Tendar/status/1647135381513461760</text:a>
</text:p>
      <!--NEWS-->
      <text:h text:style-name="P10" text:outline-level="1">
<text:span text:style-name="T4">
Occupation authorities of Sevastopol temporarily suspended sea passenger traffic</text:span>
</text:h>
      <text:p text:style-name="P4">
Authors: liveuamap (Language: en)</text:p>
      <text:p text:style-name="P4">
Time: 2023-04-15T04:47:56</text:p>
      <text:p text:style-name="P4">
Location: Sevastopol, (Latitude:44.61882 Longtitude:33.51997)</text:p>
      <text:p text:style-name="P4">
Videos: []</text:p>
      <text:p text:style-name="P4">
Images: []</text:p>
      <text:p text:style-name="P4">
Tags: []</text:p>
      <text:p text:style-name="P4">
Id: 22556308</text:p>
      <!--METADATA-->
      <text:p text:style-name="P4">
Occupation authorities of Sevastopol temporarily suspended sea passengertraffic</text:p>
      <text:p text:style-name="P4">
News Collection Link: <text:a xlink:type="simple" xlink:href="https://liveuamap.com/en/2023/15-april-occupation-authorities-of-sevastopol-temporarily" text:style-name="Internet_20_link" text:visited-style-name="Visited_20_Internet_20_Link">
https://liveuamap.com/en/2023/15-april-occupation-authorities-of-sevastopol-temporarily</text:a>
</text:p>
      <text:p text:style-name="P4">
News Source: <text:a xlink:type="simple" xlink:href="https://t.me/tass_agency/188146" text:style-name="Internet_20_link" text:visited-style-name="Visited_20_Internet_20_Link">
https://t.me/tass_agency/188146</text:a>
</text:p>
      <!--NEWS-->
      <text:h text:style-name="P10" text:outline-level="1">
<text:span text:style-name="T4">
Kherson, Khersonska Oblast(12:07). Red Alert: aerial threat. Sirens sounding. Take cover now!</text:span>
</text:h>
      <text:p text:style-name="P4">
Authors: liveuamap (Language: en)</text:p>
      <text:p text:style-name="P4">
Time: 2023-04-15T06:09:00</text:p>
      <text:p text:style-name="P4">
Location: Kherson (Latitude:46.65581000 Longtitude:32.61780000)</text:p>
      <text:p text:style-name="P4">
Videos: []</text:p>
      <text:p text:style-name="P4">
Images: []</text:p>
      <text:p text:style-name="P4">
Tags: ["Europe", "Central and Eastern Europe"]</text:p>
      <text:p text:style-name="P4">
Id: 22556346</text:p>
      <!--METADATA-->
      <text:p text:style-name="P4">
Kherson, Kherson region(12:07). Red Alert: aerial threat. Sirens sounding.Take cover now!</text:p>
      <text:p text:style-name="P4">
News Collection Link: <text:a xlink:type="simple" xlink:href="https://liveuamap.com/en/2023/15-april-kherson-khersonska-oblast1207-red-alg" text:style-name="Internet_20_link" text:visited-style-name="Visited_20_Internet_20_Link">
https://liveuamap.com/en/2023/15-april-kherson-khersonska-oblast1207-red-alg</text:a>
</text:p>
      <text:p text:style-name="P4">
News Source: <text:a xlink:type="simple" xlink:href="https://t.me/air_alert_ua/43073" text:style-name="Internet_20_link" text:visited-style-name="Visited_20_Internet_20_Link">
https://t.me/air_alert_ua/43073</text:a>
</text:p>
      <!--NEWS-->
      <text:h text:style-name="P10" text:outline-level="1">
<text:span text:style-name="T4">
Donetsk Oblast(12:26). Red Alert: aerial threat. Sirens sounding. Take cover now!</text:span>
</text:h>
      <text:p text:style-name="P4">
Authors: liveuamap (Language: en)</text:p>
      <text:p text:style-name="P4">
Time: 2023-04-15T06:26:00</text:p>
      <text:p text:style-name="P4">
Location: Donetsk Oblast (Latitude:48.72625 Longtitude:37.57782)</text:p>
      <text:p text:style-name="P4">
Videos: []</text:p>
      <text:p text:style-name="P4">
Images: []</text:p>
      <text:p text:style-name="P4">
Tags: ["Europe", "Central and Eastern Europe"]</text:p>
      <text:p text:style-name="P4">
Id: 22556351</text:p>
      <!--METADATA-->
      <text:p text:style-name="P4">
Donetsk Oblast(12:26). Red Alert: aerial threat. Sirens sounding. Take covernow!</text:p>
      <text:p text:style-name="P4">
News Collection Link: <text:a xlink:type="simple" xlink:href="https://liveuamap.com/en/2023/15-april-donetsk-oblast1226-red-alert-aerial-g" text:style-name="Internet_20_link" text:visited-style-name="Visited_20_Internet_20_Link">
https://liveuamap.com/en/2023/15-april-donetsk-oblast1226-red-alert-aerial-g</text:a>
</text:p>
      <text:p text:style-name="P4">
News Source: <text:a xlink:type="simple" xlink:href="https://t.me/air_alert_ua/43074" text:style-name="Internet_20_link" text:visited-style-name="Visited_20_Internet_20_Link">
https://t.me/air_alert_ua/43074</text:a>
</text:p>
      <!--NEWS-->
      <text:h text:style-name="P10" text:outline-level="1">
<text:span text:style-name="T4">
Zaporizka Oblast(12:44). Red Alert: aerial threat. Sirens sounding. Take cover now!</text:span>
</text:h>
      <text:p text:style-name="P4">
Authors: liveuamap (Language: en)</text:p>
      <text:p text:style-name="P4">
Time: 2023-04-15T06:46:00</text:p>
      <text:p text:style-name="P4">
Location: Zaporizka Oblast (Latitude:47.612771 Longtitude:35.764041)</text:p>
      <text:p text:style-name="P4">
Videos: []</text:p>
      <text:p text:style-name="P4">
Images: []</text:p>
      <text:p text:style-name="P4">
Tags: ["Europe", "Central and Eastern Europe"]</text:p>
      <text:p text:style-name="P4">
Id: 22556352</text:p>
      <!--METADATA-->
      <text:p text:style-name="P4">
Zaporizhzhia region(12:44). Red Alert: aerial threat. Sirens sounding. Take covernow!</text:p>
      <text:p text:style-name="P4">
News Collection Link: <text:a xlink:type="simple" xlink:href="https://liveuamap.com/en/2023/15-april-zaporizka-oblast1244-red-alert-aeriag" text:style-name="Internet_20_link" text:visited-style-name="Visited_20_Internet_20_Link">
https://liveuamap.com/en/2023/15-april-zaporizka-oblast1244-red-alert-aeriag</text:a>
</text:p>
      <text:p text:style-name="P4">
News Source: <text:a xlink:type="simple" xlink:href="https://t.me/air_alert_ua/43076" text:style-name="Internet_20_link" text:visited-style-name="Visited_20_Internet_20_Link">
https://t.me/air_alert_ua/43076</text:a>
</text:p>
      <!--NEWS-->
      <text:h text:style-name="P10" text:outline-level="1">
<text:span text:style-name="T4">
Death toll of Russian attack in Sloviansk increased to 11 dead, 21 more wounded</text:span>
</text:h>
      <text:p text:style-name="P4">
Authors: liveuamap (Language: en)</text:p>
      <text:p text:style-name="P4">
Time: 2023-04-15T07:54:15</text:p>
      <text:p text:style-name="P4">
Location: Sloviansk (Latitude:48.84972 Longtitude:37.60566)</text:p>
      <text:p text:style-name="P4">
Videos: []</text:p>
      <text:p text:style-name="P4">
Images: ["<text:a xlink:type="simple" xlink:href="https://liveuamap.com/pics/2023/04/15/22556353_0.jpg" text:style-name="Internet_20_link" text:visited-style-name="Visited_20_Internet_20_Link">
22556353_0.jpg</text:a>
", "<text:a xlink:type="simple" xlink:href="https://liveuamap.com/pics/2023/04/15/22556353_1.jpg" text:style-name="Internet_20_link" text:visited-style-name="Visited_20_Internet_20_Link">
22556353_1.jpg</text:a>
", "<text:a xlink:type="simple" xlink:href="https://liveuamap.com/pics/2023/04/15/22556353_2.jpg" text:style-name="Internet_20_link" text:visited-style-name="Visited_20_Internet_20_Link">
22556353_2.jpg</text:a>
", "<text:a xlink:type="simple" xlink:href="https://liveuamap.com/pics/2023/04/15/22556353_3.jpg" text:style-name="Internet_20_link" text:visited-style-name="Visited_20_Internet_20_Link">
22556353_3.jpg</text:a>
"]</text:p>
      <text:p text:style-name="P4">
Tags: []</text:p>
      <text:p text:style-name="P4">
Id: 22556353</text:p>
      <!--METADATA-->
      <text:p text:style-name="P4">
Death toll of Russian attack in Sloviansk increased to 11 dead, 21 morewounded</text:p>
      <text:p text:style-name="P4">
<draw:frame draw:style-name="fr1" draw:name="Image52" text:anchor-type="as-char" svg:width="6.9236in" svg:height="5.210009in" draw:z-index="0">
<draw:image xlink:href="../Images/liveuamap/2023-04-15T07-54-15/22556353_0.jpg" xlink:type="simple" xlink:show="embed" xlink:actuate="onLoad" draw:mime-type="image/jpeg"/>
</draw:frame>
<draw:frame draw:style-name="fr1" draw:name="Image53" text:anchor-type="as-char" svg:width="6.9236in" svg:height="5.210009in" draw:z-index="0">
<draw:image xlink:href="../Images/liveuamap/2023-04-15T07-54-15/22556353_1.jpg" xlink:type="simple" xlink:show="embed" xlink:actuate="onLoad" draw:mime-type="image/jpeg"/>
</draw:frame>
<draw:frame draw:style-name="fr1" draw:name="Image54" text:anchor-type="as-char" svg:width="6.9236in" svg:height="5.210009in" draw:z-index="0">
<draw:image xlink:href="../Images/liveuamap/2023-04-15T07-54-15/22556353_2.jpg" xlink:type="simple" xlink:show="embed" xlink:actuate="onLoad" draw:mime-type="image/jpeg"/>
</draw:frame>
<draw:frame draw:style-name="fr1" draw:name="Image55" text:anchor-type="as-char" svg:width="6.9236in" svg:height="5.210009in" draw:z-index="0">
<draw:image xlink:href="../Images/liveuamap/2023-04-15T07-54-15/22556353_3.jpg" xlink:type="simple" xlink:show="embed" xlink:actuate="onLoad" draw:mime-type="image/jpeg"/>
</draw:frame>
News Collection Link: <text:a xlink:type="simple" xlink:href="https://liveuamap.com/en/2023/15-april-death-toll-of-russian-attack-in-sloviansk-increased" text:style-name="Internet_20_link" text:visited-style-name="Visited_20_Internet_20_Link">
https://liveuamap.com/en/2023/15-april-death-toll-of-russian-attack-in-sloviansk-increased</text:a>
</text:p>
      <text:p text:style-name="P4">
News Source: <text:a xlink:type="simple" xlink:href="https://t.me/hromadske_ua/31583" text:style-name="Internet_20_link" text:visited-style-name="Visited_20_Internet_20_Link">
https://t.me/hromadske_ua/31583</text:a>
</text:p>
      <!--NEWS-->
      <text:h text:style-name="P10" text:outline-level="1">
<text:span text:style-name="T4">
Donetsk Oblast(14:31). Red Alert: aerial threat. Sirens sounding. Take cover now!</text:span>
</text:h>
      <text:p text:style-name="P4">
Authors: liveuamap (Language: en)</text:p>
      <text:p text:style-name="P4">
Time: 2023-04-15T08:33:00</text:p>
      <text:p text:style-name="P4">
Location: Donetsk Oblast (Latitude:48.72744 Longtitude:37.5781)</text:p>
      <text:p text:style-name="P4">
Videos: []</text:p>
      <text:p text:style-name="P4">
Images: []</text:p>
      <text:p text:style-name="P4">
Tags: ["Europe", "Central and Eastern Europe"]</text:p>
      <text:p text:style-name="P4">
Id: 22556354</text:p>
      <!--METADATA-->
      <text:p text:style-name="P4">
Donetsk Oblast(14:31). Red Alert: aerial threat. Sirens sounding. Take covernow!</text:p>
      <text:p text:style-name="P4">
News Collection Link: <text:a xlink:type="simple" xlink:href="https://liveuamap.com/en/2023/15-april-donetsk-oblast1431-red-alert-aerial-g" text:style-name="Internet_20_link" text:visited-style-name="Visited_20_Internet_20_Link">
https://liveuamap.com/en/2023/15-april-donetsk-oblast1431-red-alert-aerial-g</text:a>
</text:p>
      <text:p text:style-name="P4">
News Source: <text:a xlink:type="simple" xlink:href="https://t.me/air_alert_ua/43079" text:style-name="Internet_20_link" text:visited-style-name="Visited_20_Internet_20_Link">
https://t.me/air_alert_ua/43079</text:a>
</text:p>
      <!--NEWS-->
      <text:h text:style-name="P10" text:outline-level="1">
<text:span text:style-name="T4">
Sumska Oblast, Chernihivska Oblast(14:52). Red Alert: aerial threat. Sirens sounding. Take co...</text:span>
</text:h>
      <text:p text:style-name="P4">
Authors: liveuamap (Language: en)</text:p>
      <text:p text:style-name="P4">
Time: 2023-04-15T08:53:00</text:p>
      <text:p text:style-name="P4">
Location: Sumska Oblast (Latitude:51.00000000 Longtitude:34.00000000)</text:p>
      <text:p text:style-name="P4">
Videos: []</text:p>
      <text:p text:style-name="P4">
Images: []</text:p>
      <text:p text:style-name="P4">
Tags: ["Europe", "Central and Eastern Europe"]</text:p>
      <text:p text:style-name="P4">
Id: 22556355</text:p>
      <!--METADATA-->
      <text:p text:style-name="P4">
Sumy region, Chernihiv region(14:52). Red Alert: aerial threat. Sirenssounding. Take cover now!</text:p>
      <text:p text:style-name="P4">
News Collection Link: <text:a xlink:type="simple" xlink:href="https://liveuamap.com/en/2023/15-april-sumska-oblast-chernihivska-oblast145g" text:style-name="Internet_20_link" text:visited-style-name="Visited_20_Internet_20_Link">
https://liveuamap.com/en/2023/15-april-sumska-oblast-chernihivska-oblast145g</text:a>
</text:p>
      <text:p text:style-name="P4">
News Source: <text:a xlink:type="simple" xlink:href="https://t.me/air_alert_ua/43081" text:style-name="Internet_20_link" text:visited-style-name="Visited_20_Internet_20_Link">
https://t.me/air_alert_ua/43081</text:a>
</text:p>
      <!--NEWS-->
      <text:h text:style-name="P10" text:outline-level="1">
<text:span text:style-name="T4">
2 person killed as result of Russian shelling today in Kherson</text:span>
</text:h>
      <text:p text:style-name="P4">
Authors: liveuamap (Language: en)</text:p>
      <text:p text:style-name="P4">
Time: 2023-04-15T09:27:00</text:p>
      <text:p text:style-name="P4">
Location: Kherson (Latitude:46.62928 Longtitude:32.61154)</text:p>
      <text:p text:style-name="P4">
Videos: []</text:p>
      <text:p text:style-name="P4">
Images: []</text:p>
      <text:p text:style-name="P4">
Tags: []</text:p>
      <text:p text:style-name="P4">
Id: 22556357</text:p>
      <!--METADATA-->
      <text:p text:style-name="P4">
2 person killed as result of Russian shelling today in Kherson</text:p>
      <text:p text:style-name="P4">
News Collection Link: <text:a xlink:type="simple" xlink:href="https://liveuamap.com/en/2023/15-april-2-person-killed-as-result-of-russian-shelling-today" text:style-name="Internet_20_link" text:visited-style-name="Visited_20_Internet_20_Link">
https://liveuamap.com/en/2023/15-april-2-person-killed-as-result-of-russian-shelling-today</text:a>
</text:p>
      <text:p text:style-name="P4">
News Source: <text:a xlink:type="simple" xlink:href="https://t.me/liganet/26197" text:style-name="Internet_20_link" text:visited-style-name="Visited_20_Internet_20_Link">
https://t.me/liganet/26197</text:a>
</text:p>
      <!--NEWS-->
      <text:h text:style-name="P10" text:outline-level="1">
<text:span text:style-name="T4">
President Zelensky had a phone call with President Macron</text:span>
</text:h>
      <text:p text:style-name="P4">
Authors: liveuamap (Language: en)</text:p>
      <text:p text:style-name="P4">
Time: 2023-04-15T09:41:38</text:p>
      <text:p text:style-name="P4">
Location: Kyiv, Kyiv city (Latitude:50.44426 Longtitude:30.52914)</text:p>
      <text:p text:style-name="P4">
Videos: []</text:p>
      <text:p text:style-name="P4">
Images: ["<text:a xlink:type="simple" xlink:href="https://liveuamap.com/pics/2023/04/15/22556358_0.jpg" text:style-name="Internet_20_link" text:visited-style-name="Visited_20_Internet_20_Link">
22556358_0.jpg</text:a>
"]</text:p>
      <text:p text:style-name="P4">
Tags: ["France", "Russia"]</text:p>
      <text:p text:style-name="P4">
Id: 22556358</text:p>
      <!--METADATA-->
      <text:p text:style-name="P4">
President Zelensky had a phone call with President Macron</text:p>
      <text:p text:style-name="P4">
<draw:frame draw:style-name="fr1" draw:name="Image56" text:anchor-type="as-char" svg:width="6.9236in" svg:height="4.612849in" draw:z-index="0">
<draw:image xlink:href="../Images/liveuamap/2023-04-15T09-41-38/22556358_0.jpg" xlink:type="simple" xlink:show="embed" xlink:actuate="onLoad" draw:mime-type="image/jpeg"/>
</draw:frame>
News Collection Link: <text:a xlink:type="simple" xlink:href="https://liveuamap.com/en/2023/15-april-president-zelensky-had-a-phone-call-with-president" text:style-name="Internet_20_link" text:visited-style-name="Visited_20_Internet_20_Link">
https://liveuamap.com/en/2023/15-april-president-zelensky-had-a-phone-call-with-president</text:a>
</text:p>
      <text:p text:style-name="P4">
News Source: <text:a xlink:type="simple" xlink:href="https://t.me/V_Zelenskiy_official/5867" text:style-name="Internet_20_link" text:visited-style-name="Visited_20_Internet_20_Link">
https://t.me/V_Zelenskiy_official/5867</text:a>
</text:p>
      <!--NEWS-->
      <text:h text:style-name="P10" text:outline-level="1">
<text:span text:style-name="T4">
Dnipro, Dnipropetrovska Oblast(15:42). Red Alert: aerial threat. Sirens sounding. Take cover ...</text:span>
</text:h>
      <text:p text:style-name="P4">
Authors: liveuamap (Language: en)</text:p>
      <text:p text:style-name="P4">
Time: 2023-04-15T09:43:00</text:p>
      <text:p text:style-name="P4">
Location: Dnipro (Latitude:48.45930000 Longtitude:35.03865000)</text:p>
      <text:p text:style-name="P4">
Videos: []</text:p>
      <text:p text:style-name="P4">
Images: []</text:p>
      <text:p text:style-name="P4">
Tags: ["Europe", "Central and Eastern Europe"]</text:p>
      <text:p text:style-name="P4">
Id: 22556359</text:p>
      <!--METADATA-->
      <text:p text:style-name="P4">
Dnipro, Dnipropetrovsk region(15:42). Red Alert: aerial threat. Sirenssounding. Take cover now!</text:p>
      <text:p text:style-name="P4">
News Collection Link: <text:a xlink:type="simple" xlink:href="https://liveuamap.com/en/2023/15-april-dnipro-dnipropetrovska-oblast1542-reg" text:style-name="Internet_20_link" text:visited-style-name="Visited_20_Internet_20_Link">
https://liveuamap.com/en/2023/15-april-dnipro-dnipropetrovska-oblast1542-reg</text:a>
</text:p>
      <text:p text:style-name="P4">
News Source: <text:a xlink:type="simple" xlink:href="https://t.me/suspilnednipro/14401" text:style-name="Internet_20_link" text:visited-style-name="Visited_20_Internet_20_Link">
https://t.me/suspilnednipro/14401</text:a>
</text:p>
      <!--NEWS-->
      <text:h text:style-name="P10" text:outline-level="1">
<text:span text:style-name="T4">
Zaporizka Oblast(15:43). Red Alert: aerial threat. Sirens sounding. Take cover now!</text:span>
</text:h>
      <text:p text:style-name="P4">
Authors: liveuamap (Language: en)</text:p>
      <text:p text:style-name="P4">
Time: 2023-04-15T09:44:00</text:p>
      <text:p text:style-name="P4">
Location: Zaporizka Oblast (Latitude:47.612131 Longtitude:35.765151)</text:p>
      <text:p text:style-name="P4">
Videos: []</text:p>
      <text:p text:style-name="P4">
Images: []</text:p>
      <text:p text:style-name="P4">
Tags: ["Europe", "Central and Eastern Europe"]</text:p>
      <text:p text:style-name="P4">
Id: 22556360</text:p>
      <!--METADATA-->
      <text:p text:style-name="P4">
Zaporizhzhia region(15:43). Red Alert: aerial threat. Sirens sounding. Take covernow!</text:p>
      <text:p text:style-name="P4">
News Collection Link: <text:a xlink:type="simple" xlink:href="https://liveuamap.com/en/2023/15-april-zaporizka-oblast1543-red-alert-aeriag" text:style-name="Internet_20_link" text:visited-style-name="Visited_20_Internet_20_Link">
https://liveuamap.com/en/2023/15-april-zaporizka-oblast1543-red-alert-aeriag</text:a>
</text:p>
      <text:p text:style-name="P4">
News Source: <text:a xlink:type="simple" xlink:href="https://t.me/air_alert_ua/43085" text:style-name="Internet_20_link" text:visited-style-name="Visited_20_Internet_20_Link">
https://t.me/air_alert_ua/43085</text:a>
</text:p>
      <!--NEWS-->
      <text:h text:style-name="P10" text:outline-level="1">
<text:span text:style-name="T4">
Poland banned importing agricultural products from Ukraine. The regulation in this matter was...</text:span>
</text:h>
      <text:p text:style-name="P4">
Authors: liveuamap (Language: en)</text:p>
      <text:p text:style-name="P4">
Time: 2023-04-15T10:02:03</text:p>
      <text:p text:style-name="P4">
Location: Poland-Ukraine (Latitude:49.95475 Longtitude:23.1015)</text:p>
      <text:p text:style-name="P4">
Videos: []</text:p>
      <text:p text:style-name="P4">
Images: []</text:p>
      <text:p text:style-name="P4">
Tags: ["Poland", "Visegrad 4"]</text:p>
      <text:p text:style-name="P4">
Id: 22556366</text:p>
      <!--METADATA-->
      <text:p text:style-name="P4">
Poland banned importing agricultural products from Ukraine. The regulation inthis matter was signed by the Minister of Development and Technology WaldemarBuda after the government authorized him to do so. According to the document -until the end of June, it is forbidden to import grain, sugar and eggs fromUkraine</text:p>
      <text:p text:style-name="P4">
News Collection Link: <text:a xlink:type="simple" xlink:href="https://liveuamap.com/en/2023/15-april-poland-banned-importing-agricultural-products-from" text:style-name="Internet_20_link" text:visited-style-name="Visited_20_Internet_20_Link">
https://liveuamap.com/en/2023/15-april-poland-banned-importing-agricultural-products-from</text:a>
</text:p>
      <text:p text:style-name="P4">
News Source: <text:a xlink:type="simple" xlink:href="https://twitter.com/RadioZET_NEWS/status/1647237997757100034" text:style-name="Internet_20_link" text:visited-style-name="Visited_20_Internet_20_Link">
https://twitter.com/RadioZET_NEWS/status/1647237997757100034</text:a>
</text:p>
      <!--NEWS-->
      <text:h text:style-name="P10" text:outline-level="1">
<text:span text:style-name="T4">
Russian army shelled Zelenivka and Sadove in Kherson region, 1 person wounded</text:span>
</text:h>
      <text:p text:style-name="P4">
Authors: liveuamap (Language: en)</text:p>
      <text:p text:style-name="P4">
Time: 2023-04-15T10:24:42</text:p>
      <text:p text:style-name="P4">
Location: Kherson (Latitude:46.70467 Longtitude:32.822)</text:p>
      <text:p text:style-name="P4">
Videos: []</text:p>
      <text:p text:style-name="P4">
Images: []</text:p>
      <text:p text:style-name="P4">
Tags: ["Europe", "Central and Eastern Europe"]</text:p>
      <text:p text:style-name="P4">
Id: 22556368</text:p>
      <!--METADATA-->
      <text:p text:style-name="P4">
Russian army shelled Zelenivka and Sadove in Kherson region, 1 person wounded</text:p>
      <text:p text:style-name="P4">
News Collection Link: <text:a xlink:type="simple" xlink:href="https://liveuamap.com/en/2023/15-april-russian-army-shelled-zelenivka-and-sadove-in-kherson" text:style-name="Internet_20_link" text:visited-style-name="Visited_20_Internet_20_Link">
https://liveuamap.com/en/2023/15-april-russian-army-shelled-zelenivka-and-sadove-in-kherson</text:a>
</text:p>
      <text:p text:style-name="P4">
News Source: <text:a xlink:type="simple" xlink:href="https://t.me/channel24_ua/84637" text:style-name="Internet_20_link" text:visited-style-name="Visited_20_Internet_20_Link">
https://t.me/channel24_ua/84637</text:a>
</text:p>
      <!--NEWS-->
      <text:h text:style-name="P10" text:outline-level="1">
<text:span text:style-name="T4">
Explosions reported in occupied Rubizhne</text:span>
</text:h>
      <text:p text:style-name="P4">
Authors: liveuamap (Language: en)</text:p>
      <text:p text:style-name="P4">
Time: 2023-04-15T10:37:33</text:p>
      <text:p text:style-name="P4">
Location: Rubizhne (Latitude:49.0193 Longtitude:38.36649)</text:p>
      <text:p text:style-name="P4">
Videos: []</text:p>
      <text:p text:style-name="P4">
Images: []</text:p>
      <text:p text:style-name="P4">
Tags: ["Minsk Monitor", "Europe"]</text:p>
      <text:p text:style-name="P4">
Id: 22556369</text:p>
      <!--METADATA-->
      <text:p text:style-name="P4">
Explosions reported in occupied Rubizhne</text:p>
      <text:p text:style-name="P4">
News Collection Link: <text:a xlink:type="simple" xlink:href="https://liveuamap.com/en/2023/15-april-explosions-reported-in-occupied-rubizhne" text:style-name="Internet_20_link" text:visited-style-name="Visited_20_Internet_20_Link">
https://liveuamap.com/en/2023/15-april-explosions-reported-in-occupied-rubizhne</text:a>
</text:p>
      <text:p text:style-name="P4">
News Source: <text:a xlink:type="simple" xlink:href="https://t.me/huyovy_kharkiv/106258" text:style-name="Internet_20_link" text:visited-style-name="Visited_20_Internet_20_Link">
https://t.me/huyovy_kharkiv/106258</text:a>
</text:p>
      <!--NEWS-->
      <text:h text:style-name="P10" text:outline-level="1">
<text:span text:style-name="T4">
Kharkiv, Kharkiv region, Dnipro, Dnipropetrovsk region, Zaporizhzhya region, Donetsk region (...</text:span>
</text:h>
      <text:p text:style-name="P4">
Authors: liveuamap (Language: en)</text:p>
      <text:p text:style-name="P4">
Time: 2023-04-15T11:35:00</text:p>
      <text:p text:style-name="P4">
Location: Kharkiv (Latitude:49.98081000 Longtitude:36.25272000)</text:p>
      <text:p text:style-name="P4">
Videos: []</text:p>
      <text:p text:style-name="P4">
Images: []</text:p>
      <text:p text:style-name="P4">
Tags: ["Europe", "Central and Eastern Europe"]</text:p>
      <text:p text:style-name="P4">
Id: 22556372</text:p>
      <!--METADATA-->
      <text:p text:style-name="P4">
Kharkiv, Kharkiv region, Dnipro, Dnipropetrovsk region, Zaporizhzhia region, Donetsk region(17:35). Red Alert: aerial threat. Sirens sounding. Take covernow!</text:p>
      <text:p text:style-name="P4">
News Collection Link: <text:a xlink:type="simple" xlink:href="https://liveuamap.com/en/2023/15-april-kharkiv-kharkivska-oblast-dnipro-dnig" text:style-name="Internet_20_link" text:visited-style-name="Visited_20_Internet_20_Link">
https://liveuamap.com/en/2023/15-april-kharkiv-kharkivska-oblast-dnipro-dnig</text:a>
</text:p>
      <text:p text:style-name="P4">
News Source: <text:a xlink:type="simple" xlink:href="https://t.me/air_alert_ua/43092" text:style-name="Internet_20_link" text:visited-style-name="Visited_20_Internet_20_Link">
https://t.me/air_alert_ua/43092</text:a>
</text:p>
      <!--NEWS-->
      <text:h text:style-name="P10" text:outline-level="1">
<text:span text:style-name="T4">
Kherson, Khersonska Oblast(17:53). Red Alert: aerial threat. Sirens sounding. Take cover now!</text:span>
</text:h>
      <text:p text:style-name="P4">
Authors: liveuamap (Language: en)</text:p>
      <text:p text:style-name="P4">
Time: 2023-04-15T11:55:00</text:p>
      <text:p text:style-name="P4">
Location: Kherson (Latitude:46.65662 Longtitude:32.61803)</text:p>
      <text:p text:style-name="P4">
Videos: []</text:p>
      <text:p text:style-name="P4">
Images: []</text:p>
      <text:p text:style-name="P4">
Tags: ["Europe", "Central and Eastern Europe"]</text:p>
      <text:p text:style-name="P4">
Id: 22556374</text:p>
      <!--METADATA-->
      <text:p text:style-name="P4">
Kherson, Kherson region(17:53). Red Alert: aerial threat. Sirens sounding.Take cover now!</text:p>
      <text:p text:style-name="P4">
News Collection Link: <text:a xlink:type="simple" xlink:href="https://liveuamap.com/en/2023/15-april-kherson-khersonska-oblast1753-red-alg" text:style-name="Internet_20_link" text:visited-style-name="Visited_20_Internet_20_Link">
https://liveuamap.com/en/2023/15-april-kherson-khersonska-oblast1753-red-alg</text:a>
</text:p>
      <text:p text:style-name="P4">
News Source: <text:a xlink:type="simple" xlink:href="https://t.me/air_alert_ua/43093" text:style-name="Internet_20_link" text:visited-style-name="Visited_20_Internet_20_Link">
https://t.me/air_alert_ua/43093</text:a>
</text:p>
      <!--NEWS-->
      <text:h text:style-name="P10" text:outline-level="1">
<text:span text:style-name="T4">
In the Lviv region, the repair of the bridge on the Rava-Ruska-Hayok highway was started</text:span>
</text:h>
      <text:p text:style-name="P4">
Authors: Ukrinform (Person)</text:p>
      <text:p text:style-name="P4">
Publisher: Укринформ (Organization)</text:p>
      <text:p text:style-name="P4">
Published Time: 2023-04-15T12:10:00+03:00</text:p>
      <text:p text:style-name="P4">
Modified Time: 2023-04-15T12:10:00+03:00</text:p>
      <text:p text:style-name="P4">
Description: In Lviv region, a bridge was repaired in the village of Reklinets on the Rava-Ruska-Hayok highway. - Ukrinform.</text:p>
      <text:p text:style-name="P4">
Images: ["<text:a xlink:type="simple" xlink:href="https://static.ukrinform.com/photos/2023_04/thumb_files/630_360_1681550438-822.jpg" text:style-name="Internet_20_link" text:visited-style-name="Visited_20_Internet_20_Link">
630_360_16815...</text:a>
"]</text:p>
      <text:p text:style-name="P4">
Tags: ['Дороги', 'Львівщина', 'Міст']</text:p>
      <text:p text:style-name="P4">
Type: Article</text:p>
      <!--METADATA-->
      <text:p text:style-name="P4">
<draw:frame draw:style-name="fr1" draw:name="Image57" text:anchor-type="as-char" svg:width="6.9236in" svg:height="3.956343in" draw:z-index="0">
<draw:image xlink:href="../Images/yкринформ/2023-04-15T12-10-00-03-00/630_360_1681550438-822.jpg" xlink:type="simple" xlink:show="embed" xlink:actuate="onLoad" draw:mime-type="image/jpeg"/>
</draw:frame>
Nalivschyna began repairing the bridge in the village of Reklynets on the highway road-Ruska-nut.</text:p>
      <text:p text:style-name="P4">
This was reported in <text:a xlink:type="simple" xlink:href="https://t.me/kozytskyy_maksym_official/7767" text:style-name="Internet_20_link" text:visited-style-name="Visited_20_Internet_20_Link">
</text:a>
 <text:a xlink:type="simple" xlink:href="https://t.me/kozytskyy_maksym_official/7767" text:style-name="Internet_20_link" text:visited-style-name="Visited_20_Internet_20_Link">
</text:a>
 <text:a xlink:type="simple" xlink:href="https://t.me/kozytskyy_maksym_official/7767" text:style-name="Internet_20_link" text:visited-style-name="Visited_20_Internet_20_Link">
</text:a>
Head of Lviv Ova Maximkozytsky, Ukrinform reports.</text:p>
      <text:p text:style-name="P4">
“In the Chervonograd district, repairs were started <text:a xlink:type="simple" xlink:href="https://www.ukrinform.ua/tag-mist" text:style-name="Internet_20_link" text:visited-style-name="Visited_20_Internet_20_Link">
</text:a>
On the Rava-Ruska-nut. It is about the bridge in the Selyreklinets, ”the message reads.</text:p>
      <text:p text:style-name="P4">
The chief of the Ova recalled that during the 2020-2021 years the road surface of the Rava-Ruska-a nut, which is of importance, was repaired throughout the length. This year, they plan to repair the bridge transition. It will also arrange a barrier enclosure and install road signs. Due to repair, this bridge is closed for loading cars.</text:p>
      <text:p text:style-name="P4">
<text:span text:style-name="T4">
 Read also: </text:span>
 <text:a xlink:type="simple" xlink:href="https://www.ukrinform.ua/rubric-regions/3694263-na-lvivsini-startue-pilotnij-proekt-zi-stvorenna-centriv-socialnogo-dogladu.html" text:style-name="Internet_20_link" text:visited-style-name="Visited_20_Internet_20_Link">
<text:span text:style-name="T4">
 Lvivshch </text:span>
</text:a>
Kozitsky also informs that the repair of the road Doctor - Dernaki - is underway in Yavorivshchyna. This year, road users planned to arrange more than 3 kmnos asphalt coating. Last year, the contracting organization repaired 1.5 km of this highway. Repairs are carried out for co -financing the content budget of the Yavoriv Territorial Community.</text:p>
      <text:p text:style-name="P4">
As reported by Ukrinform, the redemption of real estate for the construction of the Northern Bypass Road was completed in Lviv region.</text:p>
      <text:p text:style-name="P4">
<text:span text:style-name="T5">
Foto: LODA</text:span>
</text:p>
      <text:p text:style-name="P4">
News Source: <text:a xlink:type="simple" xlink:href="https://www.ukrinform.ua/rubric-vidbudova/3696263-na-lvivsini-rozpocali-remont-mostu-na-avtomobilnij-dorozi-ravaruska-gajok.html" text:style-name="Internet_20_link" text:visited-style-name="Visited_20_Internet_20_Link">
https://www.ukrinform.ua/rubric-vidbudova/3696263-na-lvivsini-rozpocali-remont-mostu-na-avtomobilnij-dorozi-ravaruska-gajok.html</text:a>
</text:p>
      <!--NEWS-->
      <text:h text:style-name="P10" text:outline-level="1">
<text:span text:style-name="T4">
The redemption of real estate for the construction of the Northern Bypass Road was completed in Lviv region</text:span>
</text:h>
      <text:p text:style-name="P4">
Authors: Ukrinform (Person)</text:p>
      <text:p text:style-name="P4">
Publisher: Укринформ (Organization)</text:p>
      <text:p text:style-name="P4">
Published Time: 2023-04-15T12:16:48+03:00</text:p>
      <text:p text:style-name="P4">
Modified Time: 2023-04-15T12:16:48+03:00</text:p>
      <text:p text:style-name="P4">
Description: The redemption of real estate for the construction of the Northern Bypass Road was completed in Lviv region. - Ukrinform.</text:p>
      <text:p text:style-name="P4">
Images: ["<text:a xlink:type="simple" xlink:href="https://static.ukrinform.com/photos/2023_04/thumb_files/630_360_1681550196-603.jpg" text:style-name="Internet_20_link" text:visited-style-name="Visited_20_Internet_20_Link">
630_360_16815...</text:a>
"]</text:p>
      <text:p text:style-name="P4">
Tags: ['Будівництво', 'Дороги', 'Львівщина']</text:p>
      <text:p text:style-name="P4">
Type: Article</text:p>
      <!--METADATA-->
      <text:p text:style-name="P4">
<draw:frame draw:style-name="fr1" draw:name="Image58" text:anchor-type="as-char" svg:width="6.9236in" svg:height="3.956343in" draw:z-index="0">
<draw:image xlink:href="../Images/yкринформ/2023-04-15T12-16-48-03-00/630_360_1681550196-603.jpg" xlink:type="simple" xlink:show="embed" xlink:actuate="onLoad" draw:mime-type="image/jpeg"/>
</draw:frame>
The Nalvevshchyna completed the redemption of real estate for the construction of the northern road.</text:p>
      <text:p text:style-name="P4">
This was reported in <text:a xlink:type="simple" xlink:href="https://t.me/kozytskyy_maksym_official/7767" text:style-name="Internet_20_link" text:visited-style-name="Visited_20_Internet_20_Link">
</text:a>
Maxim Kozitsky, the head of the Lviv Ova, Ukrinform reports.</text:p>
      <text:p text:style-name="P4">
“Redemption of real estate for <text:a xlink:type="simple" xlink:href="https://www.ukrinform.ua/tag-budivnictvo" text:style-name="Internet_20_link" text:visited-style-name="Visited_20_Internet_20_Link">
</text:a>
The northern detour of Lviv was completed, ”the message reads.</text:p>
      <text:p text:style-name="P4">
According to him, on the eve, on April 14, the last two landlings were bought, for which transactions could be made. There are two more - their reference for public needs will be held in court.</text:p>
      <text:p text:style-name="P4">
According to the Ova Chief, the expensive road will run along the villages of Birka, obstructed, ash, ridge and small undergrowth. This highway will allow to unload the southern bypass of Lviv.</text:p>
      <text:p text:style-name="P4">
<text:span text:style-name="T4">
 Read also: </text:span>
 <text:a xlink:type="simple" xlink:href="https://www.ukrinform.ua/rubric-vidbudova/3696263-na-lvivsini-rozpocali-remont-mostu-na-avtomobilnij-dorozi-ravaruska-gajok.html" text:style-name="Internet_20_link" text:visited-style-name="Visited_20_Internet_20_Link">
<text:span text:style-name="T4">
 Lvivshch </text:span>
</text:a>
Ova reports that the construction of the Northern detour of Lviv is one of the most urgent infrastructure projects in the Lviv region. Robots will be held at the expense of the European Bank for Reconstruction and Development(EBRD)and European Investment Bank(EIB)under the conditions of co -financing. The project meets the highest social, security and environmental standards.</text:p>
      <text:p text:style-name="P4">
Photo: NTA</text:p>
      <text:p text:style-name="P4">
News Source: <text:a xlink:type="simple" xlink:href="https://www.ukrinform.ua/rubric-regions/3696266-na-lvivsini-zaversili-vikup-neruhomogo-majna-dla-budivnictva-pivnicnoi-obiznoi-dorogi.html" text:style-name="Internet_20_link" text:visited-style-name="Visited_20_Internet_20_Link">
https://www.ukrinform.ua/rubric-regions/3696266-na-lvivsini-zaversili-vikup-neruhomogo-majna-dla-budivnictva-pivnicnoi-obiznoi-dorogi.html</text:a>
</text:p>
      <!--NEWS-->
      <text:h text:style-name="P10" text:outline-level="1">
<text:span text:style-name="T4">
Russia holds in the Black Sea two carbon carriers</text:span>
</text:h>
      <text:p text:style-name="P4">
Authors: Ukrinform (Person)</text:p>
      <text:p text:style-name="P4">
Publisher: Укринформ (Organization)</text:p>
      <text:p text:style-name="P4">
Published Time: 2023-04-15T12:24:00+03:00</text:p>
      <text:p text:style-name="P4">
Modified Time: 2023-04-15T12:24:00+03:00</text:p>
      <text:p text:style-name="P4">
Description: In the Black Sea, the Russian Federation holds 10 ships on a combat duty, including two carriers of winged "Caliber" missiles up to eight rockets. - Ukrinform.</text:p>
      <text:p text:style-name="P4">
Images: ["<text:a xlink:type="simple" xlink:href="https://static.ukrinform.com/photos/2023_04/thumb_files/630_360_1680330426-334.jpg" text:style-name="Internet_20_link" text:visited-style-name="Visited_20_Internet_20_Link">
630_360_16803...</text:a>
"]</text:p>
      <text:p text:style-name="P4">
Tags: ['Ракета', 'Корабель', 'Війна з росією']</text:p>
      <text:p text:style-name="P4">
Type: Article</text:p>
      <!--METADATA-->
      <text:p text:style-name="P4">
<draw:frame draw:style-name="fr1" draw:name="Image59" text:anchor-type="as-char" svg:width="6.9236in" svg:height="3.956343in" draw:z-index="0">
<draw:image xlink:href="../Images/yкринформ/2023-04-15T12-24-00-03-00/630_360_1680330426-334.jpg" xlink:type="simple" xlink:show="embed" xlink:actuate="onLoad" draw:mime-type="image/jpeg"/>
</draw:frame>
In the Mernomera, the Russian Federation holds 10 ships on a combat duty, including the two of the winged rockets "caliber" with a total volley of up to eight rockets.</text:p>
      <text:p text:style-name="P4">
According to Ukrinform, the Navy of the Armed Forces of Ukraine reports in <text:a xlink:type="simple" xlink:href="https://www.facebook.com/navy.mil.gov.ua/posts/pfbid0fFQn68TqJsXSQkCYLkJJXhSeWqpNhSFmDSgh8CWF4nyYuCw65XzgZx51GrZ2Tbql" text:style-name="Internet_20_link" text:visited-style-name="Visited_20_Internet_20_Link">
</text:a>
"In the Black Sea, there are 10 enemy ships in the fighting duty, middle of two winged carriers <text:a xlink:type="simple" xlink:href="https://www.ukrinform.ua/tag-raketa" text:style-name="Internet_20_link" text:visited-style-name="Visited_20_Internet_20_Link">
</text:a>
"Caliber" total volley up to eight missiles; There is one enemy ship in the Azov Sea, "is in the message.</text:p>
      <text:p text:style-name="P4">
<text:span text:style-name="T4">
 Read also: </text:span>
 <text:a xlink:type="simple" xlink:href="https://www.ukrinform.ua/rubric-ato/3696011-rosiani-vdarili-po-slovansku-raketami-s300-patero-zagiblih-15-poranenih.html" text:style-name="Internet_20_link" text:visited-style-name="Visited_20_Internet_20_Link">
<text:span text:style-name="T4">
 missile </text:span>
</text:a>
Up to eight enemy -bone, of which four "caliber" carriers of up to 36 rockets are in the Mediterranean Sea.</text:p>
      <text:p text:style-name="P4">
As reported by Ukrinform, Russia from the fall of 2022 <text:a xlink:type="simple" xlink:href="https://www.ukrinform.ua/rubric-ato/3695764-rosia-z-oseni-vipustila-po-ukraini-850-krilatih-raket-riznih-tipiv-povitrani-sili.html" text:style-name="Internet_20_link" text:visited-style-name="Visited_20_Internet_20_Link">
</text:a>
 <text:a xlink:type="simple" xlink:href="https://www.ukrinform.ua/rubric-ato/3695764-rosia-z-oseni-vipustila-po-ukraini-850-krilatih-raket-riznih-tipiv-povitrani-sili.html" text:style-name="Internet_20_link" text:visited-style-name="Visited_20_Internet_20_Link">
</text:a>
 різних типів,серед яких високоточні і далекобійні "Калібри", Х-101 та "Іскандери".</text:p>
      <text:p text:style-name="P4">
News Source: <text:a xlink:type="simple" xlink:href="https://www.ukrinform.ua/rubric-ato/3696269-rosia-trimae-u-cornomu-mori-dva-nosii-kalibriv.html" text:style-name="Internet_20_link" text:visited-style-name="Visited_20_Internet_20_Link">
https://www.ukrinform.ua/rubric-ato/3696269-rosia-trimae-u-cornomu-mori-dva-nosii-kalibriv.html</text:a>
</text:p>
      <!--NEWS-->
      <text:h text:style-name="P10" text:outline-level="1">
<text:span text:style-name="T4">
The International Surfing Association has continued the removal of Russians</text:span>
</text:h>
      <text:p text:style-name="P4">
Authors: Ukrinform (Person)</text:p>
      <text:p text:style-name="P4">
Publisher: Укринформ (Organization)</text:p>
      <text:p text:style-name="P4">
Published Time: 2023-04-15T12:32:03+03:00</text:p>
      <text:p text:style-name="P4">
Modified Time: 2023-04-15T12:32:03+03:00</text:p>
      <text:p text:style-name="P4">
Description: The International Surfing Association (ISA) has continued sanctions against Russian athletes. - Ukrinform.</text:p>
      <text:p text:style-name="P4">
Images: ["<text:a xlink:type="simple" xlink:href="https://static.ukrinform.com/photos/2023_04/thumb_files/630_360_1681550321-291.jpg" text:style-name="Internet_20_link" text:visited-style-name="Visited_20_Internet_20_Link">
630_360_16815...</text:a>
"]</text:p>
      <text:p text:style-name="P4">
Tags: ['МОК', 'Санкції', 'Спорт', 'Україна']</text:p>
      <text:p text:style-name="P4">
Type: Article</text:p>
      <!--METADATA-->
      <text:p text:style-name="P4">
<draw:frame draw:style-name="fr1" draw:name="Image60" text:anchor-type="as-char" svg:width="6.9236in" svg:height="3.956343in" draw:z-index="0">
<draw:image xlink:href="../Images/yкринформ/2023-04-15T12-32-03-03-00/630_360_1681550321-291.jpg" xlink:type="simple" xlink:show="embed" xlink:actuate="onLoad" draw:mime-type="image/jpeg"/>
</draw:frame>
International Surfing Association(ISA)She continued sanctions against Russian athletes.</text:p>
      <text:p text:style-name="P4">
Association <text:a xlink:type="simple" xlink:href="https://www.insidethegames.biz/articles/1135944/isa-continued-ban-russian-surfers" text:style-name="Internet_20_link" text:visited-style-name="Visited_20_Internet_20_Link">
</text:a>
The Russian invasion of Ukraine and expresses solidarity with the Ukrainian, Ukrinform reports.</text:p>
      <text:p text:style-name="P4">
“In the ISA rules, there are no provisions on participation of persons outside their national teams, including in the World Surfing Games and other competitions that play a role in qualifying Olympic Games through National Olympic Committees. If the circumstances change, ISA will review its position inadat the updated recommendations to its executive committee. These decisions by the Jerezultat of the decisive condemnation of ISA invasion of Ukraine, which organized the Russian government - a war that lasts for more than a year.</text:p>
      <text:p text:style-name="P4">
The main priority of ISA is to ensure the safety of fans, athletes of iodine persons, as well as to protect the honesty of competitions. ISA continues to express solidarity with the people and the surfers of Ukraine, ”the International Surfing Association said.</text:p>
      <text:p text:style-name="P4">
<text:span text:style-name="T4">
 Read also: </text:span>
 <text:a xlink:type="simple" xlink:href="https://www.ukrinform.ua/rubric-sports/3694742-miznarodna-federacia-sportivnogo-orientuvanna-prodovzila-zaboronu-dla-rosian-i-bilorusiv.html" text:style-name="Internet_20_link" text:visited-style-name="Visited_20_Internet_20_Link">
<text:span text:style-name="T4">
 sports </text:span>
 <text:span text:style-name="T4">
 Orientation </text:span>
</text:a>
As it was reported, the IOC was recommended to allow athletes of Irrigation and Belarus in neutral status.</text:p>
      <text:p text:style-name="P4">
Photo: Getty Images.</text:p>
      <text:p text:style-name="P4">
News Source: <text:a xlink:type="simple" xlink:href="https://www.ukrinform.ua/rubric-sports/3696271-miznarodna-asociacia-serfingu-prodovzila-vidstoronenna-rosian.html" text:style-name="Internet_20_link" text:visited-style-name="Visited_20_Internet_20_Link">
https://www.ukrinform.ua/rubric-sports/3696271-miznarodna-asociacia-serfingu-prodovzila-vidstoronenna-rosian.html</text:a>
</text:p>
      <!--NEWS-->
      <text:h text:style-name="P10" text:outline-level="1">
<text:span text:style-name="T4">
In Rivne region, believers were allowed to stay in temples on Easter night</text:span>
</text:h>
      <text:p text:style-name="P4">
Authors: Ukrinform (Person)</text:p>
      <text:p text:style-name="P4">
Publisher: Укринформ (Organization)</text:p>
      <text:p text:style-name="P4">
Published Time: 2023-04-15T12:34:21+03:00</text:p>
      <text:p text:style-name="P4">
Modified Time: 2023-04-15T12:34:21+03:00</text:p>
      <text:p text:style-name="P4">
Description: In the Rivne region, the believers who came to the service before the beginning of the curfew's hour may remain in the temple overnight, but the authorities warn that the abolition or reduction of the curfew at Easter will not be. - Ukrinform.</text:p>
      <text:p text:style-name="P4">
Images: ["<text:a xlink:type="simple" xlink:href="https://static.ukrinform.com/photos/2018_04/thumb_files/630_360_1523029027-4426.jpg" text:style-name="Internet_20_link" text:visited-style-name="Visited_20_Internet_20_Link">
630_360_15230...</text:a>
"]</text:p>
      <text:p text:style-name="P4">
Tags: ['Церква', 'Рівненщина', 'Великдень', 'Комендантська година']</text:p>
      <text:p text:style-name="P4">
Type: Article</text:p>
      <!--METADATA-->
      <text:p text:style-name="P4">
<draw:frame draw:style-name="fr1" draw:name="Image61" text:anchor-type="as-char" svg:width="6.9236in" svg:height="3.956343in" draw:z-index="0">
<draw:image xlink:href="../Images/yкринформ/2023-04-15T12-34-21-03-00/630_360_1523029027-4426.jpg" xlink:type="simple" xlink:show="embed" xlink:actuate="onLoad" draw:mime-type="image/jpeg"/>
</draw:frame>
Believers who came to the service before the commendant hour can remain in the temple overnight, but the authorities warn that the abolition of the number of curfew for Easter will not be.</text:p>
      <text:p text:style-name="P4">
About it in <text:a xlink:type="simple" xlink:href="https://t.me/vitalykoval8/11038" text:style-name="Internet_20_link" text:visited-style-name="Visited_20_Internet_20_Link">
</text:a>
The head of Rivneov Vitaliy Koval reported, Ukrinform reports.</text:p>
      <text:p text:style-name="P4">
"The curfew does not make it impossible for the night worship of the burst," Koval said.</text:p>
      <text:p text:style-name="P4">
He emphasized that the believers who came to the service before its action can be rested in the temple overnight. At the end of the curfew, people can also visit <text:a xlink:type="simple" xlink:href="https://www.ukrinform.ua/tag-cerkva" text:style-name="Internet_20_link" text:visited-style-name="Visited_20_Internet_20_Link">
</text:a>
and consecrate the carob.</text:p>
      <text:p text:style-name="P4">
According to the chief of the OVA, security measures should be observed by all marketers without exceptions - under the conditions of equality and the same responsibility in accordance with the legislation. Therefore, there will be no cancellation or abbreviation for Easter. And law enforcement agencies will work in enhanced mode. He recalled that in the Rivne region, a curfeedan hour is valid from 00:00 to 05:00. At this time, it is forbidden to stay on the street and public places, as well as to move transport or on foot without a special pass.</text:p>
      <text:p text:style-name="P4">
<text:span text:style-name="T4">
 Read also: </text:span>
 <text:a xlink:type="simple" xlink:href="https://www.ukrinform.ua/rubric-kyiv/3696037-klicko-zaklikav-kian-zalisatisa-vdoma-u-velikodnu-nic.html" text:style-name="Internet_20_link" text:visited-style-name="Visited_20_Internet_20_Link">
<text:span text:style-name="T4">
 big </text:span>
</text:a>
Koval stressed that any provocations for the destabilization of the socio-political situation are unacceptable, it will only play in the enemy's hand.</text:p>
      <text:p text:style-name="P4">
As reported by Ukrinform, the Rivne Regional Council at an extraordinary session as a Ukrainian Orthodox Church's activities(Moscow Patriarchate)on the territory of the region.</text:p>
      <text:p text:style-name="P4">
In Kirovohrad region, the curfew was reduced at Easter, it is not possible to bott the streets from midnight until 4am.</text:p>
      <text:p text:style-name="P4">
News Source: <text:a xlink:type="simple" xlink:href="https://www.ukrinform.ua/rubric-regions/3696272-na-rivnensini-viranam-dozvolili-zalisatisa-u-hramah-na-velikden-vnoci.html" text:style-name="Internet_20_link" text:visited-style-name="Visited_20_Internet_20_Link">
https://www.ukrinform.ua/rubric-regions/3696272-na-rivnensini-viranam-dozvolili-zalisatisa-u-hramah-na-velikden-vnoci.html</text:a>
</text:p>
      <!--NEWS-->
      <text:h text:style-name="P10" text:outline-level="1">
<text:span text:style-name="T4">
Leopard 1 tanks will soon be ready to send to Ukraine - Danish Defense Ministry</text:span>
</text:h>
      <text:p text:style-name="P4">
Authors: Ukrinform (Person)</text:p>
      <text:p text:style-name="P4">
Publisher: Укринформ (Organization)</text:p>
      <text:p text:style-name="P4">
Published Time: 2023-04-15T12:37:00+03:00</text:p>
      <text:p text:style-name="P4">
Modified Time: 2023-04-15T12:37:00+03:00</text:p>
      <text:p text:style-name="P4">
Description: The first Danish tanks Leopard 1 will soon be ready to send to Ukraine. - Ukrinform.</text:p>
      <text:p text:style-name="P4">
Images: ["<text:a xlink:type="simple" xlink:href="https://static.ukrinform.com/photos/2023_01/thumb_files/630_360_1674507878-657.jpg" text:style-name="Internet_20_link" text:visited-style-name="Visited_20_Internet_20_Link">
630_360_16745...</text:a>
"]</text:p>
      <text:p text:style-name="P4">
Tags: ['Данія', 'Війна з росією', ' танк Leopard']</text:p>
      <text:p text:style-name="P4">
Type: Article</text:p>
      <!--METADATA-->
      <text:p text:style-name="P4">
<draw:frame draw:style-name="fr1" draw:name="Image62" text:anchor-type="as-char" svg:width="6.9236in" svg:height="3.956343in" draw:z-index="0">
<draw:image xlink:href="../Images/yкринформ/2023-04-15T12-37-00-03-00/630_360_1674507878-657.jpg" xlink:type="simple" xlink:show="embed" xlink:actuate="onLoad" draw:mime-type="image/jpeg"/>
</draw:frame>
Leopard 1 Pershary tanks will soon be ready to send to Ukraine.</text:p>
      <text:p text:style-name="P4">
This is reported in <text:a xlink:type="simple" xlink:href="https://twitter.com/Forsvarsmin/status/1647134996639916032" text:style-name="Internet_20_link" text:visited-style-name="Visited_20_Internet_20_Link">
</text:a>
Denmark's Ministry of Defense, Ukrinform reports.</text:p>
      <text:p text:style-name="P4">
It is noted that the Acting Defense Minister of Denmark Troyels Lundpoulsen, together with members of the Defense Committee and Foreign Policy Council, visited Flensburger Fahrzeugbau Gesellschaft on Friday Friday.(FFG)Uflensburgh.</text:p>
      <text:p text:style-name="P4">
“I am very pleased to invite parliamentary politicians to FFG so they can also see how far we have advanced in the recovery process <text:a xlink:type="simple" xlink:href="https://www.ukrinform.ua/tag-tank" text:style-name="Internet_20_link" text:visited-style-name="Visited_20_Internet_20_Link">
</text:a>
Leopard 1 ... And we hope that we can send them to Ukraine very soon, ”Polesen said.</text:p>
      <text:p text:style-name="P4">
As reported by Ukrinform, the Denmark government has started cooperation with Germany Tandeerland for <text:a xlink:type="simple" xlink:href="https://www.ukrinform.ua/rubric-ato/3681096-persi-tanki-leopard-1-budut-v-ukraini-navesni-minoboroni-danii.html" text:style-name="Internet_20_link" text:visited-style-name="Visited_20_Internet_20_Link">
</text:a>
<text:span text:style-name="T4">
 Read also: </text:span>
 <text:a xlink:type="simple" xlink:href="https://www.ukrinform.ua/rubric-ato/3696106-kanada-peredala-ukraini-tri-navcalni-simulatori-strilbi-z-tankiv.html" text:style-name="Internet_20_link" text:visited-style-name="Visited_20_Internet_20_Link">
<text:span text:style-name="T4">
 tank </text:span>
</text:a>
Acting Defense Minister Denmark, Troyels Lund Polesen stated that the first Leopard 1 Party 1 Party within the Danish-German-Dutch project will be set up to the Ukrainian side in the spring.</text:p>
      <text:p text:style-name="P4">
On Friday, the Danish Ministry of Defense announced that <text:a xlink:type="simple" xlink:href="https://www.ukrinform.ua/rubric-ato/3695983-ukraina-otrimae-19-artsistem-caesar-najblizcimi-tiznami-minoboroni-danii.html" text:style-name="Internet_20_link" text:visited-style-name="Visited_20_Internet_20_Link">
</text:a>
French production.</text:p>
      <text:p text:style-name="P4">
News Source: <text:a xlink:type="simple" xlink:href="https://www.ukrinform.ua/rubric-ato/3696276-tanki-leopard-1-skoro-budut-gotovi-do-vidpravki-v-ukrainu-minoboroni-danii.html" text:style-name="Internet_20_link" text:visited-style-name="Visited_20_Internet_20_Link">
https://www.ukrinform.ua/rubric-ato/3696276-tanki-leopard-1-skoro-budut-gotovi-do-vidpravki-v-ukrainu-minoboroni-danii.html</text:a>
</text:p>
      <!--NEWS-->
      <text:h text:style-name="P10" text:outline-level="1">
<text:span text:style-name="T4">
The Advisory Center of the Commissioner for Human Rights opened in Odessa</text:span>
</text:h>
      <text:p text:style-name="P4">
Authors: Ukrinform (Person)</text:p>
      <text:p text:style-name="P4">
Publisher: Укринформ (Organization)</text:p>
      <text:p text:style-name="P4">
Published Time: 2023-04-15T12:45:29+03:00</text:p>
      <text:p text:style-name="P4">
Modified Time: 2023-04-15T12:45:29+03:00</text:p>
      <text:p text:style-name="P4">
Description: In Odessa, the consulting center of the Ombudsman of Ukraine began work. - Ukrinform.</text:p>
      <text:p text:style-name="P4">
Images: ["<text:a xlink:type="simple" xlink:href="https://static.ukrinform.com/photos/2023_04/thumb_files/630_360_1681551907-343.jpg" text:style-name="Internet_20_link" text:visited-style-name="Visited_20_Internet_20_Link">
630_360_16815...</text:a>
"]</text:p>
      <text:p text:style-name="P4">
Tags: ['Одеса', 'Права людини', 'Верховна Рада']</text:p>
      <text:p text:style-name="P4">
Type: Article</text:p>
      <!--METADATA-->
      <text:p text:style-name="P4">
<draw:frame draw:style-name="fr1" draw:name="Image63" text:anchor-type="as-char" svg:width="6.9236in" svg:height="3.956343in" draw:z-index="0">
<draw:image xlink:href="../Images/yкринформ/2023-04-15T12-45-29-03-00/630_360_1681551907-343.jpg" xlink:type="simple" xlink:show="embed" xlink:actuate="onLoad" draw:mime-type="image/jpeg"/>
</draw:frame>
In Odessa, the consulting center of the Ombudsman of the Verkhovna Rada of Ukraine.</text:p>
      <text:p text:style-name="P4">
As Ukrinform reports, he said in <text:a xlink:type="simple" xlink:href="https://t.me/dmytro_lubinetzs/2156" text:style-name="Internet_20_link" text:visited-style-name="Visited_20_Internet_20_Link">
</text:a>
Ombudsman Dmitry Lubinets.</text:p>
      <text:p text:style-name="P4">
At the Consulting Center, residents of Odessa region will be able to clarify the ways of returning a child or families with children with temporarily captured territories, offline and online advice on obtaining a child's birth certificate in martial law or legalization if the document was obtained in a temporarily captured territory.</text:p>
      <text:p text:style-name="P4">
You can also get clarified about making contact with your child, which one parent is abroad.</text:p>
      <text:p text:style-name="P4">
In addition, the center may fill in the forms of searching the child or the application of assistance to children who have been injured and injured as a result of war and other issues related to human rights abuses.</text:p>
      <text:p text:style-name="P4">
<text:span text:style-name="T4">
 Read also: </text:span>
 <text:a xlink:type="simple" xlink:href="https://www.ukrinform.ua/rubric-society/3696221-ukrainci-zmozut-distancijno-otrimuvati-bezoplatni-pravovi-konsultacii-lubinec.html" text:style-name="Internet_20_link" text:visited-style-name="Visited_20_Internet_20_Link">
</text:a>
The opening ceremony was attended(SURGe), representatives of state authorities and public organizations of Odesa region.</text:p>
      <text:p text:style-name="P4">
You can contact the consulting center in Odessa at: ul. Kadna, 83, office 103 Monday to Friday from 09:00 to 16:00, by phone: 0800-50-17-20, 048-722-05-22, 048-722-07-22, 0668236488.</text:p>
      <text:p text:style-name="P4">
The office of the lumps reminded that the consulting centers of the Commissioner will work in Kyiv, Khmelnitsky, Lviv and Dnipro.</text:p>
      <text:p text:style-name="P4">
As reported by Ukrinform, Lubinets presented to the Verkhovna Rada Committee on the Right -Luddy Committee, the Deoccupation and Reintegration of Temporarily Occupied Territories of Ukraine, National Minorities and International Relations <text:a xlink:type="simple" xlink:href="https://www.ukrinform.ua/rubric-polytics/3692041-lubinec-predstaviv-soricnu-dopovid-pered-profilnim-komitetom-radi.html" text:style-name="Internet_20_link" text:visited-style-name="Visited_20_Internet_20_Link">
</text:a>
 <text:a xlink:type="simple" xlink:href="https://www.ukrinform.ua/rubric-polytics/3692041-lubinec-predstaviv-soricnu-dopovid-pered-profilnim-komitetom-radi.html" text:style-name="Internet_20_link" text:visited-style-name="Visited_20_Internet_20_Link">
</text:a>
On the state of observance and protection of human and citizen's rights and freedoms in Ukraine for 2022.  <text:span text:style-name="T5">
Foto: Ombudsman's office</text:span>
</text:p>
      <text:p text:style-name="P4">
News Source: <text:a xlink:type="simple" xlink:href="https://www.ukrinform.ua/rubric-regions/3696277-v-odesi-vidkrivsa-konsultacijnij-centr-upovnovazenogo-radi-z-prav-ludini.html" text:style-name="Internet_20_link" text:visited-style-name="Visited_20_Internet_20_Link">
https://www.ukrinform.ua/rubric-regions/3696277-v-odesi-vidkrivsa-konsultacijnij-centr-upovnovazenogo-radi-z-prav-ludini.html</text:a>
</text:p>
      <!--NEWS-->
      <text:h text:style-name="P10" text:outline-level="1">
<text:span text:style-name="T4">
Culture and art today at the front in the fight against aggressor - Tkachenko</text:span>
</text:h>
      <text:p text:style-name="P4">
Authors: Ukrinform (Person)</text:p>
      <text:p text:style-name="P4">
Publisher: Укринформ (Organization)</text:p>
      <text:p text:style-name="P4">
Published Time: 2023-04-15T12:56:12+03:00</text:p>
      <text:p text:style-name="P4">
Modified Time: 2023-04-15T12:56:12+03:00</text:p>
      <text:p text:style-name="P4">
Description: Minister of Culture and Information Policy Oleksandr Tkachenko states that today Ukrainian culture and art are on the forefront in the fight against the Russian aggressor. - Ukrinform.</text:p>
      <text:p text:style-name="P4">
Images: ["<text:a xlink:type="simple" xlink:href="https://static.ukrinform.com/photos/2022_06/thumb_files/630_360_1656059749-601.jpg" text:style-name="Internet_20_link" text:visited-style-name="Visited_20_Internet_20_Link">
630_360_16560...</text:a>
"]</text:p>
      <text:p text:style-name="P4">
Tags: ['Культура', 'Ткаченко', 'Україна', 'Мистецтво', 'МКІП ']</text:p>
      <text:p text:style-name="P4">
Type: Article</text:p>
      <!--METADATA-->
      <text:p text:style-name="P4">
<draw:frame draw:style-name="fr1" draw:name="Image64" text:anchor-type="as-char" svg:width="6.9236in" svg:height="3.956343in" draw:z-index="0">
<draw:image xlink:href="../Images/yкринформ/2023-04-15T12-56-12-03-00/630_360_1656059749-601.jpg" xlink:type="simple" xlink:show="embed" xlink:actuate="onLoad" draw:mime-type="image/jpeg"/>
</draw:frame>
Ministers and Information Policy Oleksandr Tkachenko states that today Ukrainian culture and art are in the forefront in the struggle of the Zarian aggressor.</text:p>
      <text:p text:style-name="P4">
According to Ukrinform, Tkachenko wrote in <text:a xlink:type="simple" xlink:href="https://t.me/otkachenkokyiv/3418" text:style-name="Internet_20_link" text:visited-style-name="Visited_20_Internet_20_Link">
</text:a>
.</text:p>
      <text:p text:style-name="P4">
"Every year, two holidays are celebrated on April 15 - on World Art Day, the International Culture Day I would like to congratulate everyone. Today, Ukrainian cultured art is on the forefront in the fight against the aggressor," Tkachenko emphasized.</text:p>
      <text:p text:style-name="P4">
According to him, culture is a business card of Ukraine in the world, so that they are expected, admired, learned deeper.</text:p>
      <text:p text:style-name="P4">
<text:span text:style-name="T4">
 Read also: </text:span>
 <text:a xlink:type="simple" xlink:href="https://www.ukrinform.ua/rubric-culture/3690269-tkacenko-razom-iz-kulturnim-desantom-vidvidav-zahisnikiv-doneccini.html" text:style-name="Internet_20_link" text:visited-style-name="Visited_20_Internet_20_Link">
<text:span text:style-name="T4">
 Tkachenko </text:span>
</text:a>
"Culture is our soul, the essence, our code and our safety. Let's take care of it," - said the MKIP head.</text:p>
      <text:p text:style-name="P4">
As reported by Ukrinform, the National Museum of Ukrainian Folk Decorative Art is presented <text:a xlink:type="simple" xlink:href="https://www.ukrinform.ua/rubric-culture/3695349-u-kievi-predstavili-vistavku-tvoriv-marii-primacenko-ludam-na-radist.html" text:style-name="Internet_20_link" text:visited-style-name="Visited_20_Internet_20_Link">
</text:a>
"People for joy."</text:p>
      <text:p text:style-name="P4">
News Source: <text:a xlink:type="simple" xlink:href="https://www.ukrinform.ua/rubric-culture/3696280-kultura-ta-mistectvo-sogodni-na-peredovij-u-borotbi-z-agresorom-tkacenko.html" text:style-name="Internet_20_link" text:visited-style-name="Visited_20_Internet_20_Link">
https://www.ukrinform.ua/rubric-culture/3696280-kultura-ta-mistectvo-sogodni-na-peredovij-u-borotbi-z-agresorom-tkacenko.html</text:a>
</text:p>
      <!--NEWS-->
      <text:h text:style-name="P10" text:outline-level="1">
<text:span text:style-name="T4">
Structured post -war plan is presented at the International Summit of Communities and Regions - OP</text:span>
</text:h>
      <text:p text:style-name="P4">
Authors: Ukrinform (Person)</text:p>
      <text:p text:style-name="P4">
Publisher: Укринформ (Organization)</text:p>
      <text:p text:style-name="P4">
Published Time: 2023-04-15T12:57:00+03:00</text:p>
      <text:p text:style-name="P4">
Modified Time: 2023-04-15T12:57:00+03:00</text:p>
      <text:p text:style-name="P4">
Description: The International Summit of Communities and Regions will presented a structured plan of post -war restoration of Ukraine and assistance in this communities. - Ukrinform.</text:p>
      <text:p text:style-name="P4">
Images: ["<text:a xlink:type="simple" xlink:href="https://static.ukrinform.com/photos/2023_04/thumb_files/630_360_1681552580-434.jpeg" text:style-name="Internet_20_link" text:visited-style-name="Visited_20_Internet_20_Link">
630_360_16815...</text:a>
"]</text:p>
      <text:p text:style-name="P4">
Tags: ['Саміт', 'Єрмак', 'Війна з росією', 'Відбудова']</text:p>
      <text:p text:style-name="P4">
Type: Article</text:p>
      <!--METADATA-->
      <text:p text:style-name="P4">
<draw:frame draw:style-name="fr1" draw:name="Image65" text:anchor-type="as-char" svg:width="6.9236in" svg:height="3.956343in" draw:z-index="0">
<draw:image xlink:href="../Images/yкринформ/2023-04-15T12-57-00-03-00/630_360_1681552580-434.jpeg" xlink:type="simple" xlink:show="embed" xlink:actuate="onLoad" draw:mime-type="image/jpeg"/>
</draw:frame>
The International Summit of Commons and Regions will be presented with structured planpo -war renewal and assistance in this communities.</text:p>
      <text:p text:style-name="P4">
According to Ukrinform, the press service reports <text:a xlink:type="simple" xlink:href="https://president.gov.ua/news/prezidiya-kongresu-miscevih-ta-regionalnih-vlad-pri-preziden-82285" text:style-name="Internet_20_link" text:visited-style-name="Visited_20_Internet_20_Link">
</text:a>
On the instructions of the head of state Vladimir Zelensky, the head of OP Andriy Yermaki was a meeting of the Presidium of the Congress of Local and Regional Authorities to the President of Ukraine, whose participants discussed the preparation for the summit.</text:p>
      <text:p text:style-name="P4">
According to <text:a xlink:type="simple" xlink:href="https://www.ukrinform.ua/tag-ermak" text:style-name="Internet_20_link" text:visited-style-name="Visited_20_Internet_20_Link">
</text:a>
, the future summit becomes an international event with the highest level of participation of representatives of different states and foreign communities. The event will confirm that the Congress of Local Tareliii Vlad is a platform for the effective interaction of heads of Ignugiv cities.</text:p>
      <text:p text:style-name="P4">
Thanks to such a site, local authorities can directly address the issues of post -war state restoration, initiative to normalize community living and, most importantly, to receive comprehensive support from the organizers and partners, he said.</text:p>
      <text:p text:style-name="P4">
“Today we already have many examples of cooperation, but everyone is waiting for the most structured program. And I hope that Congress will become such a site, ”said OP.</text:p>
      <text:p text:style-name="P4">
<text:span text:style-name="T4">
 Read also: </text:span>
 <text:a xlink:type="simple" xlink:href="https://www.ukrinform.ua/rubric-economy/3696223-ssa-vidilat-ukraini-se-majze-5-milardiv-budzetnoi-pidtrimki.html" text:style-name="Internet_20_link" text:visited-style-name="Visited_20_Internet_20_Link">
</text:a>
According to the deputy head of the office of the Head of State Alexei Kuleba, as of April 15, 91 representatives from 18 countries were confirmed in the summit. Another 111 representatives from 36 countries are ready to join online.</text:p>
      <text:p text:style-name="P4">
"The invited participants have expressed a desire to visit the Kyiv and Chernihiv region, where they will be able to see with their own eyes the consequences of Russian and hostilities, destruction caused by the Russian army," - reported.</text:p>
      <text:p text:style-name="P4">
According to him, the summit provides for a discussion of reintegration of Ukrainian territories, overcoming humanitarian challenges, restoration of community living with the participation of international government and non -educational organizations. The participants of the event will also discuss the miners of the and innovative development of the territories.</text:p>
      <text:p text:style-name="P4">
According to the results of the summit, it is planned to sign the final declaration and a number of partnerships at the municipal level.According to the report, at the same time Ukrainian parliamentaries improve the law in the field of local self -government. The People's Deputy, the Chairman of the Verkhovna Rada on the Organization of State Authorities, Local Summary, Regional Development and Urban Planning Olena Shuliak About the state of preparation for the second reading of the bill “On Service in the Social Self -Government Bodies”. According to her, the project determines the legal materiality of the service in local self -government bodies, normalizes officials of employees, conducting transparent competitions when selecting for service, and also provides a depoliticization of management processes.</text:p>
      <text:p text:style-name="P4">
“It is local self -government bodies who will be one of the key drivers of Ukraine, so transparent procedure of competitive selection, transparent growth growth and work on the basis of approved CRI are those things that will be able to involve motivated, decent and professional people in local self -government bodies in local self -government bodies. convinced Shuliak.</text:p>
      <text:p text:style-name="P4">
<text:span text:style-name="T4">
 Read also: </text:span>
 <text:a xlink:type="simple" xlink:href="https://www.ukrinform.ua/rubric-vidbudova/3696065-ukraina-ta-aponia-pidpisali-grantovu-ugodu-pro-vidilenna-400-miljoniv-na-vidbudovu.html" text:style-name="Internet_20_link" text:visited-style-name="Visited_20_Internet_20_Link">
<text:span text:style-name="T4">
 rebuilding </text:span>
</text:a>
According to her, the document has already passed and is ready for consideration in the second reading.</text:p>
      <text:p text:style-name="P4">
As reported by Ukrinform, Prime Minister Denis Shmigal expressed his hope that needed for <text:a xlink:type="simple" xlink:href="https://www.ukrinform.ua/rubric-economy/3696110-ukraina-spodivaetsa-do-kinca-cervna-zibrati-ricnij-paket-kostiv-dla-svidkogo-vidnovlenna.html" text:style-name="Internet_20_link" text:visited-style-name="Visited_20_Internet_20_Link">
</text:a>
Ukraine in 2023 will be able to collect by the end of June.  Photo: op</text:p>
      <text:p text:style-name="P4">
News Source: <text:a xlink:type="simple" xlink:href="https://www.ukrinform.ua/rubric-vidbudova/3696281-strukturovanij-plan-povoennogo-vidnovlenna-prezentuut-na-miznarodnomu-samiti-gromad-i-regioniv-op.html" text:style-name="Internet_20_link" text:visited-style-name="Visited_20_Internet_20_Link">
https://www.ukrinform.ua/rubric-vidbudova/3696281-strukturovanij-plan-povoennogo-vidnovlenna-prezentuut-na-miznarodnomu-samiti-gromad-i-regioniv-op.html</text:a>
</text:p>
      <!--NEWS-->
      <text:h text:style-name="P10" text:outline-level="1">
<text:span text:style-name="T4">
Poland has already provided Ukraine with almost € 11 billion assistance</text:span>
</text:h>
      <text:p text:style-name="P4">
Authors: Ukrinform (Person)</text:p>
      <text:p text:style-name="P4">
Publisher: Укринформ (Organization)</text:p>
      <text:p text:style-name="P4">
Published Time: 2023-04-15T13:03:00+03:00</text:p>
      <text:p text:style-name="P4">
Modified Time: 2023-04-15T13:03:00+03:00</text:p>
      <text:p text:style-name="P4">
Description: Warsaw, since the beginning of a full -scale invasion, assisted Kiev for 50 billion zlotys (about 11 billion euros), which is 2% of Poland's GDP. - Ukrinform.</text:p>
      <text:p text:style-name="P4">
Images: ["<text:a xlink:type="simple" xlink:href="https://static.ukrinform.com/photos/2018_02/thumb_files/630_360_1517493070-2456-foto-112ua.jpg" text:style-name="Internet_20_link" text:visited-style-name="Visited_20_Internet_20_Link">
630_360_15174...</text:a>
"]</text:p>
      <text:p text:style-name="P4">
Tags: ['Польща', 'Україна', 'допомога', 'Війна з росією']</text:p>
      <text:p text:style-name="P4">
Type: Article</text:p>
      <!--METADATA-->
      <text:p text:style-name="P4">
<draw:frame draw:style-name="fr1" draw:name="Image66" text:anchor-type="as-char" svg:width="6.9236in" svg:height="3.956343in" draw:z-index="0">
<draw:image xlink:href="../Images/yкринформ/2023-04-15T13-03-00-03-00/630_360_1517493070-2456-foto-112ua.jpg" xlink:type="simple" xlink:show="embed" xlink:actuate="onLoad" draw:mime-type="image/jpeg"/>
</draw:frame>
Warsaw from the beginning of a full -scale invasion of Kiev assistance for 50 clrd Plotys(About 11 billion euros)which is 2% of Poland's GDP.</text:p>
      <text:p text:style-name="P4">
About it during meeting in <text:a xlink:type="simple" xlink:href="https://www.youtube.com/watch" text:style-name="Internet_20_link" text:visited-style-name="Visited_20_Internet_20_Link">
</text:a>
Uzsington said on Friday, the Minister of Finance of Poland Magdalen Zhochkovskaya, Ukrinform reports.</text:p>
      <text:p text:style-name="P4">
"The total amount of expenditures for Ukraine is up to 2% of our GDP, that is, 50 billion zlotys," Zhechkovskaya said.</text:p>
      <text:p text:style-name="P4">
She called it a significant article in the budget <text:a xlink:type="simple" xlink:href="https://www.ukrinform.ua/tag-polsa" text:style-name="Internet_20_link" text:visited-style-name="Visited_20_Internet_20_Link">
</text:a>
<text:span text:style-name="T4">
 Read also: </text:span>
 <text:a xlink:type="simple" xlink:href="https://www.ukrinform.ua/rubric-economy/3696249-ukraina-i-polsa-pidpisut-ugodu-pro-tranzit-zerna.html" text:style-name="Internet_20_link" text:visited-style-name="Visited_20_Internet_20_Link">
<text:span text:style-name="T4">
 Poland </text:span>
</text:a>
As the Minister of Finance noted, despite the fact that Poland has not received proper compliance for assistance from the EU, “it is necessary to do this because Ukraine will be Ukraine for our future, our values and our freedom.”</text:p>
      <text:p text:style-name="P4">
As reported by Ukrinform, Polish President Andrzej Duda said during a visit of the Downsctory on Friday, April 14, that from the beginning of the full -scale maintenance of Russia in Ukraine <text:a xlink:type="simple" xlink:href="https://www.ukrinform.ua/rubric-ato/3695959-polsa-vze-nadala-ukraini-vijskovoi-dopomogi-majze-na-3-milardi-duda.html" text:style-name="Internet_20_link" text:visited-style-name="Visited_20_Internet_20_Link">
</text:a>
</text:p>
      <text:p text:style-name="P4">
News Source: <text:a xlink:type="simple" xlink:href="https://www.ukrinform.ua/rubric-economy/3696283-polsa-nadala-ukraini-vze-majze-11-milardiv-dopomogi.html" text:style-name="Internet_20_link" text:visited-style-name="Visited_20_Internet_20_Link">
https://www.ukrinform.ua/rubric-economy/3696283-polsa-nadala-ukraini-vze-majze-11-milardiv-dopomogi.html</text:a>
</text:p>
      <!--NEWS-->
      <text:h text:style-name="P10" text:outline-level="1">
<text:span text:style-name="T4">
In Kherson region, two more mobile base stations have been restored</text:span>
</text:h>
      <text:p text:style-name="P4">
Authors: Ukrinform (Person)</text:p>
      <text:p text:style-name="P4">
Publisher: Укринформ (Organization)</text:p>
      <text:p text:style-name="P4">
Published Time: 2023-04-15T13:06:00+03:00</text:p>
      <text:p text:style-name="P4">
Modified Time: 2023-04-15T13:06:00+03:00</text:p>
      <text:p text:style-name="P4">
Description: Two more mobile base stations were restored in the Kherson region in the village of Darryevka and Kherson. - Ukrinform.</text:p>
      <text:p text:style-name="P4">
Images: ["<text:a xlink:type="simple" xlink:href="https://static.ukrinform.com/photos/2022_06/thumb_files/630_360_1654167191-625.jpg" text:style-name="Internet_20_link" text:visited-style-name="Visited_20_Internet_20_Link">
630_360_16541...</text:a>
"]</text:p>
      <text:p text:style-name="P4">
Tags: ['Херсонщина', "Мобільний зв'язок"]</text:p>
      <text:p text:style-name="P4">
Type: Article</text:p>
      <!--METADATA-->
      <text:p text:style-name="P4">
<draw:frame draw:style-name="fr1" draw:name="Image67" text:anchor-type="as-char" svg:width="6.9236in" svg:height="3.956343in" draw:z-index="0">
<draw:image xlink:href="../Images/yкринформ/2023-04-15T13-06-00-03-00/630_360_1654167191-625.jpg" xlink:type="simple" xlink:show="embed" xlink:actuate="onLoad" draw:mime-type="image/jpeg"/>
</draw:frame>
Nakherson region resumed the work of two more mobile base stations - all of Daryevka and in Kherson.</text:p>
      <text:p text:style-name="P4">
As Ukrinform reports, it reports <text:a xlink:type="simple" xlink:href="https://t.me/khersonskaODA/5164" text:style-name="Internet_20_link" text:visited-style-name="Visited_20_Internet_20_Link">
</text:a>
.</text:p>
      <text:p text:style-name="P4">
"The experts of the mobile operator resumed the work of 2 base stations - the Useli Daryevka and the Dniprovsky district of Kherson," the statement reads.</text:p>
      <text:p text:style-name="P4">
As noted, now on the liberated <text:a xlink:type="simple" xlink:href="https://www.ukrinform.ua/tag-hersonsina" text:style-name="Internet_20_link" text:visited-style-name="Visited_20_Internet_20_Link">
</text:a>
There are 286 basic and three mobile stations.</text:p>
      <text:p text:style-name="P4">
<text:span text:style-name="T4">
 Read also: </text:span>
 <text:a xlink:type="simple" xlink:href="https://www.ukrinform.ua/rubric-regions/3683313-na-hersonsini-vidnovili-mobilnij-zvazok-u-troh-selah-milivskoi-gromadi.html" text:style-name="Internet_20_link" text:visited-style-name="Visited_20_Internet_20_Link">
<text:span text:style-name="T4">
 Mobile </text:span>
 <text:span text:style-name="T4">
 </text:span>
 **</text:a>
According to Ova, students of Kherson region continue to receive gadgets for learning. From the Ministry of Reintegration and UniceF 968 tablets and 631 chrombuk received students who live in Darivka, Musiciv, Eastern, Wide Balka, Alexandrovka, Mirolyubivka, Nadezhdivka, Vysokydli, Velika, Greater Alexandrovka, Solovoy, Dudchany and Sirrozen. Kherson's 346 tablets and 346 chrombuks were also awarded to Kherson Ministry of Education and Science.</text:p>
      <text:p text:style-name="P4">
As reported by Ukrinform, <text:a xlink:type="simple" xlink:href="https://www.ukrinform.ua/rubric-vidbudova/3696122-na-hersonsini-u-seli-borozenske-vidnovili-robotu-bazovoi-stancii-mobilnogo-operatora.html" text:style-name="Internet_20_link" text:visited-style-name="Visited_20_Internet_20_Link">
</text:a>
In the Kherson region, the construction of another temporary bridge across the River - near the Great Alexandrovka will end.</text:p>
      <text:p text:style-name="P4">
News Source: <text:a xlink:type="simple" xlink:href="https://www.ukrinform.ua/rubric-regions/3696285-na-hersonsini-vidnovili-robotu-se-dvoh-bazovih-stancij-mobilnogo-zvazku.html" text:style-name="Internet_20_link" text:visited-style-name="Visited_20_Internet_20_Link">
https://www.ukrinform.ua/rubric-regions/3696285-na-hersonsini-vidnovili-robotu-se-dvoh-bazovih-stancij-mobilnogo-zvazku.html</text:a>
</text:p>
      <!--NEWS-->
      <text:h text:style-name="P10" text:outline-level="1">
<text:span text:style-name="T4">
Does not lose hope: detained in the Russian Federation journalist WSJ wrote a letter to the family</text:span>
</text:h>
      <text:p text:style-name="P4">
Authors: Ukrinform (Person)</text:p>
      <text:p text:style-name="P4">
Publisher: Укринформ (Organization)</text:p>
      <text:p text:style-name="P4">
Published Time: 2023-04-15T13:09:51+03:00</text:p>
      <text:p text:style-name="P4">
Modified Time: 2023-04-15T13:09:51+03:00</text:p>
      <text:p text:style-name="P4">
Description: Reporter WSJ Evan Gershkovich, who was detained in Russia on suspicion of espionage, wrote the first letter to the family from the Lefortovo pre -trial detention center. - Ukrinform.</text:p>
      <text:p text:style-name="P4">
Images: ["<text:a xlink:type="simple" xlink:href="https://static.ukrinform.com/photos/2023_03/thumb_files/630_360_1680228306-496.jpg" text:style-name="Internet_20_link" text:visited-style-name="Visited_20_Internet_20_Link">
630_360_16802...</text:a>
", "<text:a xlink:type="simple" xlink:href="https://static.ukrinform.com/photos/2023_04/1681553162-797.png" text:style-name="Internet_20_link" text:visited-style-name="Visited_20_Internet_20_Link">
1681553162-79...</text:a>
"]</text:p>
      <text:p text:style-name="P4">
Tags: ['Журналіст', 'Лист', 'Затримання', 'The Wall Street Journal ']</text:p>
      <text:p text:style-name="P4">
Type: Article</text:p>
      <!--METADATA-->
      <text:p text:style-name="P4">
<draw:frame draw:style-name="fr1" draw:name="Image68" text:anchor-type="as-char" svg:width="6.9236in" svg:height="3.956343in" draw:z-index="0">
<draw:image xlink:href="../Images/yкринформ/2023-04-15T13-09-51-03-00/630_360_1680228306-496.jpg" xlink:type="simple" xlink:show="embed" xlink:actuate="onLoad" draw:mime-type="image/jpeg"/>
</draw:frame>
Reporterwsj Evan Gershkovich, who was detained in Russia on suspicion of espionage, wrote the first letter to the family from the Lefortovo pre -trial detention center.</text:p>
      <text:p text:style-name="P4">
About it reports the edition <text:a xlink:type="simple" xlink:href="https://www.wsj.com/articles/jailed-wsj-reporter-in-letter-home-says-he-is-not-losing-hope-4cbbd1af" text:style-name="Internet_20_link" text:visited-style-name="Visited_20_Internet_20_Link">
</text:a>
, reports Ukrinform.</text:p>
      <text:p text:style-name="P4">
Gershkovich wrote that she was retaining optimism, looking forward to meeting the rags and joked about prison food.</text:p>
      <text:p text:style-name="P4">
“I want to say I don't lose hope. I read, I play sports. And I am writing to write. I may finally write something good, ”he wrote two pages that his family in Philadelphia received on Friday.</text:p>
      <text:p text:style-name="P4">
<draw:frame draw:style-name="fr1" draw:name="Image69" text:anchor-type="as-char" svg:width="6.9236in" svg:height="4.365714in" draw:z-index="0">
<draw:image xlink:href="../Images/yкринформ/2023-04-15T13-09-51-03-00/1681553162-797.png" xlink:type="simple" xlink:show="embed" xlink:actuate="onLoad" draw:mime-type="image/png"/>
</draw:frame>
Photo: Ella Milman</text:p>
      <text:p text:style-name="P4">
A letter written by April 5 is the first direct contact with his family after his arrest more than two weeks ago in Russia, the newspaper writes.</text:p>
      <text:p text:style-name="P4">
The letter was written in Russian, which he speaks at home with his parents who are Soviet emigrants.</text:p>
      <text:p text:style-name="P4">
<text:span text:style-name="T4">
 Read also: </text:span>
 <text:a xlink:type="simple" xlink:href="https://www.ukrinform.ua/rubric-world/3695114-arest-zurnalista-wsj-dozvoliv-osobisto-putin-bloomberg.html" text:style-name="Internet_20_link" text:visited-style-name="Visited_20_Internet_20_Link">
</text:a>
Gershkovich also said that wheat or oatmeal was given for breakfast at a pre -trial detention center. The journalist also reported that he received a parcel from friends with toilet appliances, slippers, clothing and stationery.</text:p>
      <text:p text:style-name="P4">
As reported by Ukrinform, the WSJ Reporter Evan Gershkovich was detained in the Russian Federation 29 March during <text:a xlink:type="simple" xlink:href="https://www.ukrinform.ua/tag-zurnalist" text:style-name="Internet_20_link" text:visited-style-name="Visited_20_Internet_20_Link">
</text:a>
Business trips of the pre -coaterinburg. He became the first representative of the US media, arrested by the Russian authorities since 1986, and one of several Americans who have been unlawful in recent years in Russia.</text:p>
      <text:p text:style-name="P4">
So far, Gershkovich was only allowed to visit his Russian lawyers. Yomudos did not allow to meet friends or officials of the US Embassy, despite repeated access requirements.</text:p>
      <text:p text:style-name="P4">
News Source: <text:a xlink:type="simple" xlink:href="https://www.ukrinform.ua/rubric-world/3696286-ne-vtracae-nadii-zatrimanij-v-rf-zurnalist-wsj-napisav-lista-rodini.html" text:style-name="Internet_20_link" text:visited-style-name="Visited_20_Internet_20_Link">
https://www.ukrinform.ua/rubric-world/3696286-ne-vtracae-nadii-zatrimanij-v-rf-zurnalist-wsj-napisav-lista-rodini.html</text:a>
</text:p>
      <!--NEWS-->
      <text:h text:style-name="P10" text:outline-level="1">
<text:span text:style-name="T4">
Kostyuk won Krachikov and cut the score in the match Ukraine - Czech Republic</text:span>
</text:h>
      <text:p text:style-name="P4">
Authors: Ukrinform (Person)</text:p>
      <text:p text:style-name="P4">
Publisher: Укринформ (Organization)</text:p>
      <text:p text:style-name="P4">
Published Time: 2023-04-15T13:20:46+03:00</text:p>
      <text:p text:style-name="P4">
Modified Time: 2023-04-15T13:20:46+03:00</text:p>
      <text:p text:style-name="P4">
Description: The account of the tennis match Ukraine - the Czech Republic in the qualification of the World Final of the Billy Cup Gin King became 1: 2. - Ukrinform.</text:p>
      <text:p text:style-name="P4">
Images: ["<text:a xlink:type="simple" xlink:href="https://static.ukrinform.com/photos/2023_04/thumb_files/630_360_1681553051-956.jpg" text:style-name="Internet_20_link" text:visited-style-name="Visited_20_Internet_20_Link">
630_360_16815...</text:a>
"]</text:p>
      <text:p text:style-name="P4">
Tags: ['Чехія', 'Теніс', 'Збірна України', 'Жінки']</text:p>
      <text:p text:style-name="P4">
Type: Article</text:p>
      <!--METADATA-->
      <text:p text:style-name="P4">
<draw:frame draw:style-name="fr1" draw:name="Image70" text:anchor-type="as-char" svg:width="6.9236in" svg:height="3.956343in" draw:z-index="0">
<draw:image xlink:href="../Images/yкринформ/2023-04-15T13-20-46-03-00/630_360_1681553051-956.jpg" xlink:type="simple" xlink:show="embed" xlink:actuate="onLoad" draw:mime-type="image/jpeg"/>
</draw:frame>
The Czech Republic of Ukraine - the Czech Republic in the qualification of the World Final of the Billetage King Cup was 1: 2.</text:p>
      <text:p text:style-name="P4">
The first point to our team brought on Saturday at the court of the Turkish city Antalya Koscius(№38 WTA), which won the 12th "racket" of Barbora Krachikov- 3: 6, 6: 1, 6: 4, transmits Ukrinform.</text:p>
      <text:p text:style-name="P4">
The meeting lasted 2 hours 6 minutes.</text:p>
      <text:p text:style-name="P4">
Kostyuk's first playing day lost Marqueti Vndroushov(82)- 2: 6, 1: 6, Akatarina Zavatskaya(261)- Krachikov - 4: 6, 3: 6.</text:p>
      <text:p text:style-name="P4">
To date, the duels of Zavatskaya - Vndroushov and Lyudmilakichenok/Diana Yastremska - Karolina Mukhova/Linda Noskova are planned.</text:p>
      <text:p text:style-name="P4">
<text:span text:style-name="T4">
 Read also: </text:span>
 <text:a xlink:type="simple" xlink:href="https://www.ukrinform.ua/rubric-sports/3695916-zavacka-prograla-krejcikovij-u-matci-kubka-billi-dzin-king.html" text:style-name="Internet_20_link" text:visited-style-name="Visited_20_Internet_20_Link">
</text:a>
The winning team will play Billydezhin King Cup in early November, the losing national team will go to the playoffs of the tournament.</text:p>
      <text:p text:style-name="P4">
Photo: Marta Kostyuk/Facebook.com/Ukrainiantennisfederation.</text:p>
      <text:p text:style-name="P4">
News Source: <text:a xlink:type="simple" xlink:href="https://www.ukrinform.ua/rubric-sports/3696288-kostuk-peremogla-krejcikovu-i-skorotila-rahunok-u-matci-ukraina-cehia.html" text:style-name="Internet_20_link" text:visited-style-name="Visited_20_Internet_20_Link">
https://www.ukrinform.ua/rubric-sports/3696288-kostuk-peremogla-krejcikovu-i-skorotila-rahunok-u-matci-ukraina-cehia.html</text:a>
</text:p>
      <!--NEWS-->
      <text:h text:style-name="P10" text:outline-level="1">
<text:span text:style-name="T4">
The Russians gave the Azovstal - Andryushchenko Plant for plundering</text:span>
</text:h>
      <text:p text:style-name="P4">
Authors: Ukrinform (Person)</text:p>
      <text:p text:style-name="P4">
Publisher: Укринформ (Organization)</text:p>
      <text:p text:style-name="P4">
Published Time: 2023-04-15T13:24:14+03:00</text:p>
      <text:p text:style-name="P4">
Modified Time: 2023-04-15T13:24:14+03:00</text:p>
      <text:p text:style-name="P4">
Description: Azovstal gave the enemy to loot, for this purpose they created a candid financial pad-allowance. - Ukrinform.</text:p>
      <text:p text:style-name="P4">
Images: ["<text:a xlink:type="simple" xlink:href="https://static.ukrinform.com/photos/2022_04/thumb_files/630_360_1650964082-277.jpg" text:style-name="Internet_20_link" text:visited-style-name="Visited_20_Internet_20_Link">
630_360_16509...</text:a>
"]</text:p>
      <text:p text:style-name="P4">
Tags: ['Азовсталь', 'Маріуполь', 'Пограбування', 'Завод', 'Війна з росією']</text:p>
      <text:p text:style-name="P4">
Type: Article</text:p>
      <!--METADATA-->
      <text:p text:style-name="P4">
<draw:frame draw:style-name="fr1" draw:name="Image71" text:anchor-type="as-char" svg:width="6.9236in" svg:height="3.956343in" draw:z-index="0">
<draw:image xlink:href="../Images/yкринформ/2023-04-15T13-24-14-03-00/630_360_1650964082-277.jpg" xlink:type="simple" xlink:show="embed" xlink:actuate="onLoad" draw:mime-type="image/jpeg"/>
</draw:frame>
The azovstalvorog gave to the loot, for this purpose they created a frank financial lass-allowance.</text:p>
      <text:p text:style-name="P4">
As Ukrinform reports, about it in <text:a xlink:type="simple" xlink:href="https://t.me/andriyshTime/8634" text:style-name="Internet_20_link" text:visited-style-name="Visited_20_Internet_20_Link">
</text:a>
The mayor of Mariupol Petro Andryushchenko.</text:p>
      <text:p text:style-name="P4">
“The Russians have announced that Azovstal is passing under the leadership of“ corporations of Dobass ”(Crood)… If briefly, then everything says that the azovstal is a distance of ransom and looting ... For this purpose they created a frank financial gasket, ”Andryushchenko wrote.</text:p>
      <text:p text:style-name="P4">
According to Andryushchenko, the search for news gives that the CRD is a specially created corporation of the large and medium -sized business of Russia allegedly to develop life in DNR.</text:p>
      <text:p text:style-name="P4">
<text:span text:style-name="T4">
 Read also: </text:span>
 <text:a xlink:type="simple" xlink:href="https://www.ukrinform.ua/rubric-ato/3692454-bila-azovstali-zagarbniki-pocali-rozcistku-dla-budivnictva-ukriplen.html" text:style-name="Internet_20_link" text:visited-style-name="Visited_20_Internet_20_Link">
</text:a>
However, he said, if you continue to look for further, you can find a CRD site filled with only one page, there are only contact phones. Also, I said that searching for phone number found that not a corporation was in place <text:a xlink:type="simple" xlink:href="https://www.ukrinform.ua/tag-donbas" text:style-name="Internet_20_link" text:visited-style-name="Visited_20_Internet_20_Link">
</text:a>
, and the entire Russian branch of the audit office, and also-engineering agency-project.</text:p>
      <text:p text:style-name="P4">
“And yet, and still leads to St. Petersburg. At the same time, the period of registration of KDSSPs with the period of the event of Beglov in Mariupol, ”Andryushchenko writes.</text:p>
      <text:p text:style-name="P4">
The mayor's adviser stressed that all the loud statements about some unrealistic "Investparks on Azovstal" were expected to be simply a looting of a total looting of a total scale for a private pocket of Russia's leadership.</text:p>
      <text:p text:style-name="P4">
<text:span text:style-name="T4">
 Read also: </text:span>
 <text:a xlink:type="simple" xlink:href="https://www.ukrinform.ua/rubric-ato/3696241-u-mariupoli-prolunali-dva-potuzni-vibuhi.html" text:style-name="Internet_20_link" text:visited-style-name="Visited_20_Internet_20_Link">
<text:span text:style-name="T4">
 Mariupol </text:span>
</text:a>
As reported by Ukrinform, Mariupol and surrounding settlements are transformed into the Russian Army's military-logistics hub. In the territory of the Azovstal metal building, Russian invaders opened a platform for their screws.</text:p>
      <text:p text:style-name="P4">
In the captured Mariupol near Azovstal, Russian invaders were clearing with the further construction of their fortifications.</text:p>
      <text:p text:style-name="P4">
The Lieutenant General of the Russian Federation will be judged in absentia, who ordered the civilian in the Donetsk region and managed the storming of Azovstal.</text:p>
      <text:p text:style-name="P4">
_ Photo: Sky News _</text:p>
      <text:p text:style-name="P4">
News Source: <text:a xlink:type="simple" xlink:href="https://www.ukrinform.ua/rubric-regions/3696289-rosiani-viddali-na-rozgrabuvanna-zavod-azovstal-andrusenko.html" text:style-name="Internet_20_link" text:visited-style-name="Visited_20_Internet_20_Link">
https://www.ukrinform.ua/rubric-regions/3696289-rosiani-viddali-na-rozgrabuvanna-zavod-azovstal-andrusenko.html</text:a>
</text:p>
      <!--NEWS-->
      <text:h text:style-name="P10" text:outline-level="1">
<text:span text:style-name="T4">
Marines per day destroyed 18 Russian invaders</text:span>
</text:h>
      <text:p text:style-name="P4">
Authors: Ukrinform (Person)</text:p>
      <text:p text:style-name="P4">
Publisher: Укринформ (Organization)</text:p>
      <text:p text:style-name="P4">
Published Time: 2023-04-15T13:25:00+03:00</text:p>
      <text:p text:style-name="P4">
Modified Time: 2023-04-15T13:25:00+03:00</text:p>
      <text:p text:style-name="P4">
Description: Units of the Navy of the Armed Forces of Ukraine for the past day, on April 14, 18 Russian invaders and one hostile mortar was destroyed. - Ukrinform.</text:p>
      <text:p text:style-name="P4">
Images: ["<text:a xlink:type="simple" xlink:href="https://static.ukrinform.com/photos/2022_04/thumb_files/630_360_1649246846-820.jpg" text:style-name="Internet_20_link" text:visited-style-name="Visited_20_Internet_20_Link">
630_360_16492...</text:a>
"]</text:p>
      <text:p text:style-name="P4">
Tags: ['Російські військові', 'ВМС України', 'Війна з росією']</text:p>
      <text:p text:style-name="P4">
Type: Article</text:p>
      <!--METADATA-->
      <text:p text:style-name="P4">
<draw:frame draw:style-name="fr1" draw:name="Image72" text:anchor-type="as-char" svg:width="6.9236in" svg:height="3.956343in" draw:z-index="0">
<draw:image xlink:href="../Images/yкринформ/2023-04-15T13-25-00-03-00/630_360_1649246846-820.jpg" xlink:type="simple" xlink:show="embed" xlink:actuate="onLoad" draw:mime-type="image/jpeg"/>
</draw:frame>
The Division of the Armed Forces of Ukraine for the last day, April 14, destroyed18 Russian invaders and one enemy mortar.</text:p>
      <text:p text:style-name="P4">
According to Ukrinform, the Navy of Ukraine reports in <text:a xlink:type="simple" xlink:href="https://www.facebook.com/navy.mil.gov.ua/posts/pfbid02r62HfHFw9CRL6mZsCitu1xbAnd9h4aoBfMRbG3Xm6Y7Gkr3mJzpgoF21xUsMjN2Bl" text:style-name="Internet_20_link" text:visited-style-name="Visited_20_Internet_20_Link">
</text:a>
“Last day units <text:a xlink:type="simple" xlink:href="https://www.ukrinform.ua/tag-vms-ukrainy" text:style-name="Internet_20_link" text:visited-style-name="Visited_20_Internet_20_Link">
</text:a>
18 invaders and one mortar were destroyed, ”the testimony was destroyed.</text:p>
      <text:p text:style-name="P4">
The final losses of the enemy are clarified.</text:p>
      <text:p text:style-name="P4">
<text:span text:style-name="T4">
 Read also: </text:span>
 <text:a xlink:type="simple" xlink:href="https://www.ukrinform.ua/rubric-ato/3696241-u-mariupoli-prolunali-dva-potuzni-vibuhi.html" text:style-name="Internet_20_link" text:visited-style-name="Visited_20_Internet_20_Link">
</text:a>
As reported by Ukrinform, the Defense Forces of Ukraine from February 24, 2022 to April 15, 2023 <text:a xlink:type="simple" xlink:href="https://www.ukrinform.ua/rubric-ato/3696155-zsu-znisili-vze-181-550-rosijskih-zagarbnikiv.html" text:style-name="Internet_20_link" text:visited-style-name="Visited_20_Internet_20_Link">
</text:a>
</text:p>
      <text:p text:style-name="P4">
News Source: <text:a xlink:type="simple" xlink:href="https://www.ukrinform.ua/rubric-ato/3696290-morpihi-za-dobu-znisili-18-rosijskih-zagarbnikiv.html" text:style-name="Internet_20_link" text:visited-style-name="Visited_20_Internet_20_Link">
https://www.ukrinform.ua/rubric-ato/3696290-morpihi-za-dobu-znisili-18-rosijskih-zagarbnikiv.html</text:a>
</text:p>
      <!--NEWS-->
      <text:h text:style-name="P10" text:outline-level="1">
<text:span text:style-name="T4">
Ukraine can start electricity exports to Slovakia Monday</text:span>
</text:h>
      <text:p text:style-name="P4">
Authors: Ukrinform (Person)</text:p>
      <text:p text:style-name="P4">
Publisher: Укринформ (Organization)</text:p>
      <text:p text:style-name="P4">
Published Time: 2023-04-15T13:39:25+03:00</text:p>
      <text:p text:style-name="P4">
Modified Time: 2023-04-15T13:39:25+03:00</text:p>
      <text:p text:style-name="P4">
Description: Ukraine on Monday, April 17, can start export of electricity to Slovakia in the amount of 200 MW every hour. - Ukrinform.</text:p>
      <text:p text:style-name="P4">
Images: ["<text:a xlink:type="simple" xlink:href="https://static.ukrinform.com/photos/2023_04/thumb_files/630_360_1680625769-241.png" text:style-name="Internet_20_link" text:visited-style-name="Visited_20_Internet_20_Link">
630_360_16806...</text:a>
"]</text:p>
      <text:p text:style-name="P4">
Tags: ['Експорт', 'Електроенергія', 'Європа', 'Укренерго', 'Словаччина']</text:p>
      <text:p text:style-name="P4">
Type: Article</text:p>
      <!--METADATA-->
      <text:p text:style-name="P4">
<draw:frame draw:style-name="fr1" draw:name="Image73" text:anchor-type="as-char" svg:width="6.9236in" svg:height="3.956343in" draw:z-index="0">
<draw:image xlink:href="../Images/yкринформ/2023-04-15T13-39-25-03-00/630_360_1680625769-241.png" xlink:type="simple" xlink:show="embed" xlink:actuate="onLoad" draw:mime-type="image/png"/>
</draw:frame>
Ukraine Zaposta, April 17, can start export of electricity to Slovakia with 200 MW every hour.</text:p>
      <text:p text:style-name="P4">
According to Ukrinform, Ukrenergo National Energy Company reports in <text:a xlink:type="simple" xlink:href="https://www.facebook.com/npcukrenergo/posts/pfbid02GYLQBKG5U4pJBBEvTaE7RgWBvmfb5Tc9Ph9Cg3BZw9eQjKSeqfj5LofXvdabBpAKl" text:style-name="Internet_20_link" text:visited-style-name="Visited_20_Internet_20_Link">
</text:a>
.</text:p>
      <text:p text:style-name="P4">
Відповідний аукціон з розподілу пропускної спроможності міждержавних перетиніву напрямку Словаччини був проведений 15 квітня на дату постачання 17 квітня.</text:p>
      <text:p text:style-name="P4">
На аукціоні було розподілено 100% доступної пропускної спроможності у цьомунапрямку серед чотирьох учасників.</text:p>
      <text:p text:style-name="P4">
В Укренерго зазначили, що експорт електроенергії відновився з 11 квітня інаразі триває у Польщу та Молдову і здійснюється виключно за умовипершочергового забезпечення українських споживачів.</text:p>
      <text:p text:style-name="P4">
<text:span text:style-name="T4">
Читайте також:</text:span>
 <text:a xlink:type="simple" xlink:href="https://www.ukrinform.ua/rubric-economy/3695829-elektriki-dostatno-dla-pokritta-potrebi-spozivaciv-e-eksport-u-moldovu-ta-slovaccinu-ukrenergo.html" text:style-name="Internet_20_link" text:visited-style-name="Visited_20_Internet_20_Link">
 </text:a>
"Recall that ENTSO -E is the maximum capacity for export -electricity to Europe is currently 400 MW. Ukrenergo is working together with European colleagues on the possibility of increasing this volume," -headed in the company.</text:p>
      <text:p text:style-name="P4">
As it was reported, Ukraine has begun exporting electricity to Europe for June 2022. In October, exports were discontinued because of the Russian default <text:a xlink:type="simple" xlink:href="https://www.ukrinform.ua/tag-energetika" text:style-name="Internet_20_link" text:visited-style-name="Visited_20_Internet_20_Link">
</text:a>
Infrastructure.</text:p>
      <text:p text:style-name="P4">
Subsequently, the situation stabilized, after which the parties began to discuss the recovery of the recovery of electricity supply to Europe.</text:p>
      <text:p text:style-name="P4">
On April 7, Energy Minister Herman Galushchenko signed a regulatory document that allows the process of restoring electricity exports in the face of a generating power.</text:p>
      <text:p text:style-name="P4">
News Source: <text:a xlink:type="simple" xlink:href="https://www.ukrinform.ua/rubric-economy/3696293-ukraina-z-ponedilka-moze-rozpocati-eksport-elektroenergii-do-slovaccini.html" text:style-name="Internet_20_link" text:visited-style-name="Visited_20_Internet_20_Link">
https://www.ukrinform.ua/rubric-economy/3696293-ukraina-z-ponedilka-moze-rozpocati-eksport-elektroenergii-do-slovaccini.html</text:a>
</text:p>
      <!--NEWS-->
      <text:h text:style-name="P10" text:outline-level="1">
<text:span text:style-name="T4">
Sudan collisions between the army and the rapid response forces</text:span>
</text:h>
      <text:p text:style-name="P4">
Authors: Ukrinform (Person)</text:p>
      <text:p text:style-name="P4">
Publisher: Укринформ (Organization)</text:p>
      <text:p text:style-name="P4">
Published Time: 2023-04-15T13:46:00+03:00</text:p>
      <text:p text:style-name="P4">
Modified Time: 2023-04-15T13:46:00+03:00</text:p>
      <text:p text:style-name="P4">
Description: In the capital of Sudan Khartumi, shooting and explosions were heard on Saturday after several days of tension between the army of the country and other power structure, forces of rapid response (RSF). - Ukrinform.</text:p>
      <text:p text:style-name="P4">
Images: ["<text:a xlink:type="simple" xlink:href="https://static.ukrinform.com/photos/2023_04/thumb_files/630_360_1681555313-966.jpg" text:style-name="Internet_20_link" text:visited-style-name="Visited_20_Internet_20_Link">
630_360_16815...</text:a>
"]</text:p>
      <text:p text:style-name="P4">
Tags: ['Армія', 'Судан', 'Сутички']</text:p>
      <text:p text:style-name="P4">
Type: Article</text:p>
      <!--METADATA-->
      <text:p text:style-name="P4">
<draw:frame draw:style-name="fr1" draw:name="Image74" text:anchor-type="as-char" svg:width="6.9236in" svg:height="3.956343in" draw:z-index="0">
<draw:image xlink:href="../Images/yкринформ/2023-04-15T13-46-00-03-00/630_360_1681555313-966.jpg" xlink:type="simple" xlink:show="embed" xlink:actuate="onLoad" draw:mime-type="image/jpeg"/>
</draw:frame>
Hartumi's capital was heard shooting and explosions on Saturday after a few days of elaboration between the army of the country and other power structure, forces(RSF).</text:p>
      <text:p text:style-name="P4">
Про це повідомляє <text:a xlink:type="simple" xlink:href="https://www.bbc.com/news/world-africa-65284945" text:style-name="Internet_20_link" text:visited-style-name="Visited_20_Internet_20_Link">
 </text:a>
, reports Ukrinform.</text:p>
      <text:p text:style-name="P4">
The dispute is concentrated around the proposed transition to civilian government. As a result of the military coup, April 11, 2019, the activities of the Parliament and the Constitution of the country were imposed. Since then, all power has been in the hands of the military council <text:a xlink:type="simple" xlink:href="https://www.ukrinform.ua/tag-sudan" text:style-name="Internet_20_link" text:visited-style-name="Visited_20_Internet_20_Link">
</text:a>
Not far from the army headquarters in the city center to hear the shooting. In the power of reaging(RSF), which is commanded by the Vice president of the military council, General Mohammedhamdan, they say that they took control of the airport and the Presidential Palace.</text:p>
      <text:p text:style-name="P4">
Earlier, RSF said that one of their camps in the south of Khartum had an attack. For its part, the army stated that RSF fighters tried to capture the military headquarters.</text:p>
      <text:p text:style-name="P4">
<text:span text:style-name="T4">
 Read also: </text:span>
 <text:a xlink:type="simple" xlink:href="https://www.ukrinform.ua/rubric-world/3695151-strilanina-na-vijskovij-bazi-u-indii-cetvero-zagiblih.html" text:style-name="Internet_20_link" text:visited-style-name="Visited_20_Internet_20_Link">
<text:span text:style-name="T4">
 shooting </text:span>
</text:a>
US Ambassador to Sudan John Godfrey called on the country's military leadership to cause battles. Describing the situation in the city, he said that he woke up from the durable sounds of shooting and battle and is now in shelter with the team of the post, as the Sudanese do in the Chartum and other places.</text:p>
      <text:p text:style-name="P4">
As reported, <text:a xlink:type="simple" xlink:href="https://www.ukrinform.ua/rubric-world/3669714-zertvami-dvoh-napadiv-bojovikiv-u-burkinafaso-stali-sonajmense-17-ludej.html" text:style-name="Internet_20_link" text:visited-style-name="Visited_20_Internet_20_Link">
</text:a>
At least 17 people, including servicemen, were killed.</text:p>
      <text:p text:style-name="P4">
<text:span text:style-name="T5">
Foto: aa</text:span>
</text:p>
      <text:p text:style-name="P4">
News Source: <text:a xlink:type="simple" xlink:href="https://www.ukrinform.ua/rubric-world/3696295-u-sudani-vidbuvautsa-zitknenna-miz-armieu-ta-silami-svidkogo-reaguvanna.html" text:style-name="Internet_20_link" text:visited-style-name="Visited_20_Internet_20_Link">
https://www.ukrinform.ua/rubric-world/3696295-u-sudani-vidbuvautsa-zitknenna-miz-armieu-ta-silami-svidkogo-reaguvanna.html</text:a>
</text:p>
      <!--NEWS-->
      <text:h text:style-name="P10" text:outline-level="1">
<text:span text:style-name="T4">
Kherson, Khersonska Oblast(19:48). Red Alert: aerial threat. Sirens sounding. Take cover now!</text:span>
</text:h>
      <text:p text:style-name="P4">
Authors: liveuamap (Language: en)</text:p>
      <text:p text:style-name="P4">
Time: 2023-04-15T13:49:00</text:p>
      <text:p text:style-name="P4">
Location: Kherson (Latitude:46.65595 Longtitude:32.61733)</text:p>
      <text:p text:style-name="P4">
Videos: []</text:p>
      <text:p text:style-name="P4">
Images: []</text:p>
      <text:p text:style-name="P4">
Tags: ["Europe", "Central and Eastern Europe"]</text:p>
      <text:p text:style-name="P4">
Id: 22556375</text:p>
      <!--METADATA-->
      <text:p text:style-name="P4">
Kherson, Kherson region(19:48). Red Alert: aerial threat. Sirens sounding.Take cover now!</text:p>
      <text:p text:style-name="P4">
News Collection Link: <text:a xlink:type="simple" xlink:href="https://liveuamap.com/en/2023/15-april-kherson-khersonska-oblast1948-red-alg" text:style-name="Internet_20_link" text:visited-style-name="Visited_20_Internet_20_Link">
https://liveuamap.com/en/2023/15-april-kherson-khersonska-oblast1948-red-alg</text:a>
</text:p>
      <text:p text:style-name="P4">
News Source: <text:a xlink:type="simple" xlink:href="https://t.me/air_alert_ua/43101" text:style-name="Internet_20_link" text:visited-style-name="Visited_20_Internet_20_Link">
https://t.me/air_alert_ua/43101</text:a>
</text:p>
      <!--NEWS-->
      <text:h text:style-name="P10" text:outline-level="1">
<text:span text:style-name="T4">
Moscow canceled the traditional celebration on May 1</text:span>
</text:h>
      <text:p text:style-name="P4">
Authors: Ukrinform (Person)</text:p>
      <text:p text:style-name="P4">
Publisher: Укринформ (Organization)</text:p>
      <text:p text:style-name="P4">
Published Time: 2023-04-15T14:05:00+03:00</text:p>
      <text:p text:style-name="P4">
Modified Time: 2023-04-15T14:05:00+03:00</text:p>
      <text:p text:style-name="P4">
Description: This year, the Federation of Independent Trade Unions of Russia recommends not holding rallies and course on May 1. There will also be no such measures in Moscow. - Ukrinform.</text:p>
      <text:p text:style-name="P4">
Images: ["<text:a xlink:type="simple" xlink:href="https://static.ukrinform.com/photos/2019_10/thumb_files/630_360_1570600638-882.jpg" text:style-name="Internet_20_link" text:visited-style-name="Visited_20_Internet_20_Link">
630_360_15706...</text:a>
"]</text:p>
      <text:p text:style-name="P4">
Tags: ['Москва', 'Парад', 'росія']</text:p>
      <text:p text:style-name="P4">
Type: Article</text:p>
      <!--METADATA-->
      <text:p text:style-name="P4">
<draw:frame draw:style-name="fr1" draw:name="Image75" text:anchor-type="as-char" svg:width="6.9236in" svg:height="3.956343in" draw:z-index="0">
<draw:image xlink:href="../Images/yкринформ/2023-04-15T14-05-00-03-00/630_360_1570600638-882.jpg" xlink:type="simple" xlink:show="embed" xlink:actuate="onLoad" draw:mime-type="image/jpeg"/>
</draw:frame>
This year, the Federation Depending Unions of Russia recommends not holding rallies of Taods dedicated to May 1. There will also be no such measures in Moscow.</text:p>
      <text:p text:style-name="P4">
This was reported by the Deputy Chairman of the FNPR Oleksandr Shershukov, Ukrinformis reports to <text:a xlink:type="simple" xlink:href="https://tass.ru/obschestvo/17526703" text:style-name="Internet_20_link" text:visited-style-name="Visited_20_Internet_20_Link">
</text:a>
.</text:p>
      <text:p text:style-name="P4">
"There will be no rallies in the capital, but a solemn meeting is planned, in which the trade union asset, trade union executives and invited some representatives of social partners will participate," he said.</text:p>
      <text:p text:style-name="P4">
According to him, the main forms of holding on May 1 are meetings in labor collectives, meetings of heads of regions with a professional activity, as well as meetings of trilateral commissions.</text:p>
      <text:p text:style-name="P4">
*!(https://www.ukrinform.ua/rubric-world/3693986-u-kursku-uslid-za-bilgorodom-skasuvali-parad-na-9-travna-roszmi.html)This decision was made because of the "level of terrorist danger", which is contagious at a high level even in regions distant from <text:a xlink:type="simple" xlink:href="https://www.ukrinform.ua/tag-vijna" text:style-name="Internet_20_link" text:visited-style-name="Visited_20_Internet_20_Link">
</text:a>
in Ukraine.</text:p>
      <text:p text:style-name="P4">
As reported by Ukrinform, the occupation "authorities" of the Crimea and Sevastopol did not have the decision not to carry out holiday demonstrations on May 1, the march of the "immortal regiment" and a military parade on May 9.</text:p>
      <text:p text:style-name="P4">
News Source: <text:a xlink:type="simple" xlink:href="https://www.ukrinform.ua/rubric-world/3696300-u-moskvi-skasuvali-tradicijne-svatkuvanna-1-travna.html" text:style-name="Internet_20_link" text:visited-style-name="Visited_20_Internet_20_Link">
https://www.ukrinform.ua/rubric-world/3696300-u-moskvi-skasuvali-tradicijne-svatkuvanna-1-travna.html</text:a>
</text:p>
      <!--NEWS-->
      <text:h text:style-name="P10" text:outline-level="1">
<text:span text:style-name="T4">
Russian aviation bombing Beryslav district with guided bombs</text:span>
</text:h>
      <text:p text:style-name="P4">
Authors: liveuamap (Language: en)</text:p>
      <text:p text:style-name="P4">
Time: 2023-04-15T14:13:43</text:p>
      <text:p text:style-name="P4">
Location: Kherson (Latitude:46.84387 Longtitude:33.40736)</text:p>
      <text:p text:style-name="P4">
Videos: []</text:p>
      <text:p text:style-name="P4">
Images: []</text:p>
      <text:p text:style-name="P4">
Tags: []</text:p>
      <text:p text:style-name="P4">
Id: 22556397</text:p>
      <!--METADATA-->
      <text:p text:style-name="P4">
Russian aviation bombing Beryslav district with guided bombs</text:p>
      <text:p text:style-name="P4">
News Collection Link: <text:a xlink:type="simple" xlink:href="https://liveuamap.com/en/2023/15-april-russian-aviation-bombing-beryslav-district-with" text:style-name="Internet_20_link" text:visited-style-name="Visited_20_Internet_20_Link">
https://liveuamap.com/en/2023/15-april-russian-aviation-bombing-beryslav-district-with</text:a>
</text:p>
      <text:p text:style-name="P4">
News Source: <text:a xlink:type="simple" xlink:href="https://t.me/hueviyherson/38045" text:style-name="Internet_20_link" text:visited-style-name="Visited_20_Internet_20_Link">
https://t.me/hueviyherson/38045</text:a>
</text:p>
      <!--NEWS-->
      <text:h text:style-name="P10" text:outline-level="1">
<text:span text:style-name="T4">
The Ministry of Health of Ukraine and France signed a declaration of cooperation</text:span>
</text:h>
      <text:p text:style-name="P4">
Authors: Ukrinform (Person)</text:p>
      <text:p text:style-name="P4">
Publisher: Укринформ (Organization)</text:p>
      <text:p text:style-name="P4">
Published Time: 2023-04-15T14:24:00+03:00</text:p>
      <text:p text:style-name="P4">
Modified Time: 2023-04-15T14:24:00+03:00</text:p>
      <text:p text:style-name="P4">
Description: Health Ministers of Ukraine and France Viktor Lyashko and François Bron have signed a declaration of cooperation of two agencies. - Ukrinform.</text:p>
      <text:p text:style-name="P4">
Images: ["<text:a xlink:type="simple" xlink:href="https://static.ukrinform.com/photos/2023_04/thumb_files/630_360_1681558353-476.jpg" text:style-name="Internet_20_link" text:visited-style-name="Visited_20_Internet_20_Link">
630_360_16815...</text:a>
", "<text:a xlink:type="simple" xlink:href="https://static.ukrinform.com/photos/2023_04/1681558353-951.jpg" text:style-name="Internet_20_link" text:visited-style-name="Visited_20_Internet_20_Link">
1681558353-95...</text:a>
", "<text:a xlink:type="simple" xlink:href="https://static.ukrinform.com/photos/2023_04/1681558418-290.jpg" text:style-name="Internet_20_link" text:visited-style-name="Visited_20_Internet_20_Link">
1681558418-29...</text:a>
"]</text:p>
      <text:p text:style-name="P4">
Tags: ['Франція', 'Ляшко', 'МОЗ', 'Україна', "Здоров'я"]</text:p>
      <text:p text:style-name="P4">
Type: Article</text:p>
      <!--METADATA-->
      <text:p text:style-name="P4">
<draw:frame draw:style-name="fr1" draw:name="Image76" text:anchor-type="as-char" svg:width="6.9236in" svg:height="3.956343in" draw:z-index="0">
<draw:image xlink:href="../Images/yкринформ/2023-04-15T14-24-00-03-00/630_360_1681558353-476.jpg" xlink:type="simple" xlink:show="embed" xlink:actuate="onLoad" draw:mime-type="image/jpeg"/>
</draw:frame>
The Ministry for Health of Ukraine and France Victor Lyashko and François Bron signed the deduction of cooperation of two agencies.</text:p>
      <text:p text:style-name="P4">
According to Ukrinform, Lyashko reported in <text:a xlink:type="simple" xlink:href="https://www.facebook.com/viktor.liashko/posts/pfbid029hMf7rSQgkHF1Yq8Jyqho7gyttber9BM4GeWJQWzsgLsVepraw2V2Ps3YSc1UY4zl" text:style-name="Internet_20_link" text:visited-style-name="Visited_20_Internet_20_Link">
</text:a>
.</text:p>
      <text:p text:style-name="P4">
Міністри окреслили перші пріоритетні напрямки співпраці, серед яких —підтримка інтеграції України в охорону здоров’я Європейського Союзу, зокремаучасть України у спільних європейських подіях і програмах, що підтримуютьгромадське здоров’я, та налагодження регулярного діалогу щодо перспектививступу України в ЄС.</text:p>
      <text:p text:style-name="P4">
Одним із першочергових напрямків визначене також співробітництво між <text:a xlink:type="simple" xlink:href="https://www.ukrinform.ua/tag-bolnica" text:style-name="Internet_20_link" text:visited-style-name="Visited_20_Internet_20_Link">
</text:a>
By maintaining the strengthening of the staffing of the medical sphere and exchanges between French and Ukrainian health care facilities.</text:p>
      <text:p text:style-name="P4">
<draw:frame draw:style-name="fr1" draw:name="Image77" text:anchor-type="as-char" svg:width="6.9236in" svg:height="4.622144in" draw:z-index="0">
<draw:image xlink:href="../Images/yкринформ/2023-04-15T14-24-00-03-00/1681558353-951.jpg" xlink:type="simple" xlink:show="embed" xlink:actuate="onLoad" draw:mime-type="image/jpeg"/>
</draw:frame>
Yes, it is about training and advanced training of medical workers, studying and implementing the best practices of medical management, increasing the capacity of Ukrainian hospitals.</text:p>
      <text:p text:style-name="P4">
<text:span text:style-name="T4">
 Read also: </text:span>
 <text:a xlink:type="simple" xlink:href="https://www.ukrinform.ua/rubric-society/3687486-moz-zapuskae-gromadske-obgovorenna-strategii-rozvitku-ohoroni-zdorova-do-2030-roku.html" text:style-name="Internet_20_link" text:visited-style-name="Visited_20_Internet_20_Link">
</text:a>
The third priority is to support the development of local, regional indoor healthcare strategies, as well as proposals for the diagnosis of dentation in the areas of prosthetics, reconstructive surgery and rehabilitation, mental health, medical visualization, prevention, screening and cure.</text:p>
      <text:p text:style-name="P4">
<draw:frame draw:style-name="fr1" draw:name="Image78" text:anchor-type="as-char" svg:width="6.9236in" svg:height="4.622144in" draw:z-index="0">
<draw:image xlink:href="../Images/yкринформ/2023-04-15T14-24-00-03-00/1681558418-290.jpg" xlink:type="simple" xlink:show="embed" xlink:actuate="onLoad" draw:mime-type="image/jpeg"/>
</draw:frame>
The declaration was signed at the Superhumans Center's specialized prosthetics clinic, which opened the other day in the Lviv region.</text:p>
      <text:p text:style-name="P4">
Lyashko thanked the colleague and all the people of France for the support of Ukraine, in particular the medical sphere.</text:p>
      <text:p text:style-name="P4">
"It is extremely valuable in this particularly difficult time for Ukrainians," - said.</text:p>
      <text:p text:style-name="P4">
As reported by Ukrinform, the Ministry of Health of Ukraine introduces rehabilitation system <text:a xlink:type="simple" xlink:href="https://www.ukrinform.ua/rubric-society/3685865-moz-vprovadzue-v-sistemu-reabilitacii-miznarodnu-klasifikaciu.html" text:style-name="Internet_20_link" text:visited-style-name="Visited_20_Internet_20_Link">
</text:a>
.</text:p>
      <text:p text:style-name="P4">
<text:span text:style-name="T5">
Foto: Facebook/Victor Lyashko</text:span>
</text:p>
      <text:p text:style-name="P4">
News Source: <text:a xlink:type="simple" xlink:href="https://www.ukrinform.ua/rubric-society/3696305-moz-ukraini-ta-francii-pidpisali-deklaraciu-pro-spivpracu.html" text:style-name="Internet_20_link" text:visited-style-name="Visited_20_Internet_20_Link">
https://www.ukrinform.ua/rubric-society/3696305-moz-ukraini-ta-francii-pidpisali-deklaraciu-pro-spivpracu.html</text:a>
</text:p>
      <!--NEWS-->
      <text:h text:style-name="P10" text:outline-level="1">
<text:span text:style-name="T4">
In the Zhytomyr region groundwater is flooded</text:span>
</text:h>
      <text:p text:style-name="P4">
Authors: Ukrinform (Person)</text:p>
      <text:p text:style-name="P4">
Publisher: Укринформ (Organization)</text:p>
      <text:p text:style-name="P4">
Published Time: 2023-04-15T14:27:49+03:00</text:p>
      <text:p text:style-name="P4">
Modified Time: 2023-04-15T14:27:49+03:00</text:p>
      <text:p text:style-name="P4">
Description: In Zhytomyr region, rescuers pumped about 830 cubic meters. m of groundwater from the flooded plots of residents of the region. - Ukrinform.</text:p>
      <text:p text:style-name="P4">
Images: ["<text:a xlink:type="simple" xlink:href="https://static.ukrinform.com/photos/2023_04/thumb_files/630_360_1681558054-963.jpg" text:style-name="Internet_20_link" text:visited-style-name="Visited_20_Internet_20_Link">
630_360_16815...</text:a>
"]</text:p>
      <text:p text:style-name="P4">
Tags: ['ДСНС', 'Вода', 'Житомирщина']</text:p>
      <text:p text:style-name="P4">
Type: Article</text:p>
      <!--METADATA-->
      <text:p text:style-name="P4">
<draw:frame draw:style-name="fr1" draw:name="Image79" text:anchor-type="as-char" svg:width="6.9236in" svg:height="3.956343in" draw:z-index="0">
<draw:image xlink:href="../Images/yкринформ/2023-04-15T14-27-49-03-00/630_360_1681558054-963.jpg" xlink:type="simple" xlink:show="embed" xlink:actuate="onLoad" draw:mime-type="image/jpeg"/>
</draw:frame>
Rescuers pumped out about 830 cubic meters. m of groundwater from the underlying farm sections of residents of the region.</text:p>
      <text:p text:style-name="P4">
As Ukrinform reports, it reports in <text:a xlink:type="simple" xlink:href="https://www.facebook.com/MNSZhytomyr/posts/pfbid02eoxpcGWbJAP2wPw6gin222f5rj6tS5b1XYquLy6yJpVums4UuLxj19DsKGjXVRyGl" text:style-name="Internet_20_link" text:visited-style-name="Visited_20_Internet_20_Link">
</text:a>
Main Directorate of the SES of Ukraine in Zhytomyr Oblast.</text:p>
      <text:p text:style-name="P4">
"During the day, rescuers pumped water from farm residents 9 times," the message reads.</text:p>
      <text:p text:style-name="P4">
In particular, yesterday in the city of Malin, Korosten district flooded 4 dwellings and pre -trial areas around them. After ten -hour work with the help of a motto, the SES fighters pumped 350 cubic meters <text:a xlink:type="simple" xlink:href="https://www.ukrinform.ua/tag-voda" text:style-name="Internet_20_link" text:visited-style-name="Visited_20_Internet_20_Link">
</text:a>
. Rescuers also provided similar help in Korosten. There was a water plot and had already gone into a home.</text:p>
      <text:p text:style-name="P4">
During the day, rescuers went to similar calls in Ovruch, Lugina, village. Berezneve of the Ushomir community of Korosten district, Zvagel, Chernyakhiv village and village. Sunny Zhytomyr district.</text:p>
      <text:p text:style-name="P4">
<text:span text:style-name="T4">
 Read also: </text:span>
 <text:a xlink:type="simple" xlink:href="https://www.ukrinform.ua/rubric-regions/3696220-u-troh-oblastah-ukraini-masstabni-pidtoplenna-rozmiti-dorogi-do-30-naselenih-punktiv.html" text:style-name="Internet_20_link" text:visited-style-name="Visited_20_Internet_20_Link">
<text:span text:style-name="T4">
 flood </text:span>
</text:a>
As it is noted, as a result of all cases, SES specialists pumped about 830 cubic meters. m groundwater.</text:p>
      <text:p text:style-name="P4">
As reported by Ukrinform, in Zhytomyr region due to an increase in water levels in the river all drain <text:a xlink:type="simple" xlink:href="https://www.ukrinform.ua/rubric-regions/3692728-na-zitomirsini-cerez-pavodok-pidtopleni-perepravi-u-dvoh-gromadah.html" text:style-name="Internet_20_link" text:visited-style-name="Visited_20_Internet_20_Link">
</text:a>
in Malinskaya Tanroditsky communities.</text:p>
      <text:p text:style-name="P4">
News Source: <text:a xlink:type="simple" xlink:href="https://www.ukrinform.ua/rubric-regions/3696303-na-zitomirsini-gruntovimi-vodami-pidtopleni-prisadibni-dilanki.html" text:style-name="Internet_20_link" text:visited-style-name="Visited_20_Internet_20_Link">
https://www.ukrinform.ua/rubric-regions/3696303-na-zitomirsini-gruntovimi-vodami-pidtopleni-prisadibni-dilanki.html</text:a>
</text:p>
      <!--NEWS-->
      <text:h text:style-name="P10" text:outline-level="1">
<text:span text:style-name="T4">
Refugees from Ukraine filled the gaps in the Polish labor market</text:span>
</text:h>
      <text:p text:style-name="P4">
Authors: Ukrinform (Person)</text:p>
      <text:p text:style-name="P4">
Publisher: Укринформ (Organization)</text:p>
      <text:p text:style-name="P4">
Published Time: 2023-04-15T14:36:00+03:00</text:p>
      <text:p text:style-name="P4">
Modified Time: 2023-04-15T14:36:00+03:00</text:p>
      <text:p text:style-name="P4">
Description: The Ministry of Family and Social Policy of Poland indicates that from March to December 2022, entrepreneurs have filed 784.5 thousand applications under the conditions . - Ukrinform.</text:p>
      <text:p text:style-name="P4">
Images: ["<text:a xlink:type="simple" xlink:href="https://static.ukrinform.com/photos/2023_04/thumb_files/630_360_1681558576-778.jpg" text:style-name="Internet_20_link" text:visited-style-name="Visited_20_Internet_20_Link">
630_360_16815...</text:a>
"]</text:p>
      <text:p text:style-name="P4">
Tags: ['Польща', 'Працевлаштування', 'Біженці', 'Війна з росією']</text:p>
      <text:p text:style-name="P4">
Type: Article</text:p>
      <!--METADATA-->
      <text:p text:style-name="P4">
<draw:frame draw:style-name="fr1" draw:name="Image80" text:anchor-type="as-char" svg:width="6.9236in" svg:height="3.956343in" draw:z-index="0">
<draw:image xlink:href="../Images/yкринформ/2023-04-15T14-36-00-03-00/630_360_1681558576-778.jpg" xlink:type="simple" xlink:show="embed" xlink:actuate="onLoad" draw:mime-type="image/jpeg"/>
</draw:frame>
In the Ministry of Family and Social Policy of Poland, Poland indicates that since March 2022, entrepreneurs have filed 784.5 thousand applications on the conditions of a simplified accession to the labor market for the work of work to the citizens of Ukraine who arrived in Ukraine after February 24 due to a full -scale invasion of the Russian Federation.</text:p>
      <text:p text:style-name="P4">
This is reported by Ukrinform with reference to the EWL migration platform.</text:p>
      <text:p text:style-name="P4">
Two -thirds of workers were women(66%), mainly at the age of 35-44. The field of workers from Ukraine was employed for simple physical work. Among them, 37% found work in the field of services, 34%-at industrial enterprises. Much fewer citizens of Ukraine were employed in a transport industry and logistics(15%)and trade or construction(7%).</text:p>
      <text:p text:style-name="P4">
Серед працівників сфери послуг переважали зайняті у готельному бізнесі,гастрономії, адміністративних послугах і допоміжної діяльності, наприклад, уклінінгових компаніях, агентствах тимчасової праці.</text:p>
      <text:p text:style-name="P4">
<text:span text:style-name="T4">
Читайте також:</text:span>
 <text:a xlink:type="simple" xlink:href="https://www.ukrinform.ua/rubric-society/3693712-u-polsi-zapustili-se-odin-pasportnij-servis-dla-ukrainciv-aki-poslugi-nadae.html" text:style-name="Internet_20_link" text:visited-style-name="Visited_20_Internet_20_Link">
 <text:span text:style-name="T4">
Польщі</text:span>
 <text:span text:style-name="T4">
запрацював</text:span>
 <text:span text:style-name="T4">
один</text:span>
 <text:span text:style-name="T4">
Паспортний</text:span>
<text:span text:style-name="T4">
сервіс</text:span>
 <text:span text:style-name="T4">
для</text:span>
 <text:span text:style-name="T4">
українців</text:span>
 <text:span text:style-name="T4">
які</text:span>
 <text:span text:style-name="T4">
послуги</text:span>
 <text:span text:style-name="T4">
надає</text:span>
</text:a>
“More than 80% of Ukrainians who came to Poland after the Russian invasion have never worked in Poland. And mostly did not possess Polish. Therefore, they were most often taken for simple physical work, as often such acans do not require knowledge of Polish and experience. According to our research, the work in the field of services was most often selected by those refugees who worked in this field and in Ukraine, but also highly qualified specialists, ” - said Director of the Department of International Recruitment of Migration Platform, Martin Kolodzeychyk.</text:p>
      <text:p text:style-name="P4">
The study of the monthly conjuncture index in Poland has shown that the proportion of companies that stated plans for increased labor increased under the end. This is due to the slowdown in the economy, which is prevented from increasing employment. It could also be due to the fact that Ukrainians have already filled the staff shortage.<text:span text:style-name="T4">
 Read also: </text:span>
 <text:a xlink:type="simple" xlink:href="https://www.ukrinform.ua/rubric-diaspora/3690962-u-varsavi-vidkrivsa-novij-centr-dopomogi-dla-ukrainciv.html" text:style-name="Internet_20_link" text:visited-style-name="Visited_20_Internet_20_Link">
</text:a>
According to the Minister of Family and Social Policy of Poland, Marlena Malng, now more than one million refugees from Ukraine are employed in Poland for the establishment of employers to the labor departments. Citizens of Ukraine who arrived by the precursors after February 24, 2022 have simplified access to the Polish ring, that is, they can be employed without the need to obtain special permits, having only Pesel Ukr(Polish Identification Code that was issued to Ukrainians who escape from Russian aggression). Роботодавець,який бере на роботу біженця з України, повинен повідомити відповідну службупрацевлаштування протягом 14 днів після доручення йому роботи.</text:p>
      <text:p text:style-name="P4">
За попередніми даними, у Польщі зараз може перебувати до 3-3,5 млн громадянУкраїни, з яких 1-1,2 млн прибули після початку повномасштабного вторгненняросії в Україну у лютому минулого року.</text:p>
      <text:p text:style-name="P4">
Як повідомляв Укрінформ, переважна більшість українських біженців в Польщі(89%) <text:a xlink:type="simple" xlink:href="https://www.ukrinform.ua/rubric-diaspora/3695884-ukrainski-bizenci-u-polsi-perekonani-so-pisla-vijni-polskoukrainski-vzaemini-budut-krasimi.html" text:style-name="Internet_20_link" text:visited-style-name="Visited_20_Internet_20_Link">
 </text:a>
that after the war, Polish-Ukrainian relations will be better than the beginning of full-scale aggression. Only 6% of respondents believe that the relations between Poland and Ukraine will not change.</text:p>
      <text:p text:style-name="P4">
News Source: <text:a xlink:type="simple" xlink:href="https://www.ukrinform.ua/rubric-diaspora/3696306-bizenci-z-ukraini-zapovnili-progalini-na-polskomu-rinku-praci.html" text:style-name="Internet_20_link" text:visited-style-name="Visited_20_Internet_20_Link">
https://www.ukrinform.ua/rubric-diaspora/3696306-bizenci-z-ukraini-zapovnili-progalini-na-polskomu-rinku-praci.html</text:a>
</text:p>
      <!--NEWS-->
      <text:h text:style-name="P10" text:outline-level="1">
<text:span text:style-name="T4">
More than 2000 people left Melitopol in two weeks to avoid "mobilization" - Fedorov</text:span>
</text:h>
      <text:p text:style-name="P4">
Authors: Ukrinform (Person)</text:p>
      <text:p text:style-name="P4">
Publisher: Укринформ (Organization)</text:p>
      <text:p text:style-name="P4">
Published Time: 2023-04-15T14:41:00+03:00</text:p>
      <text:p text:style-name="P4">
Modified Time: 2023-04-15T14:41:00+03:00</text:p>
      <text:p text:style-name="P4">
Description: The Russians have created an electronic register of conscripts and will distribute electronic reports in the temporarily captured territories of Zaporizhzhya region. More than 2000 people left Melitopol to avoid this. - Ukrinform.</text:p>
      <text:p text:style-name="P4">
Images: ["<text:a xlink:type="simple" xlink:href="https://static.ukrinform.com/photos/2022_11/thumb_files/630_360_1667485431-942.jpg" text:style-name="Internet_20_link" text:visited-style-name="Visited_20_Internet_20_Link">
630_360_16674...</text:a>
"]</text:p>
      <text:p text:style-name="P4">
Tags: ['Мелітополь', 'Мобілізація', 'Федоров', 'Війна з росією', 'Єдині новини']</text:p>
      <text:p text:style-name="P4">
Type: Article</text:p>
      <!--METADATA-->
      <text:p text:style-name="P4">
<draw:frame draw:style-name="fr1" draw:name="Image81" text:anchor-type="as-char" svg:width="6.9236in" svg:height="3.956343in" draw:z-index="0">
<draw:image xlink:href="../Images/yкринформ/2023-04-15T14-41-00-03-00/630_360_1667485431-942.jpg" xlink:type="simple" xlink:show="embed" xlink:actuate="onLoad" draw:mime-type="image/jpeg"/>
</draw:frame>
The Russian ones have been the electronic register of conscripts and will distribute electronic reports in the temporarily captured territories of Zaporizhzhya region. More than 2000 people left Melitopol.</text:p>
      <text:p text:style-name="P4">
About it in <text:a xlink:type="simple" xlink:href="https://t.me/ivan_fedorov_melitopol/1725" text:style-name="Internet_20_link" text:visited-style-name="Visited_20_Internet_20_Link">
</text:a>
Melitopol Mayor Ivan Fedorov said the National Tteleorphone "Unified News", Ukrinform reports.</text:p>
      <text:p text:style-name="P4">
"The occupiers have created an electronic register of military personnel and distribute electronic summons. In the first place, mobilization began for those who have passed passports, because those who took it in the electronic register are in the electronic register," he said.</text:p>
      <text:p text:style-name="P4">
According to Fedorov, the invaders will exchange data. For example, if the Men's went to a hospital in the city of Melitopol, then these people are immediately submitted to the register of those who can receive the summons.</text:p>
      <text:p text:style-name="P4">
<text:span text:style-name="T4">
 Read also: </text:span>
 <text:a xlink:type="simple" xlink:href="https://www.ukrinform.ua/rubric-regions/3695506-u-melitopoli-ta-berdansku-prohodit-flesmob-vidderi-rasizm.html" text:style-name="Internet_20_link" text:visited-style-name="Visited_20_Internet_20_Link">
<text:span text:style-name="T4">
 Melitop </text:span>
</text:a>
"Or, if they seek financial assistance to some fake organizations, they also fall into the register. Why do people seek help? Baptisa of the year of occupation many people have ended in savings, and the hryvnia turnover is stopped 98%," Fedorov said.</text:p>
      <text:p text:style-name="P4">
The mayor added that you can only avoid mobilization by leaving <text:a xlink:type="simple" xlink:href="https://www.ukrinform.ua/tag-okupacia" text:style-name="Internet_20_link" text:visited-style-name="Visited_20_Internet_20_Link">
</text:a>
. In the last two weeks, more than 2000 people have done.</text:p>
      <text:p text:style-name="P4">
As reported by Ukrinform, in the temporarily captured Melitopol, Russian -enchantments have been conducting hidden mobilization since December last year. The other day, they made the creation of another Volunteer Battalion.</text:p>
      <text:p text:style-name="P4">
News Source: <text:a xlink:type="simple" xlink:href="https://www.ukrinform.ua/rubric-regions/3696309-iz-melitopola-za-dva-tizni-viihali-ponad-2000-ludej-sob-uniknuti-mobilizacii-fedorov.html" text:style-name="Internet_20_link" text:visited-style-name="Visited_20_Internet_20_Link">
https://www.ukrinform.ua/rubric-regions/3696309-iz-melitopola-za-dva-tizni-viihali-ponad-2000-ludej-sob-uniknuti-mobilizacii-fedorov.html</text:a>
</text:p>
      <!--NEWS-->
      <text:h text:style-name="P10" text:outline-level="1">
<text:span text:style-name="T4">
Germany calls the EU to impose sanctions against the nuclear industry of the Russian Federation</text:span>
</text:h>
      <text:p text:style-name="P4">
Authors: Ukrinform (Person)</text:p>
      <text:p text:style-name="P4">
Publisher: Укринформ (Organization)</text:p>
      <text:p text:style-name="P4">
Published Time: 2023-04-15T14:45:11+03:00</text:p>
      <text:p text:style-name="P4">
Modified Time: 2023-04-15T14:45:11+03:00</text:p>
      <text:p text:style-name="P4">
Description: The German government urges the EU to impose sanctions against Russia's nuclear industry, since it is obvious that the Kremlin deliberately uses dependencies in the energy sector as a means of pressure. - Ukrinform.</text:p>
      <text:p text:style-name="P4">
Images: ["<text:a xlink:type="simple" xlink:href="https://static.ukrinform.com/photos/2021_12/thumb_files/630_360_1638800565-325.jpg" text:style-name="Internet_20_link" text:visited-style-name="Visited_20_Internet_20_Link">
630_360_16388...</text:a>
"]</text:p>
      <text:p text:style-name="P4">
Tags: ['Євросоюз', 'Німеччина', 'Санкції', 'Атомна енергетика', 'Війна з росією']</text:p>
      <text:p text:style-name="P4">
Type: Article</text:p>
      <!--METADATA-->
      <text:p text:style-name="P4">
<draw:frame draw:style-name="fr1" draw:name="Image82" text:anchor-type="as-char" svg:width="6.9236in" svg:height="3.956343in" draw:z-index="0">
<draw:image xlink:href="../Images/yкринформ/2023-04-15T14-45-11-03-00/630_360_1638800565-325.jpg" xlink:type="simple" xlink:show="embed" xlink:actuate="onLoad" draw:mime-type="image/jpeg"/>
</draw:frame>
Government calls for sanctions against Russia's nuclear industry, since it is obvious that the Kremlin deliberately uses the dependencies of the Verge sector as a means of pressure.</text:p>
      <text:p text:style-name="P4">
This was stated by the agencies <text:a xlink:type="simple" xlink:href="https://www.dpa-news.de/mediaobject.jsf" text:style-name="Internet_20_link" text:visited-style-name="Visited_20_Internet_20_Link">
</text:a>
Minister of Economy Frnbert Gabec, Ukrinform reports.</text:p>
      <text:p text:style-name="P4">
“That is why the German government has now spoken to the European Commission to run the civilian nuclear sector. This should be part of the next package <text:a xlink:type="simple" xlink:href="https://www.ukrinform.ua/tag-sankcii" text:style-name="Internet_20_link" text:visited-style-name="Visited_20_Internet_20_Link">
</text:a>
”, - said the minister, who is one of the Green Party.</text:p>
      <text:p text:style-name="P4">
Among other areas of activity - Russia supplies uranium for nuclear fuel to other Ukrainians, and stores radioactive waste in its territory, including Zevrop.</text:p>
      <text:p text:style-name="P4">
Gabec is convinced of the need to become more independent of Russia within the EU. In his words, "a great way in many areas, including Vergeics, has already been traveled," however, this has not yet affected the atomic sector.</text:p>
      <text:p text:style-name="P4">
<text:span text:style-name="T4">
 Read also: </text:span>
 <text:a xlink:type="simple" xlink:href="https://www.ukrinform.ua/rubric-economy/3695390-marcenko-zaklikav-partneriv-zastosovuvati-sankcii-do-krain-aki-dopomogaut-rf.html" text:style-name="Internet_20_link" text:visited-style-name="Visited_20_Internet_20_Link">
<text:span text:style-name="T4">
 St. </text:span>
</text:a>
The head of the Ministry of Economy of Germany called unjustified that this sector is still receiving a preference. "Nuclear technologies are an extremely sensitive area, and Russia is not possible to be considered a reliable partner here," he said.</text:p>
      <text:p text:style-name="P4">
Gabec acknowledged that the transition would be needed, but it is important to start and "uncouply from decisive action in this area."</text:p>
      <text:p text:style-name="P4">
The politician has previously urged sanctions against countries that receive Uranus of Iran, despite the war. He, as reported, said in an interviewed radio immediately after his trip to Kiev in early April.</text:p>
      <text:p text:style-name="P4">
Among the countries that receive nuclear fuel from the Russian Federation, in particular, Hungary.</text:p>
      <text:p text:style-name="P4">
News Source: <text:a xlink:type="simple" xlink:href="https://www.ukrinform.ua/rubric-world/3696308-nimeccina-zaklikae-es-zaprovaditi-sankcii-proti-atomnoi-promislovosti-rf.html" text:style-name="Internet_20_link" text:visited-style-name="Visited_20_Internet_20_Link">
https://www.ukrinform.ua/rubric-world/3696308-nimeccina-zaklikae-es-zaprovaditi-sankcii-proti-atomnoi-promislovosti-rf.html</text:a>
</text:p>
      <!--NEWS-->
      <text:h text:style-name="P10" text:outline-level="1">
<text:span text:style-name="T4">
The number of dead as a result of a blow to Slavyansk increased to 11</text:span>
</text:h>
      <text:p text:style-name="P4">
Authors: Ukrinform (Person)</text:p>
      <text:p text:style-name="P4">
Publisher: Укринформ (Organization)</text:p>
      <text:p text:style-name="P4">
Published Time: 2023-04-15T14:52:23+03:00</text:p>
      <text:p text:style-name="P4">
Modified Time: 2023-04-15T14:52:23+03:00</text:p>
      <text:p text:style-name="P4">
Description: From the rubble of a five-storey building in Slavyansk in Donetsk, the bodies of two more dead were obtained, the number of dead increased to 11 people. - Ukrinform.</text:p>
      <text:p text:style-name="P4">
Images: ["<text:a xlink:type="simple" xlink:href="https://static.ukrinform.com/photos/2023_04/thumb_files/630_360_1681548284-701.jpg" text:style-name="Internet_20_link" text:visited-style-name="Visited_20_Internet_20_Link">
630_360_16815...</text:a>
", "<text:a xlink:type="simple" xlink:href="https://static.ukrinform.com/photos/2023_04/thumb_files/630_360_1681500608-3052.jpeg" text:style-name="Internet_20_link" text:visited-style-name="Visited_20_Internet_20_Link">
630_360_16815...</text:a>
", "<text:a xlink:type="simple" xlink:href="https://static.ukrinform.com/photos/2023_04/thumb_files/630_360_1681500608-5003.jpeg" text:style-name="Internet_20_link" text:visited-style-name="Visited_20_Internet_20_Link">
630_360_16815...</text:a>
", "<text:a xlink:type="simple" xlink:href="https://static.ukrinform.com/photos/2023_04/thumb_files/630_360_1681500608-9957.jpeg" text:style-name="Internet_20_link" text:visited-style-name="Visited_20_Internet_20_Link">
630_360_16815...</text:a>
", "<text:a xlink:type="simple" xlink:href="https://static.ukrinform.com/photos/2023_04/thumb_files/630_360_1681500608-6121.jpeg" text:style-name="Internet_20_link" text:visited-style-name="Visited_20_Internet_20_Link">
630_360_16815...</text:a>
", "<text:a xlink:type="simple" xlink:href="https://static.ukrinform.com/photos/2023_04/thumb_files/630_360_1681500608-3258.jpeg" text:style-name="Internet_20_link" text:visited-style-name="Visited_20_Internet_20_Link">
630_360_16815...</text:a>
", "<text:a xlink:type="simple" xlink:href="https://static.ukrinform.com/photos/2023_04/thumb_files/630_360_1681500608-3632.jpeg" text:style-name="Internet_20_link" text:visited-style-name="Visited_20_Internet_20_Link">
630_360_16815...</text:a>
", "<text:a xlink:type="simple" xlink:href="https://static.ukrinform.com/photos/2023_04/thumb_files/630_360_1681500609-2106.jpeg" text:style-name="Internet_20_link" text:visited-style-name="Visited_20_Internet_20_Link">
630_360_16815...</text:a>
", "<text:a xlink:type="simple" xlink:href="https://static.ukrinform.com/photos/2023_04/thumb_files/630_360_1681500610-9902.jpeg" text:style-name="Internet_20_link" text:visited-style-name="Visited_20_Internet_20_Link">
630_360_16815...</text:a>
"]</text:p>
      <text:p text:style-name="P4">
Tags: ['Обстріл', "Слов'янськ", 'Війна з росією']</text:p>
      <text:p text:style-name="P4">
Type: Article</text:p>
      <!--METADATA-->
      <text:p text:style-name="P4">
<draw:frame draw:style-name="fr1" draw:name="Image83" text:anchor-type="as-char" svg:width="6.9236in" svg:height="3.956343in" draw:z-index="0">
<draw:image xlink:href="../Images/yкринформ/2023-04-15T14-52-23-03-00/630_360_1681548284-701.jpg" xlink:type="simple" xlink:show="embed" xlink:actuate="onLoad" draw:mime-type="image/jpeg"/>
</draw:frame>
From the subtress of a five-storey building in Slavyansk in Donetsk, the bodies of two were brought, the number of dead increased to 11 people.</text:p>
      <text:p text:style-name="P4">
As Ukrinform reports, it reports <text:a xlink:type="simple" xlink:href="https://t.me/suspilnenews/19931" text:style-name="Internet_20_link" text:visited-style-name="Visited_20_Internet_20_Link">
</text:a>
 <text:a xlink:type="simple" xlink:href="https://t.me/suspilnenews/19931" text:style-name="Internet_20_link" text:visited-style-name="Visited_20_Internet_20_Link">
</text:a>
with reference to the SES in Donetsk region.</text:p>
      <text:p text:style-name="P4">
"From the rubble of the five -storey building in Slavyansk, the bodies of two more dead were taken," -he goes in the message.</text:p>
      <text:p text:style-name="P4">
As noted, the number of dead as a result of yesterday's missile <text:a xlink:type="simple" xlink:href="https://www.ukrinform.ua/tag-obstril" text:style-name="Internet_20_link" text:visited-style-name="Visited_20_Internet_20_Link">
</text:a>
Cities have grown to 11 people, 21 people held injury.</text:p>
      <text:p text:style-name="P4">
<draw:frame draw:style-name="fr1" draw:name="Image84" text:anchor-type="as-char" svg:width="6.9236in" svg:height="3.956343in" draw:z-index="0">
<draw:image xlink:href="../Images/yкринформ/2023-04-15T14-52-23-03-00/630_360_1681500608-3052.jpeg" xlink:type="simple" xlink:show="embed" xlink:actuate="onLoad" draw:mime-type="image/jpeg"/>
</draw:frame>
Robotsperts at the site of arrival in Slavyansk / Photo: Yulia Ovsyannikov, Ukrinform <text:a xlink:type="simple" xlink:href="https://static.ukrinform.com/photos/2023_04/1681500608-3052.jpeg" text:style-name="Internet_20_link" text:visited-style-name="Visited_20_Internet_20_Link">
<draw:frame draw:style-name="fr1" draw:name="Image85" text:anchor-type="as-char" svg:width="6.9236in" svg:height="3.956343in" draw:z-index="0">
<draw:image xlink:href="../Images/yкринформ/2023-04-15T14-52-23-03-00/630_360_1681500608-3052.jpeg" xlink:type="simple" xlink:show="embed" xlink:actuate="onLoad" draw:mime-type="image/jpeg"/>
</draw:frame>
</text:a>
 <text:a xlink:type="simple" xlink:href="https://static.ukrinform.com/photos/2023_04/1681500608-5003.jpeg" text:style-name="Internet_20_link" text:visited-style-name="Visited_20_Internet_20_Link">
<draw:frame draw:style-name="fr1" draw:name="Image86" text:anchor-type="as-char" svg:width="6.9236in" svg:height="3.956343in" draw:z-index="0">
<draw:image xlink:href="../Images/yкринформ/2023-04-15T14-52-23-03-00/630_360_1681500608-5003.jpeg" xlink:type="simple" xlink:show="embed" xlink:actuate="onLoad" draw:mime-type="image/jpeg"/>
</draw:frame>
</text:a>
 <text:a xlink:type="simple" xlink:href="https://static.ukrinform.com/photos/2023_04/1681500608-9957.jpeg" text:style-name="Internet_20_link" text:visited-style-name="Visited_20_Internet_20_Link">
<draw:frame draw:style-name="fr1" draw:name="Image87" text:anchor-type="as-char" svg:width="6.9236in" svg:height="3.956343in" draw:z-index="0">
<draw:image xlink:href="../Images/yкринформ/2023-04-15T14-52-23-03-00/630_360_1681500608-9957.jpeg" xlink:type="simple" xlink:show="embed" xlink:actuate="onLoad" draw:mime-type="image/jpeg"/>
</draw:frame>
</text:a>
 <text:a xlink:type="simple" xlink:href="https://static.ukrinform.com/photos/2023_04/1681500608-6121.jpeg" text:style-name="Internet_20_link" text:visited-style-name="Visited_20_Internet_20_Link">
<draw:frame draw:style-name="fr1" draw:name="Image88" text:anchor-type="as-char" svg:width="6.9236in" svg:height="3.956343in" draw:z-index="0">
<draw:image xlink:href="../Images/yкринформ/2023-04-15T14-52-23-03-00/630_360_1681500608-6121.jpeg" xlink:type="simple" xlink:show="embed" xlink:actuate="onLoad" draw:mime-type="image/jpeg"/>
</draw:frame>
</text:a>
 <text:a xlink:type="simple" xlink:href="https://static.ukrinform.com/photos/2023_04/1681500608-3258.jpeg" text:style-name="Internet_20_link" text:visited-style-name="Visited_20_Internet_20_Link">
<draw:frame draw:style-name="fr1" draw:name="Image89" text:anchor-type="as-char" svg:width="6.9236in" svg:height="3.956343in" draw:z-index="0">
<draw:image xlink:href="../Images/yкринформ/2023-04-15T14-52-23-03-00/630_360_1681500608-3258.jpeg" xlink:type="simple" xlink:show="embed" xlink:actuate="onLoad" draw:mime-type="image/jpeg"/>
</draw:frame>
</text:a>
 <text:a xlink:type="simple" xlink:href="https://static.ukrinform.com/photos/2023_04/1681500608-3632.jpeg" text:style-name="Internet_20_link" text:visited-style-name="Visited_20_Internet_20_Link">
<draw:frame draw:style-name="fr1" draw:name="Image90" text:anchor-type="as-char" svg:width="6.9236in" svg:height="3.956343in" draw:z-index="0">
<draw:image xlink:href="../Images/yкринформ/2023-04-15T14-52-23-03-00/630_360_1681500608-3632.jpeg" xlink:type="simple" xlink:show="embed" xlink:actuate="onLoad" draw:mime-type="image/jpeg"/>
</draw:frame>
</text:a>
 <text:a xlink:type="simple" xlink:href="https://static.ukrinform.com/photos/2023_04/1681500609-2106.jpeg" text:style-name="Internet_20_link" text:visited-style-name="Visited_20_Internet_20_Link">
<draw:frame draw:style-name="fr1" draw:name="Image91" text:anchor-type="as-char" svg:width="6.9236in" svg:height="3.956343in" draw:z-index="0">
<draw:image xlink:href="../Images/yкринформ/2023-04-15T14-52-23-03-00/630_360_1681500609-2106.jpeg" xlink:type="simple" xlink:show="embed" xlink:actuate="onLoad" draw:mime-type="image/jpeg"/>
</draw:frame>
</text:a>
 <text:a xlink:type="simple" xlink:href="https://static.ukrinform.com/photos/2023_04/1681500610-9902.jpeg" text:style-name="Internet_20_link" text:visited-style-name="Visited_20_Internet_20_Link">
<draw:frame draw:style-name="fr1" draw:name="Image92" text:anchor-type="as-char" svg:width="6.9236in" svg:height="3.956343in" draw:z-index="0">
<draw:image xlink:href="../Images/yкринформ/2023-04-15T14-52-23-03-00/630_360_1681500610-9902.jpeg" xlink:type="simple" xlink:show="embed" xlink:actuate="onLoad" draw:mime-type="image/jpeg"/>
</draw:frame>
</text:a>
<text:span text:style-name="T4">
 Read also: </text:span>
 <text:a xlink:type="simple" xlink:href="https://www.ukrinform.ua/rubric-regions/3696031-u-slovansku-zpid-zavaliv-uratuvali-ditinu.html" text:style-name="Internet_20_link" text:visited-style-name="Visited_20_Internet_20_Link">
<text:span text:style-name="T4">
 words </text:span>
</text:a>
Recall that in Slavic as of Saturday morning, April 15, <text:a xlink:type="simple" xlink:href="https://www.ukrinform.ua/rubric-regions/3696193-u-slovansku-pid-zavalami-budinku-zalisautsa-patero-ludej.html" text:style-name="Internet_20_link" text:visited-style-name="Visited_20_Internet_20_Link">
</text:a>
: 21 - wounded 9 - dead. The subparents of an apartment building that the Russian rocket was hit by the people left, their persons were installed.</text:p>
      <text:p text:style-name="P4">
News Source: <text:a xlink:type="simple" xlink:href="https://www.ukrinform.ua/rubric-regions/3696314-kilkist-zagiblih-unaslidok-udaru-po-slovansku-zrosla-do-11.html" text:style-name="Internet_20_link" text:visited-style-name="Visited_20_Internet_20_Link">
https://www.ukrinform.ua/rubric-regions/3696314-kilkist-zagiblih-unaslidok-udaru-po-slovansku-zrosla-do-11.html</text:a>
</text:p>
      <!--NEWS-->
      <text:h text:style-name="P10" text:outline-level="1">
<text:span text:style-name="T4">
Flonting in the Kyiv region: special equipment strengthens the embankment on a temporary relocation to Ivankov</text:span>
</text:h>
      <text:p text:style-name="P4">
Authors: Ukrinform (Person)</text:p>
      <text:p text:style-name="P4">
Publisher: Укринформ (Organization)</text:p>
      <text:p text:style-name="P4">
Published Time: 2023-04-15T14:53:00+03:00</text:p>
      <text:p text:style-name="P4">
Modified Time: 2023-04-15T14:53:00+03:00</text:p>
      <text:p text:style-name="P4">
Description: In the Vyshgorod district of Kyiv region, work is underway to restore the connection with the village of Ivankiv across the Teteriv River. - Ukrinform.</text:p>
      <text:p text:style-name="P4">
Images: ["<text:a xlink:type="simple" xlink:href="https://static.ukrinform.com/photos/2023_04/thumb_files/630_360_1681558554-821.jpg" text:style-name="Internet_20_link" text:visited-style-name="Visited_20_Internet_20_Link">
630_360_16815...</text:a>
"]</text:p>
      <text:p text:style-name="P4">
Tags: None</text:p>
      <text:p text:style-name="P4">
Type: Article</text:p>
      <!--METADATA-->
      <text:p text:style-name="P4">
<draw:frame draw:style-name="fr1" draw:name="Image93" text:anchor-type="as-char" svg:width="6.9236in" svg:height="3.956343in" draw:z-index="0">
<draw:image xlink:href="../Images/yкринформ/2023-04-15T14-53-00-03-00/630_360_1681558554-821.jpg" xlink:type="simple" xlink:show="embed" xlink:actuate="onLoad" draw:mime-type="image/jpeg"/>
</draw:frame>
The Uzhgorod district of the Kyiv region continues to restore the connection with the village of Ivankiv across the Teteriv River.</text:p>
      <text:p text:style-name="P4">
According to Ukrinform, the Kyiv Regional Military Administration reports in <text:a xlink:type="simple" xlink:href="https://t.me/kyivoda/9298" text:style-name="Internet_20_link" text:visited-style-name="Visited_20_Internet_20_Link">
</text:a>
 <text:a xlink:type="simple" xlink:href="https://t.me/kyivoda/9298" text:style-name="Internet_20_link" text:visited-style-name="Visited_20_Internet_20_Link">
 </text:a>
 <text:a xlink:type="simple" xlink:href="https://t.me/kyivoda/9298" text:style-name="Internet_20_link" text:visited-style-name="Visited_20_Internet_20_Link">
</text:a>
According to the head of the Kiev Ova Ruslan Kravchenko, “our priority is people, their notes and safety. Therefore, the technique that is in place constantly in the work is fastened to the embankment on a temporary crossing. "</text:p>
      <text:p text:style-name="P4">
"This will not blur the final way of connecting the inhabited statement with the outside world, and holds the element from the further tasks of the assets of the community and private property of Ivankov residents," he said.</text:p>
      <text:p text:style-name="P4">
<text:span text:style-name="T4">
 Read also: </text:span>
 <text:a xlink:type="simple" xlink:href="https://www.ukrinform.ua/rubric-regions/3696303-na-zitomirsini-gruntovimi-vodami-pidtopleni-prisadibni-dilanki.html" text:style-name="Internet_20_link" text:visited-style-name="Visited_20_Internet_20_Link">
<text:span text:style-name="T4">
 flood </text:span>
</text:a>
The Ova chairman also urged residents to remember the safety rules and the constant control of the situation around him.</text:p>
      <text:p text:style-name="P4">
As reported by Ukrinform, in the Kiev region due to long precipitation <text:a xlink:type="simple" xlink:href="http://www.ukrinform.ua/rubric-regions/3695701-na-kiivsini-pidtopilo-timcasovu-perepravu-do-selisa-ivankiv.html" text:style-name="Internet_20_link" text:visited-style-name="Visited_20_Internet_20_Link">
</text:a>
</text:p>
      <text:p text:style-name="P4">
News Source: <text:a xlink:type="simple" xlink:href="https://www.ukrinform.ua/rubric-regions/3696307-pidtoplenna-na-kiivsini-spectehnika-ukriplue-nasip-na-timcasovomu-pereizdi-do-ivankova.html" text:style-name="Internet_20_link" text:visited-style-name="Visited_20_Internet_20_Link">
https://www.ukrinform.ua/rubric-regions/3696307-pidtoplenna-na-kiivsini-spectehnika-ukriplue-nasip-na-timcasovomu-pereizdi-do-ivankova.html</text:a>
</text:p>
      <!--NEWS-->
      <text:h text:style-name="P10" text:outline-level="1">
<text:span text:style-name="T4">
A memorial service for the Hero of Ukraine "Da Vinci" passed in Kiev</text:span>
</text:h>
      <text:p text:style-name="P4">
Authors: Ukrinform (Person)</text:p>
      <text:p text:style-name="P4">
Publisher: Укринформ (Organization)</text:p>
      <text:p text:style-name="P4">
Published Time: 2023-04-15T15:00:00+03:00</text:p>
      <text:p text:style-name="P4">
Modified Time: 2023-04-15T15:00:00+03:00</text:p>
      <text:p text:style-name="P4">
Description: At the Church of St. Nicholas, a memorial service for the Hero of Ukraine Dmitry Kotsubayl with the call sign “Da Vinci” was held on the occasion of 40 days from his death at the Church of St. Nicholas at Askold's Tomb (UGCC). - Ukrinform.</text:p>
      <text:p text:style-name="P4">
Images: ["<text:a xlink:type="simple" xlink:href="https://static.ukrinform.com/photos/2023_04/thumb_files/630_360_1681559495-1822.jpeg" text:style-name="Internet_20_link" text:visited-style-name="Visited_20_Internet_20_Link">
630_360_16815...</text:a>
", "<text:a xlink:type="simple" xlink:href="https://static.ukrinform.com/photos/2023_04/thumb_files/630_360_1681559496-7399.jpeg" text:style-name="Internet_20_link" text:visited-style-name="Visited_20_Internet_20_Link">
630_360_16815...</text:a>
", "<text:a xlink:type="simple" xlink:href="https://static.ukrinform.com/photos/2023_04/thumb_files/630_360_1681559495-7689.jpeg" text:style-name="Internet_20_link" text:visited-style-name="Visited_20_Internet_20_Link">
630_360_16815...</text:a>
", "<text:a xlink:type="simple" xlink:href="https://static.ukrinform.com/photos/2023_04/thumb_files/630_360_1681559495-9369.jpeg" text:style-name="Internet_20_link" text:visited-style-name="Visited_20_Internet_20_Link">
630_360_16815...</text:a>
", "<text:a xlink:type="simple" xlink:href="https://static.ukrinform.com/photos/2023_04/thumb_files/630_360_1681559495-5916.jpeg" text:style-name="Internet_20_link" text:visited-style-name="Visited_20_Internet_20_Link">
630_360_16815...</text:a>
", "<text:a xlink:type="simple" xlink:href="https://static.ukrinform.com/photos/2023_04/thumb_files/630_360_1681559495-8507.jpeg" text:style-name="Internet_20_link" text:visited-style-name="Visited_20_Internet_20_Link">
630_360_16815...</text:a>
", "<text:a xlink:type="simple" xlink:href="https://static.ukrinform.com/photos/2023_04/thumb_files/630_360_1681559495-8124.jpeg" text:style-name="Internet_20_link" text:visited-style-name="Visited_20_Internet_20_Link">
630_360_16815...</text:a>
", "<text:a xlink:type="simple" xlink:href="https://static.ukrinform.com/photos/2023_04/thumb_files/630_360_1681559496-4824.jpeg" text:style-name="Internet_20_link" text:visited-style-name="Visited_20_Internet_20_Link">
630_360_16815...</text:a>
", "<text:a xlink:type="simple" xlink:href="https://static.ukrinform.com/photos/2023_04/thumb_files/630_360_1681559496-8541.jpeg" text:style-name="Internet_20_link" text:visited-style-name="Visited_20_Internet_20_Link">
630_360_16815...</text:a>
", "<text:a xlink:type="simple" xlink:href="https://static.ukrinform.com/photos/2023_04/thumb_files/630_360_1681559496-1399.jpeg" text:style-name="Internet_20_link" text:visited-style-name="Visited_20_Internet_20_Link">
630_360_16815...</text:a>
"]</text:p>
      <text:p text:style-name="P4">
Tags: ['Військові', 'Київ', 'да Вінчі', 'Панахида']</text:p>
      <text:p text:style-name="P4">
Type: Article</text:p>
      <!--METADATA-->
      <text:p text:style-name="P4">
<draw:frame draw:style-name="fr1" draw:name="Image94" text:anchor-type="as-char" svg:width="6.9236in" svg:height="3.956343in" draw:z-index="0">
<draw:image xlink:href="../Images/yкринформ/2023-04-15T15-00-00-03-00/630_360_1681559495-1822.jpeg" xlink:type="simple" xlink:show="embed" xlink:actuate="onLoad" draw:mime-type="image/jpeg"/>
</draw:frame>
At the church of Nicholas on Askold's Tomb(UGCC)In Kiev, a memorial service of Ukraine Dmitry Kotsubayl with the call sign "da Vinci" was held on the occasion of 40 days of death.</text:p>
      <text:p text:style-name="P4">
According to Ukrinform correspondent, relatives, friends, combat brothers of the dead and indifferent citizens came to worship.</text:p>
      <text:p text:style-name="P4">
<draw:frame draw:style-name="fr1" draw:name="Image95" text:anchor-type="as-char" svg:width="6.9236in" svg:height="3.956343in" draw:z-index="0">
<draw:image xlink:href="../Images/yкринформ/2023-04-15T15-00-00-03-00/630_360_1681559496-7399.jpeg" xlink:type="simple" xlink:show="embed" xlink:actuate="onLoad" draw:mime-type="image/jpeg"/>
</draw:frame>
40 days by the Hero of Ukraine Dmitry Kotsyubil with the call sign “da Vinci” / Photo: Gennadyminko, Ukrinform <text:a xlink:type="simple" xlink:href="https://static.ukrinform.com/photos/2023_04/1681559496-7399.jpeg" text:style-name="Internet_20_link" text:visited-style-name="Visited_20_Internet_20_Link">
![] [](Images/yкринформ/2023-04-15T15-00-00-03-00/630_360_1681559496-7399.jpeg)</text:a>
 <text:a xlink:type="simple" xlink:href="https://static.ukrinform.com/photos/2023_04/1681559495-7689.jpeg" text:style-name="Internet_20_link" text:visited-style-name="Visited_20_Internet_20_Link">
<draw:frame draw:style-name="fr1" draw:name="Image96" text:anchor-type="as-char" svg:width="6.9236in" svg:height="3.956343in" draw:z-index="0">
<draw:image xlink:href="../Images/yкринформ/2023-04-15T15-00-00-03-00/630_360_1681559495-7689.jpeg" xlink:type="simple" xlink:show="embed" xlink:actuate="onLoad" draw:mime-type="image/jpeg"/>
</draw:frame>
</text:a>
 <text:a xlink:type="simple" xlink:href="https://static.ukrinform.com/photos/2023_04/1681559495-1822.jpeg" text:style-name="Internet_20_link" text:visited-style-name="Visited_20_Internet_20_Link">
<draw:frame draw:style-name="fr1" draw:name="Image97" text:anchor-type="as-char" svg:width="6.9236in" svg:height="3.956343in" draw:z-index="0">
<draw:image xlink:href="../Images/yкринформ/2023-04-15T15-00-00-03-00/630_360_1681559495-1822.jpeg" xlink:type="simple" xlink:show="embed" xlink:actuate="onLoad" draw:mime-type="image/jpeg"/>
</draw:frame>
</text:a>
 <text:a xlink:type="simple" xlink:href="https://static.ukrinform.com/photos/2023_04/1681559495-9369.jpeg" text:style-name="Internet_20_link" text:visited-style-name="Visited_20_Internet_20_Link">
<draw:frame draw:style-name="fr1" draw:name="Image98" text:anchor-type="as-char" svg:width="6.9236in" svg:height="3.956343in" draw:z-index="0">
<draw:image xlink:href="../Images/yкринформ/2023-04-15T15-00-00-03-00/630_360_1681559495-9369.jpeg" xlink:type="simple" xlink:show="embed" xlink:actuate="onLoad" draw:mime-type="image/jpeg"/>
</draw:frame>
</text:a>
 <text:a xlink:type="simple" xlink:href="https://static.ukrinform.com/photos/2023_04/1681559495-5916.jpeg" text:style-name="Internet_20_link" text:visited-style-name="Visited_20_Internet_20_Link">
<draw:frame draw:style-name="fr1" draw:name="Image99" text:anchor-type="as-char" svg:width="6.9236in" svg:height="3.956343in" draw:z-index="0">
<draw:image xlink:href="../Images/yкринформ/2023-04-15T15-00-00-03-00/630_360_1681559495-5916.jpeg" xlink:type="simple" xlink:show="embed" xlink:actuate="onLoad" draw:mime-type="image/jpeg"/>
</draw:frame>
</text:a>
 <text:a xlink:type="simple" xlink:href="https://static.ukrinform.com/photos/2023_04/1681559495-8507.jpeg" text:style-name="Internet_20_link" text:visited-style-name="Visited_20_Internet_20_Link">
<draw:frame draw:style-name="fr1" draw:name="Image100" text:anchor-type="as-char" svg:width="6.9236in" svg:height="3.956343in" draw:z-index="0">
<draw:image xlink:href="../Images/yкринформ/2023-04-15T15-00-00-03-00/630_360_1681559495-8507.jpeg" xlink:type="simple" xlink:show="embed" xlink:actuate="onLoad" draw:mime-type="image/jpeg"/>
</draw:frame>
</text:a>
 <text:a xlink:type="simple" xlink:href="https://static.ukrinform.com/photos/2023_04/1681559495-8124.jpeg" text:style-name="Internet_20_link" text:visited-style-name="Visited_20_Internet_20_Link">
<draw:frame draw:style-name="fr1" draw:name="Image101" text:anchor-type="as-char" svg:width="6.9236in" svg:height="3.956343in" draw:z-index="0">
<draw:image xlink:href="../Images/yкринформ/2023-04-15T15-00-00-03-00/630_360_1681559495-8124.jpeg" xlink:type="simple" xlink:show="embed" xlink:actuate="onLoad" draw:mime-type="image/jpeg"/>
</draw:frame>
</text:a>
 <text:a xlink:type="simple" xlink:href="https://static.ukrinform.com/photos/2023_04/1681559496-4824.jpeg" text:style-name="Internet_20_link" text:visited-style-name="Visited_20_Internet_20_Link">
<draw:frame draw:style-name="fr1" draw:name="Image102" text:anchor-type="as-char" svg:width="6.9236in" svg:height="3.956343in" draw:z-index="0">
<draw:image xlink:href="../Images/yкринформ/2023-04-15T15-00-00-03-00/630_360_1681559496-4824.jpeg" xlink:type="simple" xlink:show="embed" xlink:actuate="onLoad" draw:mime-type="image/jpeg"/>
</draw:frame>
</text:a>
 <text:a xlink:type="simple" xlink:href="https://static.ukrinform.com/photos/2023_04/1681559496-8541.jpeg" text:style-name="Internet_20_link" text:visited-style-name="Visited_20_Internet_20_Link">
<draw:frame draw:style-name="fr1" draw:name="Image103" text:anchor-type="as-char" svg:width="6.9236in" svg:height="3.956343in" draw:z-index="0">
<draw:image xlink:href="../Images/yкринформ/2023-04-15T15-00-00-03-00/630_360_1681559496-8541.jpeg" xlink:type="simple" xlink:show="embed" xlink:actuate="onLoad" draw:mime-type="image/jpeg"/>
</draw:frame>
</text:a>
 <text:a xlink:type="simple" xlink:href="https://static.ukrinform.com/photos/2023_04/1681559496-1399.jpeg" text:style-name="Internet_20_link" text:visited-style-name="Visited_20_Internet_20_Link">
<draw:frame draw:style-name="fr1" draw:name="Image104" text:anchor-type="as-char" svg:width="6.9236in" svg:height="3.956343in" draw:z-index="0">
<draw:image xlink:href="../Images/yкринформ/2023-04-15T15-00-00-03-00/630_360_1681559496-1399.jpeg" xlink:type="simple" xlink:show="embed" xlink:actuate="onLoad" draw:mime-type="image/jpeg"/>
</draw:frame>
</text:a>
<text:span text:style-name="T4">
 Read also: </text:span>
 <text:a xlink:type="simple" xlink:href="https://www.ukrinform.ua/rubric-society/3680796-zelenskij-nagorodiv-da-vinci-hrestom-bojovih-zaslug.html" text:style-name="Internet_20_link" text:visited-style-name="Visited_20_Internet_20_Link">
<text:span text:style-name="T4">
 Vinci </text:span>
</text:a>
As reported by Ukrinform, the commander of the Special Forces of the Armed Forces "Wolves Da Vinci" <text:a xlink:type="simple" xlink:href="https://www.ukrinform.ua/rubric-ato/3679451-pid-bahmutom-zaginuv-geroj-ukraini-dmitro-kocubajlo-pozivnij-da-vinci.html" text:style-name="Internet_20_link" text:visited-style-name="Visited_20_Internet_20_Link">
</text:a>
</text:p>
      <text:p text:style-name="P4">
On March 10, the Hero of Ukraine was buried at the Askold Tomb in Kiev.</text:p>
      <text:p text:style-name="P4">
<text:span text:style-name="T4">
 Read also: </text:span>
 <text:a xlink:type="simple" xlink:href="https://www.ukrinform.ua/rubric-society/3686431-pitanna-panteonu-geroiv-treba-virisuvati-okremo-vid-stvorenna-vijskovogo-kladovisa-tkacenko.html" text:style-name="Internet_20_link" text:visited-style-name="Visited_20_Internet_20_Link">
</text:a>
He was born in 1995 in the Ivano-Frankivsk region, graduated from artistic college. At the age of 18 he was a participant in the Revolution of Dignity. From the Maidan immediately left <text:a xlink:type="simple" xlink:href="https://www.ukrinform.ua/tag-vijna" text:style-name="Internet_20_link" text:visited-style-name="Visited_20_Internet_20_Link">
</text:a>
As part of the Right Sector Volunteer Corps.</text:p>
      <text:p text:style-name="P4">
In 2021, Dmitry Kotsubayl was awarded the title Hero of Ukraine for the personality, revealed in the protection of state sovereignty and territorial purpose of Ukraine.</text:p>
      <text:p text:style-name="P4">
On March 21, Paramedician Alina Mikhailova, the bride of the deceased Hero of Ukraine Dmitry Kotsubayl(Da Vinci), registered a petition with President Volodymyrazellensky on the creation of a national pantheon of Heroes of Ukraine in the territory of Park of Askold's Tomb in Kiev. <text:a xlink:type="simple" xlink:href="https://www.ukrinform.ua/rubric-society/3686790-peticia-pro-stvorenna-panteonu-geroiv-na-askoldovij-mogili-nabrala-25-tisac-golosiv.html" text:style-name="Internet_20_link" text:visited-style-name="Visited_20_Internet_20_Link">
</text:a>
25,000 signatures required for consideration.</text:p>
      <text:p text:style-name="P4">
News Source: <text:a xlink:type="simple" xlink:href="https://www.ukrinform.ua/rubric-kyiv/3696316-u-kievi-projsla-panahida-za-geroem-ukraini-da-vinci.html" text:style-name="Internet_20_link" text:visited-style-name="Visited_20_Internet_20_Link">
https://www.ukrinform.ua/rubric-kyiv/3696316-u-kievi-projsla-panahida-za-geroem-ukraini-da-vinci.html</text:a>
</text:p>
      <!--NEWS-->
      <text:h text:style-name="P10" text:outline-level="1">
<text:span text:style-name="T4">
Metalist and Heather have released the head of heads in the match of the 21st round of the Premier League</text:span>
</text:h>
      <text:p text:style-name="P4">
Authors: Ukrinform (Person)</text:p>
      <text:p text:style-name="P4">
Publisher: Укринформ (Organization)</text:p>
      <text:p text:style-name="P4">
Published Time: 2023-04-15T15:01:22+03:00</text:p>
      <text:p text:style-name="P4">
Modified Time: 2023-04-15T15:01:22+03:00</text:p>
      <text:p text:style-name="P4">
Description: A football match in the 21st round of the Ukrainian Premier League Clubs between Kharkiv Metalist and Rivne Veres was rich in goals on Saturday. - Ukrinform.</text:p>
      <text:p text:style-name="P4">
Images: ["<text:a xlink:type="simple" xlink:href="https://static.ukrinform.com/photos/2023_04/thumb_files/630_360_1681541373-423.png" text:style-name="Internet_20_link" text:visited-style-name="Visited_20_Internet_20_Link">
630_360_16815...</text:a>
"]</text:p>
      <text:p text:style-name="P4">
Tags: ['Футбол', 'Україна', 'Верес', 'ФК Металіст']</text:p>
      <text:p text:style-name="P4">
Type: Article</text:p>
      <!--METADATA-->
      <text:p text:style-name="P4">
<draw:frame draw:style-name="fr1" draw:name="Image105" text:anchor-type="as-char" svg:width="6.9236in" svg:height="3.956343in" draw:z-index="0">
<draw:image xlink:href="../Images/yкринформ/2023-04-15T15-01-22-03-00/630_360_1681541373-423.png" xlink:type="simple" xlink:show="embed" xlink:actuate="onLoad" draw:mime-type="image/png"/>
</draw:frame>
The rich named football match in the 21st round of the Ukrainian Premier League Club between Kharkiv "Metalist" and Rivne "Veres" on Saturday.</text:p>
      <text:p text:style-name="P4">
The meeting ended in Uzhgorod. Draw - 5: 5, reports Ukrinform.</text:p>
      <text:p text:style-name="P4">
Goals: Yegor Kartusushoe(6th minute), Bogdan Powder(11), Maxim Dalan(25), Bogdan Boychuk(38), Vladislav Naumets(82)- Andriy Bliznichenko(18, 59), Vladislav Sharai(23, 55)And Danilo Hondak.</text:p>
      <text:p text:style-name="P4">
Metalist has 19 points(15th place), Heather - 20(13).</text:p>
      <text:p text:style-name="P4">
Сьогодні о 15.00 пройдуть паралельні матчі між луганською «Зорею» та«Дніпром-1», харківським «Металістом 1925» та «Олександрією».</text:p>
      <text:p text:style-name="P4">
Завершиться 21-й тур у неділю, 16 квітня, поєдинками донецького «Шахтаря» і«Львова» (14.00), Odessa "Chernomorets" and Poltava "Vorskla"(15.00).</text:p>
      <text:p text:style-name="P4">
Результати п'ятничних зустрічей:</text:p>
      <text:p text:style-name="P4">
«Минай» - «Кривбас» (Kryvyi Rih)- 1: 0</text:p>
      <text:p text:style-name="P4">
Ingulets(Petrova)- "Colossus"(Kovalivka)- 0: 1</text:p>
      <text:p text:style-name="P4">
"Movement"(Lviv)- «Dynamo»(Kyiv)- 1: 1.</text:p>
      <text:p text:style-name="P4">
<text:span text:style-name="T4">
 Read also: </text:span>
 <text:a xlink:type="simple" xlink:href="https://www.ukrinform.ua/rubric-sports/3695967-upl-dinamo-vtratilo-ocki-z-ruhom-kolos-zdolav-ingulec.html" text:style-name="Internet_20_link" text:visited-style-name="Visited_20_Internet_20_Link">
</text:a>
Leaders' position: Shakhtar - 49 points(After 20 games), Dnipro -1 - 45(19), Zorya - 40(20), «Dynamo» - 40(21), Alexandria - 32(19), "Colossus" -30(21).</text:p>
      <text:p text:style-name="P4">
Фото: upl.ua.</text:p>
      <text:p text:style-name="P4">
News Source: <text:a xlink:type="simple" xlink:href="https://www.ukrinform.ua/rubric-sports/3696317-metalist-ta-veres-vidali-zlivu-goliv-u-matci-21go-turu-premerligi.html" text:style-name="Internet_20_link" text:visited-style-name="Visited_20_Internet_20_Link">
https://www.ukrinform.ua/rubric-sports/3696317-metalist-ta-veres-vidali-zlivu-goliv-u-matci-21go-turu-premerligi.html</text:a>
</text:p>
      <!--NEWS-->
      <text:h text:style-name="P10" text:outline-level="1">
<text:span text:style-name="T4">
At 15:30 - Briefing Minister of Agrarian Policy and Food Mykola Solsky</text:span>
</text:h>
      <text:p text:style-name="P4">
Authors: Ukrinform (Person)</text:p>
      <text:p text:style-name="P4">
Publisher: Укринформ (Organization)</text:p>
      <text:p text:style-name="P4">
Published Time: 2023-04-15T15:05:00+03:00</text:p>
      <text:p text:style-name="P4">
Modified Time: 2023-04-15T15:05:00+03:00</text:p>
      <text:p text:style-name="P4">
Description: Today, April 15, at 3:30 pm there will be a briefing of the Minister of Agrarian Policy and Food of Ukraine Mykola Solsky. - Ukrinform.</text:p>
      <text:p text:style-name="P4">
Images: ["<text:a xlink:type="simple" xlink:href="https://static.ukrinform.com/photos/2022_07/thumb_files/630_360_1658748739-772.jpg" text:style-name="Internet_20_link" text:visited-style-name="Visited_20_Internet_20_Link">
630_360_16587...</text:a>
"]</text:p>
      <text:p text:style-name="P4">
Tags: ['Мінагро', 'Польща', 'Сольський', 'Пресцентр Укрінформу']</text:p>
      <text:p text:style-name="P4">
Type: Article</text:p>
      <!--METADATA-->
      <text:p text:style-name="P4">
<draw:frame draw:style-name="fr1" draw:name="Image106" text:anchor-type="as-char" svg:width="6.9236in" svg:height="3.956343in" draw:z-index="0">
<draw:image xlink:href="../Images/yкринформ/2023-04-15T15-05-00-03-00/630_360_1658748739-772.jpg" xlink:type="simple" xlink:show="embed" xlink:actuate="onLoad" draw:mime-type="image/jpeg"/>
</draw:frame>
Today, April 15, at 3:30 pm there will be a briefing of the Minister of Agrarian Policy and Food of Ukraine Mykola Solsky.</text:p>
      <text:p text:style-name="P4">
<text:span text:style-name="T4">
 Briefing topic: </text:span>
 Temporary restrictions on exports to Poland of agricultural goods from Ukraine.</text:p>
      <text:p text:style-name="P4">
<text:span text:style-name="T4">
 Briefing place: </text:span>
 IA "Ukrinform" Bohdan Khmelnitsky, 8/16.</text:p>
      <text:p text:style-name="P4">
News Source: <text:a xlink:type="simple" xlink:href="https://www.ukrinform.ua/rubric-economy/3696339-o-1530-brifing-ministra-agrarnoi-politiki-ta-prodovolstva-mikoli-solskogo.html" text:style-name="Internet_20_link" text:visited-style-name="Visited_20_Internet_20_Link">
https://www.ukrinform.ua/rubric-economy/3696339-o-1530-brifing-ministra-agrarnoi-politiki-ta-prodovolstva-mikoli-solskogo.html</text:a>
</text:p>
      <!--NEWS-->
      <text:h text:style-name="P10" text:outline-level="1">
<text:span text:style-name="T4">
In the Kherson region, provocations from the Russians on Easter do not exclude - local advise to protect</text:span>
</text:h>
      <text:p text:style-name="P4">
Authors: Ukrinform (Person)</text:p>
      <text:p text:style-name="P4">
Publisher: Укринформ (Organization)</text:p>
      <text:p text:style-name="P4">
Published Time: 2023-04-15T15:05:59+03:00</text:p>
      <text:p text:style-name="P4">
Modified Time: 2023-04-15T15:05:59+03:00</text:p>
      <text:p text:style-name="P4">
Description: The population of the occupied territories of Kherson region is called for Easter to protect themselves from provocations of Russian invader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Херсонщина', 'Великдень', 'Війна з росією']</text:p>
      <text:p text:style-name="P4">
Type: Article</text:p>
      <!--METADATA-->
      <text:p text:style-name="P4">
<draw:frame draw:style-name="fr1" draw:name="Image107" text:anchor-type="as-char" svg:width="6.9236in" svg:height="3.956343in" draw:z-index="0">
<draw:image xlink:href="../Images/yкринформ/2023-04-15T15-05-59-03-00/630_360_1668461240-442.jpg" xlink:type="simple" xlink:show="embed" xlink:actuate="onLoad" draw:mime-type="image/jpeg"/>
</draw:frame>
The population of the occupied territories of Kherson region is called for Easter to protect themselves with the release of Russian invaders.</text:p>
      <text:p text:style-name="P4">
As Ukrinform reports, he reported in <text:a xlink:type="simple" xlink:href="https://www.facebook.com/sergey.khlan/posts/pfbid02tWaPL7bsx9k5Ec2SvbRyA8MneL5zeg9EqQNuAG1Q3LoGXvP8CnbKdbXtafZY8Adol" text:style-name="Internet_20_link" text:visited-style-name="Visited_20_Internet_20_Link">
</text:a>
<text:a xlink:type="simple" xlink:href="https://www.facebook.com/sergey.khlan/posts/pfbid02tWaPL7bsx9k5Ec2SvbRyA8MneL5zeg9EqQNuAG1Q3LoGXvP8CnbKdbXtafZY8Adol" text:style-name="Internet_20_link" text:visited-style-name="Visited_20_Internet_20_Link">
</text:a>
Deputy of the Kherson Regional Council Sergey Khlan.</text:p>
      <text:p text:style-name="P4">
“Gaulayter Bales stated that in honor of <text:a xlink:type="simple" xlink:href="https://www.ukrinform.ua/tag-velikden" text:style-name="Internet_20_link" text:visited-style-name="Visited_20_Internet_20_Link">
</text:a>
Cancels the curfew from April 15 to April 16. It seems that people can celebrate, ”the message reads.</text:p>
      <text:p text:style-name="P4">
According to him, knowing the meanness of the Russian invaders, it is necessary to reserve, because there is nothing holy for them and nothing will protect them from their provocations.</text:p>
      <text:p text:style-name="P4">
<text:span text:style-name="T4">
 Read also: </text:span>
 <text:a xlink:type="simple" xlink:href="https://www.ukrinform.ua/rubric-society/3696209-ziteliv-zvilnenih-vid-zagarbnikiv-rajoniv-zaklikali-ne-jti-na-kladovisa-u-velikden.html" text:style-name="Internet_20_link" text:visited-style-name="Visited_20_Internet_20_Link">
<text:span text:style-name="T4">
 ECD </text:span>
</text:a>
As reported by Ukrinform, the Council of Defense of the Kherson region <text:a xlink:type="simple" xlink:href="https://www.ukrinform.ua/rubric-regions/3691675-na-hersonsini-obmezili-provedenna-bogosluzin-na-velikden.html" text:style-name="Internet_20_link" text:visited-style-name="Visited_20_Internet_20_Link">
</text:a>
, as well as the worship of the Uncers during the curfew during the Easter holidays.</text:p>
      <text:p text:style-name="P4">
The Armed Forces liberated the right -bank part of the Kherson region, including the citysharson. Part of the region, located on the left bank of the Dnieper, is temporarily seized by Russian troops.</text:p>
      <text:p text:style-name="P4">
News Source: <text:a xlink:type="simple" xlink:href="https://www.ukrinform.ua/rubric-regions/3696321-na-hersonsini-ne-viklucaut-provokacij-z-boku-rosian-na-velikden-miscevim-radat-poberegtisa.html" text:style-name="Internet_20_link" text:visited-style-name="Visited_20_Internet_20_Link">
https://www.ukrinform.ua/rubric-regions/3696321-na-hersonsini-ne-viklucaut-provokacij-z-boku-rosian-na-velikden-miscevim-radat-poberegtisa.html</text:a>
</text:p>
      <!--NEWS-->
      <text:h text:style-name="P10" text:outline-level="1">
<text:span text:style-name="T4">
Brazil's President urged the US to stop "encourage" war in Ukraine</text:span>
</text:h>
      <text:p text:style-name="P4">
Authors: Ukrinform (Person)</text:p>
      <text:p text:style-name="P4">
Publisher: Укринформ (Organization)</text:p>
      <text:p text:style-name="P4">
Published Time: 2023-04-15T15:16:03+03:00</text:p>
      <text:p text:style-name="P4">
Modified Time: 2023-04-15T15:16:03+03:00</text:p>
      <text:p text:style-name="P4">
Description: Brazil President Lula da Silva said the US should stop "encourage war" in Ukraine. - Ukrinform.</text:p>
      <text:p text:style-name="P4">
Images: ["<text:a xlink:type="simple" xlink:href="https://static.ukrinform.com/photos/2016_03/thumb_files/630_360_1457097747-9021-luis-inasio-lula-da-silva.jpg" text:style-name="Internet_20_link" text:visited-style-name="Visited_20_Internet_20_Link">
630_360_14570...</text:a>
"]</text:p>
      <text:p text:style-name="P4">
Tags: ['Бразилія', 'США', 'Війна з росією']</text:p>
      <text:p text:style-name="P4">
Type: Article</text:p>
      <!--METADATA-->
      <text:p text:style-name="P4">
<draw:frame draw:style-name="fr1" draw:name="Image108" text:anchor-type="as-char" svg:width="6.9236in" svg:height="3.956343in" draw:z-index="0">
<draw:image xlink:href="../Images/yкринформ/2023-04-15T15-16-03-03-00/630_360_1457097747-9021-luis-inasio-lula-da-silva.jpg" xlink:type="simple" xlink:show="embed" xlink:actuate="onLoad" draw:mime-type="image/jpeg"/>
</draw:frame>
Brazil's President Lula da Silva said the United States should chase "encourage war" in Ukraine.</text:p>
      <text:p text:style-name="P4">
As Ukrinform reports, it reports <text:a xlink:type="simple" xlink:href="https://www.france24.com/en/live-news/20230415-us-should-stop-encouraging-war-in-ukraine-says-brazil-s-lula" text:style-name="Internet_20_link" text:visited-style-name="Visited_20_Internet_20_Link">
</text:a>
 <text:a xlink:type="simple" xlink:href="https://www.france24.com/en/live-news/20230415-us-should-stop-encouraging-war-in-ukraine-says-brazil-s-lula" text:style-name="Internet_20_link" text:visited-style-name="Visited_20_Internet_20_Link">
</text:a>
 <text:a xlink:type="simple" xlink:href="https://www.france24.com/en/live-news/20230415-us-should-stop-encouraging-war-in-ukraine-says-brazil-s-lula" text:style-name="Internet_20_link" text:visited-style-name="Visited_20_Internet_20_Link">
 </text:a>
"The United States must stop encouraging war and starting to speak the Burne. The European Union must start talking about peace," Viejuralnists said in Beijing, completing a state visit to China.</text:p>
      <text:p text:style-name="P4">
According to President of Brazil, so the international community will be able to "persuade" the President of the Russian Federation Vladimir <text:a xlink:type="simple" xlink:href="https://www.ukrinform.ua/tag-putin" text:style-name="Internet_20_link" text:visited-style-name="Visited_20_Internet_20_Link">
</text:a>
and President of Ukraine Volodymyr Zelensky that "peace is in the interests of the whole world."</text:p>
      <text:p text:style-name="P4">
As it has been reported earlier <text:a xlink:type="simple" xlink:href="https://www.ukrinform.ua/rubric-crimea/3692790-prezident-brazilii-proponue-ukraini-vidmovitisa-vid-krimu-dla-dosagnenna-miru.html" text:style-name="Internet_20_link" text:visited-style-name="Visited_20_Internet_20_Link">
</text:a>
 <text:a xlink:type="simple" xlink:href="https://www.ukrinform.ua/rubric-crimea/3692790-prezident-brazilii-proponue-ukraini-vidmovitisa-vid-krimu-dla-dosagnenna-miru.html" text:style-name="Internet_20_link" text:visited-style-name="Visited_20_Internet_20_Link">
 </text:a>
To yield to Crimea to end the war.</text:p>
      <text:p text:style-name="P4">
<text:span text:style-name="T4">
 Read also: </text:span>
 <text:a xlink:type="simple" xlink:href="https://www.ukrinform.ua/rubric-ato/3695044-brazilia-vidmovlae-ukraini-u-prodazi-zbroi-nyt.html" text:style-name="Internet_20_link" text:visited-style-name="Visited_20_Internet_20_Link">
<text:span text:style-name="T4">
 Brazil </text:span>
</text:a>
The Ministry of Foreign Affairs of Ukraine answered that <text:a xlink:type="simple" xlink:href="https://www.ukrinform.ua/rubric-crimea/3692837-u-mzs-vidpovili-prezidentu-brazilii-ukraina-ne-torgue-svoimi-teritoriami.html" text:style-name="Internet_20_link" text:visited-style-name="Visited_20_Internet_20_Link">
</text:a>
And he does not see any reason to concede at least a centimeter Ukrainian land. President Volodymyr Zelenskyy said that the release of Ukrainian Crimea from Russian invaders has no alternative.</text:p>
      <text:p text:style-name="P4">
News Source: <text:a xlink:type="simple" xlink:href="https://www.ukrinform.ua/rubric-polytics/3696326-prezident-brazilii-zaklikav-ssa-pripiniti-zaohocuvati-vijnu-v-ukraini.html" text:style-name="Internet_20_link" text:visited-style-name="Visited_20_Internet_20_Link">
https://www.ukrinform.ua/rubric-polytics/3696326-prezident-brazilii-zaklikav-ssa-pripiniti-zaohocuvati-vijnu-v-ukraini.html</text:a>
</text:p>
      <!--NEWS-->
      <text:h text:style-name="P10" text:outline-level="1">
<text:span text:style-name="T4">
Donetsk Oblast(21:15). Red Alert: aerial threat. Sirens sounding. Take cover now!</text:span>
</text:h>
      <text:p text:style-name="P4">
Authors: liveuamap (Language: en)</text:p>
      <text:p text:style-name="P4">
Time: 2023-04-15T15:17:00</text:p>
      <text:p text:style-name="P4">
Location: Donetsk Oblast (Latitude:48.72838 Longtitude:37.57928)</text:p>
      <text:p text:style-name="P4">
Videos: []</text:p>
      <text:p text:style-name="P4">
Images: []</text:p>
      <text:p text:style-name="P4">
Tags: ["Europe", "Central and Eastern Europe"]</text:p>
      <text:p text:style-name="P4">
Id: 22556424</text:p>
      <!--METADATA-->
      <text:p text:style-name="P4">
Donetsk Oblast(21:15). Red Alert: aerial threat. Sirens sounding. Take covernow!</text:p>
      <text:p text:style-name="P4">
News Collection Link: <text:a xlink:type="simple" xlink:href="https://liveuamap.com/en/2023/15-april-donetsk-oblast2115-red-alert-aerial-g" text:style-name="Internet_20_link" text:visited-style-name="Visited_20_Internet_20_Link">
https://liveuamap.com/en/2023/15-april-donetsk-oblast2115-red-alert-aerial-g</text:a>
</text:p>
      <text:p text:style-name="P4">
News Source: <text:a xlink:type="simple" xlink:href="https://t.me/air_alert_ua/43104" text:style-name="Internet_20_link" text:visited-style-name="Visited_20_Internet_20_Link">
https://t.me/air_alert_ua/43104</text:a>
</text:p>
      <!--NEWS-->
      <text:h text:style-name="P10" text:outline-level="1">
<text:span text:style-name="T4">
Chernihivska Oblast(21:21). Red Alert: aerial threat. Sirens sounding. Take cover now!</text:span>
</text:h>
      <text:p text:style-name="P4">
Authors: liveuamap (Language: en)</text:p>
      <text:p text:style-name="P4">
Time: 2023-04-15T15:21:00</text:p>
      <text:p text:style-name="P4">
Location: Chernihivska Oblast (Latitude:51.33333000 Longtitude:32.00000000)</text:p>
      <text:p text:style-name="P4">
Videos: []</text:p>
      <text:p text:style-name="P4">
Images: []</text:p>
      <text:p text:style-name="P4">
Tags: ["Europe", "Central and Eastern Europe"]</text:p>
      <text:p text:style-name="P4">
Id: 22556427</text:p>
      <!--METADATA-->
      <text:p text:style-name="P4">
Chernihiv region(21:21). Red Alert: aerial threat. Sirens sounding. Takecover now!</text:p>
      <text:p text:style-name="P4">
News Collection Link: <text:a xlink:type="simple" xlink:href="https://liveuamap.com/en/2023/15-april-chernihivska-oblast2121-red-alert-aeg" text:style-name="Internet_20_link" text:visited-style-name="Visited_20_Internet_20_Link">
https://liveuamap.com/en/2023/15-april-chernihivska-oblast2121-red-alert-aeg</text:a>
</text:p>
      <text:p text:style-name="P4">
News Source: <text:a xlink:type="simple" xlink:href="https://t.me/air_alert_ua/43105" text:style-name="Internet_20_link" text:visited-style-name="Visited_20_Internet_20_Link">
https://t.me/air_alert_ua/43105</text:a>
</text:p>
      <!--NEWS-->
      <text:h text:style-name="P10" text:outline-level="1">
<text:span text:style-name="T4">
Georgia has denied rumors about renewal of direct airline from the Russian Federation</text:span>
</text:h>
      <text:p text:style-name="P4">
Authors: Ukrinform (Person)</text:p>
      <text:p text:style-name="P4">
Publisher: Укринформ (Organization)</text:p>
      <text:p text:style-name="P4">
Published Time: 2023-04-15T15:23:28+03:00</text:p>
      <text:p text:style-name="P4">
Modified Time: 2023-04-15T15:23:28+03:00</text:p>
      <text:p text:style-name="P4">
Description: The Georgia Civil Aviation Agency has denied a report that the Georgian Airlines of Direct Flights from Tbilisi to Moscow. - Ukrinform.</text:p>
      <text:p text:style-name="P4">
Images: ["<text:a xlink:type="simple" xlink:href="https://static.ukrinform.com/photos/2023_01/thumb_files/630_360_1673451720-517.jpeg" text:style-name="Internet_20_link" text:visited-style-name="Visited_20_Internet_20_Link">
630_360_16734...</text:a>
"]</text:p>
      <text:p text:style-name="P4">
Tags: ['Авіа', 'Грузія', 'росія']</text:p>
      <text:p text:style-name="P4">
Type: Article</text:p>
      <!--METADATA-->
      <text:p text:style-name="P4">
<draw:frame draw:style-name="fr1" draw:name="Image109" text:anchor-type="as-char" svg:width="6.9236in" svg:height="3.956343in" draw:z-index="0">
<draw:image xlink:href="../Images/yкринформ/2023-04-15T15-23-28-03-00/630_360_1673451720-517.jpeg" xlink:type="simple" xlink:show="embed" xlink:actuate="onLoad" draw:mime-type="image/jpeg"/>
</draw:frame>
The Georgia Aviation Aviation Agency denied the report of the Grusin Airline of Direct Flights from Tbilisi to Moscow.</text:p>
      <text:p text:style-name="P4">
About it reports the site <text:a xlink:type="simple" xlink:href="https://www.newsgeorgia.ge/rejsy-v-moskvu-ne-naznacheny-agentstvo-grazhdanstvo-aviacii/" text:style-name="Internet_20_link" text:visited-style-name="Visited_20_Internet_20_Link">
</text:a>
, reports Ukrinform.</text:p>
      <text:p text:style-name="P4">
“We emphasize that there is a direct flight between Georgia and Russia is impossible and the status quo has not changed. The Russian side did not apply for a regular air connection, ”the statement said.</text:p>
      <text:p text:style-name="P4">
Last Friday on the website of the Russian Airport VNUKOVA appeared a direct flight <text:a xlink:type="simple" xlink:href="https://www.ukrinform.ua/tag-gruzia" text:style-name="Internet_20_link" text:visited-style-name="Visited_20_Internet_20_Link">
</text:a>
. The flight information was written that the flight will be operated daily.</text:p>
      <text:p text:style-name="P4">
After a while, the flight disappeared as unexpectedly as it appeared. The press service explained his appearance with a "technical failure".</text:p>
      <text:p text:style-name="P4">
Georgian Airways in turn stated that she had not applied Navrarut.</text:p>
      <text:p text:style-name="P4">
<text:span text:style-name="T4">
 Read also: </text:span>
 <text:a xlink:type="simple" xlink:href="https://www.ukrinform.ua/rubric-world/3693706-opozicia-u-tbilisi-provela-miting-za-vidstavku-uradu-ta-evropejskij-kurs-gruzii.html" text:style-name="Internet_20_link" text:visited-style-name="Visited_20_Internet_20_Link">
<text:span text:style-name="T4">
 Georgia </text:span>
</text:a>
In social networks, they suggested that someone was thus checking the public in Georgia.</text:p>
      <text:p text:style-name="P4">
Russia stopped airing with Georgia on July 8, 2019 after the so -called "Gavrilov night" - protest actions due to the arrival of the State Duma deputy.</text:p>
      <text:p text:style-name="P4">
Representatives of the Russian side have recently made statements the projection of the restoration of direct airline, calling the pragmatic political course of the Government of Georgia.</text:p>
      <text:p text:style-name="P4">
Representatives of the "Georgian Dream" greeted this opportunity, in the opposition indicated that it was not possible to open direct flights with Moscow, while the whole world, on the contrary, is echoed and imposing sanctions against the Russian side through the war in Ukraine.</text:p>
      <text:p text:style-name="P4">
<text:span text:style-name="T5">
Foto: the faa</text:span>
</text:p>
      <text:p text:style-name="P4">
News Source: <text:a xlink:type="simple" xlink:href="https://www.ukrinform.ua/rubric-world/3696328-u-gruzii-sprostuvali-cutki-pro-ponovlenna-pramogo-aviaspolucenna-z-rf.html" text:style-name="Internet_20_link" text:visited-style-name="Visited_20_Internet_20_Link">
https://www.ukrinform.ua/rubric-world/3696328-u-gruzii-sprostuvali-cutki-pro-ponovlenna-pramogo-aviaspolucenna-z-rf.html</text:a>
</text:p>
      <!--NEWS-->
      <text:h text:style-name="P10" text:outline-level="1">
<text:span text:style-name="T4">
Sumska Oblast(21:24). Red Alert: aerial threat. Sirens sounding. Take cover now!</text:span>
</text:h>
      <text:p text:style-name="P4">
Authors: liveuamap (Language: en)</text:p>
      <text:p text:style-name="P4">
Time: 2023-04-15T15:26:00</text:p>
      <text:p text:style-name="P4">
Location: Sumska Oblast (Latitude:51.00062 Longtitude:34.00033)</text:p>
      <text:p text:style-name="P4">
Videos: []</text:p>
      <text:p text:style-name="P4">
Images: []</text:p>
      <text:p text:style-name="P4">
Tags: ["Europe", "Central and Eastern Europe"]</text:p>
      <text:p text:style-name="P4">
Id: 22556428</text:p>
      <!--METADATA-->
      <text:p text:style-name="P4">
Sumy region(21:24). Red Alert: aerial threat. Sirens sounding. Take covernow!</text:p>
      <text:p text:style-name="P4">
News Collection Link: <text:a xlink:type="simple" xlink:href="https://liveuamap.com/en/2023/15-april-sumska-oblast2124-red-alert-aerial-tg" text:style-name="Internet_20_link" text:visited-style-name="Visited_20_Internet_20_Link">
https://liveuamap.com/en/2023/15-april-sumska-oblast2124-red-alert-aerial-tg</text:a>
</text:p>
      <text:p text:style-name="P4">
News Source: <text:a xlink:type="simple" xlink:href="https://t.me/air_alert_ua/43106" text:style-name="Internet_20_link" text:visited-style-name="Visited_20_Internet_20_Link">
https://t.me/air_alert_ua/43106</text:a>
</text:p>
      <!--NEWS-->
      <text:h text:style-name="P10" text:outline-level="1">
<text:span text:style-name="T4">
Solsky spent a briefing in Ukrinform on temporary export restrictions to Poland</text:span>
</text:h>
      <text:p text:style-name="P4">
Authors: Ukrinform (Person)</text:p>
      <text:p text:style-name="P4">
Publisher: Укринформ (Organization)</text:p>
      <text:p text:style-name="P4">
Published Time: 2023-04-15T15:27:00+03:00</text:p>
      <text:p text:style-name="P4">
Modified Time: 2023-04-15T15:27:00+03:00</text:p>
      <text:p text:style-name="P4">
Description: Minister of Agrarian Policy and Food Mykola Solsky on Saturday, April 15, spent a briefing in Ukrinform. - Ukrinform.</text:p>
      <text:p text:style-name="P4">
Images: ["<text:a xlink:type="simple" xlink:href="https://static.ukrinform.com/photos/2022_07/thumb_files/630_360_1658748741-821.jpg" text:style-name="Internet_20_link" text:visited-style-name="Visited_20_Internet_20_Link">
630_360_16587...</text:a>
"]</text:p>
      <text:p text:style-name="P4">
Tags: ['Експорт', 'Польща', 'Укрінформ', 'Сольський']</text:p>
      <text:p text:style-name="P4">
Type: Article</text:p>
      <!--METADATA-->
      <text:p text:style-name="P4">
<draw:frame draw:style-name="fr1" draw:name="Image110" text:anchor-type="as-char" svg:width="6.9236in" svg:height="3.956343in" draw:z-index="0">
<draw:image xlink:href="../Images/yкринформ/2023-04-15T15-27-00-03-00/630_360_1658748741-821.jpg" xlink:type="simple" xlink:show="embed" xlink:actuate="onLoad" draw:mime-type="image/jpeg"/>
</draw:frame>
Minister of Materials Policy and Food Mykola Solsky on Saturday, April 15, underwriting in Ukrinform.</text:p>
      <text:p text:style-name="P4">
The event began at 15:30.</text:p>
      <text:p text:style-name="P4">
The topic of briefing is temporary restrictions on exports to Poland of agricultural goods from Ukraine.</text:p>
      <text:p text:style-name="P4">
Venue: Kyiv, vul. B. Khmelnitsky, 8/16, Presenter of Ukrinform.</text:p>
      <text:p text:style-name="P4">
<text:span text:style-name="T4">
 Read also: </text:span>
 <text:a xlink:type="simple" xlink:href="https://www.ukrinform.ua/rubric-economy/3696249-ukraina-i-polsa-pidpisut-ugodu-pro-tranzit-zerna.html" text:style-name="Internet_20_link" text:visited-style-name="Visited_20_Internet_20_Link">
</text:a>
As reported, <text:a xlink:type="simple" xlink:href="https://www.ukrinform.ua/rubric-economy/3692981-ukraina-prizupinae-eksport-zbizza-do-polsi.html" text:style-name="Internet_20_link" text:visited-style-name="Visited_20_Internet_20_Link">
</text:a>
Wheat, corn, rapeseed.</text:p>
      <text:p text:style-name="P4">
News Source: <text:a xlink:type="simple" xlink:href="https://www.ukrinform.ua/rubric-economy/3696329-solskij-pid-cas-brifingu-v-ukrinformi-rozpovist-pro-timcasovi-obmezenna-na-eksport-u-polsu.html" text:style-name="Internet_20_link" text:visited-style-name="Visited_20_Internet_20_Link">
https://www.ukrinform.ua/rubric-economy/3696329-solskij-pid-cas-brifingu-v-ukrinformi-rozpovist-pro-timcasovi-obmezenna-na-eksport-u-polsu.html</text:a>
</text:p>
      <!--NEWS-->
      <text:h text:style-name="P10" text:outline-level="1">
<text:span text:style-name="T4">
Zelensky introduced the NSDC decision on the application of sanctions to 692 individuals and legal entities</text:span>
</text:h>
      <text:p text:style-name="P4">
Authors: Ukrinform (Person)</text:p>
      <text:p text:style-name="P4">
Publisher: Укринформ (Organization)</text:p>
      <text:p text:style-name="P4">
Published Time: 2023-04-15T15:30:00+03:00</text:p>
      <text:p text:style-name="P4">
Modified Time: 2023-04-15T15:30:00+03:00</text:p>
      <text:p text:style-name="P4">
Description: President Volodymyr Zelensky, by his decrees, introduced the decision of the National Security and Defense Council of Ukraine of April 15, 2023 on the use of personal special economic and other restrictive measures to 438 natural persons and 254 legal entities.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РНБО', 'Санкції', 'Зеленський']</text:p>
      <text:p text:style-name="P4">
Type: Article</text:p>
      <!--METADATA-->
      <text:p text:style-name="P4">
<draw:frame draw:style-name="fr1" draw:name="Image111" text:anchor-type="as-char" svg:width="6.9236in" svg:height="3.956343in" draw:z-index="0">
<draw:image xlink:href="../Images/yкринформ/2023-04-15T15-30-00-03-00/630_360_1679682020-565.jpeg" xlink:type="simple" xlink:show="embed" xlink:actuate="onLoad" draw:mime-type="image/jpeg"/>
</draw:frame>
The Presidential Lordimir Zelensky introduced the decisions of the National Security and Defense Council of Ukraine of April 15, 2023 on the use of personal special economic and other restrictive measures to 438 physical persons and 254 legal entities.</text:p>
      <text:p text:style-name="P4">
According to Ukrinform, the relevant documents were published on the website of the Head of State.</text:p>
      <text:p text:style-name="P4">
Yes, according to the decree <text:a xlink:type="simple" xlink:href="https://www.president.gov.ua/documents/2272023-46525" text:style-name="Internet_20_link" text:visited-style-name="Visited_20_Internet_20_Link">
</text:a>
The President introduced a decision on the application and amendment of personal <text:a xlink:type="simple" xlink:href="https://www.ukrinform.ua/tag-sankcii" text:style-name="Internet_20_link" text:visited-style-name="Visited_20_Internet_20_Link">
</text:a>
With regard to 351 individuals-citizens of the Russian Federation, including scientists and entrepreneurs, and 254 legal persons, including Limited Liability Company "Gazpromnafta-digital decisions", "RT-invest transport systems" and "Innotech" Group Company, Joint Stock Company "ICSC -Holding "and" Softline Trade ".</text:p>
      <text:p text:style-name="P4">
By decree <text:a xlink:type="simple" xlink:href="https://www.president.gov.ua/documents/2282023-46529" text:style-name="Internet_20_link" text:visited-style-name="Visited_20_Internet_20_Link">
</text:a>
The Presidents have a decision to apply personal sanctions to 87 individuals - citizens of Russia, Belarus and Ukraine.</text:p>
      <text:p text:style-name="P4">
In particular, the sanctions were applied to the daughter of the Minister of Defense of the Russian Federation, the President of the Russian Federation of the Russian Federation of Ksenia Shoigu, Minister of Sports and Tourism of Belarus Sergey Kovalchuk, Russian figureman Elijah Averbukh Taghymnak Svetlana Horkin, Ukrainian entrepreneur Sergei Sergei.</text:p>
      <text:p text:style-name="P4">
<text:span text:style-name="T4">
 Read also: </text:span>
 <text:a xlink:type="simple" xlink:href="https://www.ukrinform.ua/rubric-world/3696308-nimeccina-zaklikae-es-zaprovaditi-sankcii-proti-atomnoi-promislovosti-rf.html" text:style-name="Internet_20_link" text:visited-style-name="Visited_20_Internet_20_Link">
<text:span text:style-name="T4">
 St. </text:span>
</text:a>
</text:p>
      <text:p text:style-name="P4">
Кабінету Міністрів разом з СБУ й Національним банком України дорученозабезпечити реалізацію та моніторинг ефективності персональних санкцій,Міністерству закордонних справ України — поінформувати про про застосуваннясанкцій компетентні органи Європейського Союзу, Сполучених Штатів Америки йінших держав і порушити перед ними питання про запровадження аналогічнихобмежувальних заходів.</text:p>
      <text:p text:style-name="P4">
Контроль за виконанням відповідних рішень покладений на секретаря РНБО. Указинабувають чинності з дня їх опублікування.</text:p>
      <text:p text:style-name="P4">
Як повідомляв Укрінформ, у березні Зеленський увів у дію рішення РНБО про <text:a xlink:type="simple" xlink:href="https://www.ukrinform.ua/rubric-polytics/3684201-zelenskij-vviv-u-diu-risenna-rnbo-pro-sankcii-proti-nizki-fizicnih-ta-uridicnih-osib.html" text:style-name="Internet_20_link" text:visited-style-name="Visited_20_Internet_20_Link">
</text:a>
up to 300 physical persons and 141 legal entities.</text:p>
      <text:p text:style-name="P4">
News Source: <text:a xlink:type="simple" xlink:href="https://www.ukrinform.ua/rubric-economy/3696337-zelenskij-uviv-u-diu-risenna-rnbo-pro-zastosuvanna-sankcij-do-692-fizicnih-i-uridicnih-osib.html" text:style-name="Internet_20_link" text:visited-style-name="Visited_20_Internet_20_Link">
https://www.ukrinform.ua/rubric-economy/3696337-zelenskij-uviv-u-diu-risenna-rnbo-pro-zastosuvanna-sankcij-do-692-fizicnih-i-uridicnih-osib.html</text:a>
</text:p>
      <!--NEWS-->
      <text:h text:style-name="P10" text:outline-level="1">
<text:span text:style-name="T4">
Ukrainian tennis players gave way to the Czech Republic in the Billy Cup match Gin King</text:span>
</text:h>
      <text:p text:style-name="P4">
Authors: Ukrinform (Person)</text:p>
      <text:p text:style-name="P4">
Publisher: Укринформ (Organization)</text:p>
      <text:p text:style-name="P4">
Published Time: 2023-04-15T15:33:35+03:00</text:p>
      <text:p text:style-name="P4">
Modified Time: 2023-04-15T15:33:35+03:00</text:p>
      <text:p text:style-name="P4">
Description: 1: 3 - This was the overall account of the tennis match Ukraine - the Czech Republic in the qualification of the World Final of the Billy Cup Gin King. - Ukrinform.</text:p>
      <text:p text:style-name="P4">
Images: ["<text:a xlink:type="simple" xlink:href="https://static.ukrinform.com/photos/2023_04/thumb_files/630_360_1681554628-361.jpg" text:style-name="Internet_20_link" text:visited-style-name="Visited_20_Internet_20_Link">
630_360_16815...</text:a>
"]</text:p>
      <text:p text:style-name="P4">
Tags: ['Чехія', 'Теніс', 'Україна', 'Жінки']</text:p>
      <text:p text:style-name="P4">
Type: Article</text:p>
      <!--METADATA-->
      <text:p text:style-name="P4">
<draw:frame draw:style-name="fr1" draw:name="Image112" text:anchor-type="as-char" svg:width="6.9236in" svg:height="3.956343in" draw:z-index="0">
<draw:image xlink:href="../Images/yкринформ/2023-04-15T15-33-35-03-00/630_360_1681554628-361.jpg" xlink:type="simple" xlink:show="embed" xlink:actuate="onLoad" draw:mime-type="image/jpeg"/>
</draw:frame>
1: 3 was the overall account of the tennis match Ukraine - the Czech Republic in the qualification of the Billy Cup of Billy Gin King.</text:p>
      <text:p text:style-name="P4">
In the fourth duel on the court of Turkish city Antalya Katarina Zavatskaya(№261 WTA)lost Market Vndroushovo(82)- 3: 6, 4: 6, transmits Ukrinform.</text:p>
      <text:p text:style-name="P4">
The meeting lasted 1 hour 50 minutes.</text:p>
      <text:p text:style-name="P4">
The planned final, paired meeting of Lyudmila Kichenok/Diana Yastremska -Karolina Mukhova/Linda Noskov can now be interesting only from the point of view</text:p>
      <text:p text:style-name="P4">
As reported, Marta Kostyuk's first Game Day(83)Concerned - 2: 6, 1: 6, and Zavatska - the 12th "rackets" of the Krachikov world - 4: 6,3: 6.</text:p>
      <text:p text:style-name="P4">
Today, Kostyuk won a volitional victory over Krachikova - 3: 6, 6: 1, 6: 4.</text:p>
      <text:p text:style-name="P4">
<text:span text:style-name="T4">
 Read also: </text:span>
 <text:a xlink:type="simple" xlink:href="https://www.ukrinform.ua/rubric-sports/3696288-kostuk-peremogla-krejcikovu-i-skorotila-rahunok-u-matci-ukraina-cehia.html" text:style-name="Internet_20_link" text:visited-style-name="Visited_20_Internet_20_Link">
<text:span text:style-name="T4">
 Kostyuk </text:span>
</text:a>
Now the Czech Republic will play Billy Jinking in the world in early November, and Ukrainian tennis players will go to the playoffs of the tournament.</text:p>
      <text:p text:style-name="P4">
Photo: facebook.com/ukrainiantennisfederation.</text:p>
      <text:p text:style-name="P4">
News Source: <text:a xlink:type="simple" xlink:href="https://www.ukrinform.ua/rubric-sports/3696331-ukrainski-tenisistki-postupilisa-cehii-u-matci-kubka-billi-dzin-king.html" text:style-name="Internet_20_link" text:visited-style-name="Visited_20_Internet_20_Link">
https://www.ukrinform.ua/rubric-sports/3696331-ukrainski-tenisistki-postupilisa-cehii-u-matci-kubka-billi-dzin-king.html</text:a>
</text:p>
      <!--NEWS-->
      <text:h text:style-name="P10" text:outline-level="1">
<text:span text:style-name="T4">
The Ministry of Foreign Affairs calls Ukrainians to refrain from traveling to Sudan because of an unstable situation</text:span>
</text:h>
      <text:p text:style-name="P4">
Authors: Ukrinform (Person)</text:p>
      <text:p text:style-name="P4">
Publisher: Укринформ (Organization)</text:p>
      <text:p text:style-name="P4">
Published Time: 2023-04-15T15:36:04+03:00</text:p>
      <text:p text:style-name="P4">
Modified Time: 2023-04-15T15:36:04+03:00</text:p>
      <text:p text:style-name="P4">
Description: The Ministry of Foreign Affairs recommends that citizens of Ukraine refrain from traveling to Sudan due to exacerbation of the security situation in the capital of the country of Hartum. - Ukrinform.</text:p>
      <text:p text:style-name="P4">
Images: ["<text:a xlink:type="simple" xlink:href="https://static.ukrinform.com/photos/2020_09/thumb_files/630_360_1599543131-239.jpg" text:style-name="Internet_20_link" text:visited-style-name="Visited_20_Internet_20_Link">
630_360_15995...</text:a>
"]</text:p>
      <text:p text:style-name="P4">
Tags: ['МЗС', 'Судан', 'Україна']</text:p>
      <text:p text:style-name="P4">
Type: Article</text:p>
      <!--METADATA-->
      <text:p text:style-name="P4">
<draw:frame draw:style-name="fr1" draw:name="Image113" text:anchor-type="as-char" svg:width="6.9236in" svg:height="3.956343in" draw:z-index="0">
<draw:image xlink:href="../Images/yкринформ/2023-04-15T15-36-04-03-00/630_360_1599543131-239.jpg" xlink:type="simple" xlink:show="embed" xlink:actuate="onLoad" draw:mime-type="image/jpeg"/>
</draw:frame>
The Ministry of Foreign Affairs recommends that the citizens of Ukraine keep the receipt to Sudan due to the aggravation of the security situation in the capital of the country.</text:p>
      <text:p text:style-name="P4">
This is stated in a statement on <text:a xlink:type="simple" xlink:href="https://mfa.gov.ua/news/rekomendaciyi-gromadyanam-ukrayini-u-zvyazku-iz-zagostrennyam-bezpekovoyi-situaciyi-v-hartumi" text:style-name="Internet_20_link" text:visited-style-name="Visited_20_Internet_20_Link">
</text:a>
Foreign Ministry of Ukraine, reports Ukrinform.</text:p>
      <text:p text:style-name="P4">
"In connection with the exacerbation of the security situation in the capital of the Republic of Sudanmiste Khartum, we recommend that the citizens of Ukraine refrain from traveling from the country, and those who are there - to avoid visiting areas of Bilyaeaeroports, military bases and government quarter, remain in their places of residence," in the statement.</text:p>
      <text:p text:style-name="P4">
The Ministry of Foreign Affairs is recommended for Ukrainians in Sudan also to inform their data in Egyptian Egyptine: +20 100 00 396 48 or to the EMAIL: imb_eg@mfa.gov.ua, or the Poor Cons them to Ukraine in the Hartum: +249 91 230 2520.</text:p>
      <text:p text:style-name="P4">
<text:span text:style-name="T4">
 Read also: </text:span>
 <text:a xlink:type="simple" xlink:href="https://www.ukrinform.ua/rubric-world/3685340-order-dla-putina-so-vazlivo-znati-pro-mks-i-do-cogo-tut-eksprezident-sudanu.html" text:style-name="Internet_20_link" text:visited-style-name="Visited_20_Internet_20_Link">
<text:span text:style-name="T4">
 Sudan </text:span>
</text:a>
To receive help in the event of life or health, the emergence of other consular response, Ukrainians should be followed by the above contacts or to the "hotline" of the Ministry of Foreign Affairs of Ukraine: +380442381588 or to the emile.</text:p>
      <text:p text:style-name="P4">
As reported by Ukrinform, <text:a xlink:type="simple" xlink:href="https://www.ukrinform.ua/rubric-world/3696295-u-sudani-vidbuvautsa-zitknenna-miz-armieu-ta-silami-svidkogo-reaguvanna.html" text:style-name="Internet_20_link" text:visited-style-name="Visited_20_Internet_20_Link">
</text:a>
After a few days of tension between the country's army and other union structure, rapid response forces(RSF).</text:p>
      <text:p text:style-name="P4">
News Source: <text:a xlink:type="simple" xlink:href="https://www.ukrinform.ua/rubric-society/3696334-mzs-zaklikae-ukrainciv-utrimatisa-vid-poizdok-do-sudanu-cerez-nestabilnu-situaciu.html" text:style-name="Internet_20_link" text:visited-style-name="Visited_20_Internet_20_Link">
https://www.ukrinform.ua/rubric-society/3696334-mzs-zaklikae-ukrainciv-utrimatisa-vid-poizdok-do-sudanu-cerez-nestabilnu-situaciu.html</text:a>
</text:p>
      <!--NEWS-->
      <text:h text:style-name="P10" text:outline-level="1">
<text:span text:style-name="T4">
Prigogine hopes to benefit from Moscow's defeat in Ukraine - isw</text:span>
</text:h>
      <text:p text:style-name="P4">
Authors: Ukrinform (Person)</text:p>
      <text:p text:style-name="P4">
Publisher: Укринформ (Organization)</text:p>
      <text:p text:style-name="P4">
Published Time: 2023-04-15T15:44:00+03:00</text:p>
      <text:p text:style-name="P4">
Modified Time: 2023-04-15T15:44:00+03:00</text:p>
      <text:p text:style-name="P4">
Description: The owner of the Wagner terrorist group Yevgeny Prigogin believes that the counter -offensive of the Armed Forces will be successful, in this regard, he is preparing to use its consequences. - Ukrinform.</text:p>
      <text:p text:style-name="P4">
Images: ["<text:a xlink:type="simple" xlink:href="https://static.ukrinform.com/photos/2022_11/thumb_files/630_360_1668570305-546.jpg" text:style-name="Internet_20_link" text:visited-style-name="Visited_20_Internet_20_Link">
630_360_16685...</text:a>
"]</text:p>
      <text:p text:style-name="P4">
Tags: ['Кремль', 'Пригожин', 'Війна з росією', 'Контрнаступ']</text:p>
      <text:p text:style-name="P4">
Type: Article</text:p>
      <!--METADATA-->
      <text:p text:style-name="P4">
<draw:frame draw:style-name="fr1" draw:name="Image114" text:anchor-type="as-char" svg:width="6.9236in" svg:height="3.956343in" draw:z-index="0">
<draw:image xlink:href="../Images/yкринформ/2023-04-15T15-44-00-03-00/630_360_1668570305-546.jpg" xlink:type="simple" xlink:show="embed" xlink:actuate="onLoad" draw:mime-type="image/jpeg"/>
</draw:frame>
The owner of the terrorist group "Wagner" Yevgeny Prigogin believes that the counter -offensive of the Armed Forces will be successful, in this connection he is preparing to take advantage of its consequences.</text:p>
      <text:p text:style-name="P4">
According to Ukrinform, analysts of the American Institute of War reported it(Isw)In his <text:a xlink:type="simple" xlink:href="https://www.understandingwar.org/backgrounder/russian-offensive-campaign-assessment-april-14-2023" text:style-name="Internet_20_link" text:visited-style-name="Visited_20_Internet_20_Link">
</text:a>
On April 14, Prigogine published an essay in which he argued that Ukraine would be more successful than being defeated.</text:p>
      <text:p text:style-name="P4">
He accused the Kremlin elites and bureaucracy of the deliberate sabotage of Moscow's arguments in the war and warned that these "internal enemies" would push the Kremlin to "serious concessions."</text:p>
      <text:p text:style-name="P4">
<text:a xlink:type="simple" xlink:href="https://www.ukrinform.ua/tag-prigozin" text:style-name="Internet_20_link" text:visited-style-name="Visited_20_Internet_20_Link">
</text:a>
He claims that Russian military can stop hostilities now "despite current territorial achievements", since the Ukrainian state has been transformed, and the unoccupied Ukrainianazarase is politically opposed to the Kremlin. Prigogine stated that Russia should have a continuous struggle in Ukraine, though the conditions are difficult.</text:p>
      <text:p text:style-name="P4">
<text:span text:style-name="T4">
 Read also: </text:span>
 <text:a xlink:type="simple" xlink:href="https://www.ukrinform.ua/rubric-ato/3694850-rosiani-dosagli-okremih-uspihiv-na-bahmutskomu-napramku-viklucno-masnimi-sturmami-zsu.html" text:style-name="Internet_20_link" text:visited-style-name="Visited_20_Internet_20_Link">
</text:a>
As reported, <text:a xlink:type="simple" xlink:href="https://www.ukrinform.ua/rubric-vidbudova/3695557-rada-es-zaprovadila-sankcii-proti-pvk-vagner.html" text:style-name="Internet_20_link" text:visited-style-name="Visited_20_Internet_20_Link">
</text:a>
Against the Russian PEC "Wagner", which the Kremlin is actively involved in the aggressive war against Ukraine and for military operations abroad, in particular in Africa.</text:p>
      <text:p text:style-name="P4">
News Source: <text:a xlink:type="simple" xlink:href="https://www.ukrinform.ua/rubric-ato/3696340-prigozin-spodivaetsa-otrimati-vigodu-vid-porazki-moskvi-v-ukraini-isw.html" text:style-name="Internet_20_link" text:visited-style-name="Visited_20_Internet_20_Link">
https://www.ukrinform.ua/rubric-ato/3696340-prigozin-spodivaetsa-otrimati-vigodu-vid-porazki-moskvi-v-ukraini-isw.html</text:a>
</text:p>
      <!--NEWS-->
      <text:h text:style-name="P10" text:outline-level="1">
<text:span text:style-name="T4">
The Russians fired Kherson, two women were killed</text:span>
</text:h>
      <text:p text:style-name="P4">
Authors: Ukrinform (Person)</text:p>
      <text:p text:style-name="P4">
Publisher: Укринформ (Organization)</text:p>
      <text:p text:style-name="P4">
Published Time: 2023-04-15T15:49:15+03:00</text:p>
      <text:p text:style-name="P4">
Modified Time: 2023-04-15T15:49:15+03:00</text:p>
      <text:p text:style-name="P4">
Description: Two women were killed in Kherson as a result of enemy shelling.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Війна з росією']</text:p>
      <text:p text:style-name="P4">
Type: Article</text:p>
      <!--METADATA-->
      <text:p text:style-name="P4">
<draw:frame draw:style-name="fr1" draw:name="Image115" text:anchor-type="as-char" svg:width="6.9236in" svg:height="3.948443in" draw:z-index="0">
<draw:image xlink:href="../Images/yкринформ/2023-04-15T15-49-15-03-00/630_360_1538997483-946.jpg" xlink:type="simple" xlink:show="embed" xlink:actuate="onLoad" draw:mime-type="image/jpeg"/>
</draw:frame>
The Khersonians have two women killed in hostile shelling.</text:p>
      <text:p text:style-name="P4">
According to Ukrinform, the head of the office of the Head of State Andriy Yermada reported in <text:a xlink:type="simple" xlink:href="https://t.me/ermaka2022/2450" text:style-name="Internet_20_link" text:visited-style-name="Visited_20_Internet_20_Link">
</text:a>
“As a result of <text:a xlink:type="simple" xlink:href="https://www.ukrinform.ua/tag-obstril" text:style-name="Internet_20_link" text:visited-style-name="Visited_20_Internet_20_Link">
</text:a>
Kherson Russians have killed two women. They received mine -explosive injuries, incompatible with life, ”he said.</text:p>
      <text:p text:style-name="P4">
<text:span text:style-name="T4">
 Read also: </text:span>
 <text:a xlink:type="simple" xlink:href="https://www.ukrinform.ua/rubric-regions/3696160-vijska-rf-za-dobu-96-raziv-obstrilali-hersonsinu-vosmero-poranenih.html" text:style-name="Internet_20_link" text:visited-style-name="Visited_20_Internet_20_Link">
<text:span text:style-name="T4">
 Hhersonshch </text:span>
</text:a>
As reported by Ukrinform, in <text:a xlink:type="simple" xlink:href="https://www.ukrinform.ua/rubric-regions/3696235-na-hersonsini-rosiani-za-dopomogou-droniv-atakuvali-policejskih-u-dvoh-mistah.html" text:style-name="Internet_20_link" text:visited-style-name="Visited_20_Internet_20_Link">
</text:a>
 <text:a xlink:type="simple" xlink:href="https://www.ukrinform.ua/rubric-regions/3696235-na-hersonsini-rosiani-za-dopomogou-droniv-atakuvali-policejskih-u-dvoh-mistah.html" text:style-name="Internet_20_link" text:visited-style-name="Visited_20_Internet_20_Link">
 </text:a>
With the help of drones attacked police officers, there are wounded.</text:p>
      <text:p text:style-name="P4">
News Source: <text:a xlink:type="simple" xlink:href="https://www.ukrinform.ua/rubric-ato/3696341-rosiani-obstrilali-herson-zaginuli-dvi-zinki.html" text:style-name="Internet_20_link" text:visited-style-name="Visited_20_Internet_20_Link">
https://www.ukrinform.ua/rubric-ato/3696341-rosiani-obstrilali-herson-zaginuli-dvi-zinki.html</text:a>
</text:p>
      <!--NEWS-->
      <text:h text:style-name="P10" text:outline-level="1">
<text:span text:style-name="T4">
In Jerusalem a graceful fire came down</text:span>
</text:h>
      <text:p text:style-name="P4">
Authors: Ukrinform (Person)</text:p>
      <text:p text:style-name="P4">
Publisher: Укринформ (Organization)</text:p>
      <text:p text:style-name="P4">
Published Time: 2023-04-15T15:50:00+03:00</text:p>
      <text:p text:style-name="P4">
Modified Time: 2023-04-15T15:50:00+03:00</text:p>
      <text:p text:style-name="P4">
Description: On Saturday, April 15, on the eve of the Orthodox Easter, a fertile fire came in the temple of the Holy Sepulcher in Jerusalem. - Ukrinform.</text:p>
      <text:p text:style-name="P4">
Images: ["<text:a xlink:type="simple" xlink:href="https://static.ukrinform.com/photos/2023_04/thumb_files/630_360_1681563078-754.jpg" text:style-name="Internet_20_link" text:visited-style-name="Visited_20_Internet_20_Link">
630_360_16815...</text:a>
"]</text:p>
      <text:p text:style-name="P4">
Tags: ['Єрусалим', 'Великдень', 'Благодатний вогонь']</text:p>
      <text:p text:style-name="P4">
Type: Article</text:p>
      <!--METADATA-->
      <text:p text:style-name="P4">
<draw:frame draw:style-name="fr1" draw:name="Image116" text:anchor-type="as-char" svg:width="6.9236in" svg:height="3.956343in" draw:z-index="0">
<draw:image xlink:href="../Images/yкринформ/2023-04-15T15-50-00-03-00/630_360_1681563078-754.jpg" xlink:type="simple" xlink:show="embed" xlink:actuate="onLoad" draw:mime-type="image/jpeg"/>
</draw:frame>
On Saturday, April 15, on the eve of the Orthodox Easter, a fertile fire came in the temple of the Holy Sepulcher of the Lord Verusalem.</text:p>
      <text:p text:style-name="P4">
About it reports Ukrinform, who led online broadcasting on <text:a xlink:type="simple" xlink:href="https://www.youtube.com/watch" text:style-name="Internet_20_link" text:visited-style-name="Visited_20_Internet_20_Link">
</text:a>
Graceful fire - the name of fire in Orthodoxy in the Easter ceremony of inflamed candles from the grave of the Lord(Kuvukliya)in the temple of Jerusalem.</text:p>
      <text:p text:style-name="P4">
The ceremony is held on a great Saturday jointly by the Greek Jerusalem Orthodox Patriarchate and the Patriarchate of the Armenian Apostolic Church. It symbolizes the way out of the light of the light of the true, that is <text:a xlink:type="simple" xlink:href="https://www.ukrinform.ua/tag-velikden" text:style-name="Internet_20_link" text:visited-style-name="Visited_20_Internet_20_Link">
</text:a>
The ascent ceremony begins with the procession of priests of the Jerusalem Orthodox Church, the Armenian Apostolic Church, the Syrian and Coptic churches.</text:p>
      <text:p text:style-name="P4">
<text:span text:style-name="T4">
 Read also: </text:span>
 <text:a xlink:type="simple" xlink:href="https://www.ukrinform.ua/rubric-society/3695834-sbu-zaklikae-ukrainciv-ne-vidviduvati-masovih-zibran-na-velikden.html" text:style-name="Internet_20_link" text:visited-style-name="Visited_20_Internet_20_Link">
<text:span text:style-name="T4">
 Easter </text:span>
</text:a>
Candles and lamps lit near the temple in Jerusalem, the Orthodox dioceses will spread further around the world.</text:p>
      <text:p text:style-name="P4">
This year, the Israeli police limited the presence of believers in the temple, and the Bily Aprkva <text:a xlink:type="simple" xlink:href="https://www.timesofisrael.com/christians-flock-to-jerusalem-holy-fire-ritual-scuffles-with-police-over-crowd-size/" text:style-name="Internet_20_link" text:visited-style-name="Visited_20_Internet_20_Link">
</text:a>
As you know, there was still no case that the fertile fire would not go down. The ceremony that precedes this event is always the same. Other candles and lamps are littered from the main lamp, some of the aircraft are delivered to other countries.</text:p>
      <text:p text:style-name="P4">
News Source: <text:a xlink:type="simple" xlink:href="https://www.ukrinform.ua/rubric-world/3696343-v-erusalimi-zijsov-blagodatnij-vogon.html" text:style-name="Internet_20_link" text:visited-style-name="Visited_20_Internet_20_Link">
https://www.ukrinform.ua/rubric-world/3696343-v-erusalimi-zijsov-blagodatnij-vogon.html</text:a>
</text:p>
      <!--NEWS-->
      <text:h text:style-name="P10" text:outline-level="1">
<text:span text:style-name="T4">
National multi -enthusiastic test abroad can be made in 45 cities</text:span>
</text:h>
      <text:p text:style-name="P4">
Authors: Ukrinform (Person)</text:p>
      <text:p text:style-name="P4">
Publisher: Укринформ (Organization)</text:p>
      <text:p text:style-name="P4">
Published Time: 2023-04-15T15:56:53+03:00</text:p>
      <text:p text:style-name="P4">
Modified Time: 2023-04-15T15:56:53+03:00</text:p>
      <text:p text:style-name="P4">
Description: The list of foreign cities offered for participants of the national multi-enthusiasm was expanded to 45. - Ukrinform.</text:p>
      <text:p text:style-name="P4">
Images: ["<text:a xlink:type="simple" xlink:href="https://static.ukrinform.com/photos/2020_09/thumb_files/630_360_1600841893-478.jpg" text:style-name="Internet_20_link" text:visited-style-name="Visited_20_Internet_20_Link">
630_360_16008...</text:a>
"]</text:p>
      <text:p text:style-name="P4">
Tags: ['Освіта', 'Абітурієнти', 'Мультипредметний тест']</text:p>
      <text:p text:style-name="P4">
Type: Article</text:p>
      <!--METADATA-->
      <text:p text:style-name="P4">
<draw:frame draw:style-name="fr1" draw:name="Image117" text:anchor-type="as-char" svg:width="6.9236in" svg:height="3.956343in" draw:z-index="0">
<draw:image xlink:href="../Images/yкринформ/2023-04-15T15-56-53-03-00/630_360_1600841893-478.jpg" xlink:type="simple" xlink:show="embed" xlink:actuate="onLoad" draw:mime-type="image/jpeg"/>
</draw:frame>
The list of law cities offered for participants of the national multi-subject test was expanded to 45.</text:p>
      <text:p text:style-name="P4">
As Ukrinform reports, it reports <text:a xlink:type="simple" xlink:href="https://testportal.gov.ua/nmt-2023-za-kordonom-rozshyreno-perelik-mist-krayin/" text:style-name="Internet_20_link" text:visited-style-name="Visited_20_Internet_20_Link">
</text:a>
"Earlier, we reported that the list of foreign cities offered for the concentration participants of the NMT is not final, because negotiations with individual institutions / organizations are still ongoing," - said in the UCEA and added that this week the agreement was reached with representatives of Bern(Switzerland), Bratislava(Slovakia), Chisinau(Moldova)and Rotterdam(Netherlands).</text:p>
      <text:p text:style-name="P4">
Якщо особа вже створила персональний кабінет і вибрала із запропонованогопереліку менш зручний для доїзду населений пункт, а тепер з’явилася більшзручна локація, — вона може після отримання сертифіката до 7 травня 2023 рокузмінити реєстраційні дані.</text:p>
      <text:p text:style-name="P4">
Попри те, що перелік міст для проходження НМТ розширено, є обмеження щодокількості місць у спеціально обладнаних комп’ютерних центрах, запропонованихзакордонними партнерами.</text:p>
      <text:p text:style-name="P4">
<text:span text:style-name="T4">
Читайте також:</text:span>
 <text:a xlink:type="simple" xlink:href="https://www.ukrinform.ua/rubric-society/3693237-de-mozna-sklasti-multipredmetnij-test-minosviti-rozsirilo-perelik-krain.html" text:style-name="Internet_20_link" text:visited-style-name="Visited_20_Internet_20_Link">
 <text:span text:style-name="T4">
мультипред</text:span>
 </text:a>
“Therefore, in the case of exhaustion in a certain city, it will be inaccessible to the selection. Keep in mind that in some cities / countries, testing will be conducted during an additional session. We advise you not to delay the registration, ”the UCEA was pressed.</text:p>
      <text:p text:style-name="P4">
As reported by Ukrinform, April 3 <text:a xlink:type="simple" xlink:href="https://www.ukrinform.ua/rubric-society/3690762-vstup-2023-rozpocalasa-reestracia-dla-ucasti-u-multipredmetnomu-testi.html" text:style-name="Internet_20_link" text:visited-style-name="Visited_20_Internet_20_Link">
</text:a>
 <text:a xlink:type="simple" xlink:href="https://www.ukrinform.ua/rubric-society/3690762-vstup-2023-rozpocalasa-reestracia-dla-ucasti-u-multipredmetnomu-testi.html" text:style-name="Internet_20_link" text:visited-style-name="Visited_20_Internet_20_Link">
 </text:a>
To participate in the national multi -enthusiasm.</text:p>
      <text:p text:style-name="P4">
News Source: <text:a xlink:type="simple" xlink:href="https://www.ukrinform.ua/rubric-society/3696345-nacionalnij-multipredmetnij-test-za-kordonom-mozna-sklasti-u-45-mistah.html" text:style-name="Internet_20_link" text:visited-style-name="Visited_20_Internet_20_Link">
https://www.ukrinform.ua/rubric-society/3696345-nacionalnij-multipredmetnij-test-za-kordonom-mozna-sklasti-u-45-mistah.html</text:a>
</text:p>
      <!--NEWS-->
      <text:h text:style-name="P10" text:outline-level="1">
<text:span text:style-name="T4">
The Armed Forces destroyed the latest Russian T-90 Tank "Breakthrough"</text:span>
</text:h>
      <text:p text:style-name="P4">
Authors: Ukrinform (Person)</text:p>
      <text:p text:style-name="P4">
Publisher: Укринформ (Organization)</text:p>
      <text:p text:style-name="P4">
Published Time: 2023-04-15T16:04:00+03:00</text:p>
      <text:p text:style-name="P4">
Modified Time: 2023-04-15T16:04:00+03:00</text:p>
      <text:p text:style-name="P4">
Description: In the Limano-Kupyansk direction of the Armed Forces destroyed the latest Russian T-90 "Breakthrough". - Ukrinform.</text:p>
      <text:p text:style-name="P4">
Images: ["<text:a xlink:type="simple" xlink:href="https://static.ukrinform.com/photos/2016_08/thumb_files/630_360_1472548826-6528.jpg" text:style-name="Internet_20_link" text:visited-style-name="Visited_20_Internet_20_Link">
630_360_14725...</text:a>
"]</text:p>
      <text:p text:style-name="P4">
Tags: ['Танк', 'ЗСУ', 'Війна з росією']</text:p>
      <text:p text:style-name="P4">
Type: Article</text:p>
      <!--METADATA-->
      <text:p text:style-name="P4">
<draw:frame draw:style-name="fr1" draw:name="Image118" text:anchor-type="as-char" svg:width="6.9236in" svg:height="3.956343in" draw:z-index="0">
<draw:image xlink:href="../Images/yкринформ/2023-04-15T16-04-00-03-00/630_360_1472548826-6528.jpg" xlink:type="simple" xlink:show="embed" xlink:actuate="onLoad" draw:mime-type="image/jpeg"/>
</draw:frame>
The Naliano-Kupyansky direction of the Armed Forces destroyed the latest Russian T-90 Tank "Breakthrough".</text:p>
      <text:p text:style-name="P4">
As Ukrinform reports, this has reported <text:a xlink:type="simple" xlink:href="https://t.me/luhanskaVTSA/9871" text:style-name="Internet_20_link" text:visited-style-name="Visited_20_Internet_20_Link">
</text:a>
Influour to the spokesman of the Eastern group of the Armed Forces of the Armed Forces of Ukraine Sergey Cherevatov.</text:p>
      <text:p text:style-name="P4">
"In addition to the T-90 tank, the BMP-1 enemy was destroyed on this front of the front, which were removed by the floor, as well as an artillery tractor," the Cherevaty informed.</text:p>
      <text:p text:style-name="P4">
As noted, the newest Russian <text:a xlink:type="simple" xlink:href="https://www.ukrinform.ua/tag-tank" text:style-name="Internet_20_link" text:visited-style-name="Visited_20_Internet_20_Link">
</text:a>
The T-90 "Break" was destroyed by the Ukrainian military in the Limano-Kupyansk direction.</text:p>
      <text:p text:style-name="P4">
Over the past day, the enemy fired at Ukrainian positions from the jet artillery 307 times.</text:p>
      <text:p text:style-name="P4">
As it is noted, as a result of the battleships of 12 invaders were killed, 44 suffered.</text:p>
      <text:p text:style-name="P4">
*!(https://www.ukrinform.ua/rubric-ato/3696155-zsu-znisili-vze-181-550-rosijskih-zagarbnikiv.html)As  <text:a xlink:type="simple" xlink:href="https://www.ukrinform.ua/rubric-ato/3696140-sili-oboroni-za-dobu-vidbili-56-vorozih-atak.html" text:style-name="Internet_20_link" text:visited-style-name="Visited_20_Internet_20_Link">
 </text:a>
Ukrinform, the enemy continues to concentrate the main arrays on leading offensive actions in Liman, Bakhmut, Avdiiv and Mariinsky directions, where in the past 24 hours the forces of defense reflected 56 hostilities. And during the last day the enemy was unsuccessful in the last day near the settlements of Dibrova and Bigorivka. The artillery shelling was suffered by Novoselivskoye, Stelmakhivka, Nevsky, Bigorivka of Lugansk region and Torke, Dibrova and disputed Donetsk region.</text:p>
      <text:p text:style-name="P4">
News Source: <text:a xlink:type="simple" xlink:href="https://www.ukrinform.ua/rubric-ato/3696344-zsu-znisili-novitnij-rosijskij-tank-t90-proriv.html" text:style-name="Internet_20_link" text:visited-style-name="Visited_20_Internet_20_Link">
https://www.ukrinform.ua/rubric-ato/3696344-zsu-znisili-novitnij-rosijskij-tank-t90-proriv.html</text:a>
</text:p>
      <!--NEWS-->
      <text:h text:style-name="P10" text:outline-level="1">
<text:span text:style-name="T4">
Five Ukrainians will be judged in Russia for terrorism</text:span>
</text:h>
      <text:p text:style-name="P4">
Authors: Ukrinform (Person)</text:p>
      <text:p text:style-name="P4">
Publisher: Укринформ (Organization)</text:p>
      <text:p text:style-name="P4">
Published Time: 2023-04-15T16:06:00+03:00</text:p>
      <text:p text:style-name="P4">
Modified Time: 2023-04-15T16:06:00+03:00</text:p>
      <text:p text:style-name="P4">
Description: Five Ukrainians will stand before the Russian court on charges of participating in a terrorist group. - Ukrinform.</text:p>
      <text:p text:style-name="P4">
Images: ["<text:a xlink:type="simple" xlink:href="https://static.ukrinform.com/photos/2017_12/thumb_files/630_360_1514287189-3302.jpg" text:style-name="Internet_20_link" text:visited-style-name="Visited_20_Internet_20_Link">
630_360_15142...</text:a>
"]</text:p>
      <text:p text:style-name="P4">
Tags: ['Суд', 'Тероризм', 'росія']</text:p>
      <text:p text:style-name="P4">
Type: Article</text:p>
      <!--METADATA-->
      <text:p text:style-name="P4">
<draw:frame draw:style-name="fr1" draw:name="Image119" text:anchor-type="as-char" svg:width="6.9236in" svg:height="3.956343in" draw:z-index="0">
<draw:image xlink:href="../Images/yкринформ/2023-04-15T16-06-00-03-00/630_360_1514287189-3302.jpg" xlink:type="simple" xlink:show="embed" xlink:actuate="onLoad" draw:mime-type="image/jpeg"/>
</draw:frame>
Five Ukrainians will stand before the Russian court on charges of participating in an uterine group.</text:p>
      <text:p text:style-name="P4">
As Ukrinform reports, it reports <text:a xlink:type="simple" xlink:href="https://news.sky.com/story/ukraine-war-latest-putins-attempt-to-stop-draft-dodgers-shows-russias-longer-term-approach-nine-killed-in-rocket-attack-12541713" text:style-name="Internet_20_link" text:visited-style-name="Visited_20_Internet_20_Link">
</text:a>
As noted, people whose persons were not installed were transported with the occupied Rosia Melitopol to the Crimea.</text:p>
      <text:p text:style-name="P4">
From there, they were transferred to the Moscow Shizo "Lefortovo".</text:p>
      <text:p text:style-name="P4">
Ukrainians are accused of planning explosions in the locations of the Russian and humanitarian aid.</text:p>
      <text:p text:style-name="P4">
<text:span text:style-name="T4">
 Read also: </text:span>
 <text:a xlink:type="simple" xlink:href="https://www.ukrinform.ua/rubric-crimea/3694833-rosijskij-sud-na-tri-misaci-prodovziv-arest-cotirom-krimskim-tataram.html" text:style-name="Internet_20_link" text:visited-style-name="Visited_20_Internet_20_Link">
<text:span text:style-name="T4">
 Russian </text:span>
 <text:span text:style-name="T4">
 </text:span>
 court **</text:a>
According to Russian state media, security forces found an explosive in a car owned by one of the suspects. In addition, weapons repositories, ammunition grenades were allegedly found in cellars, garages, as well as under the heaping and tombstones in the cemeteries.</text:p>
      <text:p text:style-name="P4">
As reported by Ukrinform, in absentia <text:a xlink:type="simple" xlink:href="https://www.ukrinform.ua/tag-sud" text:style-name="Internet_20_link" text:visited-style-name="Visited_20_Internet_20_Link">
</text:a>
Lieutenant General of the Russian Federation, who ordered the firing of civilians in the Udantian region and managed the storming of Azovstal.</text:p>
      <text:p text:style-name="P4">
News Source: <text:a xlink:type="simple" xlink:href="https://www.ukrinform.ua/rubric-world/3696347-u-rosii-suditimut-patoh-ukrainciv-za-terorizm.html" text:style-name="Internet_20_link" text:visited-style-name="Visited_20_Internet_20_Link">
https://www.ukrinform.ua/rubric-world/3696347-u-rosii-suditimut-patoh-ukrainciv-za-terorizm.html</text:a>
</text:p>
      <!--NEWS-->
      <text:h text:style-name="P10" text:outline-level="1">
<text:span text:style-name="T4">
Vygovsky presented specialization to the operatives of criminal investigation for a professional holiday</text:span>
</text:h>
      <text:p text:style-name="P4">
Authors: Ukrinform (Person)</text:p>
      <text:p text:style-name="P4">
Publisher: Укринформ (Organization)</text:p>
      <text:p text:style-name="P4">
Published Time: 2023-04-15T16:12:02+03:00</text:p>
      <text:p text:style-name="P4">
Modified Time: 2023-04-15T16:12:02+03:00</text:p>
      <text:p text:style-name="P4">
Description: Temporarily Acting Head of the National Police of Ukraine Ivan Vygovsky presented special titles to the investigators of the criminal investigation persons on the occasion of their professional holiday. - Ukrinform.</text:p>
      <text:p text:style-name="P4">
Images: ["<text:a xlink:type="simple" xlink:href="https://static.ukrinform.com/photos/2023_04/thumb_files/630_360_1681564105-871.jpg" text:style-name="Internet_20_link" text:visited-style-name="Visited_20_Internet_20_Link">
630_360_16815...</text:a>
", "<text:a xlink:type="simple" xlink:href="https://static.ukrinform.com/photos/2023_04/thumb_files/630_360_1681564256-2072.jpeg" text:style-name="Internet_20_link" text:visited-style-name="Visited_20_Internet_20_Link">
630_360_16815...</text:a>
", "<text:a xlink:type="simple" xlink:href="https://static.ukrinform.com/photos/2023_04/thumb_files/630_360_1681564255-9844.jpeg" text:style-name="Internet_20_link" text:visited-style-name="Visited_20_Internet_20_Link">
630_360_16815...</text:a>
", "<text:a xlink:type="simple" xlink:href="https://static.ukrinform.com/photos/2023_04/thumb_files/630_360_1681564257-6851.jpeg" text:style-name="Internet_20_link" text:visited-style-name="Visited_20_Internet_20_Link">
630_360_16815...</text:a>
", "<text:a xlink:type="simple" xlink:href="https://static.ukrinform.com/photos/2023_04/thumb_files/630_360_1681564257-9676.jpeg" text:style-name="Internet_20_link" text:visited-style-name="Visited_20_Internet_20_Link">
630_360_16815...</text:a>
", "<text:a xlink:type="simple" xlink:href="https://static.ukrinform.com/photos/2023_04/thumb_files/630_360_1681564257-2374.jpeg" text:style-name="Internet_20_link" text:visited-style-name="Visited_20_Internet_20_Link">
630_360_16815...</text:a>
", "<text:a xlink:type="simple" xlink:href="https://static.ukrinform.com/photos/2023_04/thumb_files/630_360_1681564257-8323.jpeg" text:style-name="Internet_20_link" text:visited-style-name="Visited_20_Internet_20_Link">
630_360_16815...</text:a>
", "<text:a xlink:type="simple" xlink:href="https://static.ukrinform.com/photos/2023_04/thumb_files/630_360_1681564257-6829.jpeg" text:style-name="Internet_20_link" text:visited-style-name="Visited_20_Internet_20_Link">
630_360_16815...</text:a>
"]</text:p>
      <text:p text:style-name="P4">
Tags: ['Поліція', 'Свято', 'Звання']</text:p>
      <text:p text:style-name="P4">
Type: Article</text:p>
      <!--METADATA-->
      <text:p text:style-name="P4">
<draw:frame draw:style-name="fr1" draw:name="Image120" text:anchor-type="as-char" svg:width="6.9236in" svg:height="3.956343in" draw:z-index="0">
<draw:image xlink:href="../Images/yкринформ/2023-04-15T16-12-02-03-00/630_360_1681564105-871.jpg" xlink:type="simple" xlink:show="embed" xlink:actuate="onLoad" draw:mime-type="image/jpeg"/>
</draw:frame>
The temporary executive of the head of the National Police of Ukraine Ivan Vygovsky has ordered the operatives of criminal investigation special titles on the occasion of their professional holiday.</text:p>
      <text:p text:style-name="P4">
This was informed about <text:a xlink:type="simple" xlink:href="https://www.npu.gov.ua/news/ivan-vyhivskyi-vruchyv-spetsialni-zvannia-operatyvnykam-karnoho-rozshuku" text:style-name="Internet_20_link" text:visited-style-name="Visited_20_Internet_20_Link">
</text:a>
, reports Ukrinform.</text:p>
      <text:p text:style-name="P4">
"Police, who are at the forefront of the struggle with a currency, noted today, on the day of criminal investigation," - said the news.</text:p>
      <text:p text:style-name="P4">
For his part, T.V. The head of the NPU stated that these employees now do not leave the internal front, but also oppose the external enemy.</text:p>
      <text:p text:style-name="P4">
“But after our victory, there will be new challenges that will demand from everyone of the greater focus and responsibility. Therefore, your professional tamorial qualities will be the key to successful fulfillment of all tasks. Today we thank the veterans of the service and honor the memory of mentors who were for example, ”Vygovsky said.</text:p>
      <text:p text:style-name="P4">
<draw:frame draw:style-name="fr1" draw:name="Image121" text:anchor-type="as-char" svg:width="6.9236in" svg:height="3.956343in" draw:z-index="0">
<draw:image xlink:href="../Images/yкринформ/2023-04-15T16-12-02-03-00/630_360_1681564256-2072.jpeg" xlink:type="simple" xlink:show="embed" xlink:actuate="onLoad" draw:mime-type="image/jpeg"/>
</draw:frame>
Vygovsky presented specialization to the operatives of the criminal investigation department for professional holidays / Photo: National Police <text:a xlink:type="simple" xlink:href="https://static.ukrinform.com/photos/2023_04/1681564256-2072.jpeg" text:style-name="Internet_20_link" text:visited-style-name="Visited_20_Internet_20_Link">
<draw:frame draw:style-name="fr1" draw:name="Image122" text:anchor-type="as-char" svg:width="6.9236in" svg:height="3.956343in" draw:z-index="0">
<draw:image xlink:href="../Images/yкринформ/2023-04-15T16-12-02-03-00/630_360_1681564256-2072.jpeg" xlink:type="simple" xlink:show="embed" xlink:actuate="onLoad" draw:mime-type="image/jpeg"/>
</draw:frame>
</text:a>
 <text:a xlink:type="simple" xlink:href="https://static.ukrinform.com/photos/2023_04/1681564255-9844.jpeg" text:style-name="Internet_20_link" text:visited-style-name="Visited_20_Internet_20_Link">
<draw:frame draw:style-name="fr1" draw:name="Image123" text:anchor-type="as-char" svg:width="6.9236in" svg:height="3.956343in" draw:z-index="0">
<draw:image xlink:href="../Images/yкринформ/2023-04-15T16-12-02-03-00/630_360_1681564255-9844.jpeg" xlink:type="simple" xlink:show="embed" xlink:actuate="onLoad" draw:mime-type="image/jpeg"/>
</draw:frame>
</text:a>
 <text:a xlink:type="simple" xlink:href="https://static.ukrinform.com/photos/2023_04/1681564257-6851.jpeg" text:style-name="Internet_20_link" text:visited-style-name="Visited_20_Internet_20_Link">
<draw:frame draw:style-name="fr1" draw:name="Image124" text:anchor-type="as-char" svg:width="6.9236in" svg:height="3.956343in" draw:z-index="0">
<draw:image xlink:href="../Images/yкринформ/2023-04-15T16-12-02-03-00/630_360_1681564257-6851.jpeg" xlink:type="simple" xlink:show="embed" xlink:actuate="onLoad" draw:mime-type="image/jpeg"/>
</draw:frame>
</text:a>
 <text:a xlink:type="simple" xlink:href="https://static.ukrinform.com/photos/2023_04/1681564257-9676.jpeg" text:style-name="Internet_20_link" text:visited-style-name="Visited_20_Internet_20_Link">
<draw:frame draw:style-name="fr1" draw:name="Image125" text:anchor-type="as-char" svg:width="6.9236in" svg:height="3.956343in" draw:z-index="0">
<draw:image xlink:href="../Images/yкринформ/2023-04-15T16-12-02-03-00/630_360_1681564257-9676.jpeg" xlink:type="simple" xlink:show="embed" xlink:actuate="onLoad" draw:mime-type="image/jpeg"/>
</draw:frame>
</text:a>
 <text:a xlink:type="simple" xlink:href="https://static.ukrinform.com/photos/2023_04/1681564257-2374.jpeg" text:style-name="Internet_20_link" text:visited-style-name="Visited_20_Internet_20_Link">
<draw:frame draw:style-name="fr1" draw:name="Image126" text:anchor-type="as-char" svg:width="6.9236in" svg:height="3.956343in" draw:z-index="0">
<draw:image xlink:href="../Images/yкринформ/2023-04-15T16-12-02-03-00/630_360_1681564257-2374.jpeg" xlink:type="simple" xlink:show="embed" xlink:actuate="onLoad" draw:mime-type="image/jpeg"/>
</draw:frame>
</text:a>
 <text:a xlink:type="simple" xlink:href="https://static.ukrinform.com/photos/2023_04/1681564257-8323.jpeg" text:style-name="Internet_20_link" text:visited-style-name="Visited_20_Internet_20_Link">
<draw:frame draw:style-name="fr1" draw:name="Image127" text:anchor-type="as-char" svg:width="6.9236in" svg:height="3.956343in" draw:z-index="0">
<draw:image xlink:href="../Images/yкринформ/2023-04-15T16-12-02-03-00/630_360_1681564257-8323.jpeg" xlink:type="simple" xlink:show="embed" xlink:actuate="onLoad" draw:mime-type="image/jpeg"/>
</draw:frame>
</text:a>
 <text:a xlink:type="simple" xlink:href="https://static.ukrinform.com/photos/2023_04/1681564257-6829.jpeg" text:style-name="Internet_20_link" text:visited-style-name="Visited_20_Internet_20_Link">
<draw:frame draw:style-name="fr1" draw:name="Image128" text:anchor-type="as-char" svg:width="6.9236in" svg:height="3.956343in" draw:z-index="0">
<draw:image xlink:href="../Images/yкринформ/2023-04-15T16-12-02-03-00/630_360_1681564257-6829.jpeg" xlink:type="simple" xlink:show="embed" xlink:actuate="onLoad" draw:mime-type="image/jpeg"/>
</draw:frame>
</text:a>
<text:span text:style-name="T4">
 Read also: </text:span>
 <text:a xlink:type="simple" xlink:href="https://www.ukrinform.ua/rubric-society/3695536-zelenskij-vruciv-nagorodi-predstavnikam-oboronnopromislovogo-kompleksu.html" text:style-name="Internet_20_link" text:visited-style-name="Visited_20_Internet_20_Link">
<text:span text:style-name="T4">
 presented </text:span>
</text:a>
</text:p>
      <text:p text:style-name="P4">
In Ukraine, April 15 celebrates the professional holiday of the workers of the criminal investigation.</text:p>
      <text:p text:style-name="P4">
News Source: <text:a xlink:type="simple" xlink:href="https://www.ukrinform.ua/rubric-society/3696349-vigivskij-vruciv-speczvanna-operativnikam-karnogo-rozsuku-do-profesijnogo-svata.html" text:style-name="Internet_20_link" text:visited-style-name="Visited_20_Internet_20_Link">
https://www.ukrinform.ua/rubric-society/3696349-vigivskij-vruciv-speczvanna-operativnikam-karnogo-rozsuku-do-profesijnogo-svata.html</text:a>
</text:p>
      <!--NEWS-->
      <text:h text:style-name="P10" text:outline-level="1">
<text:span text:style-name="T4">
In Dnipropetrovsk and Donetsk, light returned 11,000 families</text:span>
</text:h>
      <text:p text:style-name="P4">
Authors: Ukrinform (Person)</text:p>
      <text:p text:style-name="P4">
Publisher: Укринформ (Organization)</text:p>
      <text:p text:style-name="P4">
Published Time: 2023-04-15T16:15:26+03:00</text:p>
      <text:p text:style-name="P4">
Modified Time: 2023-04-15T16:15:26+03:00</text:p>
      <text:p text:style-name="P4">
Description: In the Dnipropetrovsk and Donetsk regions of electricity supply, 11 thousand families were returned. - Ukrinform.</text:p>
      <text:p text:style-name="P4">
Images: ["<text:a xlink:type="simple" xlink:href="https://static.ukrinform.com/photos/2022_12/thumb_files/630_360_1671100904-294.jpg" text:style-name="Internet_20_link" text:visited-style-name="Visited_20_Internet_20_Link">
630_360_16711...</text:a>
"]</text:p>
      <text:p text:style-name="P4">
Tags: ['Дніпропетровщина', 'Донеччина', 'Електропостачання']</text:p>
      <text:p text:style-name="P4">
Type: Article</text:p>
      <!--METADATA-->
      <text:p text:style-name="P4">
<draw:frame draw:style-name="fr1" draw:name="Image129" text:anchor-type="as-char" svg:width="6.9236in" svg:height="3.956343in" draw:z-index="0">
<draw:image xlink:href="../Images/yкринформ/2023-04-15T16-15-26-03-00/630_360_1671100904-294.jpg" xlink:type="simple" xlink:show="embed" xlink:actuate="onLoad" draw:mime-type="image/jpeg"/>
</draw:frame>
The Udnipropetrovsk and Donetsk regions of electricity supply have returned 11 thousandamrodins.</text:p>
      <text:p text:style-name="P4">
According to Ukrinform, DTEK reports in <text:a xlink:type="simple" xlink:href="https://t.me/dtek_ua/458" text:style-name="Internet_20_link" text:visited-style-name="Visited_20_Internet_20_Link">
</text:a>
"As a result of hostilities in Donetsk and Dnipropetrovsk region, the victim of the voice equipment. However, DTEK's energy engineers have managed to quickly repair the harmful energy objects," the statement reads.</text:p>
      <text:p text:style-name="P4">
In two days, experts have restored <text:a xlink:type="simple" xlink:href="https://www.ukrinform.ua/tag-elektropostacanna" text:style-name="Internet_20_link" text:visited-style-name="Visited_20_Internet_20_Link">
</text:a>
In 30 settlements, almost 11 thousand families were returned.</text:p>
      <text:p text:style-name="P4">
<text:span text:style-name="T4">
 Read also: </text:span>
 <text:a xlink:type="simple" xlink:href="https://www.ukrinform.ua/rubric-regions/3696246-na-doneccini-vorog-poskodiv-korpusi-nepracuucoi-psihlikarni-u-kostantinivci.html" text:style-name="Internet_20_link" text:visited-style-name="Visited_20_Internet_20_Link">
<text:span text:style-name="T4">
 Donetsk </text:span>
</text:a>
According to Ukrinform, according to the General Staff of the Armed Forces, last day <text:a xlink:type="simple" xlink:href="https://www.ukrinform.ua/rubric-ato/3696140-sili-oboroni-za-dobu-vidbili-56-vorozih-atak.html" text:style-name="Internet_20_link" text:visited-style-name="Visited_20_Internet_20_Link">
</text:a>
 <text:a xlink:type="simple" xlink:href="https://www.ukrinform.ua/rubric-ato/3696140-sili-oboroni-za-dobu-vidbili-56-vorozih-atak.html" text:style-name="Internet_20_link" text:visited-style-name="Visited_20_Internet_20_Link">
 </text:a>
Nine auction and 19 missile strikes, 42 shells from jet System Fire at the positions of Ukrainian troops and civilian infrastructure.</text:p>
      <text:p text:style-name="P4">
News Source: <text:a xlink:type="simple" xlink:href="https://www.ukrinform.ua/rubric-regions/3696350-na-dnipropetrovsini-i-doneccini-svitlo-povernuli-11-tisacam-rodin.html" text:style-name="Internet_20_link" text:visited-style-name="Visited_20_Internet_20_Link">
https://www.ukrinform.ua/rubric-regions/3696350-na-dnipropetrovsini-i-doneccini-svitlo-povernuli-11-tisacam-rodin.html</text:a>
</text:p>
      <!--NEWS-->
      <text:h text:style-name="P10" text:outline-level="1">
<text:span text:style-name="T4">
Friends are recognized in trouble: Berbok thanked South Korea for the position of Ukraine</text:span>
</text:h>
      <text:p text:style-name="P4">
Authors: Ukrinform (Person)</text:p>
      <text:p text:style-name="P4">
Publisher: Укринформ (Organization)</text:p>
      <text:p text:style-name="P4">
Published Time: 2023-04-15T16:15:55+03:00</text:p>
      <text:p text:style-name="P4">
Modified Time: 2023-04-15T16:15:55+03:00</text:p>
      <text:p text:style-name="P4">
Description: Foreign Minister of Germany Annalen Berbok, during a visit to South Korea, thanked this state for her position on Ukraine. - Ukrinform.</text:p>
      <text:p text:style-name="P4">
Images: ["<text:a xlink:type="simple" xlink:href="https://static.ukrinform.com/photos/2022_05/thumb_files/630_360_1652440695-253.jpg" text:style-name="Internet_20_link" text:visited-style-name="Visited_20_Internet_20_Link">
630_360_16524...</text:a>
"]</text:p>
      <text:p text:style-name="P4">
Tags: ['Корея', 'Німеччина', 'Україна', 'Бербок']</text:p>
      <text:p text:style-name="P4">
Type: Article</text:p>
      <!--METADATA-->
      <text:p text:style-name="P4">
<draw:frame draw:style-name="fr1" draw:name="Image130" text:anchor-type="as-char" svg:width="6.9236in" svg:height="3.956343in" draw:z-index="0">
<draw:image xlink:href="../Images/yкринформ/2023-04-15T16-15-55-03-00/630_360_1652440695-253.jpg" xlink:type="simple" xlink:show="embed" xlink:actuate="onLoad" draw:mime-type="image/jpeg"/>
</draw:frame>
German Minister of Law, Annalen Berbok, during a visit to South Koreaic, he used to his country for her position on Ukraine.</text:p>
      <text:p text:style-name="P4">
She said this during a press conference with South Korean colleague Pakchin in Seoul, Ukrinform reports.</text:p>
      <text:p text:style-name="P4">
I want to take the opportunity and express our gratitude for a clear position of a southern Korea on the Russian aggressive war(against Ukraine). Справжнідрузі пізнаються у біді", - сказала <text:a xlink:type="simple" xlink:href="https://www.ukrinform.ua/tag-berbok" text:style-name="Internet_20_link" text:visited-style-name="Visited_20_Internet_20_Link">
 </text:a>
.</text:p>
      <text:p text:style-name="P4">
She also sharply criticized the continuation of North Korea testing, "which cannot be justified." She called it a direct security in the Indian-Pacific. The head of the German Foreign Ministry assured that Berlin will stand on the side of South Korea and will not ignore the continuing of international law and aggressive behavior by North Korea. Berlin will take care of compliance with sanctions.</text:p>
      <text:p text:style-name="P4">
<text:span text:style-name="T4">
 Read also: </text:span>
 <text:a xlink:type="simple" xlink:href="https://www.ukrinform.ua/rubric-world/3692690-ssa-pivdenna-korea-i-aponia-sturbovani-zlovmisnou-kiberdialnistu-kndr.html" text:style-name="Internet_20_link" text:visited-style-name="Visited_20_Internet_20_Link">
<text:span text:style-name="T4">
 Southern </text:span>
 <text:span text:style-name="T4">
 </text:span>
 Korea **</text:a>
On the eve of Pyongyang, he declared a test of another solid fuel continental ballistic missile. Last year, the DPRK conducted at least 60 rockets in total, including four tests of continental ballistic missiles.</text:p>
      <text:p text:style-name="P4">
Immediately after arriving in the Republic of Korea on Saturday, Berbok a visalademilitarized area on the border of two Korean states. There she was informed about the current situation.</text:p>
      <text:p text:style-name="P4">
De jure, both Korea is in a state of war, because after the end of the military, in 1953, the peace treaty was never concluded. Instead, a so -called demilitarized area of about 240 kilometers and four kilometers wide was created along 38 parallels.</text:p>
      <text:p text:style-name="P4">
News Source: <text:a xlink:type="simple" xlink:href="https://www.ukrinform.ua/rubric-polytics/3696351-druzi-piznautsa-u-bidi-berbok-podakuvala-pivdennij-korei-za-poziciu-sodo-ukraini.html" text:style-name="Internet_20_link" text:visited-style-name="Visited_20_Internet_20_Link">
https://www.ukrinform.ua/rubric-polytics/3696351-druzi-piznautsa-u-bidi-berbok-podakuvala-pivdennij-korei-za-poziciu-sodo-ukraini.html</text:a>
</text:p>
      <!--NEWS-->
      <text:h text:style-name="P10" text:outline-level="1">
<text:span text:style-name="T4">
There was an explosion in the Russian Kazan in the tank landfill area</text:span>
</text:h>
      <text:p text:style-name="P4">
Authors: Ukrinform (Person)</text:p>
      <text:p text:style-name="P4">
Publisher: Укринформ (Organization)</text:p>
      <text:p text:style-name="P4">
Published Time: 2023-04-15T16:17:00+03:00</text:p>
      <text:p text:style-name="P4">
Modified Time: 2023-04-15T16:17:00+03:00</text:p>
      <text:p text:style-name="P4">
Description: In the Russian city of Kazan there was a loud explosion in the area of a local tank landfill, where a pillar of smoke is visible. - Ukrinform.</text:p>
      <text:p text:style-name="P4">
Images: ["<text:a xlink:type="simple" xlink:href="https://static.ukrinform.com/photos/2022_12/thumb_files/630_360_1669987737-966.jpg" text:style-name="Internet_20_link" text:visited-style-name="Visited_20_Internet_20_Link">
630_360_16699...</text:a>
", "<text:a xlink:type="simple" xlink:href="https://static.ukrinform.com/photos/2023_04/1681564999-884.jpeg" text:style-name="Internet_20_link" text:visited-style-name="Visited_20_Internet_20_Link">
1681564999-88...</text:a>
"]</text:p>
      <text:p text:style-name="P4">
Tags: ['Вибух', 'росія', 'Полігон']</text:p>
      <text:p text:style-name="P4">
Type: Article</text:p>
      <!--METADATA-->
      <text:p text:style-name="P4">
<draw:frame draw:style-name="fr1" draw:name="Image131" text:anchor-type="as-char" svg:width="6.9236in" svg:height="3.956343in" draw:z-index="0">
<draw:image xlink:href="../Images/yкринформ/2023-04-15T16-17-00-03-00/630_360_1669987737-966.jpg" xlink:type="simple" xlink:show="embed" xlink:actuate="onLoad" draw:mime-type="image/jpeg"/>
</draw:frame>
The Urosian city of Kazan had a loud explosion in the area of a local tank polygon, where a pillar of smoke is visible.</text:p>
      <text:p text:style-name="P4">
As Ukrinform reports, it reports <text:a xlink:type="simple" xlink:href="https://inkazan.ru/news/2023-04-15/kazantsev-napugal-stolb-dyma-2904029" text:style-name="Internet_20_link" text:visited-style-name="Visited_20_Internet_20_Link">
</text:a>
Some local residents reported that they heard two loud <text:a xlink:type="simple" xlink:href="https://www.ukrinform.ua/tag-vibuh" text:style-name="Internet_20_link" text:visited-style-name="Visited_20_Internet_20_Link">
</text:a>
with a long break.</text:p>
      <text:p text:style-name="P4">
It is noted that local emergency services have stated that no messaging was not received.</text:p>
      <text:p text:style-name="P4">
<draw:frame draw:style-name="fr1" draw:name="Image132" text:anchor-type="as-char" svg:width="6.9236in" svg:height="3.910552in" draw:z-index="0">
<draw:image xlink:href="../Images/yкринформ/2023-04-15T16-17-00-03-00/1681564999-884.jpeg" xlink:type="simple" xlink:show="embed" xlink:actuate="onLoad" draw:mime-type="image/jpeg"/>
</draw:frame>
</text:p>
      <text:p text:style-name="P4">
"Водночас із селищ салмачі, усади, вознесенське та інших видно стовп диму.Наразі з селища салмачі все ще видно дим, але вже не чорний, а сірий, передаєкореспондент inkazan.</text:p>
      <text:p text:style-name="P4">
<text:span text:style-name="T4">
Читайте також:</text:span>
 <text:a xlink:type="simple" xlink:href="https://www.ukrinform.ua/rubric-world/3694000-u-pidmoskovi-masstabna-pozeza-gorit-sklad-iz-plastikom.html" text:style-name="Internet_20_link" text:visited-style-name="Visited_20_Internet_20_Link">
 <text:span text:style-name="T4">
горить</text:span>
 </text:a>
As reported by Ukrinform, the other day <text:a xlink:type="simple" xlink:href="https://twitter.com/UKRINFORM/status/1645498420323393572" text:style-name="Internet_20_link" text:visited-style-name="Visited_20_Internet_20_Link">
</text:a>
Along with the Public Chamber of the Russian Federation. From a high -profile explosion, 30 cm and a diameter of 20 cm were formed.</text:p>
      <text:p text:style-name="P4">
News Source: <text:a xlink:type="simple" xlink:href="https://www.ukrinform.ua/rubric-world/3696357-u-rosijskij-kazani-stavsa-vibuh-u-rajoni-tankovogo-poligonu.html" text:style-name="Internet_20_link" text:visited-style-name="Visited_20_Internet_20_Link">
https://www.ukrinform.ua/rubric-world/3696357-u-rosijskij-kazani-stavsa-vibuh-u-rajoni-tankovogo-poligonu.html</text:a>
</text:p>
      <!--NEWS-->
      <text:h text:style-name="P10" text:outline-level="1">
<text:span text:style-name="T4">
Poland has banned the import from Ukraine of grain and many foods</text:span>
</text:h>
      <text:p text:style-name="P4">
Authors: Ukrinform (Person)</text:p>
      <text:p text:style-name="P4">
Publisher: Укринформ (Organization)</text:p>
      <text:p text:style-name="P4">
Published Time: 2023-04-15T16:22:00+03:00</text:p>
      <text:p text:style-name="P4">
Modified Time: 2023-04-15T16:22:00+03:00</text:p>
      <text:p text:style-name="P4">
Description: The Polish government on Saturday adopted a resolution banning the import into Poland, except for grain, as well as a large number of other foods from Ukraine. - Ukrinform.</text:p>
      <text:p text:style-name="P4">
Images: ["<text:a xlink:type="simple" xlink:href="https://static.ukrinform.com/photos/2018_03/thumb_files/630_360_1522069803-6396.jpg" text:style-name="Internet_20_link" text:visited-style-name="Visited_20_Internet_20_Link">
630_360_15220...</text:a>
"]</text:p>
      <text:p text:style-name="P4">
Tags: ['Експорт', 'Польща', 'Зерно']</text:p>
      <text:p text:style-name="P4">
Type: Article</text:p>
      <!--METADATA-->
      <text:p text:style-name="P4">
<draw:frame draw:style-name="fr1" draw:name="Image133" text:anchor-type="as-char" svg:width="6.9236in" svg:height="3.956343in" draw:z-index="0">
<draw:image xlink:href="../Images/yкринформ/2023-04-15T16-22-00-03-00/630_360_1522069803-6396.jpg" xlink:type="simple" xlink:show="embed" xlink:actuate="onLoad" draw:mime-type="image/jpeg"/>
</draw:frame>
On Saturday, the government adopted a resolution that banned the import of Poland, except on the ground, as well as a large number of other foods from Ukraine.</text:p>
      <text:p text:style-name="P4">
This was during the party congress of the ruling in Poland the Law of Existence(PiS), the main issue of which is the support of the Polish village, said on Saturday in the settlement of Lisa(North East RP)PIS leader Yaroslavchachynsky, reports Ukrinform correspondent.</text:p>
      <text:p text:style-name="P4">
“Today the government has adopted a resolution prohibiting the import into Poland <text:a xlink:type="simple" xlink:href="https://www.ukrinform.ua/tag-zerno" text:style-name="Internet_20_link" text:visited-style-name="Visited_20_Internet_20_Link">
</text:a>
, as well as dozens of other types of products, I am unable to list them all. They are envisaged in the annex of the extent - from declared grain to honey products, very multi -produce, ”Kaczynski said.</text:p>
      <text:p text:style-name="P4">
He noted that the decision was made taking into account "asymmetry between Polish Tukraine Agriculture, which is a consequence of the quality of land, a significant remuneration in Ukraine and, finally, the fact that in Ukraine, international companies with branched infrastructure work in Ukraine.</text:p>
      <text:p text:style-name="P4">
<text:span text:style-name="T4">
 Read also: </text:span>
 <text:a xlink:type="simple" xlink:href="https://www.ukrinform.ua/rubric-economy/3696249-ukraina-i-polsa-pidpisut-ugodu-pro-tranzit-zerna.html" text:style-name="Internet_20_link" text:visited-style-name="Visited_20_Internet_20_Link">
<text:span text:style-name="T4">
 Transit </text:span>
</text:a>
According to Kaczynski, this decision was made not only in the interests of Poland of the Tapolsky village.</text:p>
      <text:p text:style-name="P4">
"It is also in the interests of Ukraine, because it is not in the interests of our friends, that the Polish is immersed in the crisis, and that people who will change the tspolitics of radical support of Ukraine come to power," Kaczynski said, adding such a "decisive and firm decision" .</text:p>
      <text:p text:style-name="P4">
The politician emphasized that, given the asymmetry between the Polish and Ukrainian agriculture, if the Ukrainian agricultural products were over the Polish market without restrictions, it would lead to the "very far -reaching Crisis of Polish Agriculture." Therefore, the RP government cannot allow it to happen.</text:p>
      <text:p text:style-name="P4">
"We have informed our Ukrainian friends about the decisions and are ready to be any will, perhaps in the coming days, to start negotiations to regulate the customization in the form of an interstate agreement," Kaczynski stressed.</text:p>
      <text:p text:style-name="P4">
He assured that Poland wants to have as close relations with Ukraine as possible, "Alepol agriculture must be protected."</text:p>
      <text:p text:style-name="P4">
In his turn, the Minister of Agriculture Robert Telus said that the Zabron importation of all agricultural products from Ukraine is “a very decisive -departmental, but it is a declaration for negotiation with Ukraine.”“The cost of this assistance(Ukraine - ed.)The whole of Europe should be carried, not only by Polish farmers, ”Telus stated.</text:p>
      <text:p text:style-name="P4">
Minister of Agriculture of Ukraine Mykola <text:a xlink:type="simple" xlink:href="https://www.ukrinform.ua/rubric-economy/3696375-ministr-agropolitiki-pidtverdiv-zustric-iz-polskim-kolegou-v-ponedilok.html" text:style-name="Internet_20_link" text:visited-style-name="Visited_20_Internet_20_Link">
</text:a>
On Monday, April 17. Then it is planned to sign an agreement between Ukraine and Poland on the grain of Tagro -production.</text:p>
      <text:p text:style-name="P4">
<text:span text:style-name="T4">
 Read also: </text:span>
 <text:a xlink:type="simple" xlink:href="https://www.ukrinform.ua/rubric-economy/3696364-solskij-pro-zupinku-eksportu-do-polsi-spodivaemosa-na-vreguluvanna-pitanna-nastupnogo-tizna.html" text:style-name="Internet_20_link" text:visited-style-name="Visited_20_Internet_20_Link">
<text:span text:style-name="T4">
 Solce </text:span>
</text:a>
It was reported that Polish agrarians have been protesting over the last few months, in particular, opposed to transportation through the territory of Polish to third countries of Ukrainian agro -products. They emphasized that the significant part of the Ukrainian grain is not transported in transit further, but settles the Polls, thereby reducing the purchase prices in the RP for the grain of Polish agrarians. Under pressure from farmers, the Polish government has appealed to the European Commission to refuse zero duties on Ukrainian agricultural products. However, the European Commission did not fulfill the demand of the Polish farmers for the introduction of duties on Ukrainian companions and continued for another year, until June 5, 2024, an agreement on duty -free importation of goods from Ukraine.</text:p>
      <text:p text:style-name="P4">
On April 5, against the background of the crisis with the Ukrainian grain, the previous Minister of Agriculture of Poland, Henryk Kovalchyk, resigned. In his place was assigned Robert Telus, who on the same day gathered the interagency crisis staffing of the problem with the influx of the Polish market of Ukrainian grain.</text:p>
      <text:p text:style-name="P4">
During his official visit to Poland, President of Ukraine Volodymyr Zelensky discussed this issue with Prime Minister of Poland Mateusha Moravetsky. After that, he stated that <text:a xlink:type="simple" xlink:href="https://www.ukrinform.ua/rubric-economy/3692141-problemi-polskih-fermeriv-zelenskij-zapevnae-so-pitanna-virisat-u-najblizci-dnitizni.html" text:style-name="Internet_20_link" text:visited-style-name="Visited_20_Internet_20_Link">
</text:a>
During the meeting on April 7, at the border with the Polish colleague, the Telus of the Minister Agrarian Policy and Food of Ukraine, Solsky stated that Ukraine would spare exports to Poland wheat, corn, rapeseed with a henchman to Poland.</text:p>
      <text:p text:style-name="P4">
News Source: <text:a xlink:type="simple" xlink:href="https://www.ukrinform.ua/rubric-economy/3696355-polsa-zaboronila-vvezenna-z-ukraini-zbizza-ta-bagatoh-produktiv-harcuvanna.html" text:style-name="Internet_20_link" text:visited-style-name="Visited_20_Internet_20_Link">
https://www.ukrinform.ua/rubric-economy/3696355-polsa-zaboronila-vvezenna-z-ukraini-zbizza-ta-bagatoh-produktiv-harcuvanna.html</text:a>
</text:p>
      <!--NEWS-->
      <text:h text:style-name="P10" text:outline-level="1">
<text:span text:style-name="T4">
On the portal "Know" gave advice on how to enrich your diet with seasonal products</text:span>
</text:h>
      <text:p text:style-name="P4">
Authors: Ukrinform (Person)</text:p>
      <text:p text:style-name="P4">
Publisher: Укринформ (Organization)</text:p>
      <text:p text:style-name="P4">
Published Time: 2023-04-15T16:25:00+03:00</text:p>
      <text:p text:style-name="P4">
Modified Time: 2023-04-15T16:25:00+03:00</text:p>
      <text:p text:style-name="P4">
Description: On the portal "Know" expert recommendations for enrichment of the diet seasonal products and maximum preservation of their benefits in dishes. - Ukrinform.</text:p>
      <text:p text:style-name="P4">
Images: ["<text:a xlink:type="simple" xlink:href="https://static.ukrinform.com/photos/2016_04/thumb_files/630_360_1460595986-9680-ovosi.jpg" text:style-name="Internet_20_link" text:visited-style-name="Visited_20_Internet_20_Link">
630_360_14605...</text:a>
"]</text:p>
      <text:p text:style-name="P4">
Tags: ['Продукти', 'Харчування', 'Олена Зеленська']</text:p>
      <text:p text:style-name="P4">
Type: Article</text:p>
      <!--METADATA-->
      <text:p text:style-name="P4">
<draw:frame draw:style-name="fr1" draw:name="Image134" text:anchor-type="as-char" svg:width="6.9236in" svg:height="3.956343in" draw:z-index="0">
<draw:image xlink:href="../Images/yкринформ/2023-04-15T16-25-00-03-00/630_360_1460595986-9680-ovosi.jpg" xlink:type="simple" xlink:show="embed" xlink:actuate="onLoad" draw:mime-type="image/jpeg"/>
</draw:frame>
We will know "expert" experts on the enrichment of ration -season products and maximizing the benefits of their benefits in dishes.</text:p>
      <text:p text:style-name="P4">
According to Ukrinform, President's wife Olena Zelenska reported in <text:a xlink:type="simple" xlink:href="https://t.me/FirstLadyOfUkraine/2934" text:style-name="Internet_20_link" text:visited-style-name="Visited_20_Internet_20_Link">
</text:a>
"Choosing seasonal and local foods is one of the rules of healthy eating that is always advised by nutriologists. Why? Because so your body will get the latest eating with the highest amount of nutrient material. But you can argue - said not every season we have a crop of vegetables and fruits. In that the season can be added to the diet every month will help "<text:a xlink:type="simple" xlink:href="https://znaimo.gov.ua/chapters/parents/korysnyi-kalendar" text:style-name="Internet_20_link" text:visited-style-name="Visited_20_Internet_20_Link">
</text:a>
"Let's take a portal," the first lady said.</text:p>
      <text:p text:style-name="P4">
For example, she said, in April, it is recommended to enrich the diet with fresh session.</text:p>
      <text:p text:style-name="P4">
"Yes, it is not summer to enjoy fresh salads, and there are still many long-term storage products in our production-such as lentils, a record holder by the amount of vegetable protein, or is oatmeal we beloved by us.(It is best to choose a whole)", - said Zelenskaya.</text:p>
      <text:p text:style-name="P4">
Thus, by the April diet, experts advise to include rhubarb, green onion and moldy garlic and make it in maximum use of them in salads.</text:p>
      <text:p text:style-name="P4">
<text:span text:style-name="T4">
 Read also: </text:span>
 <text:a xlink:type="simple" xlink:href="https://www.ukrinform.ua/rubric-regions/3694870-zelenska-rozpovila-pro-inkluzivnu-kavarnu-na-hmelniccini.html" text:style-name="Internet_20_link" text:visited-style-name="Visited_20_Internet_20_Link">
</text:a>
Among other things, the calendar has information about the useful properties of each product. Everything is selected so as to keep the balance of vegetables, greens and cereals, which are needed by both children and adults, the presidential wife emphasized.</text:p>
      <text:p text:style-name="P4">
As reported by Ukrinform, earlier Zelenska informed about a number of material portal "we know" about the principles <text:a xlink:type="simple" xlink:href="https://www.ukrinform.ua/rubric-society/3690239-zelenska-rozpovila-pro-principi-zdorovogo-harcuvanna-ditej-pid-cas-vijni.html" text:style-name="Internet_20_link" text:visited-style-name="Visited_20_Internet_20_Link">
</text:a>
 <text:a xlink:type="simple" xlink:href="https://www.ukrinform.ua/rubric-society/3690239-zelenska-rozpovila-pro-principi-zdorovogo-harcuvanna-ditej-pid-cas-vijni.html" text:style-name="Internet_20_link" text:visited-style-name="Visited_20_Internet_20_Link">
 </text:a>
In the conditions of war.</text:p>
      <text:p text:style-name="P4">
News Source: <text:a xlink:type="simple" xlink:href="https://www.ukrinform.ua/rubric-society/3696354-na-portali-znaimo-dali-poradi-ak-zbagatiti-racion-sezonnimi-produktami.html" text:style-name="Internet_20_link" text:visited-style-name="Visited_20_Internet_20_Link">
https://www.ukrinform.ua/rubric-society/3696354-na-portali-znaimo-dali-poradi-ak-zbagatiti-racion-sezonnimi-produktami.html</text:a>
</text:p>
      <!--NEWS-->
      <text:h text:style-name="P10" text:outline-level="1">
<text:span text:style-name="T4">
More than 100,000 e-recipes have already been discharged in Ukraine</text:span>
</text:h>
      <text:p text:style-name="P4">
Authors: Ukrinform (Person)</text:p>
      <text:p text:style-name="P4">
Publisher: Укринформ (Organization)</text:p>
      <text:p text:style-name="P4">
Published Time: 2023-04-15T16:40:00+03:00</text:p>
      <text:p text:style-name="P4">
Modified Time: 2023-04-15T16:40:00+03:00</text:p>
      <text:p text:style-name="P4">
Description: In the electronic health care system (ESOO), as of April 15, more than 100,000 electronic prescriptions for prescription medicines have been discharged. - Ukrinform.</text:p>
      <text:p text:style-name="P4">
Images: ["<text:a xlink:type="simple" xlink:href="https://static.ukrinform.com/photos/2019_03/thumb_files/630_360_1552472966-702.jpeg" text:style-name="Internet_20_link" text:visited-style-name="Visited_20_Internet_20_Link">
630_360_15524...</text:a>
"]</text:p>
      <text:p text:style-name="P4">
Tags: ['Ліки', 'МОЗ', 'Е-рецепт']</text:p>
      <text:p text:style-name="P4">
Type: Article</text:p>
      <!--METADATA-->
      <text:p text:style-name="P4">
<draw:frame draw:style-name="fr1" draw:name="Image135" text:anchor-type="as-char" svg:width="6.9236in" svg:height="3.956343in" draw:z-index="0">
<draw:image xlink:href="../Images/yкринформ/2023-04-15T16-40-00-03-00/630_360_1552472966-702.jpeg" xlink:type="simple" xlink:show="embed" xlink:actuate="onLoad" draw:mime-type="image/jpeg"/>
</draw:frame>
The health system of health care(Esoz)As of April 15, we have already presented 100,000 electronic prescriptions for prescription drugs.</text:p>
      <text:p text:style-name="P4">
As Ukrinform reports, it reports <text:a xlink:type="simple" xlink:href="https://moz.gov.ua/article/news/v-jakij-apteci-mozhna-pridbati-liki-za-elektronnim-receptom" text:style-name="Internet_20_link" text:visited-style-name="Visited_20_Internet_20_Link">
</text:a>
"After the introduction of e-recipe for medicines, more and more pharmacies are working in the electronic health care system(Esoz). Адже цедозволяє пацієнтам придбавати ліки у сучасний та зручний спосіб. Так, насьогодні в ЕСОЗ вже було сформовано понад 100 тисяч електронних рецептів нарецептурні ліки", - йдеться у повідомленні.</text:p>
      <text:p text:style-name="P4">
У МОЗ поінформували, як знайти найближчу аптеку, яка працює з ЕСОЗ і відпускаєліки за е-рецептом.</text:p>
      <text:p text:style-name="P4">
"На перехідному етапі пацієнт сам може обрати тип рецепта – електронний чипаперовий – відповідно до того, яким із них йому зручніше скористатись. Колипацієнт обирає електронний рецепт, він отримує номер рецепта та унікальний кодйого погашення у вигляді смс-повідомлення. Для того, щоб придбати ліки ваптеці за рецептом, достатньо лише повідомити ці дані фармацевту", - зазначилиу МОЗ.</text:p>
      <text:p text:style-name="P4">
<text:span text:style-name="T4">
Читайте також:</text:span>
 <text:a xlink:type="simple" xlink:href="https://www.ukrinform.ua/rubric-society/3695663-u-moz-rozpovili-ak-vidpuskatimutsa-recepturni-liki-dla-potreb-frontu.html" text:style-name="Internet_20_link" text:visited-style-name="Visited_20_Internet_20_Link">
 <text:span text:style-name="T4">
рецепт</text:span>
 </text:a>
You can find the nearest pharmacy that releases the medication by electronic prescription.</text:p>
      <text:p text:style-name="P4">
To do this, you need to open Dashboard "<text:a xlink:type="simple" xlink:href="https://edata.e-health.gov.ua/e-data/dashboard/pharmacy-map" text:style-name="Internet_20_link" text:visited-style-name="Visited_20_Internet_20_Link">
</text:a>
Ereptic leaves.</text:p>
      <text:p text:style-name="P4">
In the Ministry of Health note that if the prescription is obtained on narcotic(Psychotropic)medicine then you need to mark the appropriate program(“Program Arehops” - “narcotic(Psychotropic)medicine")- Then the list of the required license will become available.</text:p>
      <text:p text:style-name="P4">
"After that, a map will appear on the Dashboard with the labels of available pharmacies, as well as the list of pharmacy addresses that release medicines by e -recipe.</text:p>
      <text:p text:style-name="P4">
The Ministry of Health reminded that both the patient and his family or social worker can buy medicine for e-recipe. To do this, you just need to hand over the recipe number code to the person who will buy the medicine.At the pharmacy, the pharmacist will offer the patient the existing drugs that contain a doctor prescribed by the doctor. So you can buy not a specific trade in the drug, but also its other analogues, based on your own choice and budget.</text:p>
      <text:p text:style-name="P4">
The patient may repay the recipe partially, that is, to buy fewer medicines than prescribed <text:a xlink:type="simple" xlink:href="https://www.ukrinform.ua/tag-likari" text:style-name="Internet_20_link" text:visited-style-name="Visited_20_Internet_20_Link">
</text:a>
. It is not necessary to re -hold the recipe for the purchase of the residue.</text:p>
      <text:p text:style-name="P4">
The Ministry of Health noted that exceptions to the regions where there are proceedings, as well as for the purchase of medicines by volunteers for the needs of the medical front -line prescription, are still in force.</text:p>
      <text:p text:style-name="P4">
As reported by Ukrinform, from August 1, 2022, an electronic recept for antibiotics was introduced, from November 1 - on narcotic(Psychotropic)preparations.Apan for March 2023, 691 936 electronic recipes were discharged with Nantybacterials and 20 118 - for drugs of narcotic(Psychotropic).Придбати ліки за електронним рецептом в аптеці можна протягом 10 днів (If cenarcotic(Psychotropic)medicine)or within 30 days(For the rest of the prescription drugs).</text:p>
      <text:p text:style-name="P4">
News Source: <text:a xlink:type="simple" xlink:href="https://www.ukrinform.ua/rubric-society/3696361-v-ukraini-vipisali-vze-ponad-100-tisac-ereceptiv.html" text:style-name="Internet_20_link" text:visited-style-name="Visited_20_Internet_20_Link">
https://www.ukrinform.ua/rubric-society/3696361-v-ukraini-vipisali-vze-ponad-100-tisac-ereceptiv.html</text:a>
</text:p>
      <!--NEWS-->
      <text:h text:style-name="P10" text:outline-level="1">
<text:span text:style-name="T4">
On Easter in Ukraine, slight rains are expected in some places</text:span>
</text:h>
      <text:p text:style-name="P4">
Authors: Ukrinform (Person)</text:p>
      <text:p text:style-name="P4">
Publisher: Укринформ (Organization)</text:p>
      <text:p text:style-name="P4">
Published Time: 2023-04-15T16:45:00+03:00</text:p>
      <text:p text:style-name="P4">
Modified Time: 2023-04-15T16:45:00+03:00</text:p>
      <text:p text:style-name="P4">
Description: Forecasters are forecast for April 16 in the Western, Odessa and Mykolaiv regions, at night and in most northern and central regions, there is a small rain in places; in the rest of the territory without significant rainfall. Temperature at night 3-8 °, in the eastern part and in the Carpathians 0-5 ° heat; day 11-16 °, in Transcarpathia and in Crimea up to 20 °. - Ukrinform.</text:p>
      <text:p text:style-name="P4">
Images: ["<text:a xlink:type="simple" xlink:href="https://static.ukrinform.com/photos/2023_04/thumb_files/630_360_1680706754-286.jpg" text:style-name="Internet_20_link" text:visited-style-name="Visited_20_Internet_20_Link">
630_360_16807...</text:a>
"]</text:p>
      <text:p text:style-name="P4">
Tags: ['Дощ', 'Погода', 'Великдень', 'Прогноз']</text:p>
      <text:p text:style-name="P4">
Type: Article</text:p>
      <!--METADATA-->
      <text:p text:style-name="P4">
<draw:frame draw:style-name="fr1" draw:name="Image136" text:anchor-type="as-char" svg:width="6.9236in" svg:height="3.956343in" draw:z-index="0">
<draw:image xlink:href="../Images/yкринформ/2023-04-15T16-45-00-03-00/630_360_1680706754-286.jpg" xlink:type="simple" xlink:show="embed" xlink:actuate="onLoad" draw:mime-type="image/jpeg"/>
</draw:frame>
Forecasting on April 16 in the Western, Odessa and Mykolaiv regions, at night in most northern and central regions small, places of moderate days; in the rest of the territory without significant rainfall. Temperature at night 3-8 °, in the east part and in the Carpathians 0-5 ° heat; day 11-16 °, in Transcarpathia and in Crimea up to 20 °.</text:p>
      <text:p text:style-name="P4">
About it reports Ukrinform with reference to Ukrhydromet Center.</text:p>
      <text:p text:style-name="P4">
On April 17, in Western, Zhytomyr, Vinnytsia and Odessa regions moderate, on April 18 in the southern part a small part <text:a xlink:type="simple" xlink:href="https://www.ukrinform.ua/tag-dos" text:style-name="Internet_20_link" text:visited-style-name="Visited_20_Internet_20_Link">
</text:a>
, thunderstorms, in some areas of hail during the day; in the rest of the territory without substrates. The temperature at night will be 4-9 °, on the Left Bank, 2-7 ° heat is expected on April 18; day 11-16 °, in Transcarpathia and Crimea up to 20 °.</text:p>
      <text:p text:style-name="P4">
On April 20, in most areas, it is small, in the southern, eastern and in the central -hubs, it is a moderate rain, in the Carpathians in places with wet snow. At night 3-9 ° heat, in the afternoon 11-17 °, in most western, northern and centrally 8-14 ° heat; In the Carpathians at night 1-6 ° warm, in the afternoon 4-9 ° heat.</text:p>
      <text:p text:style-name="P4">
In the capital and the region on April 16, light rain at night, in the afternoon without significant precipitation. Temperature at night 3-8 ° heat, in the afternoon 13-15 °. April 17-18 without significant precipitation. Temperature at night on April 17 4-9 °, April 18, 2-7 ° heat; day 11-16 °. 19- 20 April expected little rain(At night). Температура вночі 3-8° тепла,вдень 9-14°.</text:p>
      <text:p text:style-name="P4">
Також синоптики попереджають, що 15-16 квiтня на високогiр'ї Iвано-Франкiвської та східної частини Закарпатської областей зберігається значнаснiголавинна небезпека (3 level).</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text:span>
 </text:a>
"April 15-17 on the Upper Dnieper within the country will continue the growth of water levels by 0,1-0.3 m per day with subsequent flooding, violation of transportation, flooding and cutting from the main routes of connection, partial flooding Houses of the Dnieper and Soot waters in a number of river villages in the Uchernyhiv district of Chernihiv region(III level of danger is red)"- the message says.</text:p>
      <text:p text:style-name="P4">
News Source: <text:a xlink:type="simple" xlink:href="https://www.ukrinform.ua/rubric-regions/3696324-na-velikden-v-ukraini-ocikuutsa-podekudi-neznacni-dosi.html" text:style-name="Internet_20_link" text:visited-style-name="Visited_20_Internet_20_Link">
https://www.ukrinform.ua/rubric-regions/3696324-na-velikden-v-ukraini-ocikuutsa-podekudi-neznacni-dosi.html</text:a>
</text:p>
      <!--NEWS-->
      <text:h text:style-name="P10" text:outline-level="1">
<text:span text:style-name="T4">
Solsky about export stopping to Poland: Hope for the settlement of the issue next week</text:span>
</text:h>
      <text:p text:style-name="P4">
Authors: Ukrinform (Person)</text:p>
      <text:p text:style-name="P4">
Publisher: Укринформ (Organization)</text:p>
      <text:p text:style-name="P4">
Published Time: 2023-04-15T16:48:00+03:00</text:p>
      <text:p text:style-name="P4">
Modified Time: 2023-04-15T16:48:00+03:00</text:p>
      <text:p text:style-name="P4">
Description: The relevant bodies of the Republic of Poland decided to temporarily stop the import from Ukraine of any agricultural products. Ukraine hopes to resolve this issue next week. - Ukrinform.</text:p>
      <text:p text:style-name="P4">
Images: ["<text:a xlink:type="simple" xlink:href="https://static.ukrinform.com/photos/2023_04/thumb_files/630_360_1681564397-350.jpg" text:style-name="Internet_20_link" text:visited-style-name="Visited_20_Internet_20_Link">
630_360_16815...</text:a>
"]</text:p>
      <text:p text:style-name="P4">
Tags: ['Експорт', 'Польща', 'Сольський']</text:p>
      <text:p text:style-name="P4">
Type: Article</text:p>
      <!--METADATA-->
      <text:p text:style-name="P4">
<draw:frame draw:style-name="fr1" draw:name="Image137" text:anchor-type="as-char" svg:width="6.9236in" svg:height="3.956343in" draw:z-index="0">
<draw:image xlink:href="../Images/yкринформ/2023-04-15T16-48-00-03-00/630_360_1681564397-350.jpg" xlink:type="simple" xlink:show="embed" xlink:actuate="onLoad" draw:mime-type="image/jpeg"/>
</draw:frame>
The corresponding organs of the Republic of Poland decided to temporarily suspending from Ukraine of any agricultural products on Saturday. The Ukrainian is to resolve this issue next week.</text:p>
      <text:p text:style-name="P4">
Minister of Agriculture Mykola Solsky stated this during a briefing in Ukrinform.</text:p>
      <text:p text:style-name="P4">
He said that a new Minister of Agriculture was appointed before, and they were literally the day after his appointment met the border and discussed how the Ukrainian will be further <text:a xlink:type="simple" xlink:href="https://www.ukrinform.ua/tag-zerno" text:style-name="Internet_20_link" text:visited-style-name="Visited_20_Internet_20_Link">
</text:a>
move through the territory of Poland.</text:p>
      <text:p text:style-name="P4">
In particular, the parties also spoke that several grain categories would only move transit through Poland, Solsky said.</text:p>
      <text:p text:style-name="P4">
“This week was prepared text(The relevant agreement - ed.). Але разом зтим, є певні зміни, за які нам прикро і ми шкодуємо – шкодуємо щодо того, щосьогодні відповідними органами Республіки Польща було прийнято рішення <text:a xlink:type="simple" xlink:href="https://www.ukrinform.ua/rubric-economy/3696355-polsa-zaboronila-vvezenna-z-ukraini-zbizza-ta-bagatoh-produktiv-harcuvanna.html" text:style-name="Internet_20_link" text:visited-style-name="Visited_20_Internet_20_Link">
</text:a>
”, - said Glawaminagro Policy.</text:p>
      <text:p text:style-name="P4">
According to him, the Ukrainian authorities understand the difficult situation that has developed the Napply Market.</text:p>
      <text:p text:style-name="P4">
“We understand this difficult competition, which is the result of blocking Ukrainian ports. But it is obvious - for the whole world and for any person in this world, that the most difficult situation is in the Ukrainian farmer. And we ask the Polish side to take into account it, ”he said.</text:p>
      <text:p text:style-name="P4">
Solsky expressed his hope that during his visit to Poland, which was planned on Monday, they would be able to resolve these issues and open -transites, as well as to agree on other issues, as it was voiced at all previous meetings and arrangements.</text:p>
      <text:p text:style-name="P4">
<text:span text:style-name="T4">
 Read also: </text:span>
 <text:a xlink:type="simple" xlink:href="https://www.ukrinform.ua/rubric-economy/3696249-ukraina-i-polsa-pidpisut-ugodu-pro-tranzit-zerna.html" text:style-name="Internet_20_link" text:visited-style-name="Visited_20_Internet_20_Link">
<text:span text:style-name="T4">
 grain </text:span>
</text:a>
"We wanted to voice our position and we believe that such things are best and in any case it is necessary to do by bilateral negotiations. In the course of our strong solid and constant cooperation with the Polish side ... Hope we will reach the agreements at the beginning of next week," - The Minister.</text:p>
      <text:p text:style-name="P4">
Answering the question, the Ukrainian government official stated that it is also important for our state to see the decision to understand all the nuances of this motivation.According to the minister, the parties need to agree on the same moment, in the same spirit as they have agreed as much as possible to this day - in a constructive, rapid, mutually supportive one. "And I hope that it will happen," said.</text:p>
      <text:p text:style-name="P4">
<text:span text:style-name="T4">
 Read also: </text:span>
 <text:a xlink:type="simple" xlink:href="https://www.ukrinform.ua/rubric-society/3693647-polsa-zminila-pravila-vvezenna-domasnih-tvarin-z-ukraini.html" text:style-name="Internet_20_link" text:visited-style-name="Visited_20_Internet_20_Link">
<text:span text:style-name="T4">
 Poland </text:span>
</text:a>
As reported by Ukrinform, Polish agrarians over the last few months have conducted mass protests, in particular, opposed to transportation through the territory of Poland to the third countries of Ukrainian agricultural products.</text:p>
      <text:p text:style-name="P4">
They emphasized that much of the Ukrainian grain is not transported further, but settles in Poland, thereby reducing the purchase prices at the RPNA grain of Polish agrarians.</text:p>
      <text:p text:style-name="P4">
Under pressure from farmers, the Polish government has appealed to the European Commission to refuse a departure duty for Ukrainian agricultural products.</text:p>
      <text:p text:style-name="P4">
However, the European Commission failed to fulfill the main demand of Polish farmers for the introduction of Ukrainian agricultural goods and continued the pursuit of a pumped year, until June 5, 2024, an agreement on duty -free importation of goods from Ukraine.</text:p>
      <text:p text:style-name="P4">
On April 5, against the background of the crisis with the Ukrainian grain, the previous Minister of Agriculture of Poland, Henryk Kovalchyk, resigned. In his place was assigned Robert Telus, who on the same day gathered the interagency crisis staffing of the problem with the influx of the Polish market of Ukrainian grain.</text:p>
      <text:p text:style-name="P4">
During his official visit to Poland, President of Ukraine Volodymyr Zelensky discussed this issue with Prime Minister of Poland Mateusha Moravetsky.(https://www.ukrinform.ua/rubric-economy/3692141-problemi-polskih-fermeriv-zelenskij-zapevnae-so-pitanna-virisat-u-najblizci-dnitizni.html)During the meeting on April 7, at the border of Dorogsk with the Polish Minister of Minister, the Minister of Agrarian Policy and Food of Ukraine Mykola Solsky assigned that Ukraine would suspend exports to Poland, corn, rapeseed and sunflower for the new season.</text:p>
      <text:p text:style-name="P4">
On April 15, the Minister of Agriculture and Development of the village of Poland Robert Telusaezauyaya that agricultural ministers of Ukraine and Poland Nikolai Solsky and Robert Telus would sign on Monday, April 17, in Poland an agreement on transit of Ukrainian grain through Poland to third countries.</text:p>
      <text:p text:style-name="P4">
News Source: <text:a xlink:type="simple" xlink:href="https://www.ukrinform.ua/rubric-economy/3696364-solskij-pro-zupinku-eksportu-do-polsi-spodivaemosa-na-vreguluvanna-pitanna-nastupnogo-tizna.html" text:style-name="Internet_20_link" text:visited-style-name="Visited_20_Internet_20_Link">
https://www.ukrinform.ua/rubric-economy/3696364-solskij-pro-zupinku-eksportu-do-polsi-spodivaemosa-na-vreguluvanna-pitanna-nastupnogo-tizna.html</text:a>
</text:p>
      <!--NEWS-->
      <text:h text:style-name="P10" text:outline-level="1">
<text:span text:style-name="T4">
Russian aviation dropped guided bomb at Shostka district of Sumy region</text:span>
</text:h>
      <text:p text:style-name="P4">
Authors: liveuamap (Language: en)</text:p>
      <text:p text:style-name="P4">
Time: 2023-04-15T17:00:07</text:p>
      <text:p text:style-name="P4">
Location: Shostka (Latitude:51.86712 Longtitude:33.47963)</text:p>
      <text:p text:style-name="P4">
Videos: []</text:p>
      <text:p text:style-name="P4">
Images: ["<text:a xlink:type="simple" xlink:href="https://liveuamap.com/pics/2023/04/15/22556447_0.jpg" text:style-name="Internet_20_link" text:visited-style-name="Visited_20_Internet_20_Link">
22556447_0.jpg</text:a>
", "<text:a xlink:type="simple" xlink:href="https://liveuamap.com/pics/2023/04/15/22556447_1.jpg" text:style-name="Internet_20_link" text:visited-style-name="Visited_20_Internet_20_Link">
22556447_1.jpg</text:a>
"]</text:p>
      <text:p text:style-name="P4">
Tags: []</text:p>
      <text:p text:style-name="P4">
Id: 22556447</text:p>
      <!--METADATA-->
      <text:p text:style-name="P4">
Russian aviation dropped guided bomb at Shostka district of Sumy region</text:p>
      <text:p text:style-name="P4">
<draw:frame draw:style-name="fr1" draw:name="Image138" text:anchor-type="as-char" svg:width="6.9236in" svg:height="9.216106in" draw:z-index="0">
<draw:image xlink:href="../Images/liveuamap/2023-04-15T17-00-07/22556447_0.jpg" xlink:type="simple" xlink:show="embed" xlink:actuate="onLoad" draw:mime-type="image/jpeg"/>
</draw:frame>
<draw:frame draw:style-name="fr1" draw:name="Image139" text:anchor-type="as-char" svg:width="6.9236in" svg:height="9.216106in" draw:z-index="0">
<draw:image xlink:href="../Images/liveuamap/2023-04-15T17-00-07/22556447_1.jpg" xlink:type="simple" xlink:show="embed" xlink:actuate="onLoad" draw:mime-type="image/jpeg"/>
</draw:frame>
News Collection Link: <text:a xlink:type="simple" xlink:href="https://liveuamap.com/en/2023/15-april-russian-aviation-dropped-guided-bomb-at-shostka" text:style-name="Internet_20_link" text:visited-style-name="Visited_20_Internet_20_Link">
https://liveuamap.com/en/2023/15-april-russian-aviation-dropped-guided-bomb-at-shostka</text:a>
</text:p>
      <text:p text:style-name="P4">
News Source: <text:a xlink:type="simple" xlink:href="https://t.me/operativnoZSU/91356" text:style-name="Internet_20_link" text:visited-style-name="Visited_20_Internet_20_Link">
https://t.me/operativnoZSU/91356</text:a>
</text:p>
      <!--NEWS-->
      <text:h text:style-name="P10" text:outline-level="1">
<text:span text:style-name="T4">
UPL: Zorya won Dnipro-1, Metalist-1925 and Alexandria shared points</text:span>
</text:h>
      <text:p text:style-name="P4">
Authors: Ukrinform (Person)</text:p>
      <text:p text:style-name="P4">
Publisher: Укринформ (Organization)</text:p>
      <text:p text:style-name="P4">
Published Time: 2023-04-15T17:01:00+03:00</text:p>
      <text:p text:style-name="P4">
Modified Time: 2023-04-15T17:01:00+03:00</text:p>
      <text:p text:style-name="P4">
Description: The wards of Van Leuven take the third place in the Ukrainian football championship, lagging behind the Dnieper by 2 points. - Ukrinform.</text:p>
      <text:p text:style-name="P4">
Images: ["<text:a xlink:type="simple" xlink:href="https://static.ukrinform.com/photos/2023_04/thumb_files/630_360_1681567192-497.jpg" text:style-name="Internet_20_link" text:visited-style-name="Visited_20_Internet_20_Link">
630_360_16815...</text:a>
"]</text:p>
      <text:p text:style-name="P4">
Tags: ['Футбол', 'Металіст-1925', 'Зоря', 'Олександрія', 'Дніпро-1']</text:p>
      <text:p text:style-name="P4">
Type: Article</text:p>
      <!--METADATA-->
      <text:p text:style-name="P4">
<draw:frame draw:style-name="fr1" draw:name="Image140" text:anchor-type="as-char" svg:width="6.9236in" svg:height="3.956343in" draw:z-index="0">
<draw:image xlink:href="../Images/yкринформ/2023-04-15T17-01-00-03-00/630_360_1681567192-497.jpg" xlink:type="simple" xlink:show="embed" xlink:actuate="onLoad" draw:mime-type="image/jpeg"/>
</draw:frame>
Leuven's wards occupy the third place in the Ukrainian Football Championship, behind the Dnieper to 2 points.</text:p>
      <text:p text:style-name="P4">
The game day of the 21st round of the Ukrainian Premier League has ended, Ukrainian reports.</text:p>
      <text:p text:style-name="P4">
Zorya defeated Dnipro -1 - 2: 1. Rusyn and Gerrero were distinguished as part of Dawn.</text:p>
      <text:p text:style-name="P4">
In the parallel match "Metalist-1925" and "Alexandria" the heads were not scored.</text:p>
      <text:p text:style-name="P4">
<text:span text:style-name="T4">
 Read also: </text:span>
 <text:a xlink:type="simple" xlink:href="https://www.ukrinform.ua/rubric-sports/3696317-metalist-ta-veres-vidali-zlivu-goliv-u-matci-21go-turu-premerligi.html" text:style-name="Internet_20_link" text:visited-style-name="Visited_20_Internet_20_Link">
</text:a>
Shakhtar heads UPL, with 49 points after 20 matches.</text:p>
      <text:p text:style-name="P4">
Photo: scdnipro1.com.ua</text:p>
      <text:p text:style-name="P4">
News Source: <text:a xlink:type="simple" xlink:href="https://www.ukrinform.ua/rubric-sports/3696367-upl-zora-peremogla-dnipro1-metalist1925-i-oleksandria-podilili-ocki.html" text:style-name="Internet_20_link" text:visited-style-name="Visited_20_Internet_20_Link">
https://www.ukrinform.ua/rubric-sports/3696367-upl-zora-peremogla-dnipro1-metalist1925-i-oleksandria-podilili-ocki.html</text:a>
</text:p>
      <!--NEWS-->
      <text:h text:style-name="P10" text:outline-level="1">
<text:span text:style-name="T4">
Zelensky discussed with Macron preparation for NATO Vilnius Summit</text:span>
</text:h>
      <text:p text:style-name="P4">
Authors: Ukrinform (Person)</text:p>
      <text:p text:style-name="P4">
Publisher: Укринформ (Organization)</text:p>
      <text:p text:style-name="P4">
Published Time: 2023-04-15T17:03:33+03:00</text:p>
      <text:p text:style-name="P4">
Modified Time: 2023-04-15T17:03:33+03:00</text:p>
      <text:p text:style-name="P4">
Description: Presidents of Ukraine and France Volodymyr Zelensky and Emmanuel Macron discussed preparations for the NATO Vilnius Summit, which will take place in July. - Ukrinform.</text:p>
      <text:p text:style-name="P4">
Images: ["<text:a xlink:type="simple" xlink:href="https://static.ukrinform.com/photos/2023_02/thumb_files/630_360_1677260137-955.jpeg" text:style-name="Internet_20_link" text:visited-style-name="Visited_20_Internet_20_Link">
630_360_16772...</text:a>
"]</text:p>
      <text:p text:style-name="P4">
Tags: ['Макрон', 'НАТО', 'Саміт НАТО', 'Зеленський']</text:p>
      <text:p text:style-name="P4">
Type: Article</text:p>
      <!--METADATA-->
      <text:p text:style-name="P4">
<draw:frame draw:style-name="fr1" draw:name="Image141" text:anchor-type="as-char" svg:width="6.9236in" svg:height="3.956343in" draw:z-index="0">
<draw:image xlink:href="../Images/yкринформ/2023-04-15T17-03-33-03-00/630_360_1677260137-955.jpeg" xlink:type="simple" xlink:show="embed" xlink:actuate="onLoad" draw:mime-type="image/jpeg"/>
</draw:frame>
Presidents of Ukraine and France Volodymyr Zelensky and Emmanuel Macronobrabose preparation for the NATO Vilnius Summit, which will take place in July.</text:p>
      <text:p text:style-name="P4">
As Ukrinform reports, Zelensky reported in <text:a xlink:type="simple" xlink:href="https://t.me/V_Zelenskiy_official/5867" text:style-name="Internet_20_link" text:visited-style-name="Visited_20_Internet_20_Link">
</text:a>
In the course of almost one and a half -hour conversation, the presidents also discussed the expectations of the summit, in particular, the need to obtain Ukraine's effective safety before Ukraine before joining the Alliance.</text:p>
      <text:p text:style-name="P4">
Separately, the heads of state paid attention to the implementation of the Ukrainian formula of peace, and they discussed the results of a recent visit <text:a xlink:type="simple" xlink:href="https://www.ukrinform.ua/tag-makron" text:style-name="Internet_20_link" text:visited-style-name="Visited_20_Internet_20_Link">
</text:a>
to China.</text:p>
      <text:p text:style-name="P4">
Zelensky thanked the President of France for condemning the execution of the Ukrainian military Russian military criminals, informed about the situation of Nafronto and further intentions for the liberation of all Ukrainian territories.</text:p>
      <text:p text:style-name="P4">
<text:span text:style-name="T4">
 Read also: </text:span>
 <text:a xlink:type="simple" xlink:href="https://www.ukrinform.ua/rubric-polytics/3696067-ukraina-ne-prijme-surogatnih-risen-vilnuskogo-samitu-sodo-svogo-vstupu-do-nato-kuleba.html" text:style-name="Internet_20_link" text:visited-style-name="Visited_20_Internet_20_Link">
<text:span text:style-name="T4">
 Vilnius </text:span>
</text:a>
Among other things, the head of state noted Macron's intention to further strengthen Ukraine's support on the battlefield.</text:p>
      <text:p text:style-name="P4">
As reported by Ukrinform, on April 1, Zelensky discussed with Macron <text:a xlink:type="simple" xlink:href="https://www.ukrinform.ua/rubric-polytics/3690317-zelenskij-proviv-rozmovu-iz-makronom-govorili-pro-oboronnu-vzaemodiu-miz-krainami.html" text:style-name="Internet_20_link" text:visited-style-name="Visited_20_Internet_20_Link">
</text:a>
 <text:a xlink:type="simple" xlink:href="https://www.ukrinform.ua/rubric-polytics/3690317-zelenskij-proviv-rozmovu-iz-makronom-govorili-pro-oboronnu-vzaemodiu-miz-krainami.html" text:style-name="Internet_20_link" text:visited-style-name="Visited_20_Internet_20_Link">
</text:a>
 <text:a xlink:type="simple" xlink:href="https://www.ukrinform.ua/rubric-polytics/3690317-zelenskij-proviv-rozmovu-iz-makronom-govorili-pro-oboronnu-vzaemodiu-miz-krainami.html" text:style-name="Internet_20_link" text:visited-style-name="Visited_20_Internet_20_Link">
</text:a>
</text:p>
      <text:p text:style-name="P4">
News Source: <text:a xlink:type="simple" xlink:href="https://www.ukrinform.ua/rubric-polytics/3696369-zelenskij-obgovoriv-z-makronom-pidgotovku-do-vilnuskogo-samitu-nato.html" text:style-name="Internet_20_link" text:visited-style-name="Visited_20_Internet_20_Link">
https://www.ukrinform.ua/rubric-polytics/3696369-zelenskij-obgovoriv-z-makronom-pidgotovku-do-vilnuskogo-samitu-nato.html</text:a>
</text:p>
      <!--NEWS-->
      <text:h text:style-name="P10" text:outline-level="1">
<text:span text:style-name="T4">
Airlines will temporarily not operate flights to Sudan capital</text:span>
</text:h>
      <text:p text:style-name="P4">
Authors: Ukrinform (Person)</text:p>
      <text:p text:style-name="P4">
Publisher: Укринформ (Organization)</text:p>
      <text:p text:style-name="P4">
Published Time: 2023-04-15T17:08:00+03:00</text:p>
      <text:p text:style-name="P4">
Modified Time: 2023-04-15T17:08:00+03:00</text:p>
      <text:p text:style-name="P4">
Description: The planes are turned back without landing at the Airport of the capital Sudan, Hartum, after notification that two people were killed as a result of a projectile into a passenger plane. - Ukrinform.</text:p>
      <text:p text:style-name="P4">
Images: ["<text:a xlink:type="simple" xlink:href="https://static.ukrinform.com/photos/2023_04/thumb_files/630_360_1681567639-290.jpg" text:style-name="Internet_20_link" text:visited-style-name="Visited_20_Internet_20_Link">
630_360_16815...</text:a>
"]</text:p>
      <text:p text:style-name="P4">
Tags: ['Авіа', 'Літак', 'Судан', 'Сутички']</text:p>
      <text:p text:style-name="P4">
Type: Article</text:p>
      <!--METADATA-->
      <text:p text:style-name="P4">
<draw:frame draw:style-name="fr1" draw:name="Image142" text:anchor-type="as-char" svg:width="6.9236in" svg:height="3.956343in" draw:z-index="0">
<draw:image xlink:href="../Images/yкринформ/2023-04-15T17-08-00-03-00/630_360_1681567639-290.jpg" xlink:type="simple" xlink:show="embed" xlink:actuate="onLoad" draw:mime-type="image/jpeg"/>
</draw:frame>
The aircraft rotate back without landing at the Sudan capital airport, Hartum, after the report that two people were killed as a result of a projectile, a Uppasserose aircraft.</text:p>
      <text:p text:style-name="P4">
As Ukrinform reports, it reports <text:a xlink:type="simple" xlink:href="https://www.bbc.com/news/live/world-africa-65285254" text:style-name="Internet_20_link" text:visited-style-name="Visited_20_Internet_20_Link">
</text:a>
Since then, two airlines have made appropriate statements.</text:p>
      <text:p text:style-name="P4">
The Saudi Arabian Airlines State Airline reported that one of its planeairbus A330 was "crashed" in the Chartum before the scheduled departure to Riyadh.</text:p>
      <text:p text:style-name="P4">
The airline added that she cooperates with the Saudi Arabian Embassy in Sudan to establish what happened and what <text:a xlink:type="simple" xlink:href="https://www.ukrinform.ua/tag-avia" text:style-name="Internet_20_link" text:visited-style-name="Visited_20_Internet_20_Link">
</text:a>
Doshartum and Hartum are suspended to further notification.</text:p>
      <text:p text:style-name="P4">
Egyptair National Air carrier Egyptair said it was suspended by Dota's flights from Hartum for 72 hours.</text:p>
      <text:p text:style-name="P4">
<text:span text:style-name="T4">
 Read also: </text:span>
 <text:a xlink:type="simple" xlink:href="https://www.ukrinform.ua/rubric-society/3696334-mzs-zaklikae-ukrainciv-utrimatisa-vid-poizdok-do-sudanu-cerez-nestabilnu-situaciu.html" text:style-name="Internet_20_link" text:visited-style-name="Visited_20_Internet_20_Link">
<text:span text:style-name="T4">
 Sudan </text:span>
</text:a>
As reported, <text:a xlink:type="simple" xlink:href="https://www.ukrinform.ua/rubric-world/3696295-u-sudani-vidbuvautsa-zitknenna-miz-armieu-ta-silami-svidkogo-reaguvanna.html" text:style-name="Internet_20_link" text:visited-style-name="Visited_20_Internet_20_Link">
</text:a>
After a number of days of tension between the army of the country and other power structure, forces of rapid response(RSF).</text:p>
      <text:p text:style-name="P4">
Неподалік від штабу армії в центрі міста чути стрілянину. У Силах швидкогореагування (RSF), which is commanded by the Vice president of the military council, General Mohammedhamdan, they say that they took control of the airport and the Presidential Palace.</text:p>
      <text:p text:style-name="P4">
<text:span text:style-name="T5">
Foto: UR-SDV</text:span>
</text:p>
      <text:p text:style-name="P4">
News Source: <text:a xlink:type="simple" xlink:href="https://www.ukrinform.ua/rubric-world/3696371-aviakompanii-timcasovo-ne-vikonuvatimut-rejsi-do-stolici-sudanu.html" text:style-name="Internet_20_link" text:visited-style-name="Visited_20_Internet_20_Link">
https://www.ukrinform.ua/rubric-world/3696371-aviakompanii-timcasovo-ne-vikonuvatimut-rejsi-do-stolici-sudanu.html</text:a>
</text:p>
      <!--NEWS-->
      <text:h text:style-name="P10" text:outline-level="1">
<text:span text:style-name="T4">
Minister of Agro -Policy has confirmed a meeting with a Polish colleague on Monday</text:span>
</text:h>
      <text:p text:style-name="P4">
Authors: Ukrinform (Person)</text:p>
      <text:p text:style-name="P4">
Publisher: Укринформ (Organization)</text:p>
      <text:p text:style-name="P4">
Published Time: 2023-04-15T17:13:17+03:00</text:p>
      <text:p text:style-name="P4">
Modified Time: 2023-04-15T17:13:17+03:00</text:p>
      <text:p text:style-name="P4">
Description: The Minister of Agrarian Policy and Food of Ukraine Mykola Solsky confirmed the meeting with his colleague Robert Telus on Monday, April 17. - Ukrinform.</text:p>
      <text:p text:style-name="P4">
Images: ["<text:a xlink:type="simple" xlink:href="https://static.ukrinform.com/photos/2023_04/thumb_files/630_360_1681564397-147.jpg" text:style-name="Internet_20_link" text:visited-style-name="Visited_20_Internet_20_Link">
630_360_16815...</text:a>
"]</text:p>
      <text:p text:style-name="P4">
Tags: ['Мінагро', 'Польща', 'Сольський']</text:p>
      <text:p text:style-name="P4">
Type: Article</text:p>
      <!--METADATA-->
      <text:p text:style-name="P4">
<draw:frame draw:style-name="fr1" draw:name="Image143" text:anchor-type="as-char" svg:width="6.9236in" svg:height="3.956343in" draw:z-index="0">
<draw:image xlink:href="../Images/yкринформ/2023-04-15T17-13-17-03-00/630_360_1681564397-147.jpg" xlink:type="simple" xlink:show="embed" xlink:actuate="onLoad" draw:mime-type="image/jpeg"/>
</draw:frame>
Mykola Solsky, Minister of Grade Policy and Food of Ukraine, confirmed on Monday, April 17, meeting with his colleague Robertolus.</text:p>
      <text:p text:style-name="P4">
He said this at a briefing in Ukrinform on Saturday, April 15.</text:p>
      <text:p text:style-name="P4">
“We confirm this. And we hope for it. And we hope that it will be constructive. And we hope that this agreement will be signed. And this is exactly what they were. We agreed this week this week. Both from our side. Several agencies were engaged in this, ”Solsky said, commenting on the statement of the Minister of Agriculture and Development of the village of Poland Telus on the plans of Ukraine and <text:a xlink:type="simple" xlink:href="https://www.ukrinform.ua/tag-polsa" text:style-name="Internet_20_link" text:visited-style-name="Visited_20_Internet_20_Link">
</text:a>
Sign on Monday, April 17, the Transit Agreement of Ukrainian Genry to Third countries.</text:p>
      <text:p text:style-name="P4">
At the same time, he expressed his hope that "the news today, related to the Polish side, which they adopted in the morning, will not affect the fact that on Monday on this issue, namely, in the first place, we will agree on transit."</text:p>
      <text:p text:style-name="P4">
<text:span text:style-name="T4">
 Read also: </text:span>
 <text:a xlink:type="simple" xlink:href="https://www.ukrinform.ua/rubric-other_news/3696359-polsa-zaboronila-vvezenna-z-ukraini-zbizza-ta-bagatoh-produktiv-harcuvanna.html" text:style-name="Internet_20_link" text:visited-style-name="Visited_20_Internet_20_Link">
<text:span text:style-name="T4">
 Poland </text:span>
</text:a>
As it was reported, on Friday, the Minister of Agriculture and Development of Selapolshi Robert Telus told reporters that on Monday, April 17, he is taministra of agrarian policy and food of Ukraine Mykola Solsky sign the transit of Ukrainian grain through Poland to third countries.</text:p>
      <text:p text:style-name="P4">
At the same time, at a briefing, on April 15, Solsky reported that the relevant authorities of the Republic of Poland decided to temporarily stop the import of Iz-Ukraine of any agricultural products on Saturday.</text:p>
      <text:p text:style-name="P4">
News Source: <text:a xlink:type="simple" xlink:href="https://www.ukrinform.ua/rubric-economy/3696375-ministr-agropolitiki-pidtverdiv-zustric-iz-polskim-kolegou-v-ponedilok.html" text:style-name="Internet_20_link" text:visited-style-name="Visited_20_Internet_20_Link">
https://www.ukrinform.ua/rubric-economy/3696375-ministr-agropolitiki-pidtverdiv-zustric-iz-polskim-kolegou-v-ponedilok.html</text:a>
</text:p>
      <!--NEWS-->
      <text:h text:style-name="P10" text:outline-level="1">
<text:span text:style-name="T4">
Kherson shelling: Russian shells fell near the educational institution, died - mother and daughter</text:span>
</text:h>
      <text:p text:style-name="P4">
Authors: Ukrinform (Person)</text:p>
      <text:p text:style-name="P4">
Publisher: Укринформ (Organization)</text:p>
      <text:p text:style-name="P4">
Published Time: 2023-04-15T17:14:00+03:00</text:p>
      <text:p text:style-name="P4">
Modified Time: 2023-04-15T17:14:00+03:00</text:p>
      <text:p text:style-name="P4">
Description: Kherson, a 48-year-old woman and her 28-year-old daughter, who died as a result of Russian shelling on April 15. - Ukrinform.</text:p>
      <text:p text:style-name="P4">
Images: ["<text:a xlink:type="simple" xlink:href="https://static.ukrinform.com/photos/2023_04/thumb_files/630_360_1681567929-359.jpg" text:style-name="Internet_20_link" text:visited-style-name="Visited_20_Internet_20_Link">
630_360_16815...</text:a>
", "<text:a xlink:type="simple" xlink:href="https://static.ukrinform.com/photos/2023_04/1681567929-207.jpg" text:style-name="Internet_20_link" text:visited-style-name="Visited_20_Internet_20_Link">
1681567929-20...</text:a>
"]</text:p>
      <text:p text:style-name="P4">
Tags: ['Херсон', 'Обстріл', 'Війна з росією']</text:p>
      <text:p text:style-name="P4">
Type: Article</text:p>
      <!--METADATA-->
      <text:p text:style-name="P4">
<draw:frame draw:style-name="fr1" draw:name="Image144" text:anchor-type="as-char" svg:width="6.9236in" svg:height="3.956343in" draw:z-index="0">
<draw:image xlink:href="../Images/yкринформ/2023-04-15T17-14-00-03-00/630_360_1681567929-359.jpg" xlink:type="simple" xlink:show="embed" xlink:actuate="onLoad" draw:mime-type="image/jpeg"/>
</draw:frame>
Khersonka, a 48-year-old woman and her 28-year-old daughter, have fallen as a result of Russian shelling on April 15.</text:p>
      <text:p text:style-name="P4">
As Ukrinform reports, it reports <text:a xlink:type="simple" xlink:href="https://t.me/khersonskaODA/5173" text:style-name="Internet_20_link" text:visited-style-name="Visited_20_Internet_20_Link">
</text:a>
 <text:a xlink:type="simple" xlink:href="https://t.me/khersonskaODA/5173" text:style-name="Internet_20_link" text:visited-style-name="Visited_20_Internet_20_Link">
</text:a>
 <text:a xlink:type="simple" xlink:href="https://t.me/khersonskaODA/5173" text:style-name="Internet_20_link" text:visited-style-name="Visited_20_Internet_20_Link">
 </text:a>
"On the eve of Easter, the Russian army killed a mother and a daughter in Kherson," -he is in a message.</text:p>
      <text:p text:style-name="P4">
It is noted that in the afternoon, Russian artillery struck the Podavriysky neighborhood of the city. The enemy shells were hit by a near -education institution. This Russian shelling <text:a xlink:type="simple" xlink:href="https://www.ukrinform.ua/tag-obstril" text:style-name="Internet_20_link" text:visited-style-name="Visited_20_Internet_20_Link">
</text:a>
The life of a 48-year-old woman and her 28-year-old daughter.</text:p>
      <text:p text:style-name="P4">
<draw:frame draw:style-name="fr1" draw:name="Image145" text:anchor-type="as-char" svg:width="6.9236in" svg:height="5.199111in" draw:z-index="0">
<draw:image xlink:href="../Images/yкринформ/2023-04-15T17-14-00-03-00/1681567929-207.jpg" xlink:type="simple" xlink:show="embed" xlink:actuate="onLoad" draw:mime-type="image/jpeg"/>
</draw:frame>
<text:span text:style-name="T4">
 Read also: </text:span>
 <text:a xlink:type="simple" xlink:href="https://www.ukrinform.ua/rubric-regions/3696235-na-hersonsini-rosiani-za-dopomogou-droniv-atakuvali-policejskih-u-dvoh-mistah.html" text:style-name="Internet_20_link" text:visited-style-name="Visited_20_Internet_20_Link">
<text:span text:style-name="T4">
 Kherson </text:span>
</text:a>
Ova expressed their condolences to the relatives of the dead.</text:p>
      <text:p text:style-name="P4">
Subsequently in the local prosecutor's office <text:a xlink:type="simple" xlink:href="https://t.me/phogovua/1719" text:style-name="Internet_20_link" text:visited-style-name="Visited_20_Internet_20_Link">
</text:a>
which was a pre -trial investigation in criminal proceedings on the fact of the law of the laws and customs of war.</text:p>
      <text:p text:style-name="P4">
They also added that the occupiers fired suburban settlements. Currently, one wounded civilian.</text:p>
      <text:p text:style-name="P4">
The shelling has damaged apartment and private homes, as well as the construction of a penalty institution.</text:p>
      <text:p text:style-name="P4">
According to preliminary data, the fire on civilian objects was carried out from barrel artillery.</text:p>
      <text:p text:style-name="P4">
As reported by Ukrinform, <text:a xlink:type="simple" xlink:href="https://www.ukrinform.ua/rubric-ato/3696341-rosiani-obstrilali-herson-zaginuli-dvi-zinki.html" text:style-name="Internet_20_link" text:visited-style-name="Visited_20_Internet_20_Link">
</text:a>
</text:p>
      <text:p text:style-name="P4">
News Source: <text:a xlink:type="simple" xlink:href="https://www.ukrinform.ua/rubric-regions/3696376-obstril-hersona-rosijski-snaradi-vpali-poblizu-osvitnogo-zakladu-zagibli-mati-i-donka.html" text:style-name="Internet_20_link" text:visited-style-name="Visited_20_Internet_20_Link">
https://www.ukrinform.ua/rubric-regions/3696376-obstril-hersona-rosijski-snaradi-vpali-poblizu-osvitnogo-zakladu-zagibli-mati-i-donka.html</text:a>
</text:p>
      <!--NEWS-->
      <text:h text:style-name="P10" text:outline-level="1">
<text:span text:style-name="T4">
Russian cyberattacks did not cause Canada significant damage - intelligence</text:span>
</text:h>
      <text:p text:style-name="P4">
Authors: Ukrinform (Person)</text:p>
      <text:p text:style-name="P4">
Publisher: Укринформ (Organization)</text:p>
      <text:p text:style-name="P4">
Published Time: 2023-04-15T17:17:00+03:00</text:p>
      <text:p text:style-name="P4">
Modified Time: 2023-04-15T17:17:00+03:00</text:p>
      <text:p text:style-name="P4">
Description: Organized by Russian hackers this week cybernetic attacks on state authorities of Canada have not caused systematic harm. - Ukrinform.</text:p>
      <text:p text:style-name="P4">
Images: ["<text:a xlink:type="simple" xlink:href="https://static.ukrinform.com/photos/2022_10/thumb_files/630_360_1665161088-125.png" text:style-name="Internet_20_link" text:visited-style-name="Visited_20_Internet_20_Link">
630_360_16651...</text:a>
"]</text:p>
      <text:p text:style-name="P4">
Tags: ['Канада', 'Кібератака', 'росія', 'Хакери']</text:p>
      <text:p text:style-name="P4">
Type: Article</text:p>
      <!--METADATA-->
      <text:p text:style-name="P4">
<draw:frame draw:style-name="fr1" draw:name="Image146" text:anchor-type="as-char" svg:width="6.9236in" svg:height="3.956343in" draw:z-index="0">
<draw:image xlink:href="../Images/yкринформ/2023-04-15T17-17-00-03-00/630_360_1665161088-125.png" xlink:type="simple" xlink:show="embed" xlink:actuate="onLoad" draw:mime-type="image/png"/>
</draw:frame>
Organized by Russian hackers this week cybernetic attacks on the site of Canada did not cause systematic harm.</text:p>
      <text:p text:style-name="P4">
According to Ukrinform correspondent, Robin Khavko, a spokesman for communications - Canadian special service, responsible for the federal government, said, writes [] writes <text:a xlink:type="simple" xlink:href="https://www.cbc.ca/news/politics/cse-cyber-attack-ukranian-visit-1.6806709" text:style-name="Internet_20_link" text:visited-style-name="Visited_20_Internet_20_Link">
</text:a>
"Although such incidents attract attention, they have a very low influence of the satystems against which they act," Khavko said.</text:p>
      <text:p text:style-name="P4">
He added that the special service still explores a number <text:a xlink:type="simple" xlink:href="https://www.ukrinform.ua/tag-kiberataka" text:style-name="Internet_20_link" text:visited-style-name="Visited_20_Internet_20_Link">
</text:a>
which happened this week to Canada of Prime Minister of Ukraine Denis Shmigal. “The Center for Communications Security and its Canadian Cybersecurity Center indicate that distributions of the type“ refusal to maintain ”(DDoS)It is not uncommon against the countries where Ukrainian government officials come, ”the spokesman said.</text:p>
      <text:p text:style-name="P4">
<text:span text:style-name="T4">
 Read also: </text:span>
 <text:a xlink:type="simple" xlink:href="https://www.ukrinform.ua/rubric-uarazom/3694663-rosijski-kiberataki-ne-zavadat-kanadi-pidtrimuvati-ukrainu-trudo.html" text:style-name="Internet_20_link" text:visited-style-name="Visited_20_Internet_20_Link">
<text:span text:style-name="T4">
 cyberattacks </text:span>
</text:a>
According to him, the Government of Canada is constantly undergoing cyberattacks and works with different ministry, "to make sure that the systems and means of tracking, identifying and investigating potential threats, as well as their non -legalization in the event of occurrence."</text:p>
      <text:p text:style-name="P4">
Recall that during the visit of the Prime Minister of Ukraine Denis Shmigal to Canadian week, Russian hackers managed to bring the official internet-representative-representation of the head of the Government of Canada for several hours. The day before, the technical was on the site of the Canadian Senate.</text:p>
      <text:p text:style-name="P4">
News Source: <text:a xlink:type="simple" xlink:href="https://www.ukrinform.ua/rubric-world/3696377-rosijski-kiberataki-ne-zavdali-kanadi-suttevoi-skodi-rozvidka.html" text:style-name="Internet_20_link" text:visited-style-name="Visited_20_Internet_20_Link">
https://www.ukrinform.ua/rubric-world/3696377-rosijski-kiberataki-ne-zavdali-kanadi-suttevoi-skodi-rozvidka.html</text:a>
</text:p>
      <!--NEWS-->
      <text:h text:style-name="P10" text:outline-level="1">
<text:span text:style-name="T4">
Kyivmiskbud suspended the construction of objects</text:span>
</text:h>
      <text:p text:style-name="P4">
Authors: Ukrinform (Person)</text:p>
      <text:p text:style-name="P4">
Publisher: Укринформ (Organization)</text:p>
      <text:p text:style-name="P4">
Published Time: 2023-04-15T17:19:41+03:00</text:p>
      <text:p text:style-name="P4">
Modified Time: 2023-04-15T17:19:41+03:00</text:p>
      <text:p text:style-name="P4">
Description: The Kyivmiskbud Construction Company has suspended work at its construction sites due to the lack of sales and debts of investors. - Ukrinform.</text:p>
      <text:p text:style-name="P4">
Images: ["<text:a xlink:type="simple" xlink:href="https://static.ukrinform.com/photos/2016_09/thumb_files/630_360_1473409374-2349.jpg" text:style-name="Internet_20_link" text:visited-style-name="Visited_20_Internet_20_Link">
630_360_14734...</text:a>
"]</text:p>
      <text:p text:style-name="P4">
Tags: ['Будівництво', 'Нерухомість', 'Київміськбуд']</text:p>
      <text:p text:style-name="P4">
Type: Article</text:p>
      <!--METADATA-->
      <text:p text:style-name="P4">
<draw:frame draw:style-name="fr1" draw:name="Image147" text:anchor-type="as-char" svg:width="6.9236in" svg:height="3.956343in" draw:z-index="0">
<draw:image xlink:href="../Images/yкринформ/2023-04-15T17-19-41-03-00/630_360_1473409374-2349.jpg" xlink:type="simple" xlink:show="embed" xlink:actuate="onLoad" draw:mime-type="image/jpeg"/>
</draw:frame>
The Kyivmiskbud Construction Company has suspended work at its construction grounds.</text:p>
      <text:p text:style-name="P4">
According to Ukrinform, the chairman of the Board of the developer Igorkushnir in [] reported this(https://www.facebook.com/inkushaa/posts/pfbid02TSShHbJiiAUu1mYfhJAATaQ2ziULiCRYq9qnb21cYN1vXJjQ4vtCtSLo3eHvanSnl).</text:p>
      <text:p text:style-name="P4">
«Складні часи потребують непростих рішень. Що ми маємо на сьогодні на ринкунерухомості: подорожчання будматеріалів, скорочення кількості кваліфікованихкадрів, практично повна відсутність продажів. З цих причин взимку Київміськбудбув змушений призупинити роботи на будмайданчиках. Додалося ще відключеннясвітла, але відсутність продажів і несплата «розстрочниками» все ж такипершочергове», - зазначив Кушнір.</text:p>
      <text:p text:style-name="P4">
Він підкреслив, що за рік повномасштабної війни Київміськбуд вичерпав своїзапаси і робить усе можливе, аби відновити фінансове здоров'я і будівництво.</text:p>
      <text:p text:style-name="P4">
<text:span text:style-name="T4">
Читайте також:</text:span>
 <text:a xlink:type="simple" xlink:href="https://www.ukrinform.ua/rubric-economy/3694776-v-ukraini-vidnovili-publikaciu-vidkritih-danih-sodo-budivnictva.html" text:style-name="Internet_20_link" text:visited-style-name="Visited_20_Internet_20_Link">
 <text:span text:style-name="T4">
будівниц</text:span>
 </text:a>
According to the head of the company, it is currently expected that the city will buy in the KMBNERMOCHOD for the amount of UAH 300 million. Also, the City Council commissions are considering on the capitalization of the company for UAH 1 billion. Work is ongoing with <text:a xlink:type="simple" xlink:href="https://www.ukrinform.ua/tag-bank" text:style-name="Internet_20_link" text:visited-style-name="Visited_20_Internet_20_Link">
</text:a>
.</text:p>
      <text:p text:style-name="P4">
“I am convincingly asking people who bought real estate to pay. The debt of the contracts today is about UAH 326 million. I understand that you will say "start building, let's start paying." But today, every hryvnia is important to build. So I ask to do it, ”Kushniri emphasized that all these funds will be directed exclusively to the completion of the specific complex in which the apartment was purchased.</text:p>
      <text:p text:style-name="P4">
As reported, in 2022, 7.11 million square meters were put into operation in Ukraine. Magitus areas, which is 38% less than in 2021. At the same time, in 2022, more than 6.6 million square meters began construction. m of living space, of which are more than 6.5 million square meters. m.</text:p>
      <text:p text:style-name="P4">
News Source: <text:a xlink:type="simple" xlink:href="https://www.ukrinform.ua/rubric-kyiv/3696378-kiivmiskbud-prizupiniv-budivnictvo-obektiv.html" text:style-name="Internet_20_link" text:visited-style-name="Visited_20_Internet_20_Link">
https://www.ukrinform.ua/rubric-kyiv/3696378-kiivmiskbud-prizupiniv-budivnictvo-obektiv.html</text:a>
</text:p>
      <!--NEWS-->
      <text:h text:style-name="P10" text:outline-level="1">
<text:span text:style-name="T4">
In Cherkasy region, 10 inhabitants were evacuated due to flooding</text:span>
</text:h>
      <text:p text:style-name="P4">
Authors: Ukrinform (Person)</text:p>
      <text:p text:style-name="P4">
Publisher: Укринформ (Organization)</text:p>
      <text:p text:style-name="P4">
Published Time: 2023-04-15T17:24:53+03:00</text:p>
      <text:p text:style-name="P4">
Modified Time: 2023-04-15T17:24:53+03:00</text:p>
      <text:p text:style-name="P4">
Description: In Cherkasy region, 10 inhabitants were evacuated due to flooding, 41 summer and dwelling house, 475 hectares of fields were injured from large water. - Ukrinform.</text:p>
      <text:p text:style-name="P4">
Images: ["<text:a xlink:type="simple" xlink:href="https://static.ukrinform.com/photos/2023_04/thumb_files/630_360_1681568656-231.jpg" text:style-name="Internet_20_link" text:visited-style-name="Visited_20_Internet_20_Link">
630_360_16815...</text:a>
"]</text:p>
      <text:p text:style-name="P4">
Tags: ['Черкащина', 'ДСНС', 'Евакуація']</text:p>
      <text:p text:style-name="P4">
Type: Article</text:p>
      <!--METADATA-->
      <text:p text:style-name="P4">
<draw:frame draw:style-name="fr1" draw:name="Image148" text:anchor-type="as-char" svg:width="6.9236in" svg:height="3.956343in" draw:z-index="0">
<draw:image xlink:href="../Images/yкринформ/2023-04-15T17-24-53-03-00/630_360_1681568656-231.jpg" xlink:type="simple" xlink:show="embed" xlink:actuate="onLoad" draw:mime-type="image/jpeg"/>
</draw:frame>
Outvolshanschyna evacuated 10 inhabitants due to flooding, 41 summer and residential building, 475 hectares of fields were evacuated from the large water.</text:p>
      <text:p text:style-name="P4">
About it in <text:a xlink:type="simple" xlink:href="https://t.me/cherkaskaODA/4508" text:style-name="Internet_20_link" text:visited-style-name="Visited_20_Internet_20_Link">
</text:a>
Informs the head of Cherkasy Igor Storerets, Ukrinform reports.</text:p>
      <text:p text:style-name="P4">
“The active phase of spring waterfall is ongoing. Together with <text:a xlink:type="simple" xlink:href="https://www.ukrinform.ua/tag-dsns" text:style-name="Internet_20_link" text:visited-style-name="Visited_20_Internet_20_Link">
</text:a>
The region continues to take measures to ensure residents and elimination of consequences, ”the message reads.</text:p>
      <text:p text:style-name="P4">
The chief of the Ova reported that in Cherkasy and Zolotonsky districts, 10 living areas have been evacuated, 41 cottages and a dwelling house have been flooded, 475 hectares of fields were also inspired by large water.</text:p>
      <text:p text:style-name="P4">
<text:span text:style-name="T4">
 Read also: </text:span>
 <text:a xlink:type="simple" xlink:href="https://www.ukrinform.ua/rubric-regions/3696303-na-zitomirsini-gruntovimi-vodami-pidtopleni-prisadibni-dilanki.html" text:style-name="Internet_20_link" text:visited-style-name="Visited_20_Internet_20_Link">
<text:span text:style-name="T4">
 FLOSTOL </text:span>
</text:a>
It is emphasized that rescuers work hard, also involved guarantors.</text:p>
      <text:p text:style-name="P4">
As reported by Ukrinform, in three regions - Volyn, Rivne and Cherkasy - <text:a xlink:type="simple" xlink:href="https://www.ukrinform.ua/rubric-regions/3696220-u-troh-oblastah-ukraini-masstabni-pidtoplenna-rozmiti-dorogi-do-30-naselenih-punktiv.html" text:style-name="Internet_20_link" text:visited-style-name="Visited_20_Internet_20_Link">
</text:a>
</text:p>
      <text:p text:style-name="P4">
News Source: <text:a xlink:type="simple" xlink:href="https://www.ukrinform.ua/rubric-regions/3696381-na-cerkasini-cerez-pidtoplenna-evakuuvali-10-ziteliv.html" text:style-name="Internet_20_link" text:visited-style-name="Visited_20_Internet_20_Link">
https://www.ukrinform.ua/rubric-regions/3696381-na-cerkasini-cerez-pidtoplenna-evakuuvali-10-ziteliv.html</text:a>
</text:p>
      <!--NEWS-->
      <text:h text:style-name="P10" text:outline-level="1">
<text:span text:style-name="T4">
It is not obligatory to confirm captivity from the Russian side - coordination</text:span>
</text:h>
      <text:p text:style-name="P4">
Authors: Ukrinform (Person)</text:p>
      <text:p text:style-name="P4">
Publisher: Укринформ (Organization)</text:p>
      <text:p text:style-name="P4">
Published Time: 2023-04-15T17:31:12+03:00</text:p>
      <text:p text:style-name="P4">
Modified Time: 2023-04-15T17:31:12+03:00</text:p>
      <text:p text:style-name="P4">
Description: The presence or lack of confirmation from the Ministry of Defense of Russia to get a serviceman not directly affects the exchange procedure - even "officially dead" can be returned. - Ukrinform.</text:p>
      <text:p text:style-name="P4">
Images: ["<text:a xlink:type="simple" xlink:href="https://static.ukrinform.com/photos/2022_09/thumb_files/630_360_1663869199-8409.jpeg" text:style-name="Internet_20_link" text:visited-style-name="Visited_20_Internet_20_Link">
630_360_16638...</text:a>
"]</text:p>
      <text:p text:style-name="P4">
Tags: ['Обмін', 'Полонені', 'Війна з росією']</text:p>
      <text:p text:style-name="P4">
Type: Article</text:p>
      <!--METADATA-->
      <text:p text:style-name="P4">
<draw:frame draw:style-name="fr1" draw:name="Image149" text:anchor-type="as-char" svg:width="6.9236in" svg:height="3.956343in" draw:z-index="0">
<draw:image xlink:href="../Images/yкринформ/2023-04-15T17-31-12-03-00/630_360_1663869199-8409.jpeg" xlink:type="simple" xlink:show="embed" xlink:actuate="onLoad" draw:mime-type="image/jpeg"/>
</draw:frame>
The presence or absence of confirmation from the Ministry of Defense of Russia for the deployment of a serviceman in captivity does not directly affect the procedure - it is possible to return even "officially dead".</text:p>
      <text:p text:style-name="P4">
This was reported by a representative of the coordination headquarters on the behavior(https://t.me/Koord_shtab/842?fbclid=IwAR09ybIN0IVE84bu7ZMrEj_W_t4l7v_59nejUEDwObwyR801iDDzeuXHqe0)"From captivity, both confirmed and unconfirmed, as well as disappeared, were returned. There were cases when the captivity was returned from captivity, who were accounted for as killed," he said.</text:p>
      <text:p text:style-name="P4">
During the online meeting with relatives and close military personnel of the 25th-equivalent airborne Sicheslav Brigade of the Airborne Assault forces of Ukraine, a representative of the headquarters reminded that, according to the norms They are kept, should be without any conditions.</text:p>
      <text:p text:style-name="P4">
He also noted that the aggressor country should recognize the captive components they hold and ensure that they protect all the rights, as it is foreseen by the Geneva Conventions. This applies both to the conditions of maintaining medical care and correspondence with relatives.</text:p>
      <text:p text:style-name="P4">
<text:span text:style-name="T4">
 Read also: </text:span>
 <text:a xlink:type="simple" xlink:href="https://www.ukrinform.ua/rubric-ato/3695668-u-koordstabi-rozpovili-so-robiti-koli-nemozlivo-vstanoviti-misceznahodzenna-vijskovogo.html" text:style-name="Internet_20_link" text:visited-style-name="Visited_20_Internet_20_Link">
<text:span text:style-name="T4">
 Coordin </text:span>
</text:a>
Separately during the meeting, the procedure of communication of relatives by posts and mechanisms of receiving one -time financial assistance for family servicemen was discussed.</text:p>
      <text:p text:style-name="P4">
As reported by Ukrinform, confirmation of captivity of Ukrainian servicemen in Russia <text:a xlink:type="simple" xlink:href="https://www.ukrinform.ua/rubric-ato/3685664-polon-ukrainskih-vijskovih-oficijno-pidtverdzue-tilki-minoboroni-rf-koordinacijnij-stab.html" text:style-name="Internet_20_link" text:visited-style-name="Visited_20_Internet_20_Link">
</text:a>
Only the Ministry of Defense of the Russian Federation through the International Committee of the Red Cross.</text:p>
      <text:p text:style-name="P4">
<text:span text:style-name="T5">
Foto: SBU, illustrative</text:span>
</text:p>
      <text:p text:style-name="P4">
News Source: <text:a xlink:type="simple" xlink:href="https://www.ukrinform.ua/rubric-society/3696385-dla-obminu-ne-e-obovazkovim-pidtverdzenna-polonu-vid-rosijskoi-storoni-koordstab.html" text:style-name="Internet_20_link" text:visited-style-name="Visited_20_Internet_20_Link">
https://www.ukrinform.ua/rubric-society/3696385-dla-obminu-ne-e-obovazkovim-pidtverdzenna-polonu-vid-rosijskoi-storoni-koordstab.html</text:a>
</text:p>
      <!--NEWS-->
      <text:h text:style-name="P10" text:outline-level="1">
<text:span text:style-name="T4">
Krachikova: Someone may be offended that he will not be allowed to games, but how to be with Ukrainian athletes who died</text:span>
</text:h>
      <text:p text:style-name="P4">
Authors: Ukrinform (Person)</text:p>
      <text:p text:style-name="P4">
Publisher: Укринформ (Organization)</text:p>
      <text:p text:style-name="P4">
Published Time: 2023-04-15T17:31:34+03:00</text:p>
      <text:p text:style-name="P4">
Modified Time: 2023-04-15T17:31:34+03:00</text:p>
      <text:p text:style-name="P4">
Description: Czech tennis player Barbora Krechikov shared his thoughts about the war in Ukraine and the possible admission of Russians and Belarus to the Olympic Games. - Ukrinform.</text:p>
      <text:p text:style-name="P4">
Images: ["<text:a xlink:type="simple" xlink:href="https://static.ukrinform.com/photos/2023_04/thumb_files/630_360_1681569020-569.jpg" text:style-name="Internet_20_link" text:visited-style-name="Visited_20_Internet_20_Link">
630_360_16815...</text:a>
"]</text:p>
      <text:p text:style-name="P4">
Tags: ['Олімпіада', 'Теніс']</text:p>
      <text:p text:style-name="P4">
Type: Article</text:p>
      <!--METADATA-->
      <text:p text:style-name="P4">
<draw:frame draw:style-name="fr1" draw:name="Image150" text:anchor-type="as-char" svg:width="6.9236in" svg:height="3.956343in" draw:z-index="0">
<draw:image xlink:href="../Images/yкринформ/2023-04-15T17-31-34-03-00/630_360_1681569020-569.jpg" xlink:type="simple" xlink:show="embed" xlink:actuate="onLoad" draw:mime-type="image/jpeg"/>
</draw:frame>
The Czechthenis player Barbora Krechikov shared his thoughts about the war in Ukraine there is a tamper admission of Russians and Belarusians to the Olympic Games.</text:p>
      <text:p text:style-name="P4">
She said about it for <text:a xlink:type="simple" xlink:href="https://www.idnes.cz/sport/tenis/marta-kostukova-tenis-rozhovor.A230414_183659_tenis_ald" text:style-name="Internet_20_link" text:visited-style-name="Visited_20_Internet_20_Link">
</text:a>
, reports Ukrinform.</text:p>
      <text:p text:style-name="P4">
“Of course, someone may be offended that he will not be allowed to Paris next year. But how to be with Ukrainian athletes who, unfortunately, died, defending their country? They are not guilty of anything, but they have lost their chances of time and forever, ”Krachikova said.</text:p>
      <text:p text:style-name="P4">
The Czech tennis player has emphasized that countries that do not honor the ideals of the Peace of Rozhbi are not a place in the Olympics.</text:p>
      <text:p text:style-name="P4">
“I think the Olympics has always been a holiday of friendship and peace. And if the country is leading the war, it clearly does not appreciate these ideals. Anyone who supports a nearby country is not a place in the Olympic Games, ” - said.</text:p>
      <text:p text:style-name="P4">
<text:span text:style-name="T4">
 Read also: </text:span>
 <text:a xlink:type="simple" xlink:href="https://www.ukrinform.ua/rubric-sports/3696331-ukrainski-tenisistki-postupilisa-cehii-u-matci-kubka-billi-dzin-king.html" text:style-name="Internet_20_link" text:visited-style-name="Visited_20_Internet_20_Link">
<text:span text:style-name="T4">
 tennis </text:span>
</text:a>
As it was reported, the Ministry of Youth and Sports published an order in which Ukrainian sports delegations to participate in competitions, to which representatives of Russia and Belarus were admitted. The order extends to the official national teams of Ukraine from Olympic and Non -Olympic Sports. In case of violations of delegates will be recalled from such competitions, and the relevant Federation will be deprived of national status.</text:p>
      <text:p text:style-name="P4">
Photo: Getty Images</text:p>
      <text:p text:style-name="P4">
News Source: <text:a xlink:type="simple" xlink:href="https://www.ukrinform.ua/rubric-sports/3696386-krejcikova-htos-moze-obrazitisa-so-jogo-ne-pustat-do-igor-ale-ak-buti-z-ukrainskimi-sportsmenami-aki-zaginuli.html" text:style-name="Internet_20_link" text:visited-style-name="Visited_20_Internet_20_Link">
https://www.ukrinform.ua/rubric-sports/3696386-krejcikova-htos-moze-obrazitisa-so-jogo-ne-pustat-do-igor-ale-ak-buti-z-ukrainskimi-sportsmenami-aki-zaginuli.html</text:a>
</text:p>
      <!--NEWS-->
      <text:h text:style-name="P10" text:outline-level="1">
<text:span text:style-name="T4">
Where to watch the broadcasts of the Easter services of the PCU and the UGCC - a list of channels</text:span>
</text:h>
      <text:p text:style-name="P4">
Authors: Ukrinform (Person)</text:p>
      <text:p text:style-name="P4">
Publisher: Укринформ (Organization)</text:p>
      <text:p text:style-name="P4">
Published Time: 2023-04-15T17:35:34+03:00</text:p>
      <text:p text:style-name="P4">
Modified Time: 2023-04-15T17:35:34+03:00</text:p>
      <text:p text:style-name="P4">
Description: The Orthodox Church of Ukraine and the Ukrainian Greek Catholic Church reported where you can see the broadcasts of Easter services. - Ukrinform.</text:p>
      <text:p text:style-name="P4">
Images: ["<text:a xlink:type="simple" xlink:href="https://static.ukrinform.com/photos/2019_04/thumb_files/630_360_1556454503-430.jpeg" text:style-name="Internet_20_link" text:visited-style-name="Visited_20_Internet_20_Link">
630_360_15564...</text:a>
"]</text:p>
      <text:p text:style-name="P4">
Tags: ['УГКЦ', 'Великдень', 'Православна церква України']</text:p>
      <text:p text:style-name="P4">
Type: Article</text:p>
      <!--METADATA-->
      <text:p text:style-name="P4">
<draw:frame draw:style-name="fr1" draw:name="Image151" text:anchor-type="as-char" svg:width="6.9236in" svg:height="3.956343in" draw:z-index="0">
<draw:image xlink:href="../Images/yкринформ/2023-04-15T17-35-34-03-00/630_360_1556454503-430.jpeg" xlink:type="simple" xlink:show="embed" xlink:actuate="onLoad" draw:mime-type="image/jpeg"/>
</draw:frame>
The Head of the Church of Ukraine and the Ukrainian Greek Catholic Church were told where you can see the broadcasts of Easter services.</text:p>
      <text:p text:style-name="P4">
According to Ukrinform, on the site <text:a xlink:type="simple" xlink:href="https://www.pomisna.info/uk/vsi-novyny/anons-pro-velykodni-bogosluzhinnya-z-nagody-svyata-svitlogo-hrystovogo-voskresinnya/" text:style-name="Internet_20_link" text:visited-style-name="Visited_20_Internet_20_Link">
</text:a>
It is said that the worship of the Orthodox Church of Ukraine from the Mikhailovsky Zolotover Cathedral in Kiev(will last from 23:00 on April 15 to 4:00 on April 16)It will be broadcast on the official pages of the PCU and Metropolitan Epiphany Ufeysbook, on the YouTube channel of the PCU and on the air of the National All-Ukrainian Tteleor "The One News".</text:p>
      <text:p text:style-name="P4">
<text:span text:style-name="T4">
 Read also: </text:span>
 <text:a xlink:type="simple" xlink:href="https://www.ukrinform.ua/rubric-ato/3696324-na-velikden-v-ukraini-ocikuutsa-podekudi-neznacni-dosi.html" text:style-name="Internet_20_link" text:visited-style-name="Visited_20_Internet_20_Link">
<text:span text:style-name="T4">
 Easter </text:span>
</text:a>
Easter worship <text:a xlink:type="simple" xlink:href="https://ugcc.ua/data/rozklad-bogosluzhin-na-strasnyy-tyzhden-i-velykden-2023-roku-2523/" text:style-name="Internet_20_link" text:visited-style-name="Visited_20_Internet_20_Link">
</text:a>
Live will broadcast "Live TV".</text:p>
      <text:p text:style-name="P4">
The beginning of the Divine Service of the Ukrainian Greek Catholic Church from the Patriarchal Cathedral of Christ - April 16 at 7.30.</text:p>
      <text:p text:style-name="P4">
As it was reported, on April 16, Christians of the Eastern Rite will be celebrated by the Svittechist Resurrection or Easter.</text:p>
      <text:p text:style-name="P4">
News Source: <text:a xlink:type="simple" xlink:href="https://www.ukrinform.ua/rubric-society/3696387-de-divitisa-translacii-velikodnih-bogosluzin-pcu-ta-ugkc-spisok-kanaliv.html" text:style-name="Internet_20_link" text:visited-style-name="Visited_20_Internet_20_Link">
https://www.ukrinform.ua/rubric-society/3696387-de-divitisa-translacii-velikodnih-bogosluzin-pcu-ta-ugkc-spisok-kanaliv.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4-15T17:37:00+03:00</text:p>
      <text:p text:style-name="P4">
Modified Time: 2023-04-15T17:37: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52" text:anchor-type="as-char" svg:width="6.9236in" svg:height="3.956343in" draw:z-index="0">
<draw:image xlink:href="../Images/yкринформ/2023-04-15T17-37-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53" text:anchor-type="as-char" svg:width="6.9236in" svg:height="6.9236in" draw:z-index="0">
<draw:image xlink:href="../Images/yкринформ/2023-04-15T17-37-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54" text:anchor-type="as-char" svg:width="6.9236in" svg:height="6.9236in" draw:z-index="0">
<draw:image xlink:href="../Images/yкринформ/2023-04-15T17-37-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55" text:anchor-type="as-char" svg:width="6.9236in" svg:height="6.9236in" draw:z-index="0">
<draw:image xlink:href="../Images/yкринформ/2023-04-15T17-37-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56" text:anchor-type="as-char" svg:width="6.9236in" svg:height="6.9236in" draw:z-index="0">
<draw:image xlink:href="../Images/yкринформ/2023-04-15T17-37-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in height, thin, dark-haired</text:p>
      <text:p text:style-name="P4">
Gray eyes.</text:p>
      <text:p text:style-name="P4">
<text:span text:style-name="T4">
 Andriy Kadigrob, 13 years old </text:span>
</text:p>
      <text:p text:style-name="P4">
<draw:frame draw:style-name="fr1" draw:name="Image157" text:anchor-type="as-char" svg:width="6.9236in" svg:height="6.9236in" draw:z-index="0">
<draw:image xlink:href="../Images/yкринформ/2023-04-15T17-37-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child: looks 13-14 years, up to a height of 140 cm, thin, dark-haired.</text:p>
      <text:p text:style-name="P4">
Clothes: white T -shirt, black pants, blue flip flops.</text:p>
      <text:p text:style-name="P4">
<text:span text:style-name="T4">
 Elizabeth Mandic, 16 years </text:span>
</text:p>
      <text:p text:style-name="P4">
<draw:frame draw:style-name="fr1" draw:name="Image158" text:anchor-type="as-char" svg:width="6.9236in" svg:height="6.9236in" draw:z-index="0">
<draw:image xlink:href="../Images/yкринформ/2023-04-15T17-37-00-03-00/1659948836-620.jpg" xlink:type="simple" xlink:show="embed" xlink:actuate="onLoad" draw:mime-type="image/jpeg"/>
</draw:frame>
On May 25, 2022, the girl disappeared in the village. Kivsharivka in Kharkiv region.</text:p>
      <text:p text:style-name="P4">
Signs of the baby: looks 17 years old, 158 cm in height, skinny, brownie, gray-green eyes.</text:p>
      <text:p text:style-name="P4">
Special signs: wears glasses.</text:p>
      <text:p text:style-name="P4">
<text:span text:style-name="T4">
 Mykola Grigoriev, 17 years old </text:span>
</text:p>
      <text:p text:style-name="P4">
<draw:frame draw:style-name="fr1" draw:name="Image159" text:anchor-type="as-char" svg:width="6.9236in" svg:height="6.9236in" draw:z-index="0">
<draw:image xlink:href="../Images/yкринформ/2023-04-15T17-37-00-03-00/1659948835-931.jpg" xlink:type="simple" xlink:show="embed" xlink:actuate="onLoad" draw:mime-type="image/jpeg"/>
</draw:frame>
</text:p>
      <text:p text:style-name="P4">
Signs: looks 17 years old, 170 cm in height, slim, light short -haired.</text:p>
      <text:p text:style-name="P4">
Clothes: black T -shirt, blue shorts, black sneakers.</text:p>
      <text:p text:style-name="P4">
<draw:frame draw:style-name="fr1" draw:name="Image160" text:anchor-type="as-char" svg:width="6.9236in" svg:height="6.9236in" draw:z-index="0">
<draw:image xlink:href="../Images/yкринформ/2023-04-15T17-37-00-03-00/1668596593-534.jpg" xlink:type="simple" xlink:show="embed" xlink:actuate="onLoad" draw:mime-type="image/jpeg"/>
</draw:frame>
11-year-old Gleb Cherepanov disappeared in Donetsk region.</text:p>
      <text:p text:style-name="P4">
As early as March 12, 2022, the boy, along with his grandmother, was sub -shot in Mariupol. Since then, there are no news about them. Where they are with them - it is unknown!</text:p>
      <text:p text:style-name="P4">
<draw:frame draw:style-name="fr1" draw:name="Image161" text:anchor-type="as-char" svg:width="6.9236in" svg:height="6.9236in" draw:z-index="0">
<draw:image xlink:href="../Images/yкринформ/2023-04-15T17-37-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62" text:anchor-type="as-char" svg:width="6.9236in" svg:height="6.9236in" draw:z-index="0">
<draw:image xlink:href="../Images/yкринформ/2023-04-15T17-37-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Solsky said how much products Ukraine exports every month across the Polish border</text:span>
</text:h>
      <text:p text:style-name="P4">
Authors: Ukrinform (Person)</text:p>
      <text:p text:style-name="P4">
Publisher: Укринформ (Organization)</text:p>
      <text:p text:style-name="P4">
Published Time: 2023-04-15T17:40:00+03:00</text:p>
      <text:p text:style-name="P4">
Modified Time: 2023-04-15T17:40:00+03:00</text:p>
      <text:p text:style-name="P4">
Description: In different months, 500 to 700 thousand tons of different products are exported from Ukraine from Ukraine. - Ukrinform.</text:p>
      <text:p text:style-name="P4">
Images: ["<text:a xlink:type="simple" xlink:href="https://static.ukrinform.com/photos/2023_04/thumb_files/630_360_1681564396-672.jpg" text:style-name="Internet_20_link" text:visited-style-name="Visited_20_Internet_20_Link">
630_360_16815...</text:a>
"]</text:p>
      <text:p text:style-name="P4">
Tags: ['Експорт', 'Польща', 'Україна', 'Кордон', 'Сольський', 'Агропродукція']</text:p>
      <text:p text:style-name="P4">
Type: Article</text:p>
      <!--METADATA-->
      <text:p text:style-name="P4">
<draw:frame draw:style-name="fr1" draw:name="Image163" text:anchor-type="as-char" svg:width="6.9236in" svg:height="3.956343in" draw:z-index="0">
<draw:image xlink:href="../Images/yкринформ/2023-04-15T17-40-00-03-00/630_360_1681564396-672.jpg" xlink:type="simple" xlink:show="embed" xlink:actuate="onLoad" draw:mime-type="image/jpeg"/>
</draw:frame>
In different months, 500 to 700 thousand tons of different products are exported from Ukraine from Ukraine.</text:p>
      <text:p text:style-name="P4">
This was stated by Minister of Agrarian Policy and Food of Ukraine Mykolasolsky at a briefing in Ukrinform on Saturday, April 15.</text:p>
      <text:p text:style-name="P4">
“In fact, if we take all <text:a xlink:type="simple" xlink:href="https://www.ukrinform.ua/tag-eksport" text:style-name="Internet_20_link" text:visited-style-name="Visited_20_Internet_20_Link">
</text:a>
What is across the Polish border, and part of it remains in Poland, and some of it is antenase, then depending on us, depending on the month from the moon, goes from 500 to 700 thousand tons of different products, ”Solsky said.</text:p>
      <text:p text:style-name="P4">
He specified that it was a grain, oil, sugar, eggs, meat and other products.</text:p>
      <text:p text:style-name="P4">
“If we say that these four cultures(Wheat, corn, rapeseed, sunflower - ed.)They are not sold in Poland, but are sold in transit, then in our opinion, the 150-200 thousand tons are most more than a month from this total volume that I just told you that it was sold in Poland. Supporting the transit, which we have previously agreed, and hope that they will be significantly compensated by these volumes by transit of Dollya ports, or to ports of other countries, ”the minister said.</text:p>
      <text:p text:style-name="P4">
<text:span text:style-name="T4">
 Read also: </text:span>
 <text:a xlink:type="simple" xlink:href="https://www.ukrinform.ua/rubric-economy/3696355-polsa-zaboronila-vvezenna-z-ukraini-zbizza-ta-bagatoh-produktiv-harcuvanna.html" text:style-name="Internet_20_link" text:visited-style-name="Visited_20_Internet_20_Link">
</text:a>
As it was reported, during a meeting on April 7 at the border in Dogsky, the Minister of Agrarian Policy and Food of Ukraine, the Ukrainian Kolusky Minister of Agrarian Policy and Food said that <text:a xlink:type="simple" xlink:href="https://www.ukrinform.ua/rubric-economy/3692981-ukraina-prizupinae-eksport-zbizza-do-polsi.html" text:style-name="Internet_20_link" text:visited-style-name="Visited_20_Internet_20_Link">
</text:a>
</text:p>
      <text:p text:style-name="P4">
News Source: <text:a xlink:type="simple" xlink:href="https://www.ukrinform.ua/rubric-economy/3696383-solskij-nazvav-obemi-produkcii-aki-somisaca-eksportuutsa-z-ukraini-cerez-polskij-kordon.html" text:style-name="Internet_20_link" text:visited-style-name="Visited_20_Internet_20_Link">
https://www.ukrinform.ua/rubric-economy/3696383-solskij-nazvav-obemi-produkcii-aki-somisaca-eksportuutsa-z-ukraini-cerez-polskij-kordon.html</text:a>
</text:p>
      <!--NEWS-->
      <text:h text:style-name="P10" text:outline-level="1">
<text:span text:style-name="T4">
Tkachenko shared his impressions of watching the movie "Pumfir"</text:span>
</text:h>
      <text:p text:style-name="P4">
Authors: Ukrinform (Person)</text:p>
      <text:p text:style-name="P4">
Publisher: Укринформ (Organization)</text:p>
      <text:p text:style-name="P4">
Published Time: 2023-04-15T17:51:15+03:00</text:p>
      <text:p text:style-name="P4">
Modified Time: 2023-04-15T17:51:15+03:00</text:p>
      <text:p text:style-name="P4">
Description: Minister of Culture and Information Policy Oleksandr Tkachenko advises Ukrainians to look at the domestic film "Pomfir", which is still at the box office. - Ukrinform.</text:p>
      <text:p text:style-name="P4">
Images: ["<text:a xlink:type="simple" xlink:href="https://static.ukrinform.com/photos/2023_03/thumb_files/630_360_1680192081-668.jpg" text:style-name="Internet_20_link" text:visited-style-name="Visited_20_Internet_20_Link">
630_360_16801...</text:a>
"]</text:p>
      <text:p text:style-name="P4">
Tags: ['Ткаченко', 'фільм']</text:p>
      <text:p text:style-name="P4">
Type: Article</text:p>
      <!--METADATA-->
      <text:p text:style-name="P4">
<draw:frame draw:style-name="fr1" draw:name="Image164" text:anchor-type="as-char" svg:width="6.9236in" svg:height="3.956343in" draw:z-index="0">
<draw:image xlink:href="../Images/yкринформ/2023-04-15T17-51-15-03-00/630_360_1680192081-668.jpg" xlink:type="simple" xlink:show="embed" xlink:actuate="onLoad" draw:mime-type="image/jpeg"/>
</draw:frame>
Minister of Culture and Information Policy Oleksandr Tkachenko advises Ukrainians to see the domestic film "Pomfir", which is now in the box office.</text:p>
      <text:p text:style-name="P4">
According to Ukrinform, Tkachenko reported in <text:a xlink:type="simple" xlink:href="https://t.me/otkachenkokyiv/3419" text:style-name="Internet_20_link" text:visited-style-name="Visited_20_Internet_20_Link">
</text:a>
“Pampir. The Ukrainian film, made even to the large -scale <text:a xlink:type="simple" xlink:href="https://www.ukrinform.ua/tag-vijna" text:style-name="Internet_20_link" text:visited-style-name="Visited_20_Internet_20_Link">
</text:a>
- now in the box office. It is uniquely advisable to look. He finally had time, ”Tkachenko wrote.</text:p>
      <text:p text:style-name="P4">
He added that the costumes of this movie will soon be presented in the Museumidecological Arts in Pirogovo.</text:p>
      <text:p text:style-name="P4">
According to the minister, the film has already collected approving reviews in Venice and Venice, and from more than 70,000 Ukrainians who voted for him with tickets.</text:p>
      <text:p text:style-name="P4">
"The movie seems to be emotionally drawn in a few minutes of viewing while you are leaning to the color and plot," - shared his impressions of the tape by the headmaster.</text:p>
      <text:p text:style-name="P4">
He expressed gratitude to the whole team of the project for details, selected by character actors, scenography, "picture" and meanings.</text:p>
      <text:p text:style-name="P4">
“Although you think about the viewing. And this is the best sign of a good movie. The words of the protagonist - "Do not compromise with conscience", whether the fate of his son and family, or about our country. However, it is artistic creation - and it is exactly worth your attention, ”Tkachenko added.</text:p>
      <text:p text:style-name="P4">
<text:span text:style-name="T4">
 Read also: </text:span>
 <text:a xlink:type="simple" xlink:href="https://www.ukrinform.ua/rubric-culture/3692340-film-pamfir-zdobuv-nagorodu-na-kinofestivali-u-klivlendi.html" text:style-name="Internet_20_link" text:visited-style-name="Visited_20_Internet_20_Link">
<text:span text:style-name="T4">
 pampir </text:span>
</text:a>
As it was reported, "Pumfir" is a history of interpersonal and at the same time a public -purpose, the purpose of which is to preserve the integrity of your family and their borders, even despite neglect of universal moral orientations.</text:p>
      <text:p text:style-name="P4">
The events of the film are unfolding in the western regions of Ukraine on the eve of the traditional carnival of Malanka. The director and author of the script is Dmitry Sukholitko-Social.</text:p>
      <text:p text:style-name="P4">
The movie premiere was held at the Oscar Cinema March 22.</text:p>
      <text:p text:style-name="P4">
News Source: <text:a xlink:type="simple" xlink:href="https://www.ukrinform.ua/rubric-culture/3696389-tkacenko-podilivsa-vrazennami-vid-peregladu-filmu-pamfir.html" text:style-name="Internet_20_link" text:visited-style-name="Visited_20_Internet_20_Link">
https://www.ukrinform.ua/rubric-culture/3696389-tkacenko-podilivsa-vrazennami-vid-peregladu-filmu-pamfir.html</text:a>
</text:p>
      <!--NEWS-->
      <text:h text:style-name="P10" text:outline-level="1">
<text:span text:style-name="T4">
The Armed Forces were taken under Marinka in at least six Russian military</text:span>
</text:h>
      <text:p text:style-name="P4">
Authors: Ukrinform (Person)</text:p>
      <text:p text:style-name="P4">
Publisher: Укринформ (Organization)</text:p>
      <text:p text:style-name="P4">
Published Time: 2023-04-15T17:56:09+03:00</text:p>
      <text:p text:style-name="P4">
Modified Time: 2023-04-15T17:56:09+03:00</text:p>
      <text:p text:style-name="P4">
Description: General Alexander Tarnavsky, the commander of the operational-strategic group "Tavriya", showed six Russian invaders captured by the forces of Defense of Ukraine in the city of Marinka, Donetsk region.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Мар'їнка", 'ЗСУ', 'Російські військові', 'Полонені']</text:p>
      <text:p text:style-name="P4">
Type: Article</text:p>
      <!--METADATA-->
      <text:p text:style-name="P4">
<draw:frame draw:style-name="fr1" draw:name="Image165" text:anchor-type="as-char" svg:width="6.9236in" svg:height="3.956343in" draw:z-index="0">
<draw:image xlink:href="../Images/yкринформ/2023-04-15T17-56-09-03-00/630_360_1668461240-442.jpg" xlink:type="simple" xlink:show="embed" xlink:actuate="onLoad" draw:mime-type="image/jpeg"/>
</draw:frame>
The commander-in-chief of the Tavriya troops, General Alexandernavsky, showed six Russian invaders captured by the captivity of Ukraine's Silico Defense in the area of Marinka, Donetsk region.</text:p>
      <text:p text:style-name="P4">
According to Ukrinform, the video with Russian prisoners was published in <text:a xlink:type="simple" xlink:href="https://t.me/otarnavskiy/37" text:style-name="Internet_20_link" text:visited-style-name="Visited_20_Internet_20_Link">
</text:a>
 <text:a xlink:type="simple" xlink:href="https://t.me/otarnavskiy/37" text:style-name="Internet_20_link" text:visited-style-name="Visited_20_Internet_20_Link">
 </text:a>
"This is what they look captured under Mary's orka. The good work of our soldiers," Tarnavsky said.</text:p>
      <text:p text:style-name="P4">
<text:span text:style-name="T4">
 Read also: </text:span>
 <text:a xlink:type="simple" xlink:href="https://www.ukrinform.ua/rubric-ato/3696155-zsu-znisili-vze-181-550-rosijskih-zagarbnikiv.html" text:style-name="Internet_20_link" text:visited-style-name="Visited_20_Internet_20_Link">
<text:span text:style-name="T4">
 destroy </text:span>
</text:a>
According to Ukrinform, Russian troops continue to focus on the forces of offensive actions in the Lyman, Bakhmut, Avdiivsky Tamarin directions. The most fierce <text:a xlink:type="simple" xlink:href="https://www.ukrinform.ua/rubric-ato/3696140-sili-oboroni-za-dobu-vidbili-56-vorozih-atak.html" text:style-name="Internet_20_link" text:visited-style-name="Visited_20_Internet_20_Link">
</text:a>
 .</text:p>
      <text:p text:style-name="P4">
News Source: <text:a xlink:type="simple" xlink:href="https://www.ukrinform.ua/rubric-ato/3696390-zsu-vzali-pid-marinkou-u-polon-sonajmense-sistoh-rosijskih-vijskovih.html" text:style-name="Internet_20_link" text:visited-style-name="Visited_20_Internet_20_Link">
https://www.ukrinform.ua/rubric-ato/3696390-zsu-vzali-pid-marinkou-u-polon-sonajmense-sistoh-rosijskih-vijskovih.html</text:a>
</text:p>
      <!--NEWS-->
      <text:h text:style-name="P10" text:outline-level="1">
<text:span text:style-name="T4">
600 farms in 14 settlements have been flooded in Ukraine</text:span>
</text:h>
      <text:p text:style-name="P4">
Authors: Ukrinform (Person)</text:p>
      <text:p text:style-name="P4">
Publisher: Укринформ (Organization)</text:p>
      <text:p text:style-name="P4">
Published Time: 2023-04-15T18:01:00+03:00</text:p>
      <text:p text:style-name="P4">
Modified Time: 2023-04-15T18:01:00+03:00</text:p>
      <text:p text:style-name="P4">
Description: In Ukraine, about 600 farms (gardens, yards) remain flooded in 14 settlements, and 28 houses have been flooded. - Ukrinform.</text:p>
      <text:p text:style-name="P4">
Images: ["<text:a xlink:type="simple" xlink:href="https://static.ukrinform.com/photos/2023_04/thumb_files/630_360_1681570330-680.jpg" text:style-name="Internet_20_link" text:visited-style-name="Visited_20_Internet_20_Link">
630_360_16815...</text:a>
", "<text:a xlink:type="simple" xlink:href="https://static.ukrinform.com/photos/2023_04/thumb_files/630_360_1681570242-9791.jpeg" text:style-name="Internet_20_link" text:visited-style-name="Visited_20_Internet_20_Link">
630_360_16815...</text:a>
", "<text:a xlink:type="simple" xlink:href="https://static.ukrinform.com/photos/2023_04/thumb_files/630_360_1681570262-3615.jpeg" text:style-name="Internet_20_link" text:visited-style-name="Visited_20_Internet_20_Link">
630_360_16815...</text:a>
", "<text:a xlink:type="simple" xlink:href="https://static.ukrinform.com/photos/2023_04/thumb_files/630_360_1681570272-6014.jpeg" text:style-name="Internet_20_link" text:visited-style-name="Visited_20_Internet_20_Link">
630_360_16815...</text:a>
", "<text:a xlink:type="simple" xlink:href="https://static.ukrinform.com/photos/2023_04/thumb_files/630_360_1681570242-7959.jpeg" text:style-name="Internet_20_link" text:visited-style-name="Visited_20_Internet_20_Link">
630_360_16815...</text:a>
", "<text:a xlink:type="simple" xlink:href="https://static.ukrinform.com/photos/2023_04/thumb_files/630_360_1681570280-7807.jpeg" text:style-name="Internet_20_link" text:visited-style-name="Visited_20_Internet_20_Link">
630_360_16815...</text:a>
"]</text:p>
      <text:p text:style-name="P4">
Tags: ['ДСНС', 'Вода', 'Негода']</text:p>
      <text:p text:style-name="P4">
Type: Article</text:p>
      <!--METADATA-->
      <text:p text:style-name="P4">
<draw:frame draw:style-name="fr1" draw:name="Image166" text:anchor-type="as-char" svg:width="6.9236in" svg:height="3.956343in" draw:z-index="0">
<draw:image xlink:href="../Images/yкринформ/2023-04-15T18-01-00-03-00/630_360_1681570330-680.jpg" xlink:type="simple" xlink:show="embed" xlink:actuate="onLoad" draw:mime-type="image/jpeg"/>
</draw:frame>
In Ukrainian, about 600 farms are flooded(Cities, yards)28 residential buildings were flooded in 14 painted points.</text:p>
      <text:p text:style-name="P4">
According to Ukrinform, the State Emergency Service reports in <text:a xlink:type="simple" xlink:href="https://t.me/dsns_telegram/15899" text:style-name="Internet_20_link" text:visited-style-name="Visited_20_Internet_20_Link">
</text:a>
“In Volyn, Rivne and Cherkasy regions, more than 10 thousand 500 ha of farmland have been flooded. The transport connections up to 30 settlements have been violated: Chernihiv - 29 and Kiev - 1. Organized detour to these settlements, ”the message reads.</text:p>
      <text:p text:style-name="P4">
<draw:frame draw:style-name="fr1" draw:name="Image167" text:anchor-type="as-char" svg:width="6.9236in" svg:height="3.956343in" draw:z-index="0">
<draw:image xlink:href="../Images/yкринформ/2023-04-15T18-01-00-03-00/630_360_1681570242-9791.jpeg" xlink:type="simple" xlink:show="embed" xlink:actuate="onLoad" draw:mime-type="image/jpeg"/>
</draw:frame>
In Ukraine, 600 farms remain flooded in 14 settlements /Photo: SES <text:a xlink:type="simple" xlink:href="https://static.ukrinform.com/photos/2023_04/1681570242-9791.jpeg" text:style-name="Internet_20_link" text:visited-style-name="Visited_20_Internet_20_Link">
<draw:frame draw:style-name="fr1" draw:name="Image168" text:anchor-type="as-char" svg:width="6.9236in" svg:height="3.956343in" draw:z-index="0">
<draw:image xlink:href="../Images/yкринформ/2023-04-15T18-01-00-03-00/630_360_1681570242-9791.jpeg" xlink:type="simple" xlink:show="embed" xlink:actuate="onLoad" draw:mime-type="image/jpeg"/>
</draw:frame>
</text:a>
 <text:a xlink:type="simple" xlink:href="https://static.ukrinform.com/photos/2023_04/1681570262-3615.jpeg" text:style-name="Internet_20_link" text:visited-style-name="Visited_20_Internet_20_Link">
<draw:frame draw:style-name="fr1" draw:name="Image169" text:anchor-type="as-char" svg:width="6.9236in" svg:height="3.956343in" draw:z-index="0">
<draw:image xlink:href="../Images/yкринформ/2023-04-15T18-01-00-03-00/630_360_1681570262-3615.jpeg" xlink:type="simple" xlink:show="embed" xlink:actuate="onLoad" draw:mime-type="image/jpeg"/>
</draw:frame>
</text:a>
 <text:a xlink:type="simple" xlink:href="https://static.ukrinform.com/photos/2023_04/1681570272-6014.jpeg" text:style-name="Internet_20_link" text:visited-style-name="Visited_20_Internet_20_Link">
<draw:frame draw:style-name="fr1" draw:name="Image170" text:anchor-type="as-char" svg:width="6.9236in" svg:height="3.956343in" draw:z-index="0">
<draw:image xlink:href="../Images/yкринформ/2023-04-15T18-01-00-03-00/630_360_1681570272-6014.jpeg" xlink:type="simple" xlink:show="embed" xlink:actuate="onLoad" draw:mime-type="image/jpeg"/>
</draw:frame>
</text:a>
 <text:a xlink:type="simple" xlink:href="https://static.ukrinform.com/photos/2023_04/1681570242-7959.jpeg" text:style-name="Internet_20_link" text:visited-style-name="Visited_20_Internet_20_Link">
<draw:frame draw:style-name="fr1" draw:name="Image171" text:anchor-type="as-char" svg:width="6.9236in" svg:height="3.956343in" draw:z-index="0">
<draw:image xlink:href="../Images/yкринформ/2023-04-15T18-01-00-03-00/630_360_1681570242-7959.jpeg" xlink:type="simple" xlink:show="embed" xlink:actuate="onLoad" draw:mime-type="image/jpeg"/>
</draw:frame>
</text:a>
 <text:a xlink:type="simple" xlink:href="https://static.ukrinform.com/photos/2023_04/1681570280-7807.jpeg" text:style-name="Internet_20_link" text:visited-style-name="Visited_20_Internet_20_Link">
<draw:frame draw:style-name="fr1" draw:name="Image172" text:anchor-type="as-char" svg:width="6.9236in" svg:height="3.956343in" draw:z-index="0">
<draw:image xlink:href="../Images/yкринформ/2023-04-15T18-01-00-03-00/630_360_1681570280-7807.jpeg" xlink:type="simple" xlink:show="embed" xlink:actuate="onLoad" draw:mime-type="image/jpeg"/>
</draw:frame>
</text:a>
Rescuers have taken 24.1 tonnes of drinking water and 138 kg of food from the beginning of the work from the beginning of the work; More than 1 thousand 200 people were transported through water interruptions, 15 citizens evacuated; They pumped about 10 thousand. cubic meters of water from 72 households.</text:p>
      <text:p text:style-name="P4">
<text:span text:style-name="T4">
 Read also: </text:span>
 <text:a xlink:type="simple" xlink:href="https://www.ukrinform.ua/rubric-regions/3696220-u-troh-oblastah-ukraini-masstabni-pidtoplenna-rozmiti-dorogi-do-30-naselenih-punktiv.html" text:style-name="Internet_20_link" text:visited-style-name="Visited_20_Internet_20_Link">
<text:span text:style-name="T4">
 flood </text:span>
</text:a>
Five bogun swamps were sent to the Chernihiv region.</text:p>
      <text:p text:style-name="P4">
<text:span text:style-name="T5">
Vido: SES of Ukraine</text:span>
</text:p>
      <text:p text:style-name="P4">
In general, to assist the population from <text:a xlink:type="simple" xlink:href="https://www.ukrinform.ua/tag-dsns" text:style-name="Internet_20_link" text:visited-style-name="Visited_20_Internet_20_Link">
</text:a>
More than 356 people and 133 units of equipment were involved.</text:p>
      <text:p text:style-name="P4">
As reported by Ukrinform, <text:a xlink:type="simple" xlink:href="https://www.ukrinform.ua/rubric-regions/3696381-na-cerkasini-cerez-pidtoplenna-evakuuvali-10-ziteliv.html" text:style-name="Internet_20_link" text:visited-style-name="Visited_20_Internet_20_Link">
</text:a>
41 summer house, 475 hectares of fields were affected from large water.</text:p>
      <text:p text:style-name="P4">
<text:span text:style-name="T5">
Foto: SNNS</text:span>
</text:p>
      <text:p text:style-name="P4">
News Source: <text:a xlink:type="simple" xlink:href="https://www.ukrinform.ua/rubric-regions/3696391-v-ukraini-zalisautsa-pidtoplenimi-600-dvorogospodarstv-u-14-naselenih-punktah-dsns.html" text:style-name="Internet_20_link" text:visited-style-name="Visited_20_Internet_20_Link">
https://www.ukrinform.ua/rubric-regions/3696391-v-ukraini-zalisautsa-pidtoplenimi-600-dvorogospodarstv-u-14-naselenih-punktah-dsns.html</text:a>
</text:p>
      <!--NEWS-->
      <text:h text:style-name="P10" text:outline-level="1">
<text:span text:style-name="T4">
Video surveillance cameras will be installed on the territory of all Kyiv schools</text:span>
</text:h>
      <text:p text:style-name="P4">
Authors: Ukrinform (Person)</text:p>
      <text:p text:style-name="P4">
Publisher: Укринформ (Organization)</text:p>
      <text:p text:style-name="P4">
Published Time: 2023-04-15T18:05:00+03:00</text:p>
      <text:p text:style-name="P4">
Modified Time: 2023-04-15T18:05:00+03:00</text:p>
      <text:p text:style-name="P4">
Description: Video surveillance systems will be installed on the territory of all metropolitan schools, and if necessary, it will be done inside these premises. - Ukrinform.</text:p>
      <text:p text:style-name="P4">
Images: ["<text:a xlink:type="simple" xlink:href="https://static.ukrinform.com/photos/2012_04/thumb_files/630_360_1335699900-videokameri.jpg" text:style-name="Internet_20_link" text:visited-style-name="Visited_20_Internet_20_Link">
630_360_13356...</text:a>
"]</text:p>
      <text:p text:style-name="P4">
Tags: ['Школа', 'Київ', 'Відеокамери', 'Безпека']</text:p>
      <text:p text:style-name="P4">
Type: Article</text:p>
      <!--METADATA-->
      <text:p text:style-name="P4">
<draw:frame draw:style-name="fr1" draw:name="Image173" text:anchor-type="as-char" svg:width="6.9236in" svg:height="3.956343in" draw:z-index="0">
<draw:image xlink:href="../Images/yкринформ/2023-04-15T18-05-00-03-00/630_360_1335699900-videokameri.jpg" xlink:type="simple" xlink:show="embed" xlink:actuate="onLoad" draw:mime-type="image/jpeg"/>
</draw:frame>
The sootraes of all metropolitan schools will be installed video surveillance systems, this will be done inside these premises.</text:p>
      <text:p text:style-name="P4">
This was announced on the air of the TV channel "Kyiv" by the director of "Municipal Guard" Sergey Chernyshev, Ukrinform correspondent reports.</text:p>
      <text:p text:style-name="P4">
«CVD system for arranging any(educational - ed.)The establishment is, as you know, a rather valuable thing. And that requires some funding. We are now developing such a general security system(them - ed.)video surveillance. First of all(It is about the territory - ed.)Around the educational institution, ”he said.</text:p>
      <text:p text:style-name="P4">
According to him, this will be done to control the adjacent territory of Dovhkonolashkil. As Chernyshev informed, if necessary, these camcorders will be installed within each educational institution.</text:p>
      <text:p text:style-name="P4">
Answering the question, the Director of the Municipal Guard said that he would only be infected with schools. He said separately that the kindergartens are now being used under technical protection.</text:p>
      <text:p text:style-name="P4">
“In every educational institution of Kiev, a alarm button is currently being installed. In the event of this button, our rapid react groups go there and understand the situation when needed. And depending on the settlement(ці групи – ред.), if, for example, an administrative apcular offense is found to cause an outfit(Police - ed.)», - said Chernyshev.</text:p>
      <text:p text:style-name="P4">
Answering questions about camcorders, in particular, about who will be video about and where this information will go, the director of the Municipal Security said that above all this(should be - ed.)Situation Center of the Utility Enterprise KP "Informatics", which is in Kiev.</text:p>
      <text:p text:style-name="P4">
He said separately that the video flow would also be accessed for centralized surveillance.</text:p>
      <text:p text:style-name="P4">
<text:span text:style-name="T5">
!affected </text:span>
<text:span text:style-name="T4">
<text:span text:style-name="T5">
 from </text:span>
* </text:span>
 wars **](https://www.ukrinform.ua/rubric-society/3673526-v-ukraini-rozpocinaetsa-ukrainskosvejcarskij-proekt-dopomogi-ditam-aki-postrazdali-vid-vijni.html)“In the event of a situation in the educational institution, we will be able to see the picture already. Our guards who is there(At school - ed.), ideally, will also see the picture, control the perimeter and in the middle of the processes that are happening, ”Chernyshev said.Answering questions how they will be set, in particular, which districts are faster, in which - later, Chernyshev said that it is not determined by them as an organization.</text:p>
      <text:p text:style-name="P4">
“<text:a xlink:type="simple" xlink:href="https://www.ukrinform.ua/tag-videokameri" text:style-name="Internet_20_link" text:visited-style-name="Visited_20_Internet_20_Link">
</text:a>
It will be established by the guidance of our recommendations for safety. And the relevant utility companies and organizations of the city of Kyiv will already be installed, ”said the director of the Municipal Protection.</text:p>
      <text:p text:style-name="P4">
He assured that parents will not be raised from parents - funding from the budget of Kiev will be deducted.</text:p>
      <text:p text:style-name="P4">
Answering the question of how quickly it will be done, Chernyshev noted that she is dependent on financing, on technical capabilities, etc.</text:p>
      <text:p text:style-name="P4">
“Ideally, I would very much like(To be - ed.)This year, or, at least, at least launch several of these educational institutions this year in the pilot ratio mode, so that algorithms can be worked out and some experience can gain, ”said the Director of the Municipal Protection.</text:p>
      <text:p text:style-name="P4">
Regarding other safety measures for children, he specified that the hypothetical SKP "Kyivteleservice" will be involved in this process.</text:p>
      <text:p text:style-name="P4">
"Here(It is understood - ed.)Internet, in particular, the equipment of an internet -based educational institution and, above all, probably(It is about - ed.)To control the content used during the educational process not only students, and for example, visitors, ”Chernyshev said.</text:p>
      <text:p text:style-name="P4">
Answering the question of what it can be done, the director of the Municipal Protection Counter said that it was about the safety of the content, which is being viewed first by the students - to use the Internet opportunities in the educational process and, accordingly, did not visit any prohibited sites, etc.</text:p>
      <text:p text:style-name="P4">
As reported by Ukrinform, on April 10 at the KSCA stated that <text:a xlink:type="simple" xlink:href="https://www.ukrinform.ua/rubric-kyiv/3694047-u-stolicnih-skolah-i-ditsadkah-posiluut-ohoronu.html" text:style-name="Internet_20_link" text:visited-style-name="Visited_20_Internet_20_Link">
</text:a>
</text:p>
      <text:p text:style-name="P4">
News Source: <text:a xlink:type="simple" xlink:href="https://www.ukrinform.ua/rubric-kyiv/3696395-na-teritorii-vsih-skil-kieva-vstanovlat-kameri-videonagladu.html" text:style-name="Internet_20_link" text:visited-style-name="Visited_20_Internet_20_Link">
https://www.ukrinform.ua/rubric-kyiv/3696395-na-teritorii-vsih-skil-kieva-vstanovlat-kameri-videonagladu.html</text:a>
</text:p>
      <!--NEWS-->
      <text:h text:style-name="P10" text:outline-level="1">
<text:span text:style-name="T4">
Ukraine on the eve of Ramstin has negotiated with Greece, Cyprus, Spain and Romania</text:span>
</text:h>
      <text:p text:style-name="P4">
Authors: Ukrinform (Person)</text:p>
      <text:p text:style-name="P4">
Publisher: Укринформ (Organization)</text:p>
      <text:p text:style-name="P4">
Published Time: 2023-04-15T18:08:00+03:00</text:p>
      <text:p text:style-name="P4">
Modified Time: 2023-04-15T18:08:00+03:00</text:p>
      <text:p text:style-name="P4">
Description: The team of the Ministry of Defense of Ukraine on the eve of the meeting in Ramstaya in 10 days visited four countries to negotiate on the supply of weapons to Ukraine. - Ukrinform.</text:p>
      <text:p text:style-name="P4">
Images: ["<text:a xlink:type="simple" xlink:href="https://static.ukrinform.com/photos/2023_02/thumb_files/630_360_1676370480-273.jpeg" text:style-name="Internet_20_link" text:visited-style-name="Visited_20_Internet_20_Link">
630_360_16763...</text:a>
"]</text:p>
      <text:p text:style-name="P4">
Tags: ['Резніков', 'Війна з росією', 'Зустріч Рамштайн']</text:p>
      <text:p text:style-name="P4">
Type: Article</text:p>
      <!--METADATA-->
      <text:p text:style-name="P4">
<draw:frame draw:style-name="fr1" draw:name="Image174" text:anchor-type="as-char" svg:width="6.9236in" svg:height="3.956343in" draw:z-index="0">
<draw:image xlink:href="../Images/yкринформ/2023-04-15T18-08-00-03-00/630_360_1676370480-273.jpeg" xlink:type="simple" xlink:show="embed" xlink:actuate="onLoad" draw:mime-type="image/jpeg"/>
</draw:frame>
On the eve of Ramstay, the Commander -in -Chief of Ukraine resulted in Ramstay in 10 days to negotiate Ukraine's Army Supply.</text:p>
      <text:p text:style-name="P4">
According to Ukrinform, the Minister of Defense of Ukraine Alexei Reznikov reports in <text:a xlink:type="simple" xlink:href="https://www.facebook.com/reznikovoleksii/posts/pfbid0VNVc5WvYp5nxDbNW13556dagGjB8exqAmi26v72fvum4AjZCfYijM13k145BFyc7l" text:style-name="Internet_20_link" text:visited-style-name="Visited_20_Internet_20_Link">
</text:a>
<text:a xlink:type="simple" xlink:href="https://www.facebook.com/reznikovoleksii/posts/pfbid0VNVc5WvYp5nxDbNW13556dagGjB8exqAmi26v72fvum4AjZCfYijM13k145BFyc7l" text:style-name="Internet_20_link" text:visited-style-name="Visited_20_Internet_20_Link">
</text:a>
“On the eve of the meeting in Ramstyna, which will be stage, because this formatantiscomb coalition turns a year, worked out a very intensive cut in terms of international contacts. In 10 days, the team, Nicosia, Madrid and Bucharest visited the team. Fiered meetings with my colleagues - Greek Defense Minister Nichos Panayotopulus, Defense Minister Kiprumichalis Georgallas, Spanish Defense Minister Margarita Robles, Romania Ministers Angel Tilvara and their teams, ”he said.</text:p>
      <text:p text:style-name="P4">
The purpose of the meetings is the weapons and other forms of support that strengthen the defense forces of Ukraine, the minister noted.</text:p>
      <text:p text:style-name="P4">
Reznikov stressed that during the visits the Ministry of Defense team meets the leaders of the representative authorities, manufacturers and the media to have a wide range of support. "Our priorities are known - the protection of the sky, the creation of a" armored fist ", providing ammunition," he added.</text:p>
      <text:p text:style-name="P4">
<text:span text:style-name="T4">
 Read also: </text:span>
 <text:a xlink:type="simple" xlink:href="https://www.ukrinform.ua/rubric-polytics/3695159-zelenskij-vistupiv-pered-ucasnikami-finansovogo-ramstajnu.html" text:style-name="Internet_20_link" text:visited-style-name="Visited_20_Internet_20_Link">
<text:span text:style-name="T4">
 Ramstein </text:span>
</text:a>
According to the Minister of Defense, the team works for various tracks. Ukrainian are interested as the platforms of the Soviet model and especially the rockets and shells of the donas, because this <text:a xlink:type="simple" xlink:href="https://www.ukrinform.ua/tag-zbroa" text:style-name="Internet_20_link" text:visited-style-name="Visited_20_Internet_20_Link">
</text:a>
Immediately, Napoli battle and Western production systems that provide quality advantages.</text:p>
      <text:p text:style-name="P4">
“We are involved in help, we agree on production, we work out the program teaching our soldiers. Such visits and meetings at the political level are very useful, because not only help to maintain high general dynamics, but also contribute to the rapid resolution of many practical issues, which will take a week for a week, ”Reznikov emphasized.</text:p>
      <text:p text:style-name="P4">
According to him, it is a very important time for Ukraine, because it is the lives of Ukrainian defenders and defenders and protection of cities.</text:p>
      <text:p text:style-name="P4">
News Source: <text:a xlink:type="simple" xlink:href="https://www.ukrinform.ua/rubric-polytics/3696392-ukraina-naperedodni-ramstajnu-provela-peregovori-z-grecieu-kiprom-ispanieu-ta-rumunieu.html" text:style-name="Internet_20_link" text:visited-style-name="Visited_20_Internet_20_Link">
https://www.ukrinform.ua/rubric-polytics/3696392-ukraina-naperedodni-ramstajnu-provela-peregovori-z-grecieu-kiprom-ispanieu-ta-rumunieu.html</text:a>
</text:p>
      <!--NEWS-->
      <text:h text:style-name="P10" text:outline-level="1">
<text:span text:style-name="T4">
Ukrainian Boyko was appointed the main arbiter for the MLS match</text:span>
</text:h>
      <text:p text:style-name="P4">
Authors: Ukrinform (Person)</text:p>
      <text:p text:style-name="P4">
Publisher: Укринформ (Organization)</text:p>
      <text:p text:style-name="P4">
Published Time: 2023-04-15T18:22:12+03:00</text:p>
      <text:p text:style-name="P4">
Modified Time: 2023-04-15T18:22:12+03:00</text:p>
      <text:p text:style-name="P4">
Description: Ukrainian arbitrator Sergei Boyko will judge the match of the 8th round of MLS between Dallas and Real Salt Lake. - Ukrinform.</text:p>
      <text:p text:style-name="P4">
Images: ["<text:a xlink:type="simple" xlink:href="https://static.ukrinform.com/photos/2023_04/thumb_files/630_360_1681572044-416.jpeg" text:style-name="Internet_20_link" text:visited-style-name="Visited_20_Internet_20_Link">
630_360_16815...</text:a>
"]</text:p>
      <text:p text:style-name="P4">
Tags: ['Футбол']</text:p>
      <text:p text:style-name="P4">
Type: Article</text:p>
      <!--METADATA-->
      <text:p text:style-name="P4">
<draw:frame draw:style-name="fr1" draw:name="Image175" text:anchor-type="as-char" svg:width="6.9236in" svg:height="3.956343in" draw:z-index="0">
<draw:image xlink:href="../Images/yкринформ/2023-04-15T18-22-12-03-00/630_360_1681572044-416.jpeg" xlink:type="simple" xlink:show="embed" xlink:actuate="onLoad" draw:mime-type="image/jpeg"/>
</draw:frame>
Ukrainian arbitrator Sergei Boyko will judge the match of the 8th round of MLS between Dallas and Real Salt Lake.</text:p>
      <text:p text:style-name="P4">
As Ukrinform reports, with reference to <text:a xlink:type="simple" xlink:href="https://proreferees.com/2023/04/12/2023-mls-assignments-week-8/" text:style-name="Internet_20_link" text:visited-style-name="Visited_20_Internet_20_Link">
</text:a>
.</text:p>
      <text:p text:style-name="P4">
He will be assisted by judges from the US and Canada, in his brigade he will be the sole representative of Ukraine.</text:p>
      <text:p text:style-name="P4">
The game will take place on the night of April 15-16 at 03.30 in Kyiv time.</text:p>
      <text:p text:style-name="P4">
<text:span text:style-name="T4">
 Read also: </text:span>
 <text:a xlink:type="simple" xlink:href="https://www.ukrinform.ua/rubric-sports/3696367-upl-zora-peremogla-dnipro1-metalist1925-i-oleksandria-podilili-ocki.html" text:style-name="Internet_20_link" text:visited-style-name="Visited_20_Internet_20_Link">
<text:span text:style-name="T4">
 Dawn </text:span>
</text:a>
Prior to that, a 45-year-old judge served the United States match a combined football league(USL)between Memphis 901 and Pittsburgh in mid -March.</text:p>
      <text:p text:style-name="P4">
Photo: Getty Images</text:p>
      <text:p text:style-name="P4">
News Source: <text:a xlink:type="simple" xlink:href="https://www.ukrinform.ua/rubric-sports/3696396-ukrainca-bojka-priznacili-golovnim-arbitrom-na-matc-mls.html" text:style-name="Internet_20_link" text:visited-style-name="Visited_20_Internet_20_Link">
https://www.ukrinform.ua/rubric-sports/3696396-ukrainca-bojka-priznacili-golovnim-arbitrom-na-matc-mls.html</text:a>
</text:p>
      <!--NEWS-->
      <text:h text:style-name="P10" text:outline-level="1">
<text:span text:style-name="T4">
In India the bus with musicians left the highway, 13 dead</text:span>
</text:h>
      <text:p text:style-name="P4">
Authors: Ukrinform (Person)</text:p>
      <text:p text:style-name="P4">
Publisher: Укринформ (Organization)</text:p>
      <text:p text:style-name="P4">
Published Time: 2023-04-15T18:23:30+03:00</text:p>
      <text:p text:style-name="P4">
Modified Time: 2023-04-15T18:23:30+03:00</text:p>
      <text:p text:style-name="P4">
Description: A passenger bus, which transported dozens of members of the music band, left the highway and fell into the ravine in the west of India, resulting in the death of 13 people another 29 were injured. - Ukrinform.</text:p>
      <text:p text:style-name="P4">
Images: ["<text:a xlink:type="simple" xlink:href="https://static.ukrinform.com/photos/2023_04/thumb_files/630_360_1681571968-285.jpg" text:style-name="Internet_20_link" text:visited-style-name="Visited_20_Internet_20_Link">
630_360_16815...</text:a>
"]</text:p>
      <text:p text:style-name="P4">
Tags: ['Аварія', 'Індія', 'Музикант']</text:p>
      <text:p text:style-name="P4">
Type: Article</text:p>
      <!--METADATA-->
      <text:p text:style-name="P4">
<draw:frame draw:style-name="fr1" draw:name="Image176" text:anchor-type="as-char" svg:width="6.9236in" svg:height="3.956343in" draw:z-index="0">
<draw:image xlink:href="../Images/yкринформ/2023-04-15T18-23-30-03-00/630_360_1681571968-285.jpg" xlink:type="simple" xlink:show="embed" xlink:actuate="onLoad" draw:mime-type="image/jpeg"/>
</draw:frame>
A passenger bus, which transported dozens of members of the music band, went out and fell into the ravine in the west of India, resulting in killed 13 people.</text:p>
      <text:p text:style-name="P4">
As Ukrinform reports, it reports <text:a xlink:type="simple" xlink:href="https://apnews.com/article/bus-musicians-accident-india-dfe8e7cd6410fdd80911a945dfb09bd9" text:style-name="Internet_20_link" text:visited-style-name="Visited_20_Internet_20_Link">
</text:a>
The bus was heading to Mumbai, the financial capital of India, from Puna, Demuzants had a speech, said the Indian police officer Atul Zndede.</text:p>
      <text:p text:style-name="P4">
The exact cause <text:a xlink:type="simple" xlink:href="https://www.ukrinform.ua/tag-avaria" text:style-name="Internet_20_link" text:visited-style-name="Visited_20_Internet_20_Link">
</text:a>
Currently unknown.</text:p>
      <text:p text:style-name="P4">
Most of the dead passengers were participants of the music band from the city of Mumbai.</text:p>
      <text:p text:style-name="P4">
Rescuers pulled out the buses of the bus and sent precipitate.</text:p>
      <text:p text:style-name="P4">
<text:span text:style-name="T4">
 Read also: </text:span>
 <text:a xlink:type="simple" xlink:href="https://www.ukrinform.ua/rubric-world/3695151-strilanina-na-vijskovij-bazi-u-indii-cetvero-zagiblih.html" text:style-name="Internet_20_link" text:visited-style-name="Visited_20_Internet_20_Link">
<text:span text:style-name="T4">
 indie </text:span>
</text:a>
India Prime Minister Narindra Modi pity in connection with the accident, he was awarded about the financial assistance of the families of the dead.</text:p>
      <text:p text:style-name="P4">
Transport accidents with fatal consequences in India are widespread through uneducated driving, poorly well-groomed roads and old vehicles. According to police, more than 110,000 people are killed every year in an accident throughout India.</text:p>
      <text:p text:style-name="P4">
<text:span text:style-name="T5">
Foto: pti photo</text:span>
</text:p>
      <text:p text:style-name="P4">
News Source: <text:a xlink:type="simple" xlink:href="https://www.ukrinform.ua/rubric-world/3696397-v-indii-avtobus-z-muzikantami-zihav-iz-sose-13-zagiblih.html" text:style-name="Internet_20_link" text:visited-style-name="Visited_20_Internet_20_Link">
https://www.ukrinform.ua/rubric-world/3696397-v-indii-avtobus-z-muzikantami-zihav-iz-sose-13-zagiblih.html</text:a>
</text:p>
      <!--NEWS-->
      <text:h text:style-name="P10" text:outline-level="1">
<text:span text:style-name="T4">
In Sudan during an attempt by the state a coup, a Ukrainian plane - SkyUp caught fire</text:span>
</text:h>
      <text:p text:style-name="P4">
Authors: Ukrinform (Person)</text:p>
      <text:p text:style-name="P4">
Publisher: Укринформ (Organization)</text:p>
      <text:p text:style-name="P4">
Published Time: 2023-04-15T18:31:00+03:00</text:p>
      <text:p text:style-name="P4">
Modified Time: 2023-04-15T18:31:00+03:00</text:p>
      <text:p text:style-name="P4">
Description: At the airport covered by the combat operations of the capital Sudan - Khartum city on one of the aircraft of the Ukrainian airline SkyUp has worked a emergency radio, the company is taking measures to evacuate employees from the country as soon as possible. - Ukrinform.</text:p>
      <text:p text:style-name="P4">
Images: ["<text:a xlink:type="simple" xlink:href="https://static.ukrinform.com/photos/2021_07/thumb_files/630_360_1627474527-494.jpg" text:style-name="Internet_20_link" text:visited-style-name="Visited_20_Internet_20_Link">
630_360_16274...</text:a>
"]</text:p>
      <text:p text:style-name="P4">
Tags: ['Судан', 'SkyUp', 'Переворот']</text:p>
      <text:p text:style-name="P4">
Type: Article</text:p>
      <!--METADATA-->
      <text:p text:style-name="P4">
<draw:frame draw:style-name="fr1" draw:name="Image177" text:anchor-type="as-char" svg:width="6.9236in" svg:height="3.956343in" draw:z-index="0">
<draw:image xlink:href="../Images/yкринформ/2023-04-15T18-31-00-03-00/630_360_1627474527-494.jpg" xlink:type="simple" xlink:show="embed" xlink:actuate="onLoad" draw:mime-type="image/jpeg"/>
</draw:frame>
The varoport covered by the military of Sudan - Khartum city on one of the Ukrainian airlines of SkyUp has worked out emergency radios, and the company is taking measures to evacuate employees from the country as soon as possible.</text:p>
      <text:p text:style-name="P4">
This is stated in an official statement published on <text:a xlink:type="simple" xlink:href="https://skyup.aero/uk/news/oficijna-zayava-skyup-shodo-situaciyi-zi-spivrobitnikami-ta-litakami-u-hartumi_457" text:style-name="Internet_20_link" text:visited-style-name="Visited_20_Internet_20_Link">
</text:a>
<text:a xlink:type="simple" xlink:href="https://skyup.aero/uk/news/oficijna-zayava-skyup-shodo-situaciyi-zi-spivrobitnikami-ta-litakami-u-hartumi_457" text:style-name="Internet_20_link" text:visited-style-name="Visited_20_Internet_20_Link">
 </text:a>
Airlines, Ukrinform reports.</text:p>
      <text:p text:style-name="P4">
"April 15 in Sudan began fighting. Currently, it is known about the operation of the airborne radio on one of the two SkyUP airlines, which are evident at the Airport of Hartu.</text:p>
      <text:p text:style-name="Quotations">

<text:p text:style-name="P4">
Boeing 737 of the Ukrainian Lowcoster SkyUp shot in the time of the hollow&gt;
 state coup in Sudane. The air gate grip special forces&gt;
 Sudan. &gt;
&gt;
 On the view of eyewitnesses from the capital's aeroport in Khartume it is evident that the gorge is one&gt;
 from the two Avialaine SkyUp, which stood in a series. <text:a xlink:type="simple" xlink:href="https://t.co/5438pt9YI3" text:style-name="Internet_20_link" text:visited-style-name="Visited_20_Internet_20_Link">
&gt;
</text:a>
&gt;
&gt;
 — avianews.com(@aviansowscom) <text:a xlink:type="simple" xlink:href="https://twitter.com/avianewscom/status/1647206230379692034" text:style-name="Internet_20_link" text:visited-style-name="Visited_20_Internet_20_Link">
&gt;
 </text:a>
As reported in <text:a xlink:type="simple" xlink:href="https://www.ukrinform.ua/tag-skyup" text:style-name="Internet_20_link" text:visited-style-name="Visited_20_Internet_20_Link">
</text:a>
, 36 employees currently in Sudan are in a relatively safe place, and there is a connection with them.</text:p>

</text:p>
      <text:p text:style-name="P4">
"Our main task now is to organize the safe conditions of employees' stay and help them leave the country as soon It will be possible, " - added to the company.</text:p>
      <text:p text:style-name="P4">
<text:span text:style-name="T4">
 Read also: </text:span>
 <text:a xlink:type="simple" xlink:href="https://www.ukrinform.ua/rubric-society/3696334-mzs-zaklikae-ukrainciv-utrimatisa-vid-poizdok-do-sudanu-cerez-nestabilnu-situaciu.html" text:style-name="Internet_20_link" text:visited-style-name="Visited_20_Internet_20_Link">
<text:span text:style-name="T4">
 Sudan </text:span>
</text:a>
SkyUp Airlines aircraft are in Sudan within the LisingACMI contract with Sun Air. Since the beginning of 2023 they have performed Dokair flights(Egypt), Er-rieda that giddy(Saudi Arabia).</text:p>
      <text:p text:style-name="P4">
It is known about the death of two people in Sudan as a result of a shell of a plane. About <text:a xlink:type="simple" xlink:href="https://www.ukrinform.ua/rubric-world/3696371-aviakompanii-timcasovo-ne-vikonuvatimut-rejsi-do-stolici-sudanu.html" text:style-name="Internet_20_link" text:visited-style-name="Visited_20_Internet_20_Link">
</text:a>
The State Airlines Arabianairlines and the Egyptair National Airlines have already declared Hartum to Hartum.</text:p>
      <text:p text:style-name="P4">
News Source: <text:a xlink:type="simple" xlink:href="https://www.ukrinform.ua/rubric-world/3696399-skyup-evakujovue-spivrobitnikiv-iz-sudanu-na-odnomu-z-litakiv-spracuvav-avarijnij-radiobuj.html" text:style-name="Internet_20_link" text:visited-style-name="Visited_20_Internet_20_Link">
https://www.ukrinform.ua/rubric-world/3696399-skyup-evakujovue-spivrobitnikiv-iz-sudanu-na-odnomu-z-litakiv-spracuvav-avarijnij-radiobuj.html</text:a>
</text:p>
      <!--NEWS-->
      <text:h text:style-name="P10" text:outline-level="1">
<text:span text:style-name="T4">
Border guards showed the destruction of the assault group of Russians in Bakhmut</text:span>
</text:h>
      <text:p text:style-name="P4">
Authors: Ukrinform (Person)</text:p>
      <text:p text:style-name="P4">
Publisher: Укринформ (Organization)</text:p>
      <text:p text:style-name="P4">
Published Time: 2023-04-15T18:44:00+03:00</text:p>
      <text:p text:style-name="P4">
Modified Time: 2023-04-15T18:44:00+03:00</text:p>
      <text:p text:style-name="P4">
Description: In Bakhmut, the border guards destroyed the assault group of Russian invaders. - Ukrinform.</text:p>
      <text:p text:style-name="P4">
Images: ["<text:a xlink:type="simple" xlink:href="https://static.ukrinform.com/photos/2023_02/thumb_files/630_360_1675689641-422.jpeg" text:style-name="Internet_20_link" text:visited-style-name="Visited_20_Internet_20_Link">
630_360_16756...</text:a>
"]</text:p>
      <text:p text:style-name="P4">
Tags: ['Бахмут', 'Прикордонники', 'Російські військові', 'Війна з росією']</text:p>
      <text:p text:style-name="P4">
Type: Article</text:p>
      <!--METADATA-->
      <text:p text:style-name="P4">
<draw:frame draw:style-name="fr1" draw:name="Image178" text:anchor-type="as-char" svg:width="6.9236in" svg:height="3.956343in" draw:z-index="0">
<draw:image xlink:href="../Images/yкринформ/2023-04-15T18-44-00-03-00/630_360_1675689641-422.jpeg" xlink:type="simple" xlink:show="embed" xlink:actuate="onLoad" draw:mime-type="image/jpeg"/>
</draw:frame>
In the Bakhmutidon region, border guards destroyed the assault group of Russian invaders.</text:p>
      <text:p text:style-name="P4">
As Ukrinform reports, this has reported <text:a xlink:type="simple" xlink:href="https://dpsu.gov.ua/ua/news/%20video%20-minometniki-luganskogo-prikordonnogo-zagonu-znishchili-shturmovu-grupu-rosiyskih-okupantiv/" text:style-name="Internet_20_link" text:visited-style-name="Visited_20_Internet_20_Link">
</text:a>
Taooo's relevant video.</text:p>
      <text:p text:style-name="P4">
“<text:a xlink:type="simple" xlink:href="https://www.ukrinform.ua/tag-bahmut" text:style-name="Internet_20_link" text:visited-style-name="Visited_20_Internet_20_Link">
</text:a>
Russian invaders do not pay attention to and try to organize an attack. However, the attempt of hostile assault assaults of the Defense Forces of Ukraine ended with the liquidation of their assault group, ”the message is reported.</text:p>
      <text:p text:style-name="P4">
In the DSSU in the destruction of the enemy noted the accurate work of mortars of the Luhansk border detachment.</text:p>
      <text:p text:style-name="P4">
According to Ukrinform, Russian troops continue to focus on the forces of offensive actions in the Lyman, Bakhmut, Avdiivsky Tamarin directions. <text:a xlink:type="simple" xlink:href="https://www.ukrinform.ua/rubric-ato/3696015-najzapeklisi-boi-jdut-za-bahmut-ta-marinku-sili-oboroni-vidbili-blizko-40-atak.html" text:style-name="Internet_20_link" text:visited-style-name="Visited_20_Internet_20_Link">
</text:a>
<text:span text:style-name="T5">
Foto: DPSU</text:span>
</text:p>
      <text:p text:style-name="P4">
News Source: <text:a xlink:type="simple" xlink:href="https://www.ukrinform.ua/rubric-ato/3696401-prikordonniki-pokazali-znisenna-sturmovoi-grupi-rosian-u-bahmuti.html" text:style-name="Internet_20_link" text:visited-style-name="Visited_20_Internet_20_Link">
https://www.ukrinform.ua/rubric-ato/3696401-prikordonniki-pokazali-znisenna-sturmovoi-grupi-rosian-u-bahmuti.html</text:a>
</text:p>
      <!--NEWS-->
      <text:h text:style-name="P10" text:outline-level="1">
<text:span text:style-name="T4">
In Beryslav region repaired damaged on the eve of the enemy blow of the power supply</text:span>
</text:h>
      <text:p text:style-name="P4">
Authors: Ukrinform (Person)</text:p>
      <text:p text:style-name="P4">
Publisher: Укринформ (Organization)</text:p>
      <text:p text:style-name="P4">
Published Time: 2023-04-15T18:49:00+03:00</text:p>
      <text:p text:style-name="P4">
Modified Time: 2023-04-15T18:49:00+03:00</text:p>
      <text:p text:style-name="P4">
Description: In Beryslav region in the Kherson region repaired damaged as a result of a hostile blow on April 14. - Ukrinform.</text:p>
      <text:p text:style-name="P4">
Images: ["<text:a xlink:type="simple" xlink:href="https://static.ukrinform.com/photos/2023_02/thumb_files/630_360_1677090548-641.jpg" text:style-name="Internet_20_link" text:visited-style-name="Visited_20_Internet_20_Link">
630_360_16770...</text:a>
"]</text:p>
      <text:p text:style-name="P4">
Tags: ['Електроенергія', 'Херсонщина', 'Берислав']</text:p>
      <text:p text:style-name="P4">
Type: Article</text:p>
      <!--METADATA-->
      <text:p text:style-name="P4">
<draw:frame draw:style-name="fr1" draw:name="Image179" text:anchor-type="as-char" svg:width="6.9236in" svg:height="3.956343in" draw:z-index="0">
<draw:image xlink:href="../Images/yкринформ/2023-04-15T18-49-00-03-00/630_360_1677090548-641.jpg" xlink:type="simple" xlink:show="embed" xlink:actuate="onLoad" draw:mime-type="image/jpeg"/>
</draw:frame>
The Naberislav region in the Kherson region repaired damaged on April 14, damaged by the power of the power.</text:p>
      <text:p text:style-name="P4">
As Ukrinform reports, it reports <text:a xlink:type="simple" xlink:href="https://t.me/khersonskaODA/5176" text:style-name="Internet_20_link" text:visited-style-name="Visited_20_Internet_20_Link">
</text:a>
.</text:p>
      <text:p text:style-name="P4">
«На Бериславщині відновлюють електропостачання. Учора росіяни атакуваликритичну інфраструктуру району, через що в деяких населених пунктах зниклоелектроживлення», - йдеться у повідомленні.</text:p>
      <text:p text:style-name="P4">
Зазначається, що вже 15 квітня енергетики відремонтували пошкоджені мережі,тож Великдень люди зустрінуть зі світлом в оселях.</text:p>
      <text:p text:style-name="P4">
<text:span text:style-name="T4">
Читайте також:</text:span>
 <text:a xlink:type="simple" xlink:href="https://www.ukrinform.ua/rubric-vidbudova/3696122-na-hersonsini-u-seli-borozenske-vidnovili-robotu-bazovoi-stancii-mobilnogo-operatora.html" text:style-name="Internet_20_link" text:visited-style-name="Visited_20_Internet_20_Link">
 </text:a>
As reported by Ukrinform, last day the enemy struck air strikes in the city, having kissed the farm and enterprise of the custom of sunflower oil. Around the places <text:a xlink:type="simple" xlink:href="https://www.ukrinform.ua/tag-vibuh" text:style-name="Internet_20_link" text:visited-style-name="Visited_20_Internet_20_Link">
</text:a>
At least 47 residential buildings were damaged by the managed aviation bombs, the city and the surrounding villages were left without power supply.</text:p>
      <text:p text:style-name="P4">
News Source: <text:a xlink:type="simple" xlink:href="https://www.ukrinform.ua/rubric-regions/3696403-na-berislavsini-vidremontuvali-poskodzeni-naperedodni-vorozim-udarom-elektromerezi.html" text:style-name="Internet_20_link" text:visited-style-name="Visited_20_Internet_20_Link">
https://www.ukrinform.ua/rubric-regions/3696403-na-berislavsini-vidremontuvali-poskodzeni-naperedodni-vorozim-udarom-elektromerezi.html</text:a>
</text:p>
      <!--NEWS-->
      <text:h text:style-name="P10" text:outline-level="1">
<text:span text:style-name="T4">
The Armed Forces reflected 40 enemy attacks a day</text:span>
</text:h>
      <text:p text:style-name="P4">
Authors: Ukrinform (Person)</text:p>
      <text:p text:style-name="P4">
Publisher: Укринформ (Organization)</text:p>
      <text:p text:style-name="P4">
Published Time: 2023-04-15T18:52:42+03:00</text:p>
      <text:p text:style-name="P4">
Modified Time: 2023-04-15T18:52:42+03:00</text:p>
      <text:p text:style-name="P4">
Description: The enemy tries to step on the Liman, Bakhmut, Avdiiv and Marinsky directions. Bakhmut and Marinka remain at the epicenter of the fighting. During the day, Ukrainian defenders reflected 40 attacks in these areas of the front. - Ukrinform.</text:p>
      <text:p text:style-name="P4">
Images: ["<text:a xlink:type="simple" xlink:href="https://static.ukrinform.com/photos/2023_04/thumb_files/630_360_1681573947-281.jpg" text:style-name="Internet_20_link" text:visited-style-name="Visited_20_Internet_20_Link">
630_360_16815...</text:a>
"]</text:p>
      <text:p text:style-name="P4">
Tags: ['Обстріл', 'ЗСУ', 'Російські військові', 'Війна з росією']</text:p>
      <text:p text:style-name="P4">
Type: Article</text:p>
      <!--METADATA-->
      <text:p text:style-name="P4">
<draw:frame draw:style-name="fr1" draw:name="Image180" text:anchor-type="as-char" svg:width="6.9236in" svg:height="3.956343in" draw:z-index="0">
<draw:image xlink:href="../Images/yкринформ/2023-04-15T18-52-42-03-00/630_360_1681573947-281.jpg" xlink:type="simple" xlink:show="embed" xlink:actuate="onLoad" draw:mime-type="image/jpeg"/>
</draw:frame>
The enemy is to step on the Liman, Bakhmut, Avdiivsky Tamarin directions. Bakhmut and Marinka remain at the epicenter of the fighting. The Ukrainian defenders reflected 40 Attackers in these areas of the front.</text:p>
      <text:p text:style-name="P4">
As Ukrinform reports, about it in <text:a xlink:type="simple" xlink:href="https://www.facebook.com/GeneralStaff.ua/posts/pfbid02VH2qUAHexbmSk27jJtdRWQHoPEPcvxX2V9r1XxUrFnu2vjx3nchcsCFUHuxUvicRl" text:style-name="Internet_20_link" text:visited-style-name="Visited_20_Internet_20_Link">
</text:a>
The General Staff of the Armed Forces of Ukraine reports.</text:p>
      <text:p text:style-name="P4">
According to the report, in the day the Russian army struck 19 aviation and 4 -knot strikes, made more than 15 <text:a xlink:type="simple" xlink:href="https://www.ukrinform.ua/tag-obstril" text:style-name="Internet_20_link" text:visited-style-name="Visited_20_Internet_20_Link">
</text:a>
reactive systems of volley fire on the positions of Ukrainian troops and civil infrastructure of settlements.</text:p>
      <text:p text:style-name="P4">
The Russians continue to focus the main efforts on the offensive acting Liman, Bakhmut, Avdiiv and Mariinsky directions. Bakhmut and Marinka's wiping of fighting. During the day of the exposed areas of the front, Ukrainian defenders reflected 40 attacks, Ugensta stressed.</text:p>
      <text:p text:style-name="P4">
<text:span text:style-name="T4">
 Read also: </text:span>
 <text:a xlink:type="simple" xlink:href="https://www.ukrinform.ua/rubric-ato/3696155-zsu-znisili-vze-181-550-rosijskih-zagarbnikiv.html" text:style-name="Internet_20_link" text:visited-style-name="Visited_20_Internet_20_Link">
<text:span text:style-name="T4">
 destroy </text:span>
</text:a>
_ <text:span text:style-name="T4">
 In Volyn, Polissya, Siversky and Slobozhansky directions </text:span>
 _obactoak for the formation of offensive groups of the Russian Federation. A comprehensive verification of the combat readiness of the Armed Forces of the Republic of Belarus continues. There are some units of territorial troops of the Armed Forces of the Russian Federation in the territory of this country.</text:p>
      <text:p text:style-name="P4">
In the border areas with Ukraine, the Bryansk, Kursk and Belgorod units contain certain units of the Russian Federation.</text:p>
      <text:p text:style-name="P4">
During the day, the enemy fired at Bunyakine, Iskrykivshchyna, Volfine, Spire, Yunakivka, Sumy region, as well as Kozacha Lopan, Hatyshche, Vovchansk and Vovchansk farms in Kharkiv region.</text:p>
      <text:p text:style-name="P4">
_ <text:span text:style-name="T4">
 In the Kupyansk direction </text:span>
 _ RF Army replaced the area in districts of four settlements, carried out shelling of settlements of Novomlinsk, two -year and Brest Kharkiv region.</text:p>
      <text:p text:style-name="P4">
_ <text:span text:style-name="T4">
 In the Liman direction </text:span>
 _ the enemy led unsuccessful offensive actions nearby. Artillery shellings were suffered by Stelmakhivka, Nevsko, Bigoriv Kalugansk region and Ivanivka and disputed Donetsk region._ <text:span text:style-name="T4">
 In the Avdeevsky direction </text:span>
 _ the army of the Russian Federation conducted unsuccessful offensive actions by the Swave and Pervomaisky, she was fired at more than 10 populated points near the collision line. In particular, it is ceramics, Berdychi, Avdiivka, Pervomaisko, Karlovka of Donetsk region.</text:p>
      <text:p text:style-name="P4">
_ <text:span text:style-name="T4">
 In the Mariinsky direction </text:span>
 _ the defenders of Ukraine reflected numerous fortune -tellers in the Marinka area of Donetsk region. At the same time, hostile fired were Georgiyivka, Marinka, Kurakhovo, Victory, Novomikhailivka of Donetsk region.</text:p>
      <text:p text:style-name="P4">
_ <text:span text:style-name="T4">
 In the mineral direction </text:span>
 _ the enemy of offensive actions was not carried out;</text:p>
      <text:p text:style-name="P4">
_ <text:span text:style-name="T4">
 In the Zaporizhzhya and Kherson directions </text:span>
 _ invaders continue defense. During the day, they were fired, including Vremivka, Novopol Donetsk region; Malynivka, Guliaypole, Magic, Small Tokmachka, Novodanilovka, Orikhivzzzla, and Kherson.</text:p>
      <text:p text:style-name="P4">
<text:span text:style-name="T4">
 Read also: </text:span>
 <text:a xlink:type="simple" xlink:href="https://www.ukrinform.ua/rubric-regions/3696235-na-hersonsini-rosiani-za-dopomogou-droniv-atakuvali-policejskih-u-dvoh-mistah.html" text:style-name="Internet_20_link" text:visited-style-name="Visited_20_Internet_20_Link">
<text:span text:style-name="T4">
 Hhersonshch </text:span>
</text:a>
To replenish the losses in living power, the Russian Federation is behaving a campaign to support mobilization. All available methods are used to promote military service. To its citizens, the Russian leadership promises high maintenance and social package. In addition to the media, propagandists use agitation postcards of appropriate content in public. Recently, agitation in Voronezh has been determined, the Armed Forces General Staff emphasized.</text:p>
      <text:p text:style-name="P4">
“Aviation of defense forces per day made 5 beats in the areas of concentration. And the units of rocket troops and artillery struck 3 districts of living force, as well as the area of concentration of artillery, radar, anti -aircraft missile complex and ammunition composition, ”the testimony concludes.</text:p>
      <text:p text:style-name="P4">
As reported by Ukrinform, the team of the Ministry of Defense of Ukraine on the forefroker in Ramstin in 10 days visited four countries for holding <text:a xlink:type="simple" xlink:href="https://www.ukrinform.ua/rubric-polytics/3696392-ukraina-naperedodni-ramstajnu-provela-peregovori-z-grecieu-kiprom-ispanieu-ta-rumunieu.html" text:style-name="Internet_20_link" text:visited-style-name="Visited_20_Internet_20_Link">
</text:a>
<text:span text:style-name="T5">
Foto: General Staff of the Armed Forces</text:span>
</text:p>
      <text:p text:style-name="P4">
News Source: <text:a xlink:type="simple" xlink:href="https://www.ukrinform.ua/rubric-ato/3696404-zsu-za-den-vidbili-40-vorozih-atak.html" text:style-name="Internet_20_link" text:visited-style-name="Visited_20_Internet_20_Link">
https://www.ukrinform.ua/rubric-ato/3696404-zsu-za-den-vidbili-40-vorozih-atak.html</text:a>
</text:p>
      <!--NEWS-->
      <text:h text:style-name="P10" text:outline-level="1">
<text:span text:style-name="T4">
Ambassador United24 Branson urged the event to increase Ukraine's support</text:span>
</text:h>
      <text:p text:style-name="P4">
Authors: Ukrinform (Person)</text:p>
      <text:p text:style-name="P4">
Publisher: Укринформ (Organization)</text:p>
      <text:p text:style-name="P4">
Published Time: 2023-04-15T18:58:57+03:00</text:p>
      <text:p text:style-name="P4">
Modified Time: 2023-04-15T18:58:57+03:00</text:p>
      <text:p text:style-name="P4">
Description: British entrepreneur Richard Branson urged the event to strengthen Ukraine's support after a visit to our country. - Ukrinform.</text:p>
      <text:p text:style-name="P4">
Images: ["<text:a xlink:type="simple" xlink:href="https://static.ukrinform.com/photos/2023_04/thumb_files/630_360_1681154815-613.jpeg" text:style-name="Internet_20_link" text:visited-style-name="Visited_20_Internet_20_Link">
630_360_16811...</text:a>
"]</text:p>
      <text:p text:style-name="P4">
Tags: ['Україна', 'допомога', 'Бренсон', 'United24']</text:p>
      <text:p text:style-name="P4">
Type: Article</text:p>
      <!--METADATA-->
      <text:p text:style-name="P4">
<draw:frame draw:style-name="fr1" draw:name="Image181" text:anchor-type="as-char" svg:width="6.9236in" svg:height="3.956343in" draw:z-index="0">
<draw:image xlink:href="../Images/yкринформ/2023-04-15T18-58-57-03-00/630_360_1681154815-613.jpeg" xlink:type="simple" xlink:show="embed" xlink:actuate="onLoad" draw:mime-type="image/jpeg"/>
</draw:frame>
British entrepreneur Richard Branson urged the event to strengthen Ukraine's support after a visit to our country.</text:p>
      <text:p text:style-name="P4">
As Ukrinform reports, it reports <text:a xlink:type="simple" xlink:href="https://news.sky.com/story/ukraine-war-latest-putins-attempt-to-stop-draft-dodgers-shows-russias-longer-term-approach-nine-killed-in-rocket-attack-12541713" text:style-name="Internet_20_link" text:visited-style-name="Visited_20_Internet_20_Link">
</text:a>
.</text:p>
      <text:p text:style-name="P4">
Recently, a millionaire businessman Branson has become a ambassador of Vladimir Zelensky United Fandzyring platform after a personal invitation of the president of Ukraine.</text:p>
      <text:p text:style-name="P4">
Recalling his recent trip to Ukraine, he said that he met people who "had to fight, laying his hands behind his back" due to lack of proper support.</text:p>
      <text:p text:style-name="P4">
During his visit, Branson visited the war -destroyed buildings, the chambers of the department of the corporate, which Russian soldiers turned into a torture, and met with a bundle with cerebral palsy that survived the events in Bucha.</text:p>
      <text:p text:style-name="P4">
"Every part of this visit was unforgettable and touching," he said.</text:p>
      <text:p text:style-name="P4">
<text:span text:style-name="T4">
 Read also: </text:span>
 <text:a xlink:type="simple" xlink:href="https://www.ukrinform.ua/rubric-polytics/3518320-zelenskij-obgovoriv-iz-brensonom-zberezenna-uvagi-svitu-do-vijni-v-ukraini.html" text:style-name="Internet_20_link" text:visited-style-name="Visited_20_Internet_20_Link">
<text:span text:style-name="T4">
 Branson </text:span>
</text:a>
Branson called on governments, business and civil society to support Ukraine, starting Kiev with modern weapons and "breaking all connections" with Moscow.</text:p>
      <text:p text:style-name="P4">
"It is important to remember that the Ukrainian people are not just fighting and died in Ukraine, it also fights for Europe and the free Western world," - said the British entrepreneur.</text:p>
      <text:p text:style-name="P4">
Virgin Group's founder and Virgin Unite, British entrepreneur Richard Branson joined the Ambassador -Phrade River Platform team <text:a xlink:type="simple" xlink:href="http://www.ukrinform.ua/tag-united24" text:style-name="Internet_20_link" text:visited-style-name="Visited_20_Internet_20_Link">
</text:a>
.</text:p>
      <text:p text:style-name="P4">
According to OP, Branson has consistently supported Ukraine since 2014, and is a sovereignty and territorial integrity of the Ukrainian state.</text:p>
      <text:p text:style-name="P4">
As reported by Ukrinform, over 110 countries have harvested more than 300 million donors for the 11 months of functioning of the United Fandeise Platform Platform.</text:p>
      <text:p text:style-name="P4">
News Source: <text:a xlink:type="simple" xlink:href="https://www.ukrinform.ua/rubric-society/3696405-ambasador-united24-brenson-zaklikav-zahid-zbilsiti-pidtrimku-ukraini.html" text:style-name="Internet_20_link" text:visited-style-name="Visited_20_Internet_20_Link">
https://www.ukrinform.ua/rubric-society/3696405-ambasador-united24-brenson-zaklikav-zahid-zbilsiti-pidtrimku-ukraini.html</text:a>
</text:p>
      <!--NEWS-->
      <text:h text:style-name="P10" text:outline-level="1">
<text:span text:style-name="T4">
The Ukrainian exhibition "Art on the Field of Battle" opened in Vienna</text:span>
</text:h>
      <text:p text:style-name="P4">
Authors: Ukrinform (Person)</text:p>
      <text:p text:style-name="P4">
Publisher: Укринформ (Organization)</text:p>
      <text:p text:style-name="P4">
Published Time: 2023-04-15T19:02:00+03:00</text:p>
      <text:p text:style-name="P4">
Modified Time: 2023-04-15T19:02:00+03:00</text:p>
      <text:p text:style-name="P4">
Description: In one of the most famous museums of contemporary art, Albertina Modern in the Center Vienna on Saturday began a three-day exhibition of Ukrainian art art on the Battlefront ("Art on the Battle Field") with the works of 19 Ukrainian artists. - Ukrinform.</text:p>
      <text:p text:style-name="P4">
Images: ["<text:a xlink:type="simple" xlink:href="https://static.ukrinform.com/photos/2023_04/thumb_files/630_360_1681574137-8562.jpeg" text:style-name="Internet_20_link" text:visited-style-name="Visited_20_Internet_20_Link">
630_360_16815...</text:a>
", "<text:a xlink:type="simple" xlink:href="https://static.ukrinform.com/photos/2023_04/thumb_files/630_360_1681574136-3185.jpeg" text:style-name="Internet_20_link" text:visited-style-name="Visited_20_Internet_20_Link">
630_360_16815...</text:a>
", "<text:a xlink:type="simple" xlink:href="https://static.ukrinform.com/photos/2023_04/thumb_files/630_360_1681574136-9665.jpeg" text:style-name="Internet_20_link" text:visited-style-name="Visited_20_Internet_20_Link">
630_360_16815...</text:a>
", "<text:a xlink:type="simple" xlink:href="https://static.ukrinform.com/photos/2023_04/thumb_files/630_360_1681574136-3715.jpeg" text:style-name="Internet_20_link" text:visited-style-name="Visited_20_Internet_20_Link">
630_360_16815...</text:a>
", "<text:a xlink:type="simple" xlink:href="https://static.ukrinform.com/photos/2023_04/thumb_files/630_360_1681574136-6130.jpeg" text:style-name="Internet_20_link" text:visited-style-name="Visited_20_Internet_20_Link">
630_360_16815...</text:a>
", "<text:a xlink:type="simple" xlink:href="https://static.ukrinform.com/photos/2023_04/thumb_files/630_360_1681574136-7343.jpeg" text:style-name="Internet_20_link" text:visited-style-name="Visited_20_Internet_20_Link">
630_360_16815...</text:a>
", "<text:a xlink:type="simple" xlink:href="https://static.ukrinform.com/photos/2023_04/thumb_files/630_360_1681574136-1297.jpeg" text:style-name="Internet_20_link" text:visited-style-name="Visited_20_Internet_20_Link">
630_360_16815...</text:a>
", "<text:a xlink:type="simple" xlink:href="https://static.ukrinform.com/photos/2023_04/thumb_files/630_360_1681574136-2417.jpeg" text:style-name="Internet_20_link" text:visited-style-name="Visited_20_Internet_20_Link">
630_360_16815...</text:a>
", "<text:a xlink:type="simple" xlink:href="https://static.ukrinform.com/photos/2023_04/thumb_files/630_360_1681574137-8989.jpeg" text:style-name="Internet_20_link" text:visited-style-name="Visited_20_Internet_20_Link">
630_360_16815...</text:a>
", "<text:a xlink:type="simple" xlink:href="https://static.ukrinform.com/photos/2023_04/thumb_files/630_360_1681574137-6729.jpeg" text:style-name="Internet_20_link" text:visited-style-name="Visited_20_Internet_20_Link">
630_360_16815...</text:a>
", "<text:a xlink:type="simple" xlink:href="https://static.ukrinform.com/photos/2023_04/thumb_files/630_360_1681574137-1640.jpeg" text:style-name="Internet_20_link" text:visited-style-name="Visited_20_Internet_20_Link">
630_360_16815...</text:a>
", "<text:a xlink:type="simple" xlink:href="https://static.ukrinform.com/photos/2023_04/thumb_files/630_360_1681574137-1560.jpeg" text:style-name="Internet_20_link" text:visited-style-name="Visited_20_Internet_20_Link">
630_360_16815...</text:a>
", "<text:a xlink:type="simple" xlink:href="https://static.ukrinform.com/photos/2023_04/thumb_files/630_360_1681574137-3259.jpeg" text:style-name="Internet_20_link" text:visited-style-name="Visited_20_Internet_20_Link">
630_360_16815...</text:a>
", "<text:a xlink:type="simple" xlink:href="https://static.ukrinform.com/photos/2023_04/thumb_files/630_360_1681574138-1487.jpeg" text:style-name="Internet_20_link" text:visited-style-name="Visited_20_Internet_20_Link">
630_360_16815...</text:a>
", "<text:a xlink:type="simple" xlink:href="https://static.ukrinform.com/photos/2023_04/thumb_files/630_360_1681574138-8732.jpeg" text:style-name="Internet_20_link" text:visited-style-name="Visited_20_Internet_20_Link">
630_360_16815...</text:a>
", "<text:a xlink:type="simple" xlink:href="https://static.ukrinform.com/photos/2023_04/thumb_files/630_360_1681574138-6684.jpeg" text:style-name="Internet_20_link" text:visited-style-name="Visited_20_Internet_20_Link">
630_360_16815...</text:a>
"]</text:p>
      <text:p text:style-name="P4">
Tags: ['Україна', 'Виставка', 'Відень', 'Війна з росією']</text:p>
      <text:p text:style-name="P4">
Type: Article</text:p>
      <!--METADATA-->
      <text:p text:style-name="P4">
<draw:frame draw:style-name="fr1" draw:name="Image182" text:anchor-type="as-char" svg:width="6.9236in" svg:height="3.956343in" draw:z-index="0">
<draw:image xlink:href="../Images/yкринформ/2023-04-15T19-02-00-03-00/630_360_1681574137-8562.jpeg" xlink:type="simple" xlink:show="embed" xlink:actuate="onLoad" draw:mime-type="image/jpeg"/>
</draw:frame>
In one of the most famous museums of contemporary art, Albertina Modern in the Center for Vienna began work a three -day exhibition of Ukrainian art art on thebattlefront("Art on the battlefield")with the works of 19 Ukrainian artists.</text:p>
      <text:p text:style-name="P4">
About it reports its own correspondent of Ukrinform in Austria.</text:p>
      <text:p text:style-name="P4">
Art on the Battlefront is a reflection of Ukrainian artists in relation to the present and fixes a sense of topical events. As part of the exhibition of the authors presents copies, graphics, videos and digital art, sculpture and installation.</text:p>
      <text:p text:style-name="P4">
The discovery began with the performance of the famous Ukrainian artist, a performance of Kulikovskaya. You could also hear the electronic performer of Heinali - Ukrainian composer and the Sundartist Oleg Shpudeyk.</text:p>
      <text:p text:style-name="P4">
"Most artists do not try to portray events literally, because for this purpose. Painter Bogdan Burenko, for example, chooses the way of fixing the sensations that have frozen in space and time. With the help of animal images from the animal world, it is wins as if the stop card of rigid battle. , attraction colors and chopped lines convey the standing tension. Already a multifaceted one. What will be the finale? "</text:p>
      <text:p text:style-name="P4">
She added that a year later in the Great War, "it is impossible not to compare to and now." "The Kiev landscapes of Sergei Zapadny and Denis Metelin also reflect the past and present. The rye market is a favorite of many places, a recognizable symbol of a peaceful, confident metropolitan existence. And" defenders of Kiev "is today's landscape of the city, where Kiky, Shchek, and their sister, and their sister. The founders of Kiev, represented as his defenders from the enemy on the background of the city, in the red haze of anxiety, " - said Starostenko.Participants <text:a xlink:type="simple" xlink:href="https://www.ukrinform.ua/tag-vistavka" text:style-name="Internet_20_link" text:visited-style-name="Visited_20_Internet_20_Link">
</text:a>
: Mikhail Alekseyenko, Petro Bevza, Yulia Belyaeva, Bogdan Brenko, Andriy Bludov, Vasilynavrublevskaya, Petro Gronsky, Vasily Grublyak, Denis Metelin, Sergey Zapadnya, Yuri Koval, Vitaliy Kravets, Nikita Kravtsov, Vladimir Manzhos.(WaOne).</text:p>
      <text:p text:style-name="P4">
Art on the BattlEfront will take place from April 15 to April 17, including in the updated Künstlerhaus Künstlerhaus(House of artists)Where is the Albertinamodern Museum. Admission to the exhibition is free.</text:p>
      <text:p text:style-name="P4">
<text:span text:style-name="T4">
 Read also: </text:span>
 <text:a xlink:type="simple" xlink:href="https://www.ukrinform.ua/rubric-diaspora/3695286-u-stolici-bolgarii-vidkrili-ukrainsku-vistavku-ikoni-na-asikah-zpid-naboiv.html" text:style-name="Internet_20_link" text:visited-style-name="Visited_20_Internet_20_Link">
<text:span text:style-name="T4">
 exhibition </text:span>
</text:a>
During the exhibition it is proposed to buy works of artists. Funds from the sale are built in the Fund for Rehabilitation of Women-Military, created by the Ukrainian NGO "Women's Veteran Movement".</text:p>
      <text:p text:style-name="P4">
The exhibition was initiated by the editorial board of Vogue Ukraine, it will be the result of the eponymous vocational artproject. The exhibition partners were Admixer, Künstlerhaus and Office Ukraine and the Ministry of Culture and Information Policy of Ukraine.</text:p>
      <text:p text:style-name="P4">
As reported by Ukrinform, <text:a xlink:type="simple" xlink:href="https://www.ukrinform.ua/rubric-culture/3693509-u-brusseli-vidbudetsa-vistavka-pro-ruh-sprotivu-ukrainciv-rosijskij-okupacii.html" text:style-name="Internet_20_link" text:visited-style-name="Visited_20_Internet_20_Link">
</text:a>
who told about Ukrainians who did the Russians daily in temporarily captured territories.</text:p>
      <text:p text:style-name="P4">
News Source: <text:a xlink:type="simple" xlink:href="https://www.ukrinform.ua/rubric-culture/3696408-u-vidni-vidkrilasa-ukrainska-vistavka-mistectvo-na-poli-bou.html" text:style-name="Internet_20_link" text:visited-style-name="Visited_20_Internet_20_Link">
https://www.ukrinform.ua/rubric-culture/3696408-u-vidni-vidkrilasa-ukrainska-vistavka-mistectvo-na-poli-bou.html</text:a>
</text:p>
      <!--NEWS-->
      <text:h text:style-name="P10" text:outline-level="1">
<text:span text:style-name="T4">
As a result of military clashes in Sudan, at least three civilians were killed</text:span>
</text:h>
      <text:p text:style-name="P4">
Authors: Ukrinform (Person)</text:p>
      <text:p text:style-name="P4">
Publisher: Укринформ (Organization)</text:p>
      <text:p text:style-name="P4">
Published Time: 2023-04-15T19:06:00+03:00</text:p>
      <text:p text:style-name="P4">
Modified Time: 2023-04-15T19:06:00+03:00</text:p>
      <text:p text:style-name="P4">
Description: At least three people were killed as a result of clashes between the army and the rapid response forces (SRF) in Sudan. - Ukrinform.</text:p>
      <text:p text:style-name="P4">
Images: ["<text:a xlink:type="simple" xlink:href="https://static.ukrinform.com/photos/2019_04/thumb_files/630_360_1555141667-248.jpg" text:style-name="Internet_20_link" text:visited-style-name="Visited_20_Internet_20_Link">
630_360_15551...</text:a>
"]</text:p>
      <text:p text:style-name="P4">
Tags: ['Судан', 'Сутички']</text:p>
      <text:p text:style-name="P4">
Type: Article</text:p>
      <!--METADATA-->
      <text:p text:style-name="P4">
<draw:frame draw:style-name="fr1" draw:name="Image183" text:anchor-type="as-char" svg:width="6.9236in" svg:height="3.956343in" draw:z-index="0">
<draw:image xlink:href="../Images/yкринформ/2023-04-15T19-06-00-03-00/630_360_1555141667-248.jpg" xlink:type="simple" xlink:show="embed" xlink:actuate="onLoad" draw:mime-type="image/jpeg"/>
</draw:frame>
The most declined people were killed as a result of clashes between the army and the forces(SRF)in Sudan.</text:p>
      <text:p text:style-name="P4">
As Ukrinform reports, it reports <text:a xlink:type="simple" xlink:href="https://apnews.com/article/politics-middle-east-africa-world-news-sudan-85464b8f9b7eaf1f7ec77eb7337d7881" text:style-name="Internet_20_link" text:visited-style-name="Visited_20_Internet_20_Link">
</text:a>
 .</text:p>
      <text:p text:style-name="P4">
Згідно з даними профспілки лікарів, під час сьогоднішніх зіткнень у столицікраїни Хартумі загинули щонайменше троє мирних мешканців.</text:p>
      <text:p text:style-name="P4">
Окрім того, <text:a xlink:type="simple" xlink:href="https://www.bbc.com/news/live/world-africa-65285254" text:style-name="Internet_20_link" text:visited-style-name="Visited_20_Internet_20_Link">
 </text:a>
reports that BBC News Arabic's correspondent in Khartum Mohammed Osman, a Suddan Soldier. The military stopped the journalist's car in Omurman. Then the military was taken to the army headquarters. In explaining one Zofitzers, the reasons for staying on the streets of the city are one of the soldiers of the hitter behind the head.</text:p>
      <text:p text:style-name="P4">
<text:span text:style-name="T4">
 Read also: </text:span>
 <text:a xlink:type="simple" xlink:href="https://www.ukrinform.ua/rubric-world/3696399-skyup-evakujovue-spivrobitnikiv-iz-sudanu-na-odnomu-z-litakiv-spracuvav-avarijnij-radiobuj.html" text:style-name="Internet_20_link" text:visited-style-name="Visited_20_Internet_20_Link">
<text:span text:style-name="T4">
 Sudan </text:span>
</text:a>
As reported, <text:a xlink:type="simple" xlink:href="https://www.ukrinform.ua/rubric-world/3696295-u-sudani-vidbuvautsa-zitknenna-miz-armieu-ta-silami-svidkogo-reaguvanna.html" text:style-name="Internet_20_link" text:visited-style-name="Visited_20_Internet_20_Link">
</text:a>
After a number of days of tension between the army of the country and other power structure, forces of rapid response(RSF).</text:p>
      <text:p text:style-name="P4">
Неподалік від штабу армії в центрі міста чути стрілянину. У Силах швидкогореагування (RSF), which is commanded by the Vice president of the military council, General Mohammedhamdan, they say that they took control of the airport and the Presidential Palace.</text:p>
      <text:p text:style-name="P4">
<text:span text:style-name="T5">
Foto: aa</text:span>
</text:p>
      <text:p text:style-name="P4">
News Source: <text:a xlink:type="simple" xlink:href="https://www.ukrinform.ua/rubric-world/3696410-unaslidok-vijskovih-zitknen-u-sudani-zaginuli-sonajmense-troe-civilnih.html" text:style-name="Internet_20_link" text:visited-style-name="Visited_20_Internet_20_Link">
https://www.ukrinform.ua/rubric-world/3696410-unaslidok-vijskovih-zitknen-u-sudani-zaginuli-sonajmense-troe-civilnih.html</text:a>
</text:p>
      <!--NEWS-->
      <text:h text:style-name="P10" text:outline-level="1">
<text:span text:style-name="T4">
Ukrainian tennis player Marta Kostyuk reported engagement</text:span>
</text:h>
      <text:p text:style-name="P4">
Authors: Ukrinform (Person)</text:p>
      <text:p text:style-name="P4">
Publisher: Укринформ (Organization)</text:p>
      <text:p text:style-name="P4">
Published Time: 2023-04-15T19:11:20+03:00</text:p>
      <text:p text:style-name="P4">
Modified Time: 2023-04-15T19:11:20+03:00</text:p>
      <text:p text:style-name="P4">
Description: The second racket of Ukraine posted a photo with a boyfriend and showed a wedding ring. - Ukrinform.</text:p>
      <text:p text:style-name="P4">
Images: ["<text:a xlink:type="simple" xlink:href="https://static.ukrinform.com/photos/2023_04/thumb_files/630_360_1681574797-425.jpg" text:style-name="Internet_20_link" text:visited-style-name="Visited_20_Internet_20_Link">
630_360_16815...</text:a>
", "<text:a xlink:type="simple" xlink:href="https://static.ukrinform.com/photos/2023_04/1681574921-329.jpg" text:style-name="Internet_20_link" text:visited-style-name="Visited_20_Internet_20_Link">
1681574921-32...</text:a>
"]</text:p>
      <text:p text:style-name="P4">
Tags: ['Теніс', 'Марта Костюк']</text:p>
      <text:p text:style-name="P4">
Type: Article</text:p>
      <!--METADATA-->
      <text:p text:style-name="P4">
<draw:frame draw:style-name="fr1" draw:name="Image184" text:anchor-type="as-char" svg:width="6.9236in" svg:height="3.956343in" draw:z-index="0">
<draw:image xlink:href="../Images/yкринформ/2023-04-15T19-11-20-03-00/630_360_1681574797-425.jpg" xlink:type="simple" xlink:show="embed" xlink:actuate="onLoad" draw:mime-type="image/jpeg"/>
</draw:frame>
The second Ukrainian published a photo with a boyfriend and demonstrated a decoration.</text:p>
      <text:p text:style-name="P4">
Ukrainian tennis player Marta Kostyuk(№38 WTA) <text:a xlink:type="simple" xlink:href="https://www.instagram.com/p/CrD6320N4hP/" text:style-name="Internet_20_link" text:visited-style-name="Visited_20_Internet_20_Link">
</text:a>
About engagement in his Instagram, reports Ukrinform.</text:p>
      <text:p text:style-name="P4">
In a comment to the photo, Kostyuk added that the proposal took place a few days and put a mark of Kiev.</text:p>
      <text:p text:style-name="P4">
<draw:frame draw:style-name="fr1" draw:name="Image185" text:anchor-type="as-char" svg:width="6.9236in" svg:height="4.633486in" draw:z-index="0">
<draw:image xlink:href="../Images/yкринформ/2023-04-15T19-11-20-03-00/1681574921-329.jpg" xlink:type="simple" xlink:show="embed" xlink:actuate="onLoad" draw:mime-type="image/jpeg"/>
</draw:frame>
In March, after the track at the tournament in Austin, a tennis player was slightly open to the veil of her personal life. “My boyfriend is a Ukrainian because Ukrainians are the best. This is still what I can say, ” - <text:a xlink:type="simple" xlink:href="https://btu.org.ua/main/44185-marta-kostjuk-gracheva-ne-vyskazala-osuzhdenija-vtorzhenija-rossii-v-ukrainu-pojetomu-dlja-menja-jeto-opredelennyj-znak-togo-chto-v-dushe-chelovek-podderzhivaet-vojnu.html" text:style-name="Internet_20_link" text:visited-style-name="Visited_20_Internet_20_Link">
</text:a>
Then Martha.</text:p>
      <text:p text:style-name="P4">
It is known that Martha is called George. He was previously engaged in tennis, and now a tender.</text:p>
      <text:p text:style-name="P4">
<text:span text:style-name="T4">
 Read also: </text:span>
 <text:a xlink:type="simple" xlink:href="https://www.ukrinform.ua/rubric-sports/3695282-ukrainska-tenisistka-ludmila-kicenok-povidomila-pro-zarucini.html" text:style-name="Internet_20_link" text:visited-style-name="Visited_20_Internet_20_Link">
<text:span text:style-name="T4">
 Kichenok </text:span>
</text:a>
As reported by Ukrinform, this week was reported by Lyudmilakichenok, whose chosen coach Stanislav Khmesky.</text:p>
      <text:p text:style-name="P4">
Photo: facebook.com/ukrainiantennisfederation</text:p>
      <text:p text:style-name="P4">
News Source: <text:a xlink:type="simple" xlink:href="https://www.ukrinform.ua/rubric-sports/3696413-ukrainska-tenisistka-marta-kostuk-povidomila-pro-zarucini.html" text:style-name="Internet_20_link" text:visited-style-name="Visited_20_Internet_20_Link">
https://www.ukrinform.ua/rubric-sports/3696413-ukrainska-tenisistka-marta-kostuk-povidomila-pro-zarucini.html</text:a>
</text:p>
      <!--NEWS-->
      <text:h text:style-name="P10" text:outline-level="1">
<text:span text:style-name="T4">
Chad closed the border with Sudan</text:span>
</text:h>
      <text:p text:style-name="P4">
Authors: Ukrinform (Person)</text:p>
      <text:p text:style-name="P4">
Publisher: Укринформ (Organization)</text:p>
      <text:p text:style-name="P4">
Published Time: 2023-04-15T19:16:00+03:00</text:p>
      <text:p text:style-name="P4">
Modified Time: 2023-04-15T19:16:00+03:00</text:p>
      <text:p text:style-name="P4">
Description: Against the backdrop of riots in Sudan, the Central African country has closed its eastern border with Sudan 1403 km "before further notification". - Ukrinform.</text:p>
      <text:p text:style-name="P4">
Images: ["<text:a xlink:type="simple" xlink:href="https://static.ukrinform.com/photos/2023_04/thumb_files/630_360_1681575333-846.jpeg" text:style-name="Internet_20_link" text:visited-style-name="Visited_20_Internet_20_Link">
630_360_16815...</text:a>
"]</text:p>
      <text:p text:style-name="P4">
Tags: ['Судан', 'Кордон', 'Чад']</text:p>
      <text:p text:style-name="P4">
Type: Article</text:p>
      <!--METADATA-->
      <text:p text:style-name="P4">
<draw:frame draw:style-name="fr1" draw:name="Image186" text:anchor-type="as-char" svg:width="6.9236in" svg:height="3.956343in" draw:z-index="0">
<draw:image xlink:href="../Images/yкринформ/2023-04-15T19-16-00-03-00/630_360_1681575333-846.jpeg" xlink:type="simple" xlink:show="embed" xlink:actuate="onLoad" draw:mime-type="image/jpeg"/>
</draw:frame>
On Tliza, the Central African country has closed its Eastern border with Sudan 1403 km "before further notification".</text:p>
      <text:p text:style-name="P4">
According to Ukrinform, the agency reports <text:a xlink:type="simple" xlink:href="https://www.reuters.com/article/sudan-politics-chad-idAFL1N36I0B1" text:style-name="Internet_20_link" text:visited-style-name="Visited_20_Internet_20_Link">
</text:a>
As it is noted, the border with Sudan 1403 km will remain closed to the further order.</text:p>
      <text:p text:style-name="P4">
The Chad Government has closed its border with Sudan today and called for rest against the backdrop of the "obvious coup attempt" in the capital of the country Khartum.</text:p>
      <text:p text:style-name="P4">
"Chad calls for the regional and international community, as well as all friendly countries to give priority to peace," the Chud government said.</text:p>
      <text:p text:style-name="P4">
<text:span text:style-name="T4">
 Read also: </text:span>
 <text:a xlink:type="simple" xlink:href="https://www.ukrinform.ua/rubric-world/3696410-unaslidok-vijskovih-zitknen-u-sudani-zaginuli-sonajmense-troe-civilnih.html" text:style-name="Internet_20_link" text:visited-style-name="Visited_20_Internet_20_Link">
</text:a>
As reported by Ukrinform, on April 15, after several days of tension between the Army of the Suddan and the rapid response forces(RSF)In the Chartum <text:a xlink:type="simple" xlink:href="https://www.ukrinform.ua/rubric-world/3696295-u-sudani-vidbuvautsa-zitknenna-miz-armieu-ta-silami-svidkogo-reaguvanna.html" text:style-name="Internet_20_link" text:visited-style-name="Visited_20_Internet_20_Link">
</text:a>
. Contradicted to the country's proposed transition to civil rule.</text:p>
      <text:p text:style-name="P4">
It is known about the death of two people in Sudan as a result of a shell of a plane. About <text:a xlink:type="simple" xlink:href="https://www.ukrinform.ua/rubric-world/3696371-aviakompanii-timcasovo-ne-vikonuvatimut-rejsi-do-stolici-sudanu.html" text:style-name="Internet_20_link" text:visited-style-name="Visited_20_Internet_20_Link">
</text:a>
The SAUDI ARBIAN AIRLINES State Airlines have already stated Egyptair's Tanational Airlines Airlines.</text:p>
      <text:p text:style-name="P4">
<text:span text:style-name="T5">
Foto: Shutterstock</text:span>
</text:p>
      <text:p text:style-name="P4">
News Source: <text:a xlink:type="simple" xlink:href="https://www.ukrinform.ua/rubric-world/3696415-cad-zakriv-kordon-iz-sudanom.html" text:style-name="Internet_20_link" text:visited-style-name="Visited_20_Internet_20_Link">
https://www.ukrinform.ua/rubric-world/3696415-cad-zakriv-kordon-iz-sudanom.html</text:a>
</text:p>
      <!--NEWS-->
      <text:h text:style-name="P10" text:outline-level="1">
<text:span text:style-name="T4">
Ukraine needs support to achieve a break on the battlefield this year - Reznikov</text:span>
</text:h>
      <text:p text:style-name="P4">
Authors: Ukrinform (Person)</text:p>
      <text:p text:style-name="P4">
Publisher: Укринформ (Organization)</text:p>
      <text:p text:style-name="P4">
Published Time: 2023-04-15T19:16:03+03:00</text:p>
      <text:p text:style-name="P4">
Modified Time: 2023-04-15T19:16:03+03:00</text:p>
      <text:p text:style-name="P4">
Description: Defense Minister Alexei Reznikov states that it is necessary to reach a break on the battlefield in 2023, and Ukraine requires rapid support in sufficient support. - Ukrinform.</text:p>
      <text:p text:style-name="P4">
Images: ["<text:a xlink:type="simple" xlink:href="https://static.ukrinform.com/photos/2023_04/thumb_files/630_360_1681575294-630.jpg" text:style-name="Internet_20_link" text:visited-style-name="Visited_20_Internet_20_Link">
630_360_16815...</text:a>
"]</text:p>
      <text:p text:style-name="P4">
Tags: ['Міноборони', 'НАТО', 'Україна', 'Резніков', 'Війна з росією']</text:p>
      <text:p text:style-name="P4">
Type: Article</text:p>
      <!--METADATA-->
      <text:p text:style-name="P4">
<draw:frame draw:style-name="fr1" draw:name="Image187" text:anchor-type="as-char" svg:width="6.9236in" svg:height="3.956343in" draw:z-index="0">
<draw:image xlink:href="../Images/yкринформ/2023-04-15T19-16-03-03-00/630_360_1681575294-630.jpg" xlink:type="simple" xlink:show="embed" xlink:actuate="onLoad" draw:mime-type="image/jpeg"/>
</draw:frame>
Ministry of Ministry Oleksiy Reznikov states that it is necessary to reach a break on the battlefield in 2023, for this Ukraine requires rapid support in sufficient volume.</text:p>
      <text:p text:style-name="P4">
According to Ukrinform, Reznikov reported in <text:a xlink:type="simple" xlink:href="https://www.facebook.com/photo/" text:style-name="Internet_20_link" text:visited-style-name="Visited_20_Internet_20_Link">
</text:a>
.</text:p>
      <text:p text:style-name="P4">
“Під час насиченого візиту до Бухареста взяв участь у роботі Чорноморськоїбезпекової конференції Міжнародної Кримської платформи. Цей майданчик ставважливим елементом консолідації зусиль на підтримку України. Скориставсянагодою особисто подякувати румунським партнерам, які з перших днівповномасштабного вторгнення надають Україні всебічну підтримку як добрі сусідиі справжні друзі”, – написав він.</text:p>
      <text:p text:style-name="P4">
Резніков у своєму виступі на конференції зробив акцент на п’яти рамковихтезах, які, на його погляд, мають бути в основі комплексу рішень щодозабезпечення миру, безпеки, добробуту та розвитку у Чорноморському регіоні.</text:p>
      <text:p text:style-name="P4">
За його словами, вільний світ має змінити парадигму своїх дій у контекстівідсічі агресіям. Повільні дії постфактум не працюють. “Не провокувати” – непрацює, зазначив міністр.</text:p>
      <text:p text:style-name="P4">
Він наголосив, що росіянам не потрібні провокації, щоб розв’язати війну, цевже неодноразово доведено.</text:p>
      <text:p text:style-name="P4">
<text:span text:style-name="T4">
Читайте також:</text:span>
 <text:a xlink:type="simple" xlink:href="https://www.ukrinform.ua/rubric-ato/3695529-dla-bezpeki-regionu-neobhidna-deokupacia-krimu-i-ce-bude-zrobleno-reznikov.html" text:style-name="Internet_20_link" text:visited-style-name="Visited_20_Internet_20_Link">
 <text:span text:style-name="T4">
Резніков</text:span>
 </text:a>
“The free world must have a strategic initiative and be ready to act quickly and preventively. This is an important change in consciousness, not all psychologically ready. Without this readiness, political will will not appear. But it is this approach that will be the best sober factor for any aggressor, ”Reznikov said.</text:p>
      <text:p text:style-name="P4">
In his opinion, a system of guarantees-warriors, which will bring the dominum desire to solve something by force.</text:p>
      <text:p text:style-name="P4">
“In the context of the Black Sea region, everything is obvious - there is no alternative <text:a xlink:type="simple" xlink:href="https://www.ukrinform.ua/tag-nato" text:style-name="Internet_20_link" text:visited-style-name="Visited_20_Internet_20_Link">
</text:a>
. There is no alternative to Ukraine in NATO. We have proved their ability to strengthen the Alliance and have taken formal steps - giving an entry. The absence of movement will only continue uncertainty and risks, ”the head of the Ministry of Defense emphasized.He emphasized that the question of the transformation of Russia should arise on the agenda, and the thesis of some partners that Moscow should be involved in all important officials of the region is broken by reality. "After all, with the current terrorist regime, which feeds on imperial phantom pain, some arrangements are impossible in Principles," the Minister of Defense is convinced.</text:p>
      <text:p text:style-name="P4">
<text:span text:style-name="T4">
 Read also: </text:span>
 <text:a xlink:type="simple" xlink:href="https://www.ukrinform.ua/rubric-ato/3695923-ukraina-skoncentrovana-na-pidgotovci-kontrnastupu-smigal.html" text:style-name="Internet_20_link" text:visited-style-name="Visited_20_Internet_20_Link">
<text:span text:style-name="T4">
 counter -offensive </text:span>
</text:a>
According to him, Russia should become a democratic federation, go through Denice, issue criminals, compensate for the harm. "There must be a joint resistance, including - fixed through a system of powerful sanctions that, non -transformation into a true democratic federation, Russia will not be able to restore the pensions with the civilized world," Reznikov said.</text:p>
      <text:p text:style-name="P4">
“And finally. Time. The right medicines used late, with late, may not work. Delaying or "freezing" of war is contrary to the interests of the region. The region will lose dynamics as others develop. Therefore, the joint interest is to achieve a break in the battlefield in 2023. For this purpose, Ukraine is sufficiently sufficient for Ukraine, ”Reznikov said.</text:p>
      <text:p text:style-name="P4">
He added that there are a number of very specific steps to develop these positions that Ukraine now discusses with partners and prepares for implementation or already embodied.</text:p>
      <text:p text:style-name="P4">
According to Reznikov, the Black and Azov seas will be a spacious peace, and Crimean will turn home.</text:p>
      <text:p text:style-name="P4">
As reported by Ukrinform, <text:a xlink:type="simple" xlink:href="https://www.ukrinform.ua/rubric-polytics/3696392-ukraina-naperedodni-ramstajnu-provela-peregovori-z-grecieu-kiprom-ispanieu-ta-rumunieu.html" text:style-name="Internet_20_link" text:visited-style-name="Visited_20_Internet_20_Link">
</text:a>
On the eve of the meeting in Ramstin, four countries have resulted in the negotiations on the supply of Ukraine in 10 days.</text:p>
      <text:p text:style-name="P4">
News Source: <text:a xlink:type="simple" xlink:href="https://www.ukrinform.ua/rubric-ato/3696414-ukraini-potribna-pidtrimka-dla-dosagnenna-zlamu-na-poli-bou-cogoric-reznikov.html" text:style-name="Internet_20_link" text:visited-style-name="Visited_20_Internet_20_Link">
https://www.ukrinform.ua/rubric-ato/3696414-ukraini-potribna-pidtrimka-dla-dosagnenna-zlamu-na-poli-bou-cogoric-reznikov.html</text:a>
</text:p>
      <!--NEWS-->
      <text:h text:style-name="P10" text:outline-level="1">
<text:span text:style-name="T4">
On the highway Zhytomyr - Chernivtsi through an accident, traffic was blocked</text:span>
</text:h>
      <text:p text:style-name="P4">
Authors: Ukrinform (Person)</text:p>
      <text:p text:style-name="P4">
Publisher: Укринформ (Organization)</text:p>
      <text:p text:style-name="P4">
Published Time: 2023-04-15T19:31:00+03:00</text:p>
      <text:p text:style-name="P4">
Modified Time: 2023-04-15T19:31:00+03:00</text:p>
      <text:p text:style-name="P4">
Description: Traffic on the H-03-Zhytomyr-Chernivtsi highway was blocked due to a traffic accident. - Ukrinform.</text:p>
      <text:p text:style-name="P4">
Images: ["<text:a xlink:type="simple" xlink:href="https://static.ukrinform.com/photos/2023_04/thumb_files/630_360_1681575856-216.jpeg" text:style-name="Internet_20_link" text:visited-style-name="Visited_20_Internet_20_Link">
630_360_16815...</text:a>
"]</text:p>
      <text:p text:style-name="P4">
Tags: ['Аварія', 'ДТП', 'Житомир', 'Чернігів']</text:p>
      <text:p text:style-name="P4">
Type: Article</text:p>
      <!--METADATA-->
      <text:p text:style-name="P4">
<draw:frame draw:style-name="fr1" draw:name="Image188" text:anchor-type="as-char" svg:width="6.9236in" svg:height="3.956343in" draw:z-index="0">
<draw:image xlink:href="../Images/yкринформ/2023-04-15T19-31-00-03-00/630_360_1681575856-216.jpeg" xlink:type="simple" xlink:show="embed" xlink:actuate="onLoad" draw:mime-type="image/jpeg"/>
</draw:frame>
Movement on the area of the H-03 highway Zhytomyr-Chernivtsi was blocked with a traffic accident.</text:p>
      <text:p text:style-name="P4">
According to Ukrinform, the patrol police reported in <text:a xlink:type="simple" xlink:href="https://t.me/patrolpolice_ua/2849" text:style-name="Internet_20_link" text:visited-style-name="Visited_20_Internet_20_Link">
</text:a>
.</text:p>
      <text:p text:style-name="P4">
"On the H-03 highway Zhytomyr-Chernivtsi(Near the hotel-restaurant complex of four taverns)In the Chernivtsi region there was <text:a xlink:type="simple" xlink:href="https://www.ukrinform.ua/tag-dtp" text:style-name="Internet_20_link" text:visited-style-name="Visited_20_Internet_20_Link">
</text:a>
. In this regard, traffic is overwhelmed by the road, "the message reads.</text:p>
      <text:p text:style-name="P4">
The detour is organized through t 2610 highways(Khotin).</text:p>
      <text:p text:style-name="P4">
<text:span text:style-name="T4">
Читайте також:</text:span>
 <text:a xlink:type="simple" xlink:href="https://www.ukrinform.ua/rubric-society/3695581-u-polsi-avtobus-potrapiv-u-dtp-postrazdali-troe-ukrainciv.html" text:style-name="Internet_20_link" text:visited-style-name="Visited_20_Internet_20_Link">
 <text:span text:style-name="T4">
ДТП</text:span>
 </text:a>
Patrolmen urge citizens to plan routes of trips taking into account the information said.</text:p>
      <text:p text:style-name="P4">
As of 19:37 in <text:a xlink:type="simple" xlink:href="https://t.me/patrolpolice_ua/2850" text:style-name="Internet_20_link" text:visited-style-name="Visited_20_Internet_20_Link">
</text:a>
It was informed that the traffic on the H-03 highway, which was transmitted in connection with a road accident, was restored.</text:p>
      <text:p text:style-name="P4">
As reported by Ukrinform, on April 13 in the Nikolaev area <text:a xlink:type="simple" xlink:href="https://www.ukrinform.ua/rubric-regions/3695721-na-mikolaivsini-legkovik-zitknuvsa-z-derevom-troe-zagiblih-sered-nih-pidlitok.html" text:style-name="Internet_20_link" text:visited-style-name="Visited_20_Internet_20_Link">
</text:a>
Three people, medium - teenager, another child is seriously injured.</text:p>
      <text:p text:style-name="P4">
News Source: <text:a xlink:type="simple" xlink:href="https://www.ukrinform.ua/rubric-regions/3696416-na-trasi-zitomir-cernivci-cerez-dtp-perekrili-ruh-transportu.html" text:style-name="Internet_20_link" text:visited-style-name="Visited_20_Internet_20_Link">
https://www.ukrinform.ua/rubric-regions/3696416-na-trasi-zitomir-cernivci-cerez-dtp-perekrili-ruh-transportu.html</text:a>
</text:p>
      <!--NEWS-->
      <text:h text:style-name="P10" text:outline-level="1">
<text:span text:style-name="T4">
Ukrainians Khartziz and Lapin won early victories at boxing in Poland</text:span>
</text:h>
      <text:p text:style-name="P4">
Authors: Ukrinform (Person)</text:p>
      <text:p text:style-name="P4">
Publisher: Укринформ (Organization)</text:p>
      <text:p text:style-name="P4">
Published Time: 2023-04-15T19:37:00+03:00</text:p>
      <text:p text:style-name="P4">
Modified Time: 2023-04-15T19:37:00+03:00</text:p>
      <text:p text:style-name="P4">
Description: Boxing evening was organized by MB Promotions, K2 Promotions Ukraine and Tymex Boxing Promotions under the slogan "Solidaries with Ukraine". - Ukrinform.</text:p>
      <text:p text:style-name="P4">
Images: ["<text:a xlink:type="simple" xlink:href="https://static.ukrinform.com/photos/2023_04/thumb_files/630_360_1681576544-419.jpg" text:style-name="Internet_20_link" text:visited-style-name="Visited_20_Internet_20_Link">
630_360_16815...</text:a>
"]</text:p>
      <text:p text:style-name="P4">
Tags: ['Бокс']</text:p>
      <text:p text:style-name="P4">
Type: Article</text:p>
      <!--METADATA-->
      <text:p text:style-name="P4">
<draw:frame draw:style-name="fr1" draw:name="Image189" text:anchor-type="as-char" svg:width="6.9236in" svg:height="3.956343in" draw:z-index="0">
<draw:image xlink:href="../Images/yкринформ/2023-04-15T19-37-00-03-00/630_360_1681576544-419.jpg" xlink:type="simple" xlink:show="embed" xlink:actuate="onLoad" draw:mime-type="image/jpeg"/>
</draw:frame>
The eveningbox was organized by MB Promotions, K2 Promotions Ukraine and Tymex BoxingPromotions under the slogan "Solidaries with Ukraine".</text:p>
      <text:p text:style-name="P4">
Ukrainian boxer of the first half -weight Yaroslav Kharsiz(2-0, 2 who)won the Czech boxer Pyotr Rodishec(2-2, 2 xo), reports Ukrinform.</text:p>
      <text:p text:style-name="P4">
Kharziz defeated a technical knockout in the first round.</text:p>
      <text:p text:style-name="P4">
Otherwise, the Ukrainian semi -weight boxer Daniel Lapin(7-0, 1KO)Has overhaul the 42-year-old Spaniard Emanuel Feso(10-14-2, 4 xo).</text:p>
      <text:p text:style-name="P4">
Лапін достроково переміг Фезо в першому раунді. Для українця це першадострокова перемога у професійній кар’єрі.</text:p>
      <text:p text:style-name="P4">
Поєдинки пройшли на PGE Turow Arena у Згожелеці, Польща.</text:p>
      <text:p text:style-name="P4">
<text:span text:style-name="T4">
Читайте також:</text:span>
 <text:a xlink:type="simple" xlink:href="https://www.ukrinform.ua/rubric-sports/3693035-dmitro-mitrofanov-provede-bij-u-polsi.html" text:style-name="Internet_20_link" text:visited-style-name="Visited_20_Internet_20_Link">
 <text:span text:style-name="T4">
Митрофанов</text:span>
 </text:a>
As reported by Ukrinform, today, April 15, Dmitrymitrofanov will also be released in the ring(12-0-1, 6 who), his rival - Venezuela's representative Juan Carlosrodrigez(18-4, 17 xo).</text:p>
      <text:p text:style-name="P4">
Фото: Getty Image</text:p>
      <text:p text:style-name="P4">
News Source: <text:a xlink:type="simple" xlink:href="https://www.ukrinform.ua/rubric-sports/3696420-ukrainci-harciz-ta-lapin-zdobuli-dostrokovi-peremogi-na-vecori-boksu-v-polsi.html" text:style-name="Internet_20_link" text:visited-style-name="Visited_20_Internet_20_Link">
https://www.ukrinform.ua/rubric-sports/3696420-ukrainci-harciz-ta-lapin-zdobuli-dostrokovi-peremogi-na-vecori-boksu-v-polsi.html</text:a>
</text:p>
      <!--NEWS-->
      <text:h text:style-name="P10" text:outline-level="1">
<text:span text:style-name="T4">
The Ministry of Justice says that the military may be involved in the Ukrainian court and the ISS</text:span>
</text:h>
      <text:p text:style-name="P4">
Authors: Ukrinform (Person)</text:p>
      <text:p text:style-name="P4">
Publisher: Укринформ (Organization)</text:p>
      <text:p text:style-name="P4">
Published Time: 2023-04-15T19:49:00+03:00</text:p>
      <text:p text:style-name="P4">
Modified Time: 2023-04-15T19:49:00+03:00</text:p>
      <text:p text:style-name="P4">
Description: Deputy Minister of Justice Valery Kolomiets noted that the execution of the Ukrainian military may be facing the death of the Ukrainian military, and such cases may be considered in the International Criminal Court. - Ukrinform.</text:p>
      <text:p text:style-name="P4">
Images: ["<text:a xlink:type="simple" xlink:href="https://static.ukrinform.com/photos/2018_01/thumb_files/630_360_1515506864-9820.jpg" text:style-name="Internet_20_link" text:visited-style-name="Visited_20_Internet_20_Link">
630_360_15155...</text:a>
"]</text:p>
      <text:p text:style-name="P4">
Tags: ['Суд', 'Воєнні злочини', 'Міжнародний кримінальний суд', 'Війна з росією', 'Єдині новини']</text:p>
      <text:p text:style-name="P4">
Type: Article</text:p>
      <!--METADATA-->
      <text:p text:style-name="P4">
<draw:frame draw:style-name="fr1" draw:name="Image190" text:anchor-type="as-char" svg:width="6.9236in" svg:height="3.956343in" draw:z-index="0">
<draw:image xlink:href="../Images/yкринформ/2023-04-15T19-49-00-03-00/630_360_1515506864-9820.jpg" xlink:type="simple" xlink:show="embed" xlink:actuate="onLoad" draw:mime-type="image/jpeg"/>
</draw:frame>
Deputy Minister of Justice Valery Kolomiets stated that the official military may be involved in the Ukrainian judiciary, and such cases may also be considered in the International Criminal Court.</text:p>
      <text:p text:style-name="P4">
She said about it on the air of the Telernahon "The One News", reports Ukrinform correspondent.</text:p>
      <text:p text:style-name="P4">
“I would like to say that, unfortunately, this is not the first such act of aggression of Ianthihumane, which we see from the Russian army. The second point is that the people who have done it, if you can call it, they have and can appear before Ukrainian judicial proceedings ... Yes, they really committed, in accordance with the Drimean Statute, a military crime. That is why they have similar cases, and we are thinking that it is already administrative practice, not just a single horrible fall, to be considered in the International Criminal Court, ” - said, answering the question whether it will be possible to attract the reference of the executioners involved in the execution of the Ukrainian military.</text:p>
      <text:p text:style-name="P4">
She noted that such crimes were committed by the Russian army on both Ukrainian military and civilians.</text:p>
      <text:p text:style-name="P4">
<text:span text:style-name="T4">
 Read also: </text:span>
 <text:a xlink:type="simple" xlink:href="https://www.ukrinform.ua/rubric-ato/3695661-video-zi-stratami-bijciv-zsu-ne-vplinut-na-povodzenna-z-rosijskimi-polonenimi-lubinec.html" text:style-name="Internet_20_link" text:visited-style-name="Visited_20_Internet_20_Link">
<text:span text:style-name="T4">
 death </text:span>
</text:a>
"And this, in fact, says that every day they violate any rule of war, as if, of course, in principle it is not terribly sounded that the rules exist," the Deputy Minister of Justice emphasized.</text:p>
      <text:p text:style-name="P4">
The Kolomiets also noted that the crimes against torture did not have a limitation period.</text:p>
      <text:p text:style-name="P4">
"Even in the Criminal Code of Ukraine, there is an article that regulates issues related to torture, primarily to torture, so there is no limitation period," Kolomiets said.</text:p>
      <text:p text:style-name="P4">
As reported by Ukrinform, on the Internet appeared <text:a xlink:type="simple" xlink:href="https://www.ukrinform.ua/rubric-ato/3694690-cnn-viavilo-dva-video-iz-nibito-obezgolovlennam-ukrainskih-voiniv.html" text:style-name="Internet_20_link" text:visited-style-name="Visited_20_Internet_20_Link">
</text:a>
According to information <text:a xlink:type="simple" xlink:href="http://www.cnn.com/europe/live-news/russia-ukraine-war-news-04-11-23/index.html" text:style-name="Internet_20_link" text:visited-style-name="Visited_20_Internet_20_Link">
</text:a>
, “The video probably depicts individual events. One could have been recorded recently, and the other - judging by the amount of greens - was probably removed in the summer. "<text:span text:style-name="T4">
 Read also: </text:span>
 <text:a xlink:type="simple" xlink:href="https://www.ukrinform.ua/rubric-ato/3695361-vijskovi-se-vstanovluut-osobu-stracenogo-ukrainskogo-bijca-malar.html" text:style-name="Internet_20_link" text:visited-style-name="Visited_20_Internet_20_Link">
<text:span text:style-name="T4">
 military </text:span>
 <text:span text:style-name="T4">
 </text:span>
 set <text:span text:style-name="T4">
 </text:span>
 person <text:span text:style-name="T4">
 </text:span>
 <text:span text:style-name="T4">
 executed </text:span>
<text:span text:style-name="T4">
 Ukrainian </text:span>
 <text:span text:style-name="T4">
 </text:span>
 fighter <text:span text:style-name="T4">
 </text:span>
 <text:span text:style-name="T4">
 painter </text:span>
</text:a>
The second video, which appeared on Twitter and was deliberately blurred, was probably recorded in the summer, given the number of plants in the frame. As CNN, it is trying to show a Russian fighter, which is useful to take off the head of the Ukrainian military. The voice at the beginning of the video suggests that the victim could be alive when a violent force began.</text:p>
      <text:p text:style-name="P4">
The Security Service of Ukraine has launched a pre -trial investigation into the video that the Russian invaders cut off the head of the Ukrainian prisoner.</text:p>
      <text:p text:style-name="P4">
SBU chairman Vasyl Malyuk assured that these Russian inhuman people would be found hypokano.</text:p>
      <text:p text:style-name="P4">
News Source: <text:a xlink:type="simple" xlink:href="https://www.ukrinform.ua/rubric-ato/3696425-u-minusti-kazut-so-pricetni-do-strat-vijskovih-mozut-postati-pered-ukrainskim-sudom-i-mks.html" text:style-name="Internet_20_link" text:visited-style-name="Visited_20_Internet_20_Link">
https://www.ukrinform.ua/rubric-ato/3696425-u-minusti-kazut-so-pricetni-do-strat-vijskovih-mozut-postati-pered-ukrainskim-sudom-i-mks.html</text:a>
</text:p>
      <!--NEWS-->
      <text:h text:style-name="P10" text:outline-level="1">
<text:span text:style-name="T4">
Reznikov discussed with Deputy Stoltenberg modernization of defense purchases in Ukraine</text:span>
</text:h>
      <text:p text:style-name="P4">
Authors: Ukrinform (Person)</text:p>
      <text:p text:style-name="P4">
Publisher: Укринформ (Organization)</text:p>
      <text:p text:style-name="P4">
Published Time: 2023-04-15T19:59:03+03:00</text:p>
      <text:p text:style-name="P4">
Modified Time: 2023-04-15T19:59:03+03:00</text:p>
      <text:p text:style-name="P4">
Description: Defense Minister Oleksiy Reznikov discussed with the Deputy Secretary General of the North Atlantic Alliance Mirch Joan NATO Agency to support and supply defense procurement in Ukraine. - Ukrinform.</text:p>
      <text:p text:style-name="P4">
Images: ["<text:a xlink:type="simple" xlink:href="https://static.ukrinform.com/photos/2023_03/thumb_files/630_360_1678276922-524.jpg" text:style-name="Internet_20_link" text:visited-style-name="Visited_20_Internet_20_Link">
630_360_16782...</text:a>
"]</text:p>
      <text:p text:style-name="P4">
Tags: ['Міноборони', 'НАТО', 'Оборона', 'Резніков']</text:p>
      <text:p text:style-name="P4">
Type: Article</text:p>
      <!--METADATA-->
      <text:p text:style-name="P4">
<draw:frame draw:style-name="fr1" draw:name="Image191" text:anchor-type="as-char" svg:width="6.9236in" svg:height="3.956343in" draw:z-index="0">
<draw:image xlink:href="../Images/yкринформ/2023-04-15T19-59-03-03-00/630_360_1678276922-524.jpg" xlink:type="simple" xlink:show="embed" xlink:actuate="onLoad" draw:mime-type="image/jpeg"/>
</draw:frame>
Ministry of Ministry was discussed with the Deputy Secretariator of the Secretariat -Atlantic Alliance by Mirchea Joan NATO with the Deputy Secretariator of the Secretariat -Atlantic Alliance of Mirchea Joan Agency for the modernization of defense procurement in Ukraine.</text:p>
      <text:p text:style-name="P4">
According to Ukrinform, Reznikov reported in <text:a xlink:type="simple" xlink:href="https://www.facebook.com/reznikovoleksii/posts/pfbid0UdnxqWTmf37NDEBLF4WzzeGcn5qqJh7kxHYT3EM17U33k1EB2jujV8FBST6d6cKVl" text:style-name="Internet_20_link" text:visited-style-name="Visited_20_Internet_20_Link">
</text:a>
.</text:p>
      <text:p text:style-name="P4">
У Бухаресті на Чорноморській безпековій конференції Міжнародної Кримськоїплатформи Резніков, за його словами, “зустрівся з великим другом України –заступником генерального секретаря НАТО Мирчею Джоане, який свого часу провівблискучу роботу для забезпечення вступу Румунії до Альянсу”.</text:p>
      <text:p text:style-name="P4">
<text:span text:style-name="T4">
Читайте також:</text:span>
 <text:a xlink:type="simple" xlink:href="https://www.ukrinform.ua/rubric-ato/3696414-ukraini-potribna-pidtrimka-dla-dosagnenna-zlamu-na-poli-bou-cogoric-reznikov.html" text:style-name="Internet_20_link" text:visited-style-name="Visited_20_Internet_20_Link">
 <text:span text:style-name="T4">
Резніков</text:span>
 </text:a>
According to the head of the Ministry of Defense of Ukraine, he and the Deputy General Secretary <text:a xlink:type="simple" xlink:href="https://www.ukrinform.ua/tag-nato" text:style-name="Internet_20_link" text:visited-style-name="Visited_20_Internet_20_Link">
</text:a>
Discussed lasted projects, in particular the NSPA systematic participation in the modernization of defense procurement in Ukraine. "We are preparing a number of very specific initiatives for NATO's Vilnius' Summit," Reznikov added.</text:p>
      <text:p text:style-name="P4">
As reported by Ukrinform, <text:a xlink:type="simple" xlink:href="https://www.ukrinform.ua/rubric-polytics/3696392-ukraina-naperedodni-ramstajnu-provela-peregovori-z-grecieu-kiprom-ispanieu-ta-rumunieu.html" text:style-name="Internet_20_link" text:visited-style-name="Visited_20_Internet_20_Link">
</text:a>
On the eve of the meeting in Ramstin, four countries have resulted in the negotiations on the supply of Ukraine in 10 days.</text:p>
      <text:p text:style-name="P4">
News Source: <text:a xlink:type="simple" xlink:href="https://www.ukrinform.ua/rubric-polytics/3696427-reznikov-obgovoriv-iz-zastupnikom-stoltenberga-modernizaciu-oboronnih-zakupivel-v-ukraini.html" text:style-name="Internet_20_link" text:visited-style-name="Visited_20_Internet_20_Link">
https://www.ukrinform.ua/rubric-polytics/3696427-reznikov-obgovoriv-iz-zastupnikom-stoltenberga-modernizaciu-oboronnih-zakupivel-v-ukraini.html</text:a>
</text:p>
      <!--NEWS-->
      <text:h text:style-name="P10" text:outline-level="1">
<text:span text:style-name="T4">
Krumich will play in the final of the qualification of the tournament in Barcelona</text:span>
</text:h>
      <text:p text:style-name="P4">
Authors: Ukrinform (Person)</text:p>
      <text:p text:style-name="P4">
Publisher: Укринформ (Organization)</text:p>
      <text:p text:style-name="P4">
Published Time: 2023-04-15T20:09:29+03:00</text:p>
      <text:p text:style-name="P4">
Modified Time: 2023-04-15T20:09:29+03:00</text:p>
      <text:p text:style-name="P4">
Description: The Ukrainian defeated Serb Milyan Zakich. - Ukrinform.</text:p>
      <text:p text:style-name="P4">
Images: ["<text:a xlink:type="simple" xlink:href="https://static.ukrinform.com/photos/2023_04/thumb_files/630_360_1681578511-298.jpg" text:style-name="Internet_20_link" text:visited-style-name="Visited_20_Internet_20_Link">
630_360_16815...</text:a>
"]</text:p>
      <text:p text:style-name="P4">
Tags: ['Теніс']</text:p>
      <text:p text:style-name="P4">
Type: Article</text:p>
      <!--METADATA-->
      <text:p text:style-name="P4">
<draw:frame draw:style-name="fr1" draw:name="Image192" text:anchor-type="as-char" svg:width="6.9236in" svg:height="3.956343in" draw:z-index="0">
<draw:image xlink:href="../Images/yкринформ/2023-04-15T20-09-29-03-00/630_360_1681578511-298.jpg" xlink:type="simple" xlink:show="embed" xlink:actuate="onLoad" draw:mime-type="image/jpeg"/>
</draw:frame>
Ukrainian Zdalov Serb Milyan Zakich.</text:p>
      <text:p text:style-name="P4">
The first racket of Ukraine Alexei Krutykh(ATR 177)went to the final of the qualification of the Grunted Tournament of the APR series 500 in Barcelona(Spain), reports Ukrinform.</text:p>
      <text:p text:style-name="P4">
In the first round of selection, a Ukrainian in three sets won in Milyan Zakich(Serbia, ATP 227) – 6:4, 4:6, 6:1. Матч тривав 2 години та 15 хвилин.</text:p>
      <text:p text:style-name="P4">
Це була третя зустріч тенісистів. Рахунок 2:1 на користь Олексія.</text:p>
      <text:p text:style-name="P4">
У фінальному поєдинку кваліфікації Крутих зіграє з Уго Греньє.</text:p>
      <text:p text:style-name="P4">
Крутих утретє виступить у кваліфікації турніру ATP, але вперше – на змаганняхкатегорії ATP 500.</text:p>
      <text:p text:style-name="P4">
<text:span text:style-name="T4">
Читайте також:</text:span>
 <text:a xlink:type="simple" xlink:href="https://www.ukrinform.ua/rubric-sports/3696331-ukrainski-tenisistki-postupilisa-cehii-u-matci-kubka-billi-dzin-king.html" text:style-name="Internet_20_link" text:visited-style-name="Visited_20_Internet_20_Link">
 <text:span text:style-name="T4">
теніс</text:span>
 </text:a>
As reported by Ukrinform, the national team of Ukraine gave way to the Czech Republic in the Billida King Cup match.</text:p>
      <text:p text:style-name="P4">
Photo: btu.org.ua</text:p>
      <text:p text:style-name="P4">
News Source: <text:a xlink:type="simple" xlink:href="https://www.ukrinform.ua/rubric-sports/3696432-krutih-zigrae-u-finali-kvalifikacii-turniru-v-barseloni.html" text:style-name="Internet_20_link" text:visited-style-name="Visited_20_Internet_20_Link">
https://www.ukrinform.ua/rubric-sports/3696432-krutih-zigrae-u-finali-kvalifikacii-turniru-v-barseloni.html</text:a>
</text:p>
      <!--NEWS-->
      <text:h text:style-name="P10" text:outline-level="1">
<text:span text:style-name="T4">
In Finland, a new nuclear reactor will be launched</text:span>
</text:h>
      <text:p text:style-name="P4">
Authors: Ukrinform (Person)</text:p>
      <text:p text:style-name="P4">
Publisher: Укринформ (Organization)</text:p>
      <text:p text:style-name="P4">
Published Time: 2023-04-15T20:10:00+03:00</text:p>
      <text:p text:style-name="P4">
Modified Time: 2023-04-15T20:10:00+03:00</text:p>
      <text:p text:style-name="P4">
Description: In Finland, the Olkilloo-3 nuclear reactor will be launched, the construction of which has long been delayed, it will start working on the night of Sunday. - Ukrinform.</text:p>
      <text:p text:style-name="P4">
Images: ["<text:a xlink:type="simple" xlink:href="https://static.ukrinform.com/photos/2023_04/thumb_files/630_360_1681578307-977.jpg" text:style-name="Internet_20_link" text:visited-style-name="Visited_20_Internet_20_Link">
630_360_16815...</text:a>
"]</text:p>
      <text:p text:style-name="P4">
Tags: ['АЕС', 'Електроенергія', 'Фінляндія']</text:p>
      <text:p text:style-name="P4">
Type: Article</text:p>
      <!--METADATA-->
      <text:p text:style-name="P4">
<draw:frame draw:style-name="fr1" draw:name="Image193" text:anchor-type="as-char" svg:width="6.9236in" svg:height="3.956343in" draw:z-index="0">
<draw:image xlink:href="../Images/yкринформ/2023-04-15T20-10-00-03-00/630_360_1681578307-977.jpg" xlink:type="simple" xlink:show="embed" xlink:actuate="onLoad" draw:mime-type="image/jpeg"/>
</draw:frame>
Ufaland will launch the Olkilloo-3 nuclear reactor, whose construction was long-lasting, it will start working on the night of Sunday.</text:p>
      <text:p text:style-name="P4">
As Ukrinform reports, it reports <text:a xlink:type="simple" xlink:href="https://yle.fi/a/74-20027271" text:style-name="Internet_20_link" text:visited-style-name="Visited_20_Internet_20_Link">
</text:a>
.</text:p>
      <text:p text:style-name="P4">
After a long expectation, the third Olkilooo NPP power unit, the start of electricity production. This will happen on the night of April 16, before the hole was planned. Initially, it was planned to launch the commercial operation of the reactor "Olkiloo-3" on Monday, April 17.</text:p>
      <text:p text:style-name="P4">
Launch <text:a xlink:type="simple" xlink:href="https://www.ukrinform.ua/tag-aes" text:style-name="Internet_20_link" text:visited-style-name="Visited_20_Internet_20_Link">
</text:a>
, initially scheduled for 2009, has repeatedly postponed due to various technical problems.</text:p>
      <text:p text:style-name="P4">
<text:span text:style-name="T4">
 Read also: </text:span>
 <text:a xlink:type="simple" xlink:href="https://www.ukrinform.ua/rubric-world/3696257-nimeccina-ostatocno-zupinae-virobnictvo-elektroenergii-na-atomnih-stanciah.html" text:style-name="Internet_20_link" text:visited-style-name="Visited_20_Internet_20_Link">
<text:span text:style-name="T4">
 atomic </text:span>
</text:a>
The investment decision on the construction of a third nuclear power plant Volkilooto was made in 2003. At that time, it was expected that the station would go to commercial operation in 2009.</text:p>
      <text:p text:style-name="P4">
As it was reported, the Minister of Energy Herman Galushchenko noted that <text:a xlink:type="simple" xlink:href="https://www.ukrinform.ua/rubric-economy/3683493-v-ukraini-viroblatimut-aderne-palivo-ake-zaminit-rosijske-na-rinku-es-galusenko.html" text:style-name="Internet_20_link" text:visited-style-name="Visited_20_Internet_20_Link">
</text:a>
<text:span text:style-name="T5">
Фото: Benjamin Suomela / Yle</text:span>
</text:p>
      <text:p text:style-name="P4">
News Source: <text:a xlink:type="simple" xlink:href="https://www.ukrinform.ua/rubric-world/3696433-u-finlandii-zapustat-novij-adernij-reaktor.html" text:style-name="Internet_20_link" text:visited-style-name="Visited_20_Internet_20_Link">
https://www.ukrinform.ua/rubric-world/3696433-u-finlandii-zapustat-novij-adernij-reaktor.html</text:a>
</text:p>
      <!--NEWS-->
      <text:h text:style-name="P10" text:outline-level="1">
<text:span text:style-name="T4">
The Foreign Ministry denied information about the capture of Ukrainian hostages in Sudan</text:span>
</text:h>
      <text:p text:style-name="P4">
Authors: Ukrinform (Person)</text:p>
      <text:p text:style-name="P4">
Publisher: Укринформ (Organization)</text:p>
      <text:p text:style-name="P4">
Published Time: 2023-04-15T20:18:00+03:00</text:p>
      <text:p text:style-name="P4">
Modified Time: 2023-04-15T20:18:00+03:00</text:p>
      <text:p text:style-name="P4">
Description: The members of the Ukrainian aviation crew, who were at the International Airport of Khartum during the exacerbation of the situation there, managed to export to a safe place. - Ukrinform.</text:p>
      <text:p text:style-name="P4">
Images: ["<text:a xlink:type="simple" xlink:href="https://static.ukrinform.com/photos/2023_02/thumb_files/630_360_1675772899-255.jpeg" text:style-name="Internet_20_link" text:visited-style-name="Visited_20_Internet_20_Link">
630_360_16757...</text:a>
"]</text:p>
      <text:p text:style-name="P4">
Tags: ['Аеропорт', 'МЗС', 'Судан', 'Сутички']</text:p>
      <text:p text:style-name="P4">
Type: Article</text:p>
      <!--METADATA-->
      <text:p text:style-name="P4">
<draw:frame draw:style-name="fr1" draw:name="Image194" text:anchor-type="as-char" svg:width="6.9236in" svg:height="3.956343in" draw:z-index="0">
<draw:image xlink:href="../Images/yкринформ/2023-04-15T20-18-00-03-00/630_360_1675772899-255.jpeg" xlink:type="simple" xlink:show="embed" xlink:actuate="onLoad" draw:mime-type="image/jpeg"/>
</draw:frame>
The members of the Ukrainian aviation crew, which were at the International Airportum during the aggravation there, managed to take out a safe place.</text:p>
      <text:p text:style-name="P4">
The Ministry of Foreign Affairs Oleg Nikolenko, a spokesman for the Ministry of Foreign Affairs Oleg Nikolenko, reported about it, commenting on the Ukrainian flight attendant about the alleged capture of Ukrainian warriors in Hartum.</text:p>
      <text:p text:style-name="P4">
“Information about the capture of Ukrainian hostages is not confirmed. In the course of the situation at the International Airport of Khartum were members of the Ukrainian aviation crew. This group of people managed to take out. They are now in a safe place. They take care of the Ukrainian Honorary Consul in <text:a xlink:type="simple" xlink:href="https://www.ukrinform.ua/tag-sudan" text:style-name="Internet_20_link" text:visited-style-name="Visited_20_Internet_20_Link">
</text:a>
”, - said Nikolenko.</text:p>
      <text:p text:style-name="P4">
He assured that the Ministry of Foreign Affairs and the Embassy of Ukraine in Egypt keep issues of safety of Ukrainian citizens in Sudan on special control.</text:p>
      <text:p text:style-name="P4">
<text:span text:style-name="T4">
 Read also: </text:span>
 <text:a xlink:type="simple" xlink:href="https://www.ukrinform.ua/rubric-world/3696410-unaslidok-vijskovih-zitknen-u-sudani-zaginuli-sonajmense-troe-civilnih.html" text:style-name="Internet_20_link" text:visited-style-name="Visited_20_Internet_20_Link">
</text:a>
As reported by Ukrinform, on April 15, after several days of tension between the Army of the Suddan and the rapid response forces(RSF)In the Chartum <text:a xlink:type="simple" xlink:href="https://www.ukrinform.ua/rubric-world/3696295-u-sudani-vidbuvautsa-zitknenna-miz-armieu-ta-silami-svidkogo-reaguvanna.html" text:style-name="Internet_20_link" text:visited-style-name="Visited_20_Internet_20_Link">
</text:a>
. Contradicted to the country's proposed transition to civil rule.</text:p>
      <text:p text:style-name="P4">
It is known about the death of two people in Sudan as a result of a shell of a plane. About <text:a xlink:type="simple" xlink:href="https://www.ukrinform.ua/rubric-world/3696371-aviakompanii-timcasovo-ne-vikonuvatimut-rejsi-do-stolici-sudanu.html" text:style-name="Internet_20_link" text:visited-style-name="Visited_20_Internet_20_Link">
</text:a>
The State Airlines Arabianairlines and the Egyptair National Airlines have already stated Hartum.</text:p>
      <text:p text:style-name="P4">
News Source: <text:a xlink:type="simple" xlink:href="https://www.ukrinform.ua/rubric-society/3696434-u-mzs-sprostuvali-informaciu-pro-zahoplenna-ukrainskih-zarucnikiv-u-sudani.html" text:style-name="Internet_20_link" text:visited-style-name="Visited_20_Internet_20_Link">
https://www.ukrinform.ua/rubric-society/3696434-u-mzs-sprostuvali-informaciu-pro-zahoplenna-ukrainskih-zarucnikiv-u-sudani.html</text:a>
</text:p>
      <!--NEWS-->
      <text:h text:style-name="P10" text:outline-level="1">
<text:span text:style-name="T4">
The war has already caused damage to the environment of Ukraine by almost ₴ 2 trillions - shooter</text:span>
</text:h>
      <text:p text:style-name="P4">
Authors: Ukrinform (Person)</text:p>
      <text:p text:style-name="P4">
Publisher: Укринформ (Organization)</text:p>
      <text:p text:style-name="P4">
Published Time: 2023-04-15T20:29:06+03:00</text:p>
      <text:p text:style-name="P4">
Modified Time: 2023-04-15T20:29:06+03:00</text:p>
      <text:p text:style-name="P4">
Description: The Minister of Environmental Protection and Natural Resources of Ukraine Ruslan Strelets reported that the overall assessment of the damage caused to the environment is already exceeding 1.9 trillion hryvnias, but it is not final, since there is no access to replaced and occupied territories. - Ukrinform.</text:p>
      <text:p text:style-name="P4">
Images: ["<text:a xlink:type="simple" xlink:href="https://static.ukrinform.com/photos/2023_04/thumb_files/630_360_1681579707-395.jpg" text:style-name="Internet_20_link" text:visited-style-name="Visited_20_Internet_20_Link">
630_360_16815...</text:a>
"]</text:p>
      <text:p text:style-name="P4">
Tags: ['Війна', 'Міндовкілля', 'Збитки']</text:p>
      <text:p text:style-name="P4">
Type: Article</text:p>
      <!--METADATA-->
      <text:p text:style-name="P4">
<draw:frame draw:style-name="fr1" draw:name="Image195" text:anchor-type="as-char" svg:width="6.9236in" svg:height="3.956343in" draw:z-index="0">
<draw:image xlink:href="../Images/yкринформ/2023-04-15T20-29-06-03-00/630_360_1681579707-395.jpg" xlink:type="simple" xlink:show="embed" xlink:actuate="onLoad" draw:mime-type="image/jpeg"/>
</draw:frame>
The Minister of Defender and Natural Resources of Ukraine Ruslan Strelets reported that the general assessment of the damage caused to the environment as a result of the war is already exceeding UAH 1.9, but it is not final, since there is currently no access to disasital and occupied territories.</text:p>
      <text:p text:style-name="P4">
He said this in an interview <text:a xlink:type="simple" xlink:href="https://armyinform.com.ua/2023/04/15/shkoda-dovkillyu-vid-vijny-vzhe-perevyshhuye-19-tryljona-gryven-ruslan-strilecz/" text:style-name="Internet_20_link" text:visited-style-name="Visited_20_Internet_20_Link">
</text:a>
, reports Ukrinform.</text:p>
      <text:p text:style-name="P4">
“We continue to fix the damage caused to the environment. Special techniques have developed and approved the losses for calculating the losses. The State Environmental Inspectorate is engaged in calculations for these. The overall estimate of the environmental damage already exceeds UAH 1.9 trillion or over 52.2.2 billiondays. This is a tremendous figure!However, it is not final, because there is still access to replaced and occupied territories, ”the shooter said.</text:p>
      <text:p text:style-name="P4">
In addition, he noted, "the amount of losses calculated can significantly increase the postponement of some changes to our legislation."</text:p>
      <text:p text:style-name="P4">
“Yes, in the US and European countries, there is such a legal term as“ <text:a xlink:type="simple" xlink:href="https://www.ukrinform.ua/tag-ekologia" text:style-name="Internet_20_link" text:visited-style-name="Visited_20_Internet_20_Link">
</text:a>
Services ». With its fixing in the Ukrainian legal field, we will be able to calculate the harm from destruction, such as one tree. After all, then the time required to restore such a tree will be included in the loss assessment. It will take into account how much it is a wooden tree of greenhouse gases, how much it affects the life of a person and the duel as a whole, ”the minister said.</text:p>
      <text:p text:style-name="P4">
<text:span text:style-name="T4">
 Read also: </text:span>
 <text:a xlink:type="simple" xlink:href="https://www.ukrinform.ua/rubric-society/3688536-ocinka-skodi-dovkillu-vid-agresii-rf-dla-ukrainciv-stvorili-bezkostovnij-kurs.html" text:style-name="Internet_20_link" text:visited-style-name="Visited_20_Internet_20_Link">
<text:span text:style-name="T4">
 Environment </text:span>
</text:a>
According to him, the relevant working group has already been created at Mindovkillya Tasalle necessary specialists to develop appropriate changes and introduce the concept of "ecosystem services" in Ukraine.</text:p>
      <text:p text:style-name="P4">
“I have agreed with a special representative of the US and US water resources with Monica Medina. We conducted productive in the fields of the UN Conference on Biodiversity and within the UN water conference. To begin with, we will take that model of ecosystem services that work for other countries, and look at how it can be integrated into our way, ”the shooter emphasized.<text:span text:style-name="T5">
Foto: Armyinform</text:span>
</text:p>
      <text:p text:style-name="P4">
News Source: <text:a xlink:type="simple" xlink:href="https://www.ukrinform.ua/rubric-society/3696436-vijna-vze-zavdala-skodi-dovkillu-ukraini-na-majze-2-triljoni-strilec.html" text:style-name="Internet_20_link" text:visited-style-name="Visited_20_Internet_20_Link">
https://www.ukrinform.ua/rubric-society/3696436-vijna-vze-zavdala-skodi-dovkillu-ukraini-na-majze-2-triljoni-strilec.html</text:a>
</text:p>
      <!--NEWS-->
      <text:h text:style-name="P10" text:outline-level="1">
<text:span text:style-name="T4">
CPD: Rosprop spreads the fake cover of the British newspaper The New Europe, which depicts Zelensky</text:span>
</text:h>
      <text:p text:style-name="P4">
Authors: Ukrinform (Person)</text:p>
      <text:p text:style-name="P4">
Publisher: Укринформ (Organization)</text:p>
      <text:p text:style-name="P4">
Published Time: 2023-04-15T20:33:00+03:00</text:p>
      <text:p text:style-name="P4">
Modified Time: 2023-04-15T20:33:00+03:00</text:p>
      <text:p text:style-name="P4">
Description: Russian telegram channels are spreading the fake cover of the allegedly British weekly newspaper The New Europe, where President of Ukraine Volodymyr Zelenskyy appears in the form of a selfish person, ready for everything for money. - Ukrinform.</text:p>
      <text:p text:style-name="P4">
Images: ["<text:a xlink:type="simple" xlink:href="https://static.ukrinform.com/photos/2019_12/thumb_files/630_360_1576158524-179.jpg" text:style-name="Internet_20_link" text:visited-style-name="Visited_20_Internet_20_Link">
630_360_15761...</text:a>
", "<text:a xlink:type="simple" xlink:href="https://static.ukrinform.com/photos/2023_04/1681579556-819.jpeg" text:style-name="Internet_20_link" text:visited-style-name="Visited_20_Internet_20_Link">
1681579556-81...</text:a>
"]</text:p>
      <text:p text:style-name="P4">
Tags: ['Фейк', 'Пропаганда', 'росія', 'Зеленський', 'Газета']</text:p>
      <text:p text:style-name="P4">
Type: Article</text:p>
      <!--METADATA-->
      <text:p text:style-name="P4">
<draw:frame draw:style-name="fr1" draw:name="Image196" text:anchor-type="as-char" svg:width="6.9236in" svg:height="3.956343in" draw:z-index="0">
<draw:image xlink:href="../Images/yкринформ/2023-04-15T20-33-00-03-00/630_360_1576158524-179.jpg" xlink:type="simple" xlink:show="embed" xlink:actuate="onLoad" draw:mime-type="image/jpeg"/>
</draw:frame>
Russian telegrams channels are spreading the fake cover of the allegedly British weekly sample of The New Europe, where President of Ukraine Volodymyr Zelenskyy appears to be a self-serving person, ready for everything for money.</text:p>
      <text:p text:style-name="P4">
The Center for Combating Misinformation at the Council of National Security and Defense of Ukraine reported in <text:a xlink:type="simple" xlink:href="https://t.me/CenterCounteringDisinformation/4939" text:style-name="Internet_20_link" text:visited-style-name="Visited_20_Internet_20_Link">
</text:a>
, reports Ukrinform.</text:p>
      <text:p text:style-name="P4">
On the mentioned "cover" the President of Ukraine is depicted on the lap in Dalai-Lami, next to them, holding his hands in the sides, stands dissatisfied with the Prime Minister of Britain, Risha Snak.</text:p>
      <text:p text:style-name="P4">
<draw:frame draw:style-name="fr1" draw:name="Image197" text:anchor-type="as-char" svg:width="6.9236in" svg:height="6.9236in" draw:z-index="0">
<draw:image xlink:href="../Images/yкринформ/2023-04-15T20-33-00-03-00/1681579556-819.jpeg" xlink:type="simple" xlink:show="embed" xlink:actuate="onLoad" draw:mime-type="image/jpeg"/>
</draw:frame>
As noted in the CPD, according to the official <text:a xlink:type="simple" xlink:href="https://www.theneweuropean.co.uk/" text:style-name="Internet_20_link" text:visited-style-name="Visited_20_Internet_20_Link">
</text:a>
There is no newspaper, The New Europe with such a cover. The inaccuracy of Shpalt also confirms that the latest issue of the newspaper was # 336(April 13-19, 2023), and indicated in the image # 337 is only prepared.</text:p>
      <text:p text:style-name="P4">
<text:span text:style-name="T4">
 Read also: </text:span>
 <text:a xlink:type="simple" xlink:href="https://www.ukrinform.ua/rubric-world/3694067-stati-rozvincali-v-oon-rosijski-fejki-sodo-problemi-posirenna-zbroi-v-ukraini.html" text:style-name="Internet_20_link" text:visited-style-name="Visited_20_Internet_20_Link">
<text:span text:style-name="T4">
 fake </text:span>
</text:a>
“Similar <text:a xlink:type="simple" xlink:href="https://www.ukrinform.ua/tag-fejk" text:style-name="Internet_20_link" text:visited-style-name="Visited_20_Internet_20_Link">
</text:a>
Covers of well -known Western publications aim to discredit Ukraine and its President V. Zelensky Nastya arena. The enemy continues to promote the narratives of "unprofessionality" and "corruption" of the Ukrainian authorities for the purpose of igniting internal conflict among Ukrainians and reducing military assistance from the Allies, " - said Ventra.</text:p>
      <text:p text:style-name="P4">
As reported by Ukrinform, in temporarily occupied Crimea <text:a xlink:type="simple" xlink:href="https://www.ukrinform.ua/rubric-crimea/3693944-fejki-pro-nato-ta-ukrainu-ak-zminila-akcenti-rosijska-propaganda-u-krimu.html" text:style-name="Internet_20_link" text:visited-style-name="Visited_20_Internet_20_Link">
</text:a>
Photo: Getty images</text:p>
      <text:p text:style-name="P4">
News Source: <text:a xlink:type="simple" xlink:href="https://www.ukrinform.ua/rubric-world/3696438-rosprop-posirue-fejkovu-obkladinku-britanskoi-gazeti-the-new-european-de-zobrazenij-zelenskij-cpd.html" text:style-name="Internet_20_link" text:visited-style-name="Visited_20_Internet_20_Link">
https://www.ukrinform.ua/rubric-world/3696438-rosprop-posirue-fejkovu-obkladinku-britanskoi-gazeti-the-new-european-de-zobrazenij-zelenskij-cpd.html</text:a>
</text:p>
      <!--NEWS-->
      <text:h text:style-name="P10" text:outline-level="1">
<text:span text:style-name="T4">
Blinken discussed the war in Ukraine with Vietnam leadership in Vietnam</text:span>
</text:h>
      <text:p text:style-name="P4">
Authors: Ukrinform (Person)</text:p>
      <text:p text:style-name="P4">
Publisher: Укринформ (Organization)</text:p>
      <text:p text:style-name="P4">
Published Time: 2023-04-15T20:40:03+03:00</text:p>
      <text:p text:style-name="P4">
Modified Time: 2023-04-15T20:40:03+03:00</text:p>
      <text:p text:style-name="P4">
Description: US Secretary of State Anthony Blinken met with the Prime Minister of the country during his visit to Vietnam, with whom, among other things, he discussed the war in Ukraine. - Ukrinform.</text:p>
      <text:p text:style-name="P4">
Images: ["<text:a xlink:type="simple" xlink:href="https://static.ukrinform.com/photos/2022_03/thumb_files/630_360_1647552427-852.jpg" text:style-name="Internet_20_link" text:visited-style-name="Visited_20_Internet_20_Link">
630_360_16475...</text:a>
"]</text:p>
      <text:p text:style-name="P4">
Tags: ['США', 'Україна', "В'єтнам", 'Блінкен', 'Війна з росією']</text:p>
      <text:p text:style-name="P4">
Type: Article</text:p>
      <!--METADATA-->
      <text:p text:style-name="P4">
<draw:frame draw:style-name="fr1" draw:name="Image198" text:anchor-type="as-char" svg:width="6.9236in" svg:height="3.956343in" draw:z-index="0">
<draw:image xlink:href="../Images/yкринформ/2023-04-15T20-40-03-03-00/630_360_1647552427-852.jpg" xlink:type="simple" xlink:show="embed" xlink:actuate="onLoad" draw:mime-type="image/jpeg"/>
</draw:frame>
US Secretary of State Anthony Blinken met with the Prime Minister of the country during his visit to Vietnam, with whom he discussed the war in Ukraine.</text:p>
      <text:p text:style-name="P4">
As Ukrinform reports, he <text:a xlink:type="simple" xlink:href="https://www.youtube.com/watch" text:style-name="Internet_20_link" text:visited-style-name="Visited_20_Internet_20_Link">
</text:a>
At a press conference, the US Embassy in Vietnam.</text:p>
      <text:p text:style-name="P4">
"We talked about Ukraine and about Russian aggression in Ukraine. Vietnam has an ancient historium and relations with Russia. We understand and recognize it. At the same time, I clearly have clear from our Vietnamese interlocutors and how they publicly declared their commitment to basic principles(UN - Ed.)which also threatens Russia's aggression, "Blinken said.</text:p>
      <text:p text:style-name="P4">
According to him, the Vietnamese government supports Ukraine's sovereignty of our country.</text:p>
      <text:p text:style-name="P4">
<text:span text:style-name="T4">
 Read also: </text:span>
 <text:a xlink:type="simple" xlink:href="https://www.ukrinform.ua/rubric-ato/3694662-ukraina-viznacae-sama-ak-najbils-efektivno-povernuti-zahopleni-teritorii-blinken.html" text:style-name="Internet_20_link" text:visited-style-name="Visited_20_Internet_20_Link">
<text:span text:style-name="T4">
 Blinken </text:span>
</text:a>
"The principles underlying the charter <text:a xlink:type="simple" xlink:href="https://www.ukrinform.ua/tag-oon" text:style-name="Internet_20_link" text:visited-style-name="Visited_20_Internet_20_Link">
</text:a>
—The territorial integrity, sovereignty, independence. Vietnam is strongly supported. They made it clear. They talked about it publicly and repeated Tsesn today in talking to us, "Blinken said.</text:p>
      <text:p text:style-name="P4">
As reported by Ukrinform, Poland now carries out a "diplomatic offensive" in order to clarify in different parts of the world on events in Eastern Europe and the nature of Russia's aggression against Ukraine.</text:p>
      <text:p text:style-name="P4">
News Source: <text:a xlink:type="simple" xlink:href="https://www.ukrinform.ua/rubric-polytics/3696440-blinken-obgovoriv-z-kerivnictvom-vetnamu-vijnu-v-ukraini.html" text:style-name="Internet_20_link" text:visited-style-name="Visited_20_Internet_20_Link">
https://www.ukrinform.ua/rubric-polytics/3696440-blinken-obgovoriv-z-kerivnictvom-vetnamu-vijnu-v-ukraini.html</text:a>
</text:p>
      <!--NEWS-->
      <text:h text:style-name="P10" text:outline-level="1">
<text:span text:style-name="T4">
APL: Chelsea gave way to Brighton on Stamford Bridge</text:span>
</text:h>
      <text:p text:style-name="P4">
Authors: Ukrinform (Person)</text:p>
      <text:p text:style-name="P4">
Publisher: Укринформ (Organization)</text:p>
      <text:p text:style-name="P4">
Published Time: 2023-04-15T20:44:52+03:00</text:p>
      <text:p text:style-name="P4">
Modified Time: 2023-04-15T20:44:52+03:00</text:p>
      <text:p text:style-name="P4">
Description: Mudryk participated in the first goal of this match. - Ukrinform.</text:p>
      <text:p text:style-name="P4">
Images: ["<text:a xlink:type="simple" xlink:href="https://static.ukrinform.com/photos/2023_04/thumb_files/630_360_1681580610-566.jpg" text:style-name="Internet_20_link" text:visited-style-name="Visited_20_Internet_20_Link">
630_360_16815...</text:a>
"]</text:p>
      <text:p text:style-name="P4">
Tags: ['Челсі', 'Футбол', 'АПЛ']</text:p>
      <text:p text:style-name="P4">
Type: Article</text:p>
      <!--METADATA-->
      <text:p text:style-name="P4">
<draw:frame draw:style-name="fr1" draw:name="Image199" text:anchor-type="as-char" svg:width="6.9236in" svg:height="3.956343in" draw:z-index="0">
<draw:image xlink:href="../Images/yкринформ/2023-04-15T20-44-52-03-00/630_360_1681580610-566.jpg" xlink:type="simple" xlink:show="embed" xlink:actuate="onLoad" draw:mime-type="image/jpeg"/>
</draw:frame>
Wise to participate in the first goal of this match.</text:p>
      <text:p text:style-name="P4">
Brighton beat Chelsea 2: 1 in the match of the 31st round of the English Premier League, Ukrinform reports.</text:p>
      <text:p text:style-name="P4">
The score in the match was opened in the 13th minute. The Gallahler Konor was distinguished, and the Ukrainian wnger Mikhail Mudryk recorded in his own expense.</text:p>
      <text:p text:style-name="P4">
For the wise, it is the second goal transmission in Chelsea. The first Ukrainian made on March 11 in the match against Lester. By the way, Mudryk spent all 90 minutes in the field.</text:p>
      <text:p text:style-name="P4">
Chelsea failed to keep. In the 42nd minute, Roberto Dedzerby's wards leveled the score thanks to Danny Welbeck's goal. In the 70th minute, Gostov went forward-he scored 19-year-old Julio Ensiso.</text:p>
      <text:p text:style-name="P4">
For Blue, this defeat became the third in a row. In all three games, the command of Frank Lemarty. Pensioners now have 39 points, they are located on the11st line after 31 rounds. Brighton goes the seventh with 49 points.</text:p>
      <text:p text:style-name="P4">
<text:span text:style-name="T4">
 Read also: </text:span>
 <text:a xlink:type="simple" xlink:href="https://www.ukrinform.ua/rubric-sports/3693703-armolenko-vidznacivsa-za-al-ajn-u-matci-proti-haurfakkana.html" text:style-name="Internet_20_link" text:visited-style-name="Visited_20_Internet_20_Link">
</text:a>
As reported by Ukrinform, in the other match of the 31st round of the Evertor APL, for which Vitaly Mykolenko played Ukrainian Ukrainian, gave way to Fulgem 1: 3.</text:p>
      <text:p text:style-name="P4">
Photo: Getty Image</text:p>
      <text:p text:style-name="P4">
News Source: <text:a xlink:type="simple" xlink:href="https://www.ukrinform.ua/rubric-sports/3696441-apl-celsi-postupilos-brajtonu-na-stemford-bridz.html" text:style-name="Internet_20_link" text:visited-style-name="Visited_20_Internet_20_Link">
https://www.ukrinform.ua/rubric-sports/3696441-apl-celsi-postupilos-brajtonu-na-stemford-bridz.html</text:a>
</text:p>
      <!--NEWS-->
      <text:h text:style-name="P10" text:outline-level="1">
<text:span text:style-name="T4">
In the Netherlands, Ukrainian refugees demanded better living conditions</text:span>
</text:h>
      <text:p text:style-name="P4">
Authors: Ukrinform (Person)</text:p>
      <text:p text:style-name="P4">
Publisher: Укринформ (Organization)</text:p>
      <text:p text:style-name="P4">
Published Time: 2023-04-15T20:52:00+03:00</text:p>
      <text:p text:style-name="P4">
Modified Time: 2023-04-15T20:52:00+03:00</text:p>
      <text:p text:style-name="P4">
Description: In the Netherlands, several dozen Ukrainian refugees conducted a protest due to living conditions. - Ukrinform.</text:p>
      <text:p text:style-name="P4">
Images: ["<text:a xlink:type="simple" xlink:href="https://static.ukrinform.com/photos/2023_04/thumb_files/630_360_1681581036-378.jpg" text:style-name="Internet_20_link" text:visited-style-name="Visited_20_Internet_20_Link">
630_360_16815...</text:a>
"]</text:p>
      <text:p text:style-name="P4">
Tags: ['Нідерланди', 'Права людини', 'Протест', 'Біженці']</text:p>
      <text:p text:style-name="P4">
Type: Article</text:p>
      <!--METADATA-->
      <text:p text:style-name="P4">
<draw:frame draw:style-name="fr1" draw:name="Image200" text:anchor-type="as-char" svg:width="6.9236in" svg:height="3.956343in" draw:z-index="0">
<draw:image xlink:href="../Images/yкринформ/2023-04-15T20-52-00-03-00/630_360_1681581036-378.jpg" xlink:type="simple" xlink:show="embed" xlink:actuate="onLoad" draw:mime-type="image/jpeg"/>
</draw:frame>
UNIEANDANDS Several dozen Ukrainian refugees conducted a protest due to residence.</text:p>
      <text:p text:style-name="P4">
About it reports Ukrinform with reference to <text:a xlink:type="simple" xlink:href="https://nos.nl/artikel/2471522-protest-oekraiense-vluchtelingen-harskamp-het-eten-is-verschrikkelijk" text:style-name="Internet_20_link" text:visited-style-name="Visited_20_Internet_20_Link">
</text:a>
"Several dozen Ukrainian refugees in the center of admission in the village of Harscamp, Umunicipality of Ede in the province of Gelderdland, protested against the living conditions," the message reads.</text:p>
      <text:p text:style-name="P4">
It is noted that Ukrainian <text:a xlink:type="simple" xlink:href="https://www.ukrinform.ua/tag-bizenci" text:style-name="Internet_20_link" text:visited-style-name="Visited_20_Internet_20_Link">
</text:a>
They expressed dissatisfaction with the lack of confidentiality, food quality, education, and complained that medical care - generally zero.</text:p>
      <text:p text:style-name="P4">
Today, several dozen people came out on the street. They carried Ukrainian flags posters with slogans "help" and "Where are human rights?"</text:p>
      <text:p text:style-name="P4">
<text:span text:style-name="T4">
 Read also: </text:span>
 <text:a xlink:type="simple" xlink:href="https://www.ukrinform.ua/rubric-diaspora/3696306-bizenci-z-ukraini-zapovnili-progalini-na-polskomu-rinku-praci.html" text:style-name="Internet_20_link" text:visited-style-name="Visited_20_Internet_20_Link">
<text:span text:style-name="T4">
 refugee </text:span>
</text:a>
"We want a normal life," Tatiana's Bezhenko explains, "it can be a biceding place for a short time. But we have been here for more than a year, and it is very difficult. ”</text:p>
      <text:p text:style-name="P4">
As reported by Ukrinform, in the Netherlands more than 200 Ukrainians who were forced to leave Ukraine for a full -scale invasion of Russia, <text:a xlink:type="simple" xlink:href="https://www.ukrinform.ua/rubric-diaspora/3685939-u-niderlandah-ponad-200-ukrainskih-bizenciv-stali-zertvami-trudovoi-ekspluatacii.html" text:style-name="Internet_20_link" text:visited-style-name="Visited_20_Internet_20_Link">
</text:a>
Фото: Omroep Gelderland</text:p>
      <text:p text:style-name="P4">
News Source: <text:a xlink:type="simple" xlink:href="https://www.ukrinform.ua/rubric-society/3696443-u-niderlandah-ukrainski-bizenci-vimagali-krasih-umov-prozivanna.html" text:style-name="Internet_20_link" text:visited-style-name="Visited_20_Internet_20_Link">
https://www.ukrinform.ua/rubric-society/3696443-u-niderlandah-ukrainski-bizenci-vimagali-krasih-umov-prozivanna.html</text:a>
</text:p>
      <!--NEWS-->
      <text:h text:style-name="P10" text:outline-level="1">
<text:span text:style-name="T4">
In the Ministry of Foreign Affairs of Britain reacted to collisions in Sudan</text:span>
</text:h>
      <text:p text:style-name="P4">
Authors: Ukrinform (Person)</text:p>
      <text:p text:style-name="P4">
Publisher: Укринформ (Organization)</text:p>
      <text:p text:style-name="P4">
Published Time: 2023-04-15T20:57:09+03:00</text:p>
      <text:p text:style-name="P4">
Modified Time: 2023-04-15T20:57:09+03:00</text:p>
      <text:p text:style-name="P4">
Description: The UK Foreign Ministry stated that hostilities in Sudan would not resolve the current situation, and the violence that continues in Sudan should be stopped immediately. - Ukrinform.</text:p>
      <text:p text:style-name="P4">
Images: ["<text:a xlink:type="simple" xlink:href="https://static.ukrinform.com/photos/2019_04/thumb_files/630_360_1555141667-248.jpg" text:style-name="Internet_20_link" text:visited-style-name="Visited_20_Internet_20_Link">
630_360_15551...</text:a>
"]</text:p>
      <text:p text:style-name="P4">
Tags: ['Британія', 'Судан', 'Сутички']</text:p>
      <text:p text:style-name="P4">
Type: Article</text:p>
      <!--METADATA-->
      <text:p text:style-name="P4">
<draw:frame draw:style-name="fr1" draw:name="Image201" text:anchor-type="as-char" svg:width="6.9236in" svg:height="3.956343in" draw:z-index="0">
<draw:image xlink:href="../Images/yкринформ/2023-04-15T20-57-09-03-00/630_360_1555141667-248.jpg" xlink:type="simple" xlink:show="embed" xlink:actuate="onLoad" draw:mime-type="image/jpeg"/>
</draw:frame>
The MSWIK Britain has stated that military action in Sudan would not resolve the situation, and the violence that continues in Sudan should be stopped immediately.</text:p>
      <text:p text:style-name="P4">
According to Ukrinform, this is stated in the statement of the Minister of Foreign British James Kleverli in <text:a xlink:type="simple" xlink:href="https://twitter.com/JamesCleverly/status/1647261026612568065" text:style-name="Internet_20_link" text:visited-style-name="Visited_20_Internet_20_Link">
</text:a>
.</text:p>
      <text:p text:style-name="P4">
"Violence continuing in Sudan must stop immediately. The United Kingdom calls the leadership <text:a xlink:type="simple" xlink:href="https://www.ukrinform.ua/tag-sudan" text:style-name="Internet_20_link" text:visited-style-name="Visited_20_Internet_20_Link">
</text:a>
Make it all up to restrain your troops and reduce escalation to prevent more bloodshed. Military action will not resolve this situation, " - says the news.</text:p>
      <text:p text:style-name="P4">
<text:span text:style-name="T4">
 Read also: </text:span>
 <text:a xlink:type="simple" xlink:href="https://www.ukrinform.ua/rubric-society/3696434-u-mzs-sprostuvali-informaciu-pro-zahoplenna-ukrainskih-zarucnikiv-u-sudani.html" text:style-name="Internet_20_link" text:visited-style-name="Visited_20_Internet_20_Link">
<text:span text:style-name="T4">
 Foreign Ministry </text:span>
 <text:span text:style-name="T4">
 </text:span>
 denied <text:span text:style-name="T4">
 </text:span>
 information <text:span text:style-name="T4">
 </text:span>
 <text:span text:style-name="T4">
 About </text:span>
<text:span text:style-name="T4">
 capture </text:span>
 <text:span text:style-name="T4">
 Ukrainian </text:span>
 <text:span text:style-name="T4">
 </text:span>
 hostages <text:span text:style-name="T4">
 </text:span>
 <text:span text:style-name="T4">
 Sudani </text:span>
</text:a>
As reported by Ukrinform, on April 15, after several days of tension between the Army of the Suddan and the rapid response forces(RSF)In the Chartum <text:a xlink:type="simple" xlink:href="https://www.ukrinform.ua/rubric-world/3696295-u-sudani-vidbuvautsa-zitknenna-miz-armieu-ta-silami-svidkogo-reaguvanna.html" text:style-name="Internet_20_link" text:visited-style-name="Visited_20_Internet_20_Link">
</text:a>
. Contradicted to the country's proposed transition to civil rule.</text:p>
      <text:p text:style-name="P4">
It is known about the death of two people in Sudan as a result of a shell of a plane. About <text:a xlink:type="simple" xlink:href="https://www.ukrinform.ua/rubric-world/3696371-aviakompanii-timcasovo-ne-vikonuvatimut-rejsi-do-stolici-sudanu.html" text:style-name="Internet_20_link" text:visited-style-name="Visited_20_Internet_20_Link">
</text:a>
The State Airlines Arabianairlines and the Egyptair National Airlines have already declared Hartum to Hartum.</text:p>
      <text:p text:style-name="P4">
<text:span text:style-name="T5">
Foto: aa</text:span>
</text:p>
      <text:p text:style-name="P4">
News Source: <text:a xlink:type="simple" xlink:href="https://www.ukrinform.ua/rubric-world/3696444-u-mzs-britanii-vidreaguvali-na-zitknenna-v-sudani.html" text:style-name="Internet_20_link" text:visited-style-name="Visited_20_Internet_20_Link">
https://www.ukrinform.ua/rubric-world/3696444-u-mzs-britanii-vidreaguvali-na-zitknenna-v-sudani.html</text:a>
</text:p>
      <!--NEWS-->
      <text:h text:style-name="P10" text:outline-level="1">
<text:span text:style-name="T4">
Taiwan is very vulnerable to China's attack from the air - wp</text:span>
</text:h>
      <text:p text:style-name="P4">
Authors: Ukrinform (Person)</text:p>
      <text:p text:style-name="P4">
Publisher: Укринформ (Organization)</text:p>
      <text:p text:style-name="P4">
Published Time: 2023-04-15T21:17:00+03:00</text:p>
      <text:p text:style-name="P4">
Modified Time: 2023-04-15T21:17:00+03:00</text:p>
      <text:p text:style-name="P4">
Description: China has a significant military advantage over Taiwan in the air. Taiwan is unlikely to be able to offset the Chinese military advantage in the air during a potential conflict, according to the released secret documents of the Pentagon. - Ukrinform.</text:p>
      <text:p text:style-name="P4">
Images: ["<text:a xlink:type="simple" xlink:href="https://static.ukrinform.com/photos/2021_04/thumb_files/630_360_1618295985-341.jpg" text:style-name="Internet_20_link" text:visited-style-name="Visited_20_Internet_20_Link">
630_360_16182...</text:a>
"]</text:p>
      <text:p text:style-name="P4">
Tags: ['Авіація', 'Китай', 'Тайвань']</text:p>
      <text:p text:style-name="P4">
Type: Article</text:p>
      <!--METADATA-->
      <text:p text:style-name="P4">
<draw:frame draw:style-name="fr1" draw:name="Image202" text:anchor-type="as-char" svg:width="6.9236in" svg:height="3.956343in" draw:z-index="0">
<draw:image xlink:href="../Images/yкринформ/2023-04-15T21-17-00-03-00/630_360_1618295985-341.jpg" xlink:type="simple" xlink:show="embed" xlink:actuate="onLoad" draw:mime-type="image/jpeg"/>
</draw:frame>
China has a significant military advantage over Taiwan in the air. Taiwan is unlikely to be able to live the Chinese military advantage in the air during a potential conflict, according to the released secret documents of the Pentagon.</text:p>
      <text:p text:style-name="P4">
As Ukrinform reports, it reports <text:a xlink:type="simple" xlink:href="https://www.washingtonpost.com/national-security/2023/04/15/taiwan-china-invasion-leaked-documents/" text:style-name="Internet_20_link" text:visited-style-name="Visited_20_Internet_20_Link">
</text:a>
.</text:p>
      <text:p text:style-name="P4">
The documents state that Taiwan officials doubt that their prototypal defense can "accurately detect missile launches", in addition, only the collapse <text:a xlink:type="simple" xlink:href="https://www.ukrinform.ua/tag-litak" text:style-name="Internet_20_link" text:visited-style-name="Visited_20_Internet_20_Link">
</text:a>
Taiwan is fully ready, and the movement of aircraft to the predicted shelters will take the lowest.</text:p>
      <text:p text:style-name="P4">
Secret documents concerning potential conflict indicate that China would have a much better opportunity for the early establishment of controlling in the sky than the Russian Air Force in Ukraine - a strategy that Taipei himself is a basis of a probable attack.</text:p>
      <text:p text:style-name="P4">
<text:span text:style-name="T4">
 Read also: </text:span>
 <text:a xlink:type="simple" xlink:href="https://www.ukrinform.ua/rubric-world/3695433-kitaj-timcasovo-zaboronit-povitranim-ta-morskim-sudnam-dostup-do-rajonu-poblizu-tajvanu.html" text:style-name="Internet_20_link" text:visited-style-name="Visited_20_Internet_20_Link">
<text:span text:style-name="T4">
 Taiwan </text:span>
</text:a>
China's naval forces were reported to continue maneuvers of the nearby, despite the announcement on the eve of the completion of large-scale three-day Joint Sword in the Taiwan Strait.</text:p>
      <text:p text:style-name="P4">
China April 8-10 conducted <text:a xlink:type="simple" xlink:href="https://www.ukrinform.ua/rubric-world/3694004-kitaj-zaversiv-tridenni-vijskovi-navcanna-poblizu-tajvanu.html" text:style-name="Internet_20_link" text:visited-style-name="Visited_20_Internet_20_Link">
</text:a>
, during which the forces of the Eastern Military District of the People's Liberation Army of China have operated the tasks of rocket strikes for purposes on the island and blocking the sea and airspace.</text:p>
      <text:p text:style-name="P4">
<text:span text:style-name="T5">
Foto: Getty Images</text:span>
</text:p>
      <text:p text:style-name="P4">
News Source: <text:a xlink:type="simple" xlink:href="https://www.ukrinform.ua/rubric-world/3696451-tajvan-duze-vrazlivij-do-napadu-kitau-z-povitra-wp.html" text:style-name="Internet_20_link" text:visited-style-name="Visited_20_Internet_20_Link">
https://www.ukrinform.ua/rubric-world/3696451-tajvan-duze-vrazlivij-do-napadu-kitau-z-povitra-wp.html</text:a>
</text:p>
      <!--NEWS-->
      <text:h text:style-name="P10" text:outline-level="1">
<text:span text:style-name="T4">
Dmitry Mitrofanov won the duel against Juan Carlos</text:span>
</text:h>
      <text:p text:style-name="P4">
Authors: Ukrinform (Person)</text:p>
      <text:p text:style-name="P4">
Publisher: Укринформ (Organization)</text:p>
      <text:p text:style-name="P4">
Published Time: 2023-04-15T21:17:02+03:00</text:p>
      <text:p text:style-name="P4">
Modified Time: 2023-04-15T21:17:02+03:00</text:p>
      <text:p text:style-name="P4">
Description: The battle lasted all six rounds. - Ukrinform.</text:p>
      <text:p text:style-name="P4">
Images: ["<text:a xlink:type="simple" xlink:href="https://static.ukrinform.com/photos/2023_04/thumb_files/630_360_1681582537-917.jpeg" text:style-name="Internet_20_link" text:visited-style-name="Visited_20_Internet_20_Link">
630_360_16815...</text:a>
"]</text:p>
      <text:p text:style-name="P4">
Tags: ['Бокс']</text:p>
      <text:p text:style-name="P4">
Type: Article</text:p>
      <!--METADATA-->
      <text:p text:style-name="P4">
<draw:frame draw:style-name="fr1" draw:name="Image203" text:anchor-type="as-char" svg:width="6.9236in" svg:height="3.956343in" draw:z-index="0">
<draw:image xlink:href="../Images/yкринформ/2023-04-15T21-17-02-03-00/630_360_1681582537-917.jpeg" xlink:type="simple" xlink:show="embed" xlink:actuate="onLoad" draw:mime-type="image/jpeg"/>
</draw:frame>
He battled all six rounds.</text:p>
      <text:p text:style-name="P4">
WBO Oriental Champion in the first middleweight Dmitry Mitrofanov(13-0-1, 6 who)The 32-year-old Venezuelan Juan Carlos Rodrigez won(18-5, 17 xo), reports Ukrinform.</text:p>
      <text:p text:style-name="P4">
Boxers spent all 6 rounds in the ring, but the advantage of Mitrofanovasumov did not cause: Dmitry won the unanimous decision of judges –60: 54, 59:55, 60:54.</text:p>
      <text:p text:style-name="P4">
This is the 13th victory of the Ukrainian on the prof-ring.</text:p>
      <text:p text:style-name="P4">
The battle took place at the PGE Turow Arena in Guard, Poland.</text:p>
      <text:p text:style-name="P4">
<text:span text:style-name="T4">
 Read also: </text:span>
 <text:a xlink:type="simple" xlink:href="https://www.ukrinform.ua/rubric-sports/3696420-ukrainci-harciz-ta-lapin-zdobuli-dostrokovi-peremogi-na-vecori-boksu-v-polsi.html" text:style-name="Internet_20_link" text:visited-style-name="Visited_20_Internet_20_Link">
<text:span text:style-name="T4">
 Lapin </text:span>
</text:a>
As reported by Ukrinform, the battles of Andercard was victory by Ukrainians Yaroslavharziz and Daniel Lapin.</text:p>
      <text:p text:style-name="P4">
Photo: Getty Image</text:p>
      <text:p text:style-name="P4">
News Source: <text:a xlink:type="simple" xlink:href="https://www.ukrinform.ua/rubric-sports/3696447-dmitro-mitrofanov-zdobuv-peremogu-u-poedinku-proti-huana-karlosa.html" text:style-name="Internet_20_link" text:visited-style-name="Visited_20_Internet_20_Link">
https://www.ukrinform.ua/rubric-sports/3696447-dmitro-mitrofanov-zdobuv-peremogu-u-poedinku-proti-huana-karlosa.html</text:a>
</text:p>
      <!--NEWS-->
      <text:h text:style-name="P10" text:outline-level="1">
<text:span text:style-name="T4">
In the Rivne region for the children of displaced persons held a master class on painting of Easter eggs</text:span>
</text:h>
      <text:p text:style-name="P4">
Authors: Ukrinform (Person)</text:p>
      <text:p text:style-name="P4">
Publisher: Укринформ (Organization)</text:p>
      <text:p text:style-name="P4">
Published Time: 2023-04-15T21:19:46+03:00</text:p>
      <text:p text:style-name="P4">
Modified Time: 2023-04-15T21:19:46+03:00</text:p>
      <text:p text:style-name="P4">
Description: In the Rivne region for children of migrants from the Donetsk region held a master class on painting of Easter eggs, painted them together with mothers and grandmothers. - Ukrinform.</text:p>
      <text:p text:style-name="P4">
Images: ["<text:a xlink:type="simple" xlink:href="https://static.ukrinform.com/photos/2023_04/thumb_files/630_360_1681582467-748.jpeg" text:style-name="Internet_20_link" text:visited-style-name="Visited_20_Internet_20_Link">
630_360_16815...</text:a>
", "<text:a xlink:type="simple" xlink:href="https://static.ukrinform.com/photos/2023_04/1681582466-410.jpeg" text:style-name="Internet_20_link" text:visited-style-name="Visited_20_Internet_20_Link">
1681582466-41...</text:a>
", "<text:a xlink:type="simple" xlink:href="https://static.ukrinform.com/photos/2023_04/1681582466-122.jpeg" text:style-name="Internet_20_link" text:visited-style-name="Visited_20_Internet_20_Link">
1681582466-12...</text:a>
", "<text:a xlink:type="simple" xlink:href="https://static.ukrinform.com/photos/2023_04/1681582467-432.jpeg" text:style-name="Internet_20_link" text:visited-style-name="Visited_20_Internet_20_Link">
1681582467-43...</text:a>
", "<text:a xlink:type="simple" xlink:href="https://static.ukrinform.com/photos/2023_04/1681582465-645.jpeg" text:style-name="Internet_20_link" text:visited-style-name="Visited_20_Internet_20_Link">
1681582465-64...</text:a>
", "<text:a xlink:type="simple" xlink:href="https://static.ukrinform.com/photos/2023_04/1681582466-317.jpeg" text:style-name="Internet_20_link" text:visited-style-name="Visited_20_Internet_20_Link">
1681582466-31...</text:a>
"]</text:p>
      <text:p text:style-name="P4">
Tags: ['Діти', 'Рівненщина', 'Великдень', 'Писанка']</text:p>
      <text:p text:style-name="P4">
Type: Article</text:p>
      <!--METADATA-->
      <text:p text:style-name="P4">
<draw:frame draw:style-name="fr1" draw:name="Image204" text:anchor-type="as-char" svg:width="6.9236in" svg:height="3.956343in" draw:z-index="0">
<draw:image xlink:href="../Images/yкринформ/2023-04-15T21-19-46-03-00/630_360_1681582467-748.jpeg" xlink:type="simple" xlink:show="embed" xlink:actuate="onLoad" draw:mime-type="image/jpeg"/>
</draw:frame>
About for children of displaced persons from Donetsk region held a master class of painting of Easter eggs, painted them together with mothers and grandmothers.</text:p>
      <text:p text:style-name="P4">
About it in <text:a xlink:type="simple" xlink:href="https://t.me/vitalykoval8/11051" text:style-name="Internet_20_link" text:visited-style-name="Visited_20_Internet_20_Link">
</text:a>
The head of Rivneov Vitaliy Koval reported, Ukrinform reports.</text:p>
      <text:p text:style-name="P4">
"He organized a master class on painting Easter eggs for the children. They were drawn with moms and grandmothers," the message reads.</text:p>
      <text:p text:style-name="P4">
<draw:frame draw:style-name="fr1" draw:name="Image205" text:anchor-type="as-char" svg:width="6.9236in" svg:height="3.89773in" draw:z-index="0">
<draw:image xlink:href="../Images/yкринформ/2023-04-15T21-19-46-03-00/1681582466-410.jpeg" xlink:type="simple" xlink:show="embed" xlink:actuate="onLoad" draw:mime-type="image/jpeg"/>
</draw:frame>
<draw:frame draw:style-name="fr1" draw:name="Image206" text:anchor-type="as-char" svg:width="6.9236in" svg:height="4.615733in" draw:z-index="0">
<draw:image xlink:href="../Images/yкринформ/2023-04-15T21-19-46-03-00/1681582466-122.jpeg" xlink:type="simple" xlink:show="embed" xlink:actuate="onLoad" draw:mime-type="image/jpeg"/>
</draw:frame>
As it is noted, the color of the eggs - red - was chosen not by chance. In the Ukrainian tradition <text:a xlink:type="simple" xlink:href="https://www.ukrinform.ua/tag-diti" text:style-name="Internet_20_link" text:visited-style-name="Visited_20_Internet_20_Link">
</text:a>
gave the bright writers. They depicted flowers and a tree of life.</text:p>
      <text:p text:style-name="P4">
<draw:frame draw:style-name="fr1" draw:name="Image207" text:anchor-type="as-char" svg:width="6.9236in" svg:height="4.615733in" draw:z-index="0">
<draw:image xlink:href="../Images/yкринформ/2023-04-15T21-19-46-03-00/1681582467-432.jpeg" xlink:type="simple" xlink:show="embed" xlink:actuate="onLoad" draw:mime-type="image/jpeg"/>
</draw:frame>
<text:span text:style-name="T4">
 Read also: </text:span>
 <text:a xlink:type="simple" xlink:href="https://www.ukrinform.ua/rubric-regions/3695930-u-kolomii-pisanku-aku-stvoriv-vijskovij-prodali-za-18-tisac-dla-dopomogi-zsu.html" text:style-name="Internet_20_link" text:visited-style-name="Visited_20_Internet_20_Link">
<text:span text:style-name="T4">
 Pisan </text:span>
</text:a>
The master class was conducted by the Honored Master of Folk Art of Ukraine Victoriastanyuk. According to Koval, the children who participated in the event moved from the Donetsk region. Therefore, they were interested in stories about the tradition of coloring eggs.</text:p>
      <text:p text:style-name="P4">
<draw:frame draw:style-name="fr1" draw:name="Image208" text:anchor-type="as-char" svg:width="6.9236in" svg:height="4.615733in" draw:z-index="0">
<draw:image xlink:href="../Images/yкринформ/2023-04-15T21-19-46-03-00/1681582465-645.jpeg" xlink:type="simple" xlink:show="embed" xlink:actuate="onLoad" draw:mime-type="image/jpeg"/>
</draw:frame>
<draw:frame draw:style-name="fr1" draw:name="Image209" text:anchor-type="as-char" svg:width="6.9236in" svg:height="4.615733in" draw:z-index="0">
<draw:image xlink:href="../Images/yкринформ/2023-04-15T21-19-46-03-00/1681582466-317.jpeg" xlink:type="simple" xlink:show="embed" xlink:actuate="onLoad" draw:mime-type="image/jpeg"/>
</draw:frame>
According to Ukrinform, in the Rivne region, the believers who have come to the service of the curfew, may remain in the temple overnight, and protects warns that the abolition or reduction of the curfew hour will not be.</text:p>
      <text:p text:style-name="P4">
News Source: <text:a xlink:type="simple" xlink:href="https://www.ukrinform.ua/rubric-society/3696448-na-rivnensini-dla-ditej-pereselenciv-proveli-majsterklas-z-rozpisu-pashalnih-aec.html" text:style-name="Internet_20_link" text:visited-style-name="Visited_20_Internet_20_Link">
https://www.ukrinform.ua/rubric-society/3696448-na-rivnensini-dla-ditej-pereselenciv-proveli-majsterklas-z-rozpisu-pashalnih-aec.html</text:a>
</text:p>
      <!--NEWS-->
      <text:h text:style-name="P10" text:outline-level="1">
<text:span text:style-name="T4">
Zelensky: All Ukrainian sanctions synchronize with global sanctions</text:span>
</text:h>
      <text:p text:style-name="P4">
Authors: Ukrinform (Person)</text:p>
      <text:p text:style-name="P4">
Publisher: Укринформ (Organization)</text:p>
      <text:p text:style-name="P4">
Published Time: 2023-04-15T21:23:00+03:00</text:p>
      <text:p text:style-name="P4">
Modified Time: 2023-04-15T21:23:00+03:00</text:p>
      <text:p text:style-name="P4">
Description: All Ukrainian sanctions synchronize with global sanctions, it is an inevitable process. The sanction pressure on anyone who is guilty of this aggression, blocking their assets and opportunities at the world level is the self-defense of the world and now from any other opportunities for aggression.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Антиросійські санкції', 'Зеленський', 'Війна з росією', '#stoprussia']</text:p>
      <text:p text:style-name="P4">
Type: Article</text:p>
      <!--METADATA-->
      <text:p text:style-name="P4">
<draw:frame draw:style-name="fr1" draw:name="Image210" text:anchor-type="as-char" svg:width="6.9236in" svg:height="3.956343in" draw:z-index="0">
<draw:image xlink:href="../Images/yкринформ/2023-04-15T21-23-00-03-00/630_360_1679682020-565.jpeg" xlink:type="simple" xlink:show="embed" xlink:actuate="onLoad" draw:mime-type="image/jpeg"/>
</draw:frame>
All Ukrainian sanctions synchronize with global sanctions, it is an inevitable process. The sanction pressure on anyone who is guilty of this aggression, blocking their assets and opportunities at the world level is the self-defense of the world and now all other opportunities for aggression.</text:p>
      <text:p text:style-name="P4">
This emphasized in his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240" text:style-name="Internet_20_link" text:visited-style-name="Visited_20_Internet_20_Link">
</text:a>
</text:span>
</text:p>
      <text:p text:style-name="P4">
<text:span text:style-name="T4">
 _ I wish health, dear Ukrainians!_ </text:span>
</text:p>
      <text:p text:style-name="P4">
He spoke with French President Macron today. There was a long conversation, almost half hours. They managed to walk on all key security issues, which is the day of the day - ours, in Ukraine, is very important, and in general in Europe.</text:p>
      <text:p text:style-name="P4">
It is a front, our ability to move, to act, to return freedom and justice in those territories that, unfortunately, are occupied by Russia.</text:p>
      <text:p text:style-name="P4">
International contacts were discussed - both ours and France. Emmanuel informed about the details and results of the visit to China. And I thank you for the clear support of those print things that combine our whole anti -war coalition.</text:p>
      <text:p text:style-name="P4">
Russia should be taken from the territory of Ukraine. All Ukraine and all occupiers. The iconic point of the UN Charter must work again - none of the Russian orders of international law can be ignored. It is on these principles that safety and tranquility will come to international relations. For this purpose, the E -Ukrainian formula of peace, absolutely realistic and quite specific, was also discussed in detail with the macron, as well as the international events that we blink this year, including the NATO Vilnius Summit.</text:p>
      <text:p text:style-name="P4">
Our common position at the Lithuanian Summit-all the participating states-can be the ambitious samette, which European security needs. I am sure of this. Safety of security for Ukraine, that is, in fact, for an international order based on the rules, it is necessary before our entry into the Alliance.</text:p>
      <text:p text:style-name="P4">
By the way, in Vilnius a meeting of the Member States of the Joint Investigative Group of Investigation of the Crimes of the invaders in Ukraine took place. One of the results of the meeting of Jugoda - it was signed yesterday. The Agreement on Joint Investigation of not only Russian military crimes, but also a crime of genocide.</text:p>
      <text:p text:style-name="P4">
We will provide at all levels, including legal, full responsibility for the Russian and Ukrainians. And I thank all the partners who assault the sentences for the occupiers - for Russian murderers and terrorists.Only one of this strike of terrorists has damaged and destroyed more than 50 residential buildings, of which more than 30 are multi -apartment ones. The wounded -more than 20 people, as of this time -the dead already 11. Among them is a very young child -the 21st year of the 21st year of birth. My condolences to my relatives, to all who have lost their close ...</text:p>
      <text:p text:style-name="P4">
None of those who are guilty of this aggression can forgive and forget anything.</text:p>
      <text:p text:style-name="P4">
Today, two other sanctions against persons and companies have been published or helping the blame for this terror. In particular, these are the sanctions of persons who promote the terrorist state are covered by sports. Again, who is associated with its officials. A separate list is IT companies, quality terror, or give digital opportunities to continue aggression.</text:p>
      <text:p text:style-name="P4">
All Ukrainian sanctions synchronize with global sanctions, this is an inevitable process. I thank all in international institutions and partner states, who work with us, with government officials, with NSDCs, specialists, with our office.</text:p>
      <text:p text:style-name="P4">
The sanction pressure on anyone who is guilty of this aggression, blocking their assets at the level of the world is the self-defense of the world and now from any other opportunities for aggression.</text:p>
      <text:p text:style-name="P4">
The return of peace and its stability have no alternatives.</text:p>
      <text:p text:style-name="P4">
Thank you all who help us, Ukraine!Glory to all our soldiers who are in the battle of terrorists!</text:p>
      <text:p text:style-name="P4">
Let us return justice as a decent memory of all whose life was taken by Russia Terror ...</text:p>
      <text:p text:style-name="P4">
<text:span text:style-name="T4">
<text:span text:style-name="T5">
Glory to Ukraine!</text:span>
 </text:span>
</text:p>
      <text:p text:style-name="P4">
News Source: <text:a xlink:type="simple" xlink:href="https://www.ukrinform.ua/rubric-polytics/3696452-zelenskij-usi-ukrainski-sankcii-sinhronizuemo-iz-sankciami-globalnimi.html" text:style-name="Internet_20_link" text:visited-style-name="Visited_20_Internet_20_Link">
https://www.ukrinform.ua/rubric-polytics/3696452-zelenskij-usi-ukrainski-sankcii-sinhronizuemo-iz-sankciami-globalnimi.html</text:a>
</text:p>
      <!--NEWS-->
      <text:h text:style-name="P10" text:outline-level="1">
<text:span text:style-name="T4">
Since the beginning of the war, Ukraine has approved 9 European Integration Banks in the field of the environment - Minister</text:span>
</text:h>
      <text:p text:style-name="P4">
Authors: Ukrinform (Person)</text:p>
      <text:p text:style-name="P4">
Publisher: Укринформ (Organization)</text:p>
      <text:p text:style-name="P4">
Published Time: 2023-04-15T21:40:00+03:00</text:p>
      <text:p text:style-name="P4">
Modified Time: 2023-04-15T21:40:00+03:00</text:p>
      <text:p text:style-name="P4">
Description: Ukraine has approved nine European integration laws in the field of environmental since the beginning of a large -scale war. - Ukrinform.</text:p>
      <text:p text:style-name="P4">
Images: ["<text:a xlink:type="simple" xlink:href="https://static.ukrinform.com/photos/2023_04/thumb_files/630_360_1681582359-469.jpg" text:style-name="Internet_20_link" text:visited-style-name="Visited_20_Internet_20_Link">
630_360_16815...</text:a>
"]</text:p>
      <text:p text:style-name="P4">
Tags: ['Екологія', 'Євроінтеграція', 'Небезпечні відходи', 'Україна', 'Забруднення повітря', 'Міндовкілля']</text:p>
      <text:p text:style-name="P4">
Type: Article</text:p>
      <!--METADATA-->
      <text:p text:style-name="P4">
<draw:frame draw:style-name="fr1" draw:name="Image211" text:anchor-type="as-char" svg:width="6.9236in" svg:height="3.956343in" draw:z-index="0">
<draw:image xlink:href="../Images/yкринформ/2023-04-15T21-40-00-03-00/630_360_1681582359-469.jpg" xlink:type="simple" xlink:show="embed" xlink:actuate="onLoad" draw:mime-type="image/jpeg"/>
</draw:frame>
The UkrainianAwid has adopted nine European integration laws in the field of environmental.</text:p>
      <text:p text:style-name="P4">
The Minister of Environmental Protection and Natural Resources of Ukraine Ruslan in [] said this(https://armyinform.com.ua/2023/04/15/shkoda-dovkillyu-vid-vijny-vzhe-perevyshhuye-19-tryljona-gryven-ruslan-strilecz/?fbclid=IwAR3T1WdE7QI7LUo1TZlIvz_3FTGCAVQu0vd0sAEtLL6KwUquqwZ3eH-glEI) <text:a xlink:type="simple" xlink:href="https://armyinform.com.ua/2023/04/15/shkoda-dovkillyu-vid-vijny-vzhe-perevyshhuye-19-tryljona-gryven-ruslan-strilecz/" text:style-name="Internet_20_link" text:visited-style-name="Visited_20_Internet_20_Link">
 </text:a>
, reports Ukrinform.</text:p>
      <text:p text:style-name="P4">
“In general, since the beginning of the Large War, Ukraine has already approved nine -euro -integration laws in the field <text:a xlink:type="simple" xlink:href="https://www.ukrinform.ua/tag-ekologia" text:style-name="Internet_20_link" text:visited-style-name="Visited_20_Internet_20_Link">
</text:a>
. This is greater progress than in the previous five years. In particular, the reform of the waste management system, the reform of national system of systemic safety, etc., ”the shooter said.</text:p>
      <text:p text:style-name="P4">
He added that "today we are talking about changing approaches to energy generation."</text:p>
      <text:p text:style-name="P4">
<text:span text:style-name="T4">
 Read also: </text:span>
 <text:a xlink:type="simple" xlink:href="https://www.ukrinform.ua/rubric-society/3696436-vijna-vze-zavdala-skodi-dovkillu-ukraini-na-majze-2-triljoni-strilec.html" text:style-name="Internet_20_link" text:visited-style-name="Visited_20_Internet_20_Link">
<text:span text:style-name="T4">
 Sagittarius </text:span>
</text:a>
“We have to go the European way. This is, in particular, the use of hydrogen. To hold hydrogen, you need a huge amount of electricity. Therefore, in Ukraine, there is an extensive network of renewable energy sources - winds, solar stations. At the expense of renewable energy, we will be able to produce a green hydrogen, ”the minister said.</text:p>
      <text:p text:style-name="P4">
According to him, green recovery is "it is accurately greening transport, eco-freely architectural and engineering solutions."</text:p>
      <text:p text:style-name="P4">
“For example, even before the Pandemia in Beijing, people went to masks because of smoke, because there were no skyscrapers there from the exhaust gases of ravage. And in European countries, external installations are set up to clean up the city air. The world is moving further, and we must be very fast -contained. This is the perfect picture of the world and Ukraine I would like to see. My children lived in such a country, ”the shooter emphasized.</text:p>
      <text:p text:style-name="P4">
<text:span text:style-name="T4">
 Read also: </text:span>
 <text:a xlink:type="simple" xlink:href="https://www.ukrinform.ua/rubric-economy/3693397-ukraina-do-2030-roku-moze-zrobiti-ponad-polovinu-svoei-energetiki-zelenou-ekspert.html" text:style-name="Internet_20_link" text:visited-style-name="Visited_20_Internet_20_Link">
</text:a>
He also noted that "Even in spite of the war, it did not stop the reform of the reform of reduction and control of industrial pollution, Afactically eco -modernization of industry."As reported by Ukrinform, earlier the President of the European Parliament Robertamezole expressed the hope that negotiations on Ukraine's membership in the European Union would be deemed this year.</text:p>
      <text:p text:style-name="P4">
<text:span text:style-name="T5">
Foto: Armyinform</text:span>
</text:p>
      <text:p text:style-name="P4">
News Source: <text:a xlink:type="simple" xlink:href="https://www.ukrinform.ua/rubric-society/3696446-vid-pocatku-vijni-ukraina-uhvalila-9-evrointegracijnih-zakonoproektiv-u-sferi-dovkilla-ministr.html" text:style-name="Internet_20_link" text:visited-style-name="Visited_20_Internet_20_Link">
https://www.ukrinform.ua/rubric-society/3696446-vid-pocatku-vijni-ukraina-uhvalila-9-evrointegracijnih-zakonoproektiv-u-sferi-dovkilla-ministr.html</text:a>
</text:p>
      <!--NEWS-->
      <text:h text:style-name="P10" text:outline-level="1">
<text:span text:style-name="T4">
Zelensky: Under the rubble of the Russian rocket in Slavyansk there are bodies of dead</text:span>
</text:h>
      <text:p text:style-name="P4">
Authors: Ukrinform (Person)</text:p>
      <text:p text:style-name="P4">
Publisher: Укринформ (Organization)</text:p>
      <text:p text:style-name="P4">
Published Time: 2023-04-15T21:52:00+03:00</text:p>
      <text:p text:style-name="P4">
Modified Time: 2023-04-15T21:52:00+03:00</text:p>
      <text:p text:style-name="P4">
Description: President Volodymyr Zelenskyy has informed that the search operation in Slavyansk is still ongoing. According to him, there is information about the presence of the bodies of the dead under the rubble of houses.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Донеччина', "Слов'янськ", 'Зеленський', 'Війна з росією', 'Ракетний удар']</text:p>
      <text:p text:style-name="P4">
Type: Article</text:p>
      <!--METADATA-->
      <text:p text:style-name="P4">
<draw:frame draw:style-name="fr1" draw:name="Image212" text:anchor-type="as-char" svg:width="6.9236in" svg:height="3.956343in" draw:z-index="0">
<draw:image xlink:href="../Images/yкринформ/2023-04-15T21-52-00-03-00/630_360_1678962741-175.jpeg" xlink:type="simple" xlink:show="embed" xlink:actuate="onLoad" draw:mime-type="image/jpeg"/>
</draw:frame>
The Presidential Lordir Zelensky reported that the search operation in the Slavyansk post -Russian rocket strike is still ongoing. According to him, there is a information of the permanence of the bodies of the dead under the rubble of houses.</text:p>
      <text:p text:style-name="P4">
The head of state said in his <text:a xlink:type="simple" xlink:href="https://t.me/V_Zelenskiy_official/5868" text:style-name="Internet_20_link" text:visited-style-name="Visited_20_Internet_20_Link">
</text:a>
evening <text:a xlink:type="simple" xlink:href="https://www.youtube.com/watch" text:style-name="Internet_20_link" text:visited-style-name="Visited_20_Internet_20_Link">
</text:a>
 <text:a xlink:type="simple" xlink:href="https://t.me/V_Zelenskiy_official/5868" text:style-name="Internet_20_link" text:visited-style-name="Visited_20_Internet_20_Link">
</text:a>
transmits Ukrinform.</text:p>
      <text:p text:style-name="P4">
_ <text:span text:style-name="T4">
 Video </text:span>
: <text:a xlink:type="simple" xlink:href="https://t.me/OP_UA/9240" text:style-name="Internet_20_link" text:visited-style-name="Visited_20_Internet_20_Link">
</text:a>
_</text:p>
      <text:p text:style-name="P4">
“In Slavyansk, the Donbass is still undergoing a search operation after the Russian Watch, which happened yesterday. There is information that under the rubble of the houses is still the dead. Unfortunately, ”said <text:a xlink:type="simple" xlink:href="https://www.ukrinform.ua/tag-zelenskij" text:style-name="Internet_20_link" text:visited-style-name="Visited_20_Internet_20_Link">
</text:a>
.</text:p>
      <text:p text:style-name="P4">
According to him, only one of this blow damaged, destroyed more than 50 residential buildings, of which more than 30 - multi -apartment ones.</text:p>
      <text:p text:style-name="P4">
<text:span text:style-name="T4">
 Read also: </text:span>
 <text:a xlink:type="simple" xlink:href="https://www.ukrinform.ua/rubric-regions/3696376-obstril-hersona-rosijski-snaradi-vpali-poblizu-osvitnogo-zakladu-zagibli-mati-i-donka.html" text:style-name="Internet_20_link" text:visited-style-name="Visited_20_Internet_20_Link">
<text:span text:style-name="T4">
 firing </text:span>
</text:a>
“More than 20 people are injured, as of which time, the dead are already 11. The average is a very young child - a boy of 2021. My condolences. To all who lost loved ones. None of those who are guilty of this aggression can forgive and forget anything, ”the President emphasized.</text:p>
      <text:p text:style-name="P4">
As it was reported, April 14 <text:a xlink:type="simple" xlink:href="https://www.ukrinform.ua/rubric-ato/3695978-vorog-vluciv-u-tri-patipoverhivki-slovanska-vidomo-zagiblogo-i-sistoh-poranenih.html" text:style-name="Internet_20_link" text:visited-style-name="Visited_20_Internet_20_Link">
</text:a>
in Donetsk region.</text:p>
      <text:p text:style-name="P4">
News Source: <text:a xlink:type="simple" xlink:href="https://www.ukrinform.ua/rubric-regions/3696453-zelenskij-pid-zavalami-zrujnovanih-rosijskou-raketou-budinkiv-u-slovansku-e-tila-zagiblih.html" text:style-name="Internet_20_link" text:visited-style-name="Visited_20_Internet_20_Link">
https://www.ukrinform.ua/rubric-regions/3696453-zelenskij-pid-zavalami-zrujnovanih-rosijskou-raketou-budinkiv-u-slovansku-e-tila-zagiblih.html</text:a>
</text:p>
      <!--NEWS-->
      <text:h text:style-name="P10" text:outline-level="1">
<text:span text:style-name="T4">
Berlin requires 806 euros for the "parking" of the tank in front of the Russian Embassy</text:span>
</text:h>
      <text:p text:style-name="P4">
Authors: Ukrinform (Person)</text:p>
      <text:p text:style-name="P4">
Publisher: Укринформ (Organization)</text:p>
      <text:p text:style-name="P4">
Published Time: 2023-04-15T21:55:00+03:00</text:p>
      <text:p text:style-name="P4">
Modified Time: 2023-04-15T21:55:00+03:00</text:p>
      <text:p text:style-name="P4">
Description: The "parking" of the Russian tank lined in front of the Russian Embassy in Berlin cost the organizers of the action quite cheap - 806 euros 20 cents in 4 days. - Ukrinform.</text:p>
      <text:p text:style-name="P4">
Images: ["<text:a xlink:type="simple" xlink:href="https://static.ukrinform.com/photos/2023_02/thumb_files/630_360_1677238842-922.jpg" text:style-name="Internet_20_link" text:visited-style-name="Visited_20_Internet_20_Link">
630_360_16772...</text:a>
"]</text:p>
      <text:p text:style-name="P4">
Tags: ['Берлін', 'Німеччина', 'Посольство', 'Танк']</text:p>
      <text:p text:style-name="P4">
Type: Article</text:p>
      <!--METADATA-->
      <text:p text:style-name="P4">
<draw:frame draw:style-name="fr1" draw:name="Image213" text:anchor-type="as-char" svg:width="6.9236in" svg:height="3.956343in" draw:z-index="0">
<draw:image xlink:href="../Images/yкринформ/2023-04-15T21-55-00-03-00/630_360_1677238842-922.jpg" xlink:type="simple" xlink:show="embed" xlink:actuate="onLoad" draw:mime-type="image/jpeg"/>
</draw:frame>
The "parking" of the Russian tank lined in front of the Russian Embassy in Berlinic was not cheap to organizers - 806 euros 20 cents in 4 days.</text:p>
      <text:p text:style-name="P4">
About this the capital edition <text:a xlink:type="simple" xlink:href="https://www.bz-berlin.de/berlin/mitte/mahnung-ueber-806-euro-nach-panzer-protest-wegen-asphalt-nutzung" text:style-name="Internet_20_link" text:visited-style-name="Visited_20_Internet_20_Link">
</text:a>
The organizers of the campaign Enno Lenz and Viland Gibel told, Ukrinform reports.</text:p>
      <text:p text:style-name="P4">
"I did not pay attention to the meeting on the fourth page of the permit," Lenta admitted, explaining that he was upset by previous disputes with the management of the city on 1000 pages.</text:p>
      <text:p text:style-name="P4">
A broken tank stood on the Unter-Dan-Linden Boulevard for four days, the account is associated with the "special use of 43.08 square meters of asphalt".</text:p>
      <text:p text:style-name="P4">
<text:span text:style-name="T4">
 Read also: </text:span>
 <text:a xlink:type="simple" xlink:href="https://www.ukrinform.ua/rubric-ato/3696344-zsu-znisili-novitnij-rosijskij-tank-t90-proriv.html" text:style-name="Internet_20_link" text:visited-style-name="Visited_20_Internet_20_Link">
<text:span text:style-name="T4">
 tank </text:span>
</text:a>
As  <text:a xlink:type="simple" xlink:href="https://www.ukrinform.ua/rubric-uarazom/3674618-pidbitij-rosijskij-tank-vistavili-pered-posolstvom-rf-u-berlini.html" text:style-name="Internet_20_link" text:visited-style-name="Visited_20_Internet_20_Link">
 </text:a>
, the initiators of the action have taken place for months for approval of their campaign. In the end, they were allowed to hold an action. It lasted from the anniversary of the beginning of the war, February 24. Enno Lenz and Vilaland Gibeliz of the Berlin Story Bunker Museum wanted to express their protest of anti -Russian aggressive policy and war against Ukraine.</text:p>
      <text:p text:style-name="P4">
The said Russian T-72B tank was badly damaged by a mines of the 31 birch mines near Bucha. The Military-Historical Museum of the Ministry of Defense of Ukraine gave the tank for use and also supported its transportation.</text:p>
      <text:p text:style-name="P4">
Now the wreckage of a 44-ton tank "ride" on the Netherlands, where they are demonstrated by inserted cities.</text:p>
      <text:p text:style-name="P4">
News Source: <text:a xlink:type="simple" xlink:href="https://www.ukrinform.ua/rubric-world/3696356-berlin-vimagae-806-evro-za-parkuvanna-tanka-pered-posolstvom-rf.html" text:style-name="Internet_20_link" text:visited-style-name="Visited_20_Internet_20_Link">
https://www.ukrinform.ua/rubric-world/3696356-berlin-vimagae-806-evro-za-parkuvanna-tanka-pered-posolstvom-rf.html</text:a>
</text:p>
      <!--NEWS-->
      <text:h text:style-name="P10" text:outline-level="1">
<text:span text:style-name="T4">
President: Pressure pressure guilty of Russian aggression against Ukraine is the self -defense of the world</text:span>
</text:h>
      <text:p text:style-name="P4">
Authors: Ukrinform (Person)</text:p>
      <text:p text:style-name="P4">
Publisher: Укринформ (Organization)</text:p>
      <text:p text:style-name="P4">
Published Time: 2023-04-15T21:59:00+03:00</text:p>
      <text:p text:style-name="P4">
Modified Time: 2023-04-15T21:59:00+03:00</text:p>
      <text:p text:style-name="P4">
Description: President Volodymyr Zelenskyy stressed that the sanction pressure on anyone who is guilty of Russian aggression against Ukraine, blocking their assets and opportunities at the world level is the self -defense of the world. - Ukrinform.</text:p>
      <text:p text:style-name="P4">
Images: ["<text:a xlink:type="simple" xlink:href="https://static.ukrinform.com/photos/2023_02/thumb_files/630_360_1677220159-612.png" text:style-name="Internet_20_link" text:visited-style-name="Visited_20_Internet_20_Link">
630_360_16772...</text:a>
"]</text:p>
      <text:p text:style-name="P4">
Tags: ['Президент', 'Санкції', 'Зеленський', 'Війна з росією']</text:p>
      <text:p text:style-name="P4">
Type: Article</text:p>
      <!--METADATA-->
      <text:p text:style-name="P4">
<draw:frame draw:style-name="fr1" draw:name="Image214" text:anchor-type="as-char" svg:width="6.9236in" svg:height="3.956343in" draw:z-index="0">
<draw:image xlink:href="../Images/yкринформ/2023-04-15T21-59-00-03-00/630_360_1677220159-612.png" xlink:type="simple" xlink:show="embed" xlink:actuate="onLoad" draw:mime-type="image/png"/>
</draw:frame>
The Presidential Divine Zelensky emphasized that the sanction pressure on anyone who is guilty of Urosian aggression against Ukraine, blocking their assets and opportunities on the par around the world is the self -defense of the world.</text:p>
      <text:p text:style-name="P4">
He said this in his <text:a xlink:type="simple" xlink:href="https://t.me/V_Zelenskiy_official/5868" text:style-name="Internet_20_link" text:visited-style-name="Visited_20_Internet_20_Link">
</text:a>
transmits Ukrinform.</text:p>
      <text:p text:style-name="P4">
Zelensky reported that two more sanction decrees of anti -societies and companies that share the blame for Russian terror or help it have been published today.</text:p>
      <text:p text:style-name="P4">
In particular, he noted, these are sanctions against persons who promote the terrorist state, are covered by sports. And also - against those who are associated with its officials. The President noted that a separate list in the decree consists of IT companies that sponsor terror or give digital opportunities to continue aggression.</text:p>
      <text:p text:style-name="P4">
<text:span text:style-name="T4">
 Read also: </text:span>
 <text:a xlink:type="simple" xlink:href="https://www.ukrinform.ua/rubric-economy/3695576-ukraina-vnesla-kompaniu-xiaomi-do-pereliku-miznarodnih-sponsoriv-vijni.html" text:style-name="Internet_20_link" text:visited-style-name="Visited_20_Internet_20_Link">
<text:span text:style-name="T4">
 sponsor </text:span>
</text:a>
“We synchronize all Ukrainian sanctions with global sanctions - this is an inevitable process. I thank all in international institutions and partner states, who work with us, with government officials, with <text:a xlink:type="simple" xlink:href="https://www.ukrinform.ua/tag-rnbo" text:style-name="Internet_20_link" text:visited-style-name="Visited_20_Internet_20_Link">
</text:a>
, intelligence officers, with our office. Sanction pressure on anyone who is guilty of thisaggression, blocking their assets and opportunities at the level of the world - cesamic protection of the world and now from any other opportunities of aggressions. The return of peace and its stability have no alternatives, ” - emphasized thezelensky.</text:p>
      <text:p text:style-name="P4">
Video: <text:a xlink:type="simple" xlink:href="https://t.me/OP_UA/9240" text:style-name="Internet_20_link" text:visited-style-name="Visited_20_Internet_20_Link">
</text:a>
He thanked everyone who helps Ukraine.</text:p>
      <text:p text:style-name="P4">
“Glory to all our soldiers who are fighting against terrorists!Returning as a worthy memory of all whose life was taken by Russia and its terror ... ”, - the Head of State emphasized.</text:p>
      <text:p text:style-name="P4">
As it was reported, President Volodymyr Zelensky introduced his decrees to operate the National Security and Defense Council of Ukraine of April 15, 2023 on the use of personal special economic and other restrictive measures up to 438 individuals and 254 legal entities.</text:p>
      <text:p text:style-name="P4">
Photo: op</text:p>
      <text:p text:style-name="P4">
News Source: <text:a xlink:type="simple" xlink:href="https://www.ukrinform.ua/rubric-ato/3696454-prezident-sankcijnij-tisk-na-vinnih-u-rosijskij-agresii-proti-ukraini-ce-samozahist-svitu.html" text:style-name="Internet_20_link" text:visited-style-name="Visited_20_Internet_20_Link">
https://www.ukrinform.ua/rubric-ato/3696454-prezident-sankcijnij-tisk-na-vinnih-u-rosijskij-agresii-proti-ukraini-ce-samozahist-svitu.html</text:a>
</text:p>
      <!--NEWS-->
      <text:h text:style-name="P10" text:outline-level="1">
<text:span text:style-name="T4">
Yastremskaya lost at the start of the WTA tournament in Germany</text:span>
</text:h>
      <text:p text:style-name="P4">
Authors: Ukrinform (Person)</text:p>
      <text:p text:style-name="P4">
Publisher: Укринформ (Organization)</text:p>
      <text:p text:style-name="P4">
Published Time: 2023-04-15T22:05:40+03:00</text:p>
      <text:p text:style-name="P4">
Modified Time: 2023-04-15T22:05:40+03:00</text:p>
      <text:p text:style-name="P4">
Description: The Ukrainian gave way to Americans Katie Volynets. - Ukrinform.</text:p>
      <text:p text:style-name="P4">
Images: ["<text:a xlink:type="simple" xlink:href="https://static.ukrinform.com/photos/2023_04/thumb_files/630_360_1681585488-627.jpg" text:style-name="Internet_20_link" text:visited-style-name="Visited_20_Internet_20_Link">
630_360_16815...</text:a>
"]</text:p>
      <text:p text:style-name="P4">
Tags: ['Теніс', 'Даяна Ястремська']</text:p>
      <text:p text:style-name="P4">
Type: Article</text:p>
      <!--METADATA-->
      <text:p text:style-name="P4">
<draw:frame draw:style-name="fr1" draw:name="Image215" text:anchor-type="as-char" svg:width="6.9236in" svg:height="3.956343in" draw:z-index="0">
<draw:image xlink:href="../Images/yкринформ/2023-04-15T22-05-40-03-00/630_360_1681585488-627.jpg" xlink:type="simple" xlink:show="embed" xlink:actuate="onLoad" draw:mime-type="image/jpeg"/>
</draw:frame>
Ukrainian Katie Volynets adopted the Ukrainian woman.</text:p>
      <text:p text:style-name="P4">
Ukrainian tennis player Diana Yastremskaya(WTA 147)Unsuccessfully started in the WTA 500 soil tournament in Stuttgart(Germany), reports Ukrinform.</text:p>
      <text:p text:style-name="P4">
In the first round of qualification, the Ukrainian lost Katie Volynets(USA, WTA 75)three sets - 2: 6, 7: 6(7:3), 6: 3. The match lasted 2 hours and 40 minutes.</text:p>
      <text:p text:style-name="P4">
In the second party, Diana had a match in the 10th game, but could not realize it, the game switched to a Tai-brown, which the Ukrainian lost. And the neo -wormwood squeezed Yastremsk in the third set.</text:p>
      <text:p text:style-name="P4">
<text:span text:style-name="T4">
 Read also: </text:span>
 <text:a xlink:type="simple" xlink:href="https://www.ukrinform.ua/rubric-sports/3696432-krutih-zigrae-u-finali-kvalifikacii-turniru-v-barseloni.html" text:style-name="Internet_20_link" text:visited-style-name="Visited_20_Internet_20_Link">
<text:span text:style-name="T4">
 cool </text:span>
</text:a>
As reported by Ukrinform, the first racket of Ukraine Alexei Krutykh(ATR 177)The released finale of the soil tournament of the ATR series 500 in Barcelona(Spain).</text:p>
      <text:p text:style-name="P4">
Фото: btu.org.ua</text:p>
      <text:p text:style-name="P4">
News Source: <text:a xlink:type="simple" xlink:href="https://www.ukrinform.ua/rubric-sports/3696456-astremska-prograla-na-starti-kvalifikacii-turniru-wta-u-nimeccini.html" text:style-name="Internet_20_link" text:visited-style-name="Visited_20_Internet_20_Link">
https://www.ukrinform.ua/rubric-sports/3696456-astremska-prograla-na-starti-kvalifikacii-turniru-wta-u-nimeccini.html</text:a>
</text:p>
      <!--NEWS-->
      <text:h text:style-name="P10" text:outline-level="1">
<text:span text:style-name="T4">
Easter worship in Ukraine will take place in over 13,000 temples</text:span>
</text:h>
      <text:p text:style-name="P4">
Authors: Ukrinform (Person)</text:p>
      <text:p text:style-name="P4">
Publisher: Укринформ (Organization)</text:p>
      <text:p text:style-name="P4">
Published Time: 2023-04-15T22:09:00+03:00</text:p>
      <text:p text:style-name="P4">
Modified Time: 2023-04-15T22:09:00+03:00</text:p>
      <text:p text:style-name="P4">
Description: More than 13 thousand temples will take place in the territory of Ukraine. - Ukrinform.</text:p>
      <text:p text:style-name="P4">
Images: ["<text:a xlink:type="simple" xlink:href="https://static.ukrinform.com/photos/2017_04/thumb_files/630_360_1493019833-5791.jpg" text:style-name="Internet_20_link" text:visited-style-name="Visited_20_Internet_20_Link">
630_360_14930...</text:a>
"]</text:p>
      <text:p text:style-name="P4">
Tags: ['Церква', 'Поліція', 'Великдень', 'Безпека', 'Комендантська година', 'Єдині новини']</text:p>
      <text:p text:style-name="P4">
Type: Article</text:p>
      <!--METADATA-->
      <text:p text:style-name="P4">
<draw:frame draw:style-name="fr1" draw:name="Image216" text:anchor-type="as-char" svg:width="6.9236in" svg:height="3.956343in" draw:z-index="0">
<draw:image xlink:href="../Images/yкринформ/2023-04-15T22-09-00-03-00/630_360_1493019833-5791.jpg" xlink:type="simple" xlink:show="embed" xlink:actuate="onLoad" draw:mime-type="image/jpeg"/>
</draw:frame>
More than 13 thousand temples will take place in the territory of Ukraine.</text:p>
      <text:p text:style-name="P4">
This was stated by the head of the communication department of the National Police of Ukraineoxan Blyshchyk on the air of the Telernahon "Unified News", correspondentation.</text:p>
      <text:p text:style-name="P4">
“In the whole territory of the state, in fact in 13 thousand <text:a xlink:type="simple" xlink:href="https://www.ukrinform.ua/tag-cerkva" text:style-name="Internet_20_link" text:visited-style-name="Visited_20_Internet_20_Link">
</text:a>
Holiday services will take place. It is clear that it is very large, it is like small cult buildings, such large temples. Therefore, the police traditionally, like every year, made all the paid, and in order to take care of the safety of people as much as possible, we attracted over 20,000 law enforcement officers, ”Blyshchyk said.</text:p>
      <text:p text:style-name="P4">
According to her, it is mainly about police, but representatives of volunteer formations of territorial communities, the National Guard and the National Guard are involved in the protection of law enforcement.</text:p>
      <text:p text:style-name="P4">
"And here I want to say that despite the load, we are ready to work in such a mode that the holiday of the Great Resurrection will be made without emergency situations," Blyshchyk emphasized.</text:p>
      <text:p text:style-name="P4">
<text:span text:style-name="T4">
 Read also: </text:span>
 <text:a xlink:type="simple" xlink:href="https://www.ukrinform.ua/rubric-society/3695654-v-ukraini-na-velikden-cerguvatimut-20-tisac-pravoohoronciv-i-7-tisac-ratuvalnikiv.html" text:style-name="Internet_20_link" text:visited-style-name="Visited_20_Internet_20_Link">
</text:a>
She reminded that on holidays, "no one canceled the curfew, and as a rule, it is valid from midnight until five in the morning."</text:p>
      <text:p text:style-name="P4">
"Therefore, all the believers who want to visit worship, get to the night, have to calculate their time in order to get to the temple before the commencement of the coming hour, and it is clear that they will be able to leave the cult building only after fifth in the morning," the National Police spokeswoman explained.</text:p>
      <text:p text:style-name="P4">
At the same time, she said that law enforcement officers were actively preparing for the rule of law during <text:a xlink:type="simple" xlink:href="https://www.ukrinform.ua/tag-velikden" text:style-name="Internet_20_link" text:visited-style-name="Visited_20_Internet_20_Link">
</text:a>
, therefore, they were associated with representatives of different denominations, with the rector of the temples, and the bulanormal interaction and understanding, "most of them generally translate online."</text:p>
      <text:p text:style-name="P4">
Blushk also drew attention to the difficult situation in the frontal regions.</text:p>
      <text:p text:style-name="P4">
<text:span text:style-name="T4">
 Read also: </text:span>
 <text:a xlink:type="simple" xlink:href="https://www.ukrinform.ua/rubric-society/3696387-de-divitisa-translacii-velikodnih-bogosluzin-pcu-ta-ugkc-spisok-kanaliv.html" text:style-name="Internet_20_link" text:visited-style-name="Visited_20_Internet_20_Link">
</text:a>
</text:p>
      <text:p text:style-name="P4">
It was reported that Easter in Kiev will be celebrated in 163 religious buildings, festive prayers planned on the evening of the 15th and morning on April 16.</text:p>
      <text:p text:style-name="P4">
News Source: <text:a xlink:type="simple" xlink:href="https://www.ukrinform.ua/rubric-society/3696460-velikodni-bogosluzinna-v-ukraini-vidbuvatimutsa-u-ponad-13-000-hramiv.html" text:style-name="Internet_20_link" text:visited-style-name="Visited_20_Internet_20_Link">
https://www.ukrinform.ua/rubric-society/3696460-velikodni-bogosluzinna-v-ukraini-vidbuvatimutsa-u-ponad-13-000-hramiv.html</text:a>
</text:p>
      <!--NEWS-->
      <text:h text:style-name="P10" text:outline-level="1">
<text:span text:style-name="T4">
In the capital Tuga will show a performance-choir behind the works of Frank</text:span>
</text:h>
      <text:p text:style-name="P4">
Authors: Ukrinform (Person)</text:p>
      <text:p text:style-name="P4">
Publisher: Укринформ (Organization)</text:p>
      <text:p text:style-name="P4">
Published Time: 2023-04-15T22:13:56+03:00</text:p>
      <text:p text:style-name="P4">
Modified Time: 2023-04-15T22:13:56+03:00</text:p>
      <text:p text:style-name="P4">
Description: The Kyiv Academic Theater of the Young Viewer has prepared the premiere of the performance-choir based on the works of Ivan Franko. - Ukrinform.</text:p>
      <text:p text:style-name="P4">
Images: ["<text:a xlink:type="simple" xlink:href="https://static.ukrinform.com/photos/2023_04/thumb_files/630_360_1681585662-299.jpg" text:style-name="Internet_20_link" text:visited-style-name="Visited_20_Internet_20_Link">
630_360_16815...</text:a>
", "<text:a xlink:type="simple" xlink:href="https://static.ukrinform.com/photos/2023_04/1681585826-399.jpg" text:style-name="Internet_20_link" text:visited-style-name="Visited_20_Internet_20_Link">
1681585826-39...</text:a>
"]</text:p>
      <text:p text:style-name="P4">
Tags: ['Франко', 'Театр', 'Вистава', 'Київ']</text:p>
      <text:p text:style-name="P4">
Type: Article</text:p>
      <!--METADATA-->
      <text:p text:style-name="P4">
<draw:frame draw:style-name="fr1" draw:name="Image217" text:anchor-type="as-char" svg:width="6.9236in" svg:height="3.956343in" draw:z-index="0">
<draw:image xlink:href="../Images/yкринформ/2023-04-15T22-13-56-03-00/630_360_1681585662-299.jpg" xlink:type="simple" xlink:show="embed" xlink:actuate="onLoad" draw:mime-type="image/jpeg"/>
</draw:frame>
The Kyiv Academic Theater of the Young Viewer has prepared the premiere of the performance-choro according to the works of Frank.</text:p>
      <text:p text:style-name="P4">
Ukrinform was reported in the theater.</text:p>
      <text:p text:style-name="P4">
“The works of Ivan Franko will be presented for the first time in the choir genre. In the play by the works of Ivan Franko's works "Lis Nikita" and "Painted Fox", the animals who live a peaceful socio-political life, occupy positions, are in family relations, have their own state structure, sue, quarrel, rejoice and cry. In their everyday life, animals are very similar to humans. The life is an eternal struggle for survival, and in this struggle everyone does, ” - said in the theater a new performance.</text:p>
      <text:p text:style-name="P4">
<draw:frame draw:style-name="fr1" draw:name="Image218" text:anchor-type="as-char" svg:width="6.9236in" svg:height="9.789201in" draw:z-index="0">
<draw:image xlink:href="../Images/yкринформ/2023-04-15T22-13-56-03-00/1681585826-399.jpg" xlink:type="simple" xlink:show="embed" xlink:actuate="onLoad" draw:mime-type="image/jpeg"/>
</draw:frame>
"Most of their lives are hiding behind the masks of those whom they would like to seem. Finally, it distorts their consciousness and deforms the morality that the huts are torn down," there is only a quiet horror. So, the choir genre is approaching this idea. There are also elements of grotesque, tragicomedy and drama, ”said the director of Katerypura in a comment to Ukrinform.</text:p>
      <text:p text:style-name="P4">
<text:span text:style-name="T4">
 Read also: </text:span>
 <text:a xlink:type="simple" xlink:href="https://www.ukrinform.ua/rubric-culture/3696408-u-vidni-vidkrilasa-ukrainska-vistavka-mistectvo-na-poli-bou.html" text:style-name="Internet_20_link" text:visited-style-name="Visited_20_Internet_20_Link">
<text:span text:style-name="T4">
 shows </text:span>
</text:a>
She added that she was not the first to turn to Frank, and the teenage performance has long been in her director's plans.</text:p>
      <text:p text:style-name="P4">
“Lis Nikita is the best image that I could convey my beliefs to such a complex audience. He is bold, ambitious, he is lying, fools, laughs ... And this is a world in which modern teenagers live. For me, it is important to expose human vices and benefits to make the answer be obvious. Ivan <text:a xlink:type="simple" xlink:href="https://www.ukrinform.ua/tag-franko" text:style-name="Internet_20_link" text:visited-style-name="Visited_20_Internet_20_Link">
 </text:a>
So skillfully wrote out every character of this story, so boldly entangles the fox from every trap that the viewer involuntarily admires the fox, although the positiveness of this character is quite doubtful. However, this is the great conception of which I became fascinated: the world is not black and white, it is mostly black with white -white and to survive a little to the mud, ” - said the surveyor.</text:p>
      <text:p text:style-name="P4">
The horizon "Lis Nikita" is designed exclusively for young viewers 14+ and their father.</text:p>
      <text:p text:style-name="P4">
The poster was created by the artificial intelligence of the art director Lesya Kovpak.</text:p>
      <text:p text:style-name="P4">
News Source: <text:a xlink:type="simple" xlink:href="https://www.ukrinform.ua/rubric-culture/3696458-u-stolicnomu-tugu-pokazut-vistavuhoror-za-tvorami-franka.html" text:style-name="Internet_20_link" text:visited-style-name="Visited_20_Internet_20_Link">
https://www.ukrinform.ua/rubric-culture/3696458-u-stolicnomu-tugu-pokazut-vistavuhoror-za-tvorami-franka.html</text:a>
</text:p>
      <!--NEWS-->
      <text:h text:style-name="P10" text:outline-level="1">
<text:span text:style-name="T4">
Zelensky about investigating war crimes: we will ensure the responsibility of the Russian Federation at all levels</text:span>
</text:h>
      <text:p text:style-name="P4">
Authors: Ukrinform (Person)</text:p>
      <text:p text:style-name="P4">
Publisher: Укринформ (Organization)</text:p>
      <text:p text:style-name="P4">
Published Time: 2023-04-15T22:16:00+03:00</text:p>
      <text:p text:style-name="P4">
Modified Time: 2023-04-15T22:16:00+03:00</text:p>
      <text:p text:style-name="P4">
Description: Russia's full responsibility for Ukraine and Ukrainians committed at all levels, including legal ones. - Ukrinform.</text:p>
      <text:p text:style-name="P4">
Images: ["<text:a xlink:type="simple" xlink:href="https://static.ukrinform.com/photos/2023_03/thumb_files/630_360_1678086625-925.png" text:style-name="Internet_20_link" text:visited-style-name="Visited_20_Internet_20_Link">
630_360_16780...</text:a>
"]</text:p>
      <text:p text:style-name="P4">
Tags: ['Трибунал', 'росія', 'Воєнні злочини', 'Зеленський']</text:p>
      <text:p text:style-name="P4">
Type: Article</text:p>
      <!--METADATA-->
      <text:p text:style-name="P4">
<draw:frame draw:style-name="fr1" draw:name="Image219" text:anchor-type="as-char" svg:width="6.9236in" svg:height="3.956343in" draw:z-index="0">
<draw:image xlink:href="../Images/yкринформ/2023-04-15T22-16-00-03-00/630_360_1678086625-925.png" xlink:type="simple" xlink:show="embed" xlink:actuate="onLoad" draw:mime-type="image/png"/>
</draw:frame>
Russia's full -time responsibility for Ukraine and Ukrainians committed to Ukraine, in particular, at legal levels.</text:p>
      <text:p text:style-name="P4">
This was stated in his evening <text:a xlink:type="simple" xlink:href="https://www.youtube.com/watch" text:style-name="Internet_20_link" text:visited-style-name="Visited_20_Internet_20_Link">
</text:a>
President Volodymyr Zelenskyy, reports Ukrinform.</text:p>
      <text:p text:style-name="P4">
*!(https://t.me/OP_UA/9240)“In Vilnius, a meeting of the member states of a joint investigative group of investigation of the occupiers in Ukraine took place. One of the results of the meeting is Jugoda - it was signed yesterday, ”the President said.</text:p>
      <text:p text:style-name="P4">
He specified that it was an agreement on a joint investigation not only of Russian military war, but also of a crime of genocide.</text:p>
      <text:p text:style-name="P4">
<text:span text:style-name="T4">
 Read also: </text:span>
 <text:a xlink:type="simple" xlink:href="https://www.ukrinform.ua/rubric-polytics/3696104-kostarika-dolucilasa-do-koalicii-za-stvorenna-spectribunalu-dla-rf.html" text:style-name="Internet_20_link" text:visited-style-name="Visited_20_Internet_20_Link">
<text:span text:style-name="T4">
 Costa </text:span>
 <text:span text:style-name="T4">
 </text:span>
 Rick **</text:a>
“We will ensure at all levels, including the legal, the full -time responsibility of Russia for committed against Ukraine and Ukrainians. And I thank all partners who helps to bring sentences for the invaders - for Russian killes and terrorists, ” - emphasized <text:a xlink:type="simple" xlink:href="https://www.ukrinform.ua/tag-zelenskij" text:style-name="Internet_20_link" text:visited-style-name="Visited_20_Internet_20_Link">
</text:a>
.</text:p>
      <text:p text:style-name="P4">
Як повідомлялося, у Вільнюсі члени спільної слідчої групи з розслідуваннятяжких міжнародних злочинів в Україні (JIT – Joint Investigation Team)They signed an agreement on the investigation not only of war crimes but also by the crime.</text:p>
      <text:p text:style-name="P4">
<text:span text:style-name="T4">
 Read also: </text:span>
 <text:a xlink:type="simple" xlink:href="https://www.ukrinform.ua/rubric-polytics/3696250-kostin-zustrivsa-iz-nausedou-govorili-pro-stvorenna-spectribunalu-dla-rf.html" text:style-name="Internet_20_link" text:visited-style-name="Visited_20_Internet_20_Link">
</text:a>
JIT includes Ukraine, Poland, Lithuania, Estonia, Latvia, Slovakia and Romania. It is the participants of Euras and for the first time in its history - the Office of the International Criminal Court.</text:p>
      <text:p text:style-name="P4">
The agreement will facilitate the investigation of a crime of genocide in Ukraine, the exchange of evidence and information. JIT will be strengthened by international experts.</text:p>
      <text:p text:style-name="P4">
<text:span text:style-name="T5">
Foto: Presidential Office</text:span>
</text:p>
      <text:p text:style-name="P4">
News Source: <text:a xlink:type="simple" xlink:href="https://www.ukrinform.ua/rubric-ato/3696459-zelenskij-pro-rozsliduvanna-voennih-zlociniv-mi-zabezpecimo-vidpovidalnist-rf-na-vsih-rivnah.html" text:style-name="Internet_20_link" text:visited-style-name="Visited_20_Internet_20_Link">
https://www.ukrinform.ua/rubric-ato/3696459-zelenskij-pro-rozsliduvanna-voennih-zlociniv-mi-zabezpecimo-vidpovidalnist-rf-na-vsih-rivnah.html</text:a>
</text:p>
      <!--NEWS-->
      <text:h text:style-name="P10" text:outline-level="1">
<text:span text:style-name="T4">
UN Secretary General Condemns Fighting in Sudan</text:span>
</text:h>
      <text:p text:style-name="P4">
Authors: Ukrinform (Person)</text:p>
      <text:p text:style-name="P4">
Publisher: Укринформ (Organization)</text:p>
      <text:p text:style-name="P4">
Published Time: 2023-04-15T22:35:00+03:00</text:p>
      <text:p text:style-name="P4">
Modified Time: 2023-04-15T22:35:00+03:00</text:p>
      <text:p text:style-name="P4">
Description: UN Secretary General Anthony Guterres condemned the fighting in Sudan between the regular army and the rapid response forces. - Ukrinform.</text:p>
      <text:p text:style-name="P4">
Images: ["<text:a xlink:type="simple" xlink:href="https://static.ukrinform.com/photos/2023_03/thumb_files/630_360_1678288129-113.jpg" text:style-name="Internet_20_link" text:visited-style-name="Visited_20_Internet_20_Link">
630_360_16782...</text:a>
"]</text:p>
      <text:p text:style-name="P4">
Tags: ['Гутерреш', 'ООН', 'Судан', 'Сутички']</text:p>
      <text:p text:style-name="P4">
Type: Article</text:p>
      <!--METADATA-->
      <text:p text:style-name="P4">
<draw:frame draw:style-name="fr1" draw:name="Image220" text:anchor-type="as-char" svg:width="6.9236in" svg:height="3.956343in" draw:z-index="0">
<draw:image xlink:href="../Images/yкринформ/2023-04-15T22-35-00-03-00/630_360_1678288129-113.jpg" xlink:type="simple" xlink:show="embed" xlink:actuate="onLoad" draw:mime-type="image/jpeg"/>
</draw:frame>
UN Secretary General Anthony Guterres condemned the fighting in Sudanima with a regular army and rapid response forces.</text:p>
      <text:p text:style-name="P4">
According to Ukrinform, he wrote about it in <text:a xlink:type="simple" xlink:href="https://twitter.com/antonioguterres/status/1647281370178244614" text:style-name="Internet_20_link" text:visited-style-name="Visited_20_Internet_20_Link">
</text:a>
.</text:p>
      <text:p text:style-name="P4">
"I condemn the beginning of hostilities between rapid response forces and armed forces in Sudan. I cooperate with the African Union and leaders in the region and confirming devotion <text:a xlink:type="simple" xlink:href="https://www.ukrinform.ua/tag-oon" text:style-name="Internet_20_link" text:visited-style-name="Visited_20_Internet_20_Link">
</text:a>
support the people, "Guterres wrote.</text:p>
      <text:p text:style-name="P4">
<text:span text:style-name="T4">
 Read also: </text:span>
 <text:a xlink:type="simple" xlink:href="https://www.ukrinform.ua/rubric-world/3696399-skyup-evakujovue-spivrobitnikiv-iz-sudanu-na-odnomu-z-litakiv-spracuvav-avarijnij-radiobuj.html" text:style-name="Internet_20_link" text:visited-style-name="Visited_20_Internet_20_Link">
<text:span text:style-name="T4">
 Sudan </text:span>
</text:a>
As reported by Ukrinform, on April 15, after several days of tension between the Army of the Suddan and the rapid response forces(RSF)In the Chartum <text:a xlink:type="simple" xlink:href="https://www.ukrinform.ua/rubric-world/3696295-u-sudani-vidbuvautsa-zitknenna-miz-armieu-ta-silami-svidkogo-reaguvanna.html" text:style-name="Internet_20_link" text:visited-style-name="Visited_20_Internet_20_Link">
</text:a>
. Contradicted to the country's proposed transition to civil rule.</text:p>
      <text:p text:style-name="P4">
It is known about the death of two people in Sudan as a result of a projectile of the Paszhir plane. About <text:a xlink:type="simple" xlink:href="https://www.ukrinform.ua/rubric-world/3696371-aviakompanii-timcasovo-ne-vikonuvatimut-rejsi-do-stolici-sudanu.html" text:style-name="Internet_20_link" text:visited-style-name="Visited_20_Internet_20_Link">
</text:a>
Hartum is already declared by the Saudi Arabianairlines and the Egyptair National Airlines of Egyptair.</text:p>
      <text:p text:style-name="P4">
<text:span text:style-name="T5">
Foto: op</text:span>
</text:p>
      <text:p text:style-name="P4">
News Source: <text:a xlink:type="simple" xlink:href="https://www.ukrinform.ua/rubric-world/3696462-gensek-oon-zasudzue-bojovi-dii-v-sudani.html" text:style-name="Internet_20_link" text:visited-style-name="Visited_20_Internet_20_Link">
https://www.ukrinform.ua/rubric-world/3696462-gensek-oon-zasudzue-bojovi-dii-v-sudani.html</text:a>
</text:p>
      <!--NEWS-->
      <text:h text:style-name="P10" text:outline-level="1">
<text:span text:style-name="T4">
Ukrainian tennis player Vyacheslav Belinsky became the ITF M15 champion in Turkey</text:span>
</text:h>
      <text:p text:style-name="P4">
Authors: Ukrinform (Person)</text:p>
      <text:p text:style-name="P4">
Publisher: Укринформ (Organization)</text:p>
      <text:p text:style-name="P4">
Published Time: 2023-04-15T22:40:03+03:00</text:p>
      <text:p text:style-name="P4">
Modified Time: 2023-04-15T22:40:03+03:00</text:p>
      <text:p text:style-name="P4">
Description: This is the second in a row of the ITF paired title for the Ukrainian. - Ukrinform.</text:p>
      <text:p text:style-name="P4">
Images: ["<text:a xlink:type="simple" xlink:href="https://static.ukrinform.com/photos/2023_04/thumb_files/630_360_1681587519-745.jpg" text:style-name="Internet_20_link" text:visited-style-name="Visited_20_Internet_20_Link">
630_360_16815...</text:a>
"]</text:p>
      <text:p text:style-name="P4">
Tags: ['Теніс']</text:p>
      <text:p text:style-name="P4">
Type: Article</text:p>
      <!--METADATA-->
      <text:p text:style-name="P4">
<draw:frame draw:style-name="fr1" draw:name="Image221" text:anchor-type="as-char" svg:width="6.9236in" svg:height="3.956343in" draw:z-index="0">
<draw:image xlink:href="../Images/yкринформ/2023-04-15T22-40-03-03-00/630_360_1681587519-745.jpg" xlink:type="simple" xlink:show="embed" xlink:actuate="onLoad" draw:mime-type="image/jpeg"/>
</draw:frame>
This is the second paired ITF title for the Ukrainian.</text:p>
      <text:p text:style-name="P4">
19 -year -old Belinsky paired with a Swiss tennis tennis, Argentine's pair of Luciano Ambrodi and Lorenzo Rodriguez - 2: 6, 6: 3,10: 1, Ukrinform reports.</text:p>
      <text:p text:style-name="P4">
For Belinsky, it is the third paired ITF title and the second one this season.</text:p>
      <text:p text:style-name="P4">
At the end of March, the Ukrainian, along with the compatriot Alexander Ovcharenko, became the ITF M15 champion in Croatia.</text:p>
      <text:p text:style-name="P4">
<text:span text:style-name="T4">
 Read also: </text:span>
 <text:a xlink:type="simple" xlink:href="https://www.ukrinform.ua/rubric-sports/3696456-astremska-prograla-na-starti-kvalifikacii-turniru-wta-u-nimeccini.html" text:style-name="Internet_20_link" text:visited-style-name="Visited_20_Internet_20_Link">
<text:span text:style-name="T4">
 yastros </text:span>
</text:a>
As reported by Ukrinform, Diana Yastremskaya(WTA 147)It was unsuccessful to the WTA 500 soil tournament in Stuttgart.</text:p>
      <text:p text:style-name="P4">
Photo: btu.org.ua</text:p>
      <text:p text:style-name="P4">
News Source: <text:a xlink:type="simple" xlink:href="https://www.ukrinform.ua/rubric-sports/3696461-ukrainskij-tenisist-vaceslav-belinskij-stav-cempionom-zmagan-itf-m15-u-tureccini.html" text:style-name="Internet_20_link" text:visited-style-name="Visited_20_Internet_20_Link">
https://www.ukrinform.ua/rubric-sports/3696461-ukrainskij-tenisist-vaceslav-belinskij-stav-cempionom-zmagan-itf-m15-u-tureccini.html</text:a>
</text:p>
      <!--NEWS-->
      <text:h text:style-name="P10" text:outline-level="1">
<text:span text:style-name="T4">
In German Dresden neutralized bomb times of World War II</text:span>
</text:h>
      <text:p text:style-name="P4">
Authors: Ukrinform (Person)</text:p>
      <text:p text:style-name="P4">
Publisher: Укринформ (Organization)</text:p>
      <text:p text:style-name="P4">
Published Time: 2023-04-15T22:43:00+03:00</text:p>
      <text:p text:style-name="P4">
Modified Time: 2023-04-15T22:43:00+03:00</text:p>
      <text:p text:style-name="P4">
Description: In the German city of Dresden, a 250-pound bomb of World War II has been successfully disposed of. - Ukrinform.</text:p>
      <text:p text:style-name="P4">
Images: ["<text:a xlink:type="simple" xlink:href="https://static.ukrinform.com/photos/2023_04/thumb_files/630_360_1681574199-212.png" text:style-name="Internet_20_link" text:visited-style-name="Visited_20_Internet_20_Link">
630_360_16815...</text:a>
"]</text:p>
      <text:p text:style-name="P4">
Tags: ['Друга світова', 'Німеччина', 'Бомба']</text:p>
      <text:p text:style-name="P4">
Type: Article</text:p>
      <!--METADATA-->
      <text:p text:style-name="P4">
<draw:frame draw:style-name="fr1" draw:name="Image222" text:anchor-type="as-char" svg:width="6.9236in" svg:height="3.956343in" draw:z-index="0">
<draw:image xlink:href="../Images/yкринформ/2023-04-15T22-43-00-03-00/630_360_1681574199-212.png" xlink:type="simple" xlink:show="embed" xlink:actuate="onLoad" draw:mime-type="image/png"/>
</draw:frame>
Dresden, the Union city of Dresden, has successfully disposed of the 250-pound bomb of the Second World War.</text:p>
      <text:p text:style-name="P4">
This is informed <text:a xlink:type="simple" xlink:href="https://www.t-online.de/region/dresden/id_100160412/weltkriegsbombe-in-dresden-entschaerft-entwarnung-sperrungen-aufgehoben.html" text:style-name="Internet_20_link" text:visited-style-name="Visited_20_Internet_20_Link">
</text:a>
 <text:a xlink:type="simple" xlink:href="https://www.t-online.de/region/dresden/id_100160412/weltkriegsbombe-in-dresden-entschaerft-entwarnung-sperrungen-aufgehoben.html" text:style-name="Internet_20_link" text:visited-style-name="Visited_20_Internet_20_Link">
</text:a>
, reports Ukrinform.</text:p>
      <text:p text:style-name="P4">
After the mass evacuation - 15 thousand people - residents can return to their days.</text:p>
      <text:p text:style-name="P4">
The operation began on Saturday morning. It was decided to evacuate local Vradius 1000 meters. Emergency services from the professional tado -breaking fire brigade, the German Red Cross, and the Johanniteri Volunteers MalTeser were involved in this.</text:p>
      <text:p text:style-name="P4">
<text:span text:style-name="T4">
 Read also: </text:span>
 <text:a xlink:type="simple" xlink:href="https://www.ukrinform.ua/rubric-world/3636265-u-nimeccini-znajsli-castinu-uvelirnih-prikras-vikradenih-iz-muzeu-drezdena.html" text:style-name="Internet_20_link" text:visited-style-name="Visited_20_Internet_20_Link">
<text:span text:style-name="T4">
 Drezd </text:span>
</text:a>
Today, the 250-pound bomb of the Second World War, production of the United States, was found during construction work on Friday. It is now built at the central Zaithene Collection Point for disposal.</text:p>
      <text:p text:style-name="P4">
In Dresden, which has undergone devastating bombing on February 13-15, 1945, such names are not something unusual.</text:p>
      <text:p text:style-name="P4">
<text:span text:style-name="T5">
Foto: Xcitepress/Benedict Bartsch</text:span>
</text:p>
      <text:p text:style-name="P4">
News Source: <text:a xlink:type="simple" xlink:href="https://www.ukrinform.ua/rubric-world/3696406-u-nimeckomu-drezdeni-zneskodili-bombu-casiv-drugoi-svitovoi.html" text:style-name="Internet_20_link" text:visited-style-name="Visited_20_Internet_20_Link">
https://www.ukrinform.ua/rubric-world/3696406-u-nimeckomu-drezdeni-zneskodili-bombu-casiv-drugoi-svitovoi.html</text:a>
</text:p>
      <!--NEWS-->
      <text:h text:style-name="P10" text:outline-level="1">
<text:span text:style-name="T4">
The invaders fired Sumy region with uncontrollable aviation missiles</text:span>
</text:h>
      <text:p text:style-name="P4">
Authors: Ukrinform (Person)</text:p>
      <text:p text:style-name="P4">
Publisher: Укринформ (Organization)</text:p>
      <text:p text:style-name="P4">
Published Time: 2023-04-15T22:52:39+03:00</text:p>
      <text:p text:style-name="P4">
Modified Time: 2023-04-15T22:52:39+03:00</text:p>
      <text:p text:style-name="P4">
Description: Russian servicemen fired on Saturday, April 15, fired at the Sumy Oblast Young Community from the helicopter with uncontrollable aviation missiles. - Ukrinform.</text:p>
      <text:p text:style-name="P4">
Images: ["<text:a xlink:type="simple" xlink:href="https://static.ukrinform.com/photos/2022_04/thumb_files/630_360_1650977494-848.jpg" text:style-name="Internet_20_link" text:visited-style-name="Visited_20_Internet_20_Link">
630_360_16509...</text:a>
"]</text:p>
      <text:p text:style-name="P4">
Tags: ['Обстріл', 'Ракета', 'Сумщина', 'Міномет', 'Війна з росією', 'Артилерія']</text:p>
      <text:p text:style-name="P4">
Type: Article</text:p>
      <!--METADATA-->
      <text:p text:style-name="P4">
<draw:frame draw:style-name="fr1" draw:name="Image223" text:anchor-type="as-char" svg:width="6.9236in" svg:height="3.956343in" draw:z-index="0">
<draw:image xlink:href="../Images/yкринформ/2023-04-15T22-52-39-03-00/630_360_1650977494-848.jpg" xlink:type="simple" xlink:show="embed" xlink:actuate="onLoad" draw:mime-type="image/jpeg"/>
</draw:frame>
Russian servicemen on Saturday, April 15, fired at the Yunak community of Sumy region from the helicopter with uncontrollable aviation missiles.</text:p>
      <text:p text:style-name="P4">
According to Ukrinform, the Sumy Regional Military Administration reports in <text:a xlink:type="simple" xlink:href="https://t.me/Sumy_news_ODA/15455" text:style-name="Internet_20_link" text:visited-style-name="Visited_20_Internet_20_Link">
</text:a>
.</text:p>
      <text:p text:style-name="P4">
“Today, the Russians fired the territory of Belopilsk, Velikopysariv and Yunak communities. 158 arrivals were recorded - changes, AGS, artillery. There were also three <text:a xlink:type="simple" xlink:href="https://www.ukrinform.ua/tag-raketa" text:style-name="Internet_20_link" text:visited-style-name="Visited_20_Internet_20_Link">
</text:a>
arrivals, ”the message reads.</text:p>
      <text:p text:style-name="P4">
The enemy from the territory of the Russian Federation has launched three unmanaged insurance missiles from the helicopter in the Yunnak community. Also in the community, they fired at mimet, releasing three mines. Due to the minmethometric shelling in the village of Basivka, the transmission line was damaged. Currently, the community has been restored in the community.</text:p>
      <text:p text:style-name="P4">
<text:span text:style-name="T4">
 Read also: </text:span>
 <text:a xlink:type="simple" xlink:href="https://www.ukrinform.ua/rubric-ato/3696404-zsu-za-den-vidbili-40-vorozih-atak.html" text:style-name="Internet_20_link" text:visited-style-name="Visited_20_Internet_20_Link">
<text:span text:style-name="T4">
 Armed Forces </text:span>
 <text:span text:style-name="T4">
 DAY </text:span>
 <text:span text:style-name="T4">
 reflected </text:span>
 <text:span text:style-name="T4">
 </text:span>
 enemy <text:span text:style-name="T4">
 </text:span>
 <text:span text:style-name="T4">
 Attack </text:span>
</text:a>
According to the Great Pisar community, the enemy fired 15 shots from an automatic granate and released seven mines.</text:p>
      <text:p text:style-name="P4">
The Russians also dropped 26 mines in the territory of the Belopil community and inflicted 10 artillery.</text:p>
      <text:p text:style-name="P4">
As reported by Ukrinform, Russian troops on Friday, April 14, fired at the territorial community <text:a xlink:type="simple" xlink:href="https://www.ukrinform.ua/rubric-ato/3696089-rosiani-obstrilali-prikordonnu-gromadu-sumsini.html" text:style-name="Internet_20_link" text:visited-style-name="Visited_20_Internet_20_Link">
</text:a>
 .</text:p>
      <text:p text:style-name="P4">
News Source: <text:a xlink:type="simple" xlink:href="https://www.ukrinform.ua/rubric-ato/3696464-zagarbniki-obstrilali-sumsinu-nekerovanimi-aviacijnimi-raketami.html" text:style-name="Internet_20_link" text:visited-style-name="Visited_20_Internet_20_Link">
https://www.ukrinform.ua/rubric-ato/3696464-zagarbniki-obstrilali-sumsinu-nekerovanimi-aviacijnimi-raketami.html</text:a>
</text:p>
      <!--NEWS-->
      <text:h text:style-name="P10" text:outline-level="1">
<text:span text:style-name="T4">
The Easter Divine Service of the PCU is conducted at the Michael's Cathedral</text:span>
</text:h>
      <text:p text:style-name="P4">
Authors: Ukrinform (Person)</text:p>
      <text:p text:style-name="P4">
Publisher: Укринформ (Organization)</text:p>
      <text:p text:style-name="P4">
Published Time: 2023-04-15T23:01:00+03:00</text:p>
      <text:p text:style-name="P4">
Modified Time: 2023-04-15T23:01:00+03:00</text:p>
      <text:p text:style-name="P4">
Description: The Easter service of the Orthodox Church of Ukraine began at St. Michael's Golden-Domed Cathedral. - Ukrinform.</text:p>
      <text:p text:style-name="P4">
Images: ["<text:a xlink:type="simple" xlink:href="https://static.ukrinform.com/photos/2021_02/thumb_files/630_360_1613818400-509.jpg" text:style-name="Internet_20_link" text:visited-style-name="Visited_20_Internet_20_Link">
630_360_16138...</text:a>
"]</text:p>
      <text:p text:style-name="P4">
Tags: ['Великдень', 'Епіфаній', 'Православна церква України', 'Михайлівський собор']</text:p>
      <text:p text:style-name="P4">
Type: Article</text:p>
      <!--METADATA-->
      <text:p text:style-name="P4">
<draw:frame draw:style-name="fr1" draw:name="Image224" text:anchor-type="as-char" svg:width="6.9236in" svg:height="3.956343in" draw:z-index="0">
<draw:image xlink:href="../Images/yкринформ/2023-04-15T23-01-00-03-00/630_360_1613818400-509.jpg" xlink:type="simple" xlink:show="embed" xlink:actuate="onLoad" draw:mime-type="image/jpeg"/>
</draw:frame>
The Easter service of the Orthodox Church of Ukraine began at St. Michael's Golden Cathedral.</text:p>
      <text:p text:style-name="P4">
The head of the Orthodox Church of Ukraine is headed by Metropolitan of Epiphanius, reports <text:a xlink:type="simple" xlink:href="https://www.youtube.com/watch" text:style-name="Internet_20_link" text:visited-style-name="Visited_20_Internet_20_Link">
</text:a>
.</text:p>
      <text:p text:style-name="P4">
It is known that the believers of the Eastern rite this year celebrate <text:a xlink:type="simple" xlink:href="https://www.ukrinform.ua/tag-velikden" text:style-name="Internet_20_link" text:visited-style-name="Visited_20_Internet_20_Link">
</text:a>
April 16.</text:p>
      <text:p text:style-name="P4">
News Source: <text:a xlink:type="simple" xlink:href="https://www.ukrinform.ua/rubric-society/3696467-u-mihajlivskomu-sobori-velikodne-bogosluzinna-pcu.html" text:style-name="Internet_20_link" text:visited-style-name="Visited_20_Internet_20_Link">
https://www.ukrinform.ua/rubric-society/3696467-u-mihajlivskomu-sobori-velikodne-bogosluzinna-pcu.html</text:a>
</text:p>
      <!--NEWS-->
      <text:h text:style-name="P10" text:outline-level="1">
<text:span text:style-name="T4">
In Ukraine, they made a movie about the heroic struggle of energy with Russian attacks</text:span>
</text:h>
      <text:p text:style-name="P4">
Authors: Ukrinform (Person)</text:p>
      <text:p text:style-name="P4">
Publisher: Укринформ (Organization)</text:p>
      <text:p text:style-name="P4">
Published Time: 2023-04-15T23:05:00+03:00</text:p>
      <text:p text:style-name="P4">
Modified Time: 2023-04-15T23:05:00+03:00</text:p>
      <text:p text:style-name="P4">
Description: In Ukraine, the documentary "Blackout. Christmas, which explores how a huge energy system suffered from "injuries", supported her life and recovered. - Ukrinform.</text:p>
      <text:p text:style-name="P4">
Images: ["<text:a xlink:type="simple" xlink:href="https://static.ukrinform.com/photos/2023_04/thumb_files/630_360_1681588877-853.jpg" text:style-name="Internet_20_link" text:visited-style-name="Visited_20_Internet_20_Link">
630_360_16815...</text:a>
", "<text:a xlink:type="simple" xlink:href="https://static.ukrinform.com/photos/2023_04/1681588877-368.jpg" text:style-name="Internet_20_link" text:visited-style-name="Visited_20_Internet_20_Link">
1681588877-36...</text:a>
", "<text:a xlink:type="simple" xlink:href="https://static.ukrinform.com/photos/2023_04/1681588877-791.jpg" text:style-name="Internet_20_link" text:visited-style-name="Visited_20_Internet_20_Link">
1681588877-79...</text:a>
", "<text:a xlink:type="simple" xlink:href="https://static.ukrinform.com/photos/2023_04/1681588878-421.jpg" text:style-name="Internet_20_link" text:visited-style-name="Visited_20_Internet_20_Link">
1681588878-42...</text:a>
", "<text:a xlink:type="simple" xlink:href="https://static.ukrinform.com/photos/2023_04/1681588878-150.jpg" text:style-name="Internet_20_link" text:visited-style-name="Visited_20_Internet_20_Link">
1681588878-15...</text:a>
", "<text:a xlink:type="simple" xlink:href="https://static.ukrinform.com/photos/2023_04/1681588878-835.jpg" text:style-name="Internet_20_link" text:visited-style-name="Visited_20_Internet_20_Link">
1681588878-83...</text:a>
", "<text:a xlink:type="simple" xlink:href="https://static.ukrinform.com/photos/2023_04/1681588879-164.jpg" text:style-name="Internet_20_link" text:visited-style-name="Visited_20_Internet_20_Link">
1681588879-16...</text:a>
", "<text:a xlink:type="simple" xlink:href="https://static.ukrinform.com/photos/2023_04/1681588879-973.jpg" text:style-name="Internet_20_link" text:visited-style-name="Visited_20_Internet_20_Link">
1681588879-97...</text:a>
"]</text:p>
      <text:p text:style-name="P4">
Tags: ['Кіно', 'Відключення світла', 'Блекаут']</text:p>
      <text:p text:style-name="P4">
Type: Article</text:p>
      <!--METADATA-->
      <text:p text:style-name="P4">
<draw:frame draw:style-name="fr1" draw:name="Image225" text:anchor-type="as-char" svg:width="6.9236in" svg:height="3.956343in" draw:z-index="0">
<draw:image xlink:href="../Images/yкринформ/2023-04-15T23-05-00-03-00/630_360_1681588877-853.jpg" xlink:type="simple" xlink:show="embed" xlink:actuate="onLoad" draw:mime-type="image/jpeg"/>
</draw:frame>
The documentary "Blackut. Christmas, which explores how a huge energy system suffered from "wounds", supported her life tauvida.</text:p>
      <text:p text:style-name="P4">
Ukrinform was reported by the creators of the film association of Ukrainian producers(OPP)та SPACE Production.</text:p>
      <text:p text:style-name="P4">
<draw:frame draw:style-name="fr1" draw:name="Image226" text:anchor-type="as-char" svg:width="6.9236in" svg:height="5.199111in" draw:z-index="0">
<draw:image xlink:href="../Images/yкринформ/2023-04-15T23-05-00-03-00/1681588877-368.jpg" xlink:type="simple" xlink:show="embed" xlink:actuate="onLoad" draw:mime-type="image/jpeg"/>
</draw:frame>
"Heroes <text:a xlink:type="simple" xlink:href="https://www.ukrinform.ua/tag-kino" text:style-name="Internet_20_link" text:visited-style-name="Visited_20_Internet_20_Link">
</text:a>
There are Ukrainian energy. Therefore, the country opened the whole "energy front": engineers, electricians, repair crews, call centers, rescuers. They learned to act in the conditions of regular damage to the system and found the courage to bear the light, ”his authors have evolved.</text:p>
      <text:p text:style-name="P4">
<draw:frame draw:style-name="fr1" draw:name="Image227" text:anchor-type="as-char" svg:width="6.9236in" svg:height="5.199111in" draw:z-index="0">
<draw:image xlink:href="../Images/yкринформ/2023-04-15T23-05-00-03-00/1681588877-791.jpg" xlink:type="simple" xlink:show="embed" xlink:actuate="onLoad" draw:mime-type="image/jpeg"/>
</draw:frame>
The film will tell about five cities: Odessa, Lviv, Pavlograd, Kharkiv, Kiev: photographer Sergei, who is looking for light in the dark capital; military and mom of five -month Elena; Surgeon Andrew, who should perform his work independently of electricity visit; Swiss light artist Gary Hofteter, which enters Ukraine's artmas Light for Hope.</text:p>
      <text:p text:style-name="P4">
<text:span text:style-name="T4">
 Read also: </text:span>
 <text:a xlink:type="simple" xlink:href="https://www.ukrinform.ua/rubric-culture/3694983-mavka-lisova-pisna-20-kvitna-vijde-u-prokat-v-italii.html" text:style-name="Internet_20_link" text:visited-style-name="Visited_20_Internet_20_Link">
</text:a>
In total, 12 stories were told in the movie. They are united by the storyline of the NEC "Ukrenergo" Vitaliy Zaichenko. He was at the Center for Energy Management during every attack, every time the Russian rocket hit a Ukrainian power plant or substation. And he did his best to make the light -knowing.</text:p>
      <text:p text:style-name="P4">
<draw:frame draw:style-name="fr1" draw:name="Image228" text:anchor-type="as-char" svg:width="6.9236in" svg:height="5.199111in" draw:z-index="0">
<draw:image xlink:href="../Images/yкринформ/2023-04-15T23-05-00-03-00/1681588878-421.jpg" xlink:type="simple" xlink:show="embed" xlink:actuate="onLoad" draw:mime-type="image/jpeg"/>
</draw:frame>
“When the electricity is switched off, people have vifay and almost no mobility, and someone also has heating and water. But people continue to perform their responsibilities. This was another providence of Ukraine's indomitability and the fight against the darkness of military aggression. Flames will shine despite rocket strokes, because there is such light as the Nenikov does not go out. Putin did not become a abductor of Ukrainian Christmas, as he wanted it. Until we started shooting, I really had no idea how much energy is indifferent. Each history is an example, courage and humanity. It captures, " - said the producer of the movie" Blackout. Christmas »Ilona Schneider.</text:p>
      <text:p text:style-name="P4">
<draw:frame draw:style-name="fr1" draw:name="Image229" text:anchor-type="as-char" svg:width="6.9236in" svg:height="5.199111in" draw:z-index="0">
<draw:image xlink:href="../Images/yкринформ/2023-04-15T23-05-00-03-00/1681588878-150.jpg" xlink:type="simple" xlink:show="embed" xlink:actuate="onLoad" draw:mime-type="image/jpeg"/>
</draw:frame>
</text:p>
      <text:p text:style-name="P4">
<draw:frame draw:style-name="fr1" draw:name="Image230" text:anchor-type="as-char" svg:width="6.9236in" svg:height="5.199111in" draw:z-index="0">
<draw:image xlink:href="../Images/yкринформ/2023-04-15T23-05-00-03-00/1681588878-835.jpg" xlink:type="simple" xlink:show="embed" xlink:actuate="onLoad" draw:mime-type="image/jpeg"/>
</draw:frame>
“Last year, everything is changing so quickly that we barely remember events, for example, October.(I recall that I was preparing for a nuclear war.)Blackout.Skdvo captures the period when we all who stayed in Ukraine were preparing for life without electric current. This is a movie about those who have not happened to whom this total -apocalypse happened, although rocket strokes made everything. The Russian attacks caused great harm, so great that I did not imagine what the destruction was behind the everyday "damaged network". Only in the process of shooting is it clear, what titanic work was conducted by our energy to maintain the network in working order. We will show you the people who have happened to have the Divive -Christmas lights in the Ukrainian homes, ”said the author of the script, a so -scenario producer Tala Prystaytska.</text:p>
      <text:p text:style-name="P4">
<draw:frame draw:style-name="fr1" draw:name="Image231" text:anchor-type="as-char" svg:width="6.9236in" svg:height="9.231467in" draw:z-index="0">
<draw:image xlink:href="../Images/yкринформ/2023-04-15T23-05-00-03-00/1681588879-164.jpg" xlink:type="simple" xlink:show="embed" xlink:actuate="onLoad" draw:mime-type="image/jpeg"/>
</draw:frame>
"The shooting group of the movie" Black. Christmas ”, without thinking, went to shoot energy and mine in Pavlograd just when Russia actively released rockets through the Ukrainian power system. They risked being in the places where the enemy aimed to record Russia's crimes. Showing the heroic work of Ukrainian energy for the crew was more important than our own safety. And now we have learned what we had to pass energy and communications in Ukraine, ”added the founder and the general production of the co -founder .</text:p>
      <text:p text:style-name="P4">
<draw:frame draw:style-name="fr1" draw:name="Image232" text:anchor-type="as-char" svg:width="6.9236in" svg:height="9.231467in" draw:z-index="0">
<draw:image xlink:href="../Images/yкринформ/2023-04-15T23-05-00-03-00/1681588879-973.jpg" xlink:type="simple" xlink:show="embed" xlink:actuate="onLoad" draw:mime-type="image/jpeg"/>
</draw:frame>
The documentary "Blackout. Christmas »was generated by Vladimir Borodyansky(OPP), Darius Legoni-Philko(Oup, Space Production)and Catherine Laskari(SPACEProduction). Знімальна група фільму «Блекаут. Різдво» складається з авторкисценарію та креативної продюсерки Тали Пристаєцької, режисера-постановникаОлексія Єсакова, оператора-постановника Артема Васильєва, виконавчихпродюсерок Наталії Никифоровоі та Ілони Шнейдер, редакторок Ольги Кречко, АллиМажари, Ніни Сільченко та Наталки Кружиліної.</text:p>
      <text:p text:style-name="P4">
Прем’єра фільму відбудеться на СТБ у неділю, 16 квітня, о 23:10.</text:p>
      <text:p text:style-name="P4">
News Source: <text:a xlink:type="simple" xlink:href="https://www.ukrinform.ua/rubric-culture/3696465-v-ukraini-znali-film-pro-geroicnu-borotbu-energetikiv-z-rosijskimi-atakami.html" text:style-name="Internet_20_link" text:visited-style-name="Visited_20_Internet_20_Link">
https://www.ukrinform.ua/rubric-culture/3696465-v-ukraini-znali-film-pro-geroicnu-borotbu-energetikiv-z-rosijskimi-atakami.html</text:a>
</text:p>
      <!--NEWS-->
      <text:h text:style-name="P10" text:outline-level="1">
<text:span text:style-name="T4">
A free cryptogram and blockchain course has started in Ukraine</text:span>
</text:h>
      <text:p text:style-name="P4">
Authors: Ukrinform (Person)</text:p>
      <text:p text:style-name="P4">
Publisher: Укринформ (Organization)</text:p>
      <text:p text:style-name="P4">
Published Time: 2023-04-15T23:18:00+03:00</text:p>
      <text:p text:style-name="P4">
Modified Time: 2023-04-15T23:18:00+03:00</text:p>
      <text:p text:style-name="P4">
Description: A free cryptogram and blockchain course has started in Ukraine. - Ukrinform.</text:p>
      <text:p text:style-name="P4">
Images: ["<text:a xlink:type="simple" xlink:href="https://static.ukrinform.com/photos/2019_09/thumb_files/630_360_1569501098-882.jpeg" text:style-name="Internet_20_link" text:visited-style-name="Visited_20_Internet_20_Link">
630_360_15695...</text:a>
"]</text:p>
      <text:p text:style-name="P4">
Tags: ['Біткойн', 'Освіта', 'Криптовалюта', 'Мінреінтеграції']</text:p>
      <text:p text:style-name="P4">
Type: Article</text:p>
      <!--METADATA-->
      <text:p text:style-name="P4">
<draw:frame draw:style-name="fr1" draw:name="Image233" text:anchor-type="as-char" svg:width="6.9236in" svg:height="3.956343in" draw:z-index="0">
<draw:image xlink:href="../Images/yкринформ/2023-04-15T23-18-00-03-00/630_360_1569501098-882.jpeg" xlink:type="simple" xlink:show="embed" xlink:actuate="onLoad" draw:mime-type="image/jpeg"/>
</draw:frame>
In Ukrainian, he was free of charge on cryptogram and blockchain.</text:p>
      <text:p text:style-name="P4">
About it in <text:a xlink:type="simple" xlink:href="https://t.me/minre_ua/3091" text:style-name="Internet_20_link" text:visited-style-name="Visited_20_Internet_20_Link">
</text:a>
She informed the press service, Ukrinform reports.</text:p>
      <text:p text:style-name="P4">
“A large -scale educational program on cryptogrammark was launched by the Ministry of Farm Transformation. The project is intended to teach Ukrainians to use virtual assets. In particular, Ukrainians will be able to learn everything about blockchain, <text:a xlink:type="simple" xlink:href="https://www.ukrinform.ua/tag-bitkoin" text:style-name="Internet_20_link" text:visited-style-name="Visited_20_Internet_20_Link">
</text:a>
, Eterium, cryptomamen, trading, ” - said in the Ministry of Reintegration.</text:p>
      <text:p text:style-name="P4">
Anyone can join this training - on a free basis.</text:p>
      <text:p text:style-name="P4">
“The educational course provides 100 hours of theoretical and practical classes with the participation of conductive experts of the industry. Lessons consist of video, text of lectures, questions and practical tasks. At the end of each of the four modules, participants will be able to pass the test tasks, ”the Ministry said.</text:p>
      <text:p text:style-name="P4">
<text:span text:style-name="T4">
 Read also: </text:span>
 [<text:span text:style-name="T4">
 Ukraine </text:span>
 <text:span text:style-name="T4">
 </text:span>
 Third <text:span text:style-name="T4">
 </text:span>
 <text:span text:style-name="T4">
 World </text:span>
 <text:span text:style-name="T4">
 Among the </text:span>
 <text:span text:style-name="T4">
 </text:span>
 leaders <text:span text:style-name="T4">
** cryptobusiness </text:span>
(https://www.ukrinform.ua/rubric-economy/3572149-ukraina-treta-u-sviti-sered-lideriv-kriptobiznesu.html)The institution noted that the test results of the students will receive certificates or certificates with honors, which will certify the passage of cryptographic course.</text:p>
      <text:p text:style-name="P4">
You can join the educational project of cryptogram and blockchain <text:a xlink:type="simple" xlink:href="https://osvita.diia.gov.ua/courses/crypto-and-blockchain-module1" text:style-name="Internet_20_link" text:visited-style-name="Visited_20_Internet_20_Link">
</text:a>
 <text:a xlink:type="simple" xlink:href="https://osvita.diia.gov.ua/courses/crypto-and-blockchain-module1" text:style-name="Internet_20_link" text:visited-style-name="Visited_20_Internet_20_Link">
</text:a>
.</text:p>
      <text:p text:style-name="P4">
On March 28, the ANTS National interest network has reported that they, together with the Prometheus platform, launch a free environmental assessment course from Russian aggression. It is aimed at deepening the knowledge in the direction of calculations of losses of the environment from the war with the Russian Federation.</text:p>
      <text:p text:style-name="P4">
News Source: <text:a xlink:type="simple" xlink:href="https://www.ukrinform.ua/rubric-technology/3696429-v-ukraini-startuvav-bezkostovnij-kurs-iz-kriptogramotnosti-ta-blokcejnu.html" text:style-name="Internet_20_link" text:visited-style-name="Visited_20_Internet_20_Link">
https://www.ukrinform.ua/rubric-technology/3696429-v-ukraini-startuvav-bezkostovnij-kurs-iz-kriptogramotnosti-ta-blokcejnu.html</text:a>
</text:p>
      <!--NEWS-->
      <text:h text:style-name="P10" text:outline-level="1">
<text:span text:style-name="T4">
Mbappe became the best scorer "PSG" in the history of the French Championship</text:span>
</text:h>
      <text:p text:style-name="P4">
Authors: Ukrinform (Person)</text:p>
      <text:p text:style-name="P4">
Publisher: Укринформ (Organization)</text:p>
      <text:p text:style-name="P4">
Published Time: 2023-04-15T23:34:00+03:00</text:p>
      <text:p text:style-name="P4">
Modified Time: 2023-04-15T23:34:00+03:00</text:p>
      <text:p text:style-name="P4">
Description: In his account 139 goals in the League 1. - Ukrinform.</text:p>
      <text:p text:style-name="P4">
Images: ["<text:a xlink:type="simple" xlink:href="https://static.ukrinform.com/photos/2023_04/thumb_files/630_360_1681590757-118.jpg" text:style-name="Internet_20_link" text:visited-style-name="Visited_20_Internet_20_Link">
630_360_16815...</text:a>
"]</text:p>
      <text:p text:style-name="P4">
Tags: ['Футбол']</text:p>
      <text:p text:style-name="P4">
Type: Article</text:p>
      <!--METADATA-->
      <text:p text:style-name="P4">
<draw:frame draw:style-name="fr1" draw:name="Image234" text:anchor-type="as-char" svg:width="6.9236in" svg:height="3.956343in" draw:z-index="0">
<draw:image xlink:href="../Images/yкринформ/2023-04-15T23-34-00-03-00/630_360_1681590757-118.jpg" xlink:type="simple" xlink:show="embed" xlink:actuate="onLoad" draw:mime-type="image/jpeg"/>
</draw:frame>
139 goals in League 1.</text:p>
      <text:p text:style-name="P4">
PSG striker Kilian Mbappe was distinguished by the goal in the match of the 31st round of the Championship against Lana, <text:a xlink:type="simple" xlink:href="https://twitter.com/PSG_inside/status/1647322306388152320" text:style-name="Internet_20_link" text:visited-style-name="Visited_20_Internet_20_Link">
</text:a>
The club's press service, Ukrinform reports.</text:p>
      <text:p text:style-name="P4">
Thanks to this, the 24-year-old Frenchman became the best club scorer in the history of 1 with 139 goals.</text:p>
      <text:p text:style-name="P4">
Before that record belonged to the former Uruguaysky forward(138). На третьому місці Златан Ібрагімович – 113 голів.</text:p>
      <text:p text:style-name="P4">
Зараз триває 76 хвилина зустрічі «ПСЖ» - «Ланс», команда Мбаппе перемагає 3:1.</text:p>
      <text:p text:style-name="P4">
<text:span text:style-name="T4">
Читайте також:</text:span>
 <text:a xlink:type="simple" xlink:href="https://www.ukrinform.ua/rubric-sports/3695125-liga-cempioniv-uefa-milan-minimalno-peregrav-napoli.html" text:style-name="Internet_20_link" text:visited-style-name="Visited_20_Internet_20_Link">
 <text:span text:style-name="T4">
Ліга</text:span>
 </text:a>
As reported by Ukrinform, PSG left the Champions League - in 1/8 Finally French club gave way to Bavaria.</text:p>
      <text:p text:style-name="P4">
Photo: Getty Image</text:p>
      <text:p text:style-name="P4">
News Source: <text:a xlink:type="simple" xlink:href="https://www.ukrinform.ua/rubric-sports/3696468-mbappe-stav-najkrasim-bombardirom-psz-v-istorii-cempionatu-francii.html" text:style-name="Internet_20_link" text:visited-style-name="Visited_20_Internet_20_Link">
https://www.ukrinform.ua/rubric-sports/3696468-mbappe-stav-najkrasim-bombardirom-psz-v-istorii-cempionatu-francii.html</text:a>
</text:p>
      <!--NEWS-->
      <text:h text:style-name="P10" text:outline-level="1">
<text:span text:style-name="T4">
Shmigal called Ukraine's expectations from the G7 summit in Japan</text:span>
</text:h>
      <text:p text:style-name="P4">
Authors: Ukrinform (Person)</text:p>
      <text:p text:style-name="P4">
Publisher: Укринформ (Organization)</text:p>
      <text:p text:style-name="P4">
Published Time: 2023-04-15T23:36:00+03:00</text:p>
      <text:p text:style-name="P4">
Modified Time: 2023-04-15T23:36:00+03:00</text:p>
      <text:p text:style-name="P4">
Description: Ukraine expects that during the meeting of G7 countries, leaders will discuss the Ukrainian formula of peace. - Ukrinform.</text:p>
      <text:p text:style-name="P4">
Images: ["<text:a xlink:type="simple" xlink:href="https://static.ukrinform.com/photos/2023_03/thumb_files/630_360_1677850992-604.jpg" text:style-name="Internet_20_link" text:visited-style-name="Visited_20_Internet_20_Link">
630_360_16778...</text:a>
"]</text:p>
      <text:p text:style-name="P4">
Tags: ['Японія', 'Україна', 'Шмигаль', 'Війна з росією', 'Саміт G7']</text:p>
      <text:p text:style-name="P4">
Type: Article</text:p>
      <!--METADATA-->
      <text:p text:style-name="P4">
<draw:frame draw:style-name="fr1" draw:name="Image235" text:anchor-type="as-char" svg:width="6.9236in" svg:height="3.956343in" draw:z-index="0">
<draw:image xlink:href="../Images/yкринформ/2023-04-15T23-36-00-03-00/630_360_1677850992-604.jpg" xlink:type="simple" xlink:show="embed" xlink:actuate="onLoad" draw:mime-type="image/jpeg"/>
</draw:frame>
Ukraine considers that during a meeting of G7 countries, leaders will discuss the Ukrainian formular.</text:p>
      <text:p text:style-name="P4">
About this <text:a xlink:type="simple" xlink:href="https://t.me/Denys_Smyhal/5025" text:style-name="Internet_20_link" text:visited-style-name="Visited_20_Internet_20_Link">
 </text:a>
Prime Minister of Ukraine Denyshigal, reports Ukrinform.</text:p>
      <text:p text:style-name="P4">
"We expect that during a meeting of G7 countries in Japan, leaders will discuss the formular of President of Ukraine Vladimir <text:a xlink:type="simple" xlink:href="https://www.ukrinform.ua/tag-zelenskij" text:style-name="Internet_20_link" text:visited-style-name="Visited_20_Internet_20_Link">
</text:a>
", - said the head of the government.</text:p>
      <text:p text:style-name="P4">
He stressed that this is the only way that the country should move before the end ofwar.</text:p>
      <text:p text:style-name="P4">
<text:span text:style-name="T4">
 Read also: </text:span>
 <text:a xlink:type="simple" xlink:href="https://www.ukrinform.ua/rubric-world/3691240-premer-aponii-provede-seriu-zustricej-pered-samitom-g7-odna-z-tem-vijna-rf-proti-ukraini.html" text:style-name="Internet_20_link" text:visited-style-name="Visited_20_Internet_20_Link">
<text:span text:style-name="T4">
 prem </text:span>
 <text:span text:style-name="T4">
 </text:span>
 Japan <text:span text:style-name="T4">
 </text:span>
 <text:span text:style-name="T4">
 DRIVING </text:span>
 <text:span text:style-name="T4">
 Series </text:span>
 <text:span text:style-name="T4">
 Meeting </text:span>
<text:span text:style-name="T5">
 before </text:span>
<text:span text:style-name="T5">
 </text:span>
<text:span text:style-name="T5">
 </text:span>
<text:span text:style-name="T5">
 Summit </text:span>
<text:span text:style-name="T5">
 one </text:span>
<text:span text:style-name="T5">
 one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opics </text:span>
<text:span text:style-name="T5">
 </text:span>
<text:span text:style-name="T5">
 war </text:span>
<text:span text:style-name="T5">
 </text:span>
<text:span text:style-name="T5">
 against </text:span>
<text:span text:style-name="T5">
 </text:span>
<text:span text:style-name="T5">
 </text:span>
<text:span text:style-name="T5">
 Ukraine </text:span>
*</text:a>
"We expect that during the meeting the issues of sanctions and confiscation of frozen Russian assets will be raised," Smigal stated.</text:p>
      <text:p text:style-name="P4">
As reported by Ukrinform, during a telephone conversation President of Zelensky Tabiden <text:a xlink:type="simple" xlink:href="https://www.ukrinform.ua/rubric-polytics/3632232-zelenskij-pro-rozmovu-z-bajdenom-skoordinuvali-nasi-pozicii-pered-samitom-g7.html" text:style-name="Internet_20_link" text:visited-style-name="Visited_20_Internet_20_Link">
</text:a>
 .</text:p>
      <text:p text:style-name="P4">
News Source: <text:a xlink:type="simple" xlink:href="https://www.ukrinform.ua/rubric-polytics/3696469-smigal-nazvav-ocikuvanna-ukraini-vid-samitu-krain-g7-u-aponii.html" text:style-name="Internet_20_link" text:visited-style-name="Visited_20_Internet_20_Link">
https://www.ukrinform.ua/rubric-polytics/3696469-smigal-nazvav-ocikuvanna-ukraini-vid-samitu-krain-g7-u-aponii.html</text:a>
</text:p>
      <!--NEWS-->
      <text:h text:style-name="P10" text:outline-level="1">
<text:span text:style-name="T4">
Makeup artist Berbok costs Germany's budget € 137 thousand</text:span>
</text:h>
      <text:p text:style-name="P4">
Authors: Ukrinform (Person)</text:p>
      <text:p text:style-name="P4">
Publisher: Укринформ (Organization)</text:p>
      <text:p text:style-name="P4">
Published Time: 2023-04-15T23:57:00+03:00</text:p>
      <text:p text:style-name="P4">
Modified Time: 2023-04-15T23:57:00+03:00</text:p>
      <text:p text:style-name="P4">
Description: The German Ministry of Foreign Affairs spent on the makeup artist of its boss, Annalena Berb, 137 thousand euros last year. - Ukrinform.</text:p>
      <text:p text:style-name="P4">
Images: ["<text:a xlink:type="simple" xlink:href="https://static.ukrinform.com/photos/2022_05/thumb_files/630_360_1652440695-253.jpg" text:style-name="Internet_20_link" text:visited-style-name="Visited_20_Internet_20_Link">
630_360_16524...</text:a>
"]</text:p>
      <text:p text:style-name="P4">
Tags: ['Німеччина', 'Бербок']</text:p>
      <text:p text:style-name="P4">
Type: Article</text:p>
      <!--METADATA-->
      <text:p text:style-name="P4">
<draw:frame draw:style-name="fr1" draw:name="Image236" text:anchor-type="as-char" svg:width="6.9236in" svg:height="3.956343in" draw:z-index="0">
<draw:image xlink:href="../Images/yкринформ/2023-04-15T23-57-00-03-00/630_360_1652440695-253.jpg" xlink:type="simple" xlink:show="embed" xlink:actuate="onLoad" draw:mime-type="image/jpeg"/>
</draw:frame>
The German Ministry of Foreign Affairs spent on the makeup artist of its boss, Annalena Berb, 137 thousand euros last year.</text:p>
      <text:p text:style-name="P4">
This is informed <text:a xlink:type="simple" xlink:href="https://www.focus.de/finanzen/kostet-137-000-euro-steuergeld-so-begruendet-das-ministerium-baerbocks-die-teure-visagistin_id_190992692.html" text:style-name="Internet_20_link" text:visited-style-name="Visited_20_Internet_20_Link">
</text:a>
, reports Ukrinform.</text:p>
      <text:p text:style-name="P4">
The Association of Taxpayers, who published this amount, sharply criticized the cost of makeup artist services for the top diploma, the ministry decided to react.</text:p>
      <text:p text:style-name="P4">
“Foreign Minister Berbok, as long ago became the norm for other high -ranking officials <text:a xlink:type="simple" xlink:href="https://www.ukrinform.ua/tag-nimeccina" text:style-name="Internet_20_link" text:visited-style-name="Visited_20_Internet_20_Link">
</text:a>
, it is known that at a meeting with photography and television accompanies makeup artist ”,” the MFA was published.</text:p>
      <text:p text:style-name="P4">
With regard to the remuneration, the specialist said that the complexity of work and the flexibility required for numerous meetings on weekends and extraordinary working time is taken into account.</text:p>
      <text:p text:style-name="P4">
Last year, the makeup artist was part of the official delegation during the 47 visit of the Foreign Minister.</text:p>
      <text:p text:style-name="P4">
In addition, in 2022 the Foreign Ministry paid photographers for work 178 thousand euros.</text:p>
      <text:p text:style-name="P4">
<text:span text:style-name="T4">
 Read also: </text:span>
 <text:a xlink:type="simple" xlink:href="https://www.ukrinform.ua/rubric-world/3694913-berbok-pid-cas-azijskogo-turne-obgovoruvatime-j-vijnu-rf-proti-ukraini.html" text:style-name="Internet_20_link" text:visited-style-name="Visited_20_Internet_20_Link">
<text:span text:style-name="T4">
 BERBB </text:span>
</text:a>
The total budget of the federal government for “image” targets(Photographers, hairdressers, makeup artists, etc.)In 2022 it reached 1.5 million euros, which is 80% more than the previous year and three times more than ten years ago.</text:p>
      <text:p text:style-name="P4">
The Association of Taxpayers called on the government coalition to save.</text:p>
      <text:p text:style-name="P4">
News Source: <text:a xlink:type="simple" xlink:href="https://www.ukrinform.ua/rubric-world/3696346-vizazist-berbok-kostue-budzetu-nimeccini-137-tisac.html" text:style-name="Internet_20_link" text:visited-style-name="Visited_20_Internet_20_Link">
https://www.ukrinform.ua/rubric-world/3696346-vizazist-berbok-kostue-budzetu-nimeccini-137-tisac.html</text:a>
</text:p>
      <!--NEWS-->
      <text:h text:style-name="P10" text:outline-level="1">
<text:span text:style-name="T4">
CPD found basic manipulations from the world media per day</text:span>
</text:h>
      <text:p text:style-name="P4">
Author: ['АРМІЯINFORM']</text:p>
      <text:p text:style-name="P4">
Time: 2023-04-15T51:00:00-04:00</text:p>
      <text:p text:style-name="P4">
Description: About the CENTELLENTS IN THE StORINTSI Center for Ophy -Format. 🔶 Dazinformation ❌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341088213_906181327337476_6674996928519486691_n.jpg" text:style-name="Internet_20_link" text:visited-style-name="Visited_20_Internet_20_Link">
341088213_906181327337476_6674996928519486691_n.jpg</text:a>
']</text:p>
      <text:p text:style-name="P4">
Tags: ['STOPRUSSIA', 'ЦПД РНБО']</text:p>
      <text:p text:style-name="P4">
Category: News</text:p>
      <!--METADATA-->
      <text:p text:style-name="P4">
<draw:frame draw:style-name="fr1" draw:name="Image237" text:anchor-type="as-char" svg:width="6.9236in" svg:height="6.9236in" draw:z-index="0">
<draw:image xlink:href="../Images/AРМІЯINFORM/2023-04-15T51-00-00-04-00/341088213_906181327337476_6674996928519486691_n.jpg" xlink:type="simple" xlink:show="embed" xlink:actuate="onLoad" draw:mime-type="image/jpeg"/>
</draw:frame>
About it <text:a xlink:type="simple" xlink:href="https://www.facebook.com/protydiyadezinformatsiyi.cpd/posts/pfbid02ssE3YLCkmc7nDeu9yeo9tgesfZsbe4ivBa6yFAUofNnbBL4YnWEX1z8ueTTL1Ueyl" text:style-name="Internet_20_link" text:visited-style-name="Visited_20_Internet_20_Link">
reported</text:a>
on the page of the Center for Combating Misinformation.</text:p>
      <text:p text:style-name="P4">
🔶 misinformation</text:p>
      <text:p text:style-name="P4">
❌ Canadian journalist Aaron Matthew on Twitter wrote: "Assessments of the Ukrainian military in Pentagon documents and public reports that" merged "are a new confirmation that Baiden's administration ignited proxy in Ukraine, knowing that it would give little advantage in the battlefield."</text:p>
      <text:p text:style-name="P4">
🔶 Manipulation</text:p>
      <text:p text:style-name="P4">
❌ The American edition of Politico believes that Ukraine does not suit the United States of Ukraine: “States and Ukraine are not as synchronous as they declare… It can make a decrease in trust between Washington and Kiev before the decisive months of war that will dictate the course of war with Russia”</text:p>
      <text:p text:style-name="P4">
🔶 misinformation</text:p>
      <text:p text:style-name="P4">
❌ Polish journalist Anna Kramer said in an article by NDP: “Thanks to the Special Operations, Russia has dispelled the myth of invincibility of the event. NATO headed by Sysha is a classic example of a "paper tiger": it is only dangerous to the first review, but in the event of a real threat is not able to do anything serious.</text:p>
      <text:p text:style-name="P4">
News Source: <text:a xlink:type="simple" xlink:href="https://armyinform.com.ua/2023/04/15/czpd-vyyavyv-osnovni-manipulyacziyi-vid-svitovyh-zmi-za-dobu/" text:style-name="Internet_20_link" text:visited-style-name="Visited_20_Internet_20_Link">
https://armyinform.com.ua/2023/04/15/czpd-vyyavyv-osnovni-manipulyacziyi-vid-svitovyh-zmi-za-dobu/</text:a>
</text:p>
      <!--NEWS-->
      <text:h text:style-name="P10" text:outline-level="1">
<text:span text:style-name="T4">
The Verkhovna Rada of Ukraine apparatus gave the volunteers holiday belts for Ukrainian defenders and defenders</text:span>
</text:h>
      <text:p text:style-name="P4">
Author: ['АРМІЯINFORM']</text:p>
      <text:p text:style-name="P4">
Time: 2023-04-15T52:00:00-04:00</text:p>
      <text:p text:style-name="P4">
Description: Pratzikhniki Apall Supreme for the sake of Ukraine, Abi Pidritrimati of nonsense of Ukrainian heroe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asha1.jpeg" text:style-name="Internet_20_link" text:visited-style-name="Visited_20_Internet_20_Link">
pasha1.jpeg</text:a>
']</text:p>
      <text:p text:style-name="P4">
Tags: ['STOPRUSSIA', 'ВЕРХОВА РАДА УКРАЇНИ']</text:p>
      <text:p text:style-name="P4">
Category: News</text:p>
      <!--METADATA-->
      <text:p text:style-name="P4">
<draw:frame draw:style-name="fr1" draw:name="Image238" text:anchor-type="as-char" svg:width="6.9236in" svg:height="3.576743in" draw:z-index="0">
<draw:image xlink:href="../Images/AРМІЯINFORM/2023-04-15T52-00-00-04-00/pasha1.jpeg" xlink:type="simple" xlink:show="embed" xlink:actuate="onLoad" draw:mime-type="image/jpeg"/>
</draw:frame>
Employees of the Verkhovna Rada of Ukraine apparatus, in order to support unbreakable Ukrainian heroes, transferred more than a thousand belts to the front.</text:p>
      <text:p text:style-name="P4">
About it <text:a xlink:type="simple" xlink:href="https://www.rada.gov.ua/news/Novyny/235478.html" text:style-name="Internet_20_link" text:visited-style-name="Visited_20_Internet_20_Link">
reports</text:a>
Verkhovna Rada of Ukraine.</text:p>
      <text:p text:style-name="P4">
“It's not just Easter, it is a tradition and a culture. This is exactly what Nafroroti is fighting for. Last year we did not work, they were a little different occupied - they drove Russian from Kiev, Chernihiv and Sumy. And now there is such an opportunity and, thanks to the apparatus, we are going again, ” - said the volunteer Yuri Tira, who will directly carry out holiday belts by our military.</text:p>
      <text:p text:style-name="P4">
The head of the Verkhovna Rada of Ukraine apparatus Vyacheslav artificial, for his part, noted that the staff of the apparatus immediately decided to join the initiative to use the opportunity to support the Ukrainian soldiers who defend Ukrainian land daily.</text:p>
      <text:p text:style-name="P4">
At the same time, the chief consultant of the Main Legal Department of the Apparatchya Rada of Ukraine Tatiana Dzhaura said that having learned about the possibility to send holidays and defenders to Easter, it is resolved on its own: “It is a part of the soul and heat that can be transferred to our fiers to the front. Such a part of comfort and warm words, which are warmer and they, because they will understand what they think about them and always remember. "</text:p>
      <text:p text:style-name="P4">
Together with the belts, the staff of the device handed over various flavors, turnstiles, children's drawings and flags of Ukraine.</text:p>
      <text:p text:style-name="P4">
News Source: <text:a xlink:type="simple" xlink:href="https://armyinform.com.ua/2023/04/15/aparat-verhovnoyi-rady-ukrayiny-peredav-volonteram-svyatkovi-pasky-dlya-ukrayinskyh-zahysnykiv-i-zahysnycz/" text:style-name="Internet_20_link" text:visited-style-name="Visited_20_Internet_20_Link">
https://armyinform.com.ua/2023/04/15/aparat-verhovnoyi-rady-ukrayiny-peredav-volonteram-svyatkovi-pasky-dlya-ukrayinskyh-zahysnykiv-i-zahysnycz/</text:a>
</text:p>
      <!--NEWS-->
      <text:h text:style-name="P10" text:outline-level="1">
<text:span text:style-name="T4">
The SBU detained deeds who tried to wander the money from the Armed Forces and their relatives</text:span>
</text:h>
      <text:p text:style-name="P4">
Author: ['АРМІЯINFORM']</text:p>
      <text:p text:style-name="P4">
Time: 2023-04-15T53:00:00-04:00</text:p>
      <text:p text:style-name="P4">
Description: Lіkvіduvano Shchemi Schemasy Vymanuvannya Grosha z Viexkovo services of the Zbroynyn forces of Ukraine Ta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99e2b73438c8ec3f2b05114bc7736572.jpeg" text:style-name="Internet_20_link" text:visited-style-name="Visited_20_Internet_20_Link">
99e2b73438c8ec3f2b05114bc7736572.jpeg</text:a>
', '<text:a xlink:type="simple" xlink:href="https://armyinform.com.ua/wp-content/uploads/2023/04/554a82a26ecbbbd0795319f3faa95a42.jpeg" text:style-name="Internet_20_link" text:visited-style-name="Visited_20_Internet_20_Link">
554a82a26ecbbbd0795319f3faa95a42.jpeg</text:a>
']</text:p>
      <text:p text:style-name="P4">
Tags: ['ВІЙСЬКОВОСЛУЖБОВЦІ', 'СБУ', 'ШАХРАЙСТВО']</text:p>
      <text:p text:style-name="P4">
Category: News</text:p>
      <!--METADATA-->
      <text:p text:style-name="P4">
<draw:frame draw:style-name="fr1" draw:name="Image239" text:anchor-type="as-char" svg:width="6.9236in" svg:height="4.615733in" draw:z-index="0">
<draw:image xlink:href="../Images/AРМІЯINFORM/2023-04-15T53-00-00-04-00/99e2b73438c8ec3f2b05114bc7736572.jpeg" xlink:type="simple" xlink:show="embed" xlink:actuate="onLoad" draw:mime-type="image/jpeg"/>
</draw:frame>
Two more schemes of money of money from servicemen of armed force and their families have been eliminated, <text:a xlink:type="simple" xlink:href="https://ssu.gov.ua/novyny/sbu-zatrymala-u-kyievi-ta-vinnytsi-dilkiv-yaki-namahalysia-vyduriuvaty-hroshi-z-biitsiv-zsu-ta-yikhnikh-rodychiv" text:style-name="Internet_20_link" text:visited-style-name="Visited_20_Internet_20_Link">
informs</text:a>
SBU.</text:p>
      <text:p text:style-name="P4">
Thus, a resident of Boryspil district was detained in the Kiev region, who wandered money from the relatives of the missing Ukrainian defender.</text:p>
      <text:p text:style-name="P4">
It was found that the victim of a fraudster was the brother of his fellow villager, a junior sergeant -personized platoon of the Armed Forces. This military was not in touch after the hostile article of Ukrainian positions under Bakhmut.</text:p>
      <text:p text:style-name="P4">
According to the investigation, the attacker told a relative of the military who disappeared in a hospital in the territory of Belarus and needs a difficult operation.</text:p>
      <text:p text:style-name="P4">
For the sake of "rescue" the defender of the dealers suggested to transfer $ 2,000. Handed bank cards.</text:p>
      <text:p text:style-name="P4">
<draw:frame draw:style-name="fr1" draw:name="Image240" text:anchor-type="as-char" svg:width="6.660156in" svg:height="10.0in" draw:z-index="0">
<draw:image xlink:href="../Images/AРМІЯINFORM/2023-04-15T53-00-00-04-00/554a82a26ecbbbd0795319f3faa95a42.jpeg" xlink:type="simple" xlink:show="embed" xlink:actuate="onLoad" draw:mime-type="image/jpeg"/>
</draw:frame>
SBU staff exposed the attacker in a timely manner, documented three -means of receiving money and detained it.</text:p>
      <text:p text:style-name="P4">
During the search at the residence of the person defendant found:</text:p>
      <text:p text:style-name="P4">
3 mobile phones and a seven card from which the attacker called the victim; 3 Banking cards that received money; 90 rounds of different caliber and battle.</text:p>
      <text:p text:style-name="P4">
Currently, the attacker has been reported suspected of two articles of the Criminal Code of Ukraine:</text:p>
      <text:p text:style-name="P4">
Part 1 of Art. 190(fraud); p. 1 v. 263(The illegal handling of weapons, ammunition or explosives).</text:p>
      <text:p text:style-name="P4">
Крім того, у Вінниці затримано керівника однієї з місцевих колекторськихкомпаній.</text:p>
      <text:p text:style-name="P4">
Він вимагав від демобілізованого пораненого військовослужбовця ЗСУ сплатити 1млн грн начебто протермінованого боргу його матері.</text:p>
      <text:p text:style-name="P4">
У разі несплати погрожував фізичною розправою.</text:p>
      <text:p text:style-name="P4">
Співробітники СБУ затримали зловмисника під час отримання ним першої частинигрошей у розмірі 200 тис. грн.</text:p>
      <text:p text:style-name="P4">
Наразі фігуранту повідомили про підозру за ч. 4 ст. 189 Кримінального кодексуУкраїни (demand that caused property damage in particularly large sizes).Йому обрано запобіжний захід — тримання під вартою без можливості внесеннязастави.</text:p>
      <text:p text:style-name="P4">
За викритими фактами тривають розслідування для встановлення всіх обставинзлочинів і притягнення винних до відповідальності.</text:p>
      <text:p text:style-name="P4">
News Source: <text:a xlink:type="simple" xlink:href="https://armyinform.com.ua/2023/04/15/sbu-zatrymala-dilkiv-yaki-namagalysya-vyduryuvaty-groshi-z-bijcziv-zsu-ta-yihnih-rodychiv/" text:style-name="Internet_20_link" text:visited-style-name="Visited_20_Internet_20_Link">
https://armyinform.com.ua/2023/04/15/sbu-zatrymala-dilkiv-yaki-namagalysya-vyduryuvaty-groshi-z-bijcziv-zsu-ta-yihnih-rodychiv/</text:a>
</text:p>
      <!--NEWS-->
      <text:h text:style-name="P10" text:outline-level="1">
<text:span text:style-name="T4">
It was reported suspicion of a deputy</text:span>
</text:h>
      <text:p text:style-name="P4">
Author: ['АРМІЯINFORM']</text:p>
      <text:p text:style-name="P4">
Time: 2023-04-15T54:00:00-04:00</text:p>
      <text:p text:style-name="P4">
Description: Service of the Bezpeki Zibrazov Bazazov on the deputy of the Russian Federation of Viktor Vyolaz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1331671_1236318033652169_5739375149858400182_n.jpg" text:style-name="Internet_20_link" text:visited-style-name="Visited_20_Internet_20_Link">
341331671_1236318033652169_5739375149858400182_n.jpg</text:a>
']</text:p>
      <text:p text:style-name="P4">
Tags: ['STOPRUSSIA', 'АГРЕСІЯ РФ']</text:p>
      <text:p text:style-name="P4">
Category: News</text:p>
      <!--METADATA-->
      <text:p text:style-name="P4">
<draw:frame draw:style-name="fr1" draw:name="Image241" text:anchor-type="as-char" svg:width="6.9236in" svg:height="7.362095in" draw:z-index="0">
<draw:image xlink:href="../Images/AРМІЯINFORM/2023-04-15T54-00-00-04-00/341331671_1236318033652169_5739375149858400182_n.jpg" xlink:type="simple" xlink:show="embed" xlink:actuate="onLoad" draw:mime-type="image/jpeg"/>
</draw:frame>
The Security Service has assembled a evidence of the State Duma deputy of the Russian Federation of Viktoravodolatsky. The official performs Moscow's task for spreading the occupation regime in the temporarily captured territory of Luhansk region.</text:p>
      <text:p text:style-name="P4">
About it <text:a xlink:type="simple" xlink:href="https://www.facebook.com/SecurSerUkraine/posts/pfbid02sVAYDPkHEs2A94fmnSc6Lx37Zrd4S4i48ew9ZspZw2ANCMAgnUVdTuf4Dp6qrJ58l" text:style-name="Internet_20_link" text:visited-style-name="Visited_20_Internet_20_Link">
reports</text:a>
Security Service of Ukraine.</text:p>
      <text:p text:style-name="P4">
The deputy is part of the Prokremlivsky faction of "Unified Russia" and from the beginning of the full -scale invasion has publicly supported Russian invaders.</text:p>
      <text:p text:style-name="P4">
After February 24 last year, he illegally crossed the state border and "inspected" the activities of the occupation bodies in Lugansk, Popasna, happiness of the village of Lugansk.</text:p>
      <text:p text:style-name="P4">
During the trip, he organized the distribution of local collaborators of the unicorns and called on the "LNR deputies" to unify the "legislation" of quasi -formation on the Russian model.</text:p>
      <text:p text:style-name="P4">
Vodolatsky also visited the locations of the invaders on the Eastern Front.</text:p>
      <text:p text:style-name="P4">
There, he starred in a propaganda video, on which he gives the command to charge Gigarma and shoot at the positions of defense forces.</text:p>
      <text:p text:style-name="P4">
In addition, the Russian deputy regularly organizes a "voluntary" collection of material and technical assistance for the needs of the occupying groups of the Southern military district of the Armed Forces of the Russian Federation.</text:p>
      <text:p text:style-name="P4">
At the same time, Vodalitsky is appointed by Moscow curator of the so -called "humanitarian centers of only Russia" in the captured areas of Luhansk region.</text:p>
      <text:p text:style-name="P4">
The main purpose of these hostile cells is the spread of the Kremlin regime under the guise of distribution to the locals of the "Humdog" from the aggressor country.</text:p>
      <text:p text:style-name="P4">
On the basis of the evidence collected, investigators of the Security Service informed the deputies of the Russian Federation of suspicion under two articles of the Criminal Code of Ukraine:</text:p>
      <text:p text:style-name="P4">
▪️ Part 2 of Art. 110(committing deliberate actions in order to change the boundaries of the territory of the Tanted border of Ukraine for violation of the order established by the Constitution of Ukraine, by prior conspiracy by a group of persons);</text:p>
      <text:p text:style-name="P4">
▪️ Part 3 v. 436-2(justification, recognition of legitimate armed aggression of the RFPRO of Ukraine and temporary occupation).</text:p>
      <text:p text:style-name="P4">
Тривають комплексні заходи для його притягнення до відповідальності за злочинипроти України.</text:p>
      <text:p text:style-name="P4">
Розслідування проводять співробітники СБУ у Донецькій та Луганській областяхза процесуального керівництва Луганської обласної прокуратури.</text:p>
      <text:p text:style-name="P4">
News Source: <text:a xlink:type="simple" xlink:href="https://armyinform.com.ua/2023/04/15/povidomleno-pro-pidozru-deputatu-rf-yakyj-na-kameru-rostb-komanduvav-artobstrilom-pozyczij-zsu/" text:style-name="Internet_20_link" text:visited-style-name="Visited_20_Internet_20_Link">
https://armyinform.com.ua/2023/04/15/povidomleno-pro-pidozru-deputatu-rf-yakyj-na-kameru-rostb-komanduvav-artobstrilom-pozyczij-zsu/</text:a>
</text:p>
      <!--NEWS-->
      <text:h text:style-name="P10" text:outline-level="1">
<text:span text:style-name="T4">
Denis Shmigal discussed with the Ministers of Finance of the United Kingdom, Germany and France plans for supporting Ukraine</text:span>
</text:h>
      <text:p text:style-name="P4">
Author: ['АРМІЯINFORM']</text:p>
      <text:p text:style-name="P4">
Time: 2023-04-15T55:00:00-04:00</text:p>
      <text:p text:style-name="P4">
Description: On the fields of Spring Meetings, Washingtoni Prem-Miniger Ukrainian Proviv Zustychi Z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41318333_187057057460394_5148159972713547978_n.jpg" text:style-name="Internet_20_link" text:visited-style-name="Visited_20_Internet_20_Link">
341318333_187057057460394_5148159972713547978_n.jpg</text:a>
', '<text:a xlink:type="simple" xlink:href="https://armyinform.com.ua/wp-content/uploads/2023/04/340984249_755962739318847_6053786328785412043_n-1-150x150.jpg" text:style-name="Internet_20_link" text:visited-style-name="Visited_20_Internet_20_Link">
340984249_755962739318847_6053786328785412043_n-1-150x150.jpg</text:a>
', '<text:a xlink:type="simple" xlink:href="https://armyinform.com.ua/wp-content/uploads/2023/04/340788446_2455205661295461_5629461309615320533_n-1-150x150.jpg" text:style-name="Internet_20_link" text:visited-style-name="Visited_20_Internet_20_Link">
340788446_2455205661295461_5629461309615320533_n-1-150x150.jpg</text:a>
', '<text:a xlink:type="simple" xlink:href="https://armyinform.com.ua/wp-content/uploads/2023/04/341758411_755926522810926_1395707873916253292_n-1-150x150.jpg" text:style-name="Internet_20_link" text:visited-style-name="Visited_20_Internet_20_Link">
341758411_755926522810926_1395707873916253292_n-1-150x150.jpg</text:a>
']</text:p>
      <text:p text:style-name="P4">
Tags: ['STOPRUSSIA', 'ДОПОМОГА ПАРТНЕРІВ']</text:p>
      <text:p text:style-name="P4">
Category: News</text:p>
      <!--METADATA-->
      <text:p text:style-name="P4">
<draw:frame draw:style-name="fr1" draw:name="Image242" text:anchor-type="as-char" svg:width="6.9236in" svg:height="4.615733in" draw:z-index="0">
<draw:image xlink:href="../Images/AРМІЯINFORM/2023-04-15T55-00-00-04-00/341318333_187057057460394_5148159972713547978_n.jpg" xlink:type="simple" xlink:show="embed" xlink:actuate="onLoad" draw:mime-type="image/jpeg"/>
</draw:frame>
In the fields of Spring Meetings in Washington, the Prime Minister of Ukraine met with finance ministers of Great Britain, Germany and France-<text:a xlink:type="simple" xlink:href="https://www.facebook.com/KabminUA/posts/pfbid02qGJDwUoKbxbnKxWmDVQ5sZyNL57yXB72GNQa8VXwfY5CWAKuFG979WAfE7zQDquql" text:style-name="Internet_20_link" text:visited-style-name="Visited_20_Internet_20_Link">
informs</text:a>
Cabinet of Ministers of Ukraine.</text:p>
      <text:p text:style-name="P4">
During the meetings, the head of government raised the issue of financial support of Ukraine with a brandy within the Interagency Donor Coordination Platform.</text:p>
      <text:p text:style-name="P4">
With the Chancellor of the British treasury Jeremy Handa, the main aspects of co -operation in the restoration of Ukraine, the introduction of sanctions against Russia with the tapfissure of frozen assets of the aggressor.</text:p>
      <text:p text:style-name="P4">
<text:a xlink:type="simple" xlink:href="https://armyinform.com.ua/wp-content/uploads/2023/04/340984249_755962739318847_6053786328785412043_n-1.jpg" text:style-name="Internet_20_link" text:visited-style-name="Visited_20_Internet_20_Link">
!(Images/AРМІЯINFORM/2023-04-15T55-00-00-04-00/340984249_755962739318847_6053786328785412043_n-1-150x150.jpg)</text:a>
</text:p>
      <text:p text:style-name="P4">
<text:a xlink:type="simple" xlink:href="https://armyinform.com.ua/wp-content/uploads/2023/04/340788446_2455205661295461_5629461309615320533_n-1.jpg" text:style-name="Internet_20_link" text:visited-style-name="Visited_20_Internet_20_Link">
<draw:frame draw:style-name="fr1" draw:name="Image243" text:anchor-type="as-char" svg:width="6.9236in" svg:height="6.9236in" draw:z-index="0">
<draw:image xlink:href="../Images/AРМІЯINFORM/2023-04-15T55-00-00-04-00/340788446_2455205661295461_5629461309615320533_n-1-150x150.jpg" xlink:type="simple" xlink:show="embed" xlink:actuate="onLoad" draw:mime-type="image/jpeg"/>
</draw:frame>
</text:a>
</text:p>
      <text:p text:style-name="P4">
<text:a xlink:type="simple" xlink:href="https://armyinform.com.ua/wp-content/uploads/2023/04/341758411_755926522810926_1395707873916253292_n-1.jpg" text:style-name="Internet_20_link" text:visited-style-name="Visited_20_Internet_20_Link">
<draw:frame draw:style-name="fr1" draw:name="Image244" text:anchor-type="as-char" svg:width="6.9236in" svg:height="6.9236in" draw:z-index="0">
<draw:image xlink:href="../Images/AРМІЯINFORM/2023-04-15T55-00-00-04-00/341758411_755926522810926_1395707873916253292_n-1-150x150.jpg" xlink:type="simple" xlink:show="embed" xlink:actuate="onLoad" draw:mime-type="image/jpeg"/>
</draw:frame>
</text:a>
The continuation of Germany's government support programs, Denis Shmigal, has been written by the German Finance Minister Christian Lindner. Among the issues of the meeting and limitation on the atomic industry of Russia.</text:p>
      <text:p text:style-name="P4">
The Prime Minister thanked for his intention to allocate more than 3 billion euros of additional financing this year and more than 5 billion euros of long-term military support.</text:p>
      <text:p text:style-name="P4">
Also, 2 billion euros are planned to be selected for long -term funding. Denis Shmigal expressed gratitude for this in conversation with the Minister of Financial Bruno Le Mayor.</text:p>
      <text:p text:style-name="P4">
News Source: <text:a xlink:type="simple" xlink:href="https://armyinform.com.ua/2023/04/15/denys-shmygal-obgovoryv-z-ministramy-finansiv-velykoyi-brytaniyi-nimechchyny-ta-francziyi-plany-finansovoyi-pidtrymky-ukrayiny/" text:style-name="Internet_20_link" text:visited-style-name="Visited_20_Internet_20_Link">
https://armyinform.com.ua/2023/04/15/denys-shmygal-obgovoryv-z-ministramy-finansiv-velykoyi-brytaniyi-nimechchyny-ta-francziyi-plany-finansovoyi-pidtrymky-ukrayiny/</text:a>
</text:p>
      <!--NEWS-->
      <text:h text:style-name="P10" text:outline-level="1">
<text:span text:style-name="T4">
The President of Ukraine celebrated 45 defenders state awards</text:span>
</text:h>
      <text:p text:style-name="P4">
Author: ['АРМІЯINFORM']</text:p>
      <text:p text:style-name="P4">
Time: 2023-04-15T56:00:00-04:00</text:p>
      <text:p text:style-name="P4">
Description: About the decree of the President of Ukraine No. 220/2023 “About the Vidnoyan, the sovereign ... War with Ukraine 2022, the war with Ukraine is the latest news today, the news war with Ukraine 2022 last today, will there be a war between Ukraine and Russia and when, war, war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nagorody-1.jpg" text:style-name="Internet_20_link" text:visited-style-name="Visited_20_Internet_20_Link">
nagorody-1.jpg</text:a>
']</text:p>
      <text:p text:style-name="P4">
Tags: ['STOPRUSSIA', 'АГРЕСІЯ РФ', 'ВОЛОДИМИР ЗЕЛЕНСЬКИЙ']</text:p>
      <text:p text:style-name="P4">
Category: News</text:p>
      <!--METADATA-->
      <text:p text:style-name="P4">
<draw:frame draw:style-name="fr1" draw:name="Image245" text:anchor-type="as-char" svg:width="6.9236in" svg:height="3.872889in" draw:z-index="0">
<draw:image xlink:href="../Images/AРМІЯINFORM/2023-04-15T56-00-00-04-00/nagorody-1.jpg" xlink:type="simple" xlink:show="embed" xlink:actuate="onLoad" draw:mime-type="image/jpeg"/>
</draw:frame>
Illustrative photo</text:p>
      <text:p text:style-name="P4">
About this <text:a xlink:type="simple" xlink:href="https://www.president.gov.ua/documents/2202023-46425" text:style-name="Internet_20_link" text:visited-style-name="Visited_20_Internet_20_Link">
it is referred</text:a>
In the Decree of the President of Ukraine No. 220/2023 "On celebration of state awards of Ukraine":</text:p>
      <text:p text:style-name="P4">
“For personal courage, revealed in the protection of state sovereignty of Tatertorial integrity of Ukraine, selfless performance of military duty:</text:p>
      <text:p text:style-name="P4">
To reward the Order of Bohdan Khmelnitsky II degree</text:p>
      <text:p text:style-name="P4">
Igor Stepanovich's Dyachyshyn - Colonel</text:p>
      <text:p text:style-name="P4">
Kostyuk Nikolai Sergeyevich - Major</text:p>
      <text:p text:style-name="P4">
Smirnova Maxim Vyacheslavovich - Captain</text:p>
      <text:p text:style-name="P4">
Stepanova Vyacheslav Yurievich - Major</text:p>
      <text:p text:style-name="P4">
Alexander Troz - Major</text:p>
      <text:p text:style-name="P4">
To award the Order of Bohdan Khmelnitsky III degree</text:p>
      <text:p text:style-name="P4">
Danylyuk Viktor Anatoliyovich - Lieutenant Colonel</text:p>
      <text:p text:style-name="P4">
Donchenko Mikhail Nikolaevich - brigade general</text:p>
      <text:p text:style-name="P4">
Alexei Alexandrovich Zhdea - Major</text:p>
      <text:p text:style-name="P4">
Alexander Stanislavovich Livytsky - Colonel</text:p>
      <text:p text:style-name="P4">
Reward the Order for Courage and degree</text:p>
      <text:p text:style-name="P4">
Ostapenko Vyacheslav Ruslanovich - Captain</text:p>
      <text:p text:style-name="P4">
Reward the Order of Courage of the Second Degree</text:p>
      <text:p text:style-name="P4">
Vasilyuk Denis Alexandrovich - Captain</text:p>
      <text:p text:style-name="P4">
Marunchak Vasily Viktorovich - Lieutenant Colonel</text:p>
      <text:p text:style-name="P4">
Alexander Igorovich Nikolayenko - Captain</text:p>
      <text:p text:style-name="P4">
Ostapka Alexei Nikolaevich - Lieutenant Colonel</text:p>
      <text:p text:style-name="P4">
Filenko Maxim Nikolaevich - Lieutenant Colonel</text:p>
      <text:p text:style-name="P4">
Reward the Order of Courage of the 3rd degree</text:p>
      <text:p text:style-name="P4">
Lazurenko Andriy Anatoliyovych - Lieutenant Colonel</text:p>
      <text:p text:style-name="P4">
Sikor Andrei Mikhailovich - Soldier</text:p>
      <text:p text:style-name="P4">
Silvertyuk Sergey Vladimirovich - Major</text:p>
      <text:p text:style-name="P4">
Reward the Order of Danylo Halytsky</text:p>
      <text:p text:style-name="P4">
Alexander Alfredovich Brilka - Major</text:p>
      <text:p text:style-name="P4">
Parikwash Sergey Vasilyevich-Master-Satentant</text:p>
      <text:p text:style-name="P4">
Sevenyuk Yaroslav Valeryevich - Colonel</text:p>
      <text:p text:style-name="P4">
Usov Alexander Nikolaevich - Colonel</text:p>
      <text:p text:style-name="P4">
Chaly Vitaliy Valeriyevich - Major</text:p>
      <text:p text:style-name="P4">
Reward the Medal for Military Service of Ukraine</text:p>
      <text:p text:style-name="P4">
Andusennik Vasily Sergeyevich - Colonel</text:p>
      <text:p text:style-name="P4">
Nedyla Dmitry Dmitrovich - Lieutenant Colonel</text:p>
      <text:p text:style-name="P4">
Oliynyk Mikhail Sergeyevich - Senior Soldier</text:p>
      <text:p text:style-name="P4">
Opanasyuk Mykola Alexandrovich - Senior Lieutenant</text:p>
      <text:p text:style-name="P4">
Podvarsky Igor Anatolyevich - Major</text:p>
      <text:p text:style-name="P4">
Eugene Igorovich's bundle - colonel</text:p>
      <text:p text:style-name="P4">
Cherneg Sergey Ivanovich - Colonel</text:p>
      <text:p text:style-name="P4">
Yarovenko Sergey Leonidovich - Lieutenant Colonel</text:p>
      <text:p text:style-name="P4">
Reward the Medal for Perfect Service of the 3rd degree</text:p>
      <text:p text:style-name="P4">
Leonid Ivanovich Proshunin - Colonel</text:p>
      <text:p text:style-name="P4">
Reward the Medal of the Defender of the Fatherland</text:p>
      <text:p text:style-name="P4">
Halych Nicholas Mikhailovich - Senior Lieutenant</text:p>
      <text:p text:style-name="P4">
Gordienko Denis Vladimirovich - Senior Soldier</text:p>
      <text:p text:style-name="P4">
Danilchuk Alexander Nikolaevich - Major</text:p>
      <text:p text:style-name="P4">
Commissioner Andriy Petrovich - Senior Sergeant</text:p>
      <text:p text:style-name="P4">
Mazura Andrei Viktorovich - CaptainMoiseenko Oleg Vladimirovich - soldier</text:p>
      <text:p text:style-name="P4">
Anatoly Anatoliyevich - Junior Sergeant</text:p>
      <text:p text:style-name="P4">
Gennady Vyacheslavovich - Sergeant</text:p>
      <text:p text:style-name="P4">
Pyanka Pavel Alexandrovich - Soldier</text:p>
      <text:p text:style-name="P4">
Sergei Dmitrovich Romanchik - Senior Soldier</text:p>
      <text:p text:style-name="P4">
Sergienko Vitaliy Yurievich - Colonel</text:p>
      <text:p text:style-name="P4">
Timchak Vladislav Andreevich - Senior Soldier.</text:p>
      <text:p text:style-name="P4">
President of Ukraine V. Zelensky</text:p>
      <text:p text:style-name="P4">
April 13, 2023. "</text:p>
      <text:p text:style-name="P4">
News Source: <text:a xlink:type="simple" xlink:href="https://armyinform.com.ua/2023/04/15/prezydent-ukrayiny-vidznachyv-derzhavnymy-nagorodamy-45-zahysnykiv/" text:style-name="Internet_20_link" text:visited-style-name="Visited_20_Internet_20_Link">
https://armyinform.com.ua/2023/04/15/prezydent-ukrayiny-vidznachyv-derzhavnymy-nagorodamy-45-zahysnykiv/</text:a>
</text:p>
      <!--NEWS-->
      <text:h text:style-name="P10" text:outline-level="1">
<text:span text:style-name="T4">
During the past day, the Defense Forces repelled 56 enemy attacks</text:span>
</text:h>
      <text:p text:style-name="P4">
Author: ['АРМІЯINFORM']</text:p>
      <text:p text:style-name="P4">
Time: 2023-04-15T57:00:00-04:00</text:p>
      <text:p text:style-name="P4">
Description: Tight at 06:00 15 KVITY 2023 ROCO ROSICHICA federals, surpassed by Ignoruvat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1146212_564792792463463_8340423527948675073_n.jpg" text:style-name="Internet_20_link" text:visited-style-name="Visited_20_Internet_20_Link">
341146212_564792792463463_8340423527948675073_n.jpg</text:a>
']</text:p>
      <text:p text:style-name="P4">
Tags: ['STOPRUSSIA', 'АГРЕСІЯ РФ', 'ВІЙНА', 'ВТОРГНЕННЯ РФ', 'ГШ ЗСУ', 'ХРОНІКА ОБОРОНИ']</text:p>
      <text:p text:style-name="P4">
Category: News</text:p>
      <!--METADATA-->
      <text:p text:style-name="P4">
<draw:frame draw:style-name="fr1" draw:name="Image246" text:anchor-type="as-char" svg:width="6.9236in" svg:height="4.449855in" draw:z-index="0">
<draw:image xlink:href="../Images/AРМІЯINFORM/2023-04-15T57-00-00-04-00/341146212_564792792463463_8340423527948675073_n.jpg" xlink:type="simple" xlink:show="embed" xlink:actuate="onLoad" draw:mime-type="image/jpeg"/>
</draw:frame>
Illustrative Photo <text:span text:style-name="T4">
 🔥 Situation on Russian invasion </text:span>
</text:p>
      <text:p text:style-name="P4">
At 06:00 on April 15, 2023, the Russian Federation, continuing to ignore international humanitarian law, strikes, makes shelling of many positions of our troops, but also the civil infrastructure of settlements, [informs] [informs] <text:a xlink:type="simple" xlink:href="https://www.facebook.com/GeneralStaff.ua/posts/pfbid0iVMuWjoUbu4NLdoczQy8YA4tCdbKQ8e2NxZQefErg7NNPMXekfh7ajszNP69pJDYl" text:style-name="Internet_20_link" text:visited-style-name="Visited_20_Internet_20_Link">
informs</text:a>
The General Staff of the Armed Forces of Ukraine. Over the past day, the enemy has caused 9 aviation and 19 missile strikes, 13 of them from the S-300 SPRs on the peaceful cities of Slavic and Kramatorsk, carried out 42 shelling of the reactive systems of the rags on the positions of our troops and the civilian infrastructure civilian population, destroyed and damaged and private and private dwellings, as well as other civilian infrastructure.</text:p>
      <text:p text:style-name="P4">
The likelihood of rocket and aviation strikes throughout Ukraine is high.</text:p>
      <text:p text:style-name="P4">
The enemy continues to focus the major efforts on the offensive, the acting Liman, Bakhmut, Avdeev and Mariinsky directions. Over the past day, 56 enemy attacks were reflected.</text:p>
      <text:p text:style-name="P4">
News Source: <text:a xlink:type="simple" xlink:href="https://armyinform.com.ua/2023/04/15/protyagom-mynuloyi-doby-syly-oborony-vidbyly-56-atak-voroga/" text:style-name="Internet_20_link" text:visited-style-name="Visited_20_Internet_20_Link">
https://armyinform.com.ua/2023/04/15/protyagom-mynuloyi-doby-syly-oborony-vidbyly-56-atak-voroga/</text:a>
</text:p>
      <!--NEWS-->
      <text:h text:style-name="P10" text:outline-level="1">
<text:span text:style-name="T4">
Belarus checks the combat readiness of the army -</text:span>
</text:h>
      <text:p text:style-name="P4">
Author: ['АРМІЯINFORM']</text:p>
      <text:p text:style-name="P4">
Time: 2023-04-15T58:00:00-04:00</text:p>
      <text:p text:style-name="P4">
Description: At the Teritarian, the replaces of the BILOURUS, the Acts of the Tradi PIDRODILED TO THE NEW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6/rf-vijska.jpg" text:style-name="Internet_20_link" text:visited-style-name="Visited_20_Internet_20_Link">
rf-vijska.jpg</text:a>
']</text:p>
      <text:p text:style-name="P4">
Tags: ['STOPRUSSIA', 'АГРЕСІЯ РФ', 'ВІЙНА', 'ВТОРГНЕННЯ РФ', 'ГШ ЗСУ']</text:p>
      <text:p text:style-name="P4">
Category: News</text:p>
      <!--METADATA-->
      <text:p text:style-name="P4">
<draw:frame draw:style-name="fr1" draw:name="Image247" text:anchor-type="as-char" svg:width="6.9236in" svg:height="4.690181in" draw:z-index="0">
<draw:image xlink:href="../Images/AРМІЯINFORM/2023-04-15T58-00-00-04-00/rf-vijska.jpg" xlink:type="simple" xlink:show="embed" xlink:actuate="onLoad" draw:mime-type="image/jpeg"/>
</draw:frame>
Illustrative Photo <text:span text:style-name="T4">
 🔥 Situation on Russian invasion </text:span>
</text:p>
      <text:p text:style-name="P4">
Some subdivision regulatory troops of the Armed Forces of the Russian Federation continue to be in the territory of the Republic of Belarus, <text:a xlink:type="simple" xlink:href="https://www.facebook.com/GeneralStaff.ua/posts/pfbid0iVMuWjoUbu4NLdoczQy8YA4tCdbKQ8e2NxZQefErg7NNPMXekfh7ajszNP69pJDYl" text:style-name="Internet_20_link" text:visited-style-name="Visited_20_Internet_20_Link">
informs</text:a>
The General Staff of the Armed Forces of Ukraine. There is also a comprehensive check of the combat preparedness of the Armed Forces of the Republic of Belarus.</text:p>
      <text:p text:style-name="P4">
In the Volyn, Polissya, Siversky and Slobozhansky directions, operational and without significant changes, signs of formation of offensive groups were not detected. The military presence of the enemy in the border areas of the Kursk and Belgorod regions is preserved.</text:p>
      <text:p text:style-name="P4">
News Source: <text:a xlink:type="simple" xlink:href="https://armyinform.com.ua/2023/04/15/bilorut-pereviryaye-boyegotovnist-vijska/" text:style-name="Internet_20_link" text:visited-style-name="Visited_20_Internet_20_Link">
https://armyinform.com.ua/2023/04/15/bilorut-pereviryaye-boyegotovnist-vijska/</text:a>
</text:p>
      <!--NEWS-->
      <text:h text:style-name="P10" text:outline-level="1">
<text:span text:style-name="T4">
The CPD informs about the main narrative that has been promoted by Roszma in a day</text:span>
</text:h>
      <text:p text:style-name="P4">
Author: ['АРМІЯINFORM']</text:p>
      <text:p text:style-name="P4">
Time: 2023-04-15T59:00:00-04:00</text:p>
      <text:p text:style-name="P4">
Description: The Center for the Wizin -Format, after the basics of the introduction, the Rosіyskі was eaten ... the war with Ukraine 2022, the war with Ukraine is the latest news today, the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36390558_1191367284916054_3535022615267993245_n.jpg" text:style-name="Internet_20_link" text:visited-style-name="Visited_20_Internet_20_Link">
336390558_1191367284916054_3535022615267993245_n.jpg</text:a>
']</text:p>
      <text:p text:style-name="P4">
Tags: ['STOPRUSSIA', 'АГРЕСІЯ РФ', 'ЦПД РНБО']</text:p>
      <text:p text:style-name="P4">
Category: News</text:p>
      <!--METADATA-->
      <text:p text:style-name="P4">
<draw:frame draw:style-name="fr1" draw:name="Image248" text:anchor-type="as-char" svg:width="6.9236in" svg:height="6.9236in" draw:z-index="0">
<draw:image xlink:href="../Images/AРМІЯINFORM/2023-04-15T59-00-00-04-00/336390558_1191367284916054_3535022615267993245_n.jpg" xlink:type="simple" xlink:show="embed" xlink:actuate="onLoad" draw:mime-type="image/jpeg"/>
</draw:frame>
Center for Combating Misinformation <text:a xlink:type="simple" xlink:href="https://www.facebook.com/protydiyadezinformatsiyi.cpd/posts/pfbid0vaNzsCAc8Pp5yDNybKnaAqMf6aVUAg9taXWmQuKS4CPdgTujHH3HSPd1GaaEH9cFl" text:style-name="Internet_20_link" text:visited-style-name="Visited_20_Internet_20_Link">
Informed</text:a>
About the main narrative that promoted the Russian media per day:</text:p>
      <text:p text:style-name="P4">
“The words of the Russian expatriate were made as a supplement to the statement of Hungarian Prime Minister V. Orban, who called Ukraine" financially non-existent "</text:p>
      <text:p text:style-name="P4">
Orban also said that without financing the event, the war in Ukraine would cease, but his forecast for its winner - decided not to add</text:p>
      <text:p text:style-name="P4">
For ropropaganda and Putin fans, such expressing European politicians make it possible to develop misinformation tamanipulative campaigns</text:p>
      <text:p text:style-name="P4">
The statements of the "spare" President of the Russian Federation on the economic problems of Ukraine sound specifically cynically after Russian rocket terror, the purpose of which is to destroy the Ukrainian economy. "</text:p>
      <text:p text:style-name="P4">
News Source: <text:a xlink:type="simple" xlink:href="https://armyinform.com.ua/2023/04/15/czpd-informuye-pro-osnovnyj-naratyv-shho-za-dobu-prosuvaly-roszmi/" text:style-name="Internet_20_link" text:visited-style-name="Visited_20_Internet_20_Link">
https://armyinform.com.ua/2023/04/15/czpd-informuye-pro-osnovnyj-naratyv-shho-za-dobu-prosuvaly-roszmi/</text:a>
</text:p>
      <!--NEWS-->
      <text:h text:style-name="P10" text:outline-level="1">
<text:span text:style-name="T4">
Occupants steal oils from electric transformers and disconnect the streets of cities</text:span>
</text:h>
      <text:p text:style-name="P4">
Author: ['АРМІЯINFORM']</text:p>
      <text:p text:style-name="P4">
Time: 2023-04-15T60:00:00-04:00</text:p>
      <text:p text:style-name="P4">
Description: Rosiyski Zagarbniki, Chiniti Marauded on Timchasovo, Water Teritor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ТОРГНЕННЯ РФ', 'ГШ ЗСУ']</text:p>
      <text:p text:style-name="P4">
Category: News</text:p>
      <!--METADATA-->
      <text:p text:style-name="P4">
<draw:frame draw:style-name="fr1" draw:name="Image249" text:anchor-type="as-char" svg:width="6.9236in" svg:height="4.33302in" draw:z-index="0">
<draw:image xlink:href="../Images/AРМІЯINFORM/2023-04-15T60-00-00-04-00/okupanty-strilby.jpg" xlink:type="simple" xlink:show="embed" xlink:actuate="onLoad" draw:mime-type="image/jpeg"/>
</draw:frame>
Illustrative Photo <text:span text:style-name="T4">
 🔥 Situation on Russian invasion </text:span>
</text:p>
      <text:p text:style-name="P4">
Russian invaders continue to do looting on the temporarily captured territory of Ukraine. In particular, in the Novokakhovsky district of Kherson region there are identified cases of drain of oil from electric transport, which for its part will lead to the disconnection of separate streets of settlements of the district, <text:a xlink:type="simple" xlink:href="https://www.facebook.com/GeneralStaff.ua/posts/pfbid0iVMuWjoUbu4NLdoczQy8YA4tCdbKQ8e2NxZQefErg7NNPMXekfh7ajszNP69pJDYl" text:style-name="Internet_20_link" text:visited-style-name="Visited_20_Internet_20_Link">
informs</text:a>
The General Staff of the Armed Forces of Ukraine.</text:p>
      <text:p text:style-name="P4">
News Source: <text:a xlink:type="simple" xlink:href="https://armyinform.com.ua/2023/04/15/okupnaty-kradut-mastyla-z-elektrotransformatoriv-ta-znestrumlyuyut-vulyczi-mist/" text:style-name="Internet_20_link" text:visited-style-name="Visited_20_Internet_20_Link">
https://armyinform.com.ua/2023/04/15/okupnaty-kradut-mastyla-z-elektrotransformatoriv-ta-znestrumlyuyut-vulyczi-mist/</text:a>
</text:p>
      <!--NEWS-->
      <text:h text:style-name="P10" text:outline-level="1">
<text:span text:style-name="T4">
Our artillery struck the management point and 3 areas of focus of the enemy</text:span>
</text:h>
      <text:p text:style-name="P4">
Author: ['АРМІЯINFORM']</text:p>
      <text:p text:style-name="P4">
Time: 2023-04-15T61:00:00-04:00</text:p>
      <text:p text:style-name="P4">
Description: Avіaatsіya forces of defense for Past Dob took 5 strikes in the area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ВТРАТИ ВОРОГА']</text:p>
      <text:p text:style-name="P4">
Category: News</text:p>
      <!--METADATA-->
      <text:p text:style-name="P4">
<draw:frame draw:style-name="fr1" draw:name="Image250" text:anchor-type="as-char" svg:width="6.9236in" svg:height="4.615733in" draw:z-index="0">
<draw:image xlink:href="../Images/AРМІЯINFORM/2023-04-15T61-00-00-04-00/artyleriya.jpg" xlink:type="simple" xlink:show="embed" xlink:actuate="onLoad" draw:mime-type="image/jpeg"/>
</draw:frame>
Illustrative Photo <text:span text:style-name="T4">
 🔥 Situation on Russian invasion </text:span>
</text:p>
      <text:p text:style-name="P4">
Aviation of Defense Forces over the past day has made 5 beats in the areas of concentration of personal staff and military equipment of the occupiers, <text:a xlink:type="simple" xlink:href="https://www.facebook.com/GeneralStaff.ua/posts/pfbid0iVMuWjoUbu4NLdoczQy8YA4tCdbKQ8e2NxZQefErg7NNPMXekfh7ajszNP69pJDYl" text:style-name="Internet_20_link" text:visited-style-name="Visited_20_Internet_20_Link">
informs</text:a>
The General Staff of the Armed Forces of Ukraine.</text:p>
      <text:p text:style-name="P4">
The departments of rocket troops and artillery were struck by 1 point of management, 3 districts of living force, weapons and military equipment of the enemy, as well as the 1st station of the enemy radio electronic struggle.</text:p>
      <text:p text:style-name="P4">
News Source: <text:a xlink:type="simple" xlink:href="https://armyinform.com.ua/2023/04/15/nasha-artyleriya-urazyla-punkt-upravlinnya-ta-3-rajony-zoseredzhennya-voroga/" text:style-name="Internet_20_link" text:visited-style-name="Visited_20_Internet_20_Link">
https://armyinform.com.ua/2023/04/15/nasha-artyleriya-urazyla-punkt-upravlinnya-ta-3-rajony-zoseredzhennya-voroga/</text:a>
</text:p>
      <!--NEWS-->
      <text:h text:style-name="P10" text:outline-level="1">
<text:span text:style-name="T4">
Another minus 460 occupants, 3 tanks and 4 BBM: daily loss of enemy</text:span>
</text:h>
      <text:p text:style-name="P4">
Author: ['АРМІЯINFORM']</text:p>
      <text:p text:style-name="P4">
Time: 2023-04-15T62:00:00-04:00</text:p>
      <text:p text:style-name="P4">
Description: Zagalni Boyov, Find the enemy on 02/24/22 to 04/15/23 Orintovo to become: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15.04.2023_vtraty-scaled.jpg" text:style-name="Internet_20_link" text:visited-style-name="Visited_20_Internet_20_Link">
15.04.2023_vtraty-scaled.jpg</text:a>
']</text:p>
      <text:p text:style-name="P4">
Tags: ['STOPRUSSIA', 'ВТОРГНЕННЯ РФ', 'ВТРАТИ ВОРОГА', 'ГШ ЗСУ']</text:p>
      <text:p text:style-name="P4">
Category: News</text:p>
      <!--METADATA-->
      <text:p text:style-name="P4">
<draw:frame draw:style-name="fr1" draw:name="Image251" text:anchor-type="as-char" svg:width="6.9236in" svg:height="6.969757in" draw:z-index="0">
<draw:image xlink:href="../Images/AРМІЯINFORM/2023-04-15T62-00-00-04-00/15.04.2023_vtraty-scaled.jpg" xlink:type="simple" xlink:show="embed" xlink:actuate="onLoad" draw:mime-type="image/jpeg"/>
</draw:frame>
<text:span text:style-name="T4">
 🔥 Situation on Russian invasion </text:span>
</text:p>
      <text:p text:style-name="P4">
The total combat loss of the enemy from 24.02.22 to 15.04.23 will be orientated:</text:p>
      <text:p text:style-name="P4">
<text:span text:style-name="T4">
<text:span text:style-name="T5">
 Personnel - </text:span>
* 181550(+460)persons eliminated</text:span>
<text:span text:style-name="T5">
 tanks - </text:span>
<text:span text:style-name="T5">
 3653(+3)</text:span>
<text:span text:style-name="T4">
 combat armored vehicles - </text:span>
 7073(+4)<text:span text:style-name="T4">
<text:span text:style-name="T5">
 Artillery systems - </text:span>
<text:span text:style-name="T5">
 2785(+1)</text:span>
 </text:span>
 RSZV - <text:span text:style-name="T4">
 535(0)</text:span>
<text:span text:style-name="T5">
 air defense means - </text:span>
<text:span text:style-name="T5">
 283(0)</text:span>
<text:span text:style-name="T4">
 aircraft - </text:span>
 307(0)<text:span text:style-name="T4">
<text:span text:style-name="T5">
 helicopters - </text:span>
* 293(0)</text:span>
<text:span text:style-name="T5">
 UAV Operative Tactical Level-</text:span>
<text:span text:style-name="T5">
 2339(0)</text:span>
<text:span text:style-name="T4">
 Winged missiles - </text:span>
 911(0)<text:span text:style-name="T4">
<text:span text:style-name="T5">
 ships / boats - </text:span>
* 18(0)</text:span>
<text:span text:style-name="T5">
 Automobile equipment and tanks - </text:span>
<text:span text:style-name="T5">
 5646(+6)</text:span>
<text:span text:style-name="T4">
 Special Technique - </text:span>
 324(+3)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April 15, 23.</text:p>
      <text:p text:style-name="P4">
News Source: <text:a xlink:type="simple" xlink:href="https://armyinform.com.ua/2023/04/15/shhe-minus-460-okupantiv-3-tanky-ta-4-bbm-dobovi-vtraty-voroga/" text:style-name="Internet_20_link" text:visited-style-name="Visited_20_Internet_20_Link">
https://armyinform.com.ua/2023/04/15/shhe-minus-460-okupantiv-3-tanky-ta-4-bbm-dobovi-vtraty-voroga/</text:a>
</text:p>
      <!--NEWS-->
      <text:h text:style-name="P10" text:outline-level="1">
<text:span text:style-name="T4">
In Ukraine a moment of silence</text:span>
</text:h>
      <text:p text:style-name="P4">
Author: ['АРМІЯINFORM']</text:p>
      <text:p text:style-name="P4">
Time: 2023-04-15T63: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52" text:anchor-type="as-char" svg:width="6.9236in" svg:height="3.895992in" draw:z-index="0">
<draw:image xlink:href="../Images/AРМІЯINFORM/2023-04-15T63-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15/v-ukrayini-hvylyna-movchannya/" text:style-name="Internet_20_link" text:visited-style-name="Visited_20_Internet_20_Link">
https://armyinform.com.ua/2023/04/15/v-ukrayini-hvylyna-movchannya/</text:a>
</text:p>
      <!--NEWS-->
      <text:h text:style-name="P10" text:outline-level="1">
<text:span text:style-name="T4">
Massive hostile rocket strokes on Easter holidays are unlikely - Yuri Ignat</text:span>
</text:h>
      <text:p text:style-name="P4">
Author: ['Оксана Іванець']</text:p>
      <text:p text:style-name="P4">
Time: 2023-04-15T64:00:00-04:00</text:p>
      <text:p text:style-name="P4">
Description: Masovani Vorozhi rocket stroke on Ksthatt Tikh, yaki vidbvilled the same assignment on the Obta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photo_5318877840441197343_y.jpg" text:style-name="Internet_20_link" text:visited-style-name="Visited_20_Internet_20_Link">
photo_5318877840441197343_y.jpg</text:a>
']</text:p>
      <text:p text:style-name="P4">
Tags: ['ВЕЛИКДЕНЬ', 'ВОРОЖІ ОБСТРІЛИ', 'ЮРІЙ ІГНАТ']</text:p>
      <text:p text:style-name="P4">
Category: News</text:p>
      <!--METADATA-->
      <text:p text:style-name="P4">
<draw:frame draw:style-name="fr1" draw:name="Image253" text:anchor-type="as-char" svg:width="6.9236in" svg:height="4.106071in" draw:z-index="0">
<draw:image xlink:href="../Images/AРМІЯINFORM/2023-04-15T64-00-00-04-00/photo_5318877840441197343_y.jpg" xlink:type="simple" xlink:show="embed" xlink:actuate="onLoad" draw:mime-type="image/jpeg"/>
</draw:frame>
Massive hostile rocket strokes like those that occurred in the fall and winter of critical infrastructure, are unlikely on Easter holidays. Colonel Yuriy Ignat, a spokesman for the united news, said the Command of the Armed Forces of Ukraine.</text:p>
      <text:p text:style-name="P4">
At the same time, he noted that the enemy is currently concentrating on the front line, attacking, in particular, and managed by airbots.</text:p>
      <ul>
        <li>
It is in the eastern direction that the most fierce battles are going on - shelling is tamped daily, - the speaker said.</li>
      </ul>
      <text:p text:style-name="P4">
According to Yuri Ignat, the forces of defense are made every effort to counter -weapons:</text:p>
      <ul>
        <li>
These are half -toned ammunition flying in the ballistic trajectory. Apply anti -aircraft weapons against them irrationally. At the moment, the chief task is to prevent Russian aviation into the airspace of our state, which we control. Controlled bombs are a new challenge and a new threat that you need to respond and accelerate the decision of our partner to grant such powerful systems as Patriot and SAMP/T of the Four Plus F-16-16-Plus generation, which will be able to counteract Russian aviation.</li>
      </ul>
      <text:p text:style-name="P4">
News Source: <text:a xlink:type="simple" xlink:href="https://armyinform.com.ua/2023/04/15/masovani-vorozhi-raketni-udary-na-velykodni-svyata-malojmovirni-yurij-ignat/" text:style-name="Internet_20_link" text:visited-style-name="Visited_20_Internet_20_Link">
https://armyinform.com.ua/2023/04/15/masovani-vorozhi-raketni-udary-na-velykodni-svyata-malojmovirni-yurij-ignat/</text:a>
</text:p>
      <!--NEWS-->
      <text:h text:style-name="P10" text:outline-level="1">
<text:span text:style-name="T4">
The Law of Ukraine on Increasing Defense Expenditures by 537.2 billion came into force</text:span>
</text:h>
      <text:p text:style-name="P4">
Author: ['АРМІЯINFORM']</text:p>
      <text:p text:style-name="P4">
Time: 2023-04-15T65:00:00-04:00</text:p>
      <text:p text:style-name="P4">
Description: 15 KVITY SOULD LIGHT LAW Law, Yaki Knubachi Zbilshennya Vidatkiv sovereign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veteranskyj-biznes-1.jpg" text:style-name="Internet_20_link" text:visited-style-name="Visited_20_Internet_20_Link">
veteranskyj-biznes-1.jpg</text:a>
']</text:p>
      <text:p text:style-name="P4">
Tags: ['STOPRUSSIA', 'БЮДЖЕТ', 'ВЕРХОВНА РАДА УКРАЇНИ', 'ВТОРГНЕННЯ РФ', 'ЗАКОН УКРАЇНИ', 'ФІНАНСУВАННЯ']</text:p>
      <text:p text:style-name="P4">
Category: News</text:p>
      <!--METADATA-->
      <text:p text:style-name="P4">
<draw:frame draw:style-name="fr1" draw:name="Image254" text:anchor-type="as-char" svg:width="6.9236in" svg:height="4.148751in" draw:z-index="0">
<draw:image xlink:href="../Images/AРМІЯINFORM/2023-04-15T65-00-00-04-00/veteranskyj-biznes-1.jpg" xlink:type="simple" xlink:show="embed" xlink:actuate="onLoad" draw:mime-type="image/jpeg"/>
</draw:frame>
On April 15, the Law of Ukraine enters into force, which envisages an increase in the state budget by UAH 537.2 billion, of which 96.5% are referred to sectoral security and defense.</text:p>
      <text:p text:style-name="P4">
The text of the document <text:a xlink:type="simple" xlink:href="http://www.golos.com.ua/article/369972" text:style-name="Internet_20_link" text:visited-style-name="Visited_20_Internet_20_Link">
published</text:a>
on the site newspaper of the Verkhovna Rada "Voice of Ukraine".</text:p>
      <text:p text:style-name="P4">
The Law of Ukraine "On Amendments to the Law of Ukraine 'On the State Budget of Ukraine for 2023' on the provision of expenditures of the Security and Defense Sector" provides that UAH 518 billion will be aimed at the needs of defense forces. In particular, the financial support of military, food, production and purchase of special equipment.</text:p>
      <text:p text:style-name="P4">
News Source: <text:a xlink:type="simple" xlink:href="https://armyinform.com.ua/2023/04/15/nabuv-chynnosti-zakon-ukrayiny-pro-zbilshennya-vydatkiv-na-oboronu-na-5372-mlrd/" text:style-name="Internet_20_link" text:visited-style-name="Visited_20_Internet_20_Link">
https://armyinform.com.ua/2023/04/15/nabuv-chynnosti-zakon-ukrayiny-pro-zbilshennya-vydatkiv-na-oboronu-na-5372-mlrd/</text:a>
</text:p>
      <!--NEWS-->
      <text:h text:style-name="P10" text:outline-level="1">
<text:span text:style-name="T4">
In Slavic, the number of dead increased to nine people</text:span>
</text:h>
      <text:p text:style-name="P4">
Author: ['АРМІЯINFORM']</text:p>
      <text:p text:style-name="P4">
Time: 2023-04-15T66:00:00-04:00</text:p>
      <text:p text:style-name="P4">
Description: At the MISTI WROMENSK DONECOKOKOKA, Yak 14 KVITRY ROSIA I placed with missiles, Kilkiy ... War with Ukraine 2022, War with Ukraine Latest News today, News War with Ukraine 2022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photo1681483724.jpg" text:style-name="Internet_20_link" text:visited-style-name="Visited_20_Internet_20_Link">
photo1681483724.jpg</text:a>
']</text:p>
      <text:p text:style-name="P4">
Tags: ['STOPRUSSIA', 'ВОЄННІ ЗЛОЧИНИ ЗС РФ', 'ВТОРГНЕННЯ РФ', 'С-300', 'СЛОВ’ЯНСЬК']</text:p>
      <text:p text:style-name="P4">
Category: News</text:p>
      <!--METADATA-->
      <text:p text:style-name="P4">
<draw:frame draw:style-name="fr1" draw:name="Image255" text:anchor-type="as-char" svg:width="6.9236in" svg:height="4.615733in" draw:z-index="0">
<draw:image xlink:href="../Images/AРМІЯINFORM/2023-04-15T66-00-00-04-00/photo1681483724.jpg" xlink:type="simple" xlink:show="embed" xlink:actuate="onLoad" draw:mime-type="image/jpeg"/>
</draw:frame>
In the city of Slavyansk, Donetsk region, which was fired at rockets on April 14, the death toll increased to nine.</text:p>
      <text:p text:style-name="P4">
About it April 15 <text:a xlink:type="simple" xlink:href="https://www.facebook.com/Vadymlyakh/videos/1299169657662408/" text:style-name="Internet_20_link" text:visited-style-name="Visited_20_Internet_20_Link">
reported</text:a>
Merstmist Vadim Liah.</text:p>
      <text:p text:style-name="P4">
“The situation in Slovian on Saturday morning, April 15. At this time it is known about the 30 respects: 21 - wounded, 9 - dead. Unfortunately, during the night the number of dead increased-at night from the rubble rescuers got a dead woman, ”he wrote on Facebook.</text:p>
      <text:p text:style-name="P4">
He also reported that the rescue work continues to continue to be involved in the SESAGEAGINA. According to him, five more people remain under the rubble of the house in the barking lane. In addition, there are no more than three apartments.</text:p>
      <text:p text:style-name="P4">
Earlier the Army Correspondent <text:a xlink:type="simple" xlink:href="https://armyinform.com.ua/2023/04/14/stanom-na-zaraz-5-lyudej-zagynuly-15-poraneni-pavlo-kyrylenko-pro-naslidky-udaru-po-slov%e2%80%b2yansku/" text:style-name="Internet_20_link" text:visited-style-name="Visited_20_Internet_20_Link">
reported</text:a>
that, on April 14, the Russians struck the city of Sloviansk C-300 missiles, as of April 14, 15 of the deaths of 15 wounded civilians were aware of April 14.</text:p>
      <text:p text:style-name="P4">
News Source: <text:a xlink:type="simple" xlink:href="https://armyinform.com.ua/2023/04/15/u-slovyansku-kilkist-zagyblyh-zrosla-do-devyaty-osib/" text:style-name="Internet_20_link" text:visited-style-name="Visited_20_Internet_20_Link">
https://armyinform.com.ua/2023/04/15/u-slovyansku-kilkist-zagyblyh-zrosla-do-devyaty-osib/</text:a>
</text:p>
      <!--NEWS-->
      <text:h text:style-name="P10" text:outline-level="1">
<text:span text:style-name="T4">
In Donetsk, the Russians switched to "limits" in the attacks of our positions - Colonel Alexei Dmitrashkivsky</text:span>
</text:h>
      <text:p text:style-name="P4">
Author: ['Оксана Іванець']</text:p>
      <text:p text:style-name="P4">
Time: 2023-04-15T67:00:00-04:00</text:p>
      <text:p text:style-name="P4">
Description: At the Donetsk, the Vorog Zyuly Zyullya Vorogli Valkolo Mar’an. About the tse in Eteri ... War with Ukraine 2022, the war with Ukraine is the latest news today, the news war with Ukraine 2022 last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3/04/photo_5318877840441197469_y.jpg" text:style-name="Internet_20_link" text:visited-style-name="Visited_20_Internet_20_Link">
photo_5318877840441197469_y.jpg</text:a>
']</text:p>
      <text:p text:style-name="P4">
Tags: ['АГРЕСІЯ РФ', 'ЄДИНІ НОВИНИ', 'ОЛЕКСІЙ ДМИТРАШКІВСЬКИЙ']</text:p>
      <text:p text:style-name="P4">
Category: News</text:p>
      <!--METADATA-->
      <text:p text:style-name="P4">
<draw:frame draw:style-name="fr1" draw:name="Image256" text:anchor-type="as-char" svg:width="6.9236in" svg:height="4.002611in" draw:z-index="0">
<draw:image xlink:href="../Images/AРМІЯINFORM/2023-04-15T67-00-00-04-00/photo_5318877840441197469_y.jpg" xlink:type="simple" xlink:show="embed" xlink:actuate="onLoad" draw:mime-type="image/jpeg"/>
</draw:frame>
In the Donetsk direction, the enemy focused all his efforts around Marinka. Colonel Alexeydmitrashkivskyi informed the head of the Teleterna "Unified News".</text:p>
      <ul>
        <li>
Russians try to break through our defense to block Avdiivka. The joint night in the Donetsk direction took place 101 shelling and three assaults, ”the speaker aspassed.</li>
      </ul>
      <text:p text:style-name="P4">
According to Dmitryashkivsky, the statistics indicates a decrease in the assault assurance in this direction. Thus, in March, the Russians stormed Ukrainian positions 1273 times, today 301 assault. On April 11, the enemy made the thirty one attack, twenty -four storms took place, on April 13, twenty -three. Yesterday, April 14, the Russians tried to storm the positions of Ukrainian defenders twenty -five times.</text:p>
      <ul>
        <li>
The number of shelling is also reduced. If, during March, the Russian positions more than 9.3 thousand times, then today, April 15, Tyapifra is almost 2.7 thousand. We can say that the enemy has reduced the firing of half. This indicates that the occupiers currently have a projectile Gololod and switched to "limits" in the attacks of our positions. It is also felt by the Russians in live power - they have lost a large number of personnel in the coal direction, at which the situation is now relatively calm, - said the speaker.</li>
      </ul>
      <text:p text:style-name="P4">
News Source: <text:a xlink:type="simple" xlink:href="https://armyinform.com.ua/2023/04/15/na-donechchyni-rosiyany-perejshly-na-limity-v-atakah-nashyh-pozyczij-polkovnyk-oleksij-dmytrashkivskyj/" text:style-name="Internet_20_link" text:visited-style-name="Visited_20_Internet_20_Link">
https://armyinform.com.ua/2023/04/15/na-donechchyni-rosiyany-perejshly-na-limity-v-atakah-nashyh-pozyczij-polkovnyk-oleksij-dmytrashkivskyj/</text:a>
</text:p>
      <!--NEWS-->
      <text:h text:style-name="P10" text:outline-level="1">
<text:span text:style-name="T4">
Volodymyr Zelenskyy awarded 183 defenders, 43 of them posthumously</text:span>
</text:h>
      <text:p text:style-name="P4">
Author: ['АРМІЯINFORM']</text:p>
      <text:p text:style-name="P4">
Time: 2023-04-15T68:00:00-04:00</text:p>
      <text:p text:style-name="P4">
Description: President of Ukraine Volodymyr Zelensky Vidniy by the sovereign Nagorods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3/3213cb444a7b4dddfd13032ccfd9f959_1648215665_extra_large-1.jpeg" text:style-name="Internet_20_link" text:visited-style-name="Visited_20_Internet_20_Link">
3213cb444a7b4dddfd13032ccfd9f959_1648215665_extra_large-1.jpeg</text:a>
']</text:p>
      <text:p text:style-name="P4">
Tags: ['НАГОРОДЖЕННЯ', 'УКАЗ ПРЕЗИДЕНТА УКРАЇНИ']</text:p>
      <text:p text:style-name="P4">
Category: News</text:p>
      <!--METADATA-->
      <text:p text:style-name="P4">
<draw:frame draw:style-name="fr1" draw:name="Image257" text:anchor-type="as-char" svg:width="6.9236in" svg:height="4.613521in" draw:z-index="0">
<draw:image xlink:href="../Images/AРМІЯINFORM/2023-04-15T68-00-00-04-00/3213cb444a7b4dddfd13032ccfd9f959_1648215665_extra_large-1.jpeg" xlink:type="simple" xlink:show="embed" xlink:actuate="onLoad" draw:mime-type="image/jpeg"/>
</draw:frame>
Illustrative photo</text:p>
      <text:p text:style-name="P4">
<text:span text:style-name="T4">
 President of Ukraine Volodymyr Zelensky celebrated state awards of the Armed Forces of Ukraine. </text:span>
 **</text:p>
      <text:p text:style-name="P4">
Corresponding <text:a xlink:type="simple" xlink:href="https://www.president.gov.ua/documents/2242023-46469" text:style-name="Internet_20_link" text:visited-style-name="Visited_20_Internet_20_Link">
Decree No. 224/2023</text:a>
Posted by the site of the Head of State.</text:p>
      <text:p text:style-name="P4">
As stated in the document, the awards were awarded "for personal courage, revealed in the protection of state sovereignty and territorial integrity of Ukraine, selfless performance of military duty."</text:p>
      <text:p text:style-name="P4">
<text:span text:style-name="T4">
 To award the Order of Bohdan Khmelnitsky and degree </text:span>
</text:p>
      <text:p text:style-name="P4">
Putin Alexander Anatolyevich - Lieutenant Colonel</text:p>
      <text:p text:style-name="P4">
<text:span text:style-name="T4">
 To award the Order of Bohdan Khmelnitsky II degree </text:span>
</text:p>
      <text:p text:style-name="P4">
Bondar Alexander Viktorovich - Colonel</text:p>
      <text:p text:style-name="P4">
Victor Mikhailovich's Briginian - Colonel</text:p>
      <text:p text:style-name="P4">
Zolotaryova Vitaliy Vladimirovich - Colonel</text:p>
      <text:p text:style-name="P4">
Komarnitsky Taras Ivanovich - Colonel</text:p>
      <text:p text:style-name="P4">
Talka Ignati Mikhailovich - Colonel</text:p>
      <text:p text:style-name="P4">
<text:span text:style-name="T4">
 To award the Order of Bohdan Khmelnitsky III degree </text:span>
</text:p>
      <text:p text:style-name="P4">
Gavrilash Alexander Borisovich - Senior Lieutenant</text:p>
      <text:p text:style-name="P4">
Zaritsky Timothy Borisovich - Lieutenant Colonel</text:p>
      <text:p text:style-name="P4">
Kostenko Oleg Vladimirovich - Lieutenant Colonel</text:p>
      <text:p text:style-name="P4">
Koshelyuk Igor Stepanovich - Captain</text:p>
      <text:p text:style-name="P4">
Vitaliy Ivanovich's Broken - Major</text:p>
      <text:p text:style-name="P4">
Sergey Oleksandrovych Loveykina - Captain</text:p>
      <text:p text:style-name="P4">
Machikh Pavel Andreevich - Major</text:p>
      <text:p text:style-name="P4">
Primak Artem Igorovich(posthumously)- Lieutenant</text:p>
      <text:p text:style-name="P4">
Victor Vasilyevich - Captain</text:p>
      <text:p text:style-name="P4">
Yuri Igorovich - Lieutenant</text:p>
      <text:p text:style-name="P4">
Roman Viktorovich's Senya - Senior Lieutenant</text:p>
      <text:p text:style-name="P4">
Dmitry Slushchenko(posthumously)- Lieutenant</text:p>
      <text:p text:style-name="P4">
Alexander Sozan(posthumously)- Captain</text:p>
      <text:p text:style-name="P4">
Yaroslav Igorovich Filit(posthumously)- Senior Lieutenant</text:p>
      <text:p text:style-name="P4">
<text:span text:style-name="T4">
 Award the Order of Courage and Grade </text:span>
</text:p>
      <text:p text:style-name="P4">
Poddubny Alexander Anatolyevich - Senior Sergeant</text:p>
      <text:p text:style-name="P4">
<text:span text:style-name="T4">
 Award the Order of Courage of II degree </text:span>
</text:p>
      <text:p text:style-name="P4">
Vladimir Zhadko(posthumously)- Senior soldier</text:p>
      <text:p text:style-name="P4">
Zhovkevich Nikolai Petrovich(posthumously)- Sergeant</text:p>
      <text:p text:style-name="P4">
Wheat Sergey Vladimirovich - junior sergeant</text:p>
      <text:p text:style-name="P4">
Alexander Romanchuk - junior sergeant</text:p>
      <text:p text:style-name="P4">
Sukharevsky Vadim Olegovich - Colonel</text:p>
      <text:p text:style-name="P4">
Churbanov Yevgeny Valentinovich - Senior Sergeant</text:p>
      <text:p text:style-name="P4">
<text:span text:style-name="T4">
 Award the Order of Courage of the 3rd degree </text:span>
</text:p>
      <text:p text:style-name="P4">
Antyukha Yevgeny Anatolyevich - Junior Sergeant</text:p>
      <text:p text:style-name="P4">
Baglai Sergey Nikolaevich(posthumously)- Senior soldier</text:p>
      <text:p text:style-name="P4">
Balana Andriy Alekseevich(posthumously)- Soldier</text:p>
      <text:p text:style-name="P4">
Bandrabura Sergei Vladimirovich(posthumously)- Soldier</text:p>
      <text:p text:style-name="P4">
Bishovets Sergey Anatoliyovych(posthumously)- SoldierBossy Oleg Vladimirovich(posthumously)- Sergeant</text:p>
      <text:p text:style-name="P4">
Yaroslav Vygovsky - Junior Sergeant</text:p>
      <text:p text:style-name="P4">
Gavrilyuk Vasily Alexandrovich(posthumously)- Soldier</text:p>
      <text:p text:style-name="P4">
Garasimov Vladimir Mikhailovich(posthumously)- Soldier</text:p>
      <text:p text:style-name="P4">
Pavel Alexandrovich - soldier</text:p>
      <text:p text:style-name="P4">
Buckwheat Yuri Mikhailovich - soldier</text:p>
      <text:p text:style-name="P4">
Grigoryev Dmitry Vasilyevich - Junior Sergeant</text:p>
      <text:p text:style-name="P4">
Davidyuk Bohdan Vladimirovich - Senior Soldier</text:p>
      <text:p text:style-name="P4">
Danilenko Yevgeny Leonidovich - soldier</text:p>
      <text:p text:style-name="P4">
Demyanenko Ivan Vasilyevich - Sergeant</text:p>
      <text:p text:style-name="P4">
Demianchuk Alexander Nikolaevich - junior sergeant</text:p>
      <text:p text:style-name="P4">
Denisyuk Nikolai Nikolaevich - Senior Soldier</text:p>
      <text:p text:style-name="P4">
Alexander Viktorovich's Dishka is a soldier</text:p>
      <text:p text:style-name="P4">
Jezhela Sergey Vasilyevich - soldier</text:p>
      <text:p text:style-name="P4">
Dinyak Andriy Vladimirovich - soldier</text:p>
      <text:p text:style-name="P4">
Dyachenko Mikhail Vladimirovich-headquarters</text:p>
      <text:p text:style-name="P4">
Zhuravsky Denis Sergeyevich - Junior Sergeant</text:p>
      <text:p text:style-name="P4">
Bohdan Gennadyevich - Lieutenant</text:p>
      <text:p text:style-name="P4">
Konstantin Alexandrovich - a soldier</text:p>
      <text:p text:style-name="P4">
Zaruba Alexander Valeryevich(posthumously)- Soldier</text:p>
      <text:p text:style-name="P4">
The winter of Alexander Viktorovich is a soldier</text:p>
      <text:p text:style-name="P4">
Roman Ivanovich(posthumously)- Chief Sergeant</text:p>
      <text:p text:style-name="P4">
Zolotukhina Konstantin Nikolaevich(posthumously)- Senior soldier</text:p>
      <text:p text:style-name="P4">
Ivchenko Vladimir Grigorovich(posthumously)- Soldier</text:p>
      <text:p text:style-name="P4">
Maxim Viktorovich Ignatyuk - Junior Sergeant</text:p>
      <text:p text:style-name="P4">
Kanunnikov Artem Olegovich(posthumously)- Senior soldier</text:p>
      <text:p text:style-name="P4">
Kardash Sergey Vladimirovich - Soldier</text:p>
      <text:p text:style-name="P4">
Karpets Dmitry Mikhailovich(posthumously)- Soldier</text:p>
      <text:p text:style-name="P4">
Dmitry Vasilyevich Kozhushka - soldier</text:p>
      <text:p text:style-name="P4">
Sergei Vladimirovich's wheel - senior sergeant</text:p>
      <text:p text:style-name="P4">
Roman Oleksandrovich Commissioner - Junior Sergeant</text:p>
      <text:p text:style-name="P4">
King Vladimir Alexandrovich - Junior Sergeant</text:p>
      <text:p text:style-name="P4">
Korostylev Vladimir Vasilyevich(posthumously)- Soldier</text:p>
      <text:p text:style-name="P4">
Artem Vladimirovich - a soldier</text:p>
      <text:p text:style-name="P4">
Sergey Yuriyev's Beauty - Junior Sergeant</text:p>
      <text:p text:style-name="P4">
Viktor Viktorovich - a soldier</text:p>
      <text:p text:style-name="P4">
Krivosheev Nikita Sergeyevich - soldier</text:p>
      <text:p text:style-name="P4">
Kuzika Alexander Mikhailovich(posthumously)- Soldier</text:p>
      <text:p text:style-name="P4">
Kulik Taras Anatolyevich(posthumously)- Soldier</text:p>
      <text:p text:style-name="P4">
Kutnich Anatoly Yurievich - Junior Sergeant</text:p>
      <text:p text:style-name="P4">
Alexander Kucherenko - Junior Sergeant</text:p>
      <text:p text:style-name="P4">
Dmitry Sergeyevich - a soldier</text:p>
      <text:p text:style-name="P4">
Alexander Vladimirovich Lyashuk - Soldier</text:p>
      <text:p text:style-name="P4">
Mazurka Yuri Olegovich(posthumously)- Soldier</text:p>
      <text:p text:style-name="P4">
Marchenko Artem Petrovich-Headquarters</text:p>
      <text:p text:style-name="P4">
Alexander Marchuk - Soldier</text:p>
      <text:p text:style-name="P4">
Muzhkevich Oleg Alexandrovich(posthumously)- Soldier</text:p>
      <text:p text:style-name="P4">
Pavel Anatolyevich's fly - junior sergeant</text:p>
      <text:p text:style-name="P4">
Unnecessary Yuri Vasilyevich(posthumously)- Soldier</text:p>
      <text:p text:style-name="P4">
Andrei Yurievich - a soldier</text:p>
      <text:p text:style-name="P4">
Oleksina Vitaliy(posthumously)- SoldierPylypchuk Bohdan Andreevich - Junior Sergeant</text:p>
      <text:p text:style-name="P4">
Pryala Konstantin Anatolyevich(posthumously)- Soldier</text:p>
      <text:p text:style-name="P4">
Denis Viktorovich - junior sergeant</text:p>
      <text:p text:style-name="P4">
Vladimir Osipovich Pilak(posthumously)- Soldier</text:p>
      <text:p text:style-name="P4">
Vyacheslav Vyacheslav - Lieutenant</text:p>
      <text:p text:style-name="P4">
Sergey Pranovich(posthumously)- Soldier</text:p>
      <text:p text:style-name="P4">
Alexander Vitaliyovich - a soldier</text:p>
      <text:p text:style-name="P4">
Dmitry Mikhailovich Privalov(posthumously)- Soldier</text:p>
      <text:p text:style-name="P4">
Psenkov Mikhail Alexandrovich - soldier</text:p>
      <text:p text:style-name="P4">
Denis Nikolaevich(posthumously)- Soldier</text:p>
      <text:p text:style-name="P4">
Vadim Vadim - Soldier</text:p>
      <text:p text:style-name="P4">
Radionova Nicholas Borisovich - Senior Soldier</text:p>
      <text:p text:style-name="P4">
Ransh Sergey Borisovich - Senior Sergeant</text:p>
      <text:p text:style-name="P4">
Reuts Sergey Olegovich(posthumously)- Soldier</text:p>
      <text:p text:style-name="P4">
Romea Roman Mikhailovich - Senior Sergeant</text:p>
      <text:p text:style-name="P4">
Ruban Sergiy Igorovich - Chief Sergeant</text:p>
      <text:p text:style-name="P4">
Savini Nikolai Pavlovich - Soldier</text:p>
      <text:p text:style-name="P4">
Sagadyuk Peter Igorovich(posthumously)- Soldier</text:p>
      <text:p text:style-name="P4">
Sachkovsky Viktor Alexandrovich - Junior Sergeant</text:p>
      <text:p text:style-name="P4">
Sevruk Vadim Olegovich - Lieutenant</text:p>
      <text:p text:style-name="P4">
Sevruk Alexei Olegovich - Lieutenant</text:p>
      <text:p text:style-name="P4">
Selvich Alexei Vyacheslavovich - Lieutenant</text:p>
      <text:p text:style-name="P4">
Nikolai Nikolaevich - Junior Sergeant</text:p>
      <text:p text:style-name="P4">
Sergey Sergeyev - junior sergeant</text:p>
      <text:p text:style-name="P4">
Slipchenko Nicholas Anatolyevich - Junior Sergeant</text:p>
      <text:p text:style-name="P4">
Slobodenyuk Viktor Vasilyevich(posthumously)- Soldier</text:p>
      <text:p text:style-name="P4">
Smolich Sergey Valentinovich-Headquarters</text:p>
      <text:p text:style-name="P4">
Yuri Yurievich Sobolenko - Junior Sergeant</text:p>
      <text:p text:style-name="P4">
Stasyuk Vyacheslav Nikolaevich - Senior Sergeant</text:p>
      <text:p text:style-name="P4">
The knock of Vladimir Viktorovich is the headquarters of the state</text:p>
      <text:p text:style-name="P4">
Sukhotsky Vitaliy Yakovich(posthumously) — солдата</text:p>
      <text:p text:style-name="P4">
ТАРБУ Юрія Віталійовича (posthumously)- Senior soldier</text:p>
      <text:p text:style-name="P4">
Timkovich Dmitry Vladimirovich - soldier</text:p>
      <text:p text:style-name="P4">
Timchak Boris Igorovich - soldier</text:p>
      <text:p text:style-name="P4">
Tkachenko Sergey Ivanovich - junior sergeant</text:p>
      <text:p text:style-name="P4">
Yaroslav Vasilyevich(posthumously)- Soldier</text:p>
      <text:p text:style-name="P4">
Maxim Anatolyevich Ushchenko - Junior Sergeant</text:p>
      <text:p text:style-name="P4">
Felsen Nikita Olegovich - Soldier</text:p>
      <text:p text:style-name="P4">
Felt of Denis Sergeyevich(posthumously)- Soldier</text:p>
      <text:p text:style-name="P4">
Formanyuk Igor Vasilyevich - soldier</text:p>
      <text:p text:style-name="P4">
Oleksandr Anatoliyovych Hinaovsky - Senior Soldier</text:p>
      <text:p text:style-name="P4">
Hatina Vladimir Vladimirovich(posthumously)- Soldier</text:p>
      <text:p text:style-name="P4">
Khomenko Stepan Alexandrovich - Chief Sergeant</text:p>
      <text:p text:style-name="P4">
Chepak Vasily Mikhailovich(posthumously)- Soldier</text:p>
      <text:p text:style-name="P4">
Chupak Ruslana Vladimirovich - soldier</text:p>
      <text:p text:style-name="P4">
Shaitan Nicholas Veniaminovich - Junior Sergeant</text:p>
      <text:p text:style-name="P4">
Shevchenko Vladimir Sergeyevich - soldier</text:p>
      <text:p text:style-name="P4">
Shevchuk Alexander Igorovich - junior sergeant</text:p>
      <text:p text:style-name="P4">
Stefan Igor Yurievich - Soldier</text:p>
      <text:p text:style-name="P4">
Shumsky Peter Yaroslavovich(posthumously)- Soldier</text:p>
      <text:p text:style-name="P4">
Mikhail Olegovich - a soldier</text:p>
      <text:p text:style-name="P4">
Yurkiv Andriy Nikolaevich(posthumously)- Senior soldierYaroshovtsy Yuri Sergeyevich - soldier</text:p>
      <text:p text:style-name="P4">
<text:span text:style-name="T4">
 Award the Order of Danylo Halytsky </text:span>
</text:p>
      <text:p text:style-name="P4">
Alekseev Sergey Alexandrovich - Lieutenant Colonel</text:p>
      <text:p text:style-name="P4">
<text:span text:style-name="T4">
 Award the Medal for Military Service of Ukraine </text:span>
</text:p>
      <text:p text:style-name="P4">
Corns Igor Valeryevich - Lieutenant</text:p>
      <text:p text:style-name="P4">
Bryndak Vadim Alexandrovich - Soldier</text:p>
      <text:p text:style-name="P4">
Babylon Arthur Valentinovich - Junior Sergeant</text:p>
      <text:p text:style-name="P4">
Vargatyuk Andriy Vladimirovich - soldier</text:p>
      <text:p text:style-name="P4">
Vakhovsky Vitaliy Nikolaevich - junior sergeant</text:p>
      <text:p text:style-name="P4">
Cherry Ruslan Yurievich - soldier</text:p>
      <text:p text:style-name="P4">
Vozniuk Vitaliy Vasilyevich - Junior Sergeant</text:p>
      <text:p text:style-name="P4">
Gavriluk Vladimir Mikhailovich - junior sergeant</text:p>
      <text:p text:style-name="P4">
Galetsky Edward Vyacheslavovich - Soldier</text:p>
      <text:p text:style-name="P4">
Godlevsky Ruslan Viktorovich - Senior Sergeant</text:p>
      <text:p text:style-name="P4">
Gunka Rostislav Viktorovich - Soldier</text:p>
      <text:p text:style-name="P4">
Alexander Zhizhov - Soldier</text:p>
      <text:p text:style-name="P4">
Kardash Nazar Vitaliyovich - Junior Sergeant</text:p>
      <text:p text:style-name="P4">
Alexander Petrovich - Captain</text:p>
      <text:p text:style-name="P4">
Klimenko Sergey Anatoliyovych - Lieutenant</text:p>
      <text:p text:style-name="P4">
Andrei Leonidovich tailor - lieutenant</text:p>
      <text:p text:style-name="P4">
Naumchuk Nikolai Nikolaevich - Chief Sergeant</text:p>
      <text:p text:style-name="P4">
Dmitry Nikolaev - Lieutenant</text:p>
      <text:p text:style-name="P4">
Alexander Mikhailovich's hunting - Major</text:p>
      <text:p text:style-name="P4">
Alexander Passa - Soldier</text:p>
      <text:p text:style-name="P4">
Alexander Vladimirovich's pillow - soldier</text:p>
      <text:p text:style-name="P4">
Polishchuk Taras Alexandrovich - soldier</text:p>
      <text:p text:style-name="P4">
Prokopova Nikolai Vasilyevich - Chief Sergeant</text:p>
      <text:p text:style-name="P4">
Savokina Dmitry Alekseevich - Captain</text:p>
      <text:p text:style-name="P4">
Dmitry Oleksandrovych's Range - Soldier</text:p>
      <text:p text:style-name="P4">
Slyusarenko Sergey Vladimirovich - soldier</text:p>
      <text:p text:style-name="P4">
Snichuk Roman Alexandrovich - Senior Soldier</text:p>
      <text:p text:style-name="P4">
Soldatov Alexander Alexandrovich - Soldier</text:p>
      <text:p text:style-name="P4">
Yuri Yurievich's juice - junior sergeant</text:p>
      <text:p text:style-name="P4">
Fesyuk Ruslan Vladimirovich - Junior Sergeant</text:p>
      <text:p text:style-name="P4">
<text:span text:style-name="T4">
 To reward the Medal "Defender of the Fatherland" </text:span>
</text:p>
      <text:p text:style-name="P4">
Orest Stepanovich - Senior Lieutenant</text:p>
      <text:p text:style-name="P4">
<text:span text:style-name="T4">
 Reward Medal for Saved Life </text:span>
</text:p>
      <text:p text:style-name="P4">
Voloshin Alexander Vadimovich - junior sergeant</text:p>
      <text:p text:style-name="P4">
Humeniuk Viktor Yaroslavovich - Junior Sergeant</text:p>
      <text:p text:style-name="P4">
Ivashka Roman Vladimirovich - junior sergeant</text:p>
      <text:p text:style-name="P4">
Ivashchuk Rostislav Yurievich - junior sergeant</text:p>
      <text:p text:style-name="P4">
Kirov Maxim Feofanovich - junior sergeant</text:p>
      <text:p text:style-name="P4">
Vasily Petrovich - a soldier</text:p>
      <text:p text:style-name="P4">
Malasha Ivan Vladimirovich - junior sergeant</text:p>
      <text:p text:style-name="P4">
Oryshchak Andriy Vasilyevich - Soldier</text:p>
      <text:p text:style-name="P4">
Ostap Vasilyevich - a soldier</text:p>
      <text:p text:style-name="P4">
Nikolai Nikolaevich Prontinko - Sergeant</text:p>
      <text:p text:style-name="P4">
Predatory Nicholas Stepanovich - Junior Sergeant</text:p>
      <text:p text:style-name="P4">
Anatoly Viktorovich - Sergeant.</text:p>
      <text:p text:style-name="P4">
News Source: <text:a xlink:type="simple" xlink:href="https://armyinform.com.ua/2023/04/15/volodymyr-zelenskyj-nagorodyv-183-zahysnyka-iz-nyh-43-posmertno/" text:style-name="Internet_20_link" text:visited-style-name="Visited_20_Internet_20_Link">
https://armyinform.com.ua/2023/04/15/volodymyr-zelenskyj-nagorodyv-183-zahysnyka-iz-nyh-43-posmertno/</text:a>
</text:p>
      <!--NEWS-->
      <text:h text:style-name="P10" text:outline-level="1">
<text:span text:style-name="T4">
Ukraine will win this war - this is just a matter of time - the head of state</text:span>
</text:h>
      <text:p text:style-name="P4">
Author: ['АРМІЯINFORM']</text:p>
      <text:p text:style-name="P4">
Time: 2023-04-15T69:00:00-04:00</text:p>
      <text:p text:style-name="P4">
Description: Ukrainian President Volodimir Zelensky in addition to Pereznykh Ukrainian at Tsiy Vіinі.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photo_5321501262300170571_y.jpg" text:style-name="Internet_20_link" text:visited-style-name="Visited_20_Internet_20_Link">
photo_5321501262300170571_y.jpg</text:a>
', '<text:a xlink:type="simple" xlink:href="https://armyinform.com.ua/wp-content/uploads/2023/04/photo_5321501262300170562_y-150x150.jpg" text:style-name="Internet_20_link" text:visited-style-name="Visited_20_Internet_20_Link">
photo_5321501262300170562_y-150x150.jpg</text:a>
', '<text:a xlink:type="simple" xlink:href="https://armyinform.com.ua/wp-content/uploads/2023/04/photo_5321501262300170564_y-150x150.jpg" text:style-name="Internet_20_link" text:visited-style-name="Visited_20_Internet_20_Link">
photo_5321501262300170564_y-150x150.jpg</text:a>
', '<text:a xlink:type="simple" xlink:href="https://armyinform.com.ua/wp-content/uploads/2023/04/photo_5321501262300170565_y-150x150.jpg" text:style-name="Internet_20_link" text:visited-style-name="Visited_20_Internet_20_Link">
photo_5321501262300170565_y-150x150.jpg</text:a>
', '<text:a xlink:type="simple" xlink:href="https://armyinform.com.ua/wp-content/uploads/2023/04/photo_5321501262300170570_y-150x150.jpg" text:style-name="Internet_20_link" text:visited-style-name="Visited_20_Internet_20_Link">
photo_5321501262300170570_y-150x150.jpg</text:a>
', '<text:a xlink:type="simple" xlink:href="https://armyinform.com.ua/wp-content/uploads/2023/04/photo_5321501262300170566_y-150x150.jpg" text:style-name="Internet_20_link" text:visited-style-name="Visited_20_Internet_20_Link">
photo_5321501262300170566_y-150x150.jpg</text:a>
', '<text:a xlink:type="simple" xlink:href="https://armyinform.com.ua/wp-content/uploads/2023/04/photo_5321501262300170567_y-150x150.jpg" text:style-name="Internet_20_link" text:visited-style-name="Visited_20_Internet_20_Link">
photo_5321501262300170567_y-150x150.jpg</text:a>
', '<text:a xlink:type="simple" xlink:href="https://armyinform.com.ua/wp-content/uploads/2023/04/photo_5321501262300170568_y-150x150.jpg" text:style-name="Internet_20_link" text:visited-style-name="Visited_20_Internet_20_Link">
photo_5321501262300170568_y-150x150.jpg</text:a>
', '<text:a xlink:type="simple" xlink:href="https://armyinform.com.ua/wp-content/uploads/2023/04/photo_5321501262300170563_y-150x150.jpg" text:style-name="Internet_20_link" text:visited-style-name="Visited_20_Internet_20_Link">
photo_5321501262300170563_y-150x150.jpg</text:a>
', '<text:a xlink:type="simple" xlink:href="https://armyinform.com.ua/wp-content/uploads/2023/04/photo_5321501262300170569_y-150x150.jpg" text:style-name="Internet_20_link" text:visited-style-name="Visited_20_Internet_20_Link">
photo_5321501262300170569_y-150x150.jpg</text:a>
']</text:p>
      <text:p text:style-name="P4">
Tags: ['ВОЛОДИМИР ЗЕЛЕНСЬКИЙ', 'ПЕРЕМОГА']</text:p>
      <text:p text:style-name="P4">
Category: News</text:p>
      <!--METADATA-->
      <text:p text:style-name="P4">
<draw:frame draw:style-name="fr1" draw:name="Image258" text:anchor-type="as-char" svg:width="6.9236in" svg:height="4.615733in" draw:z-index="0">
<draw:image xlink:href="../Images/AРМІЯINFORM/2023-04-15T69-00-00-04-00/photo_5321501262300170571_y.jpg" xlink:type="simple" xlink:show="embed" xlink:actuate="onLoad" draw:mime-type="image/jpeg"/>
</draw:frame>
President of Ukraine Volodymyr Zelensky is convinced of the victory of Ukraine in this kind.</text:p>
      <text:p text:style-name="P4">
<text:a xlink:type="simple" xlink:href="https://armyinform.com.ua/wp-content/uploads/2023/04/photo_5321501262300170562_y.jpg" text:style-name="Internet_20_link" text:visited-style-name="Visited_20_Internet_20_Link">
!(Images/AРМІЯINFORM/2023-04-15T69-00-00-04-00/photo_5321501262300170562_y-150x150.jpg)</text:a>
</text:p>
      <text:p text:style-name="P4">
<text:a xlink:type="simple" xlink:href="https://armyinform.com.ua/wp-content/uploads/2023/04/photo_5321501262300170564_y.jpg" text:style-name="Internet_20_link" text:visited-style-name="Visited_20_Internet_20_Link">
<draw:frame draw:style-name="fr1" draw:name="Image259" text:anchor-type="as-char" svg:width="6.9236in" svg:height="6.9236in" draw:z-index="0">
<draw:image xlink:href="../Images/AРМІЯINFORM/2023-04-15T69-00-00-04-00/photo_5321501262300170564_y-150x150.jpg" xlink:type="simple" xlink:show="embed" xlink:actuate="onLoad" draw:mime-type="image/jpeg"/>
</draw:frame>
</text:a>
</text:p>
      <text:p text:style-name="P4">
<text:a xlink:type="simple" xlink:href="https://armyinform.com.ua/wp-content/uploads/2023/04/photo_5321501262300170565_y.jpg" text:style-name="Internet_20_link" text:visited-style-name="Visited_20_Internet_20_Link">
<draw:frame draw:style-name="fr1" draw:name="Image260" text:anchor-type="as-char" svg:width="6.9236in" svg:height="6.9236in" draw:z-index="0">
<draw:image xlink:href="../Images/AРМІЯINFORM/2023-04-15T69-00-00-04-00/photo_5321501262300170565_y-150x150.jpg" xlink:type="simple" xlink:show="embed" xlink:actuate="onLoad" draw:mime-type="image/jpeg"/>
</draw:frame>
</text:a>
</text:p>
      <text:p text:style-name="P4">
<text:a xlink:type="simple" xlink:href="https://armyinform.com.ua/wp-content/uploads/2023/04/photo_5321501262300170570_y.jpg" text:style-name="Internet_20_link" text:visited-style-name="Visited_20_Internet_20_Link">
<draw:frame draw:style-name="fr1" draw:name="Image261" text:anchor-type="as-char" svg:width="6.9236in" svg:height="6.9236in" draw:z-index="0">
<draw:image xlink:href="../Images/AРМІЯINFORM/2023-04-15T69-00-00-04-00/photo_5321501262300170570_y-150x150.jpg" xlink:type="simple" xlink:show="embed" xlink:actuate="onLoad" draw:mime-type="image/jpeg"/>
</draw:frame>
</text:a>
</text:p>
      <text:p text:style-name="P4">
<text:a xlink:type="simple" xlink:href="https://armyinform.com.ua/wp-content/uploads/2023/04/photo_5321501262300170566_y.jpg" text:style-name="Internet_20_link" text:visited-style-name="Visited_20_Internet_20_Link">
<draw:frame draw:style-name="fr1" draw:name="Image262" text:anchor-type="as-char" svg:width="6.9236in" svg:height="6.9236in" draw:z-index="0">
<draw:image xlink:href="../Images/AРМІЯINFORM/2023-04-15T69-00-00-04-00/photo_5321501262300170566_y-150x150.jpg" xlink:type="simple" xlink:show="embed" xlink:actuate="onLoad" draw:mime-type="image/jpeg"/>
</draw:frame>
</text:a>
</text:p>
      <text:p text:style-name="P4">
<text:a xlink:type="simple" xlink:href="https://armyinform.com.ua/wp-content/uploads/2023/04/photo_5321501262300170567_y.jpg" text:style-name="Internet_20_link" text:visited-style-name="Visited_20_Internet_20_Link">
<draw:frame draw:style-name="fr1" draw:name="Image263" text:anchor-type="as-char" svg:width="6.9236in" svg:height="6.9236in" draw:z-index="0">
<draw:image xlink:href="../Images/AРМІЯINFORM/2023-04-15T69-00-00-04-00/photo_5321501262300170567_y-150x150.jpg" xlink:type="simple" xlink:show="embed" xlink:actuate="onLoad" draw:mime-type="image/jpeg"/>
</draw:frame>
</text:a>
</text:p>
      <text:p text:style-name="P4">
<text:a xlink:type="simple" xlink:href="https://armyinform.com.ua/wp-content/uploads/2023/04/photo_5321501262300170568_y.jpg" text:style-name="Internet_20_link" text:visited-style-name="Visited_20_Internet_20_Link">
<draw:frame draw:style-name="fr1" draw:name="Image264" text:anchor-type="as-char" svg:width="6.9236in" svg:height="6.9236in" draw:z-index="0">
<draw:image xlink:href="../Images/AРМІЯINFORM/2023-04-15T69-00-00-04-00/photo_5321501262300170568_y-150x150.jpg" xlink:type="simple" xlink:show="embed" xlink:actuate="onLoad" draw:mime-type="image/jpeg"/>
</draw:frame>
</text:a>
</text:p>
      <text:p text:style-name="P4">
<text:a xlink:type="simple" xlink:href="https://armyinform.com.ua/wp-content/uploads/2023/04/photo_5321501262300170563_y.jpg" text:style-name="Internet_20_link" text:visited-style-name="Visited_20_Internet_20_Link">
<draw:frame draw:style-name="fr1" draw:name="Image265" text:anchor-type="as-char" svg:width="6.9236in" svg:height="6.9236in" draw:z-index="0">
<draw:image xlink:href="../Images/AРМІЯINFORM/2023-04-15T69-00-00-04-00/photo_5321501262300170563_y-150x150.jpg" xlink:type="simple" xlink:show="embed" xlink:actuate="onLoad" draw:mime-type="image/jpeg"/>
</draw:frame>
</text:a>
</text:p>
      <text:p text:style-name="P4">
<text:a xlink:type="simple" xlink:href="https://armyinform.com.ua/wp-content/uploads/2023/04/photo_5321501262300170569_y.jpg" text:style-name="Internet_20_link" text:visited-style-name="Visited_20_Internet_20_Link">
<draw:frame draw:style-name="fr1" draw:name="Image266" text:anchor-type="as-char" svg:width="6.9236in" svg:height="6.9236in" draw:z-index="0">
<draw:image xlink:href="../Images/AРМІЯINFORM/2023-04-15T69-00-00-04-00/photo_5321501262300170569_y-150x150.jpg" xlink:type="simple" xlink:show="embed" xlink:actuate="onLoad" draw:mime-type="image/jpeg"/>
</draw:frame>
</text:a>
On <text:a xlink:type="simple" xlink:href="https://t.me/V_Zelenskiy_official/5866" text:style-name="Internet_20_link" text:visited-style-name="Visited_20_Internet_20_Link">
the official channel</text:a>
In Telegram, Vinvkotre stressed: “Ukraine will win in this war. Only the issue of time, the crain aggression is defeated. "</text:p>
      <text:p text:style-name="P4">
News Source: <text:a xlink:type="simple" xlink:href="https://armyinform.com.ua/2023/04/15/ukrayina-peremozhe-v-czij-vijni-cze-lyshe-pytannya-chasu-glava-derzhava/" text:style-name="Internet_20_link" text:visited-style-name="Visited_20_Internet_20_Link">
https://armyinform.com.ua/2023/04/15/ukrayina-peremozhe-v-czij-vijni-cze-lyshe-pytannya-chasu-glava-derzhava/</text:a>
</text:p>
      <!--NEWS-->
      <text:h text:style-name="P10" text:outline-level="1">
<text:span text:style-name="T4">
Chernihiv Military Lyceum celebrated its 30th anniversary</text:span>
</text:h>
      <text:p text:style-name="P4">
Author: ['Ігор Березинський']</text:p>
      <text:p text:style-name="P4">
Time: 2023-04-15T70:00:00-04:00</text:p>
      <text:p text:style-name="P4">
Description: In the traffic atmosphere, Vikonuvach Obov'yazkiv, the head of Chernigivsky Litsey with Rasole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01-5.jpg" text:style-name="Internet_20_link" text:visited-style-name="Visited_20_Internet_20_Link">
01-5.jpg</text:a>
', '<text:a xlink:type="simple" xlink:href="https://armyinform.com.ua/wp-content/uploads/2023/04/05-9-150x150.jpg" text:style-name="Internet_20_link" text:visited-style-name="Visited_20_Internet_20_Link">
05-9-150x150.jpg</text:a>
', '<text:a xlink:type="simple" xlink:href="https://armyinform.com.ua/wp-content/uploads/2023/04/07-5-150x150.jpg" text:style-name="Internet_20_link" text:visited-style-name="Visited_20_Internet_20_Link">
07-5-150x150.jpg</text:a>
', '<text:a xlink:type="simple" xlink:href="https://armyinform.com.ua/wp-content/uploads/2023/04/02-9-150x150.jpg" text:style-name="Internet_20_link" text:visited-style-name="Visited_20_Internet_20_Link">
02-9-150x150.jpg</text:a>
', '<text:a xlink:type="simple" xlink:href="https://armyinform.com.ua/wp-content/uploads/2023/04/03-10-150x150.jpg" text:style-name="Internet_20_link" text:visited-style-name="Visited_20_Internet_20_Link">
03-10-150x150.jpg</text:a>
', '<text:a xlink:type="simple" xlink:href="https://armyinform.com.ua/wp-content/uploads/2023/04/04-9-150x150.jpg" text:style-name="Internet_20_link" text:visited-style-name="Visited_20_Internet_20_Link">
04-9-150x150.jpg</text:a>
']</text:p>
      <text:p text:style-name="P4">
Tags: ['ВІЙСЬКОВИЙ ЛІЦЕЙ', 'РІЧНИЦЯ', 'ЧЕРНІГІВ']</text:p>
      <text:p text:style-name="P4">
Category: News</text:p>
      <!--METADATA-->
      <text:p text:style-name="P4">
<draw:frame draw:style-name="fr1" draw:name="Image267" text:anchor-type="as-char" svg:width="6.9236in" svg:height="4.617987in" draw:z-index="0">
<draw:image xlink:href="../Images/AРМІЯINFORM/2023-04-15T70-00-00-04-00/01-5.jpg" xlink:type="simple" xlink:show="embed" xlink:actuate="onLoad" draw:mime-type="image/jpeg"/>
</draw:frame>
In the solemn environment, the acting head of the Chernihiv Lyceum to be inhabited by military-physical training, Lieutenant Colonel Yevgeny Kazanin, greeted the pupils of the Lyceum and awarded the best servicemen of the institution with honorary honors, and the Lyceums with the best.</text:p>
      <text:p text:style-name="P4">
The peculiarity of the educational process in the Lyceum was that girls from the past to the establishment can be a girlfriend next to the boys. Honorary guests were also given to the solemn.</text:p>
      <ul>
        <li>
You know about your lyceum in many corners of the state. I would like to emphasize that these days are headed by some of the district territorial centers of completing and social support of Chernihiv region these days, as well as undergo a military service in other parts and units. The pupils of the Lyceum have repeatedly braided the actions and competitions organized by our institution, and in December 2022, 2 lyceum students became the winners of our annual open competition patriotic amateur videos "Youth!ARMY!COUNTRY!". I congratulate you as well and I wish you the most important - our faster victory, - said the head of the Chernihiv Regional TCC and JV Colonel Oleggoncharuk.</li>
      </ul>
      <text:p text:style-name="P4">
The head of the Lyceum noted that this year about 70% of the lyceum students plan to prepare the military route and join the higher military educational establishments.</text:p>
      <text:p text:style-name="P4">
"Lyceum shoulder - honor for us, and then I will be a cadet like a time - I become a lieutenant!" - It is from these words that the Lyceum students began the holiday concert, which demonstrated their creative, vocal tatantamic abilities.</text:p>
      <text:p text:style-name="P4">
<text:a xlink:type="simple" xlink:href="https://armyinform.com.ua/wp-content/uploads/2023/04/05-9.jpg" text:style-name="Internet_20_link" text:visited-style-name="Visited_20_Internet_20_Link">
!(Images/AРМІЯINFORM/2023-04-15T70-00-00-04-00/05-9-150x150.jpg)</text:a>
</text:p>
      <text:p text:style-name="P4">
<text:a xlink:type="simple" xlink:href="https://armyinform.com.ua/wp-content/uploads/2023/04/07-5.jpg" text:style-name="Internet_20_link" text:visited-style-name="Visited_20_Internet_20_Link">
<draw:frame draw:style-name="fr1" draw:name="Image268" text:anchor-type="as-char" svg:width="6.9236in" svg:height="6.9236in" draw:z-index="0">
<draw:image xlink:href="../Images/AРМІЯINFORM/2023-04-15T70-00-00-04-00/07-5-150x150.jpg" xlink:type="simple" xlink:show="embed" xlink:actuate="onLoad" draw:mime-type="image/jpeg"/>
</draw:frame>
</text:a>
</text:p>
      <text:p text:style-name="P4">
<text:a xlink:type="simple" xlink:href="https://armyinform.com.ua/wp-content/uploads/2023/04/02-9.jpg" text:style-name="Internet_20_link" text:visited-style-name="Visited_20_Internet_20_Link">
<draw:frame draw:style-name="fr1" draw:name="Image269" text:anchor-type="as-char" svg:width="6.9236in" svg:height="6.9236in" draw:z-index="0">
<draw:image xlink:href="../Images/AРМІЯINFORM/2023-04-15T70-00-00-04-00/02-9-150x150.jpg" xlink:type="simple" xlink:show="embed" xlink:actuate="onLoad" draw:mime-type="image/jpeg"/>
</draw:frame>
</text:a>
</text:p>
      <text:p text:style-name="P4">
<text:a xlink:type="simple" xlink:href="https://armyinform.com.ua/wp-content/uploads/2023/04/03-10.jpg" text:style-name="Internet_20_link" text:visited-style-name="Visited_20_Internet_20_Link">
<draw:frame draw:style-name="fr1" draw:name="Image270" text:anchor-type="as-char" svg:width="6.9236in" svg:height="6.9236in" draw:z-index="0">
<draw:image xlink:href="../Images/AРМІЯINFORM/2023-04-15T70-00-00-04-00/03-10-150x150.jpg" xlink:type="simple" xlink:show="embed" xlink:actuate="onLoad" draw:mime-type="image/jpeg"/>
</draw:frame>
</text:a>
</text:p>
      <text:p text:style-name="P4">
<text:a xlink:type="simple" xlink:href="https://armyinform.com.ua/wp-content/uploads/2023/04/04-9.jpg" text:style-name="Internet_20_link" text:visited-style-name="Visited_20_Internet_20_Link">
<draw:frame draw:style-name="fr1" draw:name="Image271" text:anchor-type="as-char" svg:width="6.9236in" svg:height="6.9236in" draw:z-index="0">
<draw:image xlink:href="../Images/AРМІЯINFORM/2023-04-15T70-00-00-04-00/04-9-150x150.jpg" xlink:type="simple" xlink:show="embed" xlink:actuate="onLoad" draw:mime-type="image/jpeg"/>
</draw:frame>
</text:a>
</text:p>
      <text:p text:style-name="P4">
*!Type that gives the Lyceum students the knowledge and skills of military taphysical training._</text:p>
      <text:p text:style-name="P4">
The Lyceum is the only institution in Ukraine where 38 lyceum students performed a motivational flight of L-39 jet aircraft. This is the first in world history, the example of mass performance of flights on jet aircraft. At the same time, the Lyceum has extensive experience and parachute jumps.</text:p>
      <text:p text:style-name="P4">
_Opto Catherine Magas</text:p>
      <text:p text:style-name="P4">
News Source: <text:a xlink:type="simple" xlink:href="https://armyinform.com.ua/2023/04/15/chernigivskyj-vijskovyj-liczej-vidznachyv-svoye-30-richchya-z-dnya-zasnuvannya/" text:style-name="Internet_20_link" text:visited-style-name="Visited_20_Internet_20_Link">
https://armyinform.com.ua/2023/04/15/chernigivskyj-vijskovyj-liczej-vidznachyv-svoye-30-richchya-z-dnya-zasnuvannya/</text:a>
</text:p>
      <!--NEWS-->
      <text:h text:style-name="P10" text:outline-level="1">
<text:span text:style-name="T4">
Juvenile prosecutors: 469 children were killed in Ukraine as a result of armed aggression of the Russian Federation</text:span>
</text:h>
      <text:p text:style-name="P4">
Author: ['АРМІЯINFORM']</text:p>
      <text:p text:style-name="P4">
Time: 2023-04-15T71:00:00-04:00</text:p>
      <text:p text:style-name="P4">
Description: The camp is 15 kvіniki 2023 Rock more than the NIZH 1417, they were arranged in Ukrainian Vnaslikok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2023-04-15_09-22-06.jpg" text:style-name="Internet_20_link" text:visited-style-name="Visited_20_Internet_20_Link">
photo_2023-04-15_09-22-06.jpg</text:a>
']</text:p>
      <text:p text:style-name="P4">
Tags: ['STOPRUSSIA', 'ВОЄННІ ЗЛОЧИНИ ЗС РФ', 'ВТОРГНЕННЯ РФ', 'ЮВЕНАЛЬНІ ПРОКУРОРИ']</text:p>
      <text:p text:style-name="P4">
Category: News</text:p>
      <!--METADATA-->
      <text:p text:style-name="P4">
<draw:frame draw:style-name="fr1" draw:name="Image272" text:anchor-type="as-char" svg:width="6.9236in" svg:height="4.662612in" draw:z-index="0">
<draw:image xlink:href="../Images/AРМІЯINFORM/2023-04-15T71-00-00-04-00/photo_2023-04-15_09-22-06.jpg" xlink:type="simple" xlink:show="embed" xlink:actuate="onLoad" draw:mime-type="image/jpeg"/>
</draw:frame>
As of the morning of April 15, 2023, more than 1417 children were injured in Ukraine as a result of full -scale armed aggression of the Russian Federation.</text:p>
      <text:p text:style-name="P4">
About it <text:a xlink:type="simple" xlink:href="https://t.me/pgo_gov_ua/11273" text:style-name="Internet_20_link" text:visited-style-name="Visited_20_Internet_20_Link">
reports</text:a>
Office of the Prosecutor General of Ukraine.</text:p>
      <text:p text:style-name="P4">
"According to the official information of juvenile prosecutors, 469 children were killed and more than 948 were injured in varying severity. These figures are not final. Proceeds.</text:p>
      <text:p text:style-name="P4">
It is also noted that children were most affected in Donetsk region - 451, Kharkiv - 275, Kiev - 127, Kherson - 94, Zaporizhia - 89, Mykolaiv - 85, Chernihiv - 68, Lugansk - 66, Dnipropetrovsk - 66.</text:p>
      <text:p text:style-name="P4">
The Office of the Prosecutor General reminded that yesterday, April 14, as a result of the shelling of the Russian Federation of civil infrastructure of Slavyansk, Donetsk region, a 2-year-old boy was killed and a 14-year-old girl was injured.</text:p>
      <text:p text:style-name="P4">
Earlier the Army Correspondent <text:a xlink:type="simple" xlink:href="https://armyinform.com.ua/2023/04/14/stanom-na-zaraz-5-lyudej-zagynuly-15-poraneni-pavlo-kyrylenko-pro-naslidky-udaru-po-slov%e2%80%b2yansku/" text:style-name="Internet_20_link" text:visited-style-name="Visited_20_Internet_20_Link">
reported</text:a>
that, on April 14, the Russians struck the city of Sloviansk C-300 missiles, as of April 14, 15 of the deaths of 15 wounded civilians were aware of April 14.</text:p>
      <text:p text:style-name="P4">
News Source: <text:a xlink:type="simple" xlink:href="https://armyinform.com.ua/2023/04/15/yuvenalni-prokurory-469-ditej-zagynuly-v-ukrayini-vnaslidok-zbrojnoyi-agresiyi-rf/" text:style-name="Internet_20_link" text:visited-style-name="Visited_20_Internet_20_Link">
https://armyinform.com.ua/2023/04/15/yuvenalni-prokurory-469-ditej-zagynuly-v-ukrayini-vnaslidok-zbrojnoyi-agresiyi-rf/</text:a>
</text:p>
      <!--NEWS-->
      <text:h text:style-name="P10" text:outline-level="1">
<text:span text:style-name="T4">
Nine military administrations in Donetsk</text:span>
</text:h>
      <text:p text:style-name="P4">
Author: ['АРМІЯINFORM']</text:p>
      <text:p text:style-name="P4">
Time: 2023-04-15T72:00:00-04:00</text:p>
      <text:p text:style-name="P4">
Description: President of Ukraine Volodymyr Zelensky Piding a decree on the dullness of Viezikovikh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ВІЙСЬКОВІ АДМІНІСТРАЦІЇ', 'ДОНЕЦЬКА ОБЛАСТЬ', 'УКАЗ ПРЕЗИДЕНТА УКРАЇНИ']</text:p>
      <text:p text:style-name="P4">
Category: News</text:p>
      <!--METADATA-->
      <text:p text:style-name="P4">
<draw:frame draw:style-name="fr1" draw:name="Image273" text:anchor-type="as-char" svg:width="6.9236in" svg:height="4.615733in" draw:z-index="0">
<draw:image xlink:href="../Images/AРМІЯINFORM/2023-04-15T72-00-00-04-00/ukaz.jpg" xlink:type="simple" xlink:show="embed" xlink:actuate="onLoad" draw:mime-type="image/jpeg"/>
</draw:frame>
President of Ukraine Volodymyr Zelensky signed a decree on the formation of military administrations of settlements in Donetsk region.</text:p>
      <text:p text:style-name="P4">
The corresponding decree <text:a xlink:type="simple" xlink:href="https://www.president.gov.ua/documents/2262023-46485" text:style-name="Internet_20_link" text:visited-style-name="Visited_20_Internet_20_Link">
No. 226/2023</text:a>
Posted by the head of state.</text:p>
      <text:p text:style-name="P4">
In the implementation of the Law of Ukraine "On the Legal Regime of Martial Status", the Head of State established to create: the Andreevsky Village Military Administration of the Kramatorsk District of Donetsk Region; Belozersky City Military Administration of the Pokrovsky District of Donetsk Region; Grodivska settlement administration of the Pokrovsky district of Donetsk region; Illinivska military administration of Kramatorsk district of Donetsk region; Kryvyi Rural Military Administration of the Pokrovsky District of Donetsk Region; Novogrodiv City Military Administration of the Pokrovsky Districtudonetsk Region; Novodonetsk settlement administration of Kramatorsk district of Donetsk region; Oleksandrivsk settlement military administration of the Kramatorsk district of Donetsk region; The Podamnensky settlement military administration of the Pokrovsky district of Donetsk region.</text:p>
      <text:p text:style-name="P4">
According to the document, the President instructed the General Staff of the Armed Forces of Ukraine, the Donetsk Regional State Administration to carry out the measures related to the formation of military administrations referred to in Article 1 of this Decree in accordance with the Legal Regime of Martial Status.</text:p>
      <text:p text:style-name="P4">
The decree enters into force on the day of its publication.</text:p>
      <text:p text:style-name="P4">
News Source: <text:a xlink:type="simple" xlink:href="https://armyinform.com.ua/2023/04/15/utvoreno-devyat-vijskovyh-administraczij-na-donechchyni/" text:style-name="Internet_20_link" text:visited-style-name="Visited_20_Internet_20_Link">
https://armyinform.com.ua/2023/04/15/utvoreno-devyat-vijskovyh-administraczij-na-donechchyni/</text:a>
</text:p>
      <!--NEWS-->
      <text:h text:style-name="P10" text:outline-level="1">
<text:span text:style-name="T4">
The enemy holds in the Black Sea two rocket launchers with eight "caliber"</text:span>
</text:h>
      <text:p text:style-name="P4">
Author: ['АРМІЯINFORM']</text:p>
      <text:p text:style-name="P4">
Time: 2023-04-15T73:00:00-04:00</text:p>
      <text:p text:style-name="P4">
Description: The camp of 15 kvіnnya at Chorny Morgovan Cherguvanni has 10 heaps ... War with Ukraine 2022, war with Ukraine Latest News today, News War with Ukraine 2022 Last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pidvodnyj-choven-kalibry-2.jpg" text:style-name="Internet_20_link" text:visited-style-name="Visited_20_Internet_20_Link">
pidvodnyj-choven-kalibry-2.jpg</text:a>
', '<text:a xlink:type="simple" xlink:href="https://armyinform.com.ua/wp-content/uploads/2023/04/336540663_619067633015569_1256086685011067944_n.jpg" text:style-name="Internet_20_link" text:visited-style-name="Visited_20_Internet_20_Link">
336540663_619067633015569_1256086685011067944_n.jpg</text:a>
']</text:p>
      <text:p text:style-name="P4">
Tags: ['STOPRUSSIA', 'АЗОВСЬКЕ МОРЕ', 'ВТОРГНЕННЯ РФ', 'РАКЕТИ «КАЛІБР»', 'ЧОРНЕ МОРЕ']</text:p>
      <text:p text:style-name="P4">
Category: News</text:p>
      <!--METADATA-->
      <text:p text:style-name="P4">
<draw:frame draw:style-name="fr1" draw:name="Image274" text:anchor-type="as-char" svg:width="6.9236in" svg:height="4.366107in" draw:z-index="0">
<draw:image xlink:href="../Images/AРМІЯINFORM/2023-04-15T73-00-00-04-00/pidvodnyj-choven-kalibry-2.jpg" xlink:type="simple" xlink:show="embed" xlink:actuate="onLoad" draw:mime-type="image/jpeg"/>
</draw:frame>
As of April 15, the Black Sea on the fighting houses 10 elaborate ships, including two carriers of winged Caliber missiles total 8 missiles.</text:p>
      <text:p text:style-name="P4">
About chain <text:a xlink:type="simple" xlink:href="https://www.facebook.com/navy.mil.gov.ua/posts/pfbid0fFQn68TqJsXSQkCYLkJJXhSeWqpNhSFmDSgh8CWF4nyYuCw65XzgZx51GrZ2Tbql" text:style-name="Internet_20_link" text:visited-style-name="Visited_20_Internet_20_Link">
aware of</text:a>
Command of the Navy of the Armed Forces of Ukraine.</text:p>
      <text:p text:style-name="P4">
“In the Black Sea, there are 10 enemy ships in combat duty, medium -sized 2 carriers of the Caliber Caliber Missiles up to 8 missiles;</text:p>
      <text:p text:style-name="P4">
in the Azov Sea - 1 enemy ship;</text:p>
      <text:p text:style-name="P4">
In the Mediterranean, there are up to 8 enemy ships on the combat duty, including 4 carriers of winged rockets "Caliber", a total volley of up to 36 missiles, " - said in the report.</text:p>
      <text:p text:style-name="P4">
<draw:frame draw:style-name="fr1" draw:name="Image275" text:anchor-type="as-char" svg:width="6.270833in" svg:height="10.0in" draw:z-index="0">
<draw:image xlink:href="../Images/AРМІЯINFORM/2023-04-15T73-00-00-04-00/336540663_619067633015569_1256086685011067944_n.jpg" xlink:type="simple" xlink:show="embed" xlink:actuate="onLoad" draw:mime-type="image/jpeg"/>
</draw:frame>
It is also reported that during the day, in the interests of the Russian Federation, the passage of Kerch-Yenikhal protochi was made:</text:p>
      <text:p text:style-name="P4">
19 vessels to the Azov Sea, 8 of them moved from the Bosphorus Strait;</text:p>
      <text:p text:style-name="P4">
To the Black Sea - 32 vessels, 15 of them continued the movement in the direction of the Bosphorus.</text:p>
      <text:p text:style-name="P4">
It is noted that the Russian Federation continues to violate the International Convention on the Protected Life at the sea of 1974.(SOLAS)by turning off automatic identification systems(AIS), on civil vessels in the Azov Sea.</text:p>
      <text:p text:style-name="P4">
News Source: <text:a xlink:type="simple" xlink:href="https://armyinform.com.ua/2023/04/15/vorog-trymaye-u-chornomu-mori-dva-raketonosiyi-z-vismoma-kalibramy/" text:style-name="Internet_20_link" text:visited-style-name="Visited_20_Internet_20_Link">
https://armyinform.com.ua/2023/04/15/vorog-trymaye-u-chornomu-mori-dva-raketonosiyi-z-vismoma-kalibramy/</text:a>
</text:p>
      <!--NEWS-->
      <text:h text:style-name="P10" text:outline-level="1">
<text:span text:style-name="T4">
In Bakhmut, the ill -in -the -last years bloody battles - Sergey Cherevaty</text:span>
</text:h>
      <text:p text:style-name="P4">
Author: ['Оксана Іванець']</text:p>
      <text:p text:style-name="P4">
Time: 2023-04-15T74:00:00-04:00</text:p>
      <text:p text:style-name="P4">
Description: Vorog is a sink of ZoS -Juvati Zusill on Bakhmuti. About the tsee in the Etermarathon “єinі ... war with Ukraine 2022, war with Ukraine latest news today,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3/cherevatyj.jpg" text:style-name="Internet_20_link" text:visited-style-name="Visited_20_Internet_20_Link">
cherevatyj.jpg</text:a>
']</text:p>
      <text:p text:style-name="P4">
Tags: ['STOPRUSSIA', 'БАХМУТ', 'ВТОРГНЕННЯ РФ', 'ЄДИНІ НОВИНИ', 'СЕРГІЙ ЧЕРЕВАТИЙ']</text:p>
      <text:p text:style-name="P4">
Category: News</text:p>
      <!--METADATA-->
      <text:p text:style-name="P4">
<draw:frame draw:style-name="fr1" draw:name="Image276" text:anchor-type="as-char" svg:width="6.9236in" svg:height="4.611226in" draw:z-index="0">
<draw:image xlink:href="../Images/AРМІЯINFORM/2023-04-15T74-00-00-04-00/cherevatyj.jpg" xlink:type="simple" xlink:show="embed" xlink:actuate="onLoad" draw:mime-type="image/jpeg"/>
</draw:frame>
The enemy continues to focus on Bakhmut. Colonel Sergey Cherevaty, a spokesman for armed force troops, announced this in the Evil of the only news.</text:p>
      <text:p text:style-name="P4">
-In the city development, ill-fledged battles are ongoing in recent years. The occupiers have set the goal-to take this fortress city, which became such a point of glory for them, at any cost. Our defenders will, in their turn, will work everything to take the enemy's combat capability, repel his living, demoralize. I will note quite successfully.</text:p>
      <text:p text:style-name="P4">
According to the speaker, during the last day in the Bakhmut direction, the enemy 158 times struck from artillery weapons and RSSS. Seventeen -footed clashes occurred, resulting in destroying about 80 invaders, 100 were wounded. 4 enemy field warehouses were destroyed.</text:p>
      <ul>
        <li>
Representatives of the terrorist organization of the Wagner PEC in this direction have chosen the tactics of constant attacks, so they suffer serious losses - they lose more than 100 people every day. Because of this, they are currently reinforced by regular units of Russia-first of all, these are airborne troops that are used to comb the flanks.</li>
      </ul>
      <text:p text:style-name="P4">
The second most intensity of the enemy's action is Limano-Kupyansky.</text:p>
      <ul>
        <li>
According to the number of shelling, this direction became a "leader" - the occupying positions of Ukrainian defenders on the weapons of various calibers were occupied. As a result of combat clashes, our units destroyed 12 invaders, 44 forced wounds. In particular, in this direction an "recycled" artillery stretch, the latest Russian tank T-90, BMP-1-outdated models of combat vehicles, which were removed from weapons at one time,-said Cherevaty.</li>
      </ul>
      <text:p text:style-name="P4">
News Source: <text:a xlink:type="simple" xlink:href="https://armyinform.com.ua/2023/04/15/u-bahmuti-tryvayut-bezpreczedentni-za-ostanni-roky-kryvavi-boyi-sergij-cherevatyj/" text:style-name="Internet_20_link" text:visited-style-name="Visited_20_Internet_20_Link">
https://armyinform.com.ua/2023/04/15/u-bahmuti-tryvayut-bezpreczedentni-za-ostanni-roky-kryvavi-boyi-sergij-cherevatyj/</text:a>
</text:p>
      <!--NEWS-->
      <text:h text:style-name="P10" text:outline-level="1">
<text:span text:style-name="T4">
Ukrainian air defense is able to destroy the X-50 missiles, which was announced by Russia-Yuri Ignat</text:span>
</text:h>
      <text:p text:style-name="P4">
Author: ['Оксана Іванець']</text:p>
      <text:p text:style-name="P4">
Time: 2023-04-15T75:00:00-04:00</text:p>
      <text:p text:style-name="P4">
Description: Power-Termean Night-to-be planned to launch Vobrobnitsa Crilatikh missiles X-50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ППО ЗСУ', 'Х-50', 'ЮРІЙ ІГНАТ']</text:p>
      <text:p text:style-name="P4">
Category: News</text:p>
      <!--METADATA-->
      <text:p text:style-name="P4">
<draw:frame draw:style-name="fr1" draw:name="Image277" text:anchor-type="as-char" svg:width="6.9236in" svg:height="4.361868in" draw:z-index="0">
<draw:image xlink:href="../Images/AРМІЯINFORM/2023-04-15T75-00-00-04-00/yurij-ignat-1.jpg" xlink:type="simple" xlink:show="embed" xlink:actuate="onLoad" draw:mime-type="image/jpeg"/>
</draw:frame>
Colonel Yuri Ignatius Air Force Command of the Air Force of Ukraine.</text:p>
      <text:p text:style-name="P4">
The terrorist state plans to launch the production of winged rocket-50 in the near future. This information was confirmed by Colonel Yuriy Ignat, a spokesman for the Air Force of Ukraine in the Evil of the Unified News Televaraphone. He used to get that these missiles are relatively inexpensive and simple in production.</text:p>
      <text:p text:style-name="P4">
The speaker stated that Ukrainian air defense is able to repel attacks from the air with this speculation:</text:p>
      <text:p text:style-name="P4">
-This rocket was developed in the early 1990s. The technologies of its production are similar to those used in the manufacture, in particular X-101. The tactical and technical characteristics of the X-50 missile are inherent in the rest of the winged missiles used by Russian aviation.</text:p>
      <text:p text:style-name="P4">
News Source: <text:a xlink:type="simple" xlink:href="https://armyinform.com.ua/2023/04/15/ukrayinski-ppo-v-zmozi-znyshhyty-rakety-h-50-vyrobnycztvo-yakyh-anonsuvala-rosiya-yurij-ignat/" text:style-name="Internet_20_link" text:visited-style-name="Visited_20_Internet_20_Link">
https://armyinform.com.ua/2023/04/15/ukrayinski-ppo-v-zmozi-znyshhyty-rakety-h-50-vyrobnycztvo-yakyh-anonsuvala-rosiya-yurij-ignat/</text:a>
</text:p>
      <!--NEWS-->
      <text:h text:style-name="P10" text:outline-level="1">
<text:span text:style-name="T4">
Our priorities are known - protection of the sky, creating an "armored fist", providing ammunition - Alexei Reznikov</text:span>
</text:h>
      <text:p text:style-name="P4">
Author: ['АРМІЯINFORM']</text:p>
      <text:p text:style-name="P4">
Time: 2023-04-15T76:00:00-04:00</text:p>
      <text:p text:style-name="P4">
Description: On the Facebook by Facebook, the defense of Ukraine is embedded, Sho Patrodnі Zustychi ... War with Ukraine 2022, war with Ukraine Latest news today, News War with Ukraine 2022 Last for today, there will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reznikovvv.jpeg" text:style-name="Internet_20_link" text:visited-style-name="Visited_20_Internet_20_Link">
reznikovvv.jpeg</text:a>
']</text:p>
      <text:p text:style-name="P4">
Tags: ['МІНІСТР ОБОРОНИ УКРАЇНИ', 'ОЛЕКСІЙ РЕЗНІКОВ']</text:p>
      <text:p text:style-name="P4">
Category: News</text:p>
      <!--METADATA-->
      <text:p text:style-name="P4">
<draw:frame draw:style-name="fr1" draw:name="Image278" text:anchor-type="as-char" svg:width="6.9236in" svg:height="4.32725in" draw:z-index="0">
<draw:image xlink:href="../Images/AРМІЯINFORM/2023-04-15T76-00-00-04-00/reznikovvv.jpeg" xlink:type="simple" xlink:show="embed" xlink:actuate="onLoad" draw:mime-type="image/jpeg"/>
</draw:frame>
On his Facebook page, the Minister of Defense of Ukraine <text:a xlink:type="simple" xlink:href="https://armyinform.com.ua/reformator/%D0%9D%D0%B0%D1%88%D1%96%20%D0%BF%D1%80%D1%96%D0%BE%D1%80%D0%B8%D1%82%D0%B5%D1%82%D0%B8%20%D0%B2%D1%96%D0%B4%D0%BE%D0%BC%D1%96%20%E2%80%93%20%D0%B7%D0%B0%D1%85%D0%B8%D1%81%D1%82%20%D0%BD%D0%B5%D0%B1%D0%B0,%20%D1%81%D1%82%D0%B2%D0%BE%D1%80%D0%B5%D0%BD%D0%BD%D1%8F%20%C2%AB%D0%B1%D1%80%D0%BE%D0%BD%D1%8C%D0%BE%D0%B2%D0%B0%D0%BD%D0%BE%D0%B3%D0%BE%20%D0%BA%D1%83%D0%BB%D0%B0%D0%BA%D0%B0%C2%BB,%20%D0%B7%D0%B0%D0%B1%D0%B5%D0%B7%D0%BF%D0%B5%D1%87%D0%B5%D0%BD%D0%BD%D1%8F%20%D0%B1%D0%BE%D1%94%D0%BF%D1%80%D0%B8%D0%BF%D0%B0%D1%81%D0%B0%D0%BC%D0%B8%20-%20%D0%9E%D0%BB%D0%B5%D1%81%D1%96%D0%B9%20%D0%A0%D0%B5%D0%B7%D0%BD%D1%96%D0%BA%D0%BE%D0%B2" text:style-name="Internet_20_link" text:visited-style-name="Visited_20_Internet_20_Link">
noted</text:a>
On the eve of the meeting in Ramstay, which will be stage - after all this format -Kremlin coalition turns a year, worked out a very intensive cut in terms of international contacts.</text:p>
      <text:p text:style-name="P4">
“In 10 days, they visited Athens, Nicosia, Madrid and Bucharest with the team.</text:p>
      <text:p text:style-name="P4">
Fiered meetings with my colleagues - the Minister of Defense of Greece Nicospanayotopulus, Cyprus Minister Michalis Georgallas, Spanish Minister Margarita Robles, Romania Minister Tilvarath by their teams were held.</text:p>
      <text:p text:style-name="P4">
The purpose is unchanged - weapons and other forms of support that strengthen the forces of defense.</text:p>
      <text:p text:style-name="P4">
During visits, we meet with leaders of representative authorities, customers, from the media. To have the widest possible range of support.</text:p>
      <text:p text:style-name="P4">
Our priorities are known - the protection of the sky, the creation of a "armored fist", providing ammunition.</text:p>
      <text:p text:style-name="P4">
We work on different tracks.</text:p>
      <text:p text:style-name="P4">
We are interested in both the platforms of the Soviet model and, especially, rockets and projectile, because these weapons immediately find themselves on the battlefield and the systems of Western production, which provide quality benefits.</text:p>
      <text:p text:style-name="P4">
We are involved in assistance, we agree on production, work out the program teaching of our soldiers and more.</text:p>
      <text:p text:style-name="P4">
Such visits and meetings at the political level are very useful, because not only do it support the high general dynamics, but also contribute to the rapid use of many practical issues, which would take a week in the remote regime.</text:p>
      <text:p text:style-name="P4">
Time is very important to us. After all, it is the preserved lives of our defenders of the protesters, the protection of our peaceful cities, ”Alexei Reznikov wrote.</text:p>
      <text:p text:style-name="P4">
News Source: <text:a xlink:type="simple" xlink:href="https://armyinform.com.ua/2023/04/15/nashi-priorytety-vidomi-zahyst-neba-stvorennya-bronovanogo-kulaka-zabezpechennya-boyeprypasamy-oleksij-reznikov/" text:style-name="Internet_20_link" text:visited-style-name="Visited_20_Internet_20_Link">
https://armyinform.com.ua/2023/04/15/nashi-priorytety-vidomi-zahyst-neba-stvorennya-bronovanogo-kulaka-zabezpechennya-boyeprypasamy-oleksij-reznikov/</text:a>
</text:p>
      <!--NEWS-->
      <text:h text:style-name="P10" text:outline-level="1">
<text:span text:style-name="T4">
In Slavyansk, the number of victims of rocket strike of Russians has increased</text:span>
</text:h>
      <text:p text:style-name="P4">
Author: ['АРМІЯINFORM']</text:p>
      <text:p text:style-name="P4">
Time: 2023-04-15T77:00:00-04:00</text:p>
      <text:p text:style-name="P4">
Description: Z-PID ZAVAVAVAV P'yatpapa from the Slovesku on Donechchini Distaly Tila Broshkhlikh, ... War with Ukraine 2022, War with Ukraine Latest News today, News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4/341862966_744572820543696_5411863876397601406_n.jpg" text:style-name="Internet_20_link" text:visited-style-name="Visited_20_Internet_20_Link">
341862966_744572820543696_5411863876397601406_n.jpg</text:a>
', '<text:a xlink:type="simple" xlink:href="https://armyinform.com.ua/wp-content/uploads/2023/04/340786502_140815355456012_510682524827622445_n-150x150.jpg" text:style-name="Internet_20_link" text:visited-style-name="Visited_20_Internet_20_Link">
340786502_140815355456012_510682524827622445_n-150x150.jpg</text:a>
', '<text:a xlink:type="simple" xlink:href="https://armyinform.com.ua/wp-content/uploads/2023/04/340845268_244910107930215_1037955915681851681_n-150x150.jpg" text:style-name="Internet_20_link" text:visited-style-name="Visited_20_Internet_20_Link">
340845268_244910107930215_1037955915681851681_n-150x150.jpg</text:a>
', '<text:a xlink:type="simple" xlink:href="https://armyinform.com.ua/wp-content/uploads/2023/04/340877516_3443445312590896_8513337939814426751_n-150x150.jpg" text:style-name="Internet_20_link" text:visited-style-name="Visited_20_Internet_20_Link">
340877516_3443445312590896_8513337939814426751_n-150x150.jpg</text:a>
', '<text:a xlink:type="simple" xlink:href="https://armyinform.com.ua/wp-content/uploads/2023/04/340928864_229188406457329_1547341642901598623_n-150x150.jpg" text:style-name="Internet_20_link" text:visited-style-name="Visited_20_Internet_20_Link">
340928864_229188406457329_1547341642901598623_n-150x150.jpg</text:a>
', '<text:a xlink:type="simple" xlink:href="https://armyinform.com.ua/wp-content/uploads/2023/04/340956945_1285661942299574_3596234907062653550_n-150x150.jpg" text:style-name="Internet_20_link" text:visited-style-name="Visited_20_Internet_20_Link">
340956945_1285661942299574_3596234907062653550_n-150x150.jpg</text:a>
', '<text:a xlink:type="simple" xlink:href="https://armyinform.com.ua/wp-content/uploads/2023/04/341174012_1164927404202999_1967206795184331257_n-150x150.jpg" text:style-name="Internet_20_link" text:visited-style-name="Visited_20_Internet_20_Link">
341174012_1164927404202999_1967206795184331257_n-150x150.jpg</text:a>
', '<text:a xlink:type="simple" xlink:href="https://armyinform.com.ua/wp-content/uploads/2023/04/341200389_786653643137966_8115622734186718577_n-150x150.jpg" text:style-name="Internet_20_link" text:visited-style-name="Visited_20_Internet_20_Link">
341200389_786653643137966_8115622734186718577_n-150x150.jpg</text:a>
']</text:p>
      <text:p text:style-name="P4">
Tags: ['STOPRUSSIA', 'ВОЄННІ ЗЛОЧИНИ ЗС РФ', 'ВТОРГНЕННЯ РФ', 'СЛОВ’ЯНСЬК']</text:p>
      <text:p text:style-name="P4">
Category: News</text:p>
      <!--METADATA-->
      <text:p text:style-name="P4">
<draw:frame draw:style-name="fr1" draw:name="Image279" text:anchor-type="as-char" svg:width="6.9236in" svg:height="4.615733in" draw:z-index="0">
<draw:image xlink:href="../Images/AРМІЯINFORM/2023-04-15T77-00-00-04-00/341862966_744572820543696_5411863876397601406_n.jpg" xlink:type="simple" xlink:show="embed" xlink:actuate="onLoad" draw:mime-type="image/jpeg"/>
</draw:frame>
From the rubble of a five-storey building in Slavyansk in Donetsk, the bodies of two more were taken, the number of dead increased to 11 people.</text:p>
      <text:p text:style-name="P4">
About it <text:a xlink:type="simple" xlink:href="https://www.facebook.com/DSNSDon/posts/pfbid025YSRDXrUrrk7h4WnWiKkKrJPhAyJD2yXFP4tvXbn2Jo8txwDJRsKJRQetUqxv4DQl" text:style-name="Internet_20_link" text:visited-style-name="Visited_20_Internet_20_Link">
reports</text:a>
State Emergency Situations in Donetsk Oblast.</text:p>
      <text:p text:style-name="P4">
“The rescuers of Donetsk region seized the bodies of two dead people from under the rubble of a five-storey building in Slavyansk. As of 3:00 pm, April 15 is about 11 dead and 22 wounded people as a result of a missile shelling. There are 4 more people in the rubble, ”the testimony reads.</text:p>
      <text:p text:style-name="P4">
<text:a xlink:type="simple" xlink:href="https://armyinform.com.ua/wp-content/uploads/2023/04/340786502_140815355456012_510682524827622445_n.jpg" text:style-name="Internet_20_link" text:visited-style-name="Visited_20_Internet_20_Link">
!(Images/AРМІЯINFORM/2023-04-15T77-00-00-04-00/340786502_140815355456012_510682524827622445_n-150x150.jpg)</text:a>
</text:p>
      <text:p text:style-name="P4">
<text:a xlink:type="simple" xlink:href="https://armyinform.com.ua/wp-content/uploads/2023/04/340845268_244910107930215_1037955915681851681_n.jpg" text:style-name="Internet_20_link" text:visited-style-name="Visited_20_Internet_20_Link">
<draw:frame draw:style-name="fr1" draw:name="Image280" text:anchor-type="as-char" svg:width="6.9236in" svg:height="6.9236in" draw:z-index="0">
<draw:image xlink:href="../Images/AРМІЯINFORM/2023-04-15T77-00-00-04-00/340845268_244910107930215_1037955915681851681_n-150x150.jpg" xlink:type="simple" xlink:show="embed" xlink:actuate="onLoad" draw:mime-type="image/jpeg"/>
</draw:frame>
</text:a>
</text:p>
      <text:p text:style-name="P4">
<text:a xlink:type="simple" xlink:href="https://armyinform.com.ua/wp-content/uploads/2023/04/340877516_3443445312590896_8513337939814426751_n.jpg" text:style-name="Internet_20_link" text:visited-style-name="Visited_20_Internet_20_Link">
<draw:frame draw:style-name="fr1" draw:name="Image281" text:anchor-type="as-char" svg:width="6.9236in" svg:height="6.9236in" draw:z-index="0">
<draw:image xlink:href="../Images/AРМІЯINFORM/2023-04-15T77-00-00-04-00/340877516_3443445312590896_8513337939814426751_n-150x150.jpg" xlink:type="simple" xlink:show="embed" xlink:actuate="onLoad" draw:mime-type="image/jpeg"/>
</draw:frame>
</text:a>
</text:p>
      <text:p text:style-name="P4">
<text:a xlink:type="simple" xlink:href="https://armyinform.com.ua/wp-content/uploads/2023/04/340928864_229188406457329_1547341642901598623_n.jpg" text:style-name="Internet_20_link" text:visited-style-name="Visited_20_Internet_20_Link">
<draw:frame draw:style-name="fr1" draw:name="Image282" text:anchor-type="as-char" svg:width="6.9236in" svg:height="6.9236in" draw:z-index="0">
<draw:image xlink:href="../Images/AРМІЯINFORM/2023-04-15T77-00-00-04-00/340928864_229188406457329_1547341642901598623_n-150x150.jpg" xlink:type="simple" xlink:show="embed" xlink:actuate="onLoad" draw:mime-type="image/jpeg"/>
</draw:frame>
</text:a>
</text:p>
      <text:p text:style-name="P4">
<text:a xlink:type="simple" xlink:href="https://armyinform.com.ua/wp-content/uploads/2023/04/340956945_1285661942299574_3596234907062653550_n.jpg" text:style-name="Internet_20_link" text:visited-style-name="Visited_20_Internet_20_Link">
<draw:frame draw:style-name="fr1" draw:name="Image283" text:anchor-type="as-char" svg:width="6.9236in" svg:height="6.9236in" draw:z-index="0">
<draw:image xlink:href="../Images/AРМІЯINFORM/2023-04-15T77-00-00-04-00/340956945_1285661942299574_3596234907062653550_n-150x150.jpg" xlink:type="simple" xlink:show="embed" xlink:actuate="onLoad" draw:mime-type="image/jpeg"/>
</draw:frame>
</text:a>
</text:p>
      <text:p text:style-name="P4">
<text:a xlink:type="simple" xlink:href="https://armyinform.com.ua/wp-content/uploads/2023/04/341174012_1164927404202999_1967206795184331257_n.jpg" text:style-name="Internet_20_link" text:visited-style-name="Visited_20_Internet_20_Link">
<draw:frame draw:style-name="fr1" draw:name="Image284" text:anchor-type="as-char" svg:width="6.9236in" svg:height="6.9236in" draw:z-index="0">
<draw:image xlink:href="../Images/AРМІЯINFORM/2023-04-15T77-00-00-04-00/341174012_1164927404202999_1967206795184331257_n-150x150.jpg" xlink:type="simple" xlink:show="embed" xlink:actuate="onLoad" draw:mime-type="image/jpeg"/>
</draw:frame>
</text:a>
</text:p>
      <text:p text:style-name="P4">
<text:a xlink:type="simple" xlink:href="https://armyinform.com.ua/wp-content/uploads/2023/04/341200389_786653643137966_8115622734186718577_n.jpg" text:style-name="Internet_20_link" text:visited-style-name="Visited_20_Internet_20_Link">
<draw:frame draw:style-name="fr1" draw:name="Image285" text:anchor-type="as-char" svg:width="6.9236in" svg:height="6.9236in" draw:z-index="0">
<draw:image xlink:href="../Images/AРМІЯINFORM/2023-04-15T77-00-00-04-00/341200389_786653643137966_8115622734186718577_n-150x150.jpg" xlink:type="simple" xlink:show="embed" xlink:actuate="onLoad" draw:mime-type="image/jpeg"/>
</draw:frame>
</text:a>
</text:p>
      <text:p text:style-name="P4">
Earlier the Army Correspondent <text:a xlink:type="simple" xlink:href="https://armyinform.com.ua/2023/04/14/stanom-na-zaraz-5-lyudej-zagynuly-15-poraneni-pavlo-kyrylenko-pro-naslidky-udaru-po-slov%e2%80%b2yansku/" text:style-name="Internet_20_link" text:visited-style-name="Visited_20_Internet_20_Link">
reported</text:a>
that, on April 14, the Russians struck the city of Sloviansk C-300 missiles, as of April 14, 15 of the deaths of 15 wounded civilians were aware of April 14.</text:p>
      <text:p text:style-name="P4">
News Source: <text:a xlink:type="simple" xlink:href="https://armyinform.com.ua/2023/04/15/u-slovyansku-zrosla-kilkist-zhertv-raketnogo-udaru-rosiyan/" text:style-name="Internet_20_link" text:visited-style-name="Visited_20_Internet_20_Link">
https://armyinform.com.ua/2023/04/15/u-slovyansku-zrosla-kilkist-zhertv-raketnogo-udaru-rosiyan/</text:a>
</text:p>
      <!--NEWS-->
      <text:h text:style-name="P10" text:outline-level="1">
<text:span text:style-name="T4">
All weapons that enters Ukraine from partner countries will immediately fight with Russian occupiers</text:span>
</text:h>
      <text:p text:style-name="P4">
Author: ['Оксана Іванець']</text:p>
      <text:p text:style-name="P4">
Time: 2023-04-15T78:00:00-04:00</text:p>
      <text:p text:style-name="P4">
Description: So if the American air defense system Patriot Tu Samp/T, the supra -courting of the Yaki is PISLLA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ЄДИНІ НОВИНИ', 'ІНОЗЕМНЕ ОЗБРОЄННЯ', 'ЮРІЙ ІГНАТ']</text:p>
      <text:p text:style-name="P4">
Category: News</text:p>
      <!--METADATA-->
      <text:p text:style-name="P4">
<draw:frame draw:style-name="fr1" draw:name="Image286" text:anchor-type="as-char" svg:width="6.9236in" svg:height="4.32725in" draw:z-index="0">
<draw:image xlink:href="../Images/AРМІЯINFORM/2023-04-15T78-00-00-04-00/foto-1-krylati-aviabomby-yurij-ignat.jpg" xlink:type="simple" xlink:show="embed" xlink:actuate="onLoad" draw:mime-type="image/jpeg"/>
</draw:frame>
Collage: Armyinform</text:p>
      <text:p text:style-name="P4">
This will be with the American Patriot and SAMP/T, which is expected after the Easter holidays. Colonel Yuriy Ignat, Air Force Command of the Armed Forces of Ukraine, was a statement of the Air Forces Command of the Armed Forces of Ukraine.</text:p>
      <ul>
        <li>
No one will delay - our warriors are already trained in military bands in America and Europe. Where this weapon will be used, the higher management will be on the front or domestic line. Everyone understands the possible risks that Russia is - we need to close the sky with over -strategic objects and objects of nuclear power that can static for the enemy, - the speaker emphasized.</li>
      </ul>
      <text:p text:style-name="P4">
News Source: <text:a xlink:type="simple" xlink:href="https://armyinform.com.ua/2023/04/15/use-ozbroyennya-yake-zahodyt-v-ukrayinu-vid-krayin-partneriv-vidrazu-bude-voyuvaty-z-rosijskymy-okupantamy/" text:style-name="Internet_20_link" text:visited-style-name="Visited_20_Internet_20_Link">
https://armyinform.com.ua/2023/04/15/use-ozbroyennya-yake-zahodyt-v-ukrayinu-vid-krayin-partneriv-vidrazu-bude-voyuvaty-z-rosijskymy-okupantamy/</text:a>
</text:p>
      <!--NEWS-->
      <text:h text:style-name="P10" text:outline-level="1">
<text:span text:style-name="T4">
The enemy is increasingly used</text:span>
</text:h>
      <text:p text:style-name="P4">
Author: ['Оксана Іванець']</text:p>
      <text:p text:style-name="P4">
Time: 2023-04-15T79:00:00-04:00</text:p>
      <text:p text:style-name="P4">
Description: About the tsee in the Etermarathon “єini News”, the chief of the Ophtnnaya Prevention of forces ... War with Ukraine 2022, war with Ukraine Latest news today, News War with Ukraine 2022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dmytrashkivskyj.jpg" text:style-name="Internet_20_link" text:visited-style-name="Visited_20_Internet_20_Link">
dmytrashkivskyj.jpg</text:a>
']</text:p>
      <text:p text:style-name="P4">
Tags: ['АВІАБОМБИ', 'ЄДИНІ НОВИНИ', 'ОЛЕКСІЙ ДМИТРАШКІВСЬКИЙ']</text:p>
      <text:p text:style-name="P4">
Category: News</text:p>
      <!--METADATA-->
      <text:p text:style-name="P4">
<draw:frame draw:style-name="fr1" draw:name="Image287" text:anchor-type="as-char" svg:width="6.9236in" svg:height="3.940682in" draw:z-index="0">
<draw:image xlink:href="../Images/AРМІЯINFORM/2023-04-15T79-00-00-04-00/dmytrashkivskyj.jpg" xlink:type="simple" xlink:show="embed" xlink:actuate="onLoad" draw:mime-type="image/jpeg"/>
</draw:frame>
Alexei Dmitrashkivsky</text:p>
      <text:p text:style-name="P4">
Colonel Alexeydmitrashkivskyi reported about it in the Evil of the Unified News Telelorphone "Unified News".</text:p>
      <ul>
        <li>
We had a similar picture at the beginning of a large -scale invasion - Russian aviation bombed Ukrainian cities and villages. Then there was a certain period, the occupation weapons were used by military positions. Today, Russians are increasingly used in civilians. Probably this is the result of the defeat they suffered on the front. In this way, they take revenge.</li>
      </ul>
      <text:p text:style-name="P4">
Alexei Dmitryashkivsky noted that in Donetsk and Zaporizhzhya directions the number of aviation strikes ranges from five to ten a day.</text:p>
      <ul>
        <li>
The maximum number reached eighteen, - Dmitrashkivsky said.</li>
      </ul>
      <text:p text:style-name="P4">
The speaker also urged the civilian population not to ignore the airline signals, since it is the aircraft blows that carry much more destruction of victims.</text:p>
      <text:p text:style-name="P4">
News Source: <text:a xlink:type="simple" xlink:href="https://armyinform.com.ua/2023/04/15/vorog-use-chastishe-zastosovuye-kerovani-aviabomby-proty-czyvilnogo-naselennya/" text:style-name="Internet_20_link" text:visited-style-name="Visited_20_Internet_20_Link">
https://armyinform.com.ua/2023/04/15/vorog-use-chastishe-zastosovuye-kerovani-aviabomby-proty-czyvilnogo-naselennya/</text:a>
</text:p>
      <!--NEWS-->
      <text:h text:style-name="P10" text:outline-level="1">
<text:span text:style-name="T4">
The Prosecutor General of Ukraine discussed with the President of Lithuania the creation of a special joint to investigate the crime of aggression of the Russian Federation</text:span>
</text:h>
      <text:p text:style-name="P4">
Author: ['АРМІЯINFORM']</text:p>
      <text:p text:style-name="P4">
Time: 2023-04-15T80:00:00-04:00</text:p>
      <text:p text:style-name="P4">
Description: General Prosecutor of Ukraine Andriy Kostіn, having discussed IZ President Lithuania Will it be or not, will there be a war with Ukraine in the near future, they say, the war with Ukraine, Ukraine’s news today, Ukrainian news in Ukrainian media in Russian</text:p>
      <text:p text:style-name="P4">
Images: ['<text:a xlink:type="simple" xlink:href="https://armyinform.com.ua/wp-content/uploads/2023/04/336672312_460698349573468_8948217083600592726_n.jpg" text:style-name="Internet_20_link" text:visited-style-name="Visited_20_Internet_20_Link">
336672312_460698349573468_8948217083600592726_n.jpg</text:a>
', '<text:a xlink:type="simple" xlink:href="https://armyinform.com.ua/wp-content/uploads/2023/04/336759474_215037501147002_5947145658579407375_n-150x150.jpg" text:style-name="Internet_20_link" text:visited-style-name="Visited_20_Internet_20_Link">
336759474_215037501147002_5947145658579407375_n-150x150.jpg</text:a>
', '<text:a xlink:type="simple" xlink:href="https://armyinform.com.ua/wp-content/uploads/2023/04/336548057_927257668396701_4560147348413668048_n-150x150.jpg" text:style-name="Internet_20_link" text:visited-style-name="Visited_20_Internet_20_Link">
336548057_927257668396701_4560147348413668048_n-150x150.jpg</text:a>
']</text:p>
      <text:p text:style-name="P4">
Tags: ['STOPRUSSIA', 'АНДРІЙ КОСТІН', 'ВОЄННІ ЗЛОЧИНИ ЗС РФ', 'ВТОРГНЕННЯ РФ', 'ГЕНЕРАЛЬНИЙ ПРОКУРОР УКРАЇНИ', 'ҐІТАНАСОМ НАУСЕДА', 'НІДА ҐРУНСКЕНЕ', 'ПРЕЗИДЕНТ ЛИТВИ']</text:p>
      <text:p text:style-name="P4">
Category: News</text:p>
      <!--METADATA-->
      <text:p text:style-name="P4">
<draw:frame draw:style-name="fr1" draw:name="Image288" text:anchor-type="as-char" svg:width="6.9236in" svg:height="4.615733in" draw:z-index="0">
<draw:image xlink:href="../Images/AРМІЯINFORM/2023-04-15T80-00-00-04-00/336672312_460698349573468_8948217083600592726_n.jpg" xlink:type="simple" xlink:show="embed" xlink:actuate="onLoad" draw:mime-type="image/jpeg"/>
</draw:frame>
The Prosecutor General of Ukraine Andriy Kostin discussed with President Litvigitanas Nauseda the issue of Russia's responsibility for war crimes in Ukraine the creation of a special tribunal to investigate the crime of aggression of the Russian Federation. Partly in the meeting was also taken by Lithuanian Prosecutor General Nida.</text:p>
      <text:p text:style-name="P4">
This is informed <text:a xlink:type="simple" xlink:href="https://www.facebook.com/pgo.gov.ua/posts/pfbid02nieRpi38HizfsoLUvUKr9Rks9PiHtEi3Vb3d8Q1gJigxg7oGK9VbLLPnLQrtPrYcl" text:style-name="Internet_20_link" text:visited-style-name="Visited_20_Internet_20_Link">
press service</text:a>
Office Prosecutor.</text:p>
      <text:p text:style-name="P4">
Andriy Kostin thanked the fact that Lithuania always supported Ukraine, both in its family for independence and in the struggle for justice.</text:p>
      <text:p text:style-name="P4">
"Lithuania will continue to actively support Ukraine's idea of creating a special tribunal to investigate the crime of Russia's aggression against Ukraine. Clear who committed crimes in Ukraine or ordered them to commit them," Gitanas Nauseas assured.</text:p>
      <text:p text:style-name="P4">
<text:a xlink:type="simple" xlink:href="https://armyinform.com.ua/wp-content/uploads/2023/04/336759474_215037501147002_5947145658579407375_n.jpg" text:style-name="Internet_20_link" text:visited-style-name="Visited_20_Internet_20_Link">
!(Images/AРМІЯINFORM/2023-04-15T80-00-00-04-00/336759474_215037501147002_5947145658579407375_n-150x150.jpg)</text:a>
</text:p>
      <text:p text:style-name="P4">
<text:a xlink:type="simple" xlink:href="https://armyinform.com.ua/wp-content/uploads/2023/04/336548057_927257668396701_4560147348413668048_n.jpg" text:style-name="Internet_20_link" text:visited-style-name="Visited_20_Internet_20_Link">
<draw:frame draw:style-name="fr1" draw:name="Image289" text:anchor-type="as-char" svg:width="6.9236in" svg:height="6.9236in" draw:z-index="0">
<draw:image xlink:href="../Images/AРМІЯINFORM/2023-04-15T80-00-00-04-00/336548057_927257668396701_4560147348413668048_n-150x150.jpg" xlink:type="simple" xlink:show="embed" xlink:actuate="onLoad" draw:mime-type="image/jpeg"/>
</draw:frame>
</text:a>
“The creation of a special tribunal for aggression is the most effective mechanism for holding Russian leadership to be held accountable international crimes. For Ukraine, it is extremely important to support the Lithuania of this initiative at the UN General Assembly, ”Andrei Kostin stressed.</text:p>
      <text:p text:style-name="P4">
News Source: <text:a xlink:type="simple" xlink:href="https://armyinform.com.ua/2023/04/15/genprokuror-ukrayiny-obgovoryv-iz-prezydentom-lytvy-stvorennya-specztrybunalu-dlya-rozsliduvannya-zlochynu-agresiyi-rf/" text:style-name="Internet_20_link" text:visited-style-name="Visited_20_Internet_20_Link">
https://armyinform.com.ua/2023/04/15/genprokuror-ukrayiny-obgovoryv-iz-prezydentom-lytvy-stvorennya-specztrybunalu-dlya-rozsliduvannya-zlochynu-agresiyi-rf/</text:a>
</text:p>
      <!--NEWS-->
      <text:h text:style-name="P10" text:outline-level="1">
<text:span text:style-name="T4">
In the occupied territories, the so-called units appeared, which includes mobilized convicts</text:span>
</text:h>
      <text:p text:style-name="P4">
Author: ['Оксана Іванець']</text:p>
      <text:p text:style-name="P4">
Time: 2023-04-15T81:00:00-04:00</text:p>
      <text:p text:style-name="P4">
Description: Oblastyvannya Vorog Fortifikatsyni defendant to the nature of the Teritor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hoto_5318877840441197469_y.jpg" text:style-name="Internet_20_link" text:visited-style-name="Visited_20_Internet_20_Link">
photo_5318877840441197469_y.jpg</text:a>
']</text:p>
      <text:p text:style-name="P4">
Tags: ['ЄДИНІ НОВИНИ', 'ОКУПОВАНІ ТЕРИТОРІЇ', 'ОЛЕКСІЙ ДМИТРАШКІВСЬКИЙ']</text:p>
      <text:p text:style-name="P4">
Category: News</text:p>
      <!--METADATA-->
      <text:p text:style-name="P4">
<draw:frame draw:style-name="fr1" draw:name="Image290" text:anchor-type="as-char" svg:width="6.9236in" svg:height="4.002611in" draw:z-index="0">
<draw:image xlink:href="../Images/AРМІЯINFORM/2023-04-15T81-00-00-04-00/photo_5318877840441197469_y.jpg" xlink:type="simple" xlink:show="embed" xlink:actuate="onLoad" draw:mime-type="image/jpeg"/>
</draw:frame>
The enemy of fortifications of a defense character in the occupied territories in the direction of Melitopol indicate that the Russians are afraid of the contractor actions of the Ukrainian security forces and defense. The chief of the united press center of Tavriyskaya direction, Colonel Alexei Dmitrashkivsky, announced this in the Etheritelvarane "Unified News".</text:p>
      <text:p text:style-name="P4">
-In the ranks of the occupying troops, panic are already noticed, as evidenced by the Russian telegram channels, and the statements of their propagandists. From here comes Inamagation threatens nuclear weapons to the whole world. But in turn we will understand the futility of such statements, - says the speaker.</text:p>
      <text:p text:style-name="P4">
Dmitryashkivsky also reported that such units-Z, consisting of mobilized convicts were observed in the occupied territories.</text:p>
      <ul>
        <li>
I think this is a consequence of the conflict between Shogu and Prigogin. Fifteen such Russian servicemen were captured in one Donetsk destinations. The interrogation is currently ongoing. But it became understood that shown "bread" in Prigogine to replenish the ranks of the Russian army - it is already NEPVK "Wagner", these are units of a regular army of the Russian Federation, which include Criminalities!</li>
      </ul>
      <text:p text:style-name="P4">
News Source: <text:a xlink:type="simple" xlink:href="https://armyinform.com.ua/2023/04/15/na-okupovanyh-terytoriyah-zyavylys-tak-zvani-pidrozdily-z-do-skladu-yakyh-vhodyat-mobilizovani-zasudzheni/" text:style-name="Internet_20_link" text:visited-style-name="Visited_20_Internet_20_Link">
https://armyinform.com.ua/2023/04/15/na-okupovanyh-terytoriyah-zyavylys-tak-zvani-pidrozdily-z-do-skladu-yakyh-vhodyat-mobilizovani-zasudzheni/</text:a>
</text:p>
      <!--NEWS-->
      <text:h text:style-name="P10" text:outline-level="1">
<text:span text:style-name="T4">
Загарбники розробляють нові заходи терору проти мешканців окупованих територій</text:span>
</text:h>
      <text:p text:style-name="P4">
Author: ['АРМІЯINFORM']</text:p>
      <text:p text:style-name="P4">
Time: 2023-04-15T82:00:00-04:00</text:p>
      <text:p text:style-name="P4">
Description: Rosіyskі security forces prazuyut over the plan of Borotbi Z PIDPILLAM on Timchasovo perpul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enenen.jpg" text:style-name="Internet_20_link" text:visited-style-name="Visited_20_Internet_20_Link">
enenen.jpg</text:a>
']</text:p>
      <text:p text:style-name="P4">
Tags: ['STOPRUSSIA', 'ВТОРГНЕННЯ РФ', 'ТЕРОР', 'ФСБ']</text:p>
      <text:p text:style-name="P4">
Category: News</text:p>
      <!--METADATA-->
      <text:p text:style-name="P4">
<draw:frame draw:style-name="fr1" draw:name="Image291" text:anchor-type="as-char" svg:width="6.9236in" svg:height="4.081362in" draw:z-index="0">
<draw:image xlink:href="../Images/AРМІЯINFORM/2023-04-15T82-00-00-04-00/enenen.jpg" xlink:type="simple" xlink:show="embed" xlink:actuate="onLoad" draw:mime-type="image/jpeg"/>
</draw:frame>
Russian security forces are working on a plan to combat underground in temporary -corresponding territories.</text:p>
      <text:p text:style-name="P4">
About it <text:a xlink:type="simple" xlink:href="https://sprotyv.mod.gov.ua/2023/04/15/boyatsya-partyzan-rosiyany-rozroblyayut-novu-strategiyu-teroru-na-tot/" text:style-name="Internet_20_link" text:visited-style-name="Visited_20_Internet_20_Link">
reports</text:a>
Center of National Establishment.</text:p>
      <text:p text:style-name="P4">
“In Moscow, under the chairmanship of the FSB Director of the Russian Federation, Fr. Bortnikov in the videoconference mode of the National Anti -Terrorist Committee of the Russian Federation. In this event, ministers of all levels of the power bloc and the head of the generation headquarters in this event took part. Gerasimov. The official goal of the meeting is to improve the prevention of terrorism in the field of education and youth environment. Allegedly, he is intention to pay special attention to the issues of counteracting the so -called "ideology of terrorism and neonacism," among young people in temporarily occupied territories. But, in fact, Russian security officers are trying to find new ways of pressure on the underground tot. After all, current measures do not produce the desired result, ”the testimony reads.</text:p>
      <text:p text:style-name="P4">
At the same time, the occupying administration intends to strengthen the responsibility of pre -Ukrainian information and identify the movement of the movement. Thus, the results of the meeting of the Anti -Terrorist Committee of the RFF indicate the preservation of the occupation policy of the Russian Federation aimed at erading Ukrainian identity and imposing the ideology of the Russian Peace to the Ukrainian youth.</text:p>
      <text:p text:style-name="P4">
In addition, it should be emphasized that the invaders are afraid of resistance to our guerrillas, so increasingly begin to put these topics on their agenda, especially during meetings of law enforcement agencies. "However, they never manage to cope with our underground, the Russians do not understand that we will continue to fight for independence on our land," the statement said.</text:p>
      <text:p text:style-name="P4">
News Source: <text:a xlink:type="simple" xlink:href="https://armyinform.com.ua/2023/04/15/zagarbnyky-rozroblyayut-novi-zahodu-teroru-proty-meshkancziv-okupovanyh-terytorij/" text:style-name="Internet_20_link" text:visited-style-name="Visited_20_Internet_20_Link">
https://armyinform.com.ua/2023/04/15/zagarbnyky-rozroblyayut-novi-zahodu-teroru-proty-meshkancziv-okupovanyh-terytorij/</text:a>
</text:p>
      <!--NEWS-->
      <text:h text:style-name="P10" text:outline-level="1">
<text:span text:style-name="T4">
Black Sea Security Conference: Minister of Defense of Ukraine focused on five framework theses</text:span>
</text:h>
      <text:p text:style-name="P4">
Author: ['АРМІЯINFORM']</text:p>
      <text:p text:style-name="P4">
Time: 2023-04-15T83:00:00-04:00</text:p>
      <text:p text:style-name="P4">
Description: PID Hour of the raised VIZIT to Bucharest Oleksi Reznikov fate with Robot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6578148_613208893990393_1900238518406824991_n.jpg" text:style-name="Internet_20_link" text:visited-style-name="Visited_20_Internet_20_Link">
336578148_613208893990393_1900238518406824991_n.jpg</text:a>
']</text:p>
      <text:p text:style-name="P4">
Tags: ['БУХАРЕСТ', 'КРИМСЬКА ПЛАТФОРМА', 'ОЛЕКСІЙ РЕЗНІКОВ', 'ЧОРНОМОРСЬКА БЕЗПЕКОВА КОНФЕРЕНЦІЯ']</text:p>
      <text:p text:style-name="P4">
Category: News</text:p>
      <!--METADATA-->
      <text:p text:style-name="P4">
<draw:frame draw:style-name="fr1" draw:name="Image292" text:anchor-type="as-char" svg:width="6.9236in" svg:height="4.177239in" draw:z-index="0">
<draw:image xlink:href="../Images/AРМІЯINFORM/2023-04-15T83-00-00-04-00/336578148_613208893990393_1900238518406824991_n.jpg" xlink:type="simple" xlink:show="embed" xlink:actuate="onLoad" draw:mime-type="image/jpeg"/>
</draw:frame>
During a busy visit to Bucharest, Alexei Reznikov participated in the work of the International Crimean Platform in the Work. About this <text:a xlink:type="simple" xlink:href="https://www.facebook.com/reznikovoleksii/posts/pfbid0UdnxqWTmf37NDEBLF4WzzeGcn5qqJh7kxHYT3EM17U33k1EB2jujV8FBST6d6cKVl" text:style-name="Internet_20_link" text:visited-style-name="Visited_20_Internet_20_Link">
it is referred</text:a>
on his Facebook page.</text:p>
      <text:p text:style-name="P4">
“This site has become an important element of consolidation of efforts to support Ukraine.</text:p>
      <text:p text:style-name="P4">
He took the opportunity to personally thank Romanian partners personally who, of the first for a full -scale invasion, give Ukraine comprehensive support as Dobrisida and real friends.</text:p>
      <text:p text:style-name="P4">
In the fields of this event, he met with a great friend of Ukraine - NATO Deputy Secretary Mirchey Joan, who at one time spent brilliant work to ensure Romania's accession to the Alliance. Discussed projects, in particular, NSPA systematic participation in the modernization of defensive procurement in Ukraine. We are preparing a number of very specific initiatives for the NATO Vilnius Summit.</text:p>
      <text:p text:style-name="P4">
In my speech at the conference, I focused on 5 framework theses, which, the view, should be at the heart of a complex of decisions on peace, security, welfare and development in the region.In the development of these positions there are a number of very specific steps that we now develop with partners, prepare for implementation or already embodied.</text:p>
      <text:p text:style-name="P4">
The Black and Azov Seas will be a spacious peace, Crimea will return home.</text:p>
      <text:p text:style-name="P4">
We do our best to bring this moment closer, ”the message states.</text:p>
      <text:p text:style-name="P4">
News Source: <text:a xlink:type="simple" xlink:href="https://armyinform.com.ua/2023/04/15/chornomorska-bezpekova-konferencziya-ministr-oborony-ukrayiny-zrobyv-akczent-na-5-ramkovyh-tezah/" text:style-name="Internet_20_link" text:visited-style-name="Visited_20_Internet_20_Link">
https://armyinform.com.ua/2023/04/15/chornomorska-bezpekova-konferencziya-ministr-oborony-ukrayiny-zrobyv-akczent-na-5-ramkovyh-tezah/</text:a>
</text:p>
      <!--NEWS-->
      <text:h text:style-name="P10" text:outline-level="1">
<text:span text:style-name="T4">
At the epicenter of hostilities - Bakhmut and Marinka: 40 enemy attacks are reflected</text:span>
</text:h>
      <text:p text:style-name="P4">
Author: ['АРМІЯINFORM']</text:p>
      <text:p text:style-name="P4">
Time: 2023-04-15T84:00:00-04:00</text:p>
      <text:p text:style-name="P4">
Description: About CED DOIMAL, ZS Ukrainian at Vechirnyom Zvedenni for 15 kvіtnya. “The enemy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artyleriya.jpg" text:style-name="Internet_20_link" text:visited-style-name="Visited_20_Internet_20_Link">
artyleriya.jpg</text:a>
']</text:p>
      <text:p text:style-name="P4">
Tags: ['STOPRUSSIA', 'БАХМУТ', 'ВТОРГНЕННЯ РФ', 'ГШ ЗС УКРАЇНИ', 'МАР’ЇНКА']</text:p>
      <text:p text:style-name="P4">
Category: News</text:p>
      <!--METADATA-->
      <text:p text:style-name="P4">
<draw:frame draw:style-name="fr1" draw:name="Image293" text:anchor-type="as-char" svg:width="6.9236in" svg:height="4.615733in" draw:z-index="0">
<draw:image xlink:href="../Images/AРМІЯINFORM/2023-04-15T84-00-00-04-00/artyleriya.jpg" xlink:type="simple" xlink:show="embed" xlink:actuate="onLoad" draw:mime-type="image/jpeg"/>
</draw:frame>
<text:span text:style-name="T4">
 🔥 Situation on the Russian invasion </text:span>
 about it <text:a xlink:type="simple" xlink:href="https://www.facebook.com/GeneralStaff.ua/posts/pfbid02VH2qUAHexbmSk27jJtdRWQHoPEPcvxX2V9r1XxUrFnu2vjx3nchcsCFUHuxUvicRl" text:style-name="Internet_20_link" text:visited-style-name="Visited_20_Internet_20_Link">
reports</text:a>
The Ministry of Internal Affairs of Ukraine in the evening summary for April 15.</text:p>
      <text:p text:style-name="P4">
“The enemy is suffered by considerable losses, but does not abandon its plans to occupy our territory. He continues to focus on the Vedennninpatal Actions on Liman, Bakhmut, Avdiivsky and Marinskaya. Bakhmut and Marinka remain at the epicenter of the fighting. Over the following areas of the front, we have reflected 40 attractions in these areas of the front, ”the message reads.</text:p>
      <text:p text:style-name="P4">
News Source: <text:a xlink:type="simple" xlink:href="https://armyinform.com.ua/2023/04/15/v-epiczentri-bojovyh-dij-bahmut-ta-maryinka-vidbyto-40-atak-protyvnyka/" text:style-name="Internet_20_link" text:visited-style-name="Visited_20_Internet_20_Link">
https://armyinform.com.ua/2023/04/15/v-epiczentri-bojovyh-dij-bahmut-ta-maryinka-vidbyto-40-atak-protyvnyka/</text:a>
</text:p>
      <!--NEWS-->
      <text:h text:style-name="P10" text:outline-level="1">
<text:span text:style-name="T4">
Defense forces struck the SPR, radar and enemy ammunition composition</text:span>
</text:h>
      <text:p text:style-name="P4">
Author: ['АРМІЯINFORM']</text:p>
      <text:p text:style-name="P4">
Time: 2023-04-15T85:00:00-04:00</text:p>
      <text:p text:style-name="P4">
Description: About CED DOIMAL, ZS Ukrainian at Vechirnyom Zvedenni for 15 kvіtnya. “Avіaatsia forces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341352952_3584783885082997_9111976938179116820_n.jpg" text:style-name="Internet_20_link" text:visited-style-name="Visited_20_Internet_20_Link">
341352952_3584783885082997_9111976938179116820_n.jpg</text:a>
']</text:p>
      <text:p text:style-name="P4">
Tags: ['STOPRUSSIA', 'АВІАЦІЯ', 'ВТОРГНЕННЯ РФ', 'ГШ ЗС УКРАЇНИ', 'ЗРК', 'РЛС', 'ХРОНІКА ОБОРОНИ']</text:p>
      <text:p text:style-name="P4">
Category: News</text:p>
      <!--METADATA-->
      <text:p text:style-name="P4">
<draw:frame draw:style-name="fr1" draw:name="Image294" text:anchor-type="as-char" svg:width="6.9236in" svg:height="4.609323in" draw:z-index="0">
<draw:image xlink:href="../Images/AРМІЯINFORM/2023-04-15T85-00-00-04-00/341352952_3584783885082997_9111976938179116820_n.jpg" xlink:type="simple" xlink:show="embed" xlink:actuate="onLoad" draw:mime-type="image/jpeg"/>
</draw:frame>
<text:span text:style-name="T4">
 🔥 Situation on Russian invasion </text:span>
</text:p>
      <text:p text:style-name="P4">
About it <text:a xlink:type="simple" xlink:href="https://www.facebook.com/GeneralStaff.ua/posts/pfbid02VH2qUAHexbmSk27jJtdRWQHoPEPcvxX2V9r1XxUrFnu2vjx3nchcsCFUHuxUvicRl" text:style-name="Internet_20_link" text:visited-style-name="Visited_20_Internet_20_Link">
reports</text:a>
The Ministry of Internal Affairs of Ukraine in the evening summary for April 15.</text:p>
      <text:p text:style-name="P4">
“Aviation of defense forces per day made 5 beats in the areas of concentration. And the units of rocket troops and artillery struck 3 districts of living force, as well as the area of concentration of artillery, radar, anti-aircraft missile complex and ammunition composition, ”the presentation reads.</text:p>
      <text:p text:style-name="P4">
News Source: <text:a xlink:type="simple" xlink:href="https://armyinform.com.ua/2023/04/15/syl-oborony-urazyly-zrk-rls-ta-sklad-boyeprypasiv-protyvnyka/" text:style-name="Internet_20_link" text:visited-style-name="Visited_20_Internet_20_Link">
https://armyinform.com.ua/2023/04/15/syl-oborony-urazyly-zrk-rls-ta-sklad-boyeprypasiv-protyvnyka/</text:a>
</text:p>
      <!--NEWS-->
      <text:h text:style-name="P10" text:outline-level="1">
<text:span text:style-name="T4">
Confirmation of captivity from the MoD of the Russian Federation has no direct effect on the exchange procedure - coordination headquarters</text:span>
</text:h>
      <text:p text:style-name="P4">
Author: ['АРМІЯINFORM']</text:p>
      <text:p text:style-name="P4">
Time: 2023-04-15T86:00:00-04:00</text:p>
      <text:p text:style-name="P4">
Description: The reality of the pydforznnya vid of the mini, defense of the defense of the Rosyo Shdo Podpodo ... war with Ukraine 2022, the war with Ukraine latest news today,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_2023-04-14_17-11-46.jpg" text:style-name="Internet_20_link" text:visited-style-name="Visited_20_Internet_20_Link">
photo_2023-04-14_17-11-46.jpg</text:a>
']</text:p>
      <text:p text:style-name="P4">
Tags: ['STOPRUSSIA', 'ВОЄННІ ЗЛОЧИНИ ЗС РФ', 'ВТОРГНЕННЯ РФ', 'КООРДИНАЦІЙНИЙ ШТАБ', 'ОБМІН ПОЛОНЕНИХ']</text:p>
      <text:p text:style-name="P4">
Category: News</text:p>
      <!--METADATA-->
      <text:p text:style-name="P4">
<draw:frame draw:style-name="fr1" draw:name="Image295" text:anchor-type="as-char" svg:width="6.9236in" svg:height="4.823441in" draw:z-index="0">
<draw:image xlink:href="../Images/AРМІЯINFORM/2023-04-15T86-00-00-04-00/photo_2023-04-14_17-11-46.jpg" xlink:type="simple" xlink:show="embed" xlink:actuate="onLoad" draw:mime-type="image/jpeg"/>
</draw:frame>
The existence or lack of confirmation from the Ministry of Defense of Russia for the deployment of a serviceman does not directly affect the procedure - returning even "officially dead" and "missing".</text:p>
      <text:p text:style-name="P4">
About it <text:a xlink:type="simple" xlink:href="https://t.me/Koord_shtab/842" text:style-name="Internet_20_link" text:visited-style-name="Visited_20_Internet_20_Link">
reported</text:a>
A representative of the coordination Staff on the management of prisoners of war, during the online meetings with the Divisions and close military personnel of the 25th separate airborne-neds of the brigade, which is part of the landing troops of the Armed Forces of Ukraine.</text:p>
      <text:p text:style-name="P4">
He recalled that according to the rules of international humanitarian law captives, wounded, seriously ill, children, women and civilian hostages should be returned to them, which keeps them, without any conditions.</text:p>
      <text:p text:style-name="P4">
The headquarters also noted that the aggressor country should recognize the combined combatants, and ensure that they protect all the rights, as it is foreseen by the Geneva Conventions. And this applies to both the conditions of maintaining medical care and correspondence with relatives.</text:p>
      <text:p text:style-name="P4">
“However, the presence or lack of confirmation of captivity by the Ministry of Defense of the Russian Federation has no direct impact on the exchange procedure. From the ground, and confirmed and unconfirmed, as well as the missing, - said the headquarters representative. - There have been cases where the captivity was recorded from captivity, who were accounted for as killed. "</text:p>
      <text:p text:style-name="P4">
Separately discussed the procedure for communication of relatives with investigators and mechanism of receipt of one -time financial assistance for families of captives of military servicemen.</text:p>
      <text:p text:style-name="P4">
News Source: <text:a xlink:type="simple" xlink:href="https://armyinform.com.ua/2023/04/15/pidtverdzhennya-polonu-vid-mo-rf-ne-maye-bezposerednogo-vplyvu-na-proczeduru-obminu-koordynaczijnyj-shtab/" text:style-name="Internet_20_link" text:visited-style-name="Visited_20_Internet_20_Link">
https://armyinform.com.ua/2023/04/15/pidtverdzhennya-polonu-vid-mo-rf-ne-maye-bezposerednogo-vplyvu-na-proczeduru-obminu-koordynaczijnyj-shtab/</text:a>
</text:p>
      <!--NEWS-->
      <text:h text:style-name="P10" text:outline-level="1">
<text:span text:style-name="T4">
During the day the enemy has caused 19 aviation and 4 missile strikes</text:span>
</text:h>
      <text:p text:style-name="P4">
Author: ['АРМІЯINFORM']</text:p>
      <text:p text:style-name="P4">
Time: 2023-04-15T87:00:00-04:00</text:p>
      <text:p text:style-name="P4">
Description: About CED DOIMAL, ZS Ukrainian at Vechirnyom Zvedenni for 15 kvіtnya. “The war with Ukraine 2022, the war with Ukraine is the latest news today, the war with Ukraine 2022 is the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0/2022-10-06-raketnyj-udar-po-hmelnychchyni.jpg" text:style-name="Internet_20_link" text:visited-style-name="Visited_20_Internet_20_Link">
2022-10-06-raketnyj-udar-po-hmelnychchyni.jpg</text:a>
']</text:p>
      <text:p text:style-name="P4">
Tags: ['STOPRUSSIA', 'АВДІЇВКА', 'ВТОРГНЕННЯ РФ', 'ГШ ЗС УКРАЇНИ', 'КАРЛІВКА', 'ПЕРВОМАЙСЬКЕ']</text:p>
      <text:p text:style-name="P4">
Category: News</text:p>
      <!--METADATA-->
      <text:p text:style-name="P4">
<draw:frame draw:style-name="fr1" draw:name="Image296" text:anchor-type="as-char" svg:width="6.9236in" svg:height="4.330287in" draw:z-index="0">
<draw:image xlink:href="../Images/AРМІЯINFORM/2023-04-15T87-00-00-04-00/2022-10-06-raketnyj-udar-po-hmelnychchyni.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VH2qUAHexbmSk27jJtdRWQHoPEPcvxX2V9r1XxUrFnu2vjx3nchcsCFUHuxUvicRl" text:style-name="Internet_20_link" text:visited-style-name="Visited_20_Internet_20_Link">
reports</text:a>
The Ministry of Internal Affairs of Ukraine in the evening summary for April 15.</text:p>
      <text:p text:style-name="P4">
"During the day, the enemy has caused 19 aviation and 4 missile strokes, performed more than 15 shelling of rocket launchers on the positions of our military and civil infrastructure</text:p>
      <text:p text:style-name="P4">
In particular, in the Avdeevsky direction, the enemy fired at more than 10 painted points near the line of collision, among them - Keramik, Berdychi, Avdiivka, Pervomaisk, Karlovka, Donetsk region.</text:p>
      <text:p text:style-name="P4">
News Source: <text:a xlink:type="simple" xlink:href="https://armyinform.com.ua/2023/04/15/protyagom-doby-vorog-zavdav-19-aviaczijnyh-ta-4-raketnyh-udary/" text:style-name="Internet_20_link" text:visited-style-name="Visited_20_Internet_20_Link">
https://armyinform.com.ua/2023/04/15/protyagom-doby-vorog-zavdav-19-aviaczijnyh-ta-4-raketnyh-udary/</text:a>
</text:p>
      <!--NEWS-->
      <text:h text:style-name="P10" text:outline-level="1">
<text:span text:style-name="T4">
Minoreintegration calls on the inhabitants of the liberated territories not to visit the cemeteries for Easter holidays</text:span>
</text:h>
      <text:p text:style-name="P4">
Author: ['АРМІЯINFORM']</text:p>
      <text:p text:style-name="P4">
Time: 2023-04-15T88:00:00-04:00</text:p>
      <text:p text:style-name="P4">
Description: Minіtystvosty Zwan Reintegraita Timchasovo Terrix Tyklikani Meshkantziv ... War with Ukraine 2022, War with Ukraine Latest News Today, News War with Ukraine 2022 The last ones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img_20230415_093620_800.jpg" text:style-name="Internet_20_link" text:visited-style-name="Visited_20_Internet_20_Link">
img_20230415_093620_800.jpg</text:a>
']</text:p>
      <text:p text:style-name="P4">
Tags: ['STOPRUSSIA', 'ВЕЛИКДЕНЬ', 'ВТОРГНЕННЯ РФ', 'МІНРЕІНТЕГРАЦІЇ']</text:p>
      <text:p text:style-name="P4">
Category: News</text:p>
      <!--METADATA-->
      <text:p text:style-name="P4">
<draw:frame draw:style-name="fr1" draw:name="Image297" text:anchor-type="as-char" svg:width="6.9236in" svg:height="4.623426in" draw:z-index="0">
<draw:image xlink:href="../Images/AРМІЯINFORM/2023-04-15T88-00-00-04-00/img_20230415_093620_800.jpg" xlink:type="simple" xlink:show="embed" xlink:actuate="onLoad" draw:mime-type="image/jpeg"/>
</draw:frame>
The Ministry of Reintegration of the Temporarily Occupied Territories call for the territories liberated from the occupiers to the Easter priests.</text:p>
      <text:p text:style-name="P4">
This is stated in <text:a xlink:type="simple" xlink:href="https://minre.gov.ua/2023/04/15/minreintegracziyi-zaklykaye-meshkancziv-deokupovanyh-terytorij-dotrymuvatys-pravyl-minnoyi-bezpeky-pid-chas-velykodnih-svyat/" text:style-name="Internet_20_link" text:visited-style-name="Visited_20_Internet_20_Link">
message</text:a>
, posted on the website of the department.</text:p>
      <text:p text:style-name="P4">
The call concerns residents of the liberated territories of Kyiv, Zhytomyr, Kherson, Kharkiv, Mykolaiv, Zaporizhzhia, Donetsk region, Sumy region and Chernihiv.</text:p>
      <text:p text:style-name="P4">
“The Ministry of Reintegration calls on the residents of DOT to be very careful and careful during the Easter holidays. This year to give up traditional visits to the wads and other untested territories, ”the Verification said.</text:p>
      <text:p text:style-name="P4">
They were also urged not to visit forests, fields, shores of reservoirs, not to go down to go to the roadside, where the fighting and the enemy were.</text:p>
      <text:p text:style-name="P4">
In case of detection of an object similar to an explosive, it can not be absent. It is necessary to move 100 meters in the same route as they were approached. The apotim call to the SES or the National Police at 101 and 102 and prevent danger.</text:p>
      <text:p text:style-name="P4">
News Source: <text:a xlink:type="simple" xlink:href="https://armyinform.com.ua/2023/04/15/minreintegracziyi-zaklykaye-meshkancziv-vyzvolenyh-vid-rosiyan-terytorij-ne-vidviduvaty-kladovyshha-na-velykodni-svyata/" text:style-name="Internet_20_link" text:visited-style-name="Visited_20_Internet_20_Link">
https://armyinform.com.ua/2023/04/15/minreintegracziyi-zaklykaye-meshkancziv-vyzvolenyh-vid-rosiyan-terytorij-ne-vidviduvaty-kladovyshha-na-velykodni-svyata/</text:a>
</text:p>
      <!--NEWS-->
      <text:h text:style-name="P10" text:outline-level="1">
<text:span text:style-name="T4">
Putinians promise "all the money of the world" for participation in the war against Ukraine</text:span>
</text:h>
      <text:p text:style-name="P4">
Author: ['АРМІЯINFORM']</text:p>
      <text:p text:style-name="P4">
Time: 2023-04-15T89:00:00-04:00</text:p>
      <text:p text:style-name="P4">
Description: About CED DOIMAL, ZS Ukrainian at Vechirnyom Zvedenni for 15 kvіtnya. “For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2/12/viyskovi_mobilizatsiya_gettyimages_1243877901_650x410-1.jpg" text:style-name="Internet_20_link" text:visited-style-name="Visited_20_Internet_20_Link">
viyskovi_mobilizatsiya_gettyimages_1243877901_650x410-1.jpg</text:a>
']</text:p>
      <text:p text:style-name="P4">
Tags: ['STOPRUSSIA', 'ВТОРГНЕННЯ РФ', 'ГШ ЗС УКРАЇНИ', 'ДУТА ВЕЛИЧ РОСАРМІЇ']</text:p>
      <text:p text:style-name="P4">
Category: News</text:p>
      <!--METADATA-->
      <text:p text:style-name="P4">
<draw:frame draw:style-name="fr1" draw:name="Image298" text:anchor-type="as-char" svg:width="6.9236in" svg:height="4.367194in" draw:z-index="0">
<draw:image xlink:href="../Images/AРМІЯINFORM/2023-04-15T89-00-00-04-00/viyskovi_mobilizatsiya_gettyimages_1243877901_650x410-1.jpg" xlink:type="simple" xlink:show="embed" xlink:actuate="onLoad" draw:mime-type="image/jpeg"/>
</draw:frame>
<text:span text:style-name="T4">
 🔥 Situation on Russian invasion </text:span>
</text:p>
      <text:p text:style-name="P4">
About it <text:a xlink:type="simple" xlink:href="https://www.facebook.com/GeneralStaff.ua/posts/pfbid02VH2qUAHexbmSk27jJtdRWQHoPEPcvxX2V9r1XxUrFnu2vjx3nchcsCFUHuxUvicRl" text:style-name="Internet_20_link" text:visited-style-name="Visited_20_Internet_20_Link">
reports</text:a>
The Ministry of Internal Affairs of Ukraine in the evening summary for April 15.</text:p>
      <text:p text:style-name="P4">
“To replenish the losses in the power, the Russian Federation is behaving a campaign to support mobilization. All available methods are used to promote military service. To its citizens, the Russian leadership promises high maintenance and social package. In addition to the media, propagandists use agitation postcards of appropriate content in public. Recently, agitation in Voronezh has been activated, ”the message reads.</text:p>
      <text:p text:style-name="P4">
News Source: <text:a xlink:type="simple" xlink:href="https://armyinform.com.ua/2023/04/15/putinczi-obiczyayut-vsi-groshi-svitu-za-uchast-u-vijni-proty-ukrayiny/" text:style-name="Internet_20_link" text:visited-style-name="Visited_20_Internet_20_Link">
https://armyinform.com.ua/2023/04/15/putinczi-obiczyayut-vsi-groshi-svitu-za-uchast-u-vijni-proty-ukrayiny/</text:a>
</text:p>
      <!--NEWS-->
      <text:h text:style-name="P10" text:outline-level="1">
<text:span text:style-name="T4">
In Bucharest showed a movie about the destruction of Moscow - a brilliant operation of the Navy of the Armed Forces</text:span>
</text:h>
      <text:p text:style-name="P4">
Author: ['АРМІЯINFORM']</text:p>
      <text:p text:style-name="P4">
Time: 2023-04-15T90:00:00-04:00</text:p>
      <text:p text:style-name="P4">
Description: Chornomorska Bezpekov Conference of the Platform Platform in Bucharest took plac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336643480_9319831494757335_3081339544957246736_n.jpg" text:style-name="Internet_20_link" text:visited-style-name="Visited_20_Internet_20_Link">
336643480_9319831494757335_3081339544957246736_n.jpg</text:a>
']</text:p>
      <text:p text:style-name="P4">
Tags: ['БУХАРЕСТ', 'ОЛЕКСІЙ РЕЗНІКОВ', 'ЧОРНОМОРСЬКА БЕЗПЕКОВА КОНФЕРЕНЦІЯ']</text:p>
      <text:p text:style-name="P4">
Category: News</text:p>
      <!--METADATA-->
      <text:p text:style-name="P4">
<draw:frame draw:style-name="fr1" draw:name="Image299" text:anchor-type="as-char" svg:width="6.9236in" svg:height="4.630158in" draw:z-index="0">
<draw:image xlink:href="../Images/AРМІЯINFORM/2023-04-15T90-00-00-04-00/336643480_9319831494757335_3081339544957246736_n.jpg" xlink:type="simple" xlink:show="embed" xlink:actuate="onLoad" draw:mime-type="image/jpeg"/>
</draw:frame>
The Black Sea Sea Security Conference of the International Crimean Platform in Bucharest passed in the symbolic period: on the first anniversary of the destruction of the Russian Military Soldier - the flagship of the Russian fleet of the Moscow missile cruiser. About it <text:a xlink:type="simple" xlink:href="https://www.facebook.com/reznikovoleksii/posts/pfbid0sLDFAU38Dz8iVyuDzRKj3rPcujwiGkjUbex8Xy1VDim7NMmGtMVaWT2QAcDQR5AWl" text:style-name="Internet_20_link" text:visited-style-name="Visited_20_Internet_20_Link">
reports</text:a>
Minister of Defense of Ukraine on its Facebook page.</text:p>
      <text:p text:style-name="P4">
“During the conference, the premiere of the English -language version of the documentary" Battle for the island of Snakeyna. The sea "from the cycle of trilogy" Military Intelligence of Ukraine: in the sea, in the sky, on earth ", whose author is the famous journalist Capanartem Shevchenko. I advise everyone who has not seen, ”Oleksiresnikov notes.</text:p>
      <text:p text:style-name="P4">
The Moscow Destruction Operation, which was brilliantly conducted by our Navy, headed by the Zarceadmiral Alexei Zhpapo, was the first step to releasing the snake's opening of the opening of the Grain Corridor.</text:p>
      <text:p text:style-name="P4">
"He had the opportunity to communicate with the Hero of Ukraine, the Deputy Commander of the Squadron of the 11th Brigade of Army Aviation of the Armed Forces of the Armed Forces of the Armed Forces Major Yevgenomsolovyov,"-the head of the defense department wrote.</text:p>
      <text:p text:style-name="P4">
Major Solovyov participated in an already legendary air operation - performed in Mariupol surrounded by Mariupol for weapons, ammunition, communication of immedy and for evacuation of the wounded.</text:p>
      <text:p text:style-name="P4">
On the way back from the azovstal in a pilot Mi-8 hit the rocket of an overgrowth MAZRC, destroyed one of two engines, but did not get it. On a single manner, maneuvering under the fire of the Russians, he was able to fly with 20 wounded Iekipage to a place of landing on a base in Zaporizhzhia region. After that, he heard a fire and planted a landing on O. Sminin.</text:p>
      <text:p text:style-name="P4">
“Our warriors proved that they are able to defeat the Russian army, in many respects they are not equal.</text:p>
      <text:p text:style-name="P4">
The situation on the front is not easy, the enemy suffered tremendous losses, but tries to squeeze.</text:p>
      <text:p text:style-name="P4">
We have to withstand this to move on to active action.</text:p>
      <text:p text:style-name="P4">
All Ukrainian land will be liberated from the Russian invaders.</text:p>
      <text:p text:style-name="P4">
I am sure of this. We work for victory, ”Alexei Reznikov said.</text:p>
      <text:p text:style-name="P4">
News Source: <text:a xlink:type="simple" xlink:href="https://armyinform.com.ua/2023/04/15/u-buharesti-pokazaly-film-pro-znyshhennya-moskvy-blyskuchu-operacziyu-vms-zsu/" text:style-name="Internet_20_link" text:visited-style-name="Visited_20_Internet_20_Link">
https://armyinform.com.ua/2023/04/15/u-buharesti-pokazaly-film-pro-znyshhennya-moskvy-blyskuchu-operacziyu-vms-zsu/</text:a>
</text:p>
      <!--NEWS-->
      <text:h text:style-name="P10" text:outline-level="1">
<text:span text:style-name="T4">
The President of Ukraine introduced the NSDC decision on the application of sanctions to 692 individuals and legal entities</text:span>
</text:h>
      <text:p text:style-name="P4">
Author: ['АРМІЯINFORM']</text:p>
      <text:p text:style-name="P4">
Time: 2023-04-15T91:00:00-04:00</text:p>
      <text:p text:style-name="P4">
Description: Volodymyr Zelensky with his own decrees at the sake of National Bezpek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5/1613209399_sankcziyi.png" text:style-name="Internet_20_link" text:visited-style-name="Visited_20_Internet_20_Link">
1613209399_sankcziyi.png</text:a>
']</text:p>
      <text:p text:style-name="P4">
Tags: ['ЕКОНОМІКА РФ', 'ПРЕЗИДЕНТ УКРАЇНИ', 'РНБО', 'САНКЦІЇ', 'УКАЗ']</text:p>
      <text:p text:style-name="P4">
Category: News</text:p>
      <!--METADATA-->
      <text:p text:style-name="P4">
<draw:frame draw:style-name="fr1" draw:name="Image300" text:anchor-type="as-char" svg:width="6.9236in" svg:height="3.894525in" draw:z-index="0">
<draw:image xlink:href="../Images/AРМІЯINFORM/2023-04-15T91-00-00-04-00/1613209399_sankcziyi.png" xlink:type="simple" xlink:show="embed" xlink:actuate="onLoad" draw:mime-type="image/png"/>
</draw:frame>
Volodymyr Zelensky introduced the decisions of the National Security and Defense Council of Ukraine of April 15, 2023 on the use of personal special economic and other restrictive measures to 438 physical persons and 254 legal entities.</text:p>
      <text:p text:style-name="P4">
Relevant decrees <text:a xlink:type="simple" xlink:href="https://www.president.gov.ua/documents/2272023-46525" text:style-name="Internet_20_link" text:visited-style-name="Visited_20_Internet_20_Link">
№227/2023</text:a>
and <text:a xlink:type="simple" xlink:href="https://www.president.gov.ua/documents/2282023-46529" text:style-name="Internet_20_link" text:visited-style-name="Visited_20_Internet_20_Link">
No. 228/2023</text:a>
The head of state was published.</text:p>
      <text:p text:style-name="P4">
The control over the implementation of the decision of the National Security and Defense Council of Ukraine, entered into force by these decrees, shall be assigned to the secretary of the National Security Council and Defense of Ukraine.</text:p>
      <text:p text:style-name="P4">
News Source: <text:a xlink:type="simple" xlink:href="https://armyinform.com.ua/2023/04/15/prezydent-ukrayiny-uviv-u-diyu-rishennya-rnbo-pro-zastosuvannya-sankczij-do-692-fizychnyh-i-yurydychnyh-osib/" text:style-name="Internet_20_link" text:visited-style-name="Visited_20_Internet_20_Link">
https://armyinform.com.ua/2023/04/15/prezydent-ukrayiny-uviv-u-diyu-rishennya-rnbo-pro-zastosuvannya-sankczij-do-692-fizychnyh-i-yurydychnyh-osib/</text:a>
</text:p>
      <!--NEWS-->
      <text:h text:style-name="P10" text:outline-level="1">
<text:span text:style-name="T4">
Anna Malyar commented on the publication of a shocking video of the execution of a Ukrainian fighter</text:span>
</text:h>
      <text:p text:style-name="P4">
Author: ['АРМІЯINFORM']</text:p>
      <text:p text:style-name="P4">
Time: 2023-04-15T92:00:00-04:00</text:p>
      <text:p text:style-name="P4">
Description: “Naischo Viclly Tse Shokyuch Video Strati Nashogo Biezya? Є Dekilka Versiy: Zalakati ... War with Ukraine 2022, War with Ukraine Latest News Today, News War with Ukraine 2022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p>
      <text:p text:style-name="P4">
Tags: ['ГАННА МАЛЯР']</text:p>
      <text:p text:style-name="P4">
Category: News</text:p>
      <!--METADATA-->
      <text:p text:style-name="P4">
“Why did you put this shocking video of the execution of our fighter?</text:p>
      <text:p text:style-name="P4">
There are several versions: to intimidate us. Although after all that we have passed this year, it is difficult to imagine what we can intimidate; Internal struggle among themselves. There is already an assumption of representatives of which formation did.</text:p>
      <text:p text:style-name="P4">
Why make such videos?</text:p>
      <text:p text:style-name="P4">
There are also several versions: report the task; for the snapping of the instruction; Since only a person with a very perverted psychic can do this, they can shoot for pleasure, ”[commented] <text:a xlink:type="simple" xlink:href="https://www.facebook.com/ganna.maliar/videos/2595566377252306/" text:style-name="Internet_20_link" text:visited-style-name="Visited_20_Internet_20_Link">
commented</text:a>
Anna painter on her Facebook page.</text:p>
      <text:p text:style-name="P4">
News Source: <text:a xlink:type="simple" xlink:href="https://armyinform.com.ua/2023/04/15/ganna-malyar-prokomentuvala-oprylyudnennya-shokuyuchogo-video-straty-ukrayinskogo-bijczya/" text:style-name="Internet_20_link" text:visited-style-name="Visited_20_Internet_20_Link">
https://armyinform.com.ua/2023/04/15/ganna-malyar-prokomentuvala-oprylyudnennya-shokuyuchogo-video-straty-ukrayinskogo-bijczya/</text:a>
</text:p>
      <!--NEWS-->
      <text:h text:style-name="P10" text:outline-level="1">
<text:span text:style-name="T4">
Let's return justice as memory of all whose life was taken by Russia - Volodymyr Zelenskyy</text:span>
</text:h>
      <text:p text:style-name="P4">
Author: ['АРМІЯINFORM']</text:p>
      <text:p text:style-name="P4">
Time: 2023-04-15T93:00:00-04:00</text:p>
      <text:p text:style-name="P4">
Description: I am healthy, Shanovna Ukrainian!Having said the President of Franziya Macron .... War with Ukraine 2022, War with Ukraine Latest News Today,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5e5da10cd198fa9b5d77aaf54dbd73cc_1681582017_extra_large.jpeg" text:style-name="Internet_20_link" text:visited-style-name="Visited_20_Internet_20_Link">
5e5da10cd198fa9b5d77aaf54dbd73cc_1681582017_extra_large.jpeg</text:a>
']</text:p>
      <text:p text:style-name="P4">
Tags: ['ВІДЕОЗВЕРНЕННЯ', 'ПРЕЗИДЕНТ УКРАЇНИ']</text:p>
      <text:p text:style-name="P4">
Category: News</text:p>
      <!--METADATA-->
      <text:p text:style-name="P4">
<draw:frame draw:style-name="fr1" draw:name="Image301" text:anchor-type="as-char" svg:width="6.9236in" svg:height="3.894525in" draw:z-index="0">
<draw:image xlink:href="../Images/AРМІЯINFORM/2023-04-15T93-00-00-04-00/5e5da10cd198fa9b5d77aaf54dbd73cc_1681582017_extra_large.jpeg" xlink:type="simple" xlink:show="embed" xlink:actuate="onLoad" draw:mime-type="image/jpeg"/>
</draw:frame>
<text:span text:style-name="T4">
 _ I wish health, dear Ukrainians!_ </text:span>
</text:p>
      <text:p text:style-name="P4">
He spoke with French President Macron today. There was a long conversation, almost half hours. They managed to walk on all key security issues, which is the day of the day - ours, in Ukraine, very important, and in general in Europe.</text:p>
      <text:p text:style-name="P4">
It is a front, our ability to move, to act, to return freedom and justice in those territories that, unfortunately, are occupied by Russia.</text:p>
      <text:p text:style-name="P4">
International contacts were discussed - both ours and France. Emmanuel informed about the details and results of the visit to China. And I thank you for the clear support of those print things that combine our whole anti -war coalition.</text:p>
      <text:p text:style-name="P4">
Russia should be taken from the territory of Ukraine. All Ukraine and all occupiers. The iconic point of the UN Charter must work again - none of the Russian orders of international law can be ignored. It is on these principles that safety and tranquility will come to international relations. For this purpose, the E -Ukrainian formula of peace, absolutely realistic and quite specific, was also discussed in detail with the macron, as well as the international events that we blink this year, including the NATO Vilnius Summit.</text:p>
      <text:p text:style-name="P4">
Our common position at the Lithuanian Summit-all the participating states-can be the ambitious samette, which is needed by European security. I am sure of this. Safety of security for Ukraine, that is, in fact, for an international order based on the rules, it is necessary before our entry into the Alliance.</text:p>
      <text:p text:style-name="P4">
By the way, in Vilnius a meeting of the Member States of the Joint Investigative Group of Investigation of the Crimes of the invaders in Ukraine took place. One of the results of the meeting of Jugoda - it was signed yesterday. The Agreement on Joint Investigation of not only Russian military crimes, but also a crime of genocide.</text:p>
      <text:p text:style-name="P4">
We will provide at all levels, including legal, full responsibility for the Russian and Ukrainians. And I thank all the partners who helps to approach the sentences for the occupiers - for Russian murderers and terrorists.</text:p>
      <text:p text:style-name="P4">
In Slovian in Donbass, a search operation is still underway after a Russian -roller strike that happened yesterday. There is information that under the rubble of the houses - the cheat of the dead, unfortunately ...</text:p>
      <text:p text:style-name="P4">
Only one of this strike of terrorists has damaged and destroyed more than 50 residential buildings, of which more than 30 are multi -apartment ones. The wounded-more than 20 people, as of this time-the dead already 11. Among them is a very young child-the 21st age of the 21st year of birth. My condolences to my relatives, to all who have lost their close ...Today, two other sanctions against persons and companies have been published or helping the blame for this terror. In particular, these are the sanctions of persons who promote the terrorist state are covered by sports. Again, who is associated with its officials. A separate list is IT companies, qualifying terror or giving digital opportunities to continue aggression.</text:p>
      <text:p text:style-name="P4">
All Ukrainian sanctions synchronize with global sanctions, this is an inevitable process. I thank all in international institutions and partner states, who work with us, with government officials, with NSDCs, specialists, with our office.</text:p>
      <text:p text:style-name="P4">
The sanction pressure on anyone who is guilty of this aggression, blocking their assets at the level of the world is the self-defense of the world and now from any other opportunities for aggression.</text:p>
      <text:p text:style-name="P4">
The return of peace and its stability have no alternatives.</text:p>
      <text:p text:style-name="P4">
Thank you all who help us, Ukraine!Glory to all our soldiers who are in the battle of terrorists!</text:p>
      <text:p text:style-name="P4">
Let us return justice as a decent memory of all whose life was taken by Russia Terror ...</text:p>
      <text:p text:style-name="P4">
<text:span text:style-name="T4">
<text:span text:style-name="T5">
Glory to Ukraine!</text:span>
</text:span>
</text:p>
      <text:p text:style-name="P4">
<text:span text:style-name="T4">
 Source: </text:span>
 <text:a xlink:type="simple" xlink:href="https://www.president.gov.ua/news/povernemo-spravedlivist-yak-pamyat-pro-vsih-chiye-zhittya-za-82289" text:style-name="Internet_20_link" text:visited-style-name="Visited_20_Internet_20_Link">
Presidential Office</text:a>
</text:p>
      <text:p text:style-name="P4">
News Source: <text:a xlink:type="simple" xlink:href="https://armyinform.com.ua/2023/04/15/povernemo-spravedlyvist-yak-pam%ca%bcyat-pro-vsih-chyye-zhyttya-zabrala-rosiya-prezydent-ukrayiny/" text:style-name="Internet_20_link" text:visited-style-name="Visited_20_Internet_20_Link">
https://armyinform.com.ua/2023/04/15/povernemo-spravedlyvist-yak-pam%ca%bcyat-pro-vsih-chyye-zhyttya-zabrala-rosiya-prezydent-ukrayiny/</text:a>
</text:p>
      <!--NEWS-->
      <text:h text:style-name="P10" text:outline-level="1">
<text:span text:style-name="T4">
Since the beginning of the invasion, Ukraine has approved 9 European Integration Banks in the field of environment</text:span>
</text:h>
      <text:p text:style-name="P4">
Author: ['АРМІЯINFORM']</text:p>
      <text:p text:style-name="P4">
Time: 2023-04-15T94:00:00-04:00</text:p>
      <text:p text:style-name="P4">
Description: In 2019, Rotsi єvrojuza, having given the course of the roller, is the course of the course. Ambota Meta - up to 2050 Rock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4/5.png" text:style-name="Internet_20_link" text:visited-style-name="Visited_20_Internet_20_Link">
5.png</text:a>
']</text:p>
      <text:p text:style-name="P4">
Tags: ['ДОВКІЛЛЯ']</text:p>
      <text:p text:style-name="P4">
Category: News</text:p>
      <!--METADATA-->
      <text:p text:style-name="P4">
<draw:frame draw:style-name="fr1" draw:name="Image302" text:anchor-type="as-char" svg:width="6.9236in" svg:height="4.1259in" draw:z-index="0">
<draw:image xlink:href="../Images/AРМІЯINFORM/2023-04-15T94-00-00-04-00/5.png" xlink:type="simple" xlink:show="embed" xlink:actuate="onLoad" draw:mime-type="image/png"/>
</draw:frame>
Infographic about European green course</text:p>
      <text:p text:style-name="P4">
In 2019, the European Green Course adopted the European. Ambitious goal - by 2050 Europe will become the first climatic neutral continent. Ukraine said about 2060. In <text:a xlink:type="simple" xlink:href="https://armyinform.com.ua/2023/04/15/shkoda-dovkillyu-vid-vijny-vzhe-perevyshhuye-19-tryljona-gryven-ruslan-strilecz/" text:style-name="Internet_20_link" text:visited-style-name="Visited_20_Internet_20_Link">
interview</text:a>
Correspondent Armyinform Minister of Environmental Protection and Natural Resources Ruslan Striple told how the process of Green Recovery of Ukraine is ongoing:</text:p>
      <text:p text:style-name="P4">
“For Ukraine, green recovery is not a reconstruction by old projects. For example, when reconstruction of destroyed homes, even the location of the house will be important. After all, where the windows are directed will depend on the cost of heating in winter and for cooling in the summer. It is also important to use energy -saving materials.</text:p>
      <text:p text:style-name="P4">
Green recovery is also the restoration of industry on European standards. There is an understanding that our industry will be re -done in a mental, taking into account modern "green" technologies.</text:p>
      <text:p text:style-name="P4">
Therefore, even despite the war, the Mindovil did not stop working on the introduction of a reform of reduction and control of industrial pollution, but the actual co -modernization of industry. We have attached international experts, Czech Republic, Latvia to work. They worked together with the deputies of the profile committee of Ukraine, experts of the reform support team at Mindovquil, the Ministry of Environmental Protection of Germany and the GIZ project. As the result today we have a substantially revised draft law 6004-D.</text:p>
      <text:p text:style-name="P4">
The adoption of the bill will allow to implement the provisions of the Directive 2010/75/EC, to introduce the best available technologies and management methods, to launch industry eco -modernization and to fulfill one of the conditions for Ukraine's full membership in the European Union. When we introduce the position of this directive, built in the Soviet times and the units of the contamination of Russia will no longer be able to be restored according to old projects, but will not continue to poison the environment. Now it is a unique window to switch to modern environmental standards.</text:p>
      <text:p text:style-name="P4">
In general, since the beginning of a large -scale war, Ukraine has already adopted 9 Euro integration laws in the field of environmental. This is greater progress than a core of 5 years. In particular, we have launched reform of the waste management system, reform of the national chemical safety system, etc.Green recovery is accurately greening transport, eco-freelyarchitectural and engineering solutions. For example, even before a pandemic in Beijing, people were in masks because of smoke, because there skyscrapers there did not allow the exhaust gases from vehicles. And in European countries, external installations are installed to clean up urban air.</text:p>
      <text:p text:style-name="P4">
The world moves further, and we must catch up very quickly. This is the ideal signarter of the world and Ukraine that I would like to see. To live in such a country. "</text:p>
      <text:p text:style-name="P4">
News Source: <text:a xlink:type="simple" xlink:href="https://armyinform.com.ua/2023/04/15/z-pochatku-vtorgnennya-ukrayina-uhvalyla-9-yevrointegraczijnyh-zakonoproyektiv-u-sferi-dovkillya/" text:style-name="Internet_20_link" text:visited-style-name="Visited_20_Internet_20_Link">
https://armyinform.com.ua/2023/04/15/z-pochatku-vtorgnennya-ukrayina-uhvalyla-9-yevrointegraczijnyh-zakonoproyektiv-u-sferi-dovkillya/</text:a>
</text:p>
      <!--NEWS-->
      <text:h text:style-name="P10" text:outline-level="1">
<text:span text:style-name="T4">
Military crime against the environment can</text:span>
</text:h>
      <text:p text:style-name="P4">
Author: ['АРМІЯINFORM']</text:p>
      <text:p text:style-name="P4">
Time: 2023-04-15T95:00:00-04:00</text:p>
      <text:p text:style-name="P4">
Description: In the izhterv’s brown -register of Armyinform, Zakhist Dovkille that natural resources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30_360_1652348762-862.jpg" text:style-name="Internet_20_link" text:visited-style-name="Visited_20_Internet_20_Link">
630_360_1652348762-862.jpg</text:a>
']</text:p>
      <text:p text:style-name="P4">
Tags: ['ЕКОЗАГРОЗА', 'МОБІЛЬНИЙ ЗАСТОСУНОК']</text:p>
      <text:p text:style-name="P4">
Category: News</text:p>
      <!--METADATA-->
      <text:p text:style-name="P4">
<draw:frame draw:style-name="fr1" draw:name="Image303" text:anchor-type="as-char" svg:width="6.9236in" svg:height="3.951288in" draw:z-index="0">
<draw:image xlink:href="../Images/AРМІЯINFORM/2023-04-15T95-00-00-04-00/630_360_1652348762-862.jpg" xlink:type="simple" xlink:show="embed" xlink:actuate="onLoad" draw:mime-type="image/jpeg"/>
</draw:frame>
In an interview with the correspondent, the Minister of Environmental Protection and Natural Resources of Ukraine Ruslan Strelets <text:a xlink:type="simple" xlink:href="https://armyinform.com.ua/2023/04/15/shkoda-dovkillyu-vid-vijny-vzhe-perevyshhuye-19-tryljona-gryven-ruslan-strilecz/" text:style-name="Internet_20_link" text:visited-style-name="Visited_20_Internet_20_Link">
told</text:a>
About how the environment is currently monitored on the environment on frontier and deocutical territories:</text:p>
      <text:p text:style-name="P4">
<text:span text:style-name="T4">
 "</text:span>
 to the large -scale invasion of the Russian Federation in the territory of Ukraine worked a certainity of posts of monitoring of the state of atmospheric air. Constantly monitoring of water quality 4 laboratories: in Kyiv, Donetsk, Odessa Taivano-Frankivsk regions. In fact, they covered the whole country. During the time, a considerable amount of equipment was destroyed. What did we do?</text:p>
      <text:p text:style-name="P4">
Within a few months since the start of a large -scale invasion of the Russian Federation, we are the hardened and mobile application <text:a xlink:type="simple" xlink:href="https://ecozagroza.gov.ua/" text:style-name="Internet_20_link" text:visited-style-name="Visited_20_Internet_20_Link">
"eco -zarza"</text:a>
.Першочергово планувалося, що це буде інструментом збору інформації про воєннізлочини росіян проти українського довкілля. Кожна людина може зафіксуватитакий злочин та повідомити нам через „ЕкоЗагрозу“, незалежно від місцяперебування. Це може бути навіть солдат з передової.</text:p>
      <text:p text:style-name="P4">
Згодом ми розширили функціонал застосунку. Під’єднали до нього всі діючі постимоніторингу — радіаційного фону, якості повітря та води. Зараз там такожвідображається мапа повітряних тривог.</text:p>
      <text:p text:style-name="P4">
„ЕкоЗагроза“ є частиною створеної нами раніше „ЕкоСистеми“ — єдиноїзагальнонаціональної платформи, через яку ми надаємо адміністративні послугионлайн та відкриваємо довкіллєві дані.</text:p>
      <text:p text:style-name="P4">
Запуск „ЕкоЗагрози“ — це було термінове рішення. Іде війна і наша „ЕкоСистема“змушена була „одягнути камуфляж“. Коли війна закінчиться, „ЕкоЗагроза“ зновстане „ЕкоСистемою“. Однак і після цього через застосунок можна будеповідомляти про всі виявлені порушення довкіллєвого законодавства.</text:p>
      <text:p text:style-name="P4">
Щодо лабораторій якості води. У перші кілька місяців війни ми евакуювали певнеобладнання зі сходу України. Нині ми відбираємо проби води на всій території,яка контролюється ЗСУ. Дані про якість води публікуємо на „ЕкоЗагрозі“. Інодіфіксуємо перевищення по певних показниках, але вони не критичні».</text:p>
      <text:p text:style-name="P4">
News Source: <text:a xlink:type="simple" xlink:href="https://armyinform.com.ua/2023/04/15/voyennyj-zlochyn-proty-dovkillya-mozhna-zafiksuvaty-za-dopomogoyu-mobilnogo-zastosunku-ekozagroza/" text:style-name="Internet_20_link" text:visited-style-name="Visited_20_Internet_20_Link">
https://armyinform.com.ua/2023/04/15/voyennyj-zlochyn-proty-dovkillya-mozhna-zafiksuvaty-za-dopomogoyu-mobilnogo-zastosunku-ekozagroza/</text:a>
</text:p>
      <!--NEWS-->
      <text:h text:style-name="P10" text:outline-level="1">
<text:span text:style-name="T4">
The West's Chaplain Service has consecrated hundreds of belts for the military</text:span>
</text:h>
      <text:p text:style-name="P4">
Author: ['АРМІЯINFORM']</text:p>
      <text:p text:style-name="P4">
Time: 2023-04-15T96:00:00-04:00</text:p>
      <text:p text:style-name="P4">
Description: The younger lieutenant of the capelangian service of the PVK Zakhid Father Mar'an Senik consecrating Dekilka ... The war with Ukraine 2022, the war with Ukraine is the latest news today, the war with Ukraine 2022 is the last to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36796549_1293720044546267_407627169365934821_n.jpg" text:style-name="Internet_20_link" text:visited-style-name="Visited_20_Internet_20_Link">
336796549_1293720044546267_407627169365934821_n.jpg</text:a>
', '<text:a xlink:type="simple" xlink:href="https://armyinform.com.ua/wp-content/uploads/2023/04/336643523_609570387760252_5178795910863815412_n-150x150.jpg" text:style-name="Internet_20_link" text:visited-style-name="Visited_20_Internet_20_Link">
336643523_609570387760252_5178795910863815412_n-150x150.jpg</text:a>
', '<text:a xlink:type="simple" xlink:href="https://armyinform.com.ua/wp-content/uploads/2023/04/336552742_1326058728123341_1298262304655512995_n-150x150.jpg" text:style-name="Internet_20_link" text:visited-style-name="Visited_20_Internet_20_Link">
336552742_1326058728123341_1298262304655512995_n-150x150.jpg</text:a>
', '<text:a xlink:type="simple" xlink:href="https://armyinform.com.ua/wp-content/uploads/2023/04/336669110_716159703592831_2782269622780901609_n-150x150.jpg" text:style-name="Internet_20_link" text:visited-style-name="Visited_20_Internet_20_Link">
336669110_716159703592831_2782269622780901609_n-150x150.jpg</text:a>
', '<text:a xlink:type="simple" xlink:href="https://armyinform.com.ua/wp-content/uploads/2023/04/336899147_249354554225115_7960018271055336457_n-150x150.jpg" text:style-name="Internet_20_link" text:visited-style-name="Visited_20_Internet_20_Link">
336899147_249354554225115_7960018271055336457_n-150x150.jpg</text:a>
', '<text:a xlink:type="simple" xlink:href="https://armyinform.com.ua/wp-content/uploads/2023/04/336650179_886701102402713_1343557545464545509_n-150x150.jpg" text:style-name="Internet_20_link" text:visited-style-name="Visited_20_Internet_20_Link">
336650179_886701102402713_1343557545464545509_n-150x150.jpg</text:a>
', '<text:a xlink:type="simple" xlink:href="https://armyinform.com.ua/wp-content/uploads/2023/04/336560947_929602375132555_7562391697493251580_n-150x150.jpg" text:style-name="Internet_20_link" text:visited-style-name="Visited_20_Internet_20_Link">
336560947_929602375132555_7562391697493251580_n-150x150.jpg</text:a>
', '<text:a xlink:type="simple" xlink:href="https://armyinform.com.ua/wp-content/uploads/2023/04/336656353_1364989500963356_8975960025367686305_n-150x150.jpg" text:style-name="Internet_20_link" text:visited-style-name="Visited_20_Internet_20_Link">
336656353_1364989500963356_8975960025367686305_n-150x150.jpg</text:a>
']</text:p>
      <text:p text:style-name="P4">
Tags: ['ВЕЛИКДЕНЬ', 'ОСВЯЧЕННЯ', 'ПВК «ЗАХІД»']</text:p>
      <text:p text:style-name="P4">
Category: News</text:p>
      <!--METADATA-->
      <text:p text:style-name="P4">
<draw:frame draw:style-name="fr1" draw:name="Image304" text:anchor-type="as-char" svg:width="6.9236in" svg:height="4.615733in" draw:z-index="0">
<draw:image xlink:href="../Images/AРМІЯINFORM/2023-04-15T96-00-00-04-00/336796549_1293720044546267_407627169365934821_n.jpg" xlink:type="simple" xlink:show="embed" xlink:actuate="onLoad" draw:mime-type="image/jpeg"/>
</draw:frame>
Junior Lieutenant of the Chaplaincy Service of the PEC "West" Father Marian Senik is consecrated by hundreds of Easter, who will receive the Ukrainian military, both in the front of the permanent dislocation and on the front.</text:p>
      <text:p text:style-name="P4">
Today we all believe in the new victory of Ukraine. And we are all confident that no hordes and no evil will be unmistakable.</text:p>
      <ul>
        <li>
We overcome the dark times. We fight for the bright idea. On the bright side. And in the side of the side - the truth, the people, the Lord and the higher heavenly glow. These Easter cakes will receive our defenders, we want to convey to them a part of our heat, sincere gratitude, support, prayer and hope. Let this festive bread - a symbol of life, silver, resurrection - will be a ray of joy and light among the darkness of Tasmerty's war, - said the military chaplain.</li>
      </ul>
      <text:p text:style-name="P4">
<text:a xlink:type="simple" xlink:href="https://armyinform.com.ua/wp-content/uploads/2023/04/336643523_609570387760252_5178795910863815412_n.jpg" text:style-name="Internet_20_link" text:visited-style-name="Visited_20_Internet_20_Link">
!(Images/AРМІЯINFORM/2023-04-15T96-00-00-04-00/336643523_609570387760252_5178795910863815412_n-150x150.jpg)</text:a>
</text:p>
      <text:p text:style-name="P4">
<text:a xlink:type="simple" xlink:href="https://armyinform.com.ua/wp-content/uploads/2023/04/336552742_1326058728123341_1298262304655512995_n.jpg" text:style-name="Internet_20_link" text:visited-style-name="Visited_20_Internet_20_Link">
<draw:frame draw:style-name="fr1" draw:name="Image305" text:anchor-type="as-char" svg:width="6.9236in" svg:height="6.9236in" draw:z-index="0">
<draw:image xlink:href="../Images/AРМІЯINFORM/2023-04-15T96-00-00-04-00/336552742_1326058728123341_1298262304655512995_n-150x150.jpg" xlink:type="simple" xlink:show="embed" xlink:actuate="onLoad" draw:mime-type="image/jpeg"/>
</draw:frame>
</text:a>
</text:p>
      <text:p text:style-name="P4">
<text:a xlink:type="simple" xlink:href="https://armyinform.com.ua/wp-content/uploads/2023/04/336669110_716159703592831_2782269622780901609_n.jpg" text:style-name="Internet_20_link" text:visited-style-name="Visited_20_Internet_20_Link">
<draw:frame draw:style-name="fr1" draw:name="Image306" text:anchor-type="as-char" svg:width="6.9236in" svg:height="6.9236in" draw:z-index="0">
<draw:image xlink:href="../Images/AРМІЯINFORM/2023-04-15T96-00-00-04-00/336669110_716159703592831_2782269622780901609_n-150x150.jpg" xlink:type="simple" xlink:show="embed" xlink:actuate="onLoad" draw:mime-type="image/jpeg"/>
</draw:frame>
</text:a>
</text:p>
      <text:p text:style-name="P4">
<text:a xlink:type="simple" xlink:href="https://armyinform.com.ua/wp-content/uploads/2023/04/336899147_249354554225115_7960018271055336457_n.jpg" text:style-name="Internet_20_link" text:visited-style-name="Visited_20_Internet_20_Link">
<draw:frame draw:style-name="fr1" draw:name="Image307" text:anchor-type="as-char" svg:width="6.9236in" svg:height="6.9236in" draw:z-index="0">
<draw:image xlink:href="../Images/AРМІЯINFORM/2023-04-15T96-00-00-04-00/336899147_249354554225115_7960018271055336457_n-150x150.jpg" xlink:type="simple" xlink:show="embed" xlink:actuate="onLoad" draw:mime-type="image/jpeg"/>
</draw:frame>
</text:a>
</text:p>
      <text:p text:style-name="P4">
<text:a xlink:type="simple" xlink:href="https://armyinform.com.ua/wp-content/uploads/2023/04/336650179_886701102402713_1343557545464545509_n.jpg" text:style-name="Internet_20_link" text:visited-style-name="Visited_20_Internet_20_Link">
<draw:frame draw:style-name="fr1" draw:name="Image308" text:anchor-type="as-char" svg:width="6.9236in" svg:height="6.9236in" draw:z-index="0">
<draw:image xlink:href="../Images/AРМІЯINFORM/2023-04-15T96-00-00-04-00/336650179_886701102402713_1343557545464545509_n-150x150.jpg" xlink:type="simple" xlink:show="embed" xlink:actuate="onLoad" draw:mime-type="image/jpeg"/>
</draw:frame>
</text:a>
</text:p>
      <text:p text:style-name="P4">
<text:a xlink:type="simple" xlink:href="https://armyinform.com.ua/wp-content/uploads/2023/04/336560947_929602375132555_7562391697493251580_n.jpg" text:style-name="Internet_20_link" text:visited-style-name="Visited_20_Internet_20_Link">
<draw:frame draw:style-name="fr1" draw:name="Image309" text:anchor-type="as-char" svg:width="6.9236in" svg:height="6.9236in" draw:z-index="0">
<draw:image xlink:href="../Images/AРМІЯINFORM/2023-04-15T96-00-00-04-00/336560947_929602375132555_7562391697493251580_n-150x150.jpg" xlink:type="simple" xlink:show="embed" xlink:actuate="onLoad" draw:mime-type="image/jpeg"/>
</draw:frame>
</text:a>
</text:p>
      <text:p text:style-name="P4">
<text:a xlink:type="simple" xlink:href="https://armyinform.com.ua/wp-content/uploads/2023/04/336656353_1364989500963356_8975960025367686305_n.jpg" text:style-name="Internet_20_link" text:visited-style-name="Visited_20_Internet_20_Link">
<draw:frame draw:style-name="fr1" draw:name="Image310" text:anchor-type="as-char" svg:width="6.9236in" svg:height="6.9236in" draw:z-index="0">
<draw:image xlink:href="../Images/AРМІЯINFORM/2023-04-15T96-00-00-04-00/336656353_1364989500963356_8975960025367686305_n-150x150.jpg" xlink:type="simple" xlink:show="embed" xlink:actuate="onLoad" draw:mime-type="image/jpeg"/>
</draw:frame>
</text:a>
</text:p>
      <text:p text:style-name="P4">
<text:span text:style-name="T4">
 Source: </text:span>
 <text:a xlink:type="simple" xlink:href="https://www.facebook.com/PvkZahid/posts/pfbid02DqHqhsxAUK2bfZmndLTgvCTbW3AEtqZCkz4fb4gkXX6aFt2tTQsQzzm4cAruczbol" text:style-name="Internet_20_link" text:visited-style-name="Visited_20_Internet_20_Link">
Air Command "West" Air Force of the Air Force</text:a>
</text:p>
      <text:p text:style-name="P4">
News Source: <text:a xlink:type="simple" xlink:href="https://armyinform.com.ua/2023/04/15/kapelanska-sluzhba-pvk-zahid-osvyatyla-sotni-pasok-dlya-vijskovyh/" text:style-name="Internet_20_link" text:visited-style-name="Visited_20_Internet_20_Link">
https://armyinform.com.ua/2023/04/15/kapelanska-sluzhba-pvk-zahid-osvyatyla-sotni-pasok-dlya-vijskovyh/</text:a>
</text:p>
      <!--NEWS-->
      <text:h text:style-name="P10" text:outline-level="1">
<text:span text:style-name="T4">
The Armed Forces continues to complete vacant positions by experts of hydrometeorological service</text:span>
</text:h>
      <text:p text:style-name="P4">
Author: ['АРМІЯINFORM']</text:p>
      <text:p text:style-name="P4">
Time: 2023-04-15T97:00:00-04:00</text:p>
      <text:p text:style-name="P4">
Description: In one Vіsyskovo-Navichny pirodrodil, the Vishcho-ouxyki of the Ukrainian has been a cours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6539110_766045345141755_1558480105600285779_n.jpg" text:style-name="Internet_20_link" text:visited-style-name="Visited_20_Internet_20_Link">
336539110_766045345141755_1558480105600285779_n.jpg</text:a>
', '<text:a xlink:type="simple" xlink:href="https://armyinform.com.ua/wp-content/uploads/2023/04/336549794_997105701272829_1507754911517877754_n.jpg" text:style-name="Internet_20_link" text:visited-style-name="Visited_20_Internet_20_Link">
336549794_997105701272829_1507754911517877754_n.jpg</text:a>
']</text:p>
      <text:p text:style-name="P4">
Tags: ['ВІЙСЬКОВІ МЕТРОЛОГИ', 'НАВЧАННЯ']</text:p>
      <text:p text:style-name="P4">
Category: News</text:p>
      <!--METADATA-->
      <text:p text:style-name="P4">
<draw:frame draw:style-name="fr1" draw:name="Image311" text:anchor-type="as-char" svg:width="6.9236in" svg:height="4.613779in" draw:z-index="0">
<draw:image xlink:href="../Images/AРМІЯINFORM/2023-04-15T97-00-00-04-00/336539110_766045345141755_1558480105600285779_n.jpg" xlink:type="simple" xlink:show="embed" xlink:actuate="onLoad" draw:mime-type="image/jpeg"/>
</draw:frame>
In one military-educational unit of the institution of higher education of Ukraine there were courses of retraining of reserve officers called for mobilization.</text:p>
      <text:p text:style-name="P4">
Within two months the theoretical and practical classes of momentum, tactical, and medical were conducted with officers. Topographic. Engineering training, from the main. The focus was to restore the knowledge of meteorology to the Tavil's experience of hydrometeorological support for aviation, BPAK, and artillery.</text:p>
      <text:p text:style-name="P4">
During the comprehensive examination, the officers showed good theoretical knowledge of tapractical skills in the maintenance of techniques and means of hydrometeorological service.</text:p>
      <text:p text:style-name="P4">
<draw:frame draw:style-name="fr1" draw:name="Image312" text:anchor-type="as-char" svg:width="6.9236in" svg:height="4.613779in" draw:z-index="0">
<draw:image xlink:href="../Images/AРМІЯINFORM/2023-04-15T97-00-00-04-00/336549794_997105701272829_1507754911517877754_n.jpg" xlink:type="simple" xlink:show="embed" xlink:actuate="onLoad" draw:mime-type="image/jpeg"/>
</draw:frame>
Meteorological units of the Armed Forces of Ukraine receive well -trained persons and commanders.</text:p>
      <text:p text:style-name="P4">
<text:span text:style-name="T4">
 Source: </text:span>
 <text:a xlink:type="simple" xlink:href="https://www.facebook.com/KSP.ZSU/posts/pfbid0pHQCQM81CEMbvwD3eYMdtMyvbM3ns7UW9Ac5HT1LonjjtVJdB7uyKoEgcDVLj9twl" text:style-name="Internet_20_link" text:visited-style-name="Visited_20_Internet_20_Link">
Public Relations Service Command Command Support Forces forces</text:a>
</text:p>
      <text:p text:style-name="P4">
News Source: <text:a xlink:type="simple" xlink:href="https://armyinform.com.ua/2023/04/15/u-zsu-tryvaye-doukomplektuvannya-vakantnyh-posad-fahivczyamy-gidrometeorologichnoyi-sluzhby/" text:style-name="Internet_20_link" text:visited-style-name="Visited_20_Internet_20_Link">
https://armyinform.com.ua/2023/04/15/u-zsu-tryvaye-doukomplektuvannya-vakantnyh-posad-fahivczyamy-gidrometeorologichnoyi-sluzhby/</text:a>
</text:p>
      <!--NEWS-->
      <text:h text:style-name="P10" text:outline-level="1">
<text:span text:style-name="T4">
Easter comes to the forefront</text:span>
</text:h>
      <text:p text:style-name="P4">
Author: ['Владислав Назаркевич']</text:p>
      <text:p text:style-name="P4">
Time: 2023-04-15T98:00:00-04:00</text:p>
      <text:p text:style-name="P4">
Description: The Creaches of the Armo-School of Hands of the Churches, Abi, Abi have come to the Last News of Ukraine, the latest news today, the war with Ukraine 2022, will be the last ones for today, whether the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1231.jpg" text:style-name="Internet_20_link" text:visited-style-name="Visited_20_Internet_20_Link">
1231.jpg</text:a>
', '<text:a xlink:type="simple" xlink:href="https://armyinform.com.ua/wp-content/uploads/2023/04/2-49-150x150.jpg" text:style-name="Internet_20_link" text:visited-style-name="Visited_20_Internet_20_Link">
2-49-150x150.jpg</text:a>
', '<text:a xlink:type="simple" xlink:href="https://armyinform.com.ua/wp-content/uploads/2023/04/3-43-150x150.jpg" text:style-name="Internet_20_link" text:visited-style-name="Visited_20_Internet_20_Link">
3-43-150x150.jpg</text:a>
', '<text:a xlink:type="simple" xlink:href="https://armyinform.com.ua/wp-content/uploads/2023/04/4-38-150x150.jpg" text:style-name="Internet_20_link" text:visited-style-name="Visited_20_Internet_20_Link">
4-38-150x150.jpg</text:a>
', '<text:a xlink:type="simple" xlink:href="https://armyinform.com.ua/wp-content/uploads/2023/04/5-31-150x150.jpg" text:style-name="Internet_20_link" text:visited-style-name="Visited_20_Internet_20_Link">
5-31-150x150.jpg</text:a>
', '<text:a xlink:type="simple" xlink:href="https://armyinform.com.ua/wp-content/uploads/2023/04/6-28-150x150.jpg" text:style-name="Internet_20_link" text:visited-style-name="Visited_20_Internet_20_Link">
6-28-150x150.jpg</text:a>
', '<text:a xlink:type="simple" xlink:href="https://armyinform.com.ua/wp-content/uploads/2023/04/7-14-150x150.jpg" text:style-name="Internet_20_link" text:visited-style-name="Visited_20_Internet_20_Link">
7-14-150x150.jpg</text:a>
', '<text:a xlink:type="simple" xlink:href="https://armyinform.com.ua/wp-content/uploads/2023/04/8-14-150x150.jpg" text:style-name="Internet_20_link" text:visited-style-name="Visited_20_Internet_20_Link">
8-14-150x150.jpg</text:a>
', '<text:a xlink:type="simple" xlink:href="https://armyinform.com.ua/wp-content/uploads/2023/04/9-15-150x150.jpg" text:style-name="Internet_20_link" text:visited-style-name="Visited_20_Internet_20_Link">
9-15-150x150.jpg</text:a>
', '<text:a xlink:type="simple" xlink:href="https://armyinform.com.ua/wp-content/uploads/2023/04/10-14-150x150.jpg" text:style-name="Internet_20_link" text:visited-style-name="Visited_20_Internet_20_Link">
10-14-150x150.jpg</text:a>
', '<text:a xlink:type="simple" xlink:href="https://armyinform.com.ua/wp-content/uploads/2023/04/11-6-150x150.jpg" text:style-name="Internet_20_link" text:visited-style-name="Visited_20_Internet_20_Link">
11-6-150x150.jpg</text:a>
', '<text:a xlink:type="simple" xlink:href="https://armyinform.com.ua/wp-content/uploads/2023/04/12-7-150x150.jpg" text:style-name="Internet_20_link" text:visited-style-name="Visited_20_Internet_20_Link">
12-7-150x150.jpg</text:a>
', '<text:a xlink:type="simple" xlink:href="https://armyinform.com.ua/wp-content/uploads/2023/04/13-5-150x150.jpg" text:style-name="Internet_20_link" text:visited-style-name="Visited_20_Internet_20_Link">
13-5-150x150.jpg</text:a>
', '<text:a xlink:type="simple" xlink:href="https://armyinform.com.ua/wp-content/uploads/2023/04/14-4-150x150.jpg" text:style-name="Internet_20_link" text:visited-style-name="Visited_20_Internet_20_Link">
14-4-150x150.jpg</text:a>
', '<text:a xlink:type="simple" xlink:href="https://armyinform.com.ua/wp-content/uploads/2023/04/15-1-150x150.jpg" text:style-name="Internet_20_link" text:visited-style-name="Visited_20_Internet_20_Link">
15-1-150x150.jpg</text:a>
']</text:p>
      <text:p text:style-name="P4">
Tags: ['ВЕЛИКДЕНЬ', 'ДЕСАНТНИКИ', 'ОСВЯЧЕННЯ', 'ПАСКИ']</text:p>
      <text:p text:style-name="P4">
Category: News</text:p>
      <!--METADATA-->
      <text:p text:style-name="P4">
<draw:frame draw:style-name="fr1" draw:name="Image313" text:anchor-type="as-char" svg:width="6.9236in" svg:height="4.615733in" draw:z-index="0">
<draw:image xlink:href="../Images/AРМІЯINFORM/2023-04-15T98-00-00-04-00/1231.jpg" xlink:type="simple" xlink:show="embed" xlink:actuate="onLoad" draw:mime-type="image/jpeg"/>
</draw:frame>
Warriors of a separate landing brigade came to a small frontier church to pray and consecrate Easter dishes. Not everyone has garrisons here. Some dishes in backpacks, cardboard boxes and helmets. Instead of the holiday outfit - military uniform.</text:p>
      <ul>
        <li>
This is the second Easter that I celebrate in the war, - says the paratrooper Ivan. “The first one I met in a battle position, and this is in the temple. I take the Easter cakes for my brothers, friends. I will go at night to change their precautions, I will bring these consecrated dishes.</li>
      </ul>
      <text:p text:style-name="P4">
<text:a xlink:type="simple" xlink:href="https://armyinform.com.ua/wp-content/uploads/2023/04/2-49.jpg" text:style-name="Internet_20_link" text:visited-style-name="Visited_20_Internet_20_Link">
!(Images/AРМІЯINFORM/2023-04-15T98-00-00-04-00/2-49-150x150.jpg)</text:a>
</text:p>
      <text:p text:style-name="P4">
<text:a xlink:type="simple" xlink:href="https://armyinform.com.ua/wp-content/uploads/2023/04/3-43.jpg" text:style-name="Internet_20_link" text:visited-style-name="Visited_20_Internet_20_Link">
<draw:frame draw:style-name="fr1" draw:name="Image314" text:anchor-type="as-char" svg:width="6.9236in" svg:height="6.9236in" draw:z-index="0">
<draw:image xlink:href="../Images/AРМІЯINFORM/2023-04-15T98-00-00-04-00/3-43-150x150.jpg" xlink:type="simple" xlink:show="embed" xlink:actuate="onLoad" draw:mime-type="image/jpeg"/>
</draw:frame>
</text:a>
</text:p>
      <text:p text:style-name="P4">
<text:a xlink:type="simple" xlink:href="https://armyinform.com.ua/wp-content/uploads/2023/04/4-38.jpg" text:style-name="Internet_20_link" text:visited-style-name="Visited_20_Internet_20_Link">
<draw:frame draw:style-name="fr1" draw:name="Image315" text:anchor-type="as-char" svg:width="6.9236in" svg:height="6.9236in" draw:z-index="0">
<draw:image xlink:href="../Images/AРМІЯINFORM/2023-04-15T98-00-00-04-00/4-38-150x150.jpg" xlink:type="simple" xlink:show="embed" xlink:actuate="onLoad" draw:mime-type="image/jpeg"/>
</draw:frame>
</text:a>
</text:p>
      <text:p text:style-name="P4">
<text:a xlink:type="simple" xlink:href="https://armyinform.com.ua/wp-content/uploads/2023/04/5-31.jpg" text:style-name="Internet_20_link" text:visited-style-name="Visited_20_Internet_20_Link">
<draw:frame draw:style-name="fr1" draw:name="Image316" text:anchor-type="as-char" svg:width="6.9236in" svg:height="6.9236in" draw:z-index="0">
<draw:image xlink:href="../Images/AРМІЯINFORM/2023-04-15T98-00-00-04-00/5-31-150x150.jpg" xlink:type="simple" xlink:show="embed" xlink:actuate="onLoad" draw:mime-type="image/jpeg"/>
</draw:frame>
</text:a>
Next to the military - civilians. Residents of the city also came to this church to take part in the Divine Service and consecrate the dishes in their baskets.</text:p>
      <ul>
        <li>
Last year we were not at home and did not holy the Passover here. And I really wanted to get into my church. Although it is small, but very native our Ukrainian church, - says Ms. Lilia. - We are very glad that now is the Zavaysky. I look at them and I have tears in my eyes. I want to wish that they were all healthy so that their guardian angel protected everyone so that they would all come to their families. We pray for them every day. And we are very proud that we have such defenders.</li>
      </ul>
      <text:p text:style-name="P4">
<text:a xlink:type="simple" xlink:href="https://armyinform.com.ua/wp-content/uploads/2023/04/6-28.jpg" text:style-name="Internet_20_link" text:visited-style-name="Visited_20_Internet_20_Link">
!(Images/AРМІЯINFORM/2023-04-15T98-00-00-04-00/6-28-150x150.jpg)</text:a>
</text:p>
      <text:p text:style-name="P4">
<text:a xlink:type="simple" xlink:href="https://armyinform.com.ua/wp-content/uploads/2023/04/7-14.jpg" text:style-name="Internet_20_link" text:visited-style-name="Visited_20_Internet_20_Link">
<draw:frame draw:style-name="fr1" draw:name="Image317" text:anchor-type="as-char" svg:width="6.9236in" svg:height="6.9236in" draw:z-index="0">
<draw:image xlink:href="../Images/AРМІЯINFORM/2023-04-15T98-00-00-04-00/7-14-150x150.jpg" xlink:type="simple" xlink:show="embed" xlink:actuate="onLoad" draw:mime-type="image/jpeg"/>
</draw:frame>
</text:a>
</text:p>
      <text:p text:style-name="P4">
<text:a xlink:type="simple" xlink:href="https://armyinform.com.ua/wp-content/uploads/2023/04/8-14.jpg" text:style-name="Internet_20_link" text:visited-style-name="Visited_20_Internet_20_Link">
<draw:frame draw:style-name="fr1" draw:name="Image318" text:anchor-type="as-char" svg:width="6.9236in" svg:height="6.9236in" draw:z-index="0">
<draw:image xlink:href="../Images/AРМІЯINFORM/2023-04-15T98-00-00-04-00/8-14-150x150.jpg" xlink:type="simple" xlink:show="embed" xlink:actuate="onLoad" draw:mime-type="image/jpeg"/>
</draw:frame>
</text:a>
</text:p>
      <text:p text:style-name="P4">
<text:a xlink:type="simple" xlink:href="https://armyinform.com.ua/wp-content/uploads/2023/04/9-15.jpg" text:style-name="Internet_20_link" text:visited-style-name="Visited_20_Internet_20_Link">
<draw:frame draw:style-name="fr1" draw:name="Image319" text:anchor-type="as-char" svg:width="6.9236in" svg:height="6.9236in" draw:z-index="0">
<draw:image xlink:href="../Images/AРМІЯINFORM/2023-04-15T98-00-00-04-00/9-15-150x150.jpg" xlink:type="simple" xlink:show="embed" xlink:actuate="onLoad" draw:mime-type="image/jpeg"/>
</draw:frame>
</text:a>
</text:p>
      <text:p text:style-name="P4">
<text:a xlink:type="simple" xlink:href="https://armyinform.com.ua/wp-content/uploads/2023/04/10-14.jpg" text:style-name="Internet_20_link" text:visited-style-name="Visited_20_Internet_20_Link">
<draw:frame draw:style-name="fr1" draw:name="Image320" text:anchor-type="as-char" svg:width="6.9236in" svg:height="6.9236in" draw:z-index="0">
<draw:image xlink:href="../Images/AРМІЯINFORM/2023-04-15T98-00-00-04-00/10-14-150x150.jpg" xlink:type="simple" xlink:show="embed" xlink:actuate="onLoad" draw:mime-type="image/jpeg"/>
</draw:frame>
</text:a>
</text:p>
      <text:p text:style-name="P4">
The military says that their baskets have everything that Ukrainians have traditionally put a celebration table.</text:p>
      <ul>
        <li>
Something brought from home, from vacations, something was given in stock, something transmitted. We painted the eggs ourselves. In our basket, Easter eggs, sausages, salt, butter, cheese, pad, - says a military named Ivanna. - After consecration, we will love all our boys. At least a piece of holy Easter cake they taste. They perform combat missions, keep defense. They wait for Easter, approach the victory. So we want the next resurrection of Christ to be marked in a victorious free Ukraine.</li>
      </ul>
      <text:p text:style-name="P4">
Paratroopers from each unit of the brigade came to the church.</text:p>
      <ul>
        <li>
After the consecration, they will go to the brothers and the seats. There will be at the time when it is, in the intervals between the tasks, to celebrate, - says paratroopers.</li>
      </ul>
      <text:p text:style-name="P4">
<text:a xlink:type="simple" xlink:href="https://armyinform.com.ua/wp-content/uploads/2023/04/12-7.jpg" text:style-name="Internet_20_link" text:visited-style-name="Visited_20_Internet_20_Link">
!(Images/AРМІЯINFORM/2023-04-15T98-00-00-04-00/12-7-150x150.jpg)</text:a>
</text:p>
      <text:p text:style-name="P4">
<text:a xlink:type="simple" xlink:href="https://armyinform.com.ua/wp-content/uploads/2023/04/13-5.jpg" text:style-name="Internet_20_link" text:visited-style-name="Visited_20_Internet_20_Link">
<draw:frame draw:style-name="fr1" draw:name="Image321" text:anchor-type="as-char" svg:width="6.9236in" svg:height="6.9236in" draw:z-index="0">
<draw:image xlink:href="../Images/AРМІЯINFORM/2023-04-15T98-00-00-04-00/13-5-150x150.jpg" xlink:type="simple" xlink:show="embed" xlink:actuate="onLoad" draw:mime-type="image/jpeg"/>
</draw:frame>
</text:a>
</text:p>
      <text:p text:style-name="P4">
<text:a xlink:type="simple" xlink:href="https://armyinform.com.ua/wp-content/uploads/2023/04/14-4.jpg" text:style-name="Internet_20_link" text:visited-style-name="Visited_20_Internet_20_Link">
<draw:frame draw:style-name="fr1" draw:name="Image322" text:anchor-type="as-char" svg:width="6.9236in" svg:height="6.9236in" draw:z-index="0">
<draw:image xlink:href="../Images/AРМІЯINFORM/2023-04-15T98-00-00-04-00/14-4-150x150.jpg" xlink:type="simple" xlink:show="embed" xlink:actuate="onLoad" draw:mime-type="image/jpeg"/>
</draw:frame>
</text:a>
</text:p>
      <text:p text:style-name="P4">
<text:a xlink:type="simple" xlink:href="https://armyinform.com.ua/wp-content/uploads/2023/04/15-1.jpg" text:style-name="Internet_20_link" text:visited-style-name="Visited_20_Internet_20_Link">
<draw:frame draw:style-name="fr1" draw:name="Image323" text:anchor-type="as-char" svg:width="6.9236in" svg:height="6.9236in" draw:z-index="0">
<draw:image xlink:href="../Images/AРМІЯINFORM/2023-04-15T98-00-00-04-00/15-1-150x150.jpg" xlink:type="simple" xlink:show="embed" xlink:actuate="onLoad" draw:mime-type="image/jpeg"/>
</draw:frame>
</text:a>
Runs in the temple and consecrates the Passover the military chaplain of a separate airborne-assault barrier Father Nikolai.</text:p>
      <ul>
        <li>
I have already consecrated a lot of belts for our defenders, - he says. - I wish all the defenders and defenders of God the blessing, the victory!May the Lord, who risen from the dead and did not let him be reminiscent of, the Hens are in our souls. Evil has been overcome two thousand years ago, so it will be now. Christ is Risen!He is Risen Indeed.</li>
      </ul>
      <text:p text:style-name="P4">
<text:span text:style-name="T5">
Opto and video author</text:span>
</text:p>
      <text:p text:style-name="P4">
News Source: <text:a xlink:type="simple" xlink:href="https://armyinform.com.ua/2023/04/15/velykden-pryhodyt-na-peredovu/" text:style-name="Internet_20_link" text:visited-style-name="Visited_20_Internet_20_Link">
https://armyinform.com.ua/2023/04/15/velykden-pryhodyt-na-peredovu/</text:a>
</text:p>
      <!--NEWS-->
      <text:h text:style-name="P10" text:outline-level="1">
<text:span text:style-name="T4">
Short. War. Day 416. Videoodigest</text:span>
</text:h>
      <text:p text:style-name="P4">
Author: ['АРМІЯINFORM']</text:p>
      <text:p text:style-name="P4">
Time: 2023-04-15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a xlink:type="simple" xlink:href="https://armyinform.com.ua/wp-content/uploads/2023/04/videdajdzhest.jpg" text:style-name="Internet_20_link" text:visited-style-name="Visited_20_Internet_20_Link">
videdajdzhest.jpg</text:a>
']</text:p>
      <text:p text:style-name="P4">
Tags: ['ВІДЕОДАЙДЖЕСТ', 'ГШ ЗСУ']</text:p>
      <text:p text:style-name="P4">
Category: News</text:p>
      <!--METADATA-->
      <text:p text:style-name="P4">
<draw:frame draw:style-name="fr1" draw:name="Image324" text:anchor-type="as-char" svg:width="6.9236in" svg:height="3.444491in" draw:z-index="0">
<draw:image xlink:href="../Images/AРМІЯINFORM/2023-04-15T99-00-00-04-00/videdajdzhest.jpg" xlink:type="simple" xlink:show="embed" xlink:actuate="onLoad" draw:mime-type="image/jpeg"/>
</draw:frame>
</text:p>
      <text:p text:style-name="P4">
News Source: <text:a xlink:type="simple" xlink:href="https://armyinform.com.ua/2023/04/15/korotko-vijna-den-416-videodajdzhest/" text:style-name="Internet_20_link" text:visited-style-name="Visited_20_Internet_20_Link">
https://armyinform.com.ua/2023/04/15/korotko-vijna-den-416-videodajdzhest/</text:a>
</text:p>
      <!--NEWS-->
      <text:h text:style-name="P10" text:outline-level="1">
<text:span text:style-name="T4">
In Slavyansk, two people were saved by the five-storey buildings</text:span>
</text:h>
      <text:p text:style-name="P4">
Authors: Ukrinform (Person)</text:p>
      <text:p text:style-name="P4">
Publisher: Укринформ (Organization)</text:p>
      <text:p text:style-name="P4">
Published Time: 2023-04-16T00:21:00+03:00</text:p>
      <text:p text:style-name="P4">
Modified Time: 2023-04-16T00:21:00+03:00</text:p>
      <text:p text:style-name="P4">
Description: Two people are rescued, the bodies of another six were raised from the rubble of the five-storey building in Slavyansk. - Ukrinform.</text:p>
      <text:p text:style-name="P4">
Images: ["<text:a xlink:type="simple" xlink:href="https://static.ukrinform.com/photos/2023_04/thumb_files/630_360_1681499682-1968.jpeg" text:style-name="Internet_20_link" text:visited-style-name="Visited_20_Internet_20_Link">
630_360_16814...</text:a>
"]</text:p>
      <text:p text:style-name="P4">
Tags: ['Донеччина', 'Кириленко', "Слов'янськ", 'Війна з росією', 'Ракетний удар']</text:p>
      <text:p text:style-name="P4">
Type: Article</text:p>
      <!--METADATA-->
      <text:p text:style-name="P4">
<draw:frame draw:style-name="fr1" draw:name="Image325" text:anchor-type="as-char" svg:width="6.9236in" svg:height="3.956343in" draw:z-index="0">
<draw:image xlink:href="../Images/yкринформ/2023-04-16T00-21-00-03-00/630_360_1681499682-1968.jpeg" xlink:type="simple" xlink:show="embed" xlink:actuate="onLoad" draw:mime-type="image/jpeg"/>
</draw:frame>
Two people are rescued, the bodies are more than six raised from under the rubble of the destroyed rashistami-storey building in Slavyansk.</text:p>
      <text:p text:style-name="P4">
About it reported in <text:a xlink:type="simple" xlink:href="https://t.me/pavlokyrylenko_donoda/7560" text:style-name="Internet_20_link" text:visited-style-name="Visited_20_Internet_20_Link">
</text:a>
The head of Donetsk Ova Pavel Kirilenko, reports Ukrinform.</text:p>
      <text:p text:style-name="P4">
"Two people are rescued, the bodies of six raised from under the rubble of the destroyed rushistami-river in <text:a xlink:type="simple" xlink:href="https://www.ukrinform.ua/tag-slovansk" text:style-name="Internet_20_link" text:visited-style-name="Visited_20_Internet_20_Link">
</text:a>
. As of the 23 -tubin rescuers of the SES, 96 tons of building structures have already dismantled, "Kirilenko wrote.</text:p>
      <text:p text:style-name="P4">
Currently, 30 people of the State Emergency Service of Ukraine in Donetsk region and 7 pieces of equipment are involved in the emergency and rescue work.</text:p>
      <text:p text:style-name="P4">
<text:span text:style-name="T4">
 Read also: </text:span>
 <text:a xlink:type="simple" xlink:href="https://www.ukrinform.ua/rubric-ato/3696464-zagarbniki-obstrilali-sumsinu-nekerovanimi-aviacijnimi-raketami.html" text:style-name="Internet_20_link" text:visited-style-name="Visited_20_Internet_20_Link">
<text:span text:style-name="T4">
 firing </text:span>
</text:a>
As reported by Ukrinform. April 14 at about 4pm <text:a xlink:type="simple" xlink:href="https://www.ukrinform.ua/rubric-ato/3695978-vorog-vluciv-u-tri-patipoverhivki-slovanska-vidomo-zagiblogo-i-sistoh-poranenih.html" text:style-name="Internet_20_link" text:visited-style-name="Visited_20_Internet_20_Link">
</text:a>
Rockets300, sending them to several residential quarters of the city.</text:p>
      <text:p text:style-name="P4">
As a result of a massive blow <text:a xlink:type="simple" xlink:href="https://www.ukrinform.ua/rubric-regions/3696314-kilkist-zagiblih-unaslidok-udaru-po-slovansku-zrosla-do-11.html" text:style-name="Internet_20_link" text:visited-style-name="Visited_20_Internet_20_Link">
</text:a>
, 22 were injured.</text:p>
      <text:p text:style-name="P4">
News Source: <text:a xlink:type="simple" xlink:href="https://www.ukrinform.ua/rubric-regions/3696470-u-slovansku-zpid-zavaliv-patipoverhivki-vratuvali-dvoh-ludej.html" text:style-name="Internet_20_link" text:visited-style-name="Visited_20_Internet_20_Link">
https://www.ukrinform.ua/rubric-regions/3696470-u-slovansku-zpid-zavaliv-patipoverhivki-vratuvali-dvoh-ludej.html</text:a>
</text:p>
      <!--NEWS-->
      <text:h text:style-name="P10" text:outline-level="1">
<text:span text:style-name="T4">
Archivists launched the Luhansk region in the flames of a full -scale war</text:span>
</text:h>
      <text:p text:style-name="P4">
Authors: Ukrinform (Person)</text:p>
      <text:p text:style-name="P4">
Publisher: Укринформ (Organization)</text:p>
      <text:p text:style-name="P4">
Published Time: 2023-04-16T00:43:00+03:00</text:p>
      <text:p text:style-name="P4">
Modified Time: 2023-04-16T00:43:00+03:00</text:p>
      <text:p text:style-name="P4">
Description: The State Archives of the Luhansk region started the project "Lugansk in the flame of a full -scale war". - Ukrinform.</text:p>
      <text:p text:style-name="P4">
Images: ["<text:a xlink:type="simple" xlink:href="https://static.ukrinform.com/photos/2023_04/thumb_files/630_360_1680708152-513.jpg" text:style-name="Internet_20_link" text:visited-style-name="Visited_20_Internet_20_Link">
630_360_16807...</text:a>
", "<text:a xlink:type="simple" xlink:href="https://static.ukrinform.com/photos/2023_04/1681595984-235.jpeg" text:style-name="Internet_20_link" text:visited-style-name="Visited_20_Internet_20_Link">
1681595984-23...</text:a>
"]</text:p>
      <text:p text:style-name="P4">
Tags: ['Архів', 'Луганщина', 'Війна з росією']</text:p>
      <text:p text:style-name="P4">
Type: Article</text:p>
      <!--METADATA-->
      <text:p text:style-name="P4">
<draw:frame draw:style-name="fr1" draw:name="Image326" text:anchor-type="as-char" svg:width="6.9236in" svg:height="3.956343in" draw:z-index="0">
<draw:image xlink:href="../Images/yкринформ/2023-04-16T00-43-00-03-00/630_360_1680708152-513.jpg" xlink:type="simple" xlink:show="embed" xlink:actuate="onLoad" draw:mime-type="image/jpeg"/>
</draw:frame>
The State Archives Oblast started the Luhansk region in the flame of the full -scale.</text:p>
      <text:p text:style-name="P4">
As Ukrinform reports, it reports <text:a xlink:type="simple" xlink:href="https://t.me/luhanskaVTSA/9873" text:style-name="Internet_20_link" text:visited-style-name="Visited_20_Internet_20_Link">
</text:a>
 .</text:p>
      <text:p text:style-name="P4">
<draw:frame draw:style-name="fr1" draw:name="Image327" text:anchor-type="as-char" svg:width="6.9236in" svg:height="3.89773in" draw:z-index="0">
<draw:image xlink:href="../Images/yкринформ/2023-04-16T00-43-00-03-00/1681595984-235.jpeg" xlink:type="simple" xlink:show="embed" xlink:actuate="onLoad" draw:mime-type="image/jpeg"/>
</draw:frame>
"On February 24, 2022 it is the longest day of our lives, which will not end. One of you has its unique history. Someone lost their native Tabular, someone - their homes and property, someone went to a volunteer to protect Ukraine or started volunteering. Tell us about it!”, - the story reads.</text:p>
      <text:p text:style-name="P4">
According to Ova, the State Archives <text:a xlink:type="simple" xlink:href="https://www.ukrinform.ua/tag-lugansina" text:style-name="Internet_20_link" text:visited-style-name="Visited_20_Internet_20_Link">
</text:a>
He started the Luhansk region in the flame of a full -scale war, the purpose of which is to collect and preserve modern history, not distorted, unpaved by anti -Ukrainian narratives.</text:p>
      <text:p text:style-name="P4">
<text:span text:style-name="T4">
 Read also: </text:span>
 <text:a xlink:type="simple" xlink:href="https://www.ukrinform.ua/rubric-society/3685662-ukrainskij-martirolog-xx-popovnivsa-danimi-pro-ponad-dvi-tisaci-represovanih.html" text:style-name="Internet_20_link" text:visited-style-name="Visited_20_Internet_20_Link">
</text:a>
To participate in the project, you only need to record your memories and experience.</text:p>
      <text:p text:style-name="P4">
As reported by Ukrinform, <text:a xlink:type="simple" xlink:href="https://www.ukrinform.ua/rubric-society/3695518-centralnij-istoricnij-arhiv-ukraini-prezentuvav-novij-eresurs-dokumentiv.html" text:style-name="Internet_20_link" text:visited-style-name="Visited_20_Internet_20_Link">
</text:a>
Ukraine presented a new electronic resource with historical documents.</text:p>
      <text:p text:style-name="P4">
News Source: <text:a xlink:type="simple" xlink:href="https://www.ukrinform.ua/rubric-society/3696471-arhivisti-zapustili-proekt-lugansina-u-polumi-povnomasstabnoi-vijni.html" text:style-name="Internet_20_link" text:visited-style-name="Visited_20_Internet_20_Link">
https://www.ukrinform.ua/rubric-society/3696471-arhivisti-zapustili-proekt-lugansina-u-polumi-povnomasstabnoi-vijn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